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Verdana" svg:font-family="Verdan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transparent"/>
      <style:text-properties fo:color="#000000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fo:wrap-option="wrap" fo:background-color="transparent"/>
      <style:text-properties fo:color="#000000" fo:font-weight="bold" style:font-weight-asian="bold" style:font-weight-complex="bold"/>
    </style:style>
    <style:style style:name="ce5" style:family="table-cell" style:parent-style-name="Default" style:data-style-name="N0">
      <style:table-cell-properties fo:background-color="transparent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none" fo:border-bottom="none" fo:border-left="2pt solid #000000" fo:border-right="none" style:vertical-align="automatic" fo:wrap-option="wrap" fo:background-color="transparent"/>
      <style:text-properties fo:color="#000000" fo:font-weight="bold" style:font-weight-asian="bold" style:font-weight-complex="bold"/>
    </style:style>
    <style:style style:name="ce7" style:family="table-cell" style:parent-style-name="Default" style:data-style-name="N0">
      <style:table-cell-properties fo:border-top="none" fo:border-bottom="none" fo:border-left="none" fo:border-right="2pt solid #000000" style:vertical-align="automatic" fo:wrap-option="wrap" fo:background-color="transparent"/>
      <style:text-properties fo:color="#000000" fo:font-weight="bold" style:font-weight-asian="bold" style:font-weight-complex="bold"/>
    </style:style>
    <style:style style:name="ce8" style:family="table-cell" style:parent-style-name="Default" style:data-style-name="N0">
      <style:table-cell-properties fo:background-color="transparent"/>
      <style:text-properties fo:color="#000000"/>
    </style:style>
    <style:style style:name="ce9" style:family="table-cell" style:parent-style-name="Default" style:data-style-name="N0"/>
    <style:style style:name="ce10" style:family="table-cell" style:parent-style-name="Default" style:data-style-name="N0">
      <style:table-cell-properties style:vertical-align="automatic" fo:wrap-option="wrap"/>
    </style:style>
    <style:style style:name="ce11" style:family="table-cell" style:parent-style-name="Default" style:data-style-name="N0">
      <style:table-cell-properties fo:border-top="none" fo:border-bottom="none" fo:border-left="2pt solid #000000" fo:border-right="none" style:vertical-align="automatic" fo:wrap-option="wrap" fo:background-color="transparent"/>
      <style:text-properties fo:color="#000000"/>
    </style:style>
    <style:style style:name="ce12" style:family="table-cell" style:parent-style-name="Default" style:data-style-name="N0">
      <style:table-cell-properties fo:border-top="none" fo:border-bottom="none" fo:border-left="none" fo:border-right="2pt solid #000000" style:vertical-align="automatic" fo:wrap-option="wrap" fo:background-color="transparent"/>
      <style:text-properties fo:color="#000000"/>
    </style:style>
    <style:style style:name="ce13" style:family="table-cell" style:parent-style-name="Default" style:data-style-name="N0">
      <style:table-cell-properties fo:background-color="transparent"/>
    </style:style>
    <style:style style:name="ce14" style:family="table-cell" style:parent-style-name="Default" style:data-style-name="N0">
      <style:table-cell-properties style:vertical-align="automatic" fo:wrap-option="wrap" fo:background-color="transparent"/>
    </style:style>
    <style:style style:name="ce15" style:family="table-cell" style:parent-style-name="Default" style:data-style-name="N0">
      <style:table-cell-properties fo:border-top="none" fo:border-bottom="none" fo:border-left="2pt solid #000000" fo:border-right="none" style:vertical-align="automatic" fo:wrap-option="wrap" fo:background-color="transparent"/>
    </style:style>
    <style:style style:name="ce16" style:family="table-cell" style:parent-style-name="Default" style:data-style-name="N0">
      <style:table-cell-properties fo:border-top="none" fo:border-bottom="none" fo:border-left="none" fo:border-right="2pt solid #000000" style:vertical-align="automatic" fo:wrap-option="wrap" fo:background-color="transparent"/>
    </style:style>
    <style:style style:name="ce17" style:family="table-cell" style:parent-style-name="Default" style:data-style-name="N0">
      <style:table-cell-properties fo:background-color="transparent"/>
    </style:style>
    <style:style style:name="ce18" style:family="table-cell" style:parent-style-name="Default" style:data-style-name="N0">
      <style:table-cell-properties style:vertical-align="middle" fo:wrap-option="wrap"/>
    </style:style>
    <style:style style:name="ce19" style:family="table-cell" style:parent-style-name="Default" style:data-style-name="N0">
      <style:table-cell-properties fo:background-color="transparent"/>
    </style:style>
    <style:style style:name="ce20" style:family="table-cell" style:parent-style-name="Default" style:data-style-name="N0">
      <style:text-properties fo:color="#000000" style:font-name="Verdana" style:font-name-asian="Verdana" style:font-name-complex="Verdana" fo:font-size="9pt" style:font-size-asian="9pt" style:font-size-complex="9pt"/>
    </style:style>
    <style:style style:name="ce21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22" style:family="table-cell" style:parent-style-name="Default" style:data-style-name="N0">
      <style:table-cell-properties style:vertical-align="middle" fo:wrap-option="wrap" style:repeat-content="false"/>
      <style:paragraph-properties fo:text-align="end" fo:margin-right="0cm"/>
    </style:style>
    <style:style style:name="ce23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fo:color="#000000"/>
    </style:style>
    <style:style style:name="ce24" style:family="table-cell" style:parent-style-name="Default" style:data-style-name="N30">
      <style:table-cell-properties style:vertical-align="automatic" fo:background-color="transparent"/>
      <style:text-properties fo:color="#000000"/>
    </style:style>
    <style:style style:name="ce25" style:family="table-cell" style:parent-style-name="Default" style:data-style-name="N0">
      <style:table-cell-properties style:vertical-align="top" fo:background-color="transparent" style:repeat-content="false"/>
      <style:paragraph-properties fo:text-align="start" fo:margin-left="0cm"/>
      <style:text-properties fo:color="#000000"/>
    </style:style>
    <style:style style:name="ce26" style:family="table-cell" style:parent-style-name="Default" style:data-style-name="N30">
      <style:table-cell-properties style:vertical-align="top" fo:background-color="transparent"/>
      <style:text-properties fo:color="#000000"/>
    </style:style>
    <style:style style:name="ce27" style:family="table-cell" style:parent-style-name="Default" style:data-style-name="N30">
      <style:table-cell-properties style:vertical-align="automatic" fo:background-color="transparent" style:repeat-content="false"/>
      <style:paragraph-properties fo:text-align="start" fo:margin-left="0cm"/>
      <style:text-properties fo:color="#000000"/>
    </style:style>
    <style:style style:name="ce28" style:family="table-cell" style:parent-style-name="Default" style:data-style-name="N0">
      <style:table-cell-properties style:vertical-align="automatic" fo:wrap-option="wrap" fo:background-color="transparent"/>
    </style:style>
    <style:style style:name="ce29" style:family="table-cell" style:parent-style-name="Default" style:data-style-name="N0">
      <style:table-cell-properties style:vertical-align="automatic" fo:background-color="transparent"/>
      <style:text-properties fo:color="#000000"/>
    </style:style>
    <style:style style:name="ce30" style:family="table-cell" style:parent-style-name="Default" style:data-style-name="N0">
      <style:table-cell-properties style:vertical-align="automatic" fo:wrap-option="wrap" fo:background-color="transparent"/>
      <style:text-properties fo:color="#000000"/>
    </style:style>
    <style:style style:name="ce31" style:family="table-cell" style:parent-style-name="Default" style:data-style-name="N0">
      <style:table-cell-properties style:vertical-align="automatic" fo:wrap-option="wrap" fo:background-color="transparent"/>
      <style:text-properties fo:color="#000000"/>
    </style:style>
    <style:style style:name="ce32" style:family="table-cell" style:parent-style-name="Default" style:data-style-name="N0">
      <style:table-cell-properties fo:border-top="none" fo:border-bottom="none" fo:border-left="2pt solid #000000" fo:border-right="none" fo:background-color="transparent"/>
      <style:text-properties fo:font-weight="bold" style:font-weight-asian="bold" style:font-weight-complex="bold"/>
    </style:style>
    <style:style style:name="ce33" style:family="table-cell" style:parent-style-name="Default" style:data-style-name="N0">
      <style:table-cell-properties fo:border-top="none" fo:border-bottom="none" fo:border-left="none" fo:border-right="2pt solid #000000" fo:background-color="transparent"/>
      <style:text-properties fo:font-weight="bold" style:font-weight-asian="bold" style:font-weight-complex="bold"/>
    </style:style>
    <style:style style:name="ce34" style:family="table-cell" style:parent-style-name="Default" style:data-style-name="N0">
      <style:table-cell-properties fo:border-top="none" fo:border-bottom="none" fo:border-left="2pt solid #000000" fo:border-right="none" fo:background-color="transparent"/>
    </style:style>
    <style:style style:name="ce35" style:family="table-cell" style:parent-style-name="Default" style:data-style-name="N0">
      <style:table-cell-properties fo:border-top="none" fo:border-bottom="none" fo:border-left="none" fo:border-right="2pt solid #000000" fo:background-color="transparent"/>
    </style:style>
    <style:style style:name="ce36" style:family="table-cell" style:parent-style-name="Default" style:data-style-name="N0">
      <style:table-cell-properties fo:border-top="2pt solid #000000" fo:border-bottom="none" fo:border-left="2pt solid #000000" fo:border-right="none" style:vertical-align="middle" fo:wrap-option="wrap" fo:background-color="transparent" style:repeat-content="false"/>
      <style:paragraph-properties fo:text-align="center"/>
      <style:text-properties fo:color="#000000" fo:font-weight="bold" style:font-weight-asian="bold" style:font-weight-complex="bold"/>
    </style:style>
    <style:style style:name="ce37" style:family="table-cell" style:parent-style-name="Default" style:data-style-name="N0">
      <style:table-cell-properties fo:border-top="2pt solid #000000" fo:border-bottom="none" fo:border-left="none" fo:border-right="2pt solid #000000" style:vertical-align="middle" fo:wrap-option="wrap" fo:background-color="transparent" style:repeat-content="false"/>
      <style:paragraph-properties fo:text-align="center"/>
      <style:text-properties fo:color="#000000"/>
    </style:style>
    <style:style style:name="ce38" style:family="table-cell" style:parent-style-name="Default" style:data-style-name="N0">
      <style:table-cell-properties fo:border-top="2pt solid #000000" fo:border-bottom="none" fo:border-left="2pt solid #000000" fo:border-right="2pt solid #000000" style:vertical-align="middle" fo:wrap-option="wrap" fo:background-color="transparent" style:repeat-content="false"/>
      <style:paragraph-properties fo:text-align="center"/>
      <style:text-properties fo:color="#000000" fo:font-weight="bold" style:font-weight-asian="bold" style:font-weight-complex="bold"/>
    </style:style>
    <style:style style:name="co1" style:family="table-column">
      <style:table-column-properties fo:break-before="auto" style:column-width="1.11125cm"/>
    </style:style>
    <style:style style:name="co2" style:family="table-column">
      <style:table-column-properties fo:break-before="auto" style:column-width="2.619375cm"/>
    </style:style>
    <style:style style:name="co3" style:family="table-column">
      <style:table-column-properties fo:break-before="auto" style:column-width="12.22375cm"/>
    </style:style>
    <style:style style:name="co4" style:family="table-column">
      <style:table-column-properties fo:break-before="auto" style:column-width="3.254375cm"/>
    </style:style>
    <style:style style:name="co5" style:family="table-column">
      <style:table-column-properties fo:break-before="auto" style:column-width="5.55625cm"/>
    </style:style>
    <style:style style:name="co6" style:family="table-column">
      <style:table-column-properties fo:break-before="auto" style:column-width="3.51895833333333cm"/>
    </style:style>
    <style:style style:name="co7" style:family="table-column">
      <style:table-column-properties fo:break-before="auto" style:column-width="4.97416666666667cm"/>
    </style:style>
    <style:style style:name="co8" style:family="table-column">
      <style:table-column-properties fo:break-before="auto" style:column-width="1.79916666666667cm"/>
    </style:style>
    <style:style style:name="co9" style:family="table-column">
      <style:table-column-properties fo:break-before="auto" style:column-width="2.40770833333333cm"/>
    </style:style>
    <style:style style:name="co10" style:family="table-column">
      <style:table-column-properties fo:break-before="auto" style:column-width="1.666875cm"/>
    </style:style>
    <style:style style:name="co11" style:family="table-column">
      <style:table-column-properties fo:break-before="auto" style:column-width="2.35479166666667cm"/>
    </style:style>
    <style:style style:name="co12" style:family="table-column">
      <style:table-column-properties fo:break-before="auto" style:column-width="2.11666666666667cm"/>
    </style:style>
    <style:style style:name="co13" style:family="table-column">
      <style:table-column-properties fo:break-before="auto" style:column-width="3.175cm"/>
    </style:style>
    <style:style style:name="co14" style:family="table-column">
      <style:table-column-properties fo:break-before="auto" style:column-width="3.99520833333333cm"/>
    </style:style>
    <style:style style:name="co15" style:family="table-column">
      <style:table-column-properties fo:break-before="auto" style:column-width="4.15395833333333cm"/>
    </style:style>
    <style:style style:name="co16" style:family="table-column">
      <style:table-column-properties fo:break-before="auto" style:column-width="4.55083333333333cm"/>
    </style:style>
    <style:style style:name="co17" style:family="table-column">
      <style:table-column-properties fo:break-before="auto" style:column-width="3.730625cm"/>
    </style:style>
    <style:style style:name="co18" style:family="table-column">
      <style:table-column-properties fo:break-before="auto" style:column-width="4.1275cm"/>
    </style:style>
    <style:style style:name="co19" style:family="table-column">
      <style:table-column-properties fo:break-before="auto" style:column-width="7.593541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75pt" style:use-optimal-row-height="true" fo:break-before="auto"/>
    </style:style>
    <style:style style:name="ro3" style:family="table-row">
      <style:table-row-properties style:row-height="45pt" style:use-optimal-row-height="true" fo:break-before="auto"/>
    </style:style>
    <style:style style:name="ro4" style:family="table-row">
      <style:table-row-properties style:row-height="60pt" style:use-optimal-row-height="true" fo:break-before="auto"/>
    </style:style>
    <style:style style:name="ro5" style:family="table-row">
      <style:table-row-properties style:row-height="30pt" style:use-optimal-row-height="true" fo:break-before="auto"/>
    </style:style>
    <style:style style:name="ro6" style:family="table-row">
      <style:table-row-properties style:row-height="90pt" style:use-optimal-row-height="true" fo:break-before="auto"/>
    </style:style>
    <style:style style:name="ro7" style:family="table-row">
      <style:table-row-properties style:row-height="225pt" style:use-optimal-row-height="true" fo:break-before="auto"/>
    </style:style>
    <style:style style:name="ro8" style:family="table-row">
      <style:table-row-properties style:row-height="18.75pt" style:use-optimal-row-height="false" fo:break-before="auto"/>
    </style:style>
    <style:style style:name="ro9" style:family="table-row">
      <style:table-row-properties style:row-height="120pt" style:use-optimal-row-height="true" fo:break-before="auto"/>
    </style:style>
    <style:style style:name="ro10" style:family="table-row">
      <style:table-row-properties style:row-height="150pt" style:use-optimal-row-height="true" fo:break-before="auto"/>
    </style:style>
    <style:style style:name="ro11" style:family="table-row">
      <style:table-row-properties style:row-height="135pt" style:use-optimal-row-height="true" fo:break-before="auto"/>
    </style:style>
    <style:style style:name="ro12" style:family="table-row">
      <style:table-row-properties style:row-height="375pt" style:use-optimal-row-height="true" fo:break-before="auto"/>
    </style:style>
    <style:style style:name="ro13" style:family="table-row">
      <style:table-row-properties style:row-height="165pt" style:use-optimal-row-height="true" fo:break-before="auto"/>
    </style:style>
    <style:style style:name="ro14" style:family="table-row">
      <style:table-row-properties style:row-height="105pt" style:use-optimal-row-height="true" fo:break-before="auto"/>
    </style:style>
    <style:style style:name="ro15" style:family="table-row">
      <style:table-row-properties style:row-height="285pt" style:use-optimal-row-height="true" fo:break-before="auto"/>
    </style:style>
    <style:style style:name="ro16" style:family="table-row">
      <style:table-row-properties style:row-height="180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content-validations>
        <table:content-validation table:name="val1" table:condition="of:cell-content-is-in-list([Tabelle2.$B$2])" table:base-cell-address="Tabelle1.D3">
          <table:help-message table:display="true"/>
          <table:error-message table:display="true"/>
        </table:content-validation>
        <table:content-validation table:name="val2" table:condition="of:cell-content-is-in-list([Tabelle2.$B$70])" table:base-cell-address="Tabelle1.J3">
          <table:help-message table:display="true"/>
          <table:error-message table:display="true"/>
        </table:content-validation>
        <table:content-validation table:name="val3" table:condition="of:cell-content-is-in-list([Tabelle2.$C$71:.$C$78])" table:base-cell-address="Tabelle1.K3">
          <table:help-message table:display="true"/>
          <table:error-message table:display="true"/>
        </table:content-validation>
        <table:content-validation table:name="val4" table:condition="of:cell-content-is-in-list([Tabelle2.$C$3:.$C$9])" table:base-cell-address="Tabelle1.E3">
          <table:help-message table:display="true"/>
          <table:error-message table:display="true"/>
        </table:content-validation>
        <table:content-validation table:name="val5" table:condition="of:cell-content-is-in-list([Tabelle2.$B$47])" table:base-cell-address="Tabelle1.H3">
          <table:help-message table:display="true"/>
          <table:error-message table:display="true"/>
        </table:content-validation>
        <table:content-validation table:name="val6" table:condition="of:cell-content-is-in-list([Tabelle2.$C$48:.$C$57])" table:base-cell-address="Tabelle1.I3">
          <table:help-message table:display="true"/>
          <table:error-message table:display="true"/>
        </table:content-validation>
        <table:content-validation table:name="val7" table:condition="of:cell-content-is-in-list([Tabelle2.$B$79])" table:base-cell-address="Tabelle1.L3">
          <table:help-message table:display="true"/>
          <table:error-message table:display="true"/>
        </table:content-validation>
        <table:content-validation table:name="val8" table:condition="of:cell-content-is-in-list([Tabelle2.$C$80:.$C$91])" table:base-cell-address="Tabelle1.M3">
          <table:help-message table:display="true"/>
          <table:error-message table:display="true"/>
        </table:content-validation>
        <table:content-validation table:name="val9" table:condition="of:cell-content-is-in-list([Tabelle2.$C$35:.$C$46])" table:base-cell-address="Tabelle1.G3">
          <table:help-message table:display="true"/>
          <table:error-message table:display="true"/>
        </table:content-validation>
        <table:content-validation table:name="val10" table:condition="of:cell-content-is-in-list([Tabelle2.$B$34])" table:base-cell-address="Tabelle1.F3">
          <table:help-message table:display="true"/>
          <table:error-message table:display="true"/>
        </table:content-validation>
        <table:content-validation table:name="val11" table:condition="of:cell-content-is-in-list([Tabelle2.$C$93:.$C$95])" table:base-cell-address="Tabelle1.O3">
          <table:help-message table:display="true"/>
          <table:error-message table:display="true"/>
        </table:content-validation>
        <table:content-validation table:name="val12" table:condition="of:cell-content-is-in-list([Tabelle2.$B$92])" table:base-cell-address="Tabelle1.N3">
          <table:help-message table:display="true"/>
          <table:error-message table:display="true"/>
        </table:content-validation>
        <table:content-validation table:name="val13" table:condition="of:cell-content-is-in-list([Tabelle2.$B$96])" table:base-cell-address="Tabelle1.P3">
          <table:help-message table:display="true"/>
          <table:error-message table:display="true"/>
        </table:content-validation>
        <table:content-validation table:name="val14" table:condition="of:cell-content-is-in-list([Tabelle2.$C$97:.$C$101])" table:base-cell-address="Tabelle1.Q3">
          <table:help-message table:display="true"/>
          <table:error-message table:display="true"/>
        </table:content-validation>
        <table:content-validation table:name="val15" table:condition="of:cell-content-is-in-list([Tabelle2.$B$102])" table:base-cell-address="Tabelle1.R3">
          <table:help-message table:display="true"/>
          <table:error-message table:display="true"/>
        </table:content-validation>
        <table:content-validation table:name="val16" table:condition="of:cell-content-is-in-list([Tabelle2.$C$103:.$C$104])" table:base-cell-address="Tabelle1.S3">
          <table:help-message table:display="true"/>
          <table:error-message table:display="true"/>
        </table:content-validation>
        <table:content-validation table:name="val17" table:condition="of:cell-content-is-in-list([Tabelle2.$B$105])" table:base-cell-address="Tabelle1.T3">
          <table:help-message table:display="true"/>
          <table:error-message table:display="true"/>
        </table:content-validation>
        <table:content-validation table:name="val18" table:condition="of:cell-content-is-in-list([Tabelle2.$C$106:.$C$107])" table:base-cell-address="Tabelle1.U3">
          <table:help-message table:display="true"/>
          <table:error-message table:display="true"/>
        </table:content-validation>
        <table:content-validation table:name="val19" table:condition="of:cell-content-is-in-list([Tabelle2.$B$108])" table:base-cell-address="Tabelle1.V3">
          <table:help-message table:display="true"/>
          <table:error-message table:display="true"/>
        </table:content-validation>
        <table:content-validation table:name="val20" table:condition="of:cell-content-is-in-list([Tabelle2.$B$109])" table:base-cell-address="Tabelle1.X3">
          <table:help-message table:display="true"/>
          <table:error-message table:display="true"/>
        </table:content-validation>
        <table:content-validation table:name="val21" table:condition="of:cell-content-is-in-list([Tabelle2.$C$110:.$C$118])" table:base-cell-address="Tabelle1.Y3">
          <table:help-message table:display="true"/>
          <table:error-message table:display="true"/>
        </table:content-validation>
      </table:content-validations>
      <table:table table:name="Tabelle1" table:style-name="ta1">
        <table:table-column table:style-name="co1" table:default-cell-style-name="ce13" table:visibility="collapse"/>
        <table:table-column table:style-name="co2" table:default-cell-style-name="ce13"/>
        <table:table-column table:style-name="co3" table:default-cell-style-name="ce14"/>
        <table:table-column table:style-name="co4" table:default-cell-style-name="ce15"/>
        <table:table-column table:style-name="co5" table:default-cell-style-name="ce16"/>
        <table:table-column table:style-name="co6" table:default-cell-style-name="ce15"/>
        <table:table-column table:style-name="co7" table:default-cell-style-name="ce16"/>
        <table:table-column table:style-name="co8" table:default-cell-style-name="ce15"/>
        <table:table-column table:style-name="co2" table:default-cell-style-name="ce16"/>
        <table:table-column table:style-name="co9" table:default-cell-style-name="ce15"/>
        <table:table-column table:style-name="co9" table:default-cell-style-name="ce16"/>
        <table:table-column table:style-name="co10" table:default-cell-style-name="ce15"/>
        <table:table-column table:style-name="co11" table:default-cell-style-name="ce16"/>
        <table:table-column table:style-name="co12" table:default-cell-style-name="ce34"/>
        <table:table-column table:style-name="co12" table:default-cell-style-name="ce35"/>
        <table:table-column table:style-name="co13" table:default-cell-style-name="ce34"/>
        <table:table-column table:style-name="co14" table:default-cell-style-name="ce35"/>
        <table:table-column table:style-name="co12" table:default-cell-style-name="ce34"/>
        <table:table-column table:style-name="co12" table:default-cell-style-name="ce35"/>
        <table:table-column table:style-name="co12" table:default-cell-style-name="ce34"/>
        <table:table-column table:style-name="co12" table:default-cell-style-name="ce35"/>
        <table:table-column table:style-name="co12" table:default-cell-style-name="ce34"/>
        <table:table-column table:style-name="co12" table:default-cell-style-name="ce35"/>
        <table:table-column table:style-name="co15" table:default-cell-style-name="ce34"/>
        <table:table-column table:style-name="co16" table:default-cell-style-name="ce35"/>
        <table:table-column table:style-name="co12" table:number-columns-repeated="16359" table:default-cell-style-name="ce13"/>
        <table:table-row table:style-name="ro1">
          <table:table-cell office:value-type="string" table:style-name="ce3">
            <text:p>Key</text:p>
          </table:table-cell>
          <table:table-cell table:style-name="ce3"/>
          <table:table-cell table:style-name="ce4"/>
          <table:table-cell office:value-type="string" table:number-columns-spanned="2" table:number-rows-spanned="1" table:style-name="ce38">
            <text:p>Arbeitsrecht<text:s/></text:p>
          </table:table-cell>
          <table:covered-table-cell/>
          <table:table-cell office:value-type="string" table:number-columns-spanned="2" table:number-rows-spanned="1" table:style-name="ce38">
            <text:p>Steuerrecht &amp; Finanzwesen</text:p>
          </table:table-cell>
          <table:covered-table-cell/>
          <table:table-cell office:value-type="string" table:number-columns-spanned="2" table:number-rows-spanned="1" table:style-name="ce38">
            <text:p>Straf- &amp; Ordnungswidrigkeitenrecht</text:p>
          </table:table-cell>
          <table:covered-table-cell/>
          <table:table-cell office:value-type="string" table:number-columns-spanned="2" table:number-rows-spanned="1" table:style-name="ce38">
            <text:p>Wirtschaftsrecht</text:p>
          </table:table-cell>
          <table:covered-table-cell/>
          <table:table-cell office:value-type="string" table:number-columns-spanned="2" table:number-rows-spanned="1" table:style-name="ce38">
            <text:p>Zivilrecht &amp; Zivilprozessrecht</text:p>
          </table:table-cell>
          <table:covered-table-cell/>
          <table:table-cell office:value-type="string" table:number-columns-spanned="2" table:number-rows-spanned="1" table:style-name="ce38">
            <text:p>Aufsichtsrat/Beirat</text:p>
          </table:table-cell>
          <table:covered-table-cell/>
          <table:table-cell office:value-type="string" table:number-columns-spanned="2" table:number-rows-spanned="1" table:style-name="ce38">
            <text:p>Betriebswirtschaft</text:p>
          </table:table-cell>
          <table:covered-table-cell/>
          <table:table-cell office:value-type="string" table:number-columns-spanned="2" table:number-rows-spanned="1" table:style-name="ce38">
            <text:p>Compliance</text:p>
          </table:table-cell>
          <table:covered-table-cell/>
          <table:table-cell office:value-type="string" table:number-columns-spanned="2" table:number-rows-spanned="1" table:style-name="ce38">
            <text:p>Corporate Governance</text:p>
          </table:table-cell>
          <table:covered-table-cell/>
          <table:table-cell office:value-type="string" table:number-columns-spanned="2" table:number-rows-spanned="1" table:style-name="ce38">
            <text:p>Datenschutz</text:p>
          </table:table-cell>
          <table:covered-table-cell/>
          <table:table-cell office:value-type="string" table:number-columns-spanned="2" table:number-rows-spanned="1" table:style-name="ce38">
            <text:p>Management</text:p>
          </table:table-cell>
          <table:covered-table-cell/>
          <table:table-cell table:number-columns-repeated="16359" table:style-name="ce5"/>
        </table:table-row>
        <table:table-row table:style-name="ro2">
          <table:table-cell table:style-name="ce3"/>
          <table:table-cell office:value-type="string" table:style-name="ce3">
            <text:p>Verlag</text:p>
          </table:table-cell>
          <table:table-cell office:value-type="string" table:style-name="ce4">
            <text:p>Werk<text:s/></text:p>
          </table:table-cell>
          <table:table-cell office:value-type="string" table:style-name="ce6">
            <text:p>Level 1</text:p>
          </table:table-cell>
          <table:table-cell office:value-type="string" table:style-name="ce7">
            <text:p>Level 2</text:p>
          </table:table-cell>
          <table:table-cell office:value-type="string" table:style-name="ce6">
            <text:p>Level 1</text:p>
          </table:table-cell>
          <table:table-cell office:value-type="string" table:style-name="ce7">
            <text:p>Level 2</text:p>
          </table:table-cell>
          <table:table-cell office:value-type="string" table:style-name="ce6">
            <text:p>Level 1</text:p>
          </table:table-cell>
          <table:table-cell office:value-type="string" table:style-name="ce7">
            <text:p>Level 2</text:p>
          </table:table-cell>
          <table:table-cell office:value-type="string" table:style-name="ce6">
            <text:p>Level 1</text:p>
          </table:table-cell>
          <table:table-cell office:value-type="string" table:style-name="ce7">
            <text:p>Level 2</text:p>
          </table:table-cell>
          <table:table-cell office:value-type="string" table:style-name="ce6">
            <text:p>Level 1</text:p>
          </table:table-cell>
          <table:table-cell office:value-type="string" table:style-name="ce7">
            <text:p>Level 2</text:p>
          </table:table-cell>
          <table:table-cell office:value-type="string" table:style-name="ce32">
            <text:p>Level 1</text:p>
          </table:table-cell>
          <table:table-cell office:value-type="string" table:style-name="ce33">
            <text:p>Level 2</text:p>
          </table:table-cell>
          <table:table-cell office:value-type="string" table:style-name="ce32">
            <text:p>Level 1</text:p>
          </table:table-cell>
          <table:table-cell office:value-type="string" table:style-name="ce33">
            <text:p>Level 2</text:p>
          </table:table-cell>
          <table:table-cell office:value-type="string" table:style-name="ce32">
            <text:p>Level 1</text:p>
          </table:table-cell>
          <table:table-cell office:value-type="string" table:style-name="ce33">
            <text:p>Level 2</text:p>
          </table:table-cell>
          <table:table-cell office:value-type="string" table:style-name="ce32">
            <text:p>Level 1</text:p>
          </table:table-cell>
          <table:table-cell office:value-type="string" table:style-name="ce33">
            <text:p>Level 2</text:p>
          </table:table-cell>
          <table:table-cell office:value-type="string" table:style-name="ce32">
            <text:p>Level 1</text:p>
          </table:table-cell>
          <table:table-cell office:value-type="string" table:style-name="ce33">
            <text:p>Level 2</text:p>
          </table:table-cell>
          <table:table-cell office:value-type="string" table:style-name="ce32">
            <text:p>Level 1</text:p>
          </table:table-cell>
          <table:table-cell office:value-type="string" table:style-name="ce33">
            <text:p>Level 2</text:p>
          </table:table-cell>
          <table:table-cell table:number-columns-repeated="16359" table:style-name="ce5"/>
        </table:table-row>
        <table:table-row table:style-name="ro1">
          <table:table-cell table:style-name="ce8"/>
          <table:table-cell office:value-type="string" table:style-name="ce9">
            <text:p>Erich Schmidt</text:p>
          </table:table-cell>
          <table:table-cell office:value-type="string" table:style-name="ce10">
            <text:p>Heither, ArbGG</text:p>
          </table:table-cell>
          <table:table-cell office:value-type="string" table:content-validation-name="val1" table:style-name="ce11">
            <text:p>Arbeitsrecht10001</text:p>
          </table:table-cell>
          <table:table-cell office:value-type="string" table:content-validation-name="val4" table:style-name="ce12">
            <text:p>Arbeitsgerichtsbarkeit10002</text:p>
          </table:table-cell>
          <table:table-cell table:content-validation-name="val10" table:style-name="ce11"/>
          <table:table-cell table:content-validation-name="val9" table:style-name="ce12"/>
          <table:table-cell table:content-validation-name="val5" table:style-name="ce11"/>
          <table:table-cell table:content-validation-name="val6" table:style-name="ce12"/>
          <table:table-cell table:content-validation-name="val2" table:style-name="ce11"/>
          <table:table-cell table:content-validation-name="val3" table:style-name="ce12"/>
          <table:table-cell table:content-validation-name="val7" table:style-name="ce11"/>
          <table:table-cell table:content-validation-name="val8" table:style-name="ce12"/>
          <table:table-cell table:content-validation-name="val12" table:style-name="ce34"/>
          <table:table-cell table:content-validation-name="val11" table:style-name="ce35"/>
          <table:table-cell table:content-validation-name="val13" table:style-name="ce34"/>
          <table:table-cell table:content-validation-name="val14" table:style-name="ce35"/>
          <table:table-cell table:content-validation-name="val15" table:style-name="ce34"/>
          <table:table-cell table:content-validation-name="val16" table:style-name="ce35"/>
          <table:table-cell table:content-validation-name="val17" table:style-name="ce34"/>
          <table:table-cell table:content-validation-name="val18" table:style-name="ce35"/>
          <table:table-cell table:content-validation-name="val19" table:style-name="ce34"/>
          <table:table-cell table:style-name="ce35"/>
          <table:table-cell table:content-validation-name="val20" table:style-name="ce34"/>
          <table:table-cell table:content-validation-name="val21" table:style-name="ce35"/>
          <table:table-cell table:number-columns-repeated="16359"/>
        </table:table-row>
        <table:table-row table:style-name="ro1">
          <table:table-cell table:style-name="ce8"/>
          <table:table-cell office:value-type="string" table:style-name="ce9">
            <text:p>Erich Schmidt</text:p>
          </table:table-cell>
          <table:table-cell office:value-type="string" table:style-name="ce10">
            <text:p>Ostrowicz/Künzl/Scholz, Handbuch des arbeitsgerichtlichen Verfahrens</text:p>
          </table:table-cell>
          <table:table-cell office:value-type="string" table:content-validation-name="val1" table:style-name="ce11">
            <text:p>Arbeitsrecht10001</text:p>
          </table:table-cell>
          <table:table-cell office:value-type="string" table:content-validation-name="val4" table:style-name="ce12">
            <text:p>Arbeitsgerichtsbarkeit10002</text:p>
          </table:table-cell>
          <table:table-cell table:content-validation-name="val10" table:style-name="ce11"/>
          <table:table-cell table:content-validation-name="val9" table:style-name="ce12"/>
          <table:table-cell table:content-validation-name="val5" table:style-name="ce11"/>
          <table:table-cell table:content-validation-name="val6" table:style-name="ce12"/>
          <table:table-cell table:content-validation-name="val2" table:style-name="ce11"/>
          <table:table-cell table:content-validation-name="val3" table:style-name="ce12"/>
          <table:table-cell table:content-validation-name="val7" table:style-name="ce11"/>
          <table:table-cell table:content-validation-name="val8" table:style-name="ce12"/>
          <table:table-cell table:content-validation-name="val12" table:style-name="ce34"/>
          <table:table-cell table:content-validation-name="val11" table:style-name="ce35"/>
          <table:table-cell table:content-validation-name="val13" table:style-name="ce34"/>
          <table:table-cell table:content-validation-name="val14" table:style-name="ce35"/>
          <table:table-cell table:content-validation-name="val15" table:style-name="ce34"/>
          <table:table-cell table:content-validation-name="val16" table:style-name="ce35"/>
          <table:table-cell table:content-validation-name="val17" table:style-name="ce34"/>
          <table:table-cell table:content-validation-name="val18" table:style-name="ce35"/>
          <table:table-cell table:content-validation-name="val19" table:style-name="ce34"/>
          <table:table-cell table:style-name="ce35"/>
          <table:table-cell table:content-validation-name="val20" table:style-name="ce34"/>
          <table:table-cell table:content-validation-name="val21" table:style-name="ce35"/>
          <table:table-cell table:number-columns-repeated="16359"/>
        </table:table-row>
        <table:table-row table:style-name="ro3">
          <table:table-cell table:style-name="ce8"/>
          <table:table-cell office:value-type="string" table:style-name="ce9">
            <text:p>Erich Schmidt</text:p>
          </table:table-cell>
          <table:table-cell office:value-type="string" table:style-name="ce10">
            <text:p>Lepke, Kündigung bei Krankheit</text:p>
          </table:table-cell>
          <table:table-cell office:value-type="string" table:content-validation-name="val1" table:style-name="ce11">
            <text:p>Arbeitsrecht10001</text:p>
          </table:table-cell>
          <table:table-cell office:value-type="string" table:content-validation-name="val4" table:style-name="ce12">
            <text:p>Arbeitsvertragsrecht10072, Arbeitszeit &amp; Arbeitsschutz10162</text:p>
          </table:table-cell>
          <table:table-cell table:content-validation-name="val10" table:style-name="ce11"/>
          <table:table-cell table:content-validation-name="val9" table:style-name="ce12"/>
          <table:table-cell table:content-validation-name="val5" table:style-name="ce11"/>
          <table:table-cell table:content-validation-name="val6" table:style-name="ce12"/>
          <table:table-cell table:content-validation-name="val2" table:style-name="ce11"/>
          <table:table-cell table:content-validation-name="val3" table:style-name="ce12"/>
          <table:table-cell table:content-validation-name="val7" table:style-name="ce11"/>
          <table:table-cell table:content-validation-name="val8" table:style-name="ce12"/>
          <table:table-cell table:content-validation-name="val12" table:style-name="ce34"/>
          <table:table-cell table:content-validation-name="val11" table:style-name="ce35"/>
          <table:table-cell table:content-validation-name="val13" table:style-name="ce34"/>
          <table:table-cell table:content-validation-name="val14" table:style-name="ce35"/>
          <table:table-cell table:content-validation-name="val15" table:style-name="ce34"/>
          <table:table-cell table:content-validation-name="val16" table:style-name="ce35"/>
          <table:table-cell table:content-validation-name="val17" table:style-name="ce34"/>
          <table:table-cell table:content-validation-name="val18" table:style-name="ce35"/>
          <table:table-cell table:content-validation-name="val19" table:style-name="ce34"/>
          <table:table-cell table:style-name="ce35"/>
          <table:table-cell table:content-validation-name="val20" table:style-name="ce34"/>
          <table:table-cell table:content-validation-name="val21" table:style-name="ce35"/>
          <table:table-cell table:number-columns-repeated="16359"/>
        </table:table-row>
        <table:table-row table:style-name="ro4">
          <table:table-cell table:style-name="ce8"/>
          <table:table-cell office:value-type="string" table:style-name="ce9">
            <text:p>Erich Schmidt</text:p>
          </table:table-cell>
          <table:table-cell office:value-type="string" table:style-name="ce10">
            <text:p>Lwowski/Fischer/Langenbucher, Das Recht der Kreditsicherung</text:p>
          </table:table-cell>
          <table:table-cell table:content-validation-name="val1" table:style-name="ce11"/>
          <table:table-cell table:content-validation-name="val4" table:style-name="ce12"/>
          <table:table-cell table:content-validation-name="val10" table:style-name="ce11"/>
          <table:table-cell table:content-validation-name="val9" table:style-name="ce12"/>
          <table:table-cell table:content-validation-name="val5" table:style-name="ce11"/>
          <table:table-cell table:content-validation-name="val6" table:style-name="ce12"/>
          <table:table-cell office:value-type="string" table:content-validation-name="val2" table:style-name="ce11">
            <text:p>Wirtschaftsrecht12140</text:p>
          </table:table-cell>
          <table:table-cell office:value-type="string" table:content-validation-name="val3" table:style-name="ce12">
            <text:p>Bankrecht, Darlehens- &amp; Bürgschaftsrecht12141</text:p>
          </table:table-cell>
          <table:table-cell table:content-validation-name="val7" table:style-name="ce11"/>
          <table:table-cell table:content-validation-name="val8" table:style-name="ce12"/>
          <table:table-cell table:content-validation-name="val12" table:style-name="ce34"/>
          <table:table-cell table:content-validation-name="val11" table:style-name="ce35"/>
          <table:table-cell office:value-type="string" table:content-validation-name="val13" table:style-name="ce34">
            <text:p>Betriebswirtschaft hbfm10005</text:p>
          </table:table-cell>
          <table:table-cell office:value-type="string" table:content-validation-name="val14" table:style-name="ce35">
            <text:p>Corporate Financehbfm10007</text:p>
          </table:table-cell>
          <table:table-cell table:content-validation-name="val15" table:style-name="ce34"/>
          <table:table-cell table:content-validation-name="val16" table:style-name="ce35"/>
          <table:table-cell table:content-validation-name="val17" table:style-name="ce34"/>
          <table:table-cell table:content-validation-name="val18" table:style-name="ce35"/>
          <table:table-cell table:content-validation-name="val19" table:style-name="ce34"/>
          <table:table-cell table:style-name="ce35"/>
          <table:table-cell table:content-validation-name="val20" table:style-name="ce34"/>
          <table:table-cell table:content-validation-name="val21" table:style-name="ce35"/>
          <table:table-cell table:number-columns-repeated="16359"/>
        </table:table-row>
        <table:table-row table:style-name="ro5">
          <table:table-cell table:style-name="ce8"/>
          <table:table-cell office:value-type="string" table:style-name="ce9">
            <text:p>Erich Schmidt</text:p>
          </table:table-cell>
          <table:table-cell office:value-type="string" table:style-name="ce10">
            <text:p>Ekkenga/Maas, Das Recht der Wertpapieremissionen</text:p>
          </table:table-cell>
          <table:table-cell table:content-validation-name="val1" table:style-name="ce11"/>
          <table:table-cell table:content-validation-name="val4" table:style-name="ce12"/>
          <table:table-cell table:content-validation-name="val10" table:style-name="ce11"/>
          <table:table-cell table:content-validation-name="val9" table:style-name="ce12"/>
          <table:table-cell table:content-validation-name="val5" table:style-name="ce11"/>
          <table:table-cell table:content-validation-name="val6" table:style-name="ce12"/>
          <table:table-cell office:value-type="string" table:content-validation-name="val2" table:style-name="ce11">
            <text:p>Wirtschaftsrecht12140</text:p>
          </table:table-cell>
          <table:table-cell table:content-validation-name="val3" table:style-name="ce12"/>
          <table:table-cell table:content-validation-name="val7" table:style-name="ce11"/>
          <table:table-cell table:content-validation-name="val8" table:style-name="ce12"/>
          <table:table-cell table:content-validation-name="val12" table:style-name="ce34"/>
          <table:table-cell table:content-validation-name="val11" table:style-name="ce35"/>
          <table:table-cell office:value-type="string" table:content-validation-name="val13" table:style-name="ce34">
            <text:p>Betriebswirtschaft hbfm10005</text:p>
          </table:table-cell>
          <table:table-cell office:value-type="string" table:content-validation-name="val14" table:style-name="ce35">
            <text:p>Corporate Financehbfm10007</text:p>
          </table:table-cell>
          <table:table-cell table:content-validation-name="val15" table:style-name="ce34"/>
          <table:table-cell table:content-validation-name="val16" table:style-name="ce35"/>
          <table:table-cell table:content-validation-name="val17" table:style-name="ce34"/>
          <table:table-cell table:content-validation-name="val18" table:style-name="ce35"/>
          <table:table-cell table:content-validation-name="val19" table:style-name="ce34"/>
          <table:table-cell table:style-name="ce35"/>
          <table:table-cell table:content-validation-name="val20" table:style-name="ce34"/>
          <table:table-cell table:content-validation-name="val21" table:style-name="ce35"/>
          <table:table-cell table:number-columns-repeated="16359"/>
        </table:table-row>
        <table:table-row table:style-name="ro5">
          <table:table-cell table:style-name="ce8"/>
          <table:table-cell office:value-type="string" table:style-name="ce9">
            <text:p>Erich Schmidt</text:p>
          </table:table-cell>
          <table:table-cell office:value-type="string" table:style-name="ce10">
            <text:p>Bauer, Genossenschafts-Handbuch</text:p>
          </table:table-cell>
          <table:table-cell table:content-validation-name="val1" table:style-name="ce11"/>
          <table:table-cell table:content-validation-name="val4" table:style-name="ce12"/>
          <table:table-cell table:content-validation-name="val10" table:style-name="ce11"/>
          <table:table-cell table:content-validation-name="val9" table:style-name="ce12"/>
          <table:table-cell table:content-validation-name="val5" table:style-name="ce11"/>
          <table:table-cell table:content-validation-name="val6" table:style-name="ce12"/>
          <table:table-cell office:value-type="string" table:content-validation-name="val2" table:style-name="ce11">
            <text:p>Wirtschaftsrecht12140</text:p>
          </table:table-cell>
          <table:table-cell table:content-validation-name="val3" table:style-name="ce12"/>
          <table:table-cell table:content-validation-name="val7" table:style-name="ce11"/>
          <table:table-cell table:content-validation-name="val8" table:style-name="ce12"/>
          <table:table-cell table:content-validation-name="val12" table:style-name="ce34"/>
          <table:table-cell table:content-validation-name="val11" table:style-name="ce35"/>
          <table:table-cell table:content-validation-name="val13" table:style-name="ce34"/>
          <table:table-cell table:content-validation-name="val14" table:style-name="ce35"/>
          <table:table-cell table:content-validation-name="val15" table:style-name="ce34"/>
          <table:table-cell table:content-validation-name="val16" table:style-name="ce35"/>
          <table:table-cell table:content-validation-name="val17" table:style-name="ce34"/>
          <table:table-cell table:content-validation-name="val18" table:style-name="ce35"/>
          <table:table-cell table:content-validation-name="val19" table:style-name="ce34"/>
          <table:table-cell table:style-name="ce35"/>
          <table:table-cell table:content-validation-name="val20" table:style-name="ce34"/>
          <table:table-cell table:content-validation-name="val21" table:style-name="ce35"/>
          <table:table-cell table:number-columns-repeated="16359"/>
        </table:table-row>
        <table:table-row table:style-name="ro5">
          <table:table-cell table:style-name="ce8"/>
          <table:table-cell office:value-type="string" table:style-name="ce9">
            <text:p>Erich Schmidt</text:p>
          </table:table-cell>
          <table:table-cell office:value-type="string" table:style-name="ce10">
            <text:p>Mühl, Haftung für fehlerhafte Ratings</text:p>
          </table:table-cell>
          <table:table-cell table:content-validation-name="val1" table:style-name="ce11"/>
          <table:table-cell table:content-validation-name="val4" table:style-name="ce12"/>
          <table:table-cell table:content-validation-name="val10" table:style-name="ce11"/>
          <table:table-cell table:content-validation-name="val9" table:style-name="ce12"/>
          <table:table-cell table:content-validation-name="val5" table:style-name="ce11"/>
          <table:table-cell table:content-validation-name="val6" table:style-name="ce12"/>
          <table:table-cell office:value-type="string" table:content-validation-name="val2" table:style-name="ce11">
            <text:p>Wirtschaftsrecht12140</text:p>
          </table:table-cell>
          <table:table-cell table:content-validation-name="val3" table:style-name="ce12"/>
          <table:table-cell table:content-validation-name="val7" table:style-name="ce11"/>
          <table:table-cell table:content-validation-name="val8" table:style-name="ce12"/>
          <table:table-cell table:content-validation-name="val12" table:style-name="ce34"/>
          <table:table-cell table:content-validation-name="val11" table:style-name="ce35"/>
          <table:table-cell office:value-type="string" table:content-validation-name="val13" table:style-name="ce34">
            <text:p>Betriebswirtschaft hbfm10005</text:p>
          </table:table-cell>
          <table:table-cell office:value-type="string" table:content-validation-name="val14" table:style-name="ce35">
            <text:p>Corporate Financehbfm10007</text:p>
          </table:table-cell>
          <table:table-cell table:content-validation-name="val15" table:style-name="ce34"/>
          <table:table-cell table:content-validation-name="val16" table:style-name="ce35"/>
          <table:table-cell table:content-validation-name="val17" table:style-name="ce34"/>
          <table:table-cell table:content-validation-name="val18" table:style-name="ce35"/>
          <table:table-cell table:content-validation-name="val19" table:style-name="ce34"/>
          <table:table-cell table:style-name="ce35"/>
          <table:table-cell table:content-validation-name="val20" table:style-name="ce34"/>
          <table:table-cell table:content-validation-name="val21" table:style-name="ce35"/>
          <table:table-cell table:number-columns-repeated="16359"/>
        </table:table-row>
        <table:table-row table:style-name="ro6">
          <table:table-cell table:style-name="ce8"/>
          <table:table-cell office:value-type="string" table:style-name="ce9">
            <text:p>Erich Schmidt</text:p>
          </table:table-cell>
          <table:table-cell office:value-type="string" table:style-name="ce10">
            <text:p>Brogl, Handbuch Banken-Restrukturierung</text:p>
          </table:table-cell>
          <table:table-cell table:content-validation-name="val1" table:style-name="ce11"/>
          <table:table-cell table:content-validation-name="val4" table:style-name="ce12"/>
          <table:table-cell table:content-validation-name="val10" table:style-name="ce11"/>
          <table:table-cell table:content-validation-name="val9" table:style-name="ce12"/>
          <table:table-cell table:content-validation-name="val5" table:style-name="ce11"/>
          <table:table-cell table:content-validation-name="val6" table:style-name="ce12"/>
          <table:table-cell office:value-type="string" table:content-validation-name="val2" table:style-name="ce11">
            <text:p>Wirtschaftsrecht12140</text:p>
          </table:table-cell>
          <table:table-cell office:value-type="string" table:content-validation-name="val3" table:style-name="ce12">
            <text:p>Bankrecht, Darlehens- &amp; Bürgschaftsrecht12141, Insolvenzrecht12348</text:p>
          </table:table-cell>
          <table:table-cell table:content-validation-name="val7" table:style-name="ce11"/>
          <table:table-cell table:content-validation-name="val8" table:style-name="ce12"/>
          <table:table-cell table:content-validation-name="val12" table:style-name="ce34"/>
          <table:table-cell table:content-validation-name="val11" table:style-name="ce35"/>
          <table:table-cell table:content-validation-name="val13" table:style-name="ce34"/>
          <table:table-cell table:content-validation-name="val14" table:style-name="ce35"/>
          <table:table-cell table:content-validation-name="val15" table:style-name="ce34"/>
          <table:table-cell table:content-validation-name="val16" table:style-name="ce35"/>
          <table:table-cell table:content-validation-name="val17" table:style-name="ce34"/>
          <table:table-cell table:content-validation-name="val18" table:style-name="ce35"/>
          <table:table-cell table:content-validation-name="val19" table:style-name="ce34"/>
          <table:table-cell table:style-name="ce35"/>
          <table:table-cell table:content-validation-name="val20" table:style-name="ce34"/>
          <table:table-cell table:content-validation-name="val21" table:style-name="ce35"/>
          <table:table-cell table:number-columns-repeated="16359"/>
        </table:table-row>
        <table:table-row table:style-name="ro5">
          <table:table-cell table:style-name="ce8"/>
          <table:table-cell office:value-type="string" table:style-name="ce9">
            <text:p>Erich Schmidt</text:p>
          </table:table-cell>
          <table:table-cell office:value-type="string" table:style-name="ce10">
            <text:p>Reischauer/Kleinhans, Kreditwesengesetz</text:p>
          </table:table-cell>
          <table:table-cell table:content-validation-name="val1" table:style-name="ce11"/>
          <table:table-cell table:content-validation-name="val4" table:style-name="ce12"/>
          <table:table-cell table:content-validation-name="val10" table:style-name="ce11"/>
          <table:table-cell table:content-validation-name="val9" table:style-name="ce12"/>
          <table:table-cell table:content-validation-name="val5" table:style-name="ce11"/>
          <table:table-cell table:content-validation-name="val6" table:style-name="ce12"/>
          <table:table-cell office:value-type="string" table:content-validation-name="val2" table:style-name="ce11">
            <text:p>Wirtschaftsrecht12140</text:p>
          </table:table-cell>
          <table:table-cell table:content-validation-name="val3" table:style-name="ce12"/>
          <table:table-cell table:content-validation-name="val7" table:style-name="ce11"/>
          <table:table-cell table:content-validation-name="val8" table:style-name="ce12"/>
          <table:table-cell table:content-validation-name="val12" table:style-name="ce34"/>
          <table:table-cell table:content-validation-name="val11" table:style-name="ce35"/>
          <table:table-cell table:content-validation-name="val13" table:style-name="ce34"/>
          <table:table-cell table:content-validation-name="val14" table:style-name="ce35"/>
          <table:table-cell table:content-validation-name="val15" table:style-name="ce34"/>
          <table:table-cell table:content-validation-name="val16" table:style-name="ce35"/>
          <table:table-cell table:content-validation-name="val17" table:style-name="ce34"/>
          <table:table-cell table:content-validation-name="val18" table:style-name="ce35"/>
          <table:table-cell table:content-validation-name="val19" table:style-name="ce34"/>
          <table:table-cell table:style-name="ce35"/>
          <table:table-cell table:content-validation-name="val20" table:style-name="ce34"/>
          <table:table-cell table:content-validation-name="val21" table:style-name="ce35"/>
          <table:table-cell table:number-columns-repeated="16359"/>
        </table:table-row>
        <table:table-row table:style-name="ro5">
          <table:table-cell table:style-name="ce8"/>
          <table:table-cell office:value-type="string" table:style-name="ce9">
            <text:p>Erich Schmidt</text:p>
          </table:table-cell>
          <table:table-cell office:value-type="string" table:style-name="ce10">
            <text:p>Keunecke, Prospekte im Kapitalmarkt</text:p>
          </table:table-cell>
          <table:table-cell table:content-validation-name="val1" table:style-name="ce11"/>
          <table:table-cell table:content-validation-name="val4" table:style-name="ce12"/>
          <table:table-cell table:content-validation-name="val10" table:style-name="ce11"/>
          <table:table-cell table:content-validation-name="val9" table:style-name="ce12"/>
          <table:table-cell table:content-validation-name="val5" table:style-name="ce11"/>
          <table:table-cell table:content-validation-name="val6" table:style-name="ce12"/>
          <table:table-cell office:value-type="string" table:content-validation-name="val2" table:style-name="ce11">
            <text:p>Wirtschaftsrecht12140</text:p>
          </table:table-cell>
          <table:table-cell table:content-validation-name="val3" table:style-name="ce12"/>
          <table:table-cell table:content-validation-name="val7" table:style-name="ce11"/>
          <table:table-cell table:content-validation-name="val8" table:style-name="ce12"/>
          <table:table-cell table:content-validation-name="val12" table:style-name="ce34"/>
          <table:table-cell table:content-validation-name="val11" table:style-name="ce35"/>
          <table:table-cell office:value-type="string" table:content-validation-name="val13" table:style-name="ce34">
            <text:p>Betriebswirtschaft hbfm10005</text:p>
          </table:table-cell>
          <table:table-cell office:value-type="string" table:content-validation-name="val14" table:style-name="ce35">
            <text:p>Corporate Financehbfm10007</text:p>
          </table:table-cell>
          <table:table-cell table:content-validation-name="val15" table:style-name="ce34"/>
          <table:table-cell table:content-validation-name="val16" table:style-name="ce35"/>
          <table:table-cell table:content-validation-name="val17" table:style-name="ce34"/>
          <table:table-cell table:content-validation-name="val18" table:style-name="ce35"/>
          <table:table-cell table:content-validation-name="val19" table:style-name="ce34"/>
          <table:table-cell table:style-name="ce35"/>
          <table:table-cell table:content-validation-name="val20" table:style-name="ce34"/>
          <table:table-cell table:content-validation-name="val21" table:style-name="ce35"/>
          <table:table-cell table:number-columns-repeated="16359"/>
        </table:table-row>
        <table:table-row table:style-name="ro5">
          <table:table-cell table:style-name="ce8"/>
          <table:table-cell office:value-type="string" table:style-name="ce9">
            <text:p>Erich Schmidt</text:p>
          </table:table-cell>
          <table:table-cell office:value-type="string" table:style-name="ce10">
            <text:p>Striegel, REITG</text:p>
          </table:table-cell>
          <table:table-cell table:content-validation-name="val1" table:style-name="ce11"/>
          <table:table-cell table:content-validation-name="val4" table:style-name="ce12"/>
          <table:table-cell table:content-validation-name="val10" table:style-name="ce11"/>
          <table:table-cell table:content-validation-name="val9" table:style-name="ce12"/>
          <table:table-cell table:content-validation-name="val5" table:style-name="ce11"/>
          <table:table-cell table:content-validation-name="val6" table:style-name="ce12"/>
          <table:table-cell office:value-type="string" table:content-validation-name="val2" table:style-name="ce11">
            <text:p>Wirtschaftsrecht12140</text:p>
          </table:table-cell>
          <table:table-cell table:content-validation-name="val3" table:style-name="ce12"/>
          <table:table-cell table:content-validation-name="val7" table:style-name="ce11"/>
          <table:table-cell table:content-validation-name="val8" table:style-name="ce12"/>
          <table:table-cell table:content-validation-name="val12" table:style-name="ce34"/>
          <table:table-cell table:content-validation-name="val11" table:style-name="ce35"/>
          <table:table-cell table:content-validation-name="val13" table:style-name="ce34"/>
          <table:table-cell table:content-validation-name="val14" table:style-name="ce35"/>
          <table:table-cell table:content-validation-name="val15" table:style-name="ce34"/>
          <table:table-cell table:content-validation-name="val16" table:style-name="ce35"/>
          <table:table-cell table:content-validation-name="val17" table:style-name="ce34"/>
          <table:table-cell table:content-validation-name="val18" table:style-name="ce35"/>
          <table:table-cell table:content-validation-name="val19" table:style-name="ce34"/>
          <table:table-cell table:style-name="ce35"/>
          <table:table-cell table:content-validation-name="val20" table:style-name="ce34"/>
          <table:table-cell table:content-validation-name="val21" table:style-name="ce35"/>
          <table:table-cell table:number-columns-repeated="16359"/>
        </table:table-row>
        <table:table-row table:style-name="ro5">
          <table:table-cell table:style-name="ce8"/>
          <table:table-cell office:value-type="string" table:style-name="ce9">
            <text:p>Erich Schmidt</text:p>
          </table:table-cell>
          <table:table-cell office:value-type="string" table:style-name="ce10">
            <text:p>Preuße, SchVG</text:p>
          </table:table-cell>
          <table:table-cell table:content-validation-name="val1" table:style-name="ce11"/>
          <table:table-cell table:content-validation-name="val4" table:style-name="ce12"/>
          <table:table-cell table:content-validation-name="val10" table:style-name="ce11"/>
          <table:table-cell table:content-validation-name="val9" table:style-name="ce12"/>
          <table:table-cell table:content-validation-name="val5" table:style-name="ce11"/>
          <table:table-cell table:content-validation-name="val6" table:style-name="ce12"/>
          <table:table-cell office:value-type="string" table:content-validation-name="val2" table:style-name="ce11">
            <text:p>Wirtschaftsrecht12140</text:p>
          </table:table-cell>
          <table:table-cell office:value-type="string" table:content-validation-name="val3" table:style-name="ce12">
            <text:p>Insolvenzrecht12348</text:p>
          </table:table-cell>
          <table:table-cell table:content-validation-name="val7" table:style-name="ce11"/>
          <table:table-cell table:content-validation-name="val8" table:style-name="ce12"/>
          <table:table-cell table:content-validation-name="val12" table:style-name="ce34"/>
          <table:table-cell table:content-validation-name="val11" table:style-name="ce35"/>
          <table:table-cell table:content-validation-name="val13" table:style-name="ce34"/>
          <table:table-cell table:content-validation-name="val14" table:style-name="ce35"/>
          <table:table-cell table:content-validation-name="val15" table:style-name="ce34"/>
          <table:table-cell table:content-validation-name="val16" table:style-name="ce35"/>
          <table:table-cell table:content-validation-name="val17" table:style-name="ce34"/>
          <table:table-cell table:content-validation-name="val18" table:style-name="ce35"/>
          <table:table-cell table:content-validation-name="val19" table:style-name="ce34"/>
          <table:table-cell table:style-name="ce35"/>
          <table:table-cell table:content-validation-name="val20" table:style-name="ce34"/>
          <table:table-cell table:content-validation-name="val21" table:style-name="ce35"/>
          <table:table-cell table:number-columns-repeated="16359"/>
        </table:table-row>
        <table:table-row table:style-name="ro5">
          <table:table-cell table:style-name="ce8"/>
          <table:table-cell office:value-type="string" table:style-name="ce9">
            <text:p>Erich Schmidt</text:p>
          </table:table-cell>
          <table:table-cell office:value-type="string" table:style-name="ce10">
            <text:p>Dreier/Fritzsche/Verfürth, SpruchG</text:p>
          </table:table-cell>
          <table:table-cell table:content-validation-name="val1" table:style-name="ce11"/>
          <table:table-cell table:content-validation-name="val4" table:style-name="ce12"/>
          <table:table-cell table:content-validation-name="val10" table:style-name="ce11"/>
          <table:table-cell table:content-validation-name="val9" table:style-name="ce12"/>
          <table:table-cell table:content-validation-name="val5" table:style-name="ce11"/>
          <table:table-cell table:content-validation-name="val6" table:style-name="ce12"/>
          <table:table-cell office:value-type="string" table:content-validation-name="val2" table:style-name="ce11">
            <text:p>Wirtschaftsrecht12140</text:p>
          </table:table-cell>
          <table:table-cell office:value-type="string" table:content-validation-name="val3" table:style-name="ce12">
            <text:p>Gesellschaftsrecht12260</text:p>
          </table:table-cell>
          <table:table-cell table:content-validation-name="val7" table:style-name="ce11"/>
          <table:table-cell table:content-validation-name="val8" table:style-name="ce12"/>
          <table:table-cell table:content-validation-name="val12" table:style-name="ce34"/>
          <table:table-cell table:content-validation-name="val11" table:style-name="ce35"/>
          <table:table-cell office:value-type="string" table:content-validation-name="val13" table:style-name="ce34">
            <text:p>Betriebswirtschaft hbfm10005</text:p>
          </table:table-cell>
          <table:table-cell office:value-type="string" table:content-validation-name="val14" table:style-name="ce35">
            <text:p>Unternehmensbewertunghbfm10010</text:p>
          </table:table-cell>
          <table:table-cell table:content-validation-name="val15" table:style-name="ce34"/>
          <table:table-cell table:content-validation-name="val16" table:style-name="ce35"/>
          <table:table-cell table:content-validation-name="val17" table:style-name="ce34"/>
          <table:table-cell table:content-validation-name="val18" table:style-name="ce35"/>
          <table:table-cell table:content-validation-name="val19" table:style-name="ce34"/>
          <table:table-cell table:style-name="ce35"/>
          <table:table-cell table:content-validation-name="val20" table:style-name="ce34"/>
          <table:table-cell table:content-validation-name="val21" table:style-name="ce35"/>
          <table:table-cell table:number-columns-repeated="16359"/>
        </table:table-row>
        <table:table-row table:style-name="ro5">
          <table:table-cell table:style-name="ce8"/>
          <table:table-cell office:value-type="string" table:style-name="ce9">
            <text:p>Erich Schmidt</text:p>
          </table:table-cell>
          <table:table-cell office:value-type="string" table:style-name="ce10">
            <text:p>Santelmann/Hoppe/Suerbaum/Bukowski, Squeeze out</text:p>
          </table:table-cell>
          <table:table-cell table:content-validation-name="val1" table:style-name="ce11"/>
          <table:table-cell table:content-validation-name="val4" table:style-name="ce12"/>
          <table:table-cell table:content-validation-name="val10" table:style-name="ce11"/>
          <table:table-cell table:content-validation-name="val9" table:style-name="ce12"/>
          <table:table-cell table:content-validation-name="val5" table:style-name="ce11"/>
          <table:table-cell table:content-validation-name="val6" table:style-name="ce12"/>
          <table:table-cell office:value-type="string" table:content-validation-name="val2" table:style-name="ce11">
            <text:p>Wirtschaftsrecht12140</text:p>
          </table:table-cell>
          <table:table-cell office:value-type="string" table:content-validation-name="val3" table:style-name="ce12">
            <text:p>Gesellschaftsrecht12260</text:p>
          </table:table-cell>
          <table:table-cell table:content-validation-name="val7" table:style-name="ce11"/>
          <table:table-cell table:content-validation-name="val8" table:style-name="ce12"/>
          <table:table-cell table:content-validation-name="val12" table:style-name="ce34"/>
          <table:table-cell table:content-validation-name="val11" table:style-name="ce35"/>
          <table:table-cell office:value-type="string" table:content-validation-name="val13" table:style-name="ce34">
            <text:p>Betriebswirtschaft hbfm10005</text:p>
          </table:table-cell>
          <table:table-cell office:value-type="string" table:content-validation-name="val14" table:style-name="ce35">
            <text:p>M&amp;Ahbfm10009, Unternehmensbewertunghbfm10010</text:p>
          </table:table-cell>
          <table:table-cell table:content-validation-name="val15" table:style-name="ce34"/>
          <table:table-cell table:content-validation-name="val16" table:style-name="ce35"/>
          <table:table-cell table:content-validation-name="val17" table:style-name="ce34"/>
          <table:table-cell table:content-validation-name="val18" table:style-name="ce35"/>
          <table:table-cell table:content-validation-name="val19" table:style-name="ce34"/>
          <table:table-cell table:style-name="ce35"/>
          <table:table-cell table:content-validation-name="val20" table:style-name="ce34"/>
          <table:table-cell table:content-validation-name="val21" table:style-name="ce35"/>
          <table:table-cell table:number-columns-repeated="16359"/>
        </table:table-row>
        <table:table-row table:style-name="ro5">
          <table:table-cell table:style-name="ce8"/>
          <table:table-cell office:value-type="string" table:style-name="ce9">
            <text:p>Erich Schmidt</text:p>
          </table:table-cell>
          <table:table-cell office:value-type="string" table:style-name="ce10">
            <text:p>Hölscher/Gesmann-Nuisll/Hornbach, Systeme zur Geldwäschebekämpfung in der EU</text:p>
          </table:table-cell>
          <table:table-cell table:content-validation-name="val1" table:style-name="ce11"/>
          <table:table-cell table:content-validation-name="val4" table:style-name="ce12"/>
          <table:table-cell table:content-validation-name="val10" table:style-name="ce11"/>
          <table:table-cell table:content-validation-name="val9" table:style-name="ce12"/>
          <table:table-cell table:content-validation-name="val5" table:style-name="ce11"/>
          <table:table-cell table:content-validation-name="val6" table:style-name="ce12"/>
          <table:table-cell office:value-type="string" table:content-validation-name="val2" table:style-name="ce11">
            <text:p>Wirtschaftsrecht12140</text:p>
          </table:table-cell>
          <table:table-cell table:content-validation-name="val3" table:style-name="ce12"/>
          <table:table-cell table:content-validation-name="val7" table:style-name="ce11"/>
          <table:table-cell table:content-validation-name="val8" table:style-name="ce12"/>
          <table:table-cell table:content-validation-name="val12" table:style-name="ce34"/>
          <table:table-cell table:content-validation-name="val11" table:style-name="ce35"/>
          <table:table-cell table:content-validation-name="val13" table:style-name="ce34"/>
          <table:table-cell table:content-validation-name="val14" table:style-name="ce35"/>
          <table:table-cell table:content-validation-name="val15" table:style-name="ce34"/>
          <table:table-cell table:content-validation-name="val16" table:style-name="ce35"/>
          <table:table-cell table:content-validation-name="val17" table:style-name="ce34"/>
          <table:table-cell table:content-validation-name="val18" table:style-name="ce35"/>
          <table:table-cell table:content-validation-name="val19" table:style-name="ce34"/>
          <table:table-cell/>
          <table:table-cell table:content-validation-name="val20" table:style-name="ce34"/>
          <table:table-cell table:content-validation-name="val21" table:style-name="ce35"/>
          <table:table-cell table:number-columns-repeated="16359"/>
        </table:table-row>
        <table:table-row table:style-name="ro5">
          <table:table-cell table:style-name="ce8"/>
          <table:table-cell office:value-type="string" table:style-name="ce9">
            <text:p>Erich Schmidt</text:p>
          </table:table-cell>
          <table:table-cell office:value-type="string" table:style-name="ce10">
            <text:p>Preuße/Zingel, WpDVerOV</text:p>
          </table:table-cell>
          <table:table-cell table:content-validation-name="val1" table:style-name="ce11"/>
          <table:table-cell table:content-validation-name="val4" table:style-name="ce12"/>
          <table:table-cell table:content-validation-name="val10" table:style-name="ce11"/>
          <table:table-cell table:content-validation-name="val9" table:style-name="ce12"/>
          <table:table-cell table:content-validation-name="val5" table:style-name="ce11"/>
          <table:table-cell table:content-validation-name="val6" table:style-name="ce12"/>
          <table:table-cell office:value-type="string" table:content-validation-name="val2" table:style-name="ce11">
            <text:p>Wirtschaftsrecht12140</text:p>
          </table:table-cell>
          <table:table-cell table:content-validation-name="val3" table:style-name="ce12"/>
          <table:table-cell table:content-validation-name="val7" table:style-name="ce11"/>
          <table:table-cell table:content-validation-name="val8" table:style-name="ce12"/>
          <table:table-cell table:content-validation-name="val12" table:style-name="ce34"/>
          <table:table-cell table:content-validation-name="val11" table:style-name="ce35"/>
          <table:table-cell table:content-validation-name="val13" table:style-name="ce34"/>
          <table:table-cell table:content-validation-name="val14" table:style-name="ce35"/>
          <table:table-cell table:content-validation-name="val15" table:style-name="ce34"/>
          <table:table-cell table:content-validation-name="val16" table:style-name="ce35"/>
          <table:table-cell table:content-validation-name="val17" table:style-name="ce34"/>
          <table:table-cell table:content-validation-name="val18" table:style-name="ce35"/>
          <table:table-cell table:content-validation-name="val19" table:style-name="ce34"/>
          <table:table-cell/>
          <table:table-cell table:content-validation-name="val20" table:style-name="ce34"/>
          <table:table-cell table:content-validation-name="val21" table:style-name="ce35"/>
          <table:table-cell table:number-columns-repeated="16359"/>
        </table:table-row>
        <table:table-row table:style-name="ro5">
          <table:table-cell table:style-name="ce8"/>
          <table:table-cell office:value-type="string" table:style-name="ce9">
            <text:p>Erich Schmidt</text:p>
          </table:table-cell>
          <table:table-cell office:value-type="string" table:style-name="ce10">
            <text:p>Holzborn, WpPG</text:p>
          </table:table-cell>
          <table:table-cell table:content-validation-name="val1" table:style-name="ce11"/>
          <table:table-cell table:content-validation-name="val4" table:style-name="ce12"/>
          <table:table-cell table:content-validation-name="val10" table:style-name="ce11"/>
          <table:table-cell table:content-validation-name="val9" table:style-name="ce12"/>
          <table:table-cell table:content-validation-name="val5" table:style-name="ce11"/>
          <table:table-cell table:content-validation-name="val6" table:style-name="ce12"/>
          <table:table-cell office:value-type="string" table:content-validation-name="val2" table:style-name="ce11">
            <text:p>Wirtschaftsrecht12140</text:p>
          </table:table-cell>
          <table:table-cell table:content-validation-name="val3" table:style-name="ce12"/>
          <table:table-cell table:content-validation-name="val7" table:style-name="ce11"/>
          <table:table-cell table:content-validation-name="val8" table:style-name="ce12"/>
          <table:table-cell table:content-validation-name="val12" table:style-name="ce34"/>
          <table:table-cell table:content-validation-name="val11" table:style-name="ce35"/>
          <table:table-cell office:value-type="string" table:content-validation-name="val13" table:style-name="ce34">
            <text:p>Betriebswirtschaft hbfm10005</text:p>
          </table:table-cell>
          <table:table-cell office:value-type="string" table:content-validation-name="val14" table:style-name="ce35">
            <text:p>Corporate Financehbfm10007</text:p>
          </table:table-cell>
          <table:table-cell table:content-validation-name="val15" table:style-name="ce34"/>
          <table:table-cell table:content-validation-name="val16" table:style-name="ce35"/>
          <table:table-cell table:content-validation-name="val17" table:style-name="ce34"/>
          <table:table-cell table:content-validation-name="val18" table:style-name="ce35"/>
          <table:table-cell table:content-validation-name="val19" table:style-name="ce34"/>
          <table:table-cell/>
          <table:table-cell table:content-validation-name="val20" table:style-name="ce34"/>
          <table:table-cell table:content-validation-name="val21" table:style-name="ce35"/>
          <table:table-cell table:number-columns-repeated="16359"/>
        </table:table-row>
        <table:table-row table:style-name="ro5">
          <table:table-cell table:style-name="ce8"/>
          <table:table-cell office:value-type="string" table:style-name="ce9">
            <text:p>Erich Schmidt</text:p>
          </table:table-cell>
          <table:table-cell office:value-type="string" table:style-name="ce10">
            <text:p>Steinmeyer/Häger, WpÜG</text:p>
          </table:table-cell>
          <table:table-cell table:content-validation-name="val1" table:style-name="ce11"/>
          <table:table-cell table:content-validation-name="val4" table:style-name="ce12"/>
          <table:table-cell table:content-validation-name="val10" table:style-name="ce11"/>
          <table:table-cell table:content-validation-name="val9" table:style-name="ce12"/>
          <table:table-cell table:content-validation-name="val5" table:style-name="ce11"/>
          <table:table-cell table:content-validation-name="val6" table:style-name="ce12"/>
          <table:table-cell office:value-type="string" table:content-validation-name="val2" table:style-name="ce11">
            <text:p>Wirtschaftsrecht12140</text:p>
          </table:table-cell>
          <table:table-cell table:content-validation-name="val3" table:style-name="ce12"/>
          <table:table-cell table:content-validation-name="val7" table:style-name="ce11"/>
          <table:table-cell table:content-validation-name="val8" table:style-name="ce12"/>
          <table:table-cell table:content-validation-name="val12" table:style-name="ce34"/>
          <table:table-cell table:content-validation-name="val11" table:style-name="ce35"/>
          <table:table-cell office:value-type="string" table:content-validation-name="val13" table:style-name="ce34">
            <text:p>Betriebswirtschaft hbfm10005</text:p>
          </table:table-cell>
          <table:table-cell office:value-type="string" table:content-validation-name="val14" table:style-name="ce35">
            <text:p>M&amp;Ahbfm10009</text:p>
          </table:table-cell>
          <table:table-cell table:content-validation-name="val15" table:style-name="ce34"/>
          <table:table-cell table:content-validation-name="val16" table:style-name="ce35"/>
          <table:table-cell table:content-validation-name="val17" table:style-name="ce34"/>
          <table:table-cell table:content-validation-name="val18" table:style-name="ce35"/>
          <table:table-cell table:content-validation-name="val19" table:style-name="ce34"/>
          <table:table-cell/>
          <table:table-cell table:content-validation-name="val20" table:style-name="ce34"/>
          <table:table-cell table:content-validation-name="val21" table:style-name="ce35"/>
          <table:table-cell table:number-columns-repeated="16359"/>
        </table:table-row>
        <table:table-row table:style-name="ro5">
          <table:table-cell table:style-name="ce8"/>
          <table:table-cell office:value-type="string" table:style-name="ce9">
            <text:p>Erich Schmidt</text:p>
          </table:table-cell>
          <table:table-cell office:value-type="string" table:style-name="ce10">
            <text:p>Wilhelmi/Achtelik/Kunschke/Sigmundt, Handbuch EMIR</text:p>
          </table:table-cell>
          <table:table-cell table:content-validation-name="val1" table:style-name="ce11"/>
          <table:table-cell table:content-validation-name="val4" table:style-name="ce12"/>
          <table:table-cell table:content-validation-name="val10" table:style-name="ce11"/>
          <table:table-cell table:content-validation-name="val9" table:style-name="ce12"/>
          <table:table-cell table:content-validation-name="val5" table:style-name="ce11"/>
          <table:table-cell table:content-validation-name="val6" table:style-name="ce12"/>
          <table:table-cell office:value-type="string" table:content-validation-name="val2" table:style-name="ce11">
            <text:p>Wirtschaftsrecht12140</text:p>
          </table:table-cell>
          <table:table-cell table:content-validation-name="val3" table:style-name="ce12"/>
          <table:table-cell table:content-validation-name="val7" table:style-name="ce11"/>
          <table:table-cell table:content-validation-name="val8" table:style-name="ce12"/>
          <table:table-cell table:content-validation-name="val12" table:style-name="ce34"/>
          <table:table-cell table:content-validation-name="val11" table:style-name="ce35"/>
          <table:table-cell table:content-validation-name="val13" table:style-name="ce34"/>
          <table:table-cell table:content-validation-name="val14" table:style-name="ce35"/>
          <table:table-cell table:content-validation-name="val15" table:style-name="ce34"/>
          <table:table-cell table:content-validation-name="val16" table:style-name="ce35"/>
          <table:table-cell table:content-validation-name="val17" table:style-name="ce34"/>
          <table:table-cell table:content-validation-name="val18" table:style-name="ce35"/>
          <table:table-cell table:content-validation-name="val19" table:style-name="ce34"/>
          <table:table-cell/>
          <table:table-cell table:content-validation-name="val20" table:style-name="ce34"/>
          <table:table-cell table:content-validation-name="val21" table:style-name="ce35"/>
          <table:table-cell table:number-columns-repeated="16359"/>
        </table:table-row>
        <table:table-row table:style-name="ro5">
          <table:table-cell table:style-name="ce8"/>
          <table:table-cell office:value-type="string" table:style-name="ce9">
            <text:p>Erich Schmidt</text:p>
          </table:table-cell>
          <table:table-cell office:value-type="string" table:style-name="ce10">
            <text:p>Beckmann/Scholtz/Vollmer, Investment</text:p>
          </table:table-cell>
          <table:table-cell table:content-validation-name="val1" table:style-name="ce11"/>
          <table:table-cell table:content-validation-name="val4" table:style-name="ce12"/>
          <table:table-cell office:value-type="string" table:content-validation-name="val10" table:style-name="ce11">
            <text:p>Steuerrecht &amp; Finanzwesen10602</text:p>
          </table:table-cell>
          <table:table-cell office:value-type="string" table:content-validation-name="val9" table:style-name="ce12">
            <text:p>Weitere Steuern10859</text:p>
          </table:table-cell>
          <table:table-cell table:content-validation-name="val5" table:style-name="ce11"/>
          <table:table-cell table:content-validation-name="val6" table:style-name="ce12"/>
          <table:table-cell office:value-type="string" table:content-validation-name="val2" table:style-name="ce11">
            <text:p>Wirtschaftsrecht12140</text:p>
          </table:table-cell>
          <table:table-cell table:content-validation-name="val3" table:style-name="ce12"/>
          <table:table-cell table:content-validation-name="val7" table:style-name="ce11"/>
          <table:table-cell table:content-validation-name="val8" table:style-name="ce12"/>
          <table:table-cell table:content-validation-name="val12" table:style-name="ce34"/>
          <table:table-cell table:content-validation-name="val11" table:style-name="ce35"/>
          <table:table-cell table:content-validation-name="val13" table:style-name="ce34"/>
          <table:table-cell table:content-validation-name="val14" table:style-name="ce35"/>
          <table:table-cell table:content-validation-name="val15" table:style-name="ce34"/>
          <table:table-cell table:content-validation-name="val16" table:style-name="ce35"/>
          <table:table-cell table:content-validation-name="val17" table:style-name="ce34"/>
          <table:table-cell table:content-validation-name="val18" table:style-name="ce35"/>
          <table:table-cell table:content-validation-name="val19" table:style-name="ce34"/>
          <table:table-cell/>
          <table:table-cell table:content-validation-name="val20" table:style-name="ce34"/>
          <table:table-cell table:content-validation-name="val21" table:style-name="ce35"/>
          <table:table-cell table:number-columns-repeated="16359"/>
        </table:table-row>
        <table:table-row table:style-name="ro4">
          <table:table-cell table:style-name="ce8"/>
          <table:table-cell office:value-type="string" table:style-name="ce9">
            <text:p>Erich Schmidt</text:p>
          </table:table-cell>
          <table:table-cell office:value-type="string" table:style-name="ce10">
            <text:p>Juchem, Angehörigengeschäfte im Steuer- und Steuerstrafrecht</text:p>
          </table:table-cell>
          <table:table-cell table:content-validation-name="val1" table:style-name="ce11"/>
          <table:table-cell table:content-validation-name="val4" table:style-name="ce12"/>
          <table:table-cell office:value-type="string" table:content-validation-name="val10" table:style-name="ce11">
            <text:p>Steuerrecht &amp; Finanzwesen10602</text:p>
          </table:table-cell>
          <table:table-cell office:value-type="string" table:content-validation-name="val9" table:style-name="ce12">
            <text:p>Körperschaftsteuer10764, Einkommensteuer10648, Behördliches Verfahren &amp; Finanzverwaltung10603</text:p>
          </table:table-cell>
          <table:table-cell table:content-validation-name="val5" table:style-name="ce11"/>
          <table:table-cell table:content-validation-name="val6" table:style-name="ce12"/>
          <table:table-cell table:content-validation-name="val2" table:style-name="ce11"/>
          <table:table-cell table:content-validation-name="val3" table:style-name="ce12"/>
          <table:table-cell table:content-validation-name="val7" table:style-name="ce11"/>
          <table:table-cell table:content-validation-name="val8" table:style-name="ce12"/>
          <table:table-cell table:content-validation-name="val12" table:style-name="ce34"/>
          <table:table-cell table:content-validation-name="val11" table:style-name="ce35"/>
          <table:table-cell table:content-validation-name="val13" table:style-name="ce34"/>
          <table:table-cell table:content-validation-name="val14" table:style-name="ce35"/>
          <table:table-cell table:content-validation-name="val15" table:style-name="ce34"/>
          <table:table-cell table:content-validation-name="val16" table:style-name="ce35"/>
          <table:table-cell table:content-validation-name="val17" table:style-name="ce34"/>
          <table:table-cell table:content-validation-name="val18" table:style-name="ce35"/>
          <table:table-cell table:content-validation-name="val19" table:style-name="ce34"/>
          <table:table-cell/>
          <table:table-cell table:content-validation-name="val20" table:style-name="ce34"/>
          <table:table-cell table:content-validation-name="val21" table:style-name="ce35"/>
          <table:table-cell table:number-columns-repeated="16359"/>
        </table:table-row>
        <table:table-row table:style-name="ro5">
          <table:table-cell table:style-name="ce8"/>
          <table:table-cell office:value-type="string" table:style-name="ce9">
            <text:p>Erich Schmidt</text:p>
          </table:table-cell>
          <table:table-cell office:value-type="string" table:style-name="ce10">
            <text:p>Kaligin, Die Betriebsaufspaltung</text:p>
          </table:table-cell>
          <table:table-cell table:content-validation-name="val1" table:style-name="ce11"/>
          <table:table-cell table:content-validation-name="val4" table:style-name="ce12"/>
          <table:table-cell office:value-type="string" table:content-validation-name="val10" table:style-name="ce11">
            <text:p>Steuerrecht &amp; Finanzwesen10602</text:p>
          </table:table-cell>
          <table:table-cell office:value-type="string" table:content-validation-name="val9" table:style-name="ce12">
            <text:p>Einkommensteuer10648, Gewerbesteuer10734</text:p>
          </table:table-cell>
          <table:table-cell table:content-validation-name="val5" table:style-name="ce11"/>
          <table:table-cell table:content-validation-name="val6" table:style-name="ce12"/>
          <table:table-cell table:content-validation-name="val2" table:style-name="ce11"/>
          <table:table-cell table:content-validation-name="val3" table:style-name="ce12"/>
          <table:table-cell table:content-validation-name="val7" table:style-name="ce11"/>
          <table:table-cell table:content-validation-name="val8" table:style-name="ce12"/>
          <table:table-cell table:content-validation-name="val12" table:style-name="ce34"/>
          <table:table-cell table:content-validation-name="val11" table:style-name="ce35"/>
          <table:table-cell table:content-validation-name="val13" table:style-name="ce34"/>
          <table:table-cell table:content-validation-name="val14" table:style-name="ce35"/>
          <table:table-cell table:content-validation-name="val15" table:style-name="ce34"/>
          <table:table-cell table:content-validation-name="val16" table:style-name="ce35"/>
          <table:table-cell table:content-validation-name="val17" table:style-name="ce34"/>
          <table:table-cell table:content-validation-name="val18" table:style-name="ce35"/>
          <table:table-cell table:content-validation-name="val19" table:style-name="ce34"/>
          <table:table-cell/>
          <table:table-cell table:content-validation-name="val20" table:style-name="ce34"/>
          <table:table-cell table:content-validation-name="val21" table:style-name="ce35"/>
          <table:table-cell table:number-columns-repeated="16359"/>
        </table:table-row>
        <table:table-row table:style-name="ro3">
          <table:table-cell table:style-name="ce8"/>
          <table:table-cell office:value-type="string" table:style-name="ce9">
            <text:p>Erich Schmidt</text:p>
          </table:table-cell>
          <table:table-cell office:value-type="string" table:style-name="ce10">
            <text:p>Schumacher, Die Organschaft im Steuerrecht</text:p>
          </table:table-cell>
          <table:table-cell table:content-validation-name="val1" table:style-name="ce11"/>
          <table:table-cell table:content-validation-name="val4" table:style-name="ce12"/>
          <table:table-cell office:value-type="string" table:content-validation-name="val10" table:style-name="ce11">
            <text:p>Steuerrecht &amp; Finanzwesen10602</text:p>
          </table:table-cell>
          <table:table-cell office:value-type="string" table:content-validation-name="val9" table:style-name="ce12">
            <text:p>Gewerbesteuer10734, Körperschaftsteuer10764, Umsatzsteuer10774</text:p>
          </table:table-cell>
          <table:table-cell table:content-validation-name="val5" table:style-name="ce11"/>
          <table:table-cell table:content-validation-name="val6" table:style-name="ce12"/>
          <table:table-cell table:content-validation-name="val2" table:style-name="ce11"/>
          <table:table-cell table:content-validation-name="val3" table:style-name="ce12"/>
          <table:table-cell table:content-validation-name="val7" table:style-name="ce11"/>
          <table:table-cell table:content-validation-name="val8" table:style-name="ce12"/>
          <table:table-cell table:content-validation-name="val12" table:style-name="ce34"/>
          <table:table-cell table:content-validation-name="val11" table:style-name="ce35"/>
          <table:table-cell table:content-validation-name="val13" table:style-name="ce34"/>
          <table:table-cell table:content-validation-name="val14" table:style-name="ce35"/>
          <table:table-cell table:content-validation-name="val15" table:style-name="ce34"/>
          <table:table-cell table:content-validation-name="val16" table:style-name="ce35"/>
          <table:table-cell table:content-validation-name="val17" table:style-name="ce34"/>
          <table:table-cell table:content-validation-name="val18" table:style-name="ce35"/>
          <table:table-cell table:content-validation-name="val19" table:style-name="ce34"/>
          <table:table-cell/>
          <table:table-cell table:content-validation-name="val20" table:style-name="ce34"/>
          <table:table-cell table:content-validation-name="val21" table:style-name="ce35"/>
          <table:table-cell table:number-columns-repeated="16359"/>
        </table:table-row>
        <table:table-row table:style-name="ro6">
          <table:table-cell table:style-name="ce8"/>
          <table:table-cell office:value-type="string" table:style-name="ce9">
            <text:p>Erich Schmidt</text:p>
          </table:table-cell>
          <table:table-cell office:value-type="string" table:style-name="ce10">
            <text:p>StBp – Die steuerliche Betriebsprüfung</text:p>
          </table:table-cell>
          <table:table-cell table:content-validation-name="val1" table:style-name="ce11"/>
          <table:table-cell table:content-validation-name="val4" table:style-name="ce12"/>
          <table:table-cell office:value-type="string" table:content-validation-name="val10" table:style-name="ce11">
            <text:p>Steuerrecht &amp; Finanzwesen10602</text:p>
          </table:table-cell>
          <table:table-cell office:value-type="string" table:content-validation-name="val9" table:style-name="ce12">
            <text:p>Behördliches Verfahren &amp; Finanzverwaltung10603, Weitere Steuern10859, Einkommensteuer10648, Gewerbesteuer10734, Körperschaftsteuer10764</text:p>
          </table:table-cell>
          <table:table-cell table:content-validation-name="val5" table:style-name="ce11"/>
          <table:table-cell table:content-validation-name="val6" table:style-name="ce12"/>
          <table:table-cell table:content-validation-name="val2" table:style-name="ce11"/>
          <table:table-cell table:content-validation-name="val3" table:style-name="ce12"/>
          <table:table-cell table:content-validation-name="val7" table:style-name="ce11"/>
          <table:table-cell table:content-validation-name="val8" table:style-name="ce12"/>
          <table:table-cell table:content-validation-name="val12" table:style-name="ce34"/>
          <table:table-cell table:content-validation-name="val11" table:style-name="ce35"/>
          <table:table-cell table:content-validation-name="val13" table:style-name="ce34"/>
          <table:table-cell table:content-validation-name="val14" table:style-name="ce35"/>
          <table:table-cell table:content-validation-name="val15" table:style-name="ce34"/>
          <table:table-cell table:content-validation-name="val16" table:style-name="ce35"/>
          <table:table-cell table:content-validation-name="val17" table:style-name="ce34"/>
          <table:table-cell table:content-validation-name="val18" table:style-name="ce35"/>
          <table:table-cell table:content-validation-name="val19" table:style-name="ce34"/>
          <table:table-cell/>
          <table:table-cell table:content-validation-name="val20" table:style-name="ce34"/>
          <table:table-cell table:content-validation-name="val21" table:style-name="ce35"/>
          <table:table-cell table:number-columns-repeated="16359"/>
        </table:table-row>
        <table:table-row table:style-name="ro5">
          <table:table-cell table:style-name="ce8"/>
          <table:table-cell office:value-type="string" table:style-name="ce9">
            <text:p>Erich Schmidt</text:p>
          </table:table-cell>
          <table:table-cell office:value-type="string" table:style-name="ce10">
            <text:p>Meyer/Goez/Schwamberger, Die Vergütung der steuerberatenden Berufe</text:p>
          </table:table-cell>
          <table:table-cell table:content-validation-name="val1" table:style-name="ce11"/>
          <table:table-cell table:content-validation-name="val4" table:style-name="ce12"/>
          <table:table-cell office:value-type="string" table:content-validation-name="val10" table:style-name="ce11">
            <text:p>Steuerrecht &amp; Finanzwesen10602</text:p>
          </table:table-cell>
          <table:table-cell table:content-validation-name="val9" table:style-name="ce12"/>
          <table:table-cell table:content-validation-name="val5" table:style-name="ce11"/>
          <table:table-cell table:content-validation-name="val6" table:style-name="ce12"/>
          <table:table-cell table:content-validation-name="val2" table:style-name="ce11"/>
          <table:table-cell table:content-validation-name="val3" table:style-name="ce12"/>
          <table:table-cell table:content-validation-name="val7" table:style-name="ce11"/>
          <table:table-cell table:content-validation-name="val8" table:style-name="ce12"/>
          <table:table-cell table:content-validation-name="val12" table:style-name="ce34"/>
          <table:table-cell table:content-validation-name="val11" table:style-name="ce35"/>
          <table:table-cell table:content-validation-name="val13" table:style-name="ce34"/>
          <table:table-cell table:content-validation-name="val14" table:style-name="ce35"/>
          <table:table-cell table:content-validation-name="val15" table:style-name="ce34"/>
          <table:table-cell table:content-validation-name="val16" table:style-name="ce35"/>
          <table:table-cell table:content-validation-name="val17" table:style-name="ce34"/>
          <table:table-cell table:content-validation-name="val18" table:style-name="ce35"/>
          <table:table-cell table:content-validation-name="val19" table:style-name="ce34"/>
          <table:table-cell/>
          <table:table-cell table:content-validation-name="val20" table:style-name="ce34"/>
          <table:table-cell table:content-validation-name="val21" table:style-name="ce35"/>
          <table:table-cell table:number-columns-repeated="16359"/>
        </table:table-row>
        <table:table-row table:style-name="ro2">
          <table:table-cell table:style-name="ce8"/>
          <table:table-cell office:value-type="string" table:style-name="ce9">
            <text:p>Erich Schmidt</text:p>
          </table:table-cell>
          <table:table-cell office:value-type="string" table:style-name="ce10">
            <text:p>Hebig, Existenzgründungsberatung</text:p>
          </table:table-cell>
          <table:table-cell table:content-validation-name="val1" table:style-name="ce11"/>
          <table:table-cell table:content-validation-name="val4" table:style-name="ce12"/>
          <table:table-cell office:value-type="string" table:content-validation-name="val10" table:style-name="ce11">
            <text:p>Steuerrecht &amp; Finanzwesen10602</text:p>
          </table:table-cell>
          <table:table-cell office:value-type="string" table:content-validation-name="val9" table:style-name="ce12">
            <text:p>Einkommensteuer10648, Gewerbesteuer10734, Körperschaftsteuer10764, Umsatzsteuer10774, Weitere Steuern10859</text:p>
          </table:table-cell>
          <table:table-cell table:content-validation-name="val5" table:style-name="ce11"/>
          <table:table-cell table:content-validation-name="val6" table:style-name="ce12"/>
          <table:table-cell table:content-validation-name="val2" table:style-name="ce11"/>
          <table:table-cell table:content-validation-name="val3" table:style-name="ce12"/>
          <table:table-cell table:content-validation-name="val7" table:style-name="ce11"/>
          <table:table-cell table:content-validation-name="val8" table:style-name="ce12"/>
          <table:table-cell table:content-validation-name="val12" table:style-name="ce34"/>
          <table:table-cell table:content-validation-name="val11" table:style-name="ce35"/>
          <table:table-cell table:content-validation-name="val13" table:style-name="ce34"/>
          <table:table-cell table:content-validation-name="val14" table:style-name="ce35"/>
          <table:table-cell table:content-validation-name="val15" table:style-name="ce34"/>
          <table:table-cell table:content-validation-name="val16" table:style-name="ce35"/>
          <table:table-cell table:content-validation-name="val17" table:style-name="ce34"/>
          <table:table-cell table:content-validation-name="val18" table:style-name="ce35"/>
          <table:table-cell table:content-validation-name="val19" table:style-name="ce34"/>
          <table:table-cell/>
          <table:table-cell table:content-validation-name="val20" table:style-name="ce34"/>
          <table:table-cell table:content-validation-name="val21" table:style-name="ce35"/>
          <table:table-cell table:number-columns-repeated="16359"/>
        </table:table-row>
        <table:table-row table:style-name="ro2">
          <table:table-cell table:style-name="ce8"/>
          <table:table-cell office:value-type="string" table:style-name="ce9">
            <text:p>Erich Schmidt</text:p>
          </table:table-cell>
          <table:table-cell office:value-type="string" table:style-name="ce10">
            <text:p>Meyer/Ball, Übertragung von Immobilien im Steuerrecht</text:p>
          </table:table-cell>
          <table:table-cell table:content-validation-name="val1" table:style-name="ce11"/>
          <table:table-cell table:content-validation-name="val4" table:style-name="ce12"/>
          <table:table-cell office:value-type="string" table:content-validation-name="val10" table:style-name="ce11">
            <text:p>Steuerrecht &amp; Finanzwesen10602</text:p>
          </table:table-cell>
          <table:table-cell office:value-type="string" table:content-validation-name="val9" table:style-name="ce12">
            <text:p>Einkommensteuer10648, Gewerbesteuer10734, Grunderwerbsteuer10744, Körperschaftsteuer10764, Weitere Steuern10859</text:p>
          </table:table-cell>
          <table:table-cell table:content-validation-name="val5" table:style-name="ce11"/>
          <table:table-cell table:content-validation-name="val6" table:style-name="ce12"/>
          <table:table-cell table:content-validation-name="val2" table:style-name="ce11"/>
          <table:table-cell table:content-validation-name="val3" table:style-name="ce12"/>
          <table:table-cell table:content-validation-name="val7" table:style-name="ce11"/>
          <table:table-cell table:content-validation-name="val8" table:style-name="ce12"/>
          <table:table-cell table:content-validation-name="val12" table:style-name="ce34"/>
          <table:table-cell table:content-validation-name="val11" table:style-name="ce35"/>
          <table:table-cell table:content-validation-name="val13" table:style-name="ce34"/>
          <table:table-cell table:content-validation-name="val14" table:style-name="ce35"/>
          <table:table-cell table:content-validation-name="val15" table:style-name="ce34"/>
          <table:table-cell table:content-validation-name="val16" table:style-name="ce35"/>
          <table:table-cell table:content-validation-name="val17" table:style-name="ce34"/>
          <table:table-cell table:content-validation-name="val18" table:style-name="ce35"/>
          <table:table-cell table:content-validation-name="val19" table:style-name="ce34"/>
          <table:table-cell/>
          <table:table-cell table:content-validation-name="val20" table:style-name="ce34"/>
          <table:table-cell table:content-validation-name="val21" table:style-name="ce35"/>
          <table:table-cell table:number-columns-repeated="16359"/>
        </table:table-row>
        <table:table-row table:style-name="ro5">
          <table:table-cell table:style-name="ce8"/>
          <table:table-cell office:value-type="string" table:style-name="ce9">
            <text:p>Erich Schmidt</text:p>
          </table:table-cell>
          <table:table-cell office:value-type="string" table:style-name="ce10">
            <text:p>Hartmann/Metzenmacher, UStG</text:p>
          </table:table-cell>
          <table:table-cell table:content-validation-name="val1" table:style-name="ce11"/>
          <table:table-cell table:content-validation-name="val4" table:style-name="ce12"/>
          <table:table-cell office:value-type="string" table:content-validation-name="val10" table:style-name="ce11">
            <text:p>Steuerrecht &amp; Finanzwesen10602</text:p>
          </table:table-cell>
          <table:table-cell office:value-type="string" table:content-validation-name="val9" table:style-name="ce12">
            <text:p>Umsatzsteuer10774</text:p>
          </table:table-cell>
          <table:table-cell table:content-validation-name="val5" table:style-name="ce11"/>
          <table:table-cell table:content-validation-name="val6" table:style-name="ce12"/>
          <table:table-cell table:content-validation-name="val2" table:style-name="ce11"/>
          <table:table-cell table:content-validation-name="val3" table:style-name="ce12"/>
          <table:table-cell table:content-validation-name="val7" table:style-name="ce11"/>
          <table:table-cell table:content-validation-name="val8" table:style-name="ce12"/>
          <table:table-cell table:content-validation-name="val12" table:style-name="ce34"/>
          <table:table-cell table:content-validation-name="val11" table:style-name="ce35"/>
          <table:table-cell table:content-validation-name="val13" table:style-name="ce34"/>
          <table:table-cell table:content-validation-name="val14" table:style-name="ce35"/>
          <table:table-cell table:content-validation-name="val15" table:style-name="ce34"/>
          <table:table-cell table:content-validation-name="val16" table:style-name="ce35"/>
          <table:table-cell table:content-validation-name="val17" table:style-name="ce34"/>
          <table:table-cell table:content-validation-name="val18" table:style-name="ce35"/>
          <table:table-cell table:content-validation-name="val19" table:style-name="ce34"/>
          <table:table-cell/>
          <table:table-cell table:content-validation-name="val20" table:style-name="ce34"/>
          <table:table-cell table:content-validation-name="val21" table:style-name="ce35"/>
          <table:table-cell table:number-columns-repeated="16359"/>
        </table:table-row>
        <table:table-row table:style-name="ro5">
          <table:table-cell table:style-name="ce8"/>
          <table:table-cell office:value-type="string" table:style-name="ce9">
            <text:p>Erich Schmidt</text:p>
          </table:table-cell>
          <table:table-cell office:value-type="string" table:style-name="ce10">
            <text:p>Haase/Hruschka, UmwStG</text:p>
          </table:table-cell>
          <table:table-cell table:content-validation-name="val1" table:style-name="ce11"/>
          <table:table-cell table:content-validation-name="val4" table:style-name="ce12"/>
          <table:table-cell office:value-type="string" table:content-validation-name="val10" table:style-name="ce11">
            <text:p>Steuerrecht &amp; Finanzwesen10602</text:p>
          </table:table-cell>
          <table:table-cell office:value-type="string" table:content-validation-name="val9" table:style-name="ce12">
            <text:p>Umwandlungsteuer10791</text:p>
          </table:table-cell>
          <table:table-cell table:content-validation-name="val5" table:style-name="ce11"/>
          <table:table-cell table:content-validation-name="val6" table:style-name="ce12"/>
          <table:table-cell table:content-validation-name="val2" table:style-name="ce11"/>
          <table:table-cell table:content-validation-name="val3" table:style-name="ce12"/>
          <table:table-cell table:content-validation-name="val7" table:style-name="ce11"/>
          <table:table-cell table:content-validation-name="val8" table:style-name="ce12"/>
          <table:table-cell table:content-validation-name="val12" table:style-name="ce34"/>
          <table:table-cell table:content-validation-name="val11" table:style-name="ce35"/>
          <table:table-cell table:content-validation-name="val13" table:style-name="ce34"/>
          <table:table-cell table:content-validation-name="val14" table:style-name="ce35"/>
          <table:table-cell table:content-validation-name="val15" table:style-name="ce34"/>
          <table:table-cell table:content-validation-name="val16" table:style-name="ce35"/>
          <table:table-cell table:content-validation-name="val17" table:style-name="ce34"/>
          <table:table-cell table:content-validation-name="val18" table:style-name="ce35"/>
          <table:table-cell table:content-validation-name="val19" table:style-name="ce34"/>
          <table:table-cell/>
          <table:table-cell table:content-validation-name="val20" table:style-name="ce34"/>
          <table:table-cell table:content-validation-name="val21" table:style-name="ce35"/>
          <table:table-cell table:number-columns-repeated="16359"/>
        </table:table-row>
        <table:table-row table:style-name="ro5">
          <table:table-cell table:style-name="ce8"/>
          <table:table-cell office:value-type="string" table:style-name="ce9">
            <text:p>Erich Schmidt</text:p>
          </table:table-cell>
          <table:table-cell office:value-type="string" table:style-name="ce10">
            <text:p>Jost, Vergütungs- und Kostenrecht im FG- und BFH-Verfahren</text:p>
          </table:table-cell>
          <table:table-cell table:content-validation-name="val1" table:style-name="ce11"/>
          <table:table-cell table:content-validation-name="val4" table:style-name="ce12"/>
          <table:table-cell office:value-type="string" table:content-validation-name="val10" table:style-name="ce11">
            <text:p>Steuerrecht &amp; Finanzwesen10602</text:p>
          </table:table-cell>
          <table:table-cell office:value-type="string" table:content-validation-name="val9" table:style-name="ce12">
            <text:p>Verfahren vor den Finanzgerichten10797</text:p>
          </table:table-cell>
          <table:table-cell table:content-validation-name="val5" table:style-name="ce11"/>
          <table:table-cell table:content-validation-name="val6" table:style-name="ce12"/>
          <table:table-cell table:content-validation-name="val2" table:style-name="ce11"/>
          <table:table-cell table:content-validation-name="val3" table:style-name="ce12"/>
          <table:table-cell table:content-validation-name="val7" table:style-name="ce11"/>
          <table:table-cell table:content-validation-name="val8" table:style-name="ce12"/>
          <table:table-cell table:content-validation-name="val12" table:style-name="ce34"/>
          <table:table-cell table:content-validation-name="val11" table:style-name="ce35"/>
          <table:table-cell table:content-validation-name="val13" table:style-name="ce34"/>
          <table:table-cell table:content-validation-name="val14" table:style-name="ce35"/>
          <table:table-cell table:content-validation-name="val15" table:style-name="ce34"/>
          <table:table-cell table:content-validation-name="val16" table:style-name="ce35"/>
          <table:table-cell table:content-validation-name="val17" table:style-name="ce34"/>
          <table:table-cell table:content-validation-name="val18" table:style-name="ce35"/>
          <table:table-cell table:content-validation-name="val19" table:style-name="ce34"/>
          <table:table-cell/>
          <table:table-cell table:content-validation-name="val20" table:style-name="ce34"/>
          <table:table-cell table:content-validation-name="val21" table:style-name="ce35"/>
          <table:table-cell table:number-columns-repeated="16359"/>
        </table:table-row>
        <table:table-row table:style-name="ro5">
          <table:table-cell table:style-name="ce8"/>
          <table:table-cell office:value-type="string" table:style-name="ce9">
            <text:p>Erich Schmidt</text:p>
          </table:table-cell>
          <table:table-cell office:value-type="string" table:style-name="ce10">
            <text:p>Farr, Vollstreckungsschutz, Stundung und Erlass</text:p>
          </table:table-cell>
          <table:table-cell table:content-validation-name="val1" table:style-name="ce11"/>
          <table:table-cell table:content-validation-name="val4" table:style-name="ce12"/>
          <table:table-cell office:value-type="string" table:content-validation-name="val10" table:style-name="ce11">
            <text:p>Steuerrecht &amp; Finanzwesen10602</text:p>
          </table:table-cell>
          <table:table-cell office:value-type="string" table:content-validation-name="val9" table:style-name="ce12">
            <text:p>Behördliches Verfahren &amp; Finanzverwaltung10603</text:p>
          </table:table-cell>
          <table:table-cell table:content-validation-name="val5" table:style-name="ce11"/>
          <table:table-cell table:content-validation-name="val6" table:style-name="ce12"/>
          <table:table-cell table:content-validation-name="val2" table:style-name="ce11"/>
          <table:table-cell table:content-validation-name="val3" table:style-name="ce12"/>
          <table:table-cell table:content-validation-name="val7" table:style-name="ce11"/>
          <table:table-cell table:content-validation-name="val8" table:style-name="ce12"/>
          <table:table-cell table:content-validation-name="val12" table:style-name="ce34"/>
          <table:table-cell table:content-validation-name="val11" table:style-name="ce35"/>
          <table:table-cell table:content-validation-name="val13" table:style-name="ce34"/>
          <table:table-cell table:content-validation-name="val14" table:style-name="ce35"/>
          <table:table-cell table:content-validation-name="val15" table:style-name="ce34"/>
          <table:table-cell table:content-validation-name="val16" table:style-name="ce35"/>
          <table:table-cell table:content-validation-name="val17" table:style-name="ce34"/>
          <table:table-cell table:content-validation-name="val18" table:style-name="ce35"/>
          <table:table-cell table:content-validation-name="val19" table:style-name="ce34"/>
          <table:table-cell/>
          <table:table-cell table:content-validation-name="val20" table:style-name="ce34"/>
          <table:table-cell table:content-validation-name="val21" table:style-name="ce35"/>
          <table:table-cell table:number-columns-repeated="16359"/>
        </table:table-row>
        <table:table-row table:style-name="ro5">
          <table:table-cell table:style-name="ce8"/>
          <table:table-cell office:value-type="string" table:style-name="ce9">
            <text:p>Erich Schmidt</text:p>
          </table:table-cell>
          <table:table-cell office:value-type="string" table:style-name="ce10">
            <text:p>Pawlak/Ruge, Betriebsverfassungsrecht</text:p>
          </table:table-cell>
          <table:table-cell office:value-type="string" table:content-validation-name="val1" table:style-name="ce11">
            <text:p>Arbeitsrecht10001</text:p>
          </table:table-cell>
          <table:table-cell office:value-type="string" table:content-validation-name="val4" table:style-name="ce12">
            <text:p>Tarifvertrags- &amp; Mitbestimmungsrecht10206</text:p>
          </table:table-cell>
          <table:table-cell table:content-validation-name="val10" table:style-name="ce11"/>
          <table:table-cell table:content-validation-name="val9" table:style-name="ce12"/>
          <table:table-cell table:content-validation-name="val5" table:style-name="ce11"/>
          <table:table-cell table:content-validation-name="val6" table:style-name="ce12"/>
          <table:table-cell table:content-validation-name="val2" table:style-name="ce11"/>
          <table:table-cell table:content-validation-name="val3" table:style-name="ce12"/>
          <table:table-cell table:content-validation-name="val7" table:style-name="ce11"/>
          <table:table-cell table:content-validation-name="val8" table:style-name="ce12"/>
          <table:table-cell table:content-validation-name="val12" table:style-name="ce34"/>
          <table:table-cell table:content-validation-name="val11" table:style-name="ce35"/>
          <table:table-cell table:content-validation-name="val13" table:style-name="ce34"/>
          <table:table-cell table:content-validation-name="val14" table:style-name="ce35"/>
          <table:table-cell table:content-validation-name="val15" table:style-name="ce34"/>
          <table:table-cell table:content-validation-name="val16" table:style-name="ce35"/>
          <table:table-cell table:content-validation-name="val17" table:style-name="ce34"/>
          <table:table-cell table:content-validation-name="val18" table:style-name="ce35"/>
          <table:table-cell table:content-validation-name="val19" table:style-name="ce34"/>
          <table:table-cell/>
          <table:table-cell table:content-validation-name="val20" table:style-name="ce34"/>
          <table:table-cell table:content-validation-name="val21" table:style-name="ce35"/>
          <table:table-cell table:number-columns-repeated="16359"/>
        </table:table-row>
        <table:table-row table:style-name="ro5">
          <table:table-cell table:style-name="ce8"/>
          <table:table-cell office:value-type="string" table:style-name="ce9">
            <text:p>Erich Schmidt</text:p>
          </table:table-cell>
          <table:table-cell office:value-type="string" table:style-name="ce10">
            <text:p>Lakies, Das Arbeitsverhältnis in der Insolvenz</text:p>
          </table:table-cell>
          <table:table-cell office:value-type="string" table:content-validation-name="val1" table:style-name="ce11">
            <text:p>Arbeitsrecht10001</text:p>
          </table:table-cell>
          <table:table-cell office:value-type="string" table:content-validation-name="val4" table:style-name="ce12">
            <text:p>Arbeitsvertragsrecht10072</text:p>
          </table:table-cell>
          <table:table-cell office:value-type="string" table:content-validation-name="val10" table:style-name="ce11">
            <text:p>Steuerrecht &amp; Finanzwesen10602</text:p>
          </table:table-cell>
          <table:table-cell office:value-type="string" table:content-validation-name="val9" table:style-name="ce12">
            <text:p>Einkommensteuer10648</text:p>
          </table:table-cell>
          <table:table-cell table:content-validation-name="val5" table:style-name="ce11"/>
          <table:table-cell table:content-validation-name="val6" table:style-name="ce12"/>
          <table:table-cell office:value-type="string" table:content-validation-name="val2" table:style-name="ce11">
            <text:p>Wirtschaftsrecht12140</text:p>
          </table:table-cell>
          <table:table-cell office:value-type="string" table:content-validation-name="val3" table:style-name="ce12">
            <text:p>Insolvenzrecht12348</text:p>
          </table:table-cell>
          <table:table-cell table:content-validation-name="val7" table:style-name="ce11"/>
          <table:table-cell table:content-validation-name="val8" table:style-name="ce12"/>
          <table:table-cell table:content-validation-name="val12" table:style-name="ce34"/>
          <table:table-cell table:content-validation-name="val11" table:style-name="ce35"/>
          <table:table-cell table:content-validation-name="val13" table:style-name="ce34"/>
          <table:table-cell table:content-validation-name="val14" table:style-name="ce35"/>
          <table:table-cell table:content-validation-name="val15" table:style-name="ce34"/>
          <table:table-cell table:content-validation-name="val16" table:style-name="ce35"/>
          <table:table-cell table:content-validation-name="val17" table:style-name="ce34"/>
          <table:table-cell table:content-validation-name="val18" table:style-name="ce35"/>
          <table:table-cell table:content-validation-name="val19" table:style-name="ce34"/>
          <table:table-cell/>
          <table:table-cell table:content-validation-name="val20" table:style-name="ce34"/>
          <table:table-cell table:content-validation-name="val21" table:style-name="ce35"/>
          <table:table-cell table:number-columns-repeated="16359"/>
        </table:table-row>
        <table:table-row table:style-name="ro5">
          <table:table-cell table:style-name="ce8"/>
          <table:table-cell office:value-type="string" table:style-name="ce9">
            <text:p>Erich Schmidt</text:p>
          </table:table-cell>
          <table:table-cell office:value-type="string" table:style-name="ce10">
            <text:p>Brinkmann, Schätzungen im Steuerrecht</text:p>
          </table:table-cell>
          <table:table-cell table:content-validation-name="val1" table:style-name="ce11"/>
          <table:table-cell table:content-validation-name="val4" table:style-name="ce12"/>
          <table:table-cell office:value-type="string" table:content-validation-name="val10" table:style-name="ce11">
            <text:p>Steuerrecht &amp; Finanzwesen10602</text:p>
          </table:table-cell>
          <table:table-cell office:value-type="string" table:content-validation-name="val9" table:style-name="ce12">
            <text:p>Behördliches Verfahren &amp; Finanzverwaltung10603</text:p>
          </table:table-cell>
          <table:table-cell table:content-validation-name="val5" table:style-name="ce11"/>
          <table:table-cell table:content-validation-name="val6" table:style-name="ce12"/>
          <table:table-cell table:content-validation-name="val2" table:style-name="ce11"/>
          <table:table-cell table:content-validation-name="val3" table:style-name="ce12"/>
          <table:table-cell table:content-validation-name="val7" table:style-name="ce11"/>
          <table:table-cell table:content-validation-name="val8" table:style-name="ce12"/>
          <table:table-cell table:content-validation-name="val12" table:style-name="ce34"/>
          <table:table-cell table:content-validation-name="val11" table:style-name="ce35"/>
          <table:table-cell table:content-validation-name="val13" table:style-name="ce34"/>
          <table:table-cell table:content-validation-name="val14" table:style-name="ce35"/>
          <table:table-cell table:content-validation-name="val15" table:style-name="ce34"/>
          <table:table-cell table:content-validation-name="val16" table:style-name="ce35"/>
          <table:table-cell table:content-validation-name="val17" table:style-name="ce34"/>
          <table:table-cell table:content-validation-name="val18" table:style-name="ce35"/>
          <table:table-cell table:content-validation-name="val19" table:style-name="ce34"/>
          <table:table-cell/>
          <table:table-cell table:content-validation-name="val20" table:style-name="ce34"/>
          <table:table-cell table:content-validation-name="val21" table:style-name="ce35"/>
          <table:table-cell table:number-columns-repeated="16359"/>
        </table:table-row>
        <table:table-row table:style-name="ro5">
          <table:table-cell table:style-name="ce8"/>
          <table:table-cell office:value-type="string" table:style-name="ce9">
            <text:p>Erich Schmidt</text:p>
          </table:table-cell>
          <table:table-cell office:value-type="string" table:style-name="ce10">
            <text:p>Siering/Izzo-Wagner, VermAnlG</text:p>
          </table:table-cell>
          <table:table-cell table:content-validation-name="val1" table:style-name="ce11"/>
          <table:table-cell table:content-validation-name="val4" table:style-name="ce12"/>
          <table:table-cell table:content-validation-name="val10" table:style-name="ce11"/>
          <table:table-cell table:content-validation-name="val9" table:style-name="ce12"/>
          <table:table-cell table:content-validation-name="val5" table:style-name="ce11"/>
          <table:table-cell table:content-validation-name="val6" table:style-name="ce12"/>
          <table:table-cell office:value-type="string" table:content-validation-name="val2" table:style-name="ce11">
            <text:p>Wirtschaftsrecht12140</text:p>
          </table:table-cell>
          <table:table-cell table:content-validation-name="val3" table:style-name="ce12"/>
          <table:table-cell table:content-validation-name="val7" table:style-name="ce11"/>
          <table:table-cell table:content-validation-name="val8" table:style-name="ce12"/>
          <table:table-cell table:content-validation-name="val12" table:style-name="ce34"/>
          <table:table-cell table:content-validation-name="val11" table:style-name="ce35"/>
          <table:table-cell table:content-validation-name="val13" table:style-name="ce34"/>
          <table:table-cell table:content-validation-name="val14" table:style-name="ce35"/>
          <table:table-cell table:content-validation-name="val15" table:style-name="ce34"/>
          <table:table-cell table:content-validation-name="val16" table:style-name="ce35"/>
          <table:table-cell table:content-validation-name="val17" table:style-name="ce34"/>
          <table:table-cell table:content-validation-name="val18" table:style-name="ce35"/>
          <table:table-cell table:content-validation-name="val19" table:style-name="ce34"/>
          <table:table-cell/>
          <table:table-cell table:content-validation-name="val20" table:style-name="ce34"/>
          <table:table-cell table:content-validation-name="val21" table:style-name="ce35"/>
          <table:table-cell table:number-columns-repeated="16359"/>
        </table:table-row>
        <table:table-row table:style-name="ro5">
          <table:table-cell table:style-name="ce8"/>
          <table:table-cell office:value-type="string" table:style-name="ce9">
            <text:p>Erich Schmidt</text:p>
          </table:table-cell>
          <table:table-cell office:value-type="string" table:style-name="ce10">
            <text:p>Kunschke/Schaffelhuber, FinTech</text:p>
          </table:table-cell>
          <table:table-cell table:content-validation-name="val1" table:style-name="ce11"/>
          <table:table-cell table:content-validation-name="val4" table:style-name="ce12"/>
          <table:table-cell table:content-validation-name="val10" table:style-name="ce11"/>
          <table:table-cell table:content-validation-name="val9" table:style-name="ce12"/>
          <table:table-cell table:content-validation-name="val5" table:style-name="ce11"/>
          <table:table-cell table:content-validation-name="val6" table:style-name="ce12"/>
          <table:table-cell office:value-type="string" table:content-validation-name="val2" table:style-name="ce11">
            <text:p>Wirtschaftsrecht12140</text:p>
          </table:table-cell>
          <table:table-cell table:content-validation-name="val3" table:style-name="ce12"/>
          <table:table-cell table:content-validation-name="val7" table:style-name="ce11"/>
          <table:table-cell table:content-validation-name="val8" table:style-name="ce12"/>
          <table:table-cell table:content-validation-name="val12" table:style-name="ce34"/>
          <table:table-cell table:content-validation-name="val11" table:style-name="ce35"/>
          <table:table-cell office:value-type="string" table:content-validation-name="val13" table:style-name="ce34">
            <text:p>Betriebswirtschaft hbfm10005</text:p>
          </table:table-cell>
          <table:table-cell office:value-type="string" table:content-validation-name="val14" table:style-name="ce35">
            <text:p>Corporate Financehbfm10007</text:p>
          </table:table-cell>
          <table:table-cell table:content-validation-name="val15" table:style-name="ce34"/>
          <table:table-cell table:content-validation-name="val16" table:style-name="ce35"/>
          <table:table-cell table:content-validation-name="val17" table:style-name="ce34"/>
          <table:table-cell table:content-validation-name="val18" table:style-name="ce35"/>
          <table:table-cell table:content-validation-name="val19" table:style-name="ce34"/>
          <table:table-cell/>
          <table:table-cell table:content-validation-name="val20" table:style-name="ce34"/>
          <table:table-cell table:content-validation-name="val21" table:style-name="ce35"/>
          <table:table-cell table:number-columns-repeated="16359"/>
        </table:table-row>
        <table:table-row table:style-name="ro4">
          <table:table-cell table:style-name="ce8"/>
          <table:table-cell office:value-type="string" table:style-name="ce9">
            <text:p>Otto Schmidt</text:p>
          </table:table-cell>
          <table:table-cell office:value-type="string" table:style-name="ce10">
            <text:p>Hübschmann/Hepp/Spitaler, AO/FGO</text:p>
          </table:table-cell>
          <table:table-cell table:content-validation-name="val1" table:style-name="ce11"/>
          <table:table-cell table:content-validation-name="val4" table:style-name="ce12"/>
          <table:table-cell office:value-type="string" table:content-validation-name="val10" table:style-name="ce11">
            <text:p>Steuerrecht &amp; Finanzwesen10602</text:p>
          </table:table-cell>
          <table:table-cell office:value-type="string" table:content-validation-name="val9" table:style-name="ce12">
            <text:p>Behördliches Verfahren &amp; Finanzverwaltung10603, Verfahren vor den Finanzgerichten10797</text:p>
          </table:table-cell>
          <table:table-cell table:content-validation-name="val5" table:style-name="ce11"/>
          <table:table-cell table:content-validation-name="val6" table:style-name="ce12"/>
          <table:table-cell table:content-validation-name="val2" table:style-name="ce11"/>
          <table:table-cell table:content-validation-name="val3" table:style-name="ce12"/>
          <table:table-cell table:content-validation-name="val7" table:style-name="ce11"/>
          <table:table-cell table:content-validation-name="val8" table:style-name="ce12"/>
          <table:table-cell table:content-validation-name="val12" table:style-name="ce34"/>
          <table:table-cell table:content-validation-name="val11" table:style-name="ce35"/>
          <table:table-cell table:content-validation-name="val13" table:style-name="ce34"/>
          <table:table-cell table:content-validation-name="val14" table:style-name="ce35"/>
          <table:table-cell table:content-validation-name="val15" table:style-name="ce34"/>
          <table:table-cell table:content-validation-name="val16" table:style-name="ce35"/>
          <table:table-cell table:content-validation-name="val17" table:style-name="ce34"/>
          <table:table-cell table:content-validation-name="val18" table:style-name="ce35"/>
          <table:table-cell table:content-validation-name="val19" table:style-name="ce34"/>
          <table:table-cell/>
          <table:table-cell table:content-validation-name="val20" table:style-name="ce34"/>
          <table:table-cell table:content-validation-name="val21" table:style-name="ce35"/>
          <table:table-cell table:number-columns-repeated="16359"/>
        </table:table-row>
        <table:table-row table:style-name="ro5">
          <table:table-cell table:style-name="ce8"/>
          <table:table-cell office:value-type="string" table:style-name="ce9">
            <text:p>Otto Schmidt</text:p>
          </table:table-cell>
          <table:table-cell office:value-type="string" table:style-name="ce10">
            <text:p>Groll, Praxis-Handbuch Erbrechtsberatung</text:p>
          </table:table-cell>
          <table:table-cell table:content-validation-name="val1" table:style-name="ce11"/>
          <table:table-cell table:content-validation-name="val4" table:style-name="ce12"/>
          <table:table-cell office:value-type="string" table:content-validation-name="val10" table:style-name="ce11">
            <text:p>Steuerrecht &amp; Finanzwesen10602</text:p>
          </table:table-cell>
          <table:table-cell office:value-type="string" table:content-validation-name="val9" table:style-name="ce12">
            <text:p>Erbschaft- &amp; Schenkungsteuer10718</text:p>
          </table:table-cell>
          <table:table-cell table:content-validation-name="val5" table:style-name="ce11"/>
          <table:table-cell table:content-validation-name="val6" table:style-name="ce12"/>
          <table:table-cell table:content-validation-name="val2" table:style-name="ce11"/>
          <table:table-cell table:content-validation-name="val3" table:style-name="ce12"/>
          <table:table-cell table:content-validation-name="val7" table:style-name="ce11"/>
          <table:table-cell table:content-validation-name="val8" table:style-name="ce12"/>
          <table:table-cell table:content-validation-name="val12" table:style-name="ce34"/>
          <table:table-cell table:content-validation-name="val11" table:style-name="ce35"/>
          <table:table-cell table:content-validation-name="val13" table:style-name="ce34"/>
          <table:table-cell table:content-validation-name="val14" table:style-name="ce35"/>
          <table:table-cell table:content-validation-name="val15" table:style-name="ce34"/>
          <table:table-cell table:content-validation-name="val16" table:style-name="ce35"/>
          <table:table-cell table:content-validation-name="val17" table:style-name="ce34"/>
          <table:table-cell table:content-validation-name="val18" table:style-name="ce35"/>
          <table:table-cell table:content-validation-name="val19" table:style-name="ce34"/>
          <table:table-cell/>
          <table:table-cell table:content-validation-name="val20" table:style-name="ce34"/>
          <table:table-cell table:content-validation-name="val21" table:style-name="ce35"/>
          <table:table-cell table:number-columns-repeated="16359"/>
        </table:table-row>
        <table:table-row table:style-name="ro5">
          <table:table-cell table:style-name="ce8"/>
          <table:table-cell office:value-type="string" table:style-name="ce9">
            <text:p>Otto Schmidt</text:p>
          </table:table-cell>
          <table:table-cell office:value-type="string" table:style-name="ce10">
            <text:p>Gürsching/Stenger, Bewertungsrecht - BewG/ErbStG</text:p>
          </table:table-cell>
          <table:table-cell table:content-validation-name="val1" table:style-name="ce11"/>
          <table:table-cell table:content-validation-name="val4" table:style-name="ce12"/>
          <table:table-cell office:value-type="string" table:content-validation-name="val10" table:style-name="ce11">
            <text:p>Steuerrecht &amp; Finanzwesen10602</text:p>
          </table:table-cell>
          <table:table-cell office:value-type="string" table:content-validation-name="val9" table:style-name="ce12">
            <text:p>Erbschaft- &amp; Schenkungsteuer10718</text:p>
          </table:table-cell>
          <table:table-cell table:content-validation-name="val5" table:style-name="ce11"/>
          <table:table-cell table:content-validation-name="val6" table:style-name="ce12"/>
          <table:table-cell table:content-validation-name="val2" table:style-name="ce11"/>
          <table:table-cell table:content-validation-name="val3" table:style-name="ce12"/>
          <table:table-cell table:content-validation-name="val7" table:style-name="ce11"/>
          <table:table-cell table:content-validation-name="val8" table:style-name="ce12"/>
          <table:table-cell table:content-validation-name="val12" table:style-name="ce34"/>
          <table:table-cell table:content-validation-name="val11" table:style-name="ce35"/>
          <table:table-cell office:value-type="string" table:content-validation-name="val13" table:style-name="ce34">
            <text:p>Betriebswirtschaft hbfm10005</text:p>
          </table:table-cell>
          <table:table-cell office:value-type="string" table:content-validation-name="val14" table:style-name="ce35">
            <text:p>Unternehmensbewertunghbfm10010</text:p>
          </table:table-cell>
          <table:table-cell table:content-validation-name="val15" table:style-name="ce34"/>
          <table:table-cell table:content-validation-name="val16" table:style-name="ce35"/>
          <table:table-cell table:content-validation-name="val17" table:style-name="ce34"/>
          <table:table-cell table:content-validation-name="val18" table:style-name="ce35"/>
          <table:table-cell table:content-validation-name="val19" table:style-name="ce34"/>
          <table:table-cell/>
          <table:table-cell table:content-validation-name="val20" table:style-name="ce34"/>
          <table:table-cell table:content-validation-name="val21" table:style-name="ce35"/>
          <table:table-cell table:number-columns-repeated="16359"/>
        </table:table-row>
        <table:table-row table:style-name="ro5">
          <table:table-cell table:style-name="ce8"/>
          <table:table-cell office:value-type="string" table:style-name="ce9">
            <text:p>Otto Schmidt</text:p>
          </table:table-cell>
          <table:table-cell office:value-type="string" table:style-name="ce10">
            <text:p>erbstb – Erbschaft-Steuerberater</text:p>
          </table:table-cell>
          <table:table-cell table:content-validation-name="val1" table:style-name="ce11"/>
          <table:table-cell table:content-validation-name="val4" table:style-name="ce12"/>
          <table:table-cell office:value-type="string" table:content-validation-name="val10" table:style-name="ce11">
            <text:p>Steuerrecht &amp; Finanzwesen10602</text:p>
          </table:table-cell>
          <table:table-cell office:value-type="string" table:content-validation-name="val9" table:style-name="ce12">
            <text:p>Erbschaft- &amp; Schenkungsteuer10718</text:p>
          </table:table-cell>
          <table:table-cell table:content-validation-name="val5" table:style-name="ce11"/>
          <table:table-cell table:content-validation-name="val6" table:style-name="ce12"/>
          <table:table-cell table:content-validation-name="val2" table:style-name="ce11"/>
          <table:table-cell table:content-validation-name="val3" table:style-name="ce12"/>
          <table:table-cell table:content-validation-name="val7" table:style-name="ce11"/>
          <table:table-cell table:content-validation-name="val8" table:style-name="ce12"/>
          <table:table-cell table:content-validation-name="val12" table:style-name="ce34"/>
          <table:table-cell table:content-validation-name="val11" table:style-name="ce35"/>
          <table:table-cell table:content-validation-name="val13" table:style-name="ce34"/>
          <table:table-cell table:content-validation-name="val14" table:style-name="ce35"/>
          <table:table-cell table:content-validation-name="val15" table:style-name="ce34"/>
          <table:table-cell table:content-validation-name="val16" table:style-name="ce35"/>
          <table:table-cell table:content-validation-name="val17" table:style-name="ce34"/>
          <table:table-cell table:content-validation-name="val18" table:style-name="ce35"/>
          <table:table-cell table:content-validation-name="val19" table:style-name="ce34"/>
          <table:table-cell/>
          <table:table-cell table:content-validation-name="val20" table:style-name="ce34"/>
          <table:table-cell table:content-validation-name="val21" table:style-name="ce35"/>
          <table:table-cell table:number-columns-repeated="16359"/>
        </table:table-row>
        <table:table-row table:style-name="ro5">
          <table:table-cell table:style-name="ce8"/>
          <table:table-cell office:value-type="string" table:style-name="ce9">
            <text:p>Otto Schmidt</text:p>
          </table:table-cell>
          <table:table-cell office:value-type="string" table:style-name="ce10">
            <text:p>Kapp/Ebeling, ErbStG</text:p>
          </table:table-cell>
          <table:table-cell table:content-validation-name="val1" table:style-name="ce11"/>
          <table:table-cell table:content-validation-name="val4" table:style-name="ce12"/>
          <table:table-cell office:value-type="string" table:content-validation-name="val10" table:style-name="ce11">
            <text:p>Steuerrecht &amp; Finanzwesen10602</text:p>
          </table:table-cell>
          <table:table-cell office:value-type="string" table:content-validation-name="val9" table:style-name="ce12">
            <text:p>Erbschaft- &amp; Schenkungsteuer10718</text:p>
          </table:table-cell>
          <table:table-cell table:content-validation-name="val5" table:style-name="ce11"/>
          <table:table-cell table:content-validation-name="val6" table:style-name="ce12"/>
          <table:table-cell table:content-validation-name="val2" table:style-name="ce11"/>
          <table:table-cell table:content-validation-name="val3" table:style-name="ce12"/>
          <table:table-cell table:content-validation-name="val7" table:style-name="ce11"/>
          <table:table-cell table:content-validation-name="val8" table:style-name="ce12"/>
          <table:table-cell table:content-validation-name="val12" table:style-name="ce34"/>
          <table:table-cell table:content-validation-name="val11" table:style-name="ce35"/>
          <table:table-cell table:content-validation-name="val13" table:style-name="ce34"/>
          <table:table-cell table:content-validation-name="val14" table:style-name="ce35"/>
          <table:table-cell table:content-validation-name="val15" table:style-name="ce34"/>
          <table:table-cell table:content-validation-name="val16" table:style-name="ce35"/>
          <table:table-cell table:content-validation-name="val17" table:style-name="ce34"/>
          <table:table-cell table:content-validation-name="val18" table:style-name="ce35"/>
          <table:table-cell table:content-validation-name="val19" table:style-name="ce34"/>
          <table:table-cell/>
          <table:table-cell table:content-validation-name="val20" table:style-name="ce34"/>
          <table:table-cell table:content-validation-name="val21" table:style-name="ce35"/>
          <table:table-cell table:number-columns-repeated="16359"/>
        </table:table-row>
        <table:table-row table:style-name="ro5">
          <table:table-cell table:style-name="ce8"/>
          <table:table-cell office:value-type="string" table:style-name="ce9">
            <text:p>Otto Schmidt</text:p>
          </table:table-cell>
          <table:table-cell office:value-type="string" table:style-name="ce10">
            <text:p>von Oertzen/Loose, ErbStG</text:p>
          </table:table-cell>
          <table:table-cell table:content-validation-name="val1" table:style-name="ce11"/>
          <table:table-cell table:content-validation-name="val4" table:style-name="ce12"/>
          <table:table-cell office:value-type="string" table:content-validation-name="val10" table:style-name="ce11">
            <text:p>Steuerrecht &amp; Finanzwesen10602</text:p>
          </table:table-cell>
          <table:table-cell office:value-type="string" table:content-validation-name="val9" table:style-name="ce12">
            <text:p>Erbschaft- &amp; Schenkungsteuer10718</text:p>
          </table:table-cell>
          <table:table-cell table:content-validation-name="val5" table:style-name="ce11"/>
          <table:table-cell table:content-validation-name="val6" table:style-name="ce12"/>
          <table:table-cell table:content-validation-name="val2" table:style-name="ce11"/>
          <table:table-cell table:content-validation-name="val3" table:style-name="ce12"/>
          <table:table-cell table:content-validation-name="val7" table:style-name="ce11"/>
          <table:table-cell table:content-validation-name="val8" table:style-name="ce12"/>
          <table:table-cell table:content-validation-name="val12" table:style-name="ce34"/>
          <table:table-cell table:content-validation-name="val11" table:style-name="ce35"/>
          <table:table-cell table:content-validation-name="val13" table:style-name="ce34"/>
          <table:table-cell table:content-validation-name="val14" table:style-name="ce35"/>
          <table:table-cell table:content-validation-name="val15" table:style-name="ce34"/>
          <table:table-cell table:content-validation-name="val16" table:style-name="ce35"/>
          <table:table-cell table:content-validation-name="val17" table:style-name="ce34"/>
          <table:table-cell table:content-validation-name="val18" table:style-name="ce35"/>
          <table:table-cell table:content-validation-name="val19" table:style-name="ce34"/>
          <table:table-cell/>
          <table:table-cell table:content-validation-name="val20" table:style-name="ce34"/>
          <table:table-cell table:content-validation-name="val21" table:style-name="ce35"/>
          <table:table-cell table:number-columns-repeated="16359"/>
        </table:table-row>
        <table:table-row table:style-name="ro2">
          <table:table-cell table:style-name="ce8"/>
          <table:table-cell office:value-type="string" table:style-name="ce9">
            <text:p>Otto Schmidt</text:p>
          </table:table-cell>
          <table:table-cell office:value-type="string" table:style-name="ce10">
            <text:p>Ebeling/Geck, Handbuch der Erbengemeinschaft</text:p>
          </table:table-cell>
          <table:table-cell table:content-validation-name="val1" table:style-name="ce11"/>
          <table:table-cell table:content-validation-name="val4" table:style-name="ce12"/>
          <table:table-cell office:value-type="string" table:content-validation-name="val10" table:style-name="ce11">
            <text:p>Steuerrecht &amp; Finanzwesen10602</text:p>
          </table:table-cell>
          <table:table-cell office:value-type="string" table:content-validation-name="val9" table:style-name="ce12">
            <text:p>Erbschaft- &amp; Schenkungsteuer10718, Einkommensteuer10648, Behördliches Verfahren &amp; Finanzverwaltung10603</text:p>
          </table:table-cell>
          <table:table-cell table:content-validation-name="val5" table:style-name="ce11"/>
          <table:table-cell table:content-validation-name="val6" table:style-name="ce12"/>
          <table:table-cell table:content-validation-name="val2" table:style-name="ce11"/>
          <table:table-cell table:content-validation-name="val3" table:style-name="ce12"/>
          <table:table-cell table:content-validation-name="val7" table:style-name="ce11"/>
          <table:table-cell table:content-validation-name="val8" table:style-name="ce12"/>
          <table:table-cell table:content-validation-name="val12" table:style-name="ce34"/>
          <table:table-cell table:content-validation-name="val11" table:style-name="ce35"/>
          <table:table-cell table:content-validation-name="val13" table:style-name="ce34"/>
          <table:table-cell table:content-validation-name="val14" table:style-name="ce35"/>
          <table:table-cell table:content-validation-name="val15" table:style-name="ce34"/>
          <table:table-cell table:content-validation-name="val16" table:style-name="ce35"/>
          <table:table-cell table:content-validation-name="val17" table:style-name="ce34"/>
          <table:table-cell table:content-validation-name="val18" table:style-name="ce35"/>
          <table:table-cell table:content-validation-name="val19" table:style-name="ce34"/>
          <table:table-cell/>
          <table:table-cell table:content-validation-name="val20" table:style-name="ce34"/>
          <table:table-cell table:content-validation-name="val21" table:style-name="ce35"/>
          <table:table-cell table:number-columns-repeated="16359"/>
        </table:table-row>
        <table:table-row table:style-name="ro5">
          <table:table-cell table:style-name="ce8"/>
          <table:table-cell office:value-type="string" table:style-name="ce9">
            <text:p>Otto Schmidt</text:p>
          </table:table-cell>
          <table:table-cell office:value-type="string" table:style-name="ce10">
            <text:p>Kirchhof, EStG</text:p>
          </table:table-cell>
          <table:table-cell table:content-validation-name="val1" table:style-name="ce11"/>
          <table:table-cell table:content-validation-name="val4" table:style-name="ce12"/>
          <table:table-cell office:value-type="string" table:content-validation-name="val10" table:style-name="ce11">
            <text:p>Steuerrecht &amp; Finanzwesen10602</text:p>
          </table:table-cell>
          <table:table-cell office:value-type="string" table:content-validation-name="val9" table:style-name="ce12">
            <text:p>Einkommensteuer10648</text:p>
          </table:table-cell>
          <table:table-cell table:content-validation-name="val5" table:style-name="ce11"/>
          <table:table-cell table:content-validation-name="val6" table:style-name="ce12"/>
          <table:table-cell table:content-validation-name="val2" table:style-name="ce11"/>
          <table:table-cell table:content-validation-name="val3" table:style-name="ce12"/>
          <table:table-cell table:content-validation-name="val7" table:style-name="ce11"/>
          <table:table-cell table:content-validation-name="val8" table:style-name="ce12"/>
          <table:table-cell table:content-validation-name="val12" table:style-name="ce34"/>
          <table:table-cell table:content-validation-name="val11" table:style-name="ce35"/>
          <table:table-cell table:content-validation-name="val13" table:style-name="ce34"/>
          <table:table-cell table:content-validation-name="val14" table:style-name="ce35"/>
          <table:table-cell table:content-validation-name="val15" table:style-name="ce34"/>
          <table:table-cell table:content-validation-name="val16" table:style-name="ce35"/>
          <table:table-cell table:content-validation-name="val17" table:style-name="ce34"/>
          <table:table-cell table:content-validation-name="val18" table:style-name="ce35"/>
          <table:table-cell table:content-validation-name="val19" table:style-name="ce34"/>
          <table:table-cell/>
          <table:table-cell table:content-validation-name="val20" table:style-name="ce34"/>
          <table:table-cell table:content-validation-name="val21" table:style-name="ce35"/>
          <table:table-cell table:number-columns-repeated="16359"/>
        </table:table-row>
        <table:table-row table:style-name="ro3">
          <table:table-cell table:style-name="ce8"/>
          <table:table-cell office:value-type="string" table:style-name="ce9">
            <text:p>Otto Schmidt</text:p>
          </table:table-cell>
          <table:table-cell office:value-type="string" table:style-name="ce10">
            <text:p>estb – Ertrag-Steuerberater</text:p>
          </table:table-cell>
          <table:table-cell table:content-validation-name="val1" table:style-name="ce11"/>
          <table:table-cell table:content-validation-name="val4" table:style-name="ce12"/>
          <table:table-cell office:value-type="string" table:content-validation-name="val10" table:style-name="ce11">
            <text:p>Steuerrecht &amp; Finanzwesen10602</text:p>
          </table:table-cell>
          <table:table-cell office:value-type="string" table:content-validation-name="val9" table:style-name="ce12">
            <text:p>Einkommensteuer10648, Gewerbesteuer10734, Körperschaftsteuer10764</text:p>
          </table:table-cell>
          <table:table-cell table:content-validation-name="val5" table:style-name="ce11"/>
          <table:table-cell table:content-validation-name="val6" table:style-name="ce12"/>
          <table:table-cell table:content-validation-name="val2" table:style-name="ce11"/>
          <table:table-cell table:content-validation-name="val3" table:style-name="ce12"/>
          <table:table-cell table:content-validation-name="val7" table:style-name="ce11"/>
          <table:table-cell table:content-validation-name="val8" table:style-name="ce12"/>
          <table:table-cell table:content-validation-name="val12" table:style-name="ce34"/>
          <table:table-cell table:content-validation-name="val11" table:style-name="ce35"/>
          <table:table-cell table:content-validation-name="val13" table:style-name="ce34"/>
          <table:table-cell table:content-validation-name="val14" table:style-name="ce35"/>
          <table:table-cell table:content-validation-name="val15" table:style-name="ce34"/>
          <table:table-cell table:content-validation-name="val16" table:style-name="ce35"/>
          <table:table-cell table:content-validation-name="val17" table:style-name="ce34"/>
          <table:table-cell table:content-validation-name="val18" table:style-name="ce35"/>
          <table:table-cell table:content-validation-name="val19" table:style-name="ce34"/>
          <table:table-cell/>
          <table:table-cell table:content-validation-name="val20" table:style-name="ce34"/>
          <table:table-cell table:content-validation-name="val21" table:style-name="ce35"/>
          <table:table-cell table:number-columns-repeated="16359"/>
        </table:table-row>
        <table:table-row table:style-name="ro3">
          <table:table-cell table:style-name="ce8"/>
          <table:table-cell office:value-type="string" table:style-name="ce9">
            <text:p>Otto Schmidt</text:p>
          </table:table-cell>
          <table:table-cell office:value-type="string" table:style-name="ce10">
            <text:p>FR – Finanz-Rundschau Ertragsteuerrecht</text:p>
          </table:table-cell>
          <table:table-cell table:content-validation-name="val1" table:style-name="ce11"/>
          <table:table-cell table:content-validation-name="val4" table:style-name="ce12"/>
          <table:table-cell office:value-type="string" table:content-validation-name="val10" table:style-name="ce11">
            <text:p>Steuerrecht &amp; Finanzwesen10602</text:p>
          </table:table-cell>
          <table:table-cell office:value-type="string" table:content-validation-name="val9" table:style-name="ce12">
            <text:p>Einkommensteuer10648, Gewerbesteuer10734, Körperschaftsteuer10764</text:p>
          </table:table-cell>
          <table:table-cell table:content-validation-name="val5" table:style-name="ce11"/>
          <table:table-cell table:content-validation-name="val6" table:style-name="ce12"/>
          <table:table-cell table:content-validation-name="val2" table:style-name="ce11"/>
          <table:table-cell table:content-validation-name="val3" table:style-name="ce12"/>
          <table:table-cell table:content-validation-name="val7" table:style-name="ce11"/>
          <table:table-cell table:content-validation-name="val8" table:style-name="ce12"/>
          <table:table-cell table:content-validation-name="val12" table:style-name="ce34"/>
          <table:table-cell table:content-validation-name="val11" table:style-name="ce35"/>
          <table:table-cell table:content-validation-name="val13" table:style-name="ce34"/>
          <table:table-cell table:content-validation-name="val14" table:style-name="ce35"/>
          <table:table-cell table:content-validation-name="val15" table:style-name="ce34"/>
          <table:table-cell table:content-validation-name="val16" table:style-name="ce35"/>
          <table:table-cell table:content-validation-name="val17" table:style-name="ce34"/>
          <table:table-cell table:content-validation-name="val18" table:style-name="ce35"/>
          <table:table-cell table:content-validation-name="val19" table:style-name="ce34"/>
          <table:table-cell/>
          <table:table-cell table:content-validation-name="val20" table:style-name="ce34"/>
          <table:table-cell table:content-validation-name="val21" table:style-name="ce35"/>
          <table:table-cell table:number-columns-repeated="16359"/>
        </table:table-row>
        <table:table-row table:style-name="ro5">
          <table:table-cell table:style-name="ce8"/>
          <table:table-cell office:value-type="string" table:style-name="ce9">
            <text:p>Otto Schmidt</text:p>
          </table:table-cell>
          <table:table-cell office:value-type="string" table:style-name="ce10">
            <text:p>Lenski/Steinberg, GewStG</text:p>
          </table:table-cell>
          <table:table-cell table:content-validation-name="val1" table:style-name="ce11"/>
          <table:table-cell table:content-validation-name="val4" table:style-name="ce12"/>
          <table:table-cell office:value-type="string" table:content-validation-name="val10" table:style-name="ce11">
            <text:p>Steuerrecht &amp; Finanzwesen10602</text:p>
          </table:table-cell>
          <table:table-cell office:value-type="string" table:content-validation-name="val9" table:style-name="ce12">
            <text:p>Gewerbesteuer10734</text:p>
          </table:table-cell>
          <table:table-cell table:content-validation-name="val5" table:style-name="ce11"/>
          <table:table-cell table:content-validation-name="val6" table:style-name="ce12"/>
          <table:table-cell table:content-validation-name="val2" table:style-name="ce11"/>
          <table:table-cell table:content-validation-name="val3" table:style-name="ce12"/>
          <table:table-cell table:content-validation-name="val7" table:style-name="ce11"/>
          <table:table-cell table:content-validation-name="val8" table:style-name="ce12"/>
          <table:table-cell table:content-validation-name="val12" table:style-name="ce34"/>
          <table:table-cell table:content-validation-name="val11" table:style-name="ce35"/>
          <table:table-cell table:content-validation-name="val13" table:style-name="ce34"/>
          <table:table-cell table:content-validation-name="val14" table:style-name="ce35"/>
          <table:table-cell table:content-validation-name="val15" table:style-name="ce34"/>
          <table:table-cell table:content-validation-name="val16" table:style-name="ce35"/>
          <table:table-cell table:content-validation-name="val17" table:style-name="ce34"/>
          <table:table-cell table:content-validation-name="val18" table:style-name="ce35"/>
          <table:table-cell table:content-validation-name="val19" table:style-name="ce34"/>
          <table:table-cell/>
          <table:table-cell table:content-validation-name="val20" table:style-name="ce34"/>
          <table:table-cell table:content-validation-name="val21" table:style-name="ce35"/>
          <table:table-cell table:number-columns-repeated="16359"/>
        </table:table-row>
        <table:table-row table:style-name="ro7">
          <table:table-cell table:style-name="ce8"/>
          <table:table-cell office:value-type="string" table:style-name="ce9">
            <text:p>Otto Schmidt</text:p>
          </table:table-cell>
          <table:table-cell office:value-type="string" table:style-name="ce10">
            <text:p>Tipke/Lang, Steuerrecht</text:p>
          </table:table-cell>
          <table:table-cell table:content-validation-name="val1" table:style-name="ce11"/>
          <table:table-cell table:content-validation-name="val4" table:style-name="ce12"/>
          <table:table-cell office:value-type="string" table:content-validation-name="val10" table:style-name="ce11">
            <text:p>Steuerrecht &amp; Finanzwesen10602</text:p>
          </table:table-cell>
          <table:table-cell office:value-type="string" table:content-validation-name="val9" table:style-name="ce12">
            <text:p>Behördliches Verfahren &amp; Finanzverwaltung10603, Einkommensteuer10648, Erbschaft- &amp; Schenkungsteuer10718, Gewerbesteuer10734, Grunderwerbsteuer10744, Grundsteuer10752, Kirchensteuer10759, Körperschaftsteuer10764, Umsatzsteuer10774, Umwandlungsteuer10791, Verfahren vor den Finanzgerichten10797, Weitere Steuern10859</text:p>
          </table:table-cell>
          <table:table-cell table:content-validation-name="val5" table:style-name="ce11"/>
          <table:table-cell table:content-validation-name="val6" table:style-name="ce12"/>
          <table:table-cell table:content-validation-name="val2" table:style-name="ce11"/>
          <table:table-cell table:content-validation-name="val3" table:style-name="ce12"/>
          <table:table-cell table:content-validation-name="val7" table:style-name="ce11"/>
          <table:table-cell table:content-validation-name="val8" table:style-name="ce12"/>
          <table:table-cell table:content-validation-name="val12" table:style-name="ce34"/>
          <table:table-cell table:content-validation-name="val11" table:style-name="ce35"/>
          <table:table-cell table:content-validation-name="val13" table:style-name="ce34"/>
          <table:table-cell table:content-validation-name="val14" table:style-name="ce35"/>
          <table:table-cell table:content-validation-name="val15" table:style-name="ce34"/>
          <table:table-cell table:content-validation-name="val16" table:style-name="ce35"/>
          <table:table-cell table:content-validation-name="val17" table:style-name="ce34"/>
          <table:table-cell table:content-validation-name="val18" table:style-name="ce35"/>
          <table:table-cell table:content-validation-name="val19" table:style-name="ce34"/>
          <table:table-cell/>
          <table:table-cell table:content-validation-name="val20" table:style-name="ce34"/>
          <table:table-cell table:content-validation-name="val21" table:style-name="ce35"/>
          <table:table-cell table:number-columns-repeated="16359"/>
        </table:table-row>
        <table:table-row table:style-name="ro5">
          <table:table-cell table:style-name="ce8"/>
          <table:table-cell office:value-type="string" table:style-name="ce9">
            <text:p>Otto Schmidt</text:p>
          </table:table-cell>
          <table:table-cell office:value-type="string" table:style-name="ce10">
            <text:p>Herrmann/Heuer/Raupach, EStG/KStG</text:p>
          </table:table-cell>
          <table:table-cell table:content-validation-name="val1" table:style-name="ce11"/>
          <table:table-cell table:content-validation-name="val4" table:style-name="ce12"/>
          <table:table-cell office:value-type="string" table:content-validation-name="val10" table:style-name="ce11">
            <text:p>Steuerrecht &amp; Finanzwesen10602</text:p>
          </table:table-cell>
          <table:table-cell office:value-type="string" table:content-validation-name="val9" table:style-name="ce12">
            <text:p>Einkommensteuer10648, Körperschaftsteuer10764</text:p>
          </table:table-cell>
          <table:table-cell table:content-validation-name="val5" table:style-name="ce11"/>
          <table:table-cell table:content-validation-name="val6" table:style-name="ce12"/>
          <table:table-cell table:content-validation-name="val2" table:style-name="ce11"/>
          <table:table-cell table:content-validation-name="val3" table:style-name="ce12"/>
          <table:table-cell table:content-validation-name="val7" table:style-name="ce11"/>
          <table:table-cell table:content-validation-name="val8" table:style-name="ce12"/>
          <table:table-cell table:content-validation-name="val12" table:style-name="ce34"/>
          <table:table-cell table:content-validation-name="val11" table:style-name="ce35"/>
          <table:table-cell table:content-validation-name="val13" table:style-name="ce34"/>
          <table:table-cell table:content-validation-name="val14" table:style-name="ce35"/>
          <table:table-cell table:content-validation-name="val15" table:style-name="ce34"/>
          <table:table-cell table:content-validation-name="val16" table:style-name="ce35"/>
          <table:table-cell table:content-validation-name="val17" table:style-name="ce34"/>
          <table:table-cell table:content-validation-name="val18" table:style-name="ce35"/>
          <table:table-cell table:content-validation-name="val19" table:style-name="ce34"/>
          <table:table-cell/>
          <table:table-cell table:content-validation-name="val20" table:style-name="ce34"/>
          <table:table-cell table:content-validation-name="val21" table:style-name="ce35"/>
          <table:table-cell table:number-columns-repeated="16359"/>
        </table:table-row>
        <table:table-row table:style-name="ro5">
          <table:table-cell table:style-name="ce8"/>
          <table:table-cell office:value-type="string" table:style-name="ce9">
            <text:p>Otto Schmidt</text:p>
          </table:table-cell>
          <table:table-cell office:value-type="string" table:style-name="ce10">
            <text:p>Rödder/Herlinghaus/van Lishaut, UmwStG</text:p>
          </table:table-cell>
          <table:table-cell table:content-validation-name="val1" table:style-name="ce11"/>
          <table:table-cell table:content-validation-name="val4" table:style-name="ce12"/>
          <table:table-cell office:value-type="string" table:content-validation-name="val10" table:style-name="ce11">
            <text:p>Steuerrecht &amp; Finanzwesen10602</text:p>
          </table:table-cell>
          <table:table-cell office:value-type="string" table:content-validation-name="val9" table:style-name="ce12">
            <text:p>Umwandlungsteuer10791</text:p>
          </table:table-cell>
          <table:table-cell table:content-validation-name="val5" table:style-name="ce11"/>
          <table:table-cell table:content-validation-name="val6" table:style-name="ce12"/>
          <table:table-cell table:content-validation-name="val2" table:style-name="ce11"/>
          <table:table-cell table:content-validation-name="val3" table:style-name="ce12"/>
          <table:table-cell table:content-validation-name="val7" table:style-name="ce11"/>
          <table:table-cell table:content-validation-name="val8" table:style-name="ce12"/>
          <table:table-cell table:content-validation-name="val12" table:style-name="ce34"/>
          <table:table-cell table:content-validation-name="val11" table:style-name="ce35"/>
          <table:table-cell table:content-validation-name="val13" table:style-name="ce34"/>
          <table:table-cell table:content-validation-name="val14" table:style-name="ce35"/>
          <table:table-cell table:content-validation-name="val15" table:style-name="ce34"/>
          <table:table-cell table:content-validation-name="val16" table:style-name="ce35"/>
          <table:table-cell table:content-validation-name="val17" table:style-name="ce34"/>
          <table:table-cell table:content-validation-name="val18" table:style-name="ce35"/>
          <table:table-cell table:content-validation-name="val19" table:style-name="ce34"/>
          <table:table-cell/>
          <table:table-cell table:content-validation-name="val20" table:style-name="ce34"/>
          <table:table-cell table:content-validation-name="val21" table:style-name="ce35"/>
          <table:table-cell table:number-columns-repeated="16359"/>
        </table:table-row>
        <table:table-row table:style-name="ro5">
          <table:table-cell table:style-name="ce8"/>
          <table:table-cell office:value-type="string" table:style-name="ce9">
            <text:p>Otto Schmidt</text:p>
          </table:table-cell>
          <table:table-cell office:value-type="string" table:style-name="ce10">
            <text:p>Flick/Wassermeyer/Baumhoff/Schönfeld, Außensteuerrecht</text:p>
          </table:table-cell>
          <table:table-cell table:content-validation-name="val1" table:style-name="ce11"/>
          <table:table-cell table:content-validation-name="val4" table:style-name="ce12"/>
          <table:table-cell office:value-type="string" table:content-validation-name="val10" table:style-name="ce11">
            <text:p>Steuerrecht &amp; Finanzwesen10602</text:p>
          </table:table-cell>
          <table:table-cell office:value-type="string" table:content-validation-name="val9" table:style-name="ce12">
            <text:p>Weitere Steuern10859</text:p>
          </table:table-cell>
          <table:table-cell table:content-validation-name="val5" table:style-name="ce11"/>
          <table:table-cell table:content-validation-name="val6" table:style-name="ce12"/>
          <table:table-cell table:content-validation-name="val2" table:style-name="ce11"/>
          <table:table-cell table:content-validation-name="val3" table:style-name="ce12"/>
          <table:table-cell table:content-validation-name="val7" table:style-name="ce11"/>
          <table:table-cell table:content-validation-name="val8" table:style-name="ce12"/>
          <table:table-cell table:content-validation-name="val12" table:style-name="ce34"/>
          <table:table-cell table:content-validation-name="val11" table:style-name="ce35"/>
          <table:table-cell table:content-validation-name="val13" table:style-name="ce34"/>
          <table:table-cell table:content-validation-name="val14" table:style-name="ce35"/>
          <table:table-cell table:content-validation-name="val15" table:style-name="ce34"/>
          <table:table-cell table:content-validation-name="val16" table:style-name="ce35"/>
          <table:table-cell table:content-validation-name="val17" table:style-name="ce34"/>
          <table:table-cell table:content-validation-name="val18" table:style-name="ce35"/>
          <table:table-cell table:content-validation-name="val19" table:style-name="ce34"/>
          <table:table-cell/>
          <table:table-cell table:content-validation-name="val20" table:style-name="ce34"/>
          <table:table-cell table:content-validation-name="val21" table:style-name="ce35"/>
          <table:table-cell table:number-columns-repeated="16359"/>
        </table:table-row>
        <table:table-row table:style-name="ro5">
          <table:table-cell table:style-name="ce8"/>
          <table:table-cell office:value-type="string" table:style-name="ce9">
            <text:p>Otto Schmidt</text:p>
          </table:table-cell>
          <table:table-cell office:value-type="string" table:style-name="ce10">
            <text:p>Wassermeyer/Andresen/Ditz, Betriebsstätten-Handbuch</text:p>
          </table:table-cell>
          <table:table-cell table:content-validation-name="val1" table:style-name="ce11"/>
          <table:table-cell table:content-validation-name="val4" table:style-name="ce12"/>
          <table:table-cell office:value-type="string" table:content-validation-name="val10" table:style-name="ce11">
            <text:p>Steuerrecht &amp; Finanzwesen10602</text:p>
          </table:table-cell>
          <table:table-cell office:value-type="string" table:content-validation-name="val9" table:style-name="ce12">
            <text:p>Weitere Steuern10859</text:p>
          </table:table-cell>
          <table:table-cell table:content-validation-name="val5" table:style-name="ce11"/>
          <table:table-cell table:content-validation-name="val6" table:style-name="ce12"/>
          <table:table-cell table:content-validation-name="val2" table:style-name="ce11"/>
          <table:table-cell table:content-validation-name="val3" table:style-name="ce12"/>
          <table:table-cell table:content-validation-name="val7" table:style-name="ce11"/>
          <table:table-cell table:content-validation-name="val8" table:style-name="ce12"/>
          <table:table-cell table:content-validation-name="val12" table:style-name="ce34"/>
          <table:table-cell table:content-validation-name="val11" table:style-name="ce35"/>
          <table:table-cell table:content-validation-name="val13" table:style-name="ce34"/>
          <table:table-cell table:content-validation-name="val14" table:style-name="ce35"/>
          <table:table-cell table:content-validation-name="val15" table:style-name="ce34"/>
          <table:table-cell table:content-validation-name="val16" table:style-name="ce35"/>
          <table:table-cell table:content-validation-name="val17" table:style-name="ce34"/>
          <table:table-cell table:content-validation-name="val18" table:style-name="ce35"/>
          <table:table-cell table:content-validation-name="val19" table:style-name="ce34"/>
          <table:table-cell/>
          <table:table-cell table:content-validation-name="val20" table:style-name="ce34"/>
          <table:table-cell table:content-validation-name="val21" table:style-name="ce35"/>
          <table:table-cell table:number-columns-repeated="16359"/>
        </table:table-row>
        <table:table-row table:style-name="ro5">
          <table:table-cell table:style-name="ce8"/>
          <table:table-cell office:value-type="string" table:style-name="ce9">
            <text:p>Otto Schmidt</text:p>
          </table:table-cell>
          <table:table-cell office:value-type="string" table:style-name="ce10">
            <text:p>Flick/Wassermeyer/Kempermann, DBA Deutschland - Schweiz</text:p>
          </table:table-cell>
          <table:table-cell table:content-validation-name="val1" table:style-name="ce11"/>
          <table:table-cell table:content-validation-name="val4" table:style-name="ce12"/>
          <table:table-cell office:value-type="string" table:content-validation-name="val10" table:style-name="ce11">
            <text:p>Steuerrecht &amp; Finanzwesen10602</text:p>
          </table:table-cell>
          <table:table-cell office:value-type="string" table:content-validation-name="val9" table:style-name="ce12">
            <text:p>Weitere Steuern10859</text:p>
          </table:table-cell>
          <table:table-cell table:content-validation-name="val5" table:style-name="ce11"/>
          <table:table-cell table:content-validation-name="val6" table:style-name="ce12"/>
          <table:table-cell table:content-validation-name="val2" table:style-name="ce11"/>
          <table:table-cell table:content-validation-name="val3" table:style-name="ce12"/>
          <table:table-cell table:content-validation-name="val7" table:style-name="ce11"/>
          <table:table-cell table:content-validation-name="val8" table:style-name="ce12"/>
          <table:table-cell table:content-validation-name="val12" table:style-name="ce34"/>
          <table:table-cell table:content-validation-name="val11" table:style-name="ce35"/>
          <table:table-cell table:content-validation-name="val13" table:style-name="ce34"/>
          <table:table-cell table:content-validation-name="val14" table:style-name="ce35"/>
          <table:table-cell table:content-validation-name="val15" table:style-name="ce34"/>
          <table:table-cell table:content-validation-name="val16" table:style-name="ce35"/>
          <table:table-cell table:content-validation-name="val17" table:style-name="ce34"/>
          <table:table-cell table:content-validation-name="val18" table:style-name="ce35"/>
          <table:table-cell table:content-validation-name="val19" table:style-name="ce34"/>
          <table:table-cell/>
          <table:table-cell table:content-validation-name="val20" table:style-name="ce34"/>
          <table:table-cell table:content-validation-name="val21" table:style-name="ce35"/>
          <table:table-cell table:number-columns-repeated="16359"/>
        </table:table-row>
        <table:table-row table:style-name="ro5">
          <table:table-cell table:style-name="ce8"/>
          <table:table-cell office:value-type="string" table:style-name="ce9">
            <text:p>Otto Schmidt</text:p>
          </table:table-cell>
          <table:table-cell office:value-type="string" table:style-name="ce10">
            <text:p>Schönfeld/Ditz, DBA</text:p>
          </table:table-cell>
          <table:table-cell table:content-validation-name="val1" table:style-name="ce11"/>
          <table:table-cell table:content-validation-name="val4" table:style-name="ce12"/>
          <table:table-cell office:value-type="string" table:content-validation-name="val10" table:style-name="ce11">
            <text:p>Steuerrecht &amp; Finanzwesen10602</text:p>
          </table:table-cell>
          <table:table-cell office:value-type="string" table:content-validation-name="val9" table:style-name="ce12">
            <text:p>Weitere Steuern10859</text:p>
          </table:table-cell>
          <table:table-cell table:content-validation-name="val5" table:style-name="ce11"/>
          <table:table-cell table:content-validation-name="val6" table:style-name="ce12"/>
          <table:table-cell table:content-validation-name="val2" table:style-name="ce11"/>
          <table:table-cell table:content-validation-name="val3" table:style-name="ce12"/>
          <table:table-cell table:content-validation-name="val7" table:style-name="ce11"/>
          <table:table-cell table:content-validation-name="val8" table:style-name="ce12"/>
          <table:table-cell table:content-validation-name="val12" table:style-name="ce34"/>
          <table:table-cell table:content-validation-name="val11" table:style-name="ce35"/>
          <table:table-cell table:content-validation-name="val13" table:style-name="ce34"/>
          <table:table-cell table:content-validation-name="val14" table:style-name="ce35"/>
          <table:table-cell table:content-validation-name="val15" table:style-name="ce34"/>
          <table:table-cell table:content-validation-name="val16" table:style-name="ce35"/>
          <table:table-cell table:content-validation-name="val17" table:style-name="ce34"/>
          <table:table-cell table:content-validation-name="val18" table:style-name="ce35"/>
          <table:table-cell table:content-validation-name="val19" table:style-name="ce34"/>
          <table:table-cell/>
          <table:table-cell table:content-validation-name="val20" table:style-name="ce34"/>
          <table:table-cell table:content-validation-name="val21" table:style-name="ce35"/>
          <table:table-cell table:number-columns-repeated="16359"/>
        </table:table-row>
        <table:table-row table:style-name="ro5">
          <table:table-cell table:style-name="ce8"/>
          <table:table-cell office:value-type="string" table:style-name="ce9">
            <text:p>Otto Schmidt</text:p>
          </table:table-cell>
          <table:table-cell office:value-type="string" table:style-name="ce10">
            <text:p>Schaumburg/Englisch, Europäisches Steuerrecht</text:p>
          </table:table-cell>
          <table:table-cell table:content-validation-name="val1" table:style-name="ce11"/>
          <table:table-cell table:content-validation-name="val4" table:style-name="ce12"/>
          <table:table-cell office:value-type="string" table:content-validation-name="val10" table:style-name="ce11">
            <text:p>Steuerrecht &amp; Finanzwesen10602</text:p>
          </table:table-cell>
          <table:table-cell office:value-type="string" table:content-validation-name="val9" table:style-name="ce12">
            <text:p>Weitere Steuern10859</text:p>
          </table:table-cell>
          <table:table-cell table:content-validation-name="val5" table:style-name="ce11"/>
          <table:table-cell table:content-validation-name="val6" table:style-name="ce12"/>
          <table:table-cell table:content-validation-name="val2" table:style-name="ce11"/>
          <table:table-cell table:content-validation-name="val3" table:style-name="ce12"/>
          <table:table-cell table:content-validation-name="val7" table:style-name="ce11"/>
          <table:table-cell table:content-validation-name="val8" table:style-name="ce12"/>
          <table:table-cell table:content-validation-name="val12" table:style-name="ce34"/>
          <table:table-cell table:content-validation-name="val11" table:style-name="ce35"/>
          <table:table-cell table:content-validation-name="val13" table:style-name="ce34"/>
          <table:table-cell table:content-validation-name="val14" table:style-name="ce35"/>
          <table:table-cell table:content-validation-name="val15" table:style-name="ce34"/>
          <table:table-cell table:content-validation-name="val16" table:style-name="ce35"/>
          <table:table-cell table:content-validation-name="val17" table:style-name="ce34"/>
          <table:table-cell table:content-validation-name="val18" table:style-name="ce35"/>
          <table:table-cell table:content-validation-name="val19" table:style-name="ce34"/>
          <table:table-cell/>
          <table:table-cell table:content-validation-name="val20" table:style-name="ce34"/>
          <table:table-cell table:content-validation-name="val21" table:style-name="ce35"/>
          <table:table-cell table:number-columns-repeated="16359"/>
        </table:table-row>
        <table:table-row table:style-name="ro5">
          <table:table-cell table:style-name="ce8"/>
          <table:table-cell office:value-type="string" table:style-name="ce9">
            <text:p>Otto Schmidt</text:p>
          </table:table-cell>
          <table:table-cell office:value-type="string" table:style-name="ce10">
            <text:p>Kroppen, Handbuch Internationale Verrechnungspreise</text:p>
          </table:table-cell>
          <table:table-cell table:content-validation-name="val1" table:style-name="ce11"/>
          <table:table-cell table:content-validation-name="val4" table:style-name="ce12"/>
          <table:table-cell office:value-type="string" table:content-validation-name="val10" table:style-name="ce11">
            <text:p>Steuerrecht &amp; Finanzwesen10602</text:p>
          </table:table-cell>
          <table:table-cell office:value-type="string" table:content-validation-name="val9" table:style-name="ce12">
            <text:p>Weitere Steuern10859</text:p>
          </table:table-cell>
          <table:table-cell table:content-validation-name="val5" table:style-name="ce11"/>
          <table:table-cell table:content-validation-name="val6" table:style-name="ce12"/>
          <table:table-cell table:content-validation-name="val2" table:style-name="ce11"/>
          <table:table-cell table:content-validation-name="val3" table:style-name="ce12"/>
          <table:table-cell table:content-validation-name="val7" table:style-name="ce11"/>
          <table:table-cell table:content-validation-name="val8" table:style-name="ce12"/>
          <table:table-cell table:content-validation-name="val12" table:style-name="ce34"/>
          <table:table-cell table:content-validation-name="val11" table:style-name="ce35"/>
          <table:table-cell table:content-validation-name="val13" table:style-name="ce34"/>
          <table:table-cell table:content-validation-name="val14" table:style-name="ce35"/>
          <table:table-cell table:content-validation-name="val15" table:style-name="ce34"/>
          <table:table-cell table:content-validation-name="val16" table:style-name="ce35"/>
          <table:table-cell table:content-validation-name="val17" table:style-name="ce34"/>
          <table:table-cell table:content-validation-name="val18" table:style-name="ce35"/>
          <table:table-cell table:content-validation-name="val19" table:style-name="ce34"/>
          <table:table-cell/>
          <table:table-cell table:content-validation-name="val20" table:style-name="ce34"/>
          <table:table-cell table:content-validation-name="val21" table:style-name="ce35"/>
          <table:table-cell table:number-columns-repeated="16359"/>
        </table:table-row>
        <table:table-row table:style-name="ro5">
          <table:table-cell table:style-name="ce8"/>
          <table:table-cell office:value-type="string" table:style-name="ce9">
            <text:p>Otto Schmidt</text:p>
          </table:table-cell>
          <table:table-cell office:value-type="string" table:style-name="ce10">
            <text:p>ISR – Internationale Steuer-Rundschau</text:p>
          </table:table-cell>
          <table:table-cell table:content-validation-name="val1" table:style-name="ce11"/>
          <table:table-cell table:content-validation-name="val4" table:style-name="ce12"/>
          <table:table-cell office:value-type="string" table:content-validation-name="val10" table:style-name="ce11">
            <text:p>Steuerrecht &amp; Finanzwesen10602</text:p>
          </table:table-cell>
          <table:table-cell office:value-type="string" table:content-validation-name="val9" table:style-name="ce12">
            <text:p>Weitere Steuern10859</text:p>
          </table:table-cell>
          <table:table-cell table:content-validation-name="val5" table:style-name="ce11"/>
          <table:table-cell table:content-validation-name="val6" table:style-name="ce12"/>
          <table:table-cell table:content-validation-name="val2" table:style-name="ce11"/>
          <table:table-cell table:content-validation-name="val3" table:style-name="ce12"/>
          <table:table-cell table:content-validation-name="val7" table:style-name="ce11"/>
          <table:table-cell table:content-validation-name="val8" table:style-name="ce12"/>
          <table:table-cell table:content-validation-name="val12" table:style-name="ce34"/>
          <table:table-cell table:content-validation-name="val11" table:style-name="ce35"/>
          <table:table-cell table:content-validation-name="val13" table:style-name="ce34"/>
          <table:table-cell table:content-validation-name="val14" table:style-name="ce35"/>
          <table:table-cell table:content-validation-name="val15" table:style-name="ce34"/>
          <table:table-cell table:content-validation-name="val16" table:style-name="ce35"/>
          <table:table-cell table:content-validation-name="val17" table:style-name="ce34"/>
          <table:table-cell table:content-validation-name="val18" table:style-name="ce35"/>
          <table:table-cell table:content-validation-name="val19" table:style-name="ce34"/>
          <table:table-cell/>
          <table:table-cell table:content-validation-name="val20" table:style-name="ce34"/>
          <table:table-cell table:content-validation-name="val21" table:style-name="ce35"/>
          <table:table-cell table:number-columns-repeated="16359"/>
        </table:table-row>
        <table:table-row table:style-name="ro5">
          <table:table-cell table:style-name="ce8"/>
          <table:table-cell office:value-type="string" table:style-name="ce9">
            <text:p>Otto Schmidt</text:p>
          </table:table-cell>
          <table:table-cell office:value-type="string" table:style-name="ce10">
            <text:p>Schaumburg, Internationales Steuerrecht</text:p>
          </table:table-cell>
          <table:table-cell table:content-validation-name="val1" table:style-name="ce11"/>
          <table:table-cell table:content-validation-name="val4" table:style-name="ce12"/>
          <table:table-cell office:value-type="string" table:content-validation-name="val10" table:style-name="ce11">
            <text:p>Steuerrecht &amp; Finanzwesen10602</text:p>
          </table:table-cell>
          <table:table-cell office:value-type="string" table:content-validation-name="val9" table:style-name="ce12">
            <text:p>Weitere Steuern10859</text:p>
          </table:table-cell>
          <table:table-cell table:content-validation-name="val5" table:style-name="ce11"/>
          <table:table-cell table:content-validation-name="val6" table:style-name="ce12"/>
          <table:table-cell table:content-validation-name="val2" table:style-name="ce11"/>
          <table:table-cell table:content-validation-name="val3" table:style-name="ce12"/>
          <table:table-cell table:content-validation-name="val7" table:style-name="ce11"/>
          <table:table-cell table:content-validation-name="val8" table:style-name="ce12"/>
          <table:table-cell table:content-validation-name="val12" table:style-name="ce34"/>
          <table:table-cell table:content-validation-name="val11" table:style-name="ce35"/>
          <table:table-cell table:content-validation-name="val13" table:style-name="ce34"/>
          <table:table-cell table:content-validation-name="val14" table:style-name="ce35"/>
          <table:table-cell table:content-validation-name="val15" table:style-name="ce34"/>
          <table:table-cell table:content-validation-name="val16" table:style-name="ce35"/>
          <table:table-cell table:content-validation-name="val17" table:style-name="ce34"/>
          <table:table-cell table:content-validation-name="val18" table:style-name="ce35"/>
          <table:table-cell table:content-validation-name="val19" table:style-name="ce34"/>
          <table:table-cell/>
          <table:table-cell table:content-validation-name="val20" table:style-name="ce34"/>
          <table:table-cell table:content-validation-name="val21" table:style-name="ce35"/>
          <table:table-cell table:number-columns-repeated="16359"/>
        </table:table-row>
        <table:table-row table:style-name="ro5">
          <table:table-cell table:style-name="ce8"/>
          <table:table-cell office:value-type="string" table:style-name="ce9">
            <text:p>Otto Schmidt</text:p>
          </table:table-cell>
          <table:table-cell office:value-type="string" table:style-name="ce10">
            <text:p>Schaumburg/Peters, Internationales Steuerstrafrecht</text:p>
          </table:table-cell>
          <table:table-cell table:content-validation-name="val1" table:style-name="ce11"/>
          <table:table-cell table:content-validation-name="val4" table:style-name="ce12"/>
          <table:table-cell office:value-type="string" table:content-validation-name="val10" table:style-name="ce11">
            <text:p>Steuerrecht &amp; Finanzwesen10602</text:p>
          </table:table-cell>
          <table:table-cell office:value-type="string" table:content-validation-name="val9" table:style-name="ce12">
            <text:p>Weitere Steuern10859</text:p>
          </table:table-cell>
          <table:table-cell table:content-validation-name="val5" table:style-name="ce11"/>
          <table:table-cell table:content-validation-name="val6" table:style-name="ce12"/>
          <table:table-cell table:content-validation-name="val2" table:style-name="ce11"/>
          <table:table-cell table:content-validation-name="val3" table:style-name="ce12"/>
          <table:table-cell table:content-validation-name="val7" table:style-name="ce11"/>
          <table:table-cell table:content-validation-name="val8" table:style-name="ce12"/>
          <table:table-cell table:content-validation-name="val12" table:style-name="ce34"/>
          <table:table-cell table:content-validation-name="val11" table:style-name="ce35"/>
          <table:table-cell table:content-validation-name="val13" table:style-name="ce34"/>
          <table:table-cell table:content-validation-name="val14" table:style-name="ce35"/>
          <table:table-cell table:content-validation-name="val15" table:style-name="ce34"/>
          <table:table-cell table:content-validation-name="val16" table:style-name="ce35"/>
          <table:table-cell table:content-validation-name="val17" table:style-name="ce34"/>
          <table:table-cell table:content-validation-name="val18" table:style-name="ce35"/>
          <table:table-cell table:content-validation-name="val19" table:style-name="ce34"/>
          <table:table-cell/>
          <table:table-cell table:content-validation-name="val20" table:style-name="ce34"/>
          <table:table-cell table:content-validation-name="val21" table:style-name="ce35"/>
          <table:table-cell table:number-columns-repeated="16359"/>
        </table:table-row>
        <table:table-row table:style-name="ro3">
          <table:table-cell table:style-name="ce8"/>
          <table:table-cell office:value-type="string" table:style-name="ce9">
            <text:p>Otto Schmidt</text:p>
          </table:table-cell>
          <table:table-cell office:value-type="string" table:style-name="ce10">
            <text:p>Schaumburg/Hendricks, Steuerrechtsschutz</text:p>
          </table:table-cell>
          <table:table-cell table:content-validation-name="val1" table:style-name="ce11"/>
          <table:table-cell table:content-validation-name="val4" table:style-name="ce12"/>
          <table:table-cell office:value-type="string" table:content-validation-name="val10" table:style-name="ce11">
            <text:p>Steuerrecht &amp; Finanzwesen10602</text:p>
          </table:table-cell>
          <table:table-cell office:value-type="string" table:content-validation-name="val9" table:style-name="ce12">
            <text:p>Behördliches Verfahren &amp; Finanzverwaltung10603, Weitere Steuern10859</text:p>
          </table:table-cell>
          <table:table-cell table:content-validation-name="val5" table:style-name="ce11"/>
          <table:table-cell table:content-validation-name="val6" table:style-name="ce12"/>
          <table:table-cell table:content-validation-name="val2" table:style-name="ce11"/>
          <table:table-cell table:content-validation-name="val3" table:style-name="ce12"/>
          <table:table-cell table:content-validation-name="val7" table:style-name="ce11"/>
          <table:table-cell table:content-validation-name="val8" table:style-name="ce12"/>
          <table:table-cell table:content-validation-name="val12" table:style-name="ce34"/>
          <table:table-cell table:content-validation-name="val11" table:style-name="ce35"/>
          <table:table-cell table:content-validation-name="val13" table:style-name="ce34"/>
          <table:table-cell table:content-validation-name="val14" table:style-name="ce35"/>
          <table:table-cell table:content-validation-name="val15" table:style-name="ce34"/>
          <table:table-cell table:content-validation-name="val16" table:style-name="ce35"/>
          <table:table-cell table:content-validation-name="val17" table:style-name="ce34"/>
          <table:table-cell table:content-validation-name="val18" table:style-name="ce35"/>
          <table:table-cell table:content-validation-name="val19" table:style-name="ce34"/>
          <table:table-cell/>
          <table:table-cell table:content-validation-name="val20" table:style-name="ce34"/>
          <table:table-cell table:content-validation-name="val21" table:style-name="ce35"/>
          <table:table-cell table:number-columns-repeated="16359"/>
        </table:table-row>
        <table:table-row table:style-name="ro5">
          <table:table-cell table:style-name="ce8"/>
          <table:table-cell office:value-type="string" table:style-name="ce9">
            <text:p>Otto Schmidt</text:p>
          </table:table-cell>
          <table:table-cell office:value-type="string" table:style-name="ce10">
            <text:p>Wassermeyer/Richter/Schnittker, Personengesellschaften im Internationalen Steuerrecht</text:p>
          </table:table-cell>
          <table:table-cell table:content-validation-name="val1" table:style-name="ce11"/>
          <table:table-cell table:content-validation-name="val4" table:style-name="ce12"/>
          <table:table-cell office:value-type="string" table:content-validation-name="val10" table:style-name="ce11">
            <text:p>Steuerrecht &amp; Finanzwesen10602</text:p>
          </table:table-cell>
          <table:table-cell office:value-type="string" table:content-validation-name="val9" table:style-name="ce12">
            <text:p>Weitere Steuern10859, Gewerbesteuer10734</text:p>
          </table:table-cell>
          <table:table-cell table:content-validation-name="val5" table:style-name="ce11"/>
          <table:table-cell table:content-validation-name="val6" table:style-name="ce12"/>
          <table:table-cell table:content-validation-name="val2" table:style-name="ce11"/>
          <table:table-cell table:content-validation-name="val3" table:style-name="ce12"/>
          <table:table-cell table:content-validation-name="val7" table:style-name="ce11"/>
          <table:table-cell table:content-validation-name="val8" table:style-name="ce12"/>
          <table:table-cell table:content-validation-name="val12" table:style-name="ce34"/>
          <table:table-cell table:content-validation-name="val11" table:style-name="ce35"/>
          <table:table-cell table:content-validation-name="val13" table:style-name="ce34"/>
          <table:table-cell table:content-validation-name="val14" table:style-name="ce35"/>
          <table:table-cell table:content-validation-name="val15" table:style-name="ce34"/>
          <table:table-cell table:content-validation-name="val16" table:style-name="ce35"/>
          <table:table-cell table:content-validation-name="val17" table:style-name="ce34"/>
          <table:table-cell table:content-validation-name="val18" table:style-name="ce35"/>
          <table:table-cell table:content-validation-name="val19" table:style-name="ce34"/>
          <table:table-cell/>
          <table:table-cell table:content-validation-name="val20" table:style-name="ce34"/>
          <table:table-cell table:content-validation-name="val21" table:style-name="ce35"/>
          <table:table-cell table:number-columns-repeated="16359"/>
        </table:table-row>
        <table:table-row table:style-name="ro5">
          <table:table-cell table:style-name="ce8"/>
          <table:table-cell office:value-type="string" table:style-name="ce9">
            <text:p>Otto Schmidt</text:p>
          </table:table-cell>
          <table:table-cell office:value-type="string" table:style-name="ce10">
            <text:p>Mössner u. a., Steuerrecht international tätiger Unternehmen</text:p>
          </table:table-cell>
          <table:table-cell table:content-validation-name="val1" table:style-name="ce11"/>
          <table:table-cell table:content-validation-name="val4" table:style-name="ce12"/>
          <table:table-cell office:value-type="string" table:content-validation-name="val10" table:style-name="ce11">
            <text:p>Steuerrecht &amp; Finanzwesen10602</text:p>
          </table:table-cell>
          <table:table-cell office:value-type="string" table:content-validation-name="val9" table:style-name="ce12">
            <text:p>Weitere Steuern10859</text:p>
          </table:table-cell>
          <table:table-cell table:content-validation-name="val5" table:style-name="ce11"/>
          <table:table-cell table:content-validation-name="val6" table:style-name="ce12"/>
          <table:table-cell table:content-validation-name="val2" table:style-name="ce11"/>
          <table:table-cell table:content-validation-name="val3" table:style-name="ce12"/>
          <table:table-cell table:content-validation-name="val7" table:style-name="ce11"/>
          <table:table-cell table:content-validation-name="val8" table:style-name="ce12"/>
          <table:table-cell table:content-validation-name="val12" table:style-name="ce34"/>
          <table:table-cell table:content-validation-name="val11" table:style-name="ce35"/>
          <table:table-cell table:content-validation-name="val13" table:style-name="ce34"/>
          <table:table-cell table:content-validation-name="val14" table:style-name="ce35"/>
          <table:table-cell table:content-validation-name="val15" table:style-name="ce34"/>
          <table:table-cell table:content-validation-name="val16" table:style-name="ce35"/>
          <table:table-cell table:content-validation-name="val17" table:style-name="ce34"/>
          <table:table-cell table:content-validation-name="val18" table:style-name="ce35"/>
          <table:table-cell table:content-validation-name="val19" table:style-name="ce34"/>
          <table:table-cell/>
          <table:table-cell table:content-validation-name="val20" table:style-name="ce34"/>
          <table:table-cell table:content-validation-name="val21" table:style-name="ce35"/>
          <table:table-cell table:number-columns-repeated="16359"/>
        </table:table-row>
        <table:table-row table:style-name="ro5">
          <table:table-cell table:style-name="ce8"/>
          <table:table-cell office:value-type="string" table:style-name="ce9">
            <text:p>Otto Schmidt</text:p>
          </table:table-cell>
          <table:table-cell office:value-type="string" table:style-name="ce10">
            <text:p>Prinz, Umwandlungen im internationalen Steuerrecht</text:p>
          </table:table-cell>
          <table:table-cell table:content-validation-name="val1" table:style-name="ce11"/>
          <table:table-cell table:content-validation-name="val4" table:style-name="ce12"/>
          <table:table-cell office:value-type="string" table:content-validation-name="val10" table:style-name="ce11">
            <text:p>Steuerrecht &amp; Finanzwesen10602</text:p>
          </table:table-cell>
          <table:table-cell office:value-type="string" table:content-validation-name="val9" table:style-name="ce12">
            <text:p>Umwandlungsteuer10791, Weitere Steuern10859</text:p>
          </table:table-cell>
          <table:table-cell table:content-validation-name="val5" table:style-name="ce11"/>
          <table:table-cell table:content-validation-name="val6" table:style-name="ce12"/>
          <table:table-cell table:content-validation-name="val2" table:style-name="ce11"/>
          <table:table-cell table:content-validation-name="val3" table:style-name="ce12"/>
          <table:table-cell table:content-validation-name="val7" table:style-name="ce11"/>
          <table:table-cell table:content-validation-name="val8" table:style-name="ce12"/>
          <table:table-cell table:content-validation-name="val12" table:style-name="ce34"/>
          <table:table-cell table:content-validation-name="val11" table:style-name="ce35"/>
          <table:table-cell table:content-validation-name="val13" table:style-name="ce34"/>
          <table:table-cell table:content-validation-name="val14" table:style-name="ce35"/>
          <table:table-cell table:content-validation-name="val15" table:style-name="ce34"/>
          <table:table-cell table:content-validation-name="val16" table:style-name="ce35"/>
          <table:table-cell table:content-validation-name="val17" table:style-name="ce34"/>
          <table:table-cell table:content-validation-name="val18" table:style-name="ce35"/>
          <table:table-cell table:content-validation-name="val19" table:style-name="ce34"/>
          <table:table-cell/>
          <table:table-cell table:content-validation-name="val20" table:style-name="ce34"/>
          <table:table-cell table:content-validation-name="val21" table:style-name="ce35"/>
          <table:table-cell table:number-columns-repeated="16359"/>
        </table:table-row>
        <table:table-row table:style-name="ro5">
          <table:table-cell table:style-name="ce8"/>
          <table:table-cell office:value-type="string" table:style-name="ce9">
            <text:p>Otto Schmidt</text:p>
          </table:table-cell>
          <table:table-cell office:value-type="string" table:style-name="ce10">
            <text:p>Wassermeyer/Baumhoff, Verrechnungspreise international verbundener Unternehmen</text:p>
          </table:table-cell>
          <table:table-cell table:content-validation-name="val1" table:style-name="ce11"/>
          <table:table-cell table:content-validation-name="val4" table:style-name="ce12"/>
          <table:table-cell office:value-type="string" table:content-validation-name="val10" table:style-name="ce11">
            <text:p>Steuerrecht &amp; Finanzwesen10602</text:p>
          </table:table-cell>
          <table:table-cell office:value-type="string" table:content-validation-name="val9" table:style-name="ce12">
            <text:p>Weitere Steuern10859</text:p>
          </table:table-cell>
          <table:table-cell table:content-validation-name="val5" table:style-name="ce11"/>
          <table:table-cell table:content-validation-name="val6" table:style-name="ce12"/>
          <table:table-cell table:content-validation-name="val2" table:style-name="ce11"/>
          <table:table-cell table:content-validation-name="val3" table:style-name="ce12"/>
          <table:table-cell table:content-validation-name="val7" table:style-name="ce11"/>
          <table:table-cell table:content-validation-name="val8" table:style-name="ce12"/>
          <table:table-cell table:content-validation-name="val12" table:style-name="ce34"/>
          <table:table-cell table:content-validation-name="val11" table:style-name="ce35"/>
          <table:table-cell table:content-validation-name="val13" table:style-name="ce34"/>
          <table:table-cell table:content-validation-name="val14" table:style-name="ce35"/>
          <table:table-cell table:content-validation-name="val15" table:style-name="ce34"/>
          <table:table-cell table:content-validation-name="val16" table:style-name="ce35"/>
          <table:table-cell table:content-validation-name="val17" table:style-name="ce34"/>
          <table:table-cell table:content-validation-name="val18" table:style-name="ce35"/>
          <table:table-cell table:content-validation-name="val19" table:style-name="ce34"/>
          <table:table-cell/>
          <table:table-cell table:content-validation-name="val20" table:style-name="ce34"/>
          <table:table-cell table:content-validation-name="val21" table:style-name="ce35"/>
          <table:table-cell table:number-columns-repeated="16359"/>
        </table:table-row>
        <table:table-row table:style-name="ro5">
          <table:table-cell table:style-name="ce8"/>
          <table:table-cell office:value-type="string" table:style-name="ce9">
            <text:p>Otto Schmidt</text:p>
          </table:table-cell>
          <table:table-cell office:value-type="string" table:style-name="ce10">
            <text:p>Rödder/Herlinghaus/Neumann, KStG</text:p>
          </table:table-cell>
          <table:table-cell table:content-validation-name="val1" table:style-name="ce11"/>
          <table:table-cell table:content-validation-name="val4" table:style-name="ce12"/>
          <table:table-cell office:value-type="string" table:content-validation-name="val10" table:style-name="ce11">
            <text:p>Steuerrecht &amp; Finanzwesen10602</text:p>
          </table:table-cell>
          <table:table-cell office:value-type="string" table:content-validation-name="val9" table:style-name="ce12">
            <text:p>Körperschaftsteuer10764</text:p>
          </table:table-cell>
          <table:table-cell table:content-validation-name="val5" table:style-name="ce11"/>
          <table:table-cell table:content-validation-name="val6" table:style-name="ce12"/>
          <table:table-cell table:content-validation-name="val2" table:style-name="ce11"/>
          <table:table-cell table:content-validation-name="val3" table:style-name="ce12"/>
          <table:table-cell table:content-validation-name="val7" table:style-name="ce11"/>
          <table:table-cell table:content-validation-name="val8" table:style-name="ce12"/>
          <table:table-cell table:content-validation-name="val12" table:style-name="ce34"/>
          <table:table-cell table:content-validation-name="val11" table:style-name="ce35"/>
          <table:table-cell table:content-validation-name="val13" table:style-name="ce34"/>
          <table:table-cell table:content-validation-name="val14" table:style-name="ce35"/>
          <table:table-cell table:content-validation-name="val15" table:style-name="ce34"/>
          <table:table-cell table:content-validation-name="val16" table:style-name="ce35"/>
          <table:table-cell table:content-validation-name="val17" table:style-name="ce34"/>
          <table:table-cell table:content-validation-name="val18" table:style-name="ce35"/>
          <table:table-cell table:content-validation-name="val19" table:style-name="ce34"/>
          <table:table-cell/>
          <table:table-cell table:content-validation-name="val20" table:style-name="ce34"/>
          <table:table-cell table:content-validation-name="val21" table:style-name="ce35"/>
          <table:table-cell table:number-columns-repeated="16359"/>
        </table:table-row>
        <table:table-row table:style-name="ro5">
          <table:table-cell table:style-name="ce8"/>
          <table:table-cell office:value-type="string" table:style-name="ce9">
            <text:p>Otto Schmidt</text:p>
          </table:table-cell>
          <table:table-cell office:value-type="string" table:style-name="ce10">
            <text:p>Birkenfeld/Wäger, Das große Umsatzsteuer-Handbuch</text:p>
          </table:table-cell>
          <table:table-cell table:content-validation-name="val1" table:style-name="ce11"/>
          <table:table-cell table:content-validation-name="val4" table:style-name="ce12"/>
          <table:table-cell office:value-type="string" table:content-validation-name="val10" table:style-name="ce11">
            <text:p>Steuerrecht &amp; Finanzwesen10602</text:p>
          </table:table-cell>
          <table:table-cell office:value-type="string" table:content-validation-name="val9" table:style-name="ce12">
            <text:p>Umsatzsteuer10774</text:p>
          </table:table-cell>
          <table:table-cell table:content-validation-name="val5" table:style-name="ce11"/>
          <table:table-cell table:content-validation-name="val6" table:style-name="ce12"/>
          <table:table-cell table:content-validation-name="val2" table:style-name="ce11"/>
          <table:table-cell table:content-validation-name="val3" table:style-name="ce12"/>
          <table:table-cell table:content-validation-name="val7" table:style-name="ce11"/>
          <table:table-cell table:content-validation-name="val8" table:style-name="ce12"/>
          <table:table-cell table:content-validation-name="val12" table:style-name="ce34"/>
          <table:table-cell table:content-validation-name="val11" table:style-name="ce35"/>
          <table:table-cell table:content-validation-name="val13" table:style-name="ce34"/>
          <table:table-cell table:content-validation-name="val14" table:style-name="ce35"/>
          <table:table-cell table:content-validation-name="val15" table:style-name="ce34"/>
          <table:table-cell table:content-validation-name="val16" table:style-name="ce35"/>
          <table:table-cell table:content-validation-name="val17" table:style-name="ce34"/>
          <table:table-cell table:content-validation-name="val18" table:style-name="ce35"/>
          <table:table-cell table:content-validation-name="val19" table:style-name="ce34"/>
          <table:table-cell/>
          <table:table-cell table:content-validation-name="val20" table:style-name="ce34"/>
          <table:table-cell table:content-validation-name="val21" table:style-name="ce35"/>
          <table:table-cell table:number-columns-repeated="16359"/>
        </table:table-row>
        <table:table-row table:style-name="ro5">
          <table:table-cell table:style-name="ce8"/>
          <table:table-cell office:value-type="string" table:style-name="ce9">
            <text:p>Otto Schmidt</text:p>
          </table:table-cell>
          <table:table-cell office:value-type="string" table:style-name="ce10">
            <text:p>Rau/Dürrwächter, UStG</text:p>
          </table:table-cell>
          <table:table-cell table:content-validation-name="val1" table:style-name="ce11"/>
          <table:table-cell table:content-validation-name="val4" table:style-name="ce12"/>
          <table:table-cell office:value-type="string" table:content-validation-name="val10" table:style-name="ce11">
            <text:p>Steuerrecht &amp; Finanzwesen10602</text:p>
          </table:table-cell>
          <table:table-cell office:value-type="string" table:content-validation-name="val9" table:style-name="ce12">
            <text:p>Umsatzsteuer10774</text:p>
          </table:table-cell>
          <table:table-cell table:content-validation-name="val5" table:style-name="ce11"/>
          <table:table-cell table:content-validation-name="val6" table:style-name="ce12"/>
          <table:table-cell table:content-validation-name="val2" table:style-name="ce11"/>
          <table:table-cell table:content-validation-name="val3" table:style-name="ce12"/>
          <table:table-cell table:content-validation-name="val7" table:style-name="ce11"/>
          <table:table-cell table:content-validation-name="val8" table:style-name="ce12"/>
          <table:table-cell table:content-validation-name="val12" table:style-name="ce34"/>
          <table:table-cell table:content-validation-name="val11" table:style-name="ce35"/>
          <table:table-cell table:content-validation-name="val13" table:style-name="ce34"/>
          <table:table-cell table:content-validation-name="val14" table:style-name="ce35"/>
          <table:table-cell table:content-validation-name="val15" table:style-name="ce34"/>
          <table:table-cell table:content-validation-name="val16" table:style-name="ce35"/>
          <table:table-cell table:content-validation-name="val17" table:style-name="ce34"/>
          <table:table-cell table:content-validation-name="val18" table:style-name="ce35"/>
          <table:table-cell table:content-validation-name="val19" table:style-name="ce34"/>
          <table:table-cell/>
          <table:table-cell table:content-validation-name="val20" table:style-name="ce34"/>
          <table:table-cell table:content-validation-name="val21" table:style-name="ce35"/>
          <table:table-cell table:number-columns-repeated="16359"/>
        </table:table-row>
        <table:table-row table:style-name="ro5">
          <table:table-cell table:style-name="ce8"/>
          <table:table-cell office:value-type="string" table:style-name="ce9">
            <text:p>Otto Schmidt</text:p>
          </table:table-cell>
          <table:table-cell office:value-type="string" table:style-name="ce10">
            <text:p>ustb – Umsatz-Steuerberater</text:p>
          </table:table-cell>
          <table:table-cell table:content-validation-name="val1" table:style-name="ce11"/>
          <table:table-cell table:content-validation-name="val4" table:style-name="ce12"/>
          <table:table-cell office:value-type="string" table:content-validation-name="val10" table:style-name="ce11">
            <text:p>Steuerrecht &amp; Finanzwesen10602</text:p>
          </table:table-cell>
          <table:table-cell office:value-type="string" table:content-validation-name="val9" table:style-name="ce12">
            <text:p>Umsatzsteuer10774</text:p>
          </table:table-cell>
          <table:table-cell table:content-validation-name="val5" table:style-name="ce11"/>
          <table:table-cell table:content-validation-name="val6" table:style-name="ce12"/>
          <table:table-cell table:content-validation-name="val2" table:style-name="ce11"/>
          <table:table-cell table:content-validation-name="val3" table:style-name="ce12"/>
          <table:table-cell table:content-validation-name="val7" table:style-name="ce11"/>
          <table:table-cell table:content-validation-name="val8" table:style-name="ce12"/>
          <table:table-cell table:content-validation-name="val12" table:style-name="ce34"/>
          <table:table-cell table:content-validation-name="val11" table:style-name="ce35"/>
          <table:table-cell table:content-validation-name="val13" table:style-name="ce34"/>
          <table:table-cell table:content-validation-name="val14" table:style-name="ce35"/>
          <table:table-cell table:content-validation-name="val15" table:style-name="ce34"/>
          <table:table-cell table:content-validation-name="val16" table:style-name="ce35"/>
          <table:table-cell table:content-validation-name="val17" table:style-name="ce34"/>
          <table:table-cell table:content-validation-name="val18" table:style-name="ce35"/>
          <table:table-cell table:content-validation-name="val19" table:style-name="ce34"/>
          <table:table-cell/>
          <table:table-cell table:content-validation-name="val20" table:style-name="ce34"/>
          <table:table-cell table:content-validation-name="val21" table:style-name="ce35"/>
          <table:table-cell table:number-columns-repeated="16359"/>
        </table:table-row>
        <table:table-row table:style-name="ro5">
          <table:table-cell table:style-name="ce8"/>
          <table:table-cell office:value-type="string" table:style-name="ce9">
            <text:p>Otto Schmidt</text:p>
          </table:table-cell>
          <table:table-cell office:value-type="string" table:style-name="ce10">
            <text:p>EU-ustb – EU-Umsatz-Steuerberater</text:p>
          </table:table-cell>
          <table:table-cell table:content-validation-name="val1" table:style-name="ce11"/>
          <table:table-cell table:content-validation-name="val4" table:style-name="ce12"/>
          <table:table-cell office:value-type="string" table:content-validation-name="val10" table:style-name="ce11">
            <text:p>Steuerrecht &amp; Finanzwesen10602</text:p>
          </table:table-cell>
          <table:table-cell office:value-type="string" table:content-validation-name="val9" table:style-name="ce12">
            <text:p>Umsatzsteuer10774</text:p>
          </table:table-cell>
          <table:table-cell table:content-validation-name="val5" table:style-name="ce11"/>
          <table:table-cell table:content-validation-name="val6" table:style-name="ce12"/>
          <table:table-cell table:content-validation-name="val2" table:style-name="ce11"/>
          <table:table-cell table:content-validation-name="val3" table:style-name="ce12"/>
          <table:table-cell table:content-validation-name="val7" table:style-name="ce11"/>
          <table:table-cell table:content-validation-name="val8" table:style-name="ce12"/>
          <table:table-cell table:content-validation-name="val12" table:style-name="ce34"/>
          <table:table-cell table:content-validation-name="val11" table:style-name="ce35"/>
          <table:table-cell table:content-validation-name="val13" table:style-name="ce34"/>
          <table:table-cell table:content-validation-name="val14" table:style-name="ce35"/>
          <table:table-cell table:content-validation-name="val15" table:style-name="ce34"/>
          <table:table-cell table:content-validation-name="val16" table:style-name="ce35"/>
          <table:table-cell table:content-validation-name="val17" table:style-name="ce34"/>
          <table:table-cell table:content-validation-name="val18" table:style-name="ce35"/>
          <table:table-cell table:content-validation-name="val19" table:style-name="ce34"/>
          <table:table-cell/>
          <table:table-cell table:content-validation-name="val20" table:style-name="ce34"/>
          <table:table-cell table:content-validation-name="val21" table:style-name="ce35"/>
          <table:table-cell table:number-columns-repeated="16359"/>
        </table:table-row>
        <table:table-row table:style-name="ro5">
          <table:table-cell table:style-name="ce8"/>
          <table:table-cell office:value-type="string" table:style-name="ce9">
            <text:p>Otto Schmidt</text:p>
          </table:table-cell>
          <table:table-cell office:value-type="string" table:style-name="ce10">
            <text:p>UR – Umsatzsteuer-Rundschau</text:p>
          </table:table-cell>
          <table:table-cell table:content-validation-name="val1" table:style-name="ce11"/>
          <table:table-cell table:content-validation-name="val4" table:style-name="ce12"/>
          <table:table-cell office:value-type="string" table:content-validation-name="val10" table:style-name="ce11">
            <text:p>Steuerrecht &amp; Finanzwesen10602</text:p>
          </table:table-cell>
          <table:table-cell office:value-type="string" table:content-validation-name="val9" table:style-name="ce12">
            <text:p>Umsatzsteuer10774</text:p>
          </table:table-cell>
          <table:table-cell table:content-validation-name="val5" table:style-name="ce11"/>
          <table:table-cell table:content-validation-name="val6" table:style-name="ce12"/>
          <table:table-cell table:content-validation-name="val2" table:style-name="ce11"/>
          <table:table-cell table:content-validation-name="val3" table:style-name="ce12"/>
          <table:table-cell table:content-validation-name="val7" table:style-name="ce11"/>
          <table:table-cell table:content-validation-name="val8" table:style-name="ce12"/>
          <table:table-cell table:content-validation-name="val12" table:style-name="ce34"/>
          <table:table-cell table:content-validation-name="val11" table:style-name="ce35"/>
          <table:table-cell table:content-validation-name="val13" table:style-name="ce34"/>
          <table:table-cell table:content-validation-name="val14" table:style-name="ce35"/>
          <table:table-cell table:content-validation-name="val15" table:style-name="ce34"/>
          <table:table-cell table:content-validation-name="val16" table:style-name="ce35"/>
          <table:table-cell table:content-validation-name="val17" table:style-name="ce34"/>
          <table:table-cell table:content-validation-name="val18" table:style-name="ce35"/>
          <table:table-cell table:content-validation-name="val19" table:style-name="ce34"/>
          <table:table-cell/>
          <table:table-cell table:content-validation-name="val20" table:style-name="ce34"/>
          <table:table-cell table:content-validation-name="val21" table:style-name="ce35"/>
          <table:table-cell table:number-columns-repeated="16359"/>
        </table:table-row>
        <table:table-row table:style-name="ro5">
          <table:table-cell table:style-name="ce8"/>
          <table:table-cell office:value-type="string" table:style-name="ce9">
            <text:p>Otto Schmidt</text:p>
          </table:table-cell>
          <table:table-cell office:value-type="string" table:style-name="ce10">
            <text:p>Stadie, UStG</text:p>
          </table:table-cell>
          <table:table-cell table:content-validation-name="val1" table:style-name="ce11"/>
          <table:table-cell table:content-validation-name="val4" table:style-name="ce12"/>
          <table:table-cell office:value-type="string" table:content-validation-name="val10" table:style-name="ce11">
            <text:p>Steuerrecht &amp; Finanzwesen10602</text:p>
          </table:table-cell>
          <table:table-cell office:value-type="string" table:content-validation-name="val9" table:style-name="ce12">
            <text:p>Umsatzsteuer10774</text:p>
          </table:table-cell>
          <table:table-cell table:content-validation-name="val5" table:style-name="ce11"/>
          <table:table-cell table:content-validation-name="val6" table:style-name="ce12"/>
          <table:table-cell table:content-validation-name="val2" table:style-name="ce11"/>
          <table:table-cell table:content-validation-name="val3" table:style-name="ce12"/>
          <table:table-cell table:content-validation-name="val7" table:style-name="ce11"/>
          <table:table-cell table:content-validation-name="val8" table:style-name="ce12"/>
          <table:table-cell table:content-validation-name="val12" table:style-name="ce34"/>
          <table:table-cell table:content-validation-name="val11" table:style-name="ce35"/>
          <table:table-cell table:content-validation-name="val13" table:style-name="ce34"/>
          <table:table-cell table:content-validation-name="val14" table:style-name="ce35"/>
          <table:table-cell table:content-validation-name="val15" table:style-name="ce34"/>
          <table:table-cell table:content-validation-name="val16" table:style-name="ce35"/>
          <table:table-cell table:content-validation-name="val17" table:style-name="ce34"/>
          <table:table-cell table:content-validation-name="val18" table:style-name="ce35"/>
          <table:table-cell table:content-validation-name="val19" table:style-name="ce34"/>
          <table:table-cell/>
          <table:table-cell table:content-validation-name="val20" table:style-name="ce34"/>
          <table:table-cell table:content-validation-name="val21" table:style-name="ce35"/>
          <table:table-cell table:number-columns-repeated="16359"/>
        </table:table-row>
        <table:table-row table:style-name="ro4">
          <table:table-cell table:style-name="ce8"/>
          <table:table-cell office:value-type="string" table:style-name="ce9">
            <text:p>Otto Schmidt</text:p>
          </table:table-cell>
          <table:table-cell office:value-type="string" table:style-name="ce10">
            <text:p>Tipke/Kruse, AO/FGO</text:p>
          </table:table-cell>
          <table:table-cell table:content-validation-name="val1" table:style-name="ce11"/>
          <table:table-cell table:content-validation-name="val4" table:style-name="ce12"/>
          <table:table-cell office:value-type="string" table:content-validation-name="val10" table:style-name="ce11">
            <text:p>Steuerrecht &amp; Finanzwesen10602</text:p>
          </table:table-cell>
          <table:table-cell office:value-type="string" table:content-validation-name="val9" table:style-name="ce12">
            <text:p>Behördliches Verfahren &amp; Finanzverwaltung10603, Verfahren vor den Finanzgerichten10797</text:p>
          </table:table-cell>
          <table:table-cell table:content-validation-name="val5" table:style-name="ce11"/>
          <table:table-cell table:content-validation-name="val6" table:style-name="ce12"/>
          <table:table-cell table:content-validation-name="val2" table:style-name="ce11"/>
          <table:table-cell table:content-validation-name="val3" table:style-name="ce12"/>
          <table:table-cell table:content-validation-name="val7" table:style-name="ce11"/>
          <table:table-cell table:content-validation-name="val8" table:style-name="ce12"/>
          <table:table-cell table:content-validation-name="val12" table:style-name="ce34"/>
          <table:table-cell table:content-validation-name="val11" table:style-name="ce35"/>
          <table:table-cell table:content-validation-name="val13" table:style-name="ce34"/>
          <table:table-cell table:content-validation-name="val14" table:style-name="ce35"/>
          <table:table-cell table:content-validation-name="val15" table:style-name="ce34"/>
          <table:table-cell table:content-validation-name="val16" table:style-name="ce35"/>
          <table:table-cell table:content-validation-name="val17" table:style-name="ce34"/>
          <table:table-cell table:content-validation-name="val18" table:style-name="ce35"/>
          <table:table-cell table:content-validation-name="val19" table:style-name="ce34"/>
          <table:table-cell/>
          <table:table-cell table:content-validation-name="val20" table:style-name="ce34"/>
          <table:table-cell table:content-validation-name="val21" table:style-name="ce35"/>
          <table:table-cell table:number-columns-repeated="16359"/>
        </table:table-row>
        <table:table-row table:style-name="ro5">
          <table:table-cell table:style-name="ce8"/>
          <table:table-cell office:value-type="string" table:style-name="ce9">
            <text:p>Otto Schmidt</text:p>
          </table:table-cell>
          <table:table-cell office:value-type="string" table:style-name="ce10">
            <text:p>Ulmer/Brandner/Hensen, AGB-Recht</text:p>
          </table:table-cell>
          <table:table-cell table:content-validation-name="val1" table:style-name="ce11"/>
          <table:table-cell table:content-validation-name="val4" table:style-name="ce12"/>
          <table:table-cell table:content-validation-name="val10" table:style-name="ce11"/>
          <table:table-cell table:content-validation-name="val9" table:style-name="ce12"/>
          <table:table-cell table:content-validation-name="val5" table:style-name="ce11"/>
          <table:table-cell table:content-validation-name="val6" table:style-name="ce12"/>
          <table:table-cell office:value-type="string" table:content-validation-name="val2" table:style-name="ce11">
            <text:p>Wirtschaftsrecht12140</text:p>
          </table:table-cell>
          <table:table-cell table:content-validation-name="val3" table:style-name="ce12"/>
          <table:table-cell table:content-validation-name="val7" table:style-name="ce11"/>
          <table:table-cell table:content-validation-name="val8" table:style-name="ce12"/>
          <table:table-cell table:content-validation-name="val12" table:style-name="ce34"/>
          <table:table-cell table:content-validation-name="val11" table:style-name="ce35"/>
          <table:table-cell table:content-validation-name="val13" table:style-name="ce34"/>
          <table:table-cell table:content-validation-name="val14" table:style-name="ce35"/>
          <table:table-cell table:content-validation-name="val15" table:style-name="ce34"/>
          <table:table-cell table:content-validation-name="val16" table:style-name="ce35"/>
          <table:table-cell table:content-validation-name="val17" table:style-name="ce34"/>
          <table:table-cell table:content-validation-name="val18" table:style-name="ce35"/>
          <table:table-cell table:content-validation-name="val19" table:style-name="ce34"/>
          <table:table-cell/>
          <table:table-cell table:content-validation-name="val20" table:style-name="ce34"/>
          <table:table-cell table:content-validation-name="val21" table:style-name="ce35"/>
          <table:table-cell table:number-columns-repeated="16359"/>
        </table:table-row>
        <table:table-row table:style-name="ro8">
          <table:table-cell table:style-name="ce8"/>
          <table:table-cell office:value-type="string" table:style-name="ce9">
            <text:p>Otto Schmidt</text:p>
          </table:table-cell>
          <table:table-cell office:value-type="string" table:style-name="ce10">
            <text:p>Schmidt/Lutter, AktG</text:p>
          </table:table-cell>
          <table:table-cell table:content-validation-name="val1" table:style-name="ce11"/>
          <table:table-cell table:content-validation-name="val4" table:style-name="ce12"/>
          <table:table-cell table:content-validation-name="val10" table:style-name="ce11"/>
          <table:table-cell table:content-validation-name="val9" table:style-name="ce12"/>
          <table:table-cell table:content-validation-name="val5" table:style-name="ce11"/>
          <table:table-cell table:content-validation-name="val6" table:style-name="ce12"/>
          <table:table-cell office:value-type="string" table:content-validation-name="val2" table:style-name="ce11">
            <text:p>Wirtschaftsrecht12140</text:p>
          </table:table-cell>
          <table:table-cell office:value-type="string" table:content-validation-name="val3" table:style-name="ce12">
            <text:p>Gesellschaftsrecht12260</text:p>
          </table:table-cell>
          <table:table-cell table:content-validation-name="val7" table:style-name="ce11"/>
          <table:table-cell table:content-validation-name="val8" table:style-name="ce12"/>
          <table:table-cell table:content-validation-name="val12" table:style-name="ce34"/>
          <table:table-cell table:content-validation-name="val11" table:style-name="ce35"/>
          <table:table-cell table:content-validation-name="val13" table:style-name="ce34"/>
          <table:table-cell table:content-validation-name="val14" table:style-name="ce35"/>
          <table:table-cell table:content-validation-name="val15" table:style-name="ce34"/>
          <table:table-cell table:content-validation-name="val16" table:style-name="ce35"/>
          <table:table-cell table:content-validation-name="val17" table:style-name="ce34"/>
          <table:table-cell table:content-validation-name="val18" table:style-name="ce35"/>
          <table:table-cell table:content-validation-name="val19" table:style-name="ce34"/>
          <table:table-cell/>
          <table:table-cell table:content-validation-name="val20" table:style-name="ce34"/>
          <table:table-cell table:content-validation-name="val21" table:style-name="ce35"/>
          <table:table-cell table:number-columns-repeated="16359"/>
        </table:table-row>
        <table:table-row table:style-name="ro3">
          <table:table-cell table:style-name="ce8"/>
          <table:table-cell office:value-type="string" table:style-name="ce9">
            <text:p>Otto Schmidt</text:p>
          </table:table-cell>
          <table:table-cell office:value-type="string" table:style-name="ce10">
            <text:p>Bauer/Lingemann/Diller/Haußmann, Anwalts-Formularbuch Arbeitsrecht</text:p>
          </table:table-cell>
          <table:table-cell office:value-type="string" table:content-validation-name="val1" table:style-name="ce11">
            <text:p>Arbeitsrecht10001</text:p>
          </table:table-cell>
          <table:table-cell office:value-type="string" table:content-validation-name="val4" table:style-name="ce12">
            <text:p>Arbeitsvertragsrecht10072, Arbeitszeit &amp; Arbeitsschutz10162</text:p>
          </table:table-cell>
          <table:table-cell table:content-validation-name="val10" table:style-name="ce11"/>
          <table:table-cell table:content-validation-name="val9" table:style-name="ce12"/>
          <table:table-cell table:content-validation-name="val5" table:style-name="ce11"/>
          <table:table-cell table:content-validation-name="val6" table:style-name="ce12"/>
          <table:table-cell table:content-validation-name="val2" table:style-name="ce11"/>
          <table:table-cell table:content-validation-name="val3" table:style-name="ce12"/>
          <table:table-cell table:content-validation-name="val7" table:style-name="ce11"/>
          <table:table-cell table:content-validation-name="val8" table:style-name="ce12"/>
          <table:table-cell table:content-validation-name="val12" table:style-name="ce34"/>
          <table:table-cell table:content-validation-name="val11" table:style-name="ce35"/>
          <table:table-cell table:content-validation-name="val13" table:style-name="ce34"/>
          <table:table-cell table:content-validation-name="val14" table:style-name="ce35"/>
          <table:table-cell table:content-validation-name="val15" table:style-name="ce34"/>
          <table:table-cell table:content-validation-name="val16" table:style-name="ce35"/>
          <table:table-cell table:content-validation-name="val17" table:style-name="ce34"/>
          <table:table-cell table:content-validation-name="val18" table:style-name="ce35"/>
          <table:table-cell table:content-validation-name="val19" table:style-name="ce34"/>
          <table:table-cell/>
          <table:table-cell table:content-validation-name="val20" table:style-name="ce34"/>
          <table:table-cell table:content-validation-name="val21" table:style-name="ce35"/>
          <table:table-cell table:number-columns-repeated="16359"/>
        </table:table-row>
        <table:table-row table:style-name="ro5">
          <table:table-cell table:style-name="ce8"/>
          <table:table-cell office:value-type="string" table:style-name="ce9">
            <text:p>Otto Schmidt</text:p>
          </table:table-cell>
          <table:table-cell office:value-type="string" table:style-name="ce10">
            <text:p>aostb – AO-Steuerberater</text:p>
          </table:table-cell>
          <table:table-cell table:content-validation-name="val1" table:style-name="ce11"/>
          <table:table-cell table:content-validation-name="val4" table:style-name="ce12"/>
          <table:table-cell office:value-type="string" table:content-validation-name="val10" table:style-name="ce11">
            <text:p>Steuerrecht &amp; Finanzwesen10602</text:p>
          </table:table-cell>
          <table:table-cell office:value-type="string" table:content-validation-name="val9" table:style-name="ce12">
            <text:p>Behördliches Verfahren &amp; Finanzverwaltung10603</text:p>
          </table:table-cell>
          <table:table-cell table:content-validation-name="val5" table:style-name="ce11"/>
          <table:table-cell table:content-validation-name="val6" table:style-name="ce12"/>
          <table:table-cell table:content-validation-name="val2" table:style-name="ce11"/>
          <table:table-cell table:content-validation-name="val3" table:style-name="ce12"/>
          <table:table-cell table:content-validation-name="val7" table:style-name="ce11"/>
          <table:table-cell table:content-validation-name="val8" table:style-name="ce12"/>
          <table:table-cell table:content-validation-name="val12" table:style-name="ce34"/>
          <table:table-cell table:content-validation-name="val11" table:style-name="ce35"/>
          <table:table-cell table:content-validation-name="val13" table:style-name="ce34"/>
          <table:table-cell table:content-validation-name="val14" table:style-name="ce35"/>
          <table:table-cell table:content-validation-name="val15" table:style-name="ce34"/>
          <table:table-cell table:content-validation-name="val16" table:style-name="ce35"/>
          <table:table-cell table:content-validation-name="val17" table:style-name="ce34"/>
          <table:table-cell table:content-validation-name="val18" table:style-name="ce35"/>
          <table:table-cell table:content-validation-name="val19" table:style-name="ce34"/>
          <table:table-cell/>
          <table:table-cell table:content-validation-name="val20" table:style-name="ce34"/>
          <table:table-cell table:content-validation-name="val21" table:style-name="ce35"/>
          <table:table-cell table:number-columns-repeated="16359"/>
        </table:table-row>
        <table:table-row table:style-name="ro9">
          <table:table-cell table:style-name="ce8"/>
          <table:table-cell office:value-type="string" table:style-name="ce9">
            <text:p>Otto Schmidt</text:p>
          </table:table-cell>
          <table:table-cell office:value-type="string" table:style-name="ce10">
            <text:p>arbrb – Arbeits-Rechtsberater</text:p>
          </table:table-cell>
          <table:table-cell office:value-type="string" table:content-validation-name="val1" table:style-name="ce11">
            <text:p>Arbeitsrecht10001</text:p>
          </table:table-cell>
          <table:table-cell office:value-type="string" table:content-validation-name="val4" table:style-name="ce12">
            <text:p>Arbeitsvertragsrecht10072, Arbeitsgerichtsbarkeit10002, Arbeitszeit &amp; Arbeitsschutz10162, Personalwesen &amp; Antidiskriminierung10184, Tarifvertrags- &amp; Mitbestimmungsrecht10206</text:p>
          </table:table-cell>
          <table:table-cell table:content-validation-name="val10" table:style-name="ce11"/>
          <table:table-cell table:content-validation-name="val9" table:style-name="ce12"/>
          <table:table-cell table:content-validation-name="val5" table:style-name="ce11"/>
          <table:table-cell table:content-validation-name="val6" table:style-name="ce12"/>
          <table:table-cell table:content-validation-name="val2" table:style-name="ce11"/>
          <table:table-cell table:content-validation-name="val3" table:style-name="ce12"/>
          <table:table-cell table:content-validation-name="val7" table:style-name="ce11"/>
          <table:table-cell table:content-validation-name="val8" table:style-name="ce12"/>
          <table:table-cell table:content-validation-name="val12" table:style-name="ce34"/>
          <table:table-cell table:content-validation-name="val11" table:style-name="ce35"/>
          <table:table-cell table:content-validation-name="val13" table:style-name="ce34"/>
          <table:table-cell table:content-validation-name="val14" table:style-name="ce35"/>
          <table:table-cell table:content-validation-name="val15" table:style-name="ce34"/>
          <table:table-cell table:content-validation-name="val16" table:style-name="ce35"/>
          <table:table-cell table:content-validation-name="val17" table:style-name="ce34"/>
          <table:table-cell table:content-validation-name="val18" table:style-name="ce35"/>
          <table:table-cell table:content-validation-name="val19" table:style-name="ce34"/>
          <table:table-cell/>
          <table:table-cell table:content-validation-name="val20" table:style-name="ce34"/>
          <table:table-cell table:content-validation-name="val21" table:style-name="ce35"/>
          <table:table-cell table:number-columns-repeated="16359"/>
        </table:table-row>
        <table:table-row table:style-name="ro1">
          <table:table-cell table:style-name="ce8"/>
          <table:table-cell office:value-type="string" table:style-name="ce9">
            <text:p>Otto Schmidt</text:p>
          </table:table-cell>
          <table:table-cell office:value-type="string" table:style-name="ce10">
            <text:p>Schwab/Weth, ARbGG</text:p>
          </table:table-cell>
          <table:table-cell office:value-type="string" table:content-validation-name="val1" table:style-name="ce11">
            <text:p>Arbeitsrecht10001</text:p>
          </table:table-cell>
          <table:table-cell office:value-type="string" table:content-validation-name="val4" table:style-name="ce12">
            <text:p>Arbeitsgerichtsbarkeit10002</text:p>
          </table:table-cell>
          <table:table-cell table:content-validation-name="val10" table:style-name="ce11"/>
          <table:table-cell table:content-validation-name="val9" table:style-name="ce12"/>
          <table:table-cell table:content-validation-name="val5" table:style-name="ce11"/>
          <table:table-cell table:content-validation-name="val6" table:style-name="ce12"/>
          <table:table-cell table:content-validation-name="val2" table:style-name="ce11"/>
          <table:table-cell table:content-validation-name="val3" table:style-name="ce12"/>
          <table:table-cell table:content-validation-name="val7" table:style-name="ce11"/>
          <table:table-cell table:content-validation-name="val8" table:style-name="ce12"/>
          <table:table-cell table:content-validation-name="val12" table:style-name="ce34"/>
          <table:table-cell table:content-validation-name="val11" table:style-name="ce35"/>
          <table:table-cell table:content-validation-name="val13" table:style-name="ce34"/>
          <table:table-cell table:content-validation-name="val14" table:style-name="ce35"/>
          <table:table-cell table:content-validation-name="val15" table:style-name="ce34"/>
          <table:table-cell table:content-validation-name="val16" table:style-name="ce35"/>
          <table:table-cell table:content-validation-name="val17" table:style-name="ce34"/>
          <table:table-cell table:content-validation-name="val18" table:style-name="ce35"/>
          <table:table-cell table:content-validation-name="val19" table:style-name="ce34"/>
          <table:table-cell/>
          <table:table-cell table:content-validation-name="val20" table:style-name="ce34"/>
          <table:table-cell table:content-validation-name="val21" table:style-name="ce35"/>
          <table:table-cell table:number-columns-repeated="16359"/>
        </table:table-row>
        <table:table-row table:style-name="ro3">
          <table:table-cell table:style-name="ce8"/>
          <table:table-cell office:value-type="string" table:style-name="ce9">
            <text:p>Otto Schmidt</text:p>
          </table:table-cell>
          <table:table-cell office:value-type="string" table:style-name="ce10">
            <text:p>Tschöpe, Arbeitsrecht Handbuch</text:p>
          </table:table-cell>
          <table:table-cell office:value-type="string" table:content-validation-name="val1" table:style-name="ce11">
            <text:p>Arbeitsrecht10001</text:p>
          </table:table-cell>
          <table:table-cell office:value-type="string" table:content-validation-name="val4" table:style-name="ce12">
            <text:p>Arbeitsvertragsrecht10072, Arbeitszeit &amp; Arbeitsschutz10162</text:p>
          </table:table-cell>
          <table:table-cell table:content-validation-name="val10" table:style-name="ce11"/>
          <table:table-cell table:content-validation-name="val9" table:style-name="ce12"/>
          <table:table-cell table:content-validation-name="val5" table:style-name="ce11"/>
          <table:table-cell table:content-validation-name="val6" table:style-name="ce12"/>
          <table:table-cell table:content-validation-name="val2" table:style-name="ce11"/>
          <table:table-cell table:content-validation-name="val3" table:style-name="ce12"/>
          <table:table-cell table:content-validation-name="val7" table:style-name="ce11"/>
          <table:table-cell table:content-validation-name="val8" table:style-name="ce12"/>
          <table:table-cell table:content-validation-name="val12" table:style-name="ce34"/>
          <table:table-cell table:content-validation-name="val11" table:style-name="ce35"/>
          <table:table-cell table:content-validation-name="val13" table:style-name="ce34"/>
          <table:table-cell table:content-validation-name="val14" table:style-name="ce35"/>
          <table:table-cell table:content-validation-name="val15" table:style-name="ce34"/>
          <table:table-cell table:content-validation-name="val16" table:style-name="ce35"/>
          <table:table-cell table:content-validation-name="val17" table:style-name="ce34"/>
          <table:table-cell table:content-validation-name="val18" table:style-name="ce35"/>
          <table:table-cell table:content-validation-name="val19" table:style-name="ce34"/>
          <table:table-cell/>
          <table:table-cell table:content-validation-name="val20" table:style-name="ce34"/>
          <table:table-cell table:content-validation-name="val21" table:style-name="ce35"/>
          <table:table-cell table:number-columns-repeated="16359"/>
        </table:table-row>
        <table:table-row table:style-name="ro6">
          <table:table-cell table:style-name="ce8"/>
          <table:table-cell office:value-type="string" table:style-name="ce9">
            <text:p>Otto Schmidt</text:p>
          </table:table-cell>
          <table:table-cell office:value-type="string" table:style-name="ce10">
            <text:p>Henssler/Willemsen/Kalb, Arbeitsrecht</text:p>
          </table:table-cell>
          <table:table-cell office:value-type="string" table:content-validation-name="val1" table:style-name="ce11">
            <text:p>Arbeitsrecht10001</text:p>
          </table:table-cell>
          <table:table-cell office:value-type="string" table:content-validation-name="val4" table:style-name="ce12">
            <text:p>Arbeitsgerichtsbarkeit10002, Arbeitsvertragsrecht10072, Arbeitszeit &amp; Arbeitsschutz10162, Tarifvertrags- &amp; Mitbestimmungsrecht10206</text:p>
          </table:table-cell>
          <table:table-cell table:content-validation-name="val10" table:style-name="ce11"/>
          <table:table-cell table:content-validation-name="val9" table:style-name="ce12"/>
          <table:table-cell table:content-validation-name="val5" table:style-name="ce11"/>
          <table:table-cell table:content-validation-name="val6" table:style-name="ce12"/>
          <table:table-cell table:content-validation-name="val2" table:style-name="ce11"/>
          <table:table-cell table:content-validation-name="val3" table:style-name="ce12"/>
          <table:table-cell table:content-validation-name="val7" table:style-name="ce11"/>
          <table:table-cell table:content-validation-name="val8" table:style-name="ce12"/>
          <table:table-cell table:content-validation-name="val12" table:style-name="ce34"/>
          <table:table-cell table:content-validation-name="val11" table:style-name="ce35"/>
          <table:table-cell table:content-validation-name="val13" table:style-name="ce34"/>
          <table:table-cell table:content-validation-name="val14" table:style-name="ce35"/>
          <table:table-cell table:content-validation-name="val15" table:style-name="ce34"/>
          <table:table-cell table:content-validation-name="val16" table:style-name="ce35"/>
          <table:table-cell table:content-validation-name="val17" table:style-name="ce34"/>
          <table:table-cell table:content-validation-name="val18" table:style-name="ce35"/>
          <table:table-cell table:content-validation-name="val19" table:style-name="ce34"/>
          <table:table-cell/>
          <table:table-cell table:content-validation-name="val20" table:style-name="ce34"/>
          <table:table-cell table:content-validation-name="val21" table:style-name="ce35"/>
          <table:table-cell table:number-columns-repeated="16359"/>
        </table:table-row>
        <table:table-row table:style-name="ro5">
          <table:table-cell table:style-name="ce8"/>
          <table:table-cell office:value-type="string" table:style-name="ce9">
            <text:p>Otto Schmidt</text:p>
          </table:table-cell>
          <table:table-cell office:value-type="string" table:style-name="ce10">
            <text:p>Erman, BGB</text:p>
          </table:table-cell>
          <table:table-cell table:content-validation-name="val1" table:style-name="ce11"/>
          <table:table-cell table:content-validation-name="val4" table:style-name="ce12"/>
          <table:table-cell table:content-validation-name="val10" table:style-name="ce11"/>
          <table:table-cell table:content-validation-name="val9" table:style-name="ce12"/>
          <table:table-cell table:content-validation-name="val5" table:style-name="ce11"/>
          <table:table-cell table:content-validation-name="val6" table:style-name="ce12"/>
          <table:table-cell office:value-type="string" table:content-validation-name="val2" table:style-name="ce11">
            <text:p>Wirtschaftsrecht12140</text:p>
          </table:table-cell>
          <table:table-cell table:content-validation-name="val3" table:style-name="ce12"/>
          <table:table-cell table:content-validation-name="val7" table:style-name="ce11"/>
          <table:table-cell table:content-validation-name="val8" table:style-name="ce12"/>
          <table:table-cell table:content-validation-name="val12" table:style-name="ce34"/>
          <table:table-cell table:content-validation-name="val11" table:style-name="ce35"/>
          <table:table-cell table:content-validation-name="val13" table:style-name="ce34"/>
          <table:table-cell table:content-validation-name="val14" table:style-name="ce35"/>
          <table:table-cell table:content-validation-name="val15" table:style-name="ce34"/>
          <table:table-cell table:content-validation-name="val16" table:style-name="ce35"/>
          <table:table-cell table:content-validation-name="val17" table:style-name="ce34"/>
          <table:table-cell table:content-validation-name="val18" table:style-name="ce35"/>
          <table:table-cell table:content-validation-name="val19" table:style-name="ce34"/>
          <table:table-cell/>
          <table:table-cell table:content-validation-name="val20" table:style-name="ce34"/>
          <table:table-cell table:content-validation-name="val21" table:style-name="ce35"/>
          <table:table-cell table:number-columns-repeated="16359"/>
        </table:table-row>
        <table:table-row table:style-name="ro1">
          <table:table-cell table:style-name="ce8"/>
          <table:table-cell office:value-type="string" table:style-name="ce9">
            <text:p>Otto Schmidt</text:p>
          </table:table-cell>
          <table:table-cell office:value-type="string" table:style-name="ce10">
            <text:p>Preis, Der Arbeitsvertrag</text:p>
          </table:table-cell>
          <table:table-cell office:value-type="string" table:content-validation-name="val1" table:style-name="ce11">
            <text:p>Arbeitsrecht10001</text:p>
          </table:table-cell>
          <table:table-cell office:value-type="string" table:content-validation-name="val4" table:style-name="ce12">
            <text:p>Arbeitsvertragsrecht10072</text:p>
          </table:table-cell>
          <table:table-cell table:content-validation-name="val10" table:style-name="ce11"/>
          <table:table-cell table:content-validation-name="val9" table:style-name="ce12"/>
          <table:table-cell table:content-validation-name="val5" table:style-name="ce11"/>
          <table:table-cell table:content-validation-name="val6" table:style-name="ce12"/>
          <table:table-cell table:content-validation-name="val2" table:style-name="ce11"/>
          <table:table-cell table:content-validation-name="val3" table:style-name="ce12"/>
          <table:table-cell table:content-validation-name="val7" table:style-name="ce11"/>
          <table:table-cell table:content-validation-name="val8" table:style-name="ce12"/>
          <table:table-cell table:content-validation-name="val12" table:style-name="ce34"/>
          <table:table-cell table:content-validation-name="val11" table:style-name="ce35"/>
          <table:table-cell table:content-validation-name="val13" table:style-name="ce34"/>
          <table:table-cell table:content-validation-name="val14" table:style-name="ce35"/>
          <table:table-cell table:content-validation-name="val15" table:style-name="ce34"/>
          <table:table-cell table:content-validation-name="val16" table:style-name="ce35"/>
          <table:table-cell table:content-validation-name="val17" table:style-name="ce34"/>
          <table:table-cell table:content-validation-name="val18" table:style-name="ce35"/>
          <table:table-cell table:content-validation-name="val19" table:style-name="ce34"/>
          <table:table-cell/>
          <table:table-cell table:content-validation-name="val20" table:style-name="ce34"/>
          <table:table-cell table:content-validation-name="val21" table:style-name="ce35"/>
          <table:table-cell table:number-columns-repeated="16359"/>
        </table:table-row>
        <table:table-row table:style-name="ro5">
          <table:table-cell table:style-name="ce8"/>
          <table:table-cell office:value-type="string" table:style-name="ce9">
            <text:p>Otto Schmidt</text:p>
          </table:table-cell>
          <table:table-cell office:value-type="string" table:style-name="ce10">
            <text:p>gmbhstb – GmbH-Steuerberater</text:p>
          </table:table-cell>
          <table:table-cell table:content-validation-name="val1" table:style-name="ce11"/>
          <table:table-cell table:content-validation-name="val4" table:style-name="ce12"/>
          <table:table-cell office:value-type="string" table:content-validation-name="val10" table:style-name="ce11">
            <text:p>Steuerrecht &amp; Finanzwesen10602</text:p>
          </table:table-cell>
          <table:table-cell table:content-validation-name="val9" table:style-name="ce12"/>
          <table:table-cell table:content-validation-name="val5" table:style-name="ce11"/>
          <table:table-cell table:content-validation-name="val6" table:style-name="ce12"/>
          <table:table-cell office:value-type="string" table:content-validation-name="val2" table:style-name="ce11">
            <text:p>Wirtschaftsrecht12140</text:p>
          </table:table-cell>
          <table:table-cell table:content-validation-name="val3" table:style-name="ce12"/>
          <table:table-cell table:content-validation-name="val7" table:style-name="ce11"/>
          <table:table-cell table:content-validation-name="val8" table:style-name="ce12"/>
          <table:table-cell table:content-validation-name="val12" table:style-name="ce34"/>
          <table:table-cell table:content-validation-name="val11" table:style-name="ce35"/>
          <table:table-cell table:content-validation-name="val13" table:style-name="ce34"/>
          <table:table-cell table:content-validation-name="val14" table:style-name="ce35"/>
          <table:table-cell table:content-validation-name="val15" table:style-name="ce34"/>
          <table:table-cell table:content-validation-name="val16" table:style-name="ce35"/>
          <table:table-cell table:content-validation-name="val17" table:style-name="ce34"/>
          <table:table-cell table:content-validation-name="val18" table:style-name="ce35"/>
          <table:table-cell table:content-validation-name="val19" table:style-name="ce34"/>
          <table:table-cell/>
          <table:table-cell table:content-validation-name="val20" table:style-name="ce34"/>
          <table:table-cell table:content-validation-name="val21" table:style-name="ce35"/>
          <table:table-cell table:number-columns-repeated="16359"/>
        </table:table-row>
        <table:table-row table:style-name="ro4">
          <table:table-cell table:style-name="ce8"/>
          <table:table-cell office:value-type="string" table:style-name="ce9">
            <text:p>Otto Schmidt</text:p>
          </table:table-cell>
          <table:table-cell office:value-type="string" table:style-name="ce10">
            <text:p>Graf von Westphalen, Der Leasingvertrag</text:p>
          </table:table-cell>
          <table:table-cell table:content-validation-name="val1" table:style-name="ce11"/>
          <table:table-cell table:content-validation-name="val4" table:style-name="ce12"/>
          <table:table-cell office:value-type="string" table:content-validation-name="val10" table:style-name="ce11">
            <text:p>Steuerrecht &amp; Finanzwesen10602</text:p>
          </table:table-cell>
          <table:table-cell office:value-type="string" table:content-validation-name="val9" table:style-name="ce12">
            <text:p>Einkommensteuer10648, Gewerbesteuer10734, Körperschaftsteuer10764, Weitere Steuern10859</text:p>
          </table:table-cell>
          <table:table-cell table:content-validation-name="val5" table:style-name="ce11"/>
          <table:table-cell table:content-validation-name="val6" table:style-name="ce12"/>
          <table:table-cell office:value-type="string" table:content-validation-name="val2" table:style-name="ce11">
            <text:p>Wirtschaftsrecht12140</text:p>
          </table:table-cell>
          <table:table-cell table:content-validation-name="val3" table:style-name="ce12"/>
          <table:table-cell table:content-validation-name="val7" table:style-name="ce11"/>
          <table:table-cell table:content-validation-name="val8" table:style-name="ce12"/>
          <table:table-cell table:content-validation-name="val12" table:style-name="ce34"/>
          <table:table-cell table:content-validation-name="val11" table:style-name="ce35"/>
          <table:table-cell office:value-type="string" table:content-validation-name="val13" table:style-name="ce34">
            <text:p>Betriebswirtschaft hbfm10005</text:p>
          </table:table-cell>
          <table:table-cell office:value-type="string" table:content-validation-name="val14" table:style-name="ce35">
            <text:p>Corporate Financehbfm10007</text:p>
          </table:table-cell>
          <table:table-cell table:content-validation-name="val15" table:style-name="ce34"/>
          <table:table-cell table:content-validation-name="val16" table:style-name="ce35"/>
          <table:table-cell table:content-validation-name="val17" table:style-name="ce34"/>
          <table:table-cell table:content-validation-name="val18" table:style-name="ce35"/>
          <table:table-cell table:content-validation-name="val19" table:style-name="ce34"/>
          <table:table-cell/>
          <table:table-cell table:content-validation-name="val20" table:style-name="ce34"/>
          <table:table-cell table:content-validation-name="val21" table:style-name="ce35"/>
          <table:table-cell table:number-columns-repeated="16359"/>
        </table:table-row>
        <table:table-row table:style-name="ro4">
          <table:table-cell table:style-name="ce8"/>
          <table:table-cell office:value-type="string" table:style-name="ce9">
            <text:p>Otto Schmidt</text:p>
          </table:table-cell>
          <table:table-cell office:value-type="string" table:style-name="ce10">
            <text:p>Streck/Kamps/Olgemöller, Der Steuerstreit</text:p>
          </table:table-cell>
          <table:table-cell table:content-validation-name="val1" table:style-name="ce11"/>
          <table:table-cell table:content-validation-name="val4" table:style-name="ce12"/>
          <table:table-cell office:value-type="string" table:content-validation-name="val10" table:style-name="ce11">
            <text:p>Steuerrecht &amp; Finanzwesen10602</text:p>
          </table:table-cell>
          <table:table-cell office:value-type="string" table:content-validation-name="val9" table:style-name="ce12">
            <text:p>Behördliches Verfahren &amp; Finanzverwaltung10603, Verfahren vor den Finanzgerichten10797</text:p>
          </table:table-cell>
          <table:table-cell table:content-validation-name="val5" table:style-name="ce11"/>
          <table:table-cell table:content-validation-name="val6" table:style-name="ce12"/>
          <table:table-cell table:content-validation-name="val2" table:style-name="ce11"/>
          <table:table-cell table:content-validation-name="val3" table:style-name="ce12"/>
          <table:table-cell table:content-validation-name="val7" table:style-name="ce11"/>
          <table:table-cell table:content-validation-name="val8" table:style-name="ce12"/>
          <table:table-cell table:content-validation-name="val12" table:style-name="ce34"/>
          <table:table-cell table:content-validation-name="val11" table:style-name="ce35"/>
          <table:table-cell table:content-validation-name="val13" table:style-name="ce34"/>
          <table:table-cell table:content-validation-name="val14" table:style-name="ce35"/>
          <table:table-cell table:content-validation-name="val15" table:style-name="ce34"/>
          <table:table-cell table:content-validation-name="val16" table:style-name="ce35"/>
          <table:table-cell table:content-validation-name="val17" table:style-name="ce34"/>
          <table:table-cell table:content-validation-name="val18" table:style-name="ce35"/>
          <table:table-cell table:content-validation-name="val19" table:style-name="ce34"/>
          <table:table-cell/>
          <table:table-cell table:content-validation-name="val20" table:style-name="ce34"/>
          <table:table-cell table:content-validation-name="val21" table:style-name="ce35"/>
          <table:table-cell table:number-columns-repeated="16359"/>
        </table:table-row>
        <table:table-row table:style-name="ro5">
          <table:table-cell table:style-name="ce8"/>
          <table:table-cell office:value-type="string" table:style-name="ce9">
            <text:p>Otto Schmidt</text:p>
          </table:table-cell>
          <table:table-cell office:value-type="string" table:style-name="ce10">
            <text:p>AG – Die Aktiengesellschaft</text:p>
          </table:table-cell>
          <table:table-cell table:content-validation-name="val1" table:style-name="ce11"/>
          <table:table-cell table:content-validation-name="val4" table:style-name="ce12"/>
          <table:table-cell table:content-validation-name="val10" table:style-name="ce11"/>
          <table:table-cell table:content-validation-name="val9" table:style-name="ce12"/>
          <table:table-cell table:content-validation-name="val5" table:style-name="ce11"/>
          <table:table-cell table:content-validation-name="val6" table:style-name="ce12"/>
          <table:table-cell office:value-type="string" table:content-validation-name="val2" table:style-name="ce11">
            <text:p>Wirtschaftsrecht12140</text:p>
          </table:table-cell>
          <table:table-cell office:value-type="string" table:content-validation-name="val3" table:style-name="ce12">
            <text:p>Gesellschaftsrecht12260</text:p>
          </table:table-cell>
          <table:table-cell table:content-validation-name="val7" table:style-name="ce11"/>
          <table:table-cell table:content-validation-name="val8" table:style-name="ce12"/>
          <table:table-cell table:content-validation-name="val12" table:style-name="ce34"/>
          <table:table-cell table:content-validation-name="val11" table:style-name="ce35"/>
          <table:table-cell table:content-validation-name="val13" table:style-name="ce34"/>
          <table:table-cell table:content-validation-name="val14" table:style-name="ce35"/>
          <table:table-cell table:content-validation-name="val15" table:style-name="ce34"/>
          <table:table-cell table:content-validation-name="val16" table:style-name="ce35"/>
          <table:table-cell table:content-validation-name="val17" table:style-name="ce34"/>
          <table:table-cell table:content-validation-name="val18" table:style-name="ce35"/>
          <table:table-cell table:content-validation-name="val19" table:style-name="ce34"/>
          <table:table-cell/>
          <table:table-cell table:content-validation-name="val20" table:style-name="ce34"/>
          <table:table-cell table:content-validation-name="val21" table:style-name="ce35"/>
          <table:table-cell table:number-columns-repeated="16359"/>
        </table:table-row>
        <table:table-row table:style-name="ro5">
          <table:table-cell table:style-name="ce8"/>
          <table:table-cell office:value-type="string" table:style-name="ce9">
            <text:p>Otto Schmidt</text:p>
          </table:table-cell>
          <table:table-cell office:value-type="string" table:style-name="ce10">
            <text:p>Nacke, Die Haftung für Steuerschulden</text:p>
          </table:table-cell>
          <table:table-cell table:content-validation-name="val1" table:style-name="ce11"/>
          <table:table-cell table:content-validation-name="val4" table:style-name="ce12"/>
          <table:table-cell office:value-type="string" table:content-validation-name="val10" table:style-name="ce11">
            <text:p>Steuerrecht &amp; Finanzwesen10602</text:p>
          </table:table-cell>
          <table:table-cell office:value-type="string" table:content-validation-name="val9" table:style-name="ce12">
            <text:p>Behördliches Verfahren &amp; Finanzverwaltung10603</text:p>
          </table:table-cell>
          <table:table-cell table:content-validation-name="val5" table:style-name="ce11"/>
          <table:table-cell table:content-validation-name="val6" table:style-name="ce12"/>
          <table:table-cell table:content-validation-name="val2" table:style-name="ce11"/>
          <table:table-cell table:content-validation-name="val3" table:style-name="ce12"/>
          <table:table-cell table:content-validation-name="val7" table:style-name="ce11"/>
          <table:table-cell table:content-validation-name="val8" table:style-name="ce12"/>
          <table:table-cell table:content-validation-name="val12" table:style-name="ce34"/>
          <table:table-cell table:content-validation-name="val11" table:style-name="ce35"/>
          <table:table-cell table:content-validation-name="val13" table:style-name="ce34"/>
          <table:table-cell table:content-validation-name="val14" table:style-name="ce35"/>
          <table:table-cell table:content-validation-name="val15" table:style-name="ce34"/>
          <table:table-cell table:content-validation-name="val16" table:style-name="ce35"/>
          <table:table-cell table:content-validation-name="val17" table:style-name="ce34"/>
          <table:table-cell table:content-validation-name="val18" table:style-name="ce35"/>
          <table:table-cell table:content-validation-name="val19" table:style-name="ce34"/>
          <table:table-cell/>
          <table:table-cell table:content-validation-name="val20" table:style-name="ce34"/>
          <table:table-cell table:content-validation-name="val21" table:style-name="ce35"/>
          <table:table-cell table:number-columns-repeated="16359"/>
        </table:table-row>
        <table:table-row table:style-name="ro2">
          <table:table-cell table:style-name="ce8"/>
          <table:table-cell office:value-type="string" table:style-name="ce9">
            <text:p>Otto Schmidt</text:p>
          </table:table-cell>
          <table:table-cell office:value-type="string" table:style-name="ce10">
            <text:p>Müller, Die Selbstanzeige im Steuerstrafverfahren</text:p>
          </table:table-cell>
          <table:table-cell table:content-validation-name="val1" table:style-name="ce11"/>
          <table:table-cell table:content-validation-name="val4" table:style-name="ce12"/>
          <table:table-cell office:value-type="string" table:content-validation-name="val10" table:style-name="ce11">
            <text:p>Steuerrecht &amp; Finanzwesen10602</text:p>
          </table:table-cell>
          <table:table-cell office:value-type="string" table:content-validation-name="val9" table:style-name="ce12">
            <text:p>Behördliches Verfahren &amp; Finanzverwaltung10603, Verfahren vor den Finanzgerichten10797</text:p>
          </table:table-cell>
          <table:table-cell office:value-type="string" table:content-validation-name="val5" table:style-name="ce11">
            <text:p>Straf- &amp; Ordnungswidrigkeitenrecht10869</text:p>
          </table:table-cell>
          <table:table-cell office:value-type="string" table:content-validation-name="val6" table:style-name="ce12">
            <text:p>Straftaten gegen Staat &amp; Gemeinschaftswerte11122</text:p>
          </table:table-cell>
          <table:table-cell table:content-validation-name="val2" table:style-name="ce11"/>
          <table:table-cell table:content-validation-name="val3" table:style-name="ce12"/>
          <table:table-cell table:content-validation-name="val7" table:style-name="ce11"/>
          <table:table-cell table:content-validation-name="val8" table:style-name="ce12"/>
          <table:table-cell table:content-validation-name="val12" table:style-name="ce34"/>
          <table:table-cell table:content-validation-name="val11" table:style-name="ce35"/>
          <table:table-cell table:content-validation-name="val13" table:style-name="ce34"/>
          <table:table-cell table:content-validation-name="val14" table:style-name="ce35"/>
          <table:table-cell table:content-validation-name="val15" table:style-name="ce34"/>
          <table:table-cell table:content-validation-name="val16" table:style-name="ce35"/>
          <table:table-cell table:content-validation-name="val17" table:style-name="ce34"/>
          <table:table-cell table:content-validation-name="val18" table:style-name="ce35"/>
          <table:table-cell table:content-validation-name="val19" table:style-name="ce34"/>
          <table:table-cell/>
          <table:table-cell table:content-validation-name="val20" table:style-name="ce34"/>
          <table:table-cell table:content-validation-name="val21" table:style-name="ce35"/>
          <table:table-cell table:number-columns-repeated="16359"/>
        </table:table-row>
        <table:table-row table:style-name="ro4">
          <table:table-cell table:style-name="ce8"/>
          <table:table-cell office:value-type="string" table:style-name="ce9">
            <text:p>Otto Schmidt</text:p>
          </table:table-cell>
          <table:table-cell office:value-type="string" table:style-name="ce10">
            <text:p>KPMG, E-Bilanz</text:p>
          </table:table-cell>
          <table:table-cell table:content-validation-name="val1" table:style-name="ce11"/>
          <table:table-cell table:content-validation-name="val4" table:style-name="ce12"/>
          <table:table-cell office:value-type="string" table:content-validation-name="val10" table:style-name="ce11">
            <text:p>Steuerrecht &amp; Finanzwesen10602</text:p>
          </table:table-cell>
          <table:table-cell office:value-type="string" table:content-validation-name="val9" table:style-name="ce12">
            <text:p>Behördliches Verfahren &amp; Finanzverwaltung10603, Einkommensteuer10648, Körperschaftsteuer10764</text:p>
          </table:table-cell>
          <table:table-cell table:content-validation-name="val5" table:style-name="ce11"/>
          <table:table-cell table:content-validation-name="val6" table:style-name="ce12"/>
          <table:table-cell office:value-type="string" table:content-validation-name="val2" table:style-name="ce11">
            <text:p>Wirtschaftsrecht12140</text:p>
          </table:table-cell>
          <table:table-cell office:value-type="string" table:content-validation-name="val3" table:style-name="ce12">
            <text:p>Handels- &amp; Bilanzrecht12167</text:p>
          </table:table-cell>
          <table:table-cell table:content-validation-name="val7" table:style-name="ce11"/>
          <table:table-cell table:content-validation-name="val8" table:style-name="ce12"/>
          <table:table-cell table:content-validation-name="val12" table:style-name="ce34"/>
          <table:table-cell table:content-validation-name="val11" table:style-name="ce35"/>
          <table:table-cell office:value-type="string" table:content-validation-name="val13" table:style-name="ce34">
            <text:p>Betriebswirtschaft hbfm10005</text:p>
          </table:table-cell>
          <table:table-cell office:value-type="string" table:content-validation-name="val14" table:style-name="ce35">
            <text:p>Bilanzsteuerrechthbfm10006</text:p>
          </table:table-cell>
          <table:table-cell table:content-validation-name="val15" table:style-name="ce34"/>
          <table:table-cell table:content-validation-name="val16" table:style-name="ce35"/>
          <table:table-cell table:content-validation-name="val17" table:style-name="ce34"/>
          <table:table-cell table:content-validation-name="val18" table:style-name="ce35"/>
          <table:table-cell table:content-validation-name="val19" table:style-name="ce34"/>
          <table:table-cell/>
          <table:table-cell table:content-validation-name="val20" table:style-name="ce34"/>
          <table:table-cell table:content-validation-name="val21" table:style-name="ce35"/>
          <table:table-cell table:number-columns-repeated="16359"/>
        </table:table-row>
        <table:table-row table:style-name="ro5">
          <table:table-cell table:style-name="ce8"/>
          <table:table-cell office:value-type="string" table:style-name="ce9">
            <text:p>Otto Schmidt</text:p>
          </table:table-cell>
          <table:table-cell office:value-type="string" table:style-name="ce10">
            <text:p>Fuhrmann/Wälzholz, Formularbuch Gesellschaftsrecht</text:p>
          </table:table-cell>
          <table:table-cell table:content-validation-name="val1" table:style-name="ce11"/>
          <table:table-cell table:content-validation-name="val4" table:style-name="ce12"/>
          <table:table-cell table:content-validation-name="val10" table:style-name="ce11"/>
          <table:table-cell table:content-validation-name="val9" table:style-name="ce12"/>
          <table:table-cell table:content-validation-name="val5" table:style-name="ce11"/>
          <table:table-cell table:content-validation-name="val6" table:style-name="ce12"/>
          <table:table-cell office:value-type="string" table:content-validation-name="val2" table:style-name="ce11">
            <text:p>Wirtschaftsrecht12140</text:p>
          </table:table-cell>
          <table:table-cell office:value-type="string" table:content-validation-name="val3" table:style-name="ce12">
            <text:p>Gesellschaftsrecht12260</text:p>
          </table:table-cell>
          <table:table-cell table:content-validation-name="val7" table:style-name="ce11"/>
          <table:table-cell table:content-validation-name="val8" table:style-name="ce12"/>
          <table:table-cell table:content-validation-name="val12" table:style-name="ce34"/>
          <table:table-cell table:content-validation-name="val11" table:style-name="ce35"/>
          <table:table-cell table:content-validation-name="val13" table:style-name="ce34"/>
          <table:table-cell table:content-validation-name="val14" table:style-name="ce35"/>
          <table:table-cell table:content-validation-name="val15" table:style-name="ce34"/>
          <table:table-cell table:content-validation-name="val16" table:style-name="ce35"/>
          <table:table-cell table:content-validation-name="val17" table:style-name="ce34"/>
          <table:table-cell table:content-validation-name="val18" table:style-name="ce35"/>
          <table:table-cell table:content-validation-name="val19" table:style-name="ce34"/>
          <table:table-cell/>
          <table:table-cell table:content-validation-name="val20" table:style-name="ce34"/>
          <table:table-cell table:content-validation-name="val21" table:style-name="ce35"/>
          <table:table-cell table:number-columns-repeated="16359"/>
        </table:table-row>
        <table:table-row table:style-name="ro4">
          <table:table-cell table:style-name="ce8"/>
          <table:table-cell office:value-type="string" table:style-name="ce9">
            <text:p>Otto Schmidt</text:p>
          </table:table-cell>
          <table:table-cell office:value-type="string" table:style-name="ce10">
            <text:p>Hüttemann, Gemeinnützigkeits- und Spendenrecht</text:p>
          </table:table-cell>
          <table:table-cell table:content-validation-name="val1" table:style-name="ce11"/>
          <table:table-cell table:content-validation-name="val4" table:style-name="ce12"/>
          <table:table-cell office:value-type="string" table:content-validation-name="val10" table:style-name="ce11">
            <text:p>Steuerrecht &amp; Finanzwesen10602</text:p>
          </table:table-cell>
          <table:table-cell office:value-type="string" table:content-validation-name="val9" table:style-name="ce12">
            <text:p>Behördliches Verfahren &amp; Finanzverwaltung10603, Körperschaftsteuer10764, Einkommensteuer10648</text:p>
          </table:table-cell>
          <table:table-cell table:content-validation-name="val5" table:style-name="ce11"/>
          <table:table-cell table:content-validation-name="val6" table:style-name="ce12"/>
          <table:table-cell table:content-validation-name="val2" table:style-name="ce11"/>
          <table:table-cell table:content-validation-name="val3" table:style-name="ce12"/>
          <table:table-cell table:content-validation-name="val7" table:style-name="ce11"/>
          <table:table-cell table:content-validation-name="val8" table:style-name="ce12"/>
          <table:table-cell table:content-validation-name="val12" table:style-name="ce34"/>
          <table:table-cell table:content-validation-name="val11" table:style-name="ce35"/>
          <table:table-cell table:content-validation-name="val13" table:style-name="ce34"/>
          <table:table-cell table:content-validation-name="val14" table:style-name="ce35"/>
          <table:table-cell table:content-validation-name="val15" table:style-name="ce34"/>
          <table:table-cell table:content-validation-name="val16" table:style-name="ce35"/>
          <table:table-cell table:content-validation-name="val17" table:style-name="ce34"/>
          <table:table-cell table:content-validation-name="val18" table:style-name="ce35"/>
          <table:table-cell table:content-validation-name="val19" table:style-name="ce34"/>
          <table:table-cell/>
          <table:table-cell table:content-validation-name="val20" table:style-name="ce34"/>
          <table:table-cell table:content-validation-name="val21" table:style-name="ce35"/>
          <table:table-cell table:number-columns-repeated="16359"/>
        </table:table-row>
        <table:table-row table:style-name="ro5">
          <table:table-cell table:style-name="ce8"/>
          <table:table-cell office:value-type="string" table:style-name="ce9">
            <text:p>Otto Schmidt</text:p>
          </table:table-cell>
          <table:table-cell office:value-type="string" table:style-name="ce10">
            <text:p>Centrale für GmbH, GmbH-Handbuch</text:p>
          </table:table-cell>
          <table:table-cell table:content-validation-name="val1" table:style-name="ce11"/>
          <table:table-cell table:content-validation-name="val4" table:style-name="ce12"/>
          <table:table-cell table:content-validation-name="val10" table:style-name="ce11"/>
          <table:table-cell table:content-validation-name="val9" table:style-name="ce12"/>
          <table:table-cell table:content-validation-name="val5" table:style-name="ce11"/>
          <table:table-cell table:content-validation-name="val6" table:style-name="ce12"/>
          <table:table-cell office:value-type="string" table:content-validation-name="val2" table:style-name="ce11">
            <text:p>Wirtschaftsrecht12140</text:p>
          </table:table-cell>
          <table:table-cell office:value-type="string" table:content-validation-name="val3" table:style-name="ce12">
            <text:p>Gesellschaftsrecht12260</text:p>
          </table:table-cell>
          <table:table-cell table:content-validation-name="val7" table:style-name="ce11"/>
          <table:table-cell table:content-validation-name="val8" table:style-name="ce12"/>
          <table:table-cell table:content-validation-name="val12" table:style-name="ce34"/>
          <table:table-cell table:content-validation-name="val11" table:style-name="ce35"/>
          <table:table-cell table:content-validation-name="val13" table:style-name="ce34"/>
          <table:table-cell table:content-validation-name="val14" table:style-name="ce35"/>
          <table:table-cell table:content-validation-name="val15" table:style-name="ce34"/>
          <table:table-cell table:content-validation-name="val16" table:style-name="ce35"/>
          <table:table-cell table:content-validation-name="val17" table:style-name="ce34"/>
          <table:table-cell table:content-validation-name="val18" table:style-name="ce35"/>
          <table:table-cell table:content-validation-name="val19" table:style-name="ce34"/>
          <table:table-cell/>
          <table:table-cell table:content-validation-name="val20" table:style-name="ce34"/>
          <table:table-cell table:content-validation-name="val21" table:style-name="ce35"/>
          <table:table-cell table:number-columns-repeated="16359"/>
        </table:table-row>
        <table:table-row table:style-name="ro5">
          <table:table-cell table:style-name="ce8"/>
          <table:table-cell office:value-type="string" table:style-name="ce9">
            <text:p>Otto Schmidt</text:p>
          </table:table-cell>
          <table:table-cell office:value-type="string" table:style-name="ce10">
            <text:p>GmbHR – GmbH-Rundschau</text:p>
          </table:table-cell>
          <table:table-cell table:content-validation-name="val1" table:style-name="ce11"/>
          <table:table-cell table:content-validation-name="val4" table:style-name="ce12"/>
          <table:table-cell table:content-validation-name="val10" table:style-name="ce11"/>
          <table:table-cell table:content-validation-name="val9" table:style-name="ce12"/>
          <table:table-cell table:content-validation-name="val5" table:style-name="ce11"/>
          <table:table-cell table:content-validation-name="val6" table:style-name="ce12"/>
          <table:table-cell office:value-type="string" table:content-validation-name="val2" table:style-name="ce11">
            <text:p>Wirtschaftsrecht12140</text:p>
          </table:table-cell>
          <table:table-cell office:value-type="string" table:content-validation-name="val3" table:style-name="ce12">
            <text:p>Gesellschaftsrecht12260</text:p>
          </table:table-cell>
          <table:table-cell table:content-validation-name="val7" table:style-name="ce11"/>
          <table:table-cell table:content-validation-name="val8" table:style-name="ce12"/>
          <table:table-cell table:content-validation-name="val12" table:style-name="ce34"/>
          <table:table-cell table:content-validation-name="val11" table:style-name="ce35"/>
          <table:table-cell table:content-validation-name="val13" table:style-name="ce34"/>
          <table:table-cell table:content-validation-name="val14" table:style-name="ce35"/>
          <table:table-cell table:content-validation-name="val15" table:style-name="ce34"/>
          <table:table-cell table:content-validation-name="val16" table:style-name="ce35"/>
          <table:table-cell table:content-validation-name="val17" table:style-name="ce34"/>
          <table:table-cell table:content-validation-name="val18" table:style-name="ce35"/>
          <table:table-cell table:content-validation-name="val19" table:style-name="ce34"/>
          <table:table-cell/>
          <table:table-cell table:content-validation-name="val20" table:style-name="ce34"/>
          <table:table-cell table:content-validation-name="val21" table:style-name="ce35"/>
          <table:table-cell table:number-columns-repeated="16359"/>
        </table:table-row>
        <table:table-row table:style-name="ro5">
          <table:table-cell table:style-name="ce8"/>
          <table:table-cell office:value-type="string" table:style-name="ce9">
            <text:p>Otto Schmidt</text:p>
          </table:table-cell>
          <table:table-cell office:value-type="string" table:style-name="ce10">
            <text:p>Lutter/Hommelhoff, GmbHG</text:p>
          </table:table-cell>
          <table:table-cell table:content-validation-name="val1" table:style-name="ce11"/>
          <table:table-cell table:content-validation-name="val4" table:style-name="ce12"/>
          <table:table-cell table:content-validation-name="val10" table:style-name="ce11"/>
          <table:table-cell table:content-validation-name="val9" table:style-name="ce12"/>
          <table:table-cell table:content-validation-name="val5" table:style-name="ce11"/>
          <table:table-cell table:content-validation-name="val6" table:style-name="ce12"/>
          <table:table-cell office:value-type="string" table:content-validation-name="val2" table:style-name="ce11">
            <text:p>Wirtschaftsrecht12140</text:p>
          </table:table-cell>
          <table:table-cell office:value-type="string" table:content-validation-name="val3" table:style-name="ce12">
            <text:p>Gesellschaftsrecht12260</text:p>
          </table:table-cell>
          <table:table-cell table:content-validation-name="val7" table:style-name="ce11"/>
          <table:table-cell table:content-validation-name="val8" table:style-name="ce12"/>
          <table:table-cell table:content-validation-name="val12" table:style-name="ce34"/>
          <table:table-cell table:content-validation-name="val11" table:style-name="ce35"/>
          <table:table-cell table:content-validation-name="val13" table:style-name="ce34"/>
          <table:table-cell table:content-validation-name="val14" table:style-name="ce35"/>
          <table:table-cell table:content-validation-name="val15" table:style-name="ce34"/>
          <table:table-cell table:content-validation-name="val16" table:style-name="ce35"/>
          <table:table-cell table:content-validation-name="val17" table:style-name="ce34"/>
          <table:table-cell table:content-validation-name="val18" table:style-name="ce35"/>
          <table:table-cell table:content-validation-name="val19" table:style-name="ce34"/>
          <table:table-cell/>
          <table:table-cell table:content-validation-name="val20" table:style-name="ce34"/>
          <table:table-cell table:content-validation-name="val21" table:style-name="ce35"/>
          <table:table-cell table:number-columns-repeated="16359"/>
        </table:table-row>
        <table:table-row table:style-name="ro5">
          <table:table-cell table:style-name="ce8"/>
          <table:table-cell office:value-type="string" table:style-name="ce9">
            <text:p>Otto Schmidt</text:p>
          </table:table-cell>
          <table:table-cell office:value-type="string" table:style-name="ce10">
            <text:p>Scholz, GmbHG</text:p>
          </table:table-cell>
          <table:table-cell table:content-validation-name="val1" table:style-name="ce11"/>
          <table:table-cell table:content-validation-name="val4" table:style-name="ce12"/>
          <table:table-cell table:content-validation-name="val10" table:style-name="ce11"/>
          <table:table-cell table:content-validation-name="val9" table:style-name="ce12"/>
          <table:table-cell table:content-validation-name="val5" table:style-name="ce11"/>
          <table:table-cell table:content-validation-name="val6" table:style-name="ce12"/>
          <table:table-cell office:value-type="string" table:content-validation-name="val2" table:style-name="ce11">
            <text:p>Wirtschaftsrecht12140</text:p>
          </table:table-cell>
          <table:table-cell office:value-type="string" table:content-validation-name="val3" table:style-name="ce12">
            <text:p>Gesellschaftsrecht12260</text:p>
          </table:table-cell>
          <table:table-cell table:content-validation-name="val7" table:style-name="ce11"/>
          <table:table-cell table:content-validation-name="val8" table:style-name="ce12"/>
          <table:table-cell table:content-validation-name="val12" table:style-name="ce34"/>
          <table:table-cell table:content-validation-name="val11" table:style-name="ce35"/>
          <table:table-cell table:content-validation-name="val13" table:style-name="ce34"/>
          <table:table-cell table:content-validation-name="val14" table:style-name="ce35"/>
          <table:table-cell table:content-validation-name="val15" table:style-name="ce34"/>
          <table:table-cell table:content-validation-name="val16" table:style-name="ce35"/>
          <table:table-cell table:content-validation-name="val17" table:style-name="ce34"/>
          <table:table-cell table:content-validation-name="val18" table:style-name="ce35"/>
          <table:table-cell table:content-validation-name="val19" table:style-name="ce34"/>
          <table:table-cell/>
          <table:table-cell table:content-validation-name="val20" table:style-name="ce34"/>
          <table:table-cell table:content-validation-name="val21" table:style-name="ce35"/>
          <table:table-cell table:number-columns-repeated="16359"/>
        </table:table-row>
        <table:table-row table:style-name="ro9">
          <table:table-cell table:style-name="ce8"/>
          <table:table-cell office:value-type="string" table:style-name="ce9">
            <text:p>Otto Schmidt</text:p>
          </table:table-cell>
          <table:table-cell office:value-type="string" table:style-name="ce10">
            <text:p>Prinz/Witt, Steuerliche Organschaft</text:p>
          </table:table-cell>
          <table:table-cell table:content-validation-name="val1" table:style-name="ce11"/>
          <table:table-cell table:content-validation-name="val4" table:style-name="ce12"/>
          <table:table-cell office:value-type="string" table:content-validation-name="val10" table:style-name="ce11">
            <text:p>Steuerrecht &amp; Finanzwesen10602</text:p>
          </table:table-cell>
          <table:table-cell office:value-type="string" table:content-validation-name="val9" table:style-name="ce12">
            <text:p>Behördliches Verfahren &amp; Finanzverwaltung10603, Einkommensteuer10648, Gewerbesteuer10734, Grunderwerbsteuer10744, Körperschaftsteuer10764, Umsatzsteuer10774, Umwandlungsteuer10791</text:p>
          </table:table-cell>
          <table:table-cell table:content-validation-name="val5" table:style-name="ce11"/>
          <table:table-cell table:content-validation-name="val6" table:style-name="ce12"/>
          <table:table-cell table:content-validation-name="val2" table:style-name="ce11"/>
          <table:table-cell table:content-validation-name="val3" table:style-name="ce12"/>
          <table:table-cell table:content-validation-name="val7" table:style-name="ce11"/>
          <table:table-cell table:content-validation-name="val8" table:style-name="ce12"/>
          <table:table-cell table:content-validation-name="val12" table:style-name="ce34"/>
          <table:table-cell table:content-validation-name="val11" table:style-name="ce35"/>
          <table:table-cell table:content-validation-name="val13" table:style-name="ce34"/>
          <table:table-cell table:content-validation-name="val14" table:style-name="ce35"/>
          <table:table-cell table:content-validation-name="val15" table:style-name="ce34"/>
          <table:table-cell table:content-validation-name="val16" table:style-name="ce35"/>
          <table:table-cell table:content-validation-name="val17" table:style-name="ce34"/>
          <table:table-cell table:content-validation-name="val18" table:style-name="ce35"/>
          <table:table-cell table:content-validation-name="val19" table:style-name="ce34"/>
          <table:table-cell/>
          <table:table-cell table:content-validation-name="val20" table:style-name="ce34"/>
          <table:table-cell table:content-validation-name="val21" table:style-name="ce35"/>
          <table:table-cell table:number-columns-repeated="16359"/>
        </table:table-row>
        <table:table-row table:style-name="ro10">
          <table:table-cell table:style-name="ce8"/>
          <table:table-cell office:value-type="string" table:style-name="ce9">
            <text:p>Otto Schmidt</text:p>
          </table:table-cell>
          <table:table-cell office:value-type="string" table:style-name="ce10">
            <text:p>Gosch/Schwedhelm/Spiegelberger, GmbH-Beratung</text:p>
          </table:table-cell>
          <table:table-cell table:content-validation-name="val1" table:style-name="ce11"/>
          <table:table-cell table:content-validation-name="val4" table:style-name="ce12"/>
          <table:table-cell office:value-type="string" table:content-validation-name="val10" table:style-name="ce11">
            <text:p>Steuerrecht &amp; Finanzwesen10602</text:p>
          </table:table-cell>
          <table:table-cell office:value-type="string" table:content-validation-name="val9" table:style-name="ce12">
            <text:p>Einkommensteuer10648, Gewerbesteuer10734, Körperschaftsteuer10764, Erbschaft- &amp; Schenkungsteuer10718, Umsatzsteuer10774, Behördliches Verfahren &amp; Finanzverwaltung10603, Weitere Steuern10859, Umwandlungsteuer10791</text:p>
          </table:table-cell>
          <table:table-cell table:content-validation-name="val5" table:style-name="ce11"/>
          <table:table-cell table:content-validation-name="val6" table:style-name="ce12"/>
          <table:table-cell office:value-type="string" table:content-validation-name="val2" table:style-name="ce11">
            <text:p>Wirtschaftsrecht12140</text:p>
          </table:table-cell>
          <table:table-cell office:value-type="string" table:content-validation-name="val3" table:style-name="ce12">
            <text:p>Gesellschaftsrecht12260</text:p>
          </table:table-cell>
          <table:table-cell table:content-validation-name="val7" table:style-name="ce11"/>
          <table:table-cell table:content-validation-name="val8" table:style-name="ce12"/>
          <table:table-cell table:content-validation-name="val12" table:style-name="ce34"/>
          <table:table-cell table:content-validation-name="val11" table:style-name="ce35"/>
          <table:table-cell table:content-validation-name="val13" table:style-name="ce34"/>
          <table:table-cell table:content-validation-name="val14" table:style-name="ce35"/>
          <table:table-cell table:content-validation-name="val15" table:style-name="ce34"/>
          <table:table-cell table:content-validation-name="val16" table:style-name="ce35"/>
          <table:table-cell table:content-validation-name="val17" table:style-name="ce34"/>
          <table:table-cell table:content-validation-name="val18" table:style-name="ce35"/>
          <table:table-cell table:content-validation-name="val19" table:style-name="ce34"/>
          <table:table-cell/>
          <table:table-cell table:content-validation-name="val20" table:style-name="ce34"/>
          <table:table-cell table:content-validation-name="val21" table:style-name="ce35"/>
          <table:table-cell table:number-columns-repeated="16359"/>
        </table:table-row>
        <table:table-row table:style-name="ro6">
          <table:table-cell table:style-name="ce8"/>
          <table:table-cell office:value-type="string" table:style-name="ce9">
            <text:p>Otto Schmidt</text:p>
          </table:table-cell>
          <table:table-cell office:value-type="string" table:style-name="ce10">
            <text:p>Ziemons/Binnewies, Handbuch Aktiengesellschaft</text:p>
          </table:table-cell>
          <table:table-cell table:content-validation-name="val1" table:style-name="ce11"/>
          <table:table-cell table:content-validation-name="val4" table:style-name="ce12"/>
          <table:table-cell office:value-type="string" table:content-validation-name="val10" table:style-name="ce11">
            <text:p>steuerrecht &amp; Finanzwesen10602</text:p>
          </table:table-cell>
          <table:table-cell office:value-type="string" table:content-validation-name="val9" table:style-name="ce12">
            <text:p>Körperschaftsteuer10764, Umsatzsteuer10774, Gewerbesteuer10734, Grunderwerbsteuer10744, Umwandlungsteuer10791, Weitere Steuern10859</text:p>
          </table:table-cell>
          <table:table-cell table:content-validation-name="val5" table:style-name="ce11"/>
          <table:table-cell table:content-validation-name="val6" table:style-name="ce12"/>
          <table:table-cell office:value-type="string" table:content-validation-name="val2" table:style-name="ce11">
            <text:p>Wirtschaftsrecht12140</text:p>
          </table:table-cell>
          <table:table-cell office:value-type="string" table:content-validation-name="val3" table:style-name="ce12">
            <text:p>Gesellschaftsrecht12260</text:p>
          </table:table-cell>
          <table:table-cell table:content-validation-name="val7" table:style-name="ce11"/>
          <table:table-cell table:content-validation-name="val8" table:style-name="ce12"/>
          <table:table-cell table:content-validation-name="val12" table:style-name="ce34"/>
          <table:table-cell table:content-validation-name="val11" table:style-name="ce35"/>
          <table:table-cell table:content-validation-name="val13" table:style-name="ce34"/>
          <table:table-cell table:content-validation-name="val14" table:style-name="ce35"/>
          <table:table-cell table:content-validation-name="val15" table:style-name="ce34"/>
          <table:table-cell table:content-validation-name="val16" table:style-name="ce35"/>
          <table:table-cell table:content-validation-name="val17" table:style-name="ce34"/>
          <table:table-cell table:content-validation-name="val18" table:style-name="ce35"/>
          <table:table-cell table:content-validation-name="val19" table:style-name="ce34"/>
          <table:table-cell/>
          <table:table-cell table:content-validation-name="val20" table:style-name="ce34"/>
          <table:table-cell table:content-validation-name="val21" table:style-name="ce35"/>
          <table:table-cell table:number-columns-repeated="16359"/>
        </table:table-row>
        <table:table-row table:style-name="ro11">
          <table:table-cell table:style-name="ce8"/>
          <table:table-cell office:value-type="string" table:style-name="ce9">
            <text:p>Otto Schmidt</text:p>
          </table:table-cell>
          <table:table-cell office:value-type="string" table:style-name="ce10">
            <text:p>Hesselmann/Tillmann/Mueller-Thuns, Handbuch GmbH &amp; Co. KG</text:p>
          </table:table-cell>
          <table:table-cell table:content-validation-name="val1" table:style-name="ce11"/>
          <table:table-cell table:content-validation-name="val4" table:style-name="ce12"/>
          <table:table-cell office:value-type="string" table:content-validation-name="val10" table:style-name="ce11">
            <text:p>Steuerrecht &amp; Finanzwesen10602</text:p>
          </table:table-cell>
          <table:table-cell office:value-type="string" table:content-validation-name="val9" table:style-name="ce12">
            <text:p>Einkommensteuer10648, Körperschaftsteuer10764, Gewerbesteuer10734, Grunderwerbsteuer10744, Umwandlungsteuer10791, Behördliches Verfahren &amp; Finanzverwaltung10603, Erbschaft- &amp; Schenkungsteuer10718</text:p>
          </table:table-cell>
          <table:table-cell table:content-validation-name="val5" table:style-name="ce11"/>
          <table:table-cell table:content-validation-name="val6" table:style-name="ce12"/>
          <table:table-cell office:value-type="string" table:content-validation-name="val2" table:style-name="ce11">
            <text:p>Wirtschaftsrecht12140</text:p>
          </table:table-cell>
          <table:table-cell office:value-type="string" table:content-validation-name="val3" table:style-name="ce12">
            <text:p>Gesellschaftsrecht12260</text:p>
          </table:table-cell>
          <table:table-cell table:content-validation-name="val7" table:style-name="ce11"/>
          <table:table-cell table:content-validation-name="val8" table:style-name="ce12"/>
          <table:table-cell table:content-validation-name="val12" table:style-name="ce34"/>
          <table:table-cell table:content-validation-name="val11" table:style-name="ce35"/>
          <table:table-cell table:content-validation-name="val13" table:style-name="ce34"/>
          <table:table-cell table:content-validation-name="val14" table:style-name="ce35"/>
          <table:table-cell table:content-validation-name="val15" table:style-name="ce34"/>
          <table:table-cell table:content-validation-name="val16" table:style-name="ce35"/>
          <table:table-cell table:content-validation-name="val17" table:style-name="ce34"/>
          <table:table-cell table:content-validation-name="val18" table:style-name="ce35"/>
          <table:table-cell table:content-validation-name="val19" table:style-name="ce34"/>
          <table:table-cell/>
          <table:table-cell table:content-validation-name="val20" table:style-name="ce34"/>
          <table:table-cell table:content-validation-name="val21" table:style-name="ce35"/>
          <table:table-cell table:number-columns-repeated="16359"/>
        </table:table-row>
        <table:table-row table:style-name="ro4">
          <table:table-cell table:style-name="ce8"/>
          <table:table-cell office:value-type="string" table:style-name="ce9">
            <text:p>Otto Schmidt</text:p>
          </table:table-cell>
          <table:table-cell office:value-type="string" table:style-name="ce10">
            <text:p>Westermann, Handbuch Personengesellschaften</text:p>
          </table:table-cell>
          <table:table-cell table:content-validation-name="val1" table:style-name="ce11"/>
          <table:table-cell table:content-validation-name="val4" table:style-name="ce12"/>
          <table:table-cell office:value-type="string" table:content-validation-name="val10" table:style-name="ce11">
            <text:p>steuerrecht &amp; Finanzwesen10602</text:p>
          </table:table-cell>
          <table:table-cell office:value-type="string" table:content-validation-name="val9" table:style-name="ce12">
            <text:p>Einkommensteuer10648, Gewerbesteuer10734, Umsatzsteuer10774, Umwandlungsteuer10791</text:p>
          </table:table-cell>
          <table:table-cell table:content-validation-name="val5" table:style-name="ce11"/>
          <table:table-cell table:content-validation-name="val6" table:style-name="ce12"/>
          <table:table-cell office:value-type="string" table:content-validation-name="val2" table:style-name="ce11">
            <text:p>Wirtschaftsrecht12140</text:p>
          </table:table-cell>
          <table:table-cell office:value-type="string" table:content-validation-name="val3" table:style-name="ce12">
            <text:p>Gesellschaftsrecht12260</text:p>
          </table:table-cell>
          <table:table-cell table:content-validation-name="val7" table:style-name="ce11"/>
          <table:table-cell table:content-validation-name="val8" table:style-name="ce12"/>
          <table:table-cell table:content-validation-name="val12" table:style-name="ce34"/>
          <table:table-cell table:content-validation-name="val11" table:style-name="ce35"/>
          <table:table-cell table:content-validation-name="val13" table:style-name="ce34"/>
          <table:table-cell table:content-validation-name="val14" table:style-name="ce35"/>
          <table:table-cell table:content-validation-name="val15" table:style-name="ce34"/>
          <table:table-cell table:content-validation-name="val16" table:style-name="ce35"/>
          <table:table-cell table:content-validation-name="val17" table:style-name="ce34"/>
          <table:table-cell table:content-validation-name="val18" table:style-name="ce35"/>
          <table:table-cell table:content-validation-name="val19" table:style-name="ce34"/>
          <table:table-cell/>
          <table:table-cell table:content-validation-name="val20" table:style-name="ce34"/>
          <table:table-cell table:content-validation-name="val21" table:style-name="ce35"/>
          <table:table-cell table:number-columns-repeated="16359"/>
        </table:table-row>
        <table:table-row table:style-name="ro3">
          <table:table-cell table:style-name="ce8"/>
          <table:table-cell office:value-type="string" table:style-name="ce9">
            <text:p>Otto Schmidt</text:p>
          </table:table-cell>
          <table:table-cell office:value-type="string" table:style-name="ce10">
            <text:p>Schulze-Osterloh/Hennrichs/Wüstemann, HdJ</text:p>
          </table:table-cell>
          <table:table-cell table:content-validation-name="val1" table:style-name="ce11"/>
          <table:table-cell table:content-validation-name="val4" table:style-name="ce12"/>
          <table:table-cell office:value-type="string" table:content-validation-name="val10" table:style-name="ce11">
            <text:p>Steuerrecht &amp; Finanzwesen10602</text:p>
          </table:table-cell>
          <table:table-cell office:value-type="string" table:content-validation-name="val9" table:style-name="ce12">
            <text:p>Einkommensteuer10648</text:p>
          </table:table-cell>
          <table:table-cell table:content-validation-name="val5" table:style-name="ce11"/>
          <table:table-cell table:content-validation-name="val6" table:style-name="ce12"/>
          <table:table-cell office:value-type="string" table:content-validation-name="val2" table:style-name="ce11">
            <text:p>Wirtschaftsrecht12140</text:p>
          </table:table-cell>
          <table:table-cell office:value-type="string" table:content-validation-name="val3" table:style-name="ce12">
            <text:p>Handels- &amp; Bilanzrecht12167</text:p>
          </table:table-cell>
          <table:table-cell table:content-validation-name="val7" table:style-name="ce11"/>
          <table:table-cell table:content-validation-name="val8" table:style-name="ce12"/>
          <table:table-cell table:content-validation-name="val12" table:style-name="ce34"/>
          <table:table-cell table:content-validation-name="val11" table:style-name="ce35"/>
          <table:table-cell office:value-type="string" table:content-validation-name="val13" table:style-name="ce34">
            <text:p>Betriebswirtschaft hbfm10005</text:p>
          </table:table-cell>
          <table:table-cell office:value-type="string" table:content-validation-name="val14" table:style-name="ce35">
            <text:p>Bilanzrechthbfm10006</text:p>
          </table:table-cell>
          <table:table-cell table:content-validation-name="val15" table:style-name="ce34"/>
          <table:table-cell table:content-validation-name="val16" table:style-name="ce35"/>
          <table:table-cell table:content-validation-name="val17" table:style-name="ce34"/>
          <table:table-cell table:content-validation-name="val18" table:style-name="ce35"/>
          <table:table-cell table:content-validation-name="val19" table:style-name="ce34"/>
          <table:table-cell/>
          <table:table-cell table:content-validation-name="val20" table:style-name="ce34"/>
          <table:table-cell table:content-validation-name="val21" table:style-name="ce35"/>
          <table:table-cell table:number-columns-repeated="16359"/>
        </table:table-row>
        <table:table-row table:style-name="ro1">
          <table:table-cell table:style-name="ce8"/>
          <table:table-cell office:value-type="string" table:style-name="ce9">
            <text:p>Otto Schmidt</text:p>
          </table:table-cell>
          <table:table-cell office:value-type="string" table:style-name="ce10">
            <text:p>Mues/Eisenbeis/Laber, Handbuch Kündigungsrecht</text:p>
          </table:table-cell>
          <table:table-cell office:value-type="string" table:content-validation-name="val1" table:style-name="ce11">
            <text:p>Arbeitsrecht10001</text:p>
          </table:table-cell>
          <table:table-cell office:value-type="string" table:content-validation-name="val4" table:style-name="ce12">
            <text:p>Arbeitsvertragsrecht10072</text:p>
          </table:table-cell>
          <table:table-cell table:content-validation-name="val10" table:style-name="ce11"/>
          <table:table-cell table:content-validation-name="val9" table:style-name="ce12"/>
          <table:table-cell table:content-validation-name="val5" table:style-name="ce11"/>
          <table:table-cell table:content-validation-name="val6" table:style-name="ce12"/>
          <table:table-cell table:content-validation-name="val2" table:style-name="ce11"/>
          <table:table-cell table:content-validation-name="val3" table:style-name="ce12"/>
          <table:table-cell table:content-validation-name="val7" table:style-name="ce11"/>
          <table:table-cell table:content-validation-name="val8" table:style-name="ce12"/>
          <table:table-cell table:content-validation-name="val12" table:style-name="ce34"/>
          <table:table-cell table:content-validation-name="val11" table:style-name="ce35"/>
          <table:table-cell table:content-validation-name="val13" table:style-name="ce34"/>
          <table:table-cell table:content-validation-name="val14" table:style-name="ce35"/>
          <table:table-cell table:content-validation-name="val15" table:style-name="ce34"/>
          <table:table-cell table:content-validation-name="val16" table:style-name="ce35"/>
          <table:table-cell table:content-validation-name="val17" table:style-name="ce34"/>
          <table:table-cell table:content-validation-name="val18" table:style-name="ce35"/>
          <table:table-cell table:content-validation-name="val19" table:style-name="ce34"/>
          <table:table-cell/>
          <table:table-cell table:content-validation-name="val20" table:style-name="ce34"/>
          <table:table-cell table:content-validation-name="val21" table:style-name="ce35"/>
          <table:table-cell table:number-columns-repeated="16359"/>
        </table:table-row>
        <table:table-row table:style-name="ro9">
          <table:table-cell table:style-name="ce8"/>
          <table:table-cell office:value-type="string" table:style-name="ce9">
            <text:p>Otto Schmidt</text:p>
          </table:table-cell>
          <table:table-cell office:value-type="string" table:style-name="ce10">
            <text:p>Blaurock, Handbuch Stille Gesellschaft</text:p>
          </table:table-cell>
          <table:table-cell table:content-validation-name="val1" table:style-name="ce11"/>
          <table:table-cell table:content-validation-name="val4" table:style-name="ce12"/>
          <table:table-cell office:value-type="string" table:content-validation-name="val10" table:style-name="ce11">
            <text:p>Steuerrecht &amp; Finanzwesen10602</text:p>
          </table:table-cell>
          <table:table-cell office:value-type="string" table:content-validation-name="val9" table:style-name="ce12">
            <text:p>Behördliches Verfahren &amp; Finanzverwaltung10603, Einkommensteuer10648, Gewerbesteuer10734, Grunderwerbsteuer10744, Grundsteuer10752, Umsatzsteuer10774, Umwandlungsteuer10791</text:p>
          </table:table-cell>
          <table:table-cell table:content-validation-name="val5" table:style-name="ce11"/>
          <table:table-cell table:content-validation-name="val6" table:style-name="ce12"/>
          <table:table-cell office:value-type="string" table:content-validation-name="val2" table:style-name="ce11">
            <text:p>Wirtschaftsrecht12140</text:p>
          </table:table-cell>
          <table:table-cell office:value-type="string" table:content-validation-name="val3" table:style-name="ce12">
            <text:p>Gesellschaftsrecht12260</text:p>
          </table:table-cell>
          <table:table-cell table:content-validation-name="val7" table:style-name="ce11"/>
          <table:table-cell table:content-validation-name="val8" table:style-name="ce12"/>
          <table:table-cell table:content-validation-name="val12" table:style-name="ce34"/>
          <table:table-cell table:content-validation-name="val11" table:style-name="ce35"/>
          <table:table-cell table:content-validation-name="val13" table:style-name="ce34"/>
          <table:table-cell table:content-validation-name="val14" table:style-name="ce35"/>
          <table:table-cell table:content-validation-name="val15" table:style-name="ce34"/>
          <table:table-cell table:content-validation-name="val16" table:style-name="ce35"/>
          <table:table-cell table:content-validation-name="val17" table:style-name="ce34"/>
          <table:table-cell table:content-validation-name="val18" table:style-name="ce35"/>
          <table:table-cell table:content-validation-name="val19" table:style-name="ce34"/>
          <table:table-cell/>
          <table:table-cell table:content-validation-name="val20" table:style-name="ce34"/>
          <table:table-cell table:content-validation-name="val21" table:style-name="ce35"/>
          <table:table-cell table:number-columns-repeated="16359"/>
        </table:table-row>
        <table:table-row table:style-name="ro3">
          <table:table-cell table:style-name="ce8"/>
          <table:table-cell office:value-type="string" table:style-name="ce9">
            <text:p>Otto Schmidt</text:p>
          </table:table-cell>
          <table:table-cell office:value-type="string" table:style-name="ce10">
            <text:p>Röhricht/Graf von Westphalen/Haas, HGB</text:p>
          </table:table-cell>
          <table:table-cell table:content-validation-name="val1" table:style-name="ce11"/>
          <table:table-cell table:content-validation-name="val4" table:style-name="ce12"/>
          <table:table-cell table:content-validation-name="val10" table:style-name="ce11"/>
          <table:table-cell table:content-validation-name="val9" table:style-name="ce12"/>
          <table:table-cell table:content-validation-name="val5" table:style-name="ce11"/>
          <table:table-cell table:content-validation-name="val6" table:style-name="ce12"/>
          <table:table-cell office:value-type="string" table:content-validation-name="val2" table:style-name="ce11">
            <text:p>Wirtschaftsrecht12140</text:p>
          </table:table-cell>
          <table:table-cell office:value-type="string" table:content-validation-name="val3" table:style-name="ce12">
            <text:p>Handels- &amp; Bilanzrecht12167</text:p>
          </table:table-cell>
          <table:table-cell table:content-validation-name="val7" table:style-name="ce11"/>
          <table:table-cell table:content-validation-name="val8" table:style-name="ce12"/>
          <table:table-cell table:content-validation-name="val12" table:style-name="ce34"/>
          <table:table-cell table:content-validation-name="val11" table:style-name="ce35"/>
          <table:table-cell office:value-type="string" table:content-validation-name="val13" table:style-name="ce34">
            <text:p>Betriebswirtschaft hbfm10005</text:p>
          </table:table-cell>
          <table:table-cell office:value-type="string" table:content-validation-name="val14" table:style-name="ce35">
            <text:p>Bilanzrechthbfm10006</text:p>
          </table:table-cell>
          <table:table-cell table:content-validation-name="val15" table:style-name="ce34"/>
          <table:table-cell table:content-validation-name="val16" table:style-name="ce35"/>
          <table:table-cell office:value-type="string" table:content-validation-name="val17" table:style-name="ce34">
            <text:p>Corporate Governancehbfm10014</text:p>
          </table:table-cell>
          <table:table-cell table:content-validation-name="val18" table:style-name="ce35"/>
          <table:table-cell table:content-validation-name="val19" table:style-name="ce34"/>
          <table:table-cell/>
          <table:table-cell table:content-validation-name="val20" table:style-name="ce34"/>
          <table:table-cell table:content-validation-name="val21" table:style-name="ce35"/>
          <table:table-cell table:number-columns-repeated="16359"/>
        </table:table-row>
        <table:table-row table:style-name="ro2">
          <table:table-cell table:style-name="ce8"/>
          <table:table-cell office:value-type="string" table:style-name="ce9">
            <text:p>Otto Schmidt</text:p>
          </table:table-cell>
          <table:table-cell office:value-type="string" table:style-name="ce10">
            <text:p>Lutter/Bayer, Holding-Handbuch</text:p>
          </table:table-cell>
          <table:table-cell table:content-validation-name="val1" table:style-name="ce11"/>
          <table:table-cell table:content-validation-name="val4" table:style-name="ce12"/>
          <table:table-cell office:value-type="string" table:content-validation-name="val10" table:style-name="ce11">
            <text:p>Steuerrecht &amp; Finanzwesen10602</text:p>
          </table:table-cell>
          <table:table-cell office:value-type="string" table:content-validation-name="val9" table:style-name="ce12">
            <text:p>Grunderwerbsteuer10744, Umwandlungsteuer10791, Körperschaftsteuer10764, Behördliches Verfahren &amp; Finanzverwaltung10603</text:p>
          </table:table-cell>
          <table:table-cell table:content-validation-name="val5" table:style-name="ce11"/>
          <table:table-cell table:content-validation-name="val6" table:style-name="ce12"/>
          <table:table-cell office:value-type="string" table:content-validation-name="val2" table:style-name="ce11">
            <text:p>Wirtschaftsrecht12140</text:p>
          </table:table-cell>
          <table:table-cell office:value-type="string" table:content-validation-name="val3" table:style-name="ce12">
            <text:p>Gesellschaftsrecht12260</text:p>
          </table:table-cell>
          <table:table-cell table:content-validation-name="val7" table:style-name="ce11"/>
          <table:table-cell table:content-validation-name="val8" table:style-name="ce12"/>
          <table:table-cell table:content-validation-name="val12" table:style-name="ce34"/>
          <table:table-cell table:content-validation-name="val11" table:style-name="ce35"/>
          <table:table-cell table:content-validation-name="val13" table:style-name="ce34"/>
          <table:table-cell table:content-validation-name="val14" table:style-name="ce35"/>
          <table:table-cell table:content-validation-name="val15" table:style-name="ce34"/>
          <table:table-cell table:content-validation-name="val16" table:style-name="ce35"/>
          <table:table-cell table:content-validation-name="val17" table:style-name="ce34"/>
          <table:table-cell table:content-validation-name="val18" table:style-name="ce35"/>
          <table:table-cell table:content-validation-name="val19" table:style-name="ce34"/>
          <table:table-cell/>
          <table:table-cell table:content-validation-name="val20" table:style-name="ce34"/>
          <table:table-cell table:content-validation-name="val21" table:style-name="ce35"/>
          <table:table-cell table:number-columns-repeated="16359"/>
        </table:table-row>
        <table:table-row table:style-name="ro3">
          <table:table-cell table:style-name="ce8"/>
          <table:table-cell office:value-type="string" table:style-name="ce9">
            <text:p>Otto Schmidt</text:p>
          </table:table-cell>
          <table:table-cell office:value-type="string" table:style-name="ce10">
            <text:p>Heuser/Theile, IFRS-Handbuch</text:p>
          </table:table-cell>
          <table:table-cell table:content-validation-name="val1" table:style-name="ce11"/>
          <table:table-cell table:content-validation-name="val4" table:style-name="ce12"/>
          <table:table-cell table:content-validation-name="val10" table:style-name="ce11"/>
          <table:table-cell table:content-validation-name="val9" table:style-name="ce12"/>
          <table:table-cell table:content-validation-name="val5" table:style-name="ce11"/>
          <table:table-cell table:content-validation-name="val6" table:style-name="ce12"/>
          <table:table-cell office:value-type="string" table:content-validation-name="val2" table:style-name="ce11">
            <text:p>Wirtschaftsrecht12140</text:p>
          </table:table-cell>
          <table:table-cell office:value-type="string" table:content-validation-name="val3" table:style-name="ce12">
            <text:p>Handels- &amp; Bilanzrecht12167</text:p>
          </table:table-cell>
          <table:table-cell table:content-validation-name="val7" table:style-name="ce11"/>
          <table:table-cell table:content-validation-name="val8" table:style-name="ce12"/>
          <table:table-cell table:content-validation-name="val12" table:style-name="ce34"/>
          <table:table-cell table:content-validation-name="val11" table:style-name="ce35"/>
          <table:table-cell office:value-type="string" table:content-validation-name="val13" table:style-name="ce34">
            <text:p>Betriebswirtschaft hbfm10005</text:p>
          </table:table-cell>
          <table:table-cell office:value-type="string" table:content-validation-name="val14" table:style-name="ce35">
            <text:p>Bilanzrechthbfm10006</text:p>
          </table:table-cell>
          <table:table-cell table:content-validation-name="val15" table:style-name="ce34"/>
          <table:table-cell table:content-validation-name="val16" table:style-name="ce35"/>
          <table:table-cell office:value-type="string" table:content-validation-name="val17" table:style-name="ce34">
            <text:p>Corporate Governancehbfm10014</text:p>
          </table:table-cell>
          <table:table-cell table:content-validation-name="val18" table:style-name="ce35"/>
          <table:table-cell table:content-validation-name="val19" table:style-name="ce34"/>
          <table:table-cell/>
          <table:table-cell table:content-validation-name="val20" table:style-name="ce34"/>
          <table:table-cell table:content-validation-name="val21" table:style-name="ce35"/>
          <table:table-cell table:number-columns-repeated="16359"/>
        </table:table-row>
        <table:table-row table:style-name="ro3">
          <table:table-cell table:style-name="ce8"/>
          <table:table-cell office:value-type="string" table:style-name="ce9">
            <text:p>Otto Schmidt</text:p>
          </table:table-cell>
          <table:table-cell office:value-type="string" table:style-name="ce10">
            <text:p>Hachmeister/Kahle/Mock/Schüppen, Bilanzrecht</text:p>
          </table:table-cell>
          <table:table-cell table:content-validation-name="val1" table:style-name="ce11"/>
          <table:table-cell table:content-validation-name="val4" table:style-name="ce12"/>
          <table:table-cell office:value-type="string" table:content-validation-name="val10" table:style-name="ce11">
            <text:p>Steuerrecht &amp; Finanzwesen10602</text:p>
          </table:table-cell>
          <table:table-cell office:value-type="string" table:content-validation-name="val9" table:style-name="ce12">
            <text:p>Einkommensteuer10648</text:p>
          </table:table-cell>
          <table:table-cell table:content-validation-name="val5" table:style-name="ce11"/>
          <table:table-cell table:content-validation-name="val6" table:style-name="ce12"/>
          <table:table-cell office:value-type="string" table:content-validation-name="val2" table:style-name="ce11">
            <text:p>Wirtschaftsrecht12140</text:p>
          </table:table-cell>
          <table:table-cell office:value-type="string" table:content-validation-name="val3" table:style-name="ce12">
            <text:p>Handels- &amp; Bilanzrecht12167</text:p>
          </table:table-cell>
          <table:table-cell table:content-validation-name="val7" table:style-name="ce11"/>
          <table:table-cell table:content-validation-name="val8" table:style-name="ce12"/>
          <table:table-cell table:content-validation-name="val12" table:style-name="ce34"/>
          <table:table-cell table:content-validation-name="val11" table:style-name="ce35"/>
          <table:table-cell office:value-type="string" table:content-validation-name="val13" table:style-name="ce34">
            <text:p>Betriebswirtschaft hbfm10005</text:p>
          </table:table-cell>
          <table:table-cell office:value-type="string" table:content-validation-name="val14" table:style-name="ce35">
            <text:p>Bilanzrechthbfm10006</text:p>
          </table:table-cell>
          <table:table-cell table:content-validation-name="val15" table:style-name="ce34"/>
          <table:table-cell table:content-validation-name="val16" table:style-name="ce35"/>
          <table:table-cell office:value-type="string" table:content-validation-name="val17" table:style-name="ce34">
            <text:p>Corporate Governancehbfm10014</text:p>
          </table:table-cell>
          <table:table-cell table:content-validation-name="val18" table:style-name="ce35"/>
          <table:table-cell table:content-validation-name="val19" table:style-name="ce34"/>
          <table:table-cell/>
          <table:table-cell table:content-validation-name="val20" table:style-name="ce34"/>
          <table:table-cell table:content-validation-name="val21" table:style-name="ce35"/>
          <table:table-cell table:number-columns-repeated="16359"/>
        </table:table-row>
        <table:table-row table:style-name="ro12">
          <table:table-cell table:style-name="ce8"/>
          <table:table-cell office:value-type="string" table:style-name="ce9">
            <text:p>Otto Schmidt</text:p>
          </table:table-cell>
          <table:table-cell office:value-type="string" table:style-name="ce10">
            <text:p>Reithmann/Martiny, Internationales Vertragsrecht</text:p>
          </table:table-cell>
          <table:table-cell table:content-validation-name="val1" table:style-name="ce11"/>
          <table:table-cell table:content-validation-name="val4" table:style-name="ce12"/>
          <table:table-cell table:content-validation-name="val10" table:style-name="ce11"/>
          <table:table-cell table:content-validation-name="val9" table:style-name="ce12"/>
          <table:table-cell table:content-validation-name="val5" table:style-name="ce11"/>
          <table:table-cell table:content-validation-name="val6" table:style-name="ce12"/>
          <table:table-cell office:value-type="string" table:content-validation-name="val2" table:style-name="ce11">
            <text:p>Wirtschaftsrecht12140</text:p>
          </table:table-cell>
          <table:table-cell table:content-validation-name="val3" table:style-name="ce12"/>
          <table:table-cell office:value-type="string" table:content-validation-name="val7" table:style-name="ce11">
            <text:p>Zivilrecht &amp; Zivilprozessrecht12597</text:p>
          </table:table-cell>
          <table:table-cell office:value-type="string" table:content-validation-name="val8" table:style-name="ce12">
            <text:p>Allgemeines Zivil- &amp; Vertragsrecht12598</text:p>
          </table:table-cell>
          <table:table-cell table:content-validation-name="val12" table:style-name="ce34"/>
          <table:table-cell table:content-validation-name="val11" table:style-name="ce35"/>
          <table:table-cell table:content-validation-name="val13" table:style-name="ce34"/>
          <table:table-cell table:content-validation-name="val14" table:style-name="ce35"/>
          <table:table-cell table:content-validation-name="val15" table:style-name="ce34"/>
          <table:table-cell table:content-validation-name="val16" table:style-name="ce35"/>
          <table:table-cell table:content-validation-name="val17" table:style-name="ce34"/>
          <table:table-cell table:content-validation-name="val18" table:style-name="ce35"/>
          <table:table-cell table:content-validation-name="val19" table:style-name="ce34"/>
          <table:table-cell/>
          <table:table-cell table:content-validation-name="val20" table:style-name="ce34"/>
          <table:table-cell table:content-validation-name="val21" table:style-name="ce35"/>
          <table:table-cell table:number-columns-repeated="16359"/>
        </table:table-row>
        <table:table-row table:style-name="ro4">
          <table:table-cell table:style-name="ce8"/>
          <table:table-cell office:value-type="string" table:style-name="ce9">
            <text:p>Otto Schmidt</text:p>
          </table:table-cell>
          <table:table-cell office:value-type="string" table:style-name="ce10">
            <text:p>Schmidt, Karsten/Uhlenbruck, Die GmbH in Krise, Sanierung und Insolvenz</text:p>
          </table:table-cell>
          <table:table-cell table:content-validation-name="val1" table:style-name="ce11"/>
          <table:table-cell table:content-validation-name="val4" table:style-name="ce12"/>
          <table:table-cell office:value-type="string" table:content-validation-name="val10" table:style-name="ce11">
            <text:p>Steuerrecht &amp; Finanzwesen10602</text:p>
          </table:table-cell>
          <table:table-cell table:content-validation-name="val9" table:style-name="ce12"/>
          <table:table-cell table:content-validation-name="val5" table:style-name="ce11"/>
          <table:table-cell table:content-validation-name="val6" table:style-name="ce12"/>
          <table:table-cell office:value-type="string" table:content-validation-name="val2" table:style-name="ce11">
            <text:p>Wirtschaftsrecht12140</text:p>
          </table:table-cell>
          <table:table-cell office:value-type="string" table:content-validation-name="val3" table:style-name="ce12">
            <text:p>Insolvenzrecht12348, Gesellschaftsrecht12260</text:p>
          </table:table-cell>
          <table:table-cell table:content-validation-name="val7" table:style-name="ce11"/>
          <table:table-cell table:content-validation-name="val8" table:style-name="ce12"/>
          <table:table-cell table:content-validation-name="val12" table:style-name="ce34"/>
          <table:table-cell table:content-validation-name="val11" table:style-name="ce35"/>
          <table:table-cell table:content-validation-name="val13" table:style-name="ce34"/>
          <table:table-cell table:content-validation-name="val14" table:style-name="ce35"/>
          <table:table-cell table:content-validation-name="val15" table:style-name="ce34"/>
          <table:table-cell table:content-validation-name="val16" table:style-name="ce35"/>
          <table:table-cell table:content-validation-name="val17" table:style-name="ce34"/>
          <table:table-cell table:content-validation-name="val18" table:style-name="ce35"/>
          <table:table-cell table:content-validation-name="val19" table:style-name="ce34"/>
          <table:table-cell/>
          <table:table-cell table:content-validation-name="val20" table:style-name="ce34"/>
          <table:table-cell table:content-validation-name="val21" table:style-name="ce35"/>
          <table:table-cell table:number-columns-repeated="16359"/>
        </table:table-row>
        <table:table-row table:style-name="ro3">
          <table:table-cell table:style-name="ce8"/>
          <table:table-cell office:value-type="string" table:style-name="ce9">
            <text:p>Otto Schmidt</text:p>
          </table:table-cell>
          <table:table-cell office:value-type="string" table:style-name="ce10">
            <text:p>Gustavus, Handelsregister-Anmeldungen</text:p>
          </table:table-cell>
          <table:table-cell table:content-validation-name="val1" table:style-name="ce11"/>
          <table:table-cell table:content-validation-name="val4" table:style-name="ce12"/>
          <table:table-cell table:content-validation-name="val10" table:style-name="ce11"/>
          <table:table-cell table:content-validation-name="val9" table:style-name="ce12"/>
          <table:table-cell table:content-validation-name="val5" table:style-name="ce11"/>
          <table:table-cell table:content-validation-name="val6" table:style-name="ce12"/>
          <table:table-cell office:value-type="string" table:content-validation-name="val2" table:style-name="ce11">
            <text:p>Wirtschaftsrecht12140</text:p>
          </table:table-cell>
          <table:table-cell office:value-type="string" table:content-validation-name="val3" table:style-name="ce12">
            <text:p>Handels- &amp; Bilanzrecht12167</text:p>
          </table:table-cell>
          <table:table-cell table:content-validation-name="val7" table:style-name="ce11"/>
          <table:table-cell table:content-validation-name="val8" table:style-name="ce12"/>
          <table:table-cell table:content-validation-name="val12" table:style-name="ce34"/>
          <table:table-cell table:content-validation-name="val11" table:style-name="ce35"/>
          <table:table-cell table:content-validation-name="val13" table:style-name="ce34"/>
          <table:table-cell table:content-validation-name="val14" table:style-name="ce35"/>
          <table:table-cell table:content-validation-name="val15" table:style-name="ce34"/>
          <table:table-cell table:content-validation-name="val16" table:style-name="ce35"/>
          <table:table-cell table:content-validation-name="val17" table:style-name="ce34"/>
          <table:table-cell table:content-validation-name="val18" table:style-name="ce35"/>
          <table:table-cell table:content-validation-name="val19" table:style-name="ce34"/>
          <table:table-cell/>
          <table:table-cell table:content-validation-name="val20" table:style-name="ce34"/>
          <table:table-cell table:content-validation-name="val21" table:style-name="ce35"/>
          <table:table-cell table:number-columns-repeated="16359"/>
        </table:table-row>
        <table:table-row table:style-name="ro5">
          <table:table-cell table:style-name="ce8"/>
          <table:table-cell office:value-type="string" table:style-name="ce9">
            <text:p>Otto Schmidt</text:p>
          </table:table-cell>
          <table:table-cell office:value-type="string" table:style-name="ce10">
            <text:p>Tillmann/Mohr, GmbH-Geschäftsführer</text:p>
          </table:table-cell>
          <table:table-cell table:content-validation-name="val1" table:style-name="ce11"/>
          <table:table-cell table:content-validation-name="val4" table:style-name="ce12"/>
          <table:table-cell office:value-type="string" table:content-validation-name="val10" table:style-name="ce11">
            <text:p>Steuerrecht &amp; Finanzwesen10602</text:p>
          </table:table-cell>
          <table:table-cell table:content-validation-name="val9" table:style-name="ce12"/>
          <table:table-cell table:content-validation-name="val5" table:style-name="ce11"/>
          <table:table-cell table:content-validation-name="val6" table:style-name="ce12"/>
          <table:table-cell office:value-type="string" table:content-validation-name="val2" table:style-name="ce11">
            <text:p>Wirtschaftsrecht12140</text:p>
          </table:table-cell>
          <table:table-cell office:value-type="string" table:content-validation-name="val3" table:style-name="ce12">
            <text:p>Gesellschaftsrecht12260</text:p>
          </table:table-cell>
          <table:table-cell table:content-validation-name="val7" table:style-name="ce11"/>
          <table:table-cell table:content-validation-name="val8" table:style-name="ce12"/>
          <table:table-cell table:content-validation-name="val12" table:style-name="ce34"/>
          <table:table-cell table:content-validation-name="val11" table:style-name="ce35"/>
          <table:table-cell table:content-validation-name="val13" table:style-name="ce34"/>
          <table:table-cell table:content-validation-name="val14" table:style-name="ce35"/>
          <table:table-cell table:content-validation-name="val15" table:style-name="ce34"/>
          <table:table-cell table:content-validation-name="val16" table:style-name="ce35"/>
          <table:table-cell table:content-validation-name="val17" table:style-name="ce34"/>
          <table:table-cell table:content-validation-name="val18" table:style-name="ce35"/>
          <table:table-cell table:content-validation-name="val19" table:style-name="ce34"/>
          <table:table-cell/>
          <table:table-cell table:content-validation-name="val20" table:style-name="ce34"/>
          <table:table-cell table:content-validation-name="val21" table:style-name="ce35"/>
          <table:table-cell table:number-columns-repeated="16359"/>
        </table:table-row>
        <table:table-row table:style-name="ro5">
          <table:table-cell table:style-name="ce8"/>
          <table:table-cell office:value-type="string" table:style-name="ce9">
            <text:p>Otto Schmidt</text:p>
          </table:table-cell>
          <table:table-cell office:value-type="string" table:style-name="ce10">
            <text:p>Langenfeld/Miras, GmbH-Vertragspraxis</text:p>
          </table:table-cell>
          <table:table-cell table:content-validation-name="val1" table:style-name="ce11"/>
          <table:table-cell table:content-validation-name="val4" table:style-name="ce12"/>
          <table:table-cell table:content-validation-name="val10" table:style-name="ce11"/>
          <table:table-cell table:content-validation-name="val9" table:style-name="ce12"/>
          <table:table-cell table:content-validation-name="val5" table:style-name="ce11"/>
          <table:table-cell table:content-validation-name="val6" table:style-name="ce12"/>
          <table:table-cell office:value-type="string" table:content-validation-name="val2" table:style-name="ce11">
            <text:p>Wirtschaftsrecht12140</text:p>
          </table:table-cell>
          <table:table-cell office:value-type="string" table:content-validation-name="val3" table:style-name="ce12">
            <text:p>Gesellschaftsrecht12260</text:p>
          </table:table-cell>
          <table:table-cell table:content-validation-name="val7" table:style-name="ce11"/>
          <table:table-cell table:content-validation-name="val8" table:style-name="ce12"/>
          <table:table-cell table:content-validation-name="val12" table:style-name="ce34"/>
          <table:table-cell table:content-validation-name="val11" table:style-name="ce35"/>
          <table:table-cell table:content-validation-name="val13" table:style-name="ce34"/>
          <table:table-cell table:content-validation-name="val14" table:style-name="ce35"/>
          <table:table-cell table:content-validation-name="val15" table:style-name="ce34"/>
          <table:table-cell table:content-validation-name="val16" table:style-name="ce35"/>
          <table:table-cell table:content-validation-name="val17" table:style-name="ce34"/>
          <table:table-cell table:content-validation-name="val18" table:style-name="ce35"/>
          <table:table-cell table:content-validation-name="val19" table:style-name="ce34"/>
          <table:table-cell/>
          <table:table-cell table:content-validation-name="val20" table:style-name="ce34"/>
          <table:table-cell table:content-validation-name="val21" table:style-name="ce35"/>
          <table:table-cell table:number-columns-repeated="16359"/>
        </table:table-row>
        <table:table-row table:style-name="ro5">
          <table:table-cell table:style-name="ce8"/>
          <table:table-cell office:value-type="string" table:style-name="ce9">
            <text:p>Otto Schmidt</text:p>
          </table:table-cell>
          <table:table-cell office:value-type="string" table:style-name="ce10">
            <text:p>Tillmann/Schiffers/Wälzholz/Rupp, Die GmbH im Gesellschafts- und Steuerrecht</text:p>
          </table:table-cell>
          <table:table-cell table:content-validation-name="val1" table:style-name="ce11"/>
          <table:table-cell table:content-validation-name="val4" table:style-name="ce12"/>
          <table:table-cell office:value-type="string" table:content-validation-name="val10" table:style-name="ce11">
            <text:p>Steuerrecht &amp; Finanzwesen10602</text:p>
          </table:table-cell>
          <table:table-cell table:content-validation-name="val9" table:style-name="ce12"/>
          <table:table-cell table:content-validation-name="val5" table:style-name="ce11"/>
          <table:table-cell table:content-validation-name="val6" table:style-name="ce12"/>
          <table:table-cell office:value-type="string" table:content-validation-name="val2" table:style-name="ce11">
            <text:p>Wirtschaftsrecht12140</text:p>
          </table:table-cell>
          <table:table-cell office:value-type="string" table:content-validation-name="val3" table:style-name="ce12">
            <text:p>Gesellschaftsrecht12260</text:p>
          </table:table-cell>
          <table:table-cell table:content-validation-name="val7" table:style-name="ce11"/>
          <table:table-cell table:content-validation-name="val8" table:style-name="ce12"/>
          <table:table-cell table:content-validation-name="val12" table:style-name="ce34"/>
          <table:table-cell table:content-validation-name="val11" table:style-name="ce35"/>
          <table:table-cell table:content-validation-name="val13" table:style-name="ce34"/>
          <table:table-cell table:content-validation-name="val14" table:style-name="ce35"/>
          <table:table-cell table:content-validation-name="val15" table:style-name="ce34"/>
          <table:table-cell table:content-validation-name="val16" table:style-name="ce35"/>
          <table:table-cell table:content-validation-name="val17" table:style-name="ce34"/>
          <table:table-cell table:content-validation-name="val18" table:style-name="ce35"/>
          <table:table-cell table:content-validation-name="val19" table:style-name="ce34"/>
          <table:table-cell/>
          <table:table-cell table:content-validation-name="val20" table:style-name="ce34"/>
          <table:table-cell table:content-validation-name="val21" table:style-name="ce35"/>
          <table:table-cell table:number-columns-repeated="16359"/>
        </table:table-row>
        <table:table-row table:style-name="ro5">
          <table:table-cell table:style-name="ce8"/>
          <table:table-cell office:value-type="string" table:style-name="ce9">
            <text:p>Otto Schmidt</text:p>
          </table:table-cell>
          <table:table-cell office:value-type="string" table:style-name="ce10">
            <text:p>Schwedhelm, Die Unternehmensumwandlung</text:p>
          </table:table-cell>
          <table:table-cell table:content-validation-name="val1" table:style-name="ce11"/>
          <table:table-cell table:content-validation-name="val4" table:style-name="ce12"/>
          <table:table-cell office:value-type="string" table:content-validation-name="val10" table:style-name="ce11">
            <text:p>Steuerrecht &amp; Finanzwesen10602</text:p>
          </table:table-cell>
          <table:table-cell office:value-type="string" table:content-validation-name="val9" table:style-name="ce12">
            <text:p>Umwandlungsteuer10791</text:p>
          </table:table-cell>
          <table:table-cell table:content-validation-name="val5" table:style-name="ce11"/>
          <table:table-cell table:content-validation-name="val6" table:style-name="ce12"/>
          <table:table-cell table:content-validation-name="val2" table:style-name="ce11"/>
          <table:table-cell office:value-type="string" table:content-validation-name="val3" table:style-name="ce12">
            <text:p>Gesellschaftsrecht12260</text:p>
          </table:table-cell>
          <table:table-cell table:content-validation-name="val7" table:style-name="ce11"/>
          <table:table-cell table:content-validation-name="val8" table:style-name="ce12"/>
          <table:table-cell table:content-validation-name="val12" table:style-name="ce34"/>
          <table:table-cell table:content-validation-name="val11" table:style-name="ce35"/>
          <table:table-cell table:content-validation-name="val13" table:style-name="ce34"/>
          <table:table-cell table:content-validation-name="val14" table:style-name="ce35"/>
          <table:table-cell table:content-validation-name="val15" table:style-name="ce34"/>
          <table:table-cell table:content-validation-name="val16" table:style-name="ce35"/>
          <table:table-cell table:content-validation-name="val17" table:style-name="ce34"/>
          <table:table-cell table:content-validation-name="val18" table:style-name="ce35"/>
          <table:table-cell table:content-validation-name="val19" table:style-name="ce34"/>
          <table:table-cell/>
          <table:table-cell table:content-validation-name="val20" table:style-name="ce34"/>
          <table:table-cell table:content-validation-name="val21" table:style-name="ce35"/>
          <table:table-cell table:number-columns-repeated="16359"/>
        </table:table-row>
        <table:table-row table:style-name="ro5">
          <table:table-cell table:style-name="ce8"/>
          <table:table-cell office:value-type="string" table:style-name="ce9">
            <text:p>Otto Schmidt</text:p>
          </table:table-cell>
          <table:table-cell office:value-type="string" table:style-name="ce10">
            <text:p>Behrens/Wachter, Grunderwerbsteuergesetz Kommentar</text:p>
          </table:table-cell>
          <table:table-cell table:content-validation-name="val1" table:style-name="ce11"/>
          <table:table-cell table:content-validation-name="val4" table:style-name="ce12"/>
          <table:table-cell office:value-type="string" table:content-validation-name="val10" table:style-name="ce11">
            <text:p>Steuerrecht &amp; Finanzwesen10602</text:p>
          </table:table-cell>
          <table:table-cell office:value-type="string" table:content-validation-name="val9" table:style-name="ce12">
            <text:p>Grunderwerbsteuer10744</text:p>
          </table:table-cell>
          <table:table-cell table:content-validation-name="val5" table:style-name="ce11"/>
          <table:table-cell table:content-validation-name="val6" table:style-name="ce12"/>
          <table:table-cell table:content-validation-name="val2" table:style-name="ce11"/>
          <table:table-cell table:content-validation-name="val3" table:style-name="ce12"/>
          <table:table-cell table:content-validation-name="val7" table:style-name="ce11"/>
          <table:table-cell table:content-validation-name="val8" table:style-name="ce12"/>
          <table:table-cell table:content-validation-name="val12" table:style-name="ce34"/>
          <table:table-cell table:content-validation-name="val11" table:style-name="ce35"/>
          <table:table-cell table:content-validation-name="val13" table:style-name="ce34"/>
          <table:table-cell table:content-validation-name="val14" table:style-name="ce35"/>
          <table:table-cell table:content-validation-name="val15" table:style-name="ce34"/>
          <table:table-cell table:content-validation-name="val16" table:style-name="ce35"/>
          <table:table-cell table:content-validation-name="val17" table:style-name="ce34"/>
          <table:table-cell table:content-validation-name="val18" table:style-name="ce35"/>
          <table:table-cell table:content-validation-name="val19" table:style-name="ce34"/>
          <table:table-cell/>
          <table:table-cell table:content-validation-name="val20" table:style-name="ce34"/>
          <table:table-cell table:content-validation-name="val21" table:style-name="ce35"/>
          <table:table-cell table:number-columns-repeated="16359"/>
        </table:table-row>
        <table:table-row table:style-name="ro5">
          <table:table-cell table:style-name="ce8"/>
          <table:table-cell office:value-type="string" table:style-name="ce9">
            <text:p>Otto Schmidt</text:p>
          </table:table-cell>
          <table:table-cell office:value-type="string" table:style-name="ce10">
            <text:p>Lutter/Krieger/Verse, Rechte und Pflichten des Aufsichtsrats</text:p>
          </table:table-cell>
          <table:table-cell table:content-validation-name="val1" table:style-name="ce11"/>
          <table:table-cell table:content-validation-name="val4" table:style-name="ce12"/>
          <table:table-cell table:content-validation-name="val10" table:style-name="ce11"/>
          <table:table-cell table:content-validation-name="val9" table:style-name="ce12"/>
          <table:table-cell table:content-validation-name="val5" table:style-name="ce11"/>
          <table:table-cell table:content-validation-name="val6" table:style-name="ce12"/>
          <table:table-cell office:value-type="string" table:content-validation-name="val2" table:style-name="ce11">
            <text:p>Wirtschaftsrecht12140</text:p>
          </table:table-cell>
          <table:table-cell office:value-type="string" table:content-validation-name="val3" table:style-name="ce12">
            <text:p>Gesellschaftsrecht12260</text:p>
          </table:table-cell>
          <table:table-cell table:content-validation-name="val7" table:style-name="ce11"/>
          <table:table-cell table:content-validation-name="val8" table:style-name="ce12"/>
          <table:table-cell table:content-validation-name="val12" table:style-name="ce34"/>
          <table:table-cell table:content-validation-name="val11" table:style-name="ce35"/>
          <table:table-cell table:content-validation-name="val13" table:style-name="ce34"/>
          <table:table-cell table:content-validation-name="val14" table:style-name="ce35"/>
          <table:table-cell table:content-validation-name="val15" table:style-name="ce34"/>
          <table:table-cell table:content-validation-name="val16" table:style-name="ce35"/>
          <table:table-cell office:value-type="string" table:content-validation-name="val17" table:style-name="ce34">
            <text:p>Corporate Governancehbfm10014</text:p>
          </table:table-cell>
          <table:table-cell office:value-type="string" table:content-validation-name="val18" table:style-name="ce35">
            <text:p>Aufsichtsrat/Beirathbfm10015</text:p>
          </table:table-cell>
          <table:table-cell table:content-validation-name="val19" table:style-name="ce34"/>
          <table:table-cell/>
          <table:table-cell table:content-validation-name="val20" table:style-name="ce34"/>
          <table:table-cell table:content-validation-name="val21" table:style-name="ce35"/>
          <table:table-cell table:number-columns-repeated="16359"/>
        </table:table-row>
        <table:table-row table:style-name="ro5">
          <table:table-cell table:style-name="ce8"/>
          <table:table-cell office:value-type="string" table:style-name="ce9">
            <text:p>Otto Schmidt</text:p>
          </table:table-cell>
          <table:table-cell office:value-type="string" table:style-name="ce10">
            <text:p>Ihrig/Schäfer, Rechte und Pflichten des Vorstands</text:p>
          </table:table-cell>
          <table:table-cell table:content-validation-name="val1" table:style-name="ce11"/>
          <table:table-cell table:content-validation-name="val4" table:style-name="ce12"/>
          <table:table-cell table:content-validation-name="val10" table:style-name="ce11"/>
          <table:table-cell table:content-validation-name="val9" table:style-name="ce12"/>
          <table:table-cell table:content-validation-name="val5" table:style-name="ce11"/>
          <table:table-cell table:content-validation-name="val6" table:style-name="ce12"/>
          <table:table-cell office:value-type="string" table:content-validation-name="val2" table:style-name="ce11">
            <text:p>Wirtschaftsrecht12140</text:p>
          </table:table-cell>
          <table:table-cell office:value-type="string" table:content-validation-name="val3" table:style-name="ce12">
            <text:p>Gesellschaftsrecht12260</text:p>
          </table:table-cell>
          <table:table-cell table:content-validation-name="val7" table:style-name="ce11"/>
          <table:table-cell table:content-validation-name="val8" table:style-name="ce12"/>
          <table:table-cell table:content-validation-name="val12" table:style-name="ce34"/>
          <table:table-cell table:content-validation-name="val11" table:style-name="ce35"/>
          <table:table-cell table:content-validation-name="val13" table:style-name="ce34"/>
          <table:table-cell table:content-validation-name="val14" table:style-name="ce35"/>
          <table:table-cell table:content-validation-name="val15" table:style-name="ce34"/>
          <table:table-cell table:content-validation-name="val16" table:style-name="ce35"/>
          <table:table-cell office:value-type="string" table:content-validation-name="val17" table:style-name="ce34">
            <text:p>Corporate Governancehbfm10014</text:p>
          </table:table-cell>
          <table:table-cell office:value-type="string" table:content-validation-name="val18" table:style-name="ce35">
            <text:p>Aufsichtsrat/Beirathbfm10015</text:p>
          </table:table-cell>
          <table:table-cell table:content-validation-name="val19" table:style-name="ce34"/>
          <table:table-cell/>
          <table:table-cell table:content-validation-name="val20" table:style-name="ce34"/>
          <table:table-cell table:content-validation-name="val21" table:style-name="ce35"/>
          <table:table-cell table:number-columns-repeated="16359"/>
        </table:table-row>
        <table:table-row table:style-name="ro5">
          <table:table-cell table:style-name="ce8"/>
          <table:table-cell office:value-type="string" table:style-name="ce9">
            <text:p>Otto Schmidt</text:p>
          </table:table-cell>
          <table:table-cell office:value-type="string" table:style-name="ce10">
            <text:p>Fleischer/Hüttemann, Rechtshandbuch Unternehmensbewertung</text:p>
          </table:table-cell>
          <table:table-cell table:content-validation-name="val1" table:style-name="ce11"/>
          <table:table-cell table:content-validation-name="val4" table:style-name="ce12"/>
          <table:table-cell office:value-type="string" table:content-validation-name="val10" table:style-name="ce11">
            <text:p>Steuerrecht &amp; Finanzwesen10602</text:p>
          </table:table-cell>
          <table:table-cell table:content-validation-name="val9" table:style-name="ce12"/>
          <table:table-cell table:content-validation-name="val5" table:style-name="ce11"/>
          <table:table-cell table:content-validation-name="val6" table:style-name="ce12"/>
          <table:table-cell office:value-type="string" table:content-validation-name="val2" table:style-name="ce11">
            <text:p>Wirtschaftsrecht12140</text:p>
          </table:table-cell>
          <table:table-cell office:value-type="string" table:content-validation-name="val3" table:style-name="ce12">
            <text:p>Gesellschaftsrecht12260</text:p>
          </table:table-cell>
          <table:table-cell table:content-validation-name="val7" table:style-name="ce11"/>
          <table:table-cell table:content-validation-name="val8" table:style-name="ce12"/>
          <table:table-cell table:content-validation-name="val12" table:style-name="ce34"/>
          <table:table-cell table:content-validation-name="val11" table:style-name="ce35"/>
          <table:table-cell office:value-type="string" table:content-validation-name="val13" table:style-name="ce34">
            <text:p>Betriebswirtschaft hbfm10005</text:p>
          </table:table-cell>
          <table:table-cell office:value-type="string" table:content-validation-name="val14" table:style-name="ce35">
            <text:p>Unternehmensbewertunghbfm10010</text:p>
          </table:table-cell>
          <table:table-cell table:content-validation-name="val15" table:style-name="ce34"/>
          <table:table-cell table:content-validation-name="val16" table:style-name="ce35"/>
          <table:table-cell table:content-validation-name="val17" table:style-name="ce34"/>
          <table:table-cell table:content-validation-name="val18" table:style-name="ce35"/>
          <table:table-cell table:content-validation-name="val19" table:style-name="ce34"/>
          <table:table-cell/>
          <table:table-cell table:content-validation-name="val20" table:style-name="ce34"/>
          <table:table-cell table:content-validation-name="val21" table:style-name="ce35"/>
          <table:table-cell table:number-columns-repeated="16359"/>
        </table:table-row>
        <table:table-row table:style-name="ro5">
          <table:table-cell table:style-name="ce8"/>
          <table:table-cell office:value-type="string" table:style-name="ce9">
            <text:p>Otto Schmidt</text:p>
          </table:table-cell>
          <table:table-cell office:value-type="string" table:style-name="ce10">
            <text:p>Lutter/Hommelhoff/Teichmann, SE</text:p>
          </table:table-cell>
          <table:table-cell table:content-validation-name="val1" table:style-name="ce11"/>
          <table:table-cell table:content-validation-name="val4" table:style-name="ce12"/>
          <table:table-cell table:content-validation-name="val10" table:style-name="ce11"/>
          <table:table-cell table:content-validation-name="val9" table:style-name="ce12"/>
          <table:table-cell table:content-validation-name="val5" table:style-name="ce11"/>
          <table:table-cell table:content-validation-name="val6" table:style-name="ce12"/>
          <table:table-cell office:value-type="string" table:content-validation-name="val2" table:style-name="ce11">
            <text:p>Wirtschaftsrecht12140</text:p>
          </table:table-cell>
          <table:table-cell office:value-type="string" table:content-validation-name="val3" table:style-name="ce12">
            <text:p>Gesellschaftsrecht12260</text:p>
          </table:table-cell>
          <table:table-cell table:content-validation-name="val7" table:style-name="ce11"/>
          <table:table-cell table:content-validation-name="val8" table:style-name="ce12"/>
          <table:table-cell table:content-validation-name="val12" table:style-name="ce34"/>
          <table:table-cell table:content-validation-name="val11" table:style-name="ce35"/>
          <table:table-cell table:content-validation-name="val13" table:style-name="ce34"/>
          <table:table-cell table:content-validation-name="val14" table:style-name="ce35"/>
          <table:table-cell table:content-validation-name="val15" table:style-name="ce34"/>
          <table:table-cell table:content-validation-name="val16" table:style-name="ce35"/>
          <table:table-cell table:content-validation-name="val17" table:style-name="ce34"/>
          <table:table-cell table:content-validation-name="val18" table:style-name="ce35"/>
          <table:table-cell table:content-validation-name="val19" table:style-name="ce34"/>
          <table:table-cell/>
          <table:table-cell table:content-validation-name="val20" table:style-name="ce34"/>
          <table:table-cell table:content-validation-name="val21" table:style-name="ce35"/>
          <table:table-cell table:number-columns-repeated="16359"/>
        </table:table-row>
        <table:table-row table:style-name="ro2">
          <table:table-cell table:style-name="ce8"/>
          <table:table-cell office:value-type="string" table:style-name="ce9">
            <text:p>Otto Schmidt</text:p>
          </table:table-cell>
          <table:table-cell office:value-type="string" table:style-name="ce10">
            <text:p>Kohlmann, Steuerstrafrecht</text:p>
          </table:table-cell>
          <table:table-cell table:content-validation-name="val1" table:style-name="ce11"/>
          <table:table-cell table:content-validation-name="val4" table:style-name="ce12"/>
          <table:table-cell office:value-type="string" table:content-validation-name="val10" table:style-name="ce11">
            <text:p>Steuerrecht &amp; Finanzwesen10602</text:p>
          </table:table-cell>
          <table:table-cell office:value-type="string" table:content-validation-name="val9" table:style-name="ce12">
            <text:p>Behördliches Verfahren &amp; Finanzverwaltung10603</text:p>
          </table:table-cell>
          <table:table-cell office:value-type="string" table:content-validation-name="val5" table:style-name="ce11">
            <text:p>Straf- &amp; Ordnungswidrigkeitenrecht10869</text:p>
          </table:table-cell>
          <table:table-cell table:content-validation-name="val6" table:style-name="ce12"/>
          <table:table-cell table:content-validation-name="val2" table:style-name="ce11"/>
          <table:table-cell table:content-validation-name="val3" table:style-name="ce12"/>
          <table:table-cell table:content-validation-name="val7" table:style-name="ce11"/>
          <table:table-cell table:content-validation-name="val8" table:style-name="ce12"/>
          <table:table-cell table:content-validation-name="val12" table:style-name="ce34"/>
          <table:table-cell table:content-validation-name="val11" table:style-name="ce35"/>
          <table:table-cell table:content-validation-name="val13" table:style-name="ce34"/>
          <table:table-cell table:content-validation-name="val14" table:style-name="ce35"/>
          <table:table-cell table:content-validation-name="val15" table:style-name="ce34"/>
          <table:table-cell table:content-validation-name="val16" table:style-name="ce35"/>
          <table:table-cell table:content-validation-name="val17" table:style-name="ce34"/>
          <table:table-cell table:content-validation-name="val18" table:style-name="ce35"/>
          <table:table-cell table:content-validation-name="val19" table:style-name="ce34"/>
          <table:table-cell/>
          <table:table-cell table:content-validation-name="val20" table:style-name="ce34"/>
          <table:table-cell table:content-validation-name="val21" table:style-name="ce35"/>
          <table:table-cell table:number-columns-repeated="16359"/>
        </table:table-row>
        <table:table-row table:style-name="ro5">
          <table:table-cell table:style-name="ce8"/>
          <table:table-cell office:value-type="string" table:style-name="ce9">
            <text:p>Otto Schmidt</text:p>
          </table:table-cell>
          <table:table-cell office:value-type="string" table:style-name="ce10">
            <text:p>Kallmeyer, UmwG</text:p>
          </table:table-cell>
          <table:table-cell table:content-validation-name="val1" table:style-name="ce11"/>
          <table:table-cell table:content-validation-name="val4" table:style-name="ce12"/>
          <table:table-cell table:content-validation-name="val10" table:style-name="ce11"/>
          <table:table-cell table:content-validation-name="val9" table:style-name="ce12"/>
          <table:table-cell table:content-validation-name="val5" table:style-name="ce11"/>
          <table:table-cell table:content-validation-name="val6" table:style-name="ce12"/>
          <table:table-cell office:value-type="string" table:content-validation-name="val2" table:style-name="ce11">
            <text:p>Wirtschaftsrecht12140</text:p>
          </table:table-cell>
          <table:table-cell office:value-type="string" table:content-validation-name="val3" table:style-name="ce12">
            <text:p>Gesellschaftsrecht12260</text:p>
          </table:table-cell>
          <table:table-cell table:content-validation-name="val7" table:style-name="ce11"/>
          <table:table-cell table:content-validation-name="val8" table:style-name="ce12"/>
          <table:table-cell table:content-validation-name="val12" table:style-name="ce34"/>
          <table:table-cell table:content-validation-name="val11" table:style-name="ce35"/>
          <table:table-cell table:content-validation-name="val13" table:style-name="ce34"/>
          <table:table-cell table:content-validation-name="val14" table:style-name="ce35"/>
          <table:table-cell table:content-validation-name="val15" table:style-name="ce34"/>
          <table:table-cell table:content-validation-name="val16" table:style-name="ce35"/>
          <table:table-cell table:content-validation-name="val17" table:style-name="ce34"/>
          <table:table-cell table:content-validation-name="val18" table:style-name="ce35"/>
          <table:table-cell table:content-validation-name="val19" table:style-name="ce34"/>
          <table:table-cell/>
          <table:table-cell table:content-validation-name="val20" table:style-name="ce34"/>
          <table:table-cell table:content-validation-name="val21" table:style-name="ce35"/>
          <table:table-cell table:number-columns-repeated="16359"/>
        </table:table-row>
        <table:table-row table:style-name="ro5">
          <table:table-cell table:style-name="ce8"/>
          <table:table-cell office:value-type="string" table:style-name="ce9">
            <text:p>Otto Schmidt</text:p>
          </table:table-cell>
          <table:table-cell office:value-type="string" table:style-name="ce10">
            <text:p>Lutter, UmwG</text:p>
          </table:table-cell>
          <table:table-cell table:content-validation-name="val1" table:style-name="ce11"/>
          <table:table-cell table:content-validation-name="val4" table:style-name="ce12"/>
          <table:table-cell table:content-validation-name="val10" table:style-name="ce11"/>
          <table:table-cell table:content-validation-name="val9" table:style-name="ce12"/>
          <table:table-cell table:content-validation-name="val5" table:style-name="ce11"/>
          <table:table-cell table:content-validation-name="val6" table:style-name="ce12"/>
          <table:table-cell office:value-type="string" table:content-validation-name="val2" table:style-name="ce11">
            <text:p>Wirtschaftsrecht12140</text:p>
          </table:table-cell>
          <table:table-cell office:value-type="string" table:content-validation-name="val3" table:style-name="ce12">
            <text:p>Gesellschaftsrecht12260</text:p>
          </table:table-cell>
          <table:table-cell table:content-validation-name="val7" table:style-name="ce11"/>
          <table:table-cell table:content-validation-name="val8" table:style-name="ce12"/>
          <table:table-cell table:content-validation-name="val12" table:style-name="ce34"/>
          <table:table-cell table:content-validation-name="val11" table:style-name="ce35"/>
          <table:table-cell table:content-validation-name="val13" table:style-name="ce34"/>
          <table:table-cell table:content-validation-name="val14" table:style-name="ce35"/>
          <table:table-cell table:content-validation-name="val15" table:style-name="ce34"/>
          <table:table-cell table:content-validation-name="val16" table:style-name="ce35"/>
          <table:table-cell table:content-validation-name="val17" table:style-name="ce34"/>
          <table:table-cell table:content-validation-name="val18" table:style-name="ce35"/>
          <table:table-cell table:content-validation-name="val19" table:style-name="ce34"/>
          <table:table-cell/>
          <table:table-cell table:content-validation-name="val20" table:style-name="ce34"/>
          <table:table-cell table:content-validation-name="val21" table:style-name="ce35"/>
          <table:table-cell table:number-columns-repeated="16359"/>
        </table:table-row>
        <table:table-row table:style-name="ro7">
          <table:table-cell table:style-name="ce8"/>
          <table:table-cell office:value-type="string" table:style-name="ce9">
            <text:p>Otto Schmidt</text:p>
          </table:table-cell>
          <table:table-cell office:value-type="string" table:style-name="ce10">
            <text:p>Lippross/Seibel, Basiskommentar Steuerrecht</text:p>
          </table:table-cell>
          <table:table-cell table:content-validation-name="val1" table:style-name="ce11"/>
          <table:table-cell table:content-validation-name="val4" table:style-name="ce12"/>
          <table:table-cell office:value-type="string" table:content-validation-name="val10" table:style-name="ce11">
            <text:p>Steuerrecht &amp; Finanzwesen10602</text:p>
          </table:table-cell>
          <table:table-cell office:value-type="string" table:content-validation-name="val9" table:style-name="ce12">
            <text:p>Behördliches Verfahren &amp; Finanzverwaltung10603, Körperschaftsteuer10764, Einkommensteuer10648, Erbschaft- &amp; Schenkungsteuer10718, Gewerbesteuer10734, Grunderwerbsteuer10744, Grundsteuer10752, Kirchensteuer10759, Umsatzsteuer10774, Umwandlungsteuer10791, Verfahren vor den Finanzgerichten10797, Weitere Steuern10859</text:p>
          </table:table-cell>
          <table:table-cell table:content-validation-name="val5" table:style-name="ce11"/>
          <table:table-cell table:content-validation-name="val6" table:style-name="ce12"/>
          <table:table-cell table:content-validation-name="val2" table:style-name="ce11"/>
          <table:table-cell table:content-validation-name="val3" table:style-name="ce12"/>
          <table:table-cell table:content-validation-name="val7" table:style-name="ce11"/>
          <table:table-cell table:content-validation-name="val8" table:style-name="ce12"/>
          <table:table-cell table:content-validation-name="val12" table:style-name="ce34"/>
          <table:table-cell table:content-validation-name="val11" table:style-name="ce35"/>
          <table:table-cell table:content-validation-name="val13" table:style-name="ce34"/>
          <table:table-cell table:content-validation-name="val14" table:style-name="ce35"/>
          <table:table-cell table:content-validation-name="val15" table:style-name="ce34"/>
          <table:table-cell table:content-validation-name="val16" table:style-name="ce35"/>
          <table:table-cell table:content-validation-name="val17" table:style-name="ce34"/>
          <table:table-cell table:content-validation-name="val18" table:style-name="ce35"/>
          <table:table-cell table:content-validation-name="val19" table:style-name="ce34"/>
          <table:table-cell/>
          <table:table-cell table:content-validation-name="val20" table:style-name="ce34"/>
          <table:table-cell table:content-validation-name="val21" table:style-name="ce35"/>
          <table:table-cell table:number-columns-repeated="16359"/>
        </table:table-row>
        <table:table-row table:style-name="ro7">
          <table:table-cell table:style-name="ce8"/>
          <table:table-cell office:value-type="string" table:style-name="ce9">
            <text:p>Otto Schmidt</text:p>
          </table:table-cell>
          <table:table-cell office:value-type="string" table:style-name="ce10">
            <text:p>Braun/Günther, Das Steuer-Handbuch</text:p>
          </table:table-cell>
          <table:table-cell table:content-validation-name="val1" table:style-name="ce11"/>
          <table:table-cell table:content-validation-name="val4" table:style-name="ce12"/>
          <table:table-cell office:value-type="string" table:content-validation-name="val10" table:style-name="ce11">
            <text:p>Steuerrecht &amp; Finanzwesen10602</text:p>
          </table:table-cell>
          <table:table-cell office:value-type="string" table:content-validation-name="val9" table:style-name="ce12">
            <text:p>Behördliches Verfahren &amp; Finanzverwaltung10603, Körperschaftsteuer10764, Einkommensteuer10648, Erbschaft- &amp; Schenkungsteuer10718, Gewerbesteuer10734, Grunderwerbsteuer10744, Grundsteuer10752, Kirchensteuer10759, Umsatzsteuer10774, Umwandlungsteuer10791, Verfahren vor den Finanzgerichten10797, Weitere Steuern10859</text:p>
          </table:table-cell>
          <table:table-cell table:content-validation-name="val5" table:style-name="ce11"/>
          <table:table-cell table:content-validation-name="val6" table:style-name="ce12"/>
          <table:table-cell table:content-validation-name="val2" table:style-name="ce11"/>
          <table:table-cell table:content-validation-name="val3" table:style-name="ce12"/>
          <table:table-cell table:content-validation-name="val7" table:style-name="ce11"/>
          <table:table-cell table:content-validation-name="val8" table:style-name="ce12"/>
          <table:table-cell table:content-validation-name="val12" table:style-name="ce34"/>
          <table:table-cell table:content-validation-name="val11" table:style-name="ce35"/>
          <table:table-cell table:content-validation-name="val13" table:style-name="ce34"/>
          <table:table-cell table:content-validation-name="val14" table:style-name="ce35"/>
          <table:table-cell table:content-validation-name="val15" table:style-name="ce34"/>
          <table:table-cell table:content-validation-name="val16" table:style-name="ce35"/>
          <table:table-cell table:content-validation-name="val17" table:style-name="ce34"/>
          <table:table-cell table:content-validation-name="val18" table:style-name="ce35"/>
          <table:table-cell table:content-validation-name="val19" table:style-name="ce34"/>
          <table:table-cell/>
          <table:table-cell table:content-validation-name="val20" table:style-name="ce34"/>
          <table:table-cell table:content-validation-name="val21" table:style-name="ce35"/>
          <table:table-cell table:number-columns-repeated="16359"/>
        </table:table-row>
        <table:table-row table:style-name="ro4">
          <table:table-cell table:style-name="ce8"/>
          <table:table-cell office:value-type="string" table:style-name="ce9">
            <text:p>Otto Schmidt</text:p>
          </table:table-cell>
          <table:table-cell office:value-type="string" table:style-name="ce10">
            <text:p>Jaeger/Kokott/Pohlmann/Schroeder, Frankfurter Kommentar Kartellrecht</text:p>
          </table:table-cell>
          <table:table-cell table:content-validation-name="val1" table:style-name="ce11"/>
          <table:table-cell table:content-validation-name="val4" table:style-name="ce12"/>
          <table:table-cell table:content-validation-name="val10" table:style-name="ce11"/>
          <table:table-cell table:content-validation-name="val9" table:style-name="ce12"/>
          <table:table-cell table:content-validation-name="val5" table:style-name="ce11"/>
          <table:table-cell table:content-validation-name="val6" table:style-name="ce12"/>
          <table:table-cell office:value-type="string" table:content-validation-name="val2" table:style-name="ce11">
            <text:p>Wirtschaftsrecht12140</text:p>
          </table:table-cell>
          <table:table-cell office:value-type="string" table:content-validation-name="val3" table:style-name="ce12">
            <text:p>Wettbewerbs-, Kartell- &amp; Vergaberecht12532</text:p>
          </table:table-cell>
          <table:table-cell table:content-validation-name="val7" table:style-name="ce11"/>
          <table:table-cell table:content-validation-name="val8" table:style-name="ce12"/>
          <table:table-cell table:content-validation-name="val12" table:style-name="ce34"/>
          <table:table-cell table:content-validation-name="val11" table:style-name="ce35"/>
          <table:table-cell table:content-validation-name="val13" table:style-name="ce34"/>
          <table:table-cell table:content-validation-name="val14" table:style-name="ce35"/>
          <table:table-cell table:content-validation-name="val15" table:style-name="ce34"/>
          <table:table-cell table:content-validation-name="val16" table:style-name="ce35"/>
          <table:table-cell table:content-validation-name="val17" table:style-name="ce34"/>
          <table:table-cell table:content-validation-name="val18" table:style-name="ce35"/>
          <table:table-cell table:content-validation-name="val19" table:style-name="ce34"/>
          <table:table-cell/>
          <table:table-cell table:content-validation-name="val20" table:style-name="ce34"/>
          <table:table-cell table:content-validation-name="val21" table:style-name="ce35"/>
          <table:table-cell table:number-columns-repeated="16359"/>
        </table:table-row>
        <table:table-row table:style-name="ro7">
          <table:table-cell table:style-name="ce8"/>
          <table:table-cell office:value-type="string" table:style-name="ce9">
            <text:p>Otto Schmidt</text:p>
          </table:table-cell>
          <table:table-cell office:value-type="string" table:style-name="ce10">
            <text:p>StBW – Steuerberater-Woche</text:p>
          </table:table-cell>
          <table:table-cell table:content-validation-name="val1" table:style-name="ce11"/>
          <table:table-cell table:content-validation-name="val4" table:style-name="ce12"/>
          <table:table-cell office:value-type="string" table:content-validation-name="val10" table:style-name="ce11">
            <text:p>Steuerrecht &amp; Finanzwesen10602</text:p>
          </table:table-cell>
          <table:table-cell office:value-type="string" table:content-validation-name="val9" table:style-name="ce12">
            <text:p>Behördliches Verfahren &amp; Finanzverwaltung10603, Körperschaftsteuer10764, Einkommensteuer10648, Erbschaft- &amp; Schenkungsteuer10718, Gewerbesteuer10734, Grunderwerbsteuer10744, Grundsteuer10752, Kirchensteuer10759, Umsatzsteuer10774, Umwandlungsteuer10791, Verfahren vor den Finanzgerichten10797, Weitere Steuern10859</text:p>
          </table:table-cell>
          <table:table-cell table:content-validation-name="val5" table:style-name="ce11"/>
          <table:table-cell table:content-validation-name="val6" table:style-name="ce12"/>
          <table:table-cell table:content-validation-name="val2" table:style-name="ce11"/>
          <table:table-cell table:content-validation-name="val3" table:style-name="ce12"/>
          <table:table-cell table:content-validation-name="val7" table:style-name="ce11"/>
          <table:table-cell table:content-validation-name="val8" table:style-name="ce12"/>
          <table:table-cell table:content-validation-name="val12" table:style-name="ce34"/>
          <table:table-cell table:content-validation-name="val11" table:style-name="ce35"/>
          <table:table-cell table:content-validation-name="val13" table:style-name="ce34"/>
          <table:table-cell table:content-validation-name="val14" table:style-name="ce35"/>
          <table:table-cell table:content-validation-name="val15" table:style-name="ce34"/>
          <table:table-cell table:content-validation-name="val16" table:style-name="ce35"/>
          <table:table-cell table:content-validation-name="val17" table:style-name="ce34"/>
          <table:table-cell table:content-validation-name="val18" table:style-name="ce35"/>
          <table:table-cell table:content-validation-name="val19" table:style-name="ce34"/>
          <table:table-cell/>
          <table:table-cell table:content-validation-name="val20" table:style-name="ce34"/>
          <table:table-cell table:content-validation-name="val21" table:style-name="ce35"/>
          <table:table-cell table:number-columns-repeated="16359"/>
        </table:table-row>
        <table:table-row table:style-name="ro7">
          <table:table-cell table:style-name="ce8"/>
          <table:table-cell office:value-type="string" table:style-name="ce9">
            <text:p>Otto Schmidt</text:p>
          </table:table-cell>
          <table:table-cell office:value-type="string" table:style-name="ce10">
            <text:p>StEK – Steuererlasse in Karteiform</text:p>
          </table:table-cell>
          <table:table-cell table:content-validation-name="val1" table:style-name="ce11"/>
          <table:table-cell table:content-validation-name="val4" table:style-name="ce12"/>
          <table:table-cell office:value-type="string" table:content-validation-name="val10" table:style-name="ce11">
            <text:p>Steuerrecht &amp; Finanzwesen10602</text:p>
          </table:table-cell>
          <table:table-cell office:value-type="string" table:content-validation-name="val9" table:style-name="ce12">
            <text:p>Behördliches Verfahren &amp; Finanzverwaltung10603, Körperschaftsteuer10764, Einkommensteuer10648, Erbschaft- &amp; Schenkungsteuer10718, Gewerbesteuer10734, Grunderwerbsteuer10744, Grundsteuer10752, Kirchensteuer10759, Umsatzsteuer10774, Umwandlungsteuer10791, Verfahren vor den Finanzgerichten10797, Weitere Steuern10859</text:p>
          </table:table-cell>
          <table:table-cell table:content-validation-name="val5" table:style-name="ce11"/>
          <table:table-cell table:content-validation-name="val6" table:style-name="ce12"/>
          <table:table-cell table:content-validation-name="val2" table:style-name="ce11"/>
          <table:table-cell table:content-validation-name="val3" table:style-name="ce12"/>
          <table:table-cell table:content-validation-name="val7" table:style-name="ce11"/>
          <table:table-cell table:content-validation-name="val8" table:style-name="ce12"/>
          <table:table-cell table:content-validation-name="val12" table:style-name="ce34"/>
          <table:table-cell table:content-validation-name="val11" table:style-name="ce35"/>
          <table:table-cell table:content-validation-name="val13" table:style-name="ce34"/>
          <table:table-cell table:content-validation-name="val14" table:style-name="ce35"/>
          <table:table-cell table:content-validation-name="val15" table:style-name="ce34"/>
          <table:table-cell table:content-validation-name="val16" table:style-name="ce35"/>
          <table:table-cell table:content-validation-name="val17" table:style-name="ce34"/>
          <table:table-cell table:content-validation-name="val18" table:style-name="ce35"/>
          <table:table-cell table:content-validation-name="val19" table:style-name="ce34"/>
          <table:table-cell/>
          <table:table-cell table:content-validation-name="val20" table:style-name="ce34"/>
          <table:table-cell table:content-validation-name="val21" table:style-name="ce35"/>
          <table:table-cell table:number-columns-repeated="16359"/>
        </table:table-row>
        <table:table-row table:style-name="ro5">
          <table:table-cell table:style-name="ce8"/>
          <table:table-cell office:value-type="string" table:style-name="ce9">
            <text:p>Otto Schmidt</text:p>
          </table:table-cell>
          <table:table-cell office:value-type="string" table:style-name="ce10">
            <text:p>Ahrend/Förster/Rößler, Steuerrecht der betrieblichen Altersversorgung</text:p>
          </table:table-cell>
          <table:table-cell office:value-type="string" table:content-validation-name="val1" table:style-name="ce11">
            <text:p>Arbeitsrecht10001</text:p>
          </table:table-cell>
          <table:table-cell office:value-type="string" table:content-validation-name="val4" table:style-name="ce12">
            <text:p>Betriebliche Altersversorgung10177</text:p>
          </table:table-cell>
          <table:table-cell office:value-type="string" table:content-validation-name="val10" table:style-name="ce11">
            <text:p>Steuerrecht &amp; Finanzwesen10602</text:p>
          </table:table-cell>
          <table:table-cell office:value-type="string" table:content-validation-name="val9" table:style-name="ce12">
            <text:p>Einkommensteuer10648, Körperschaftsteuer10764</text:p>
          </table:table-cell>
          <table:table-cell table:content-validation-name="val5" table:style-name="ce11"/>
          <table:table-cell table:content-validation-name="val6" table:style-name="ce12"/>
          <table:table-cell table:content-validation-name="val2" table:style-name="ce11"/>
          <table:table-cell table:content-validation-name="val3" table:style-name="ce12"/>
          <table:table-cell table:content-validation-name="val7" table:style-name="ce11"/>
          <table:table-cell table:content-validation-name="val8" table:style-name="ce12"/>
          <table:table-cell table:content-validation-name="val12" table:style-name="ce34"/>
          <table:table-cell table:content-validation-name="val11" table:style-name="ce35"/>
          <table:table-cell table:content-validation-name="val13" table:style-name="ce34"/>
          <table:table-cell table:content-validation-name="val14" table:style-name="ce35"/>
          <table:table-cell table:content-validation-name="val15" table:style-name="ce34"/>
          <table:table-cell table:content-validation-name="val16" table:style-name="ce35"/>
          <table:table-cell table:content-validation-name="val17" table:style-name="ce34"/>
          <table:table-cell table:content-validation-name="val18" table:style-name="ce35"/>
          <table:table-cell table:content-validation-name="val19" table:style-name="ce34"/>
          <table:table-cell/>
          <table:table-cell table:content-validation-name="val20" table:style-name="ce34"/>
          <table:table-cell table:content-validation-name="val21" table:style-name="ce35"/>
          <table:table-cell table:number-columns-repeated="16359"/>
        </table:table-row>
        <table:table-row table:style-name="ro5">
          <table:table-cell table:style-name="ce8"/>
          <table:table-cell office:value-type="string" table:style-name="ce9">
            <text:p>Otto Schmidt</text:p>
          </table:table-cell>
          <table:table-cell office:value-type="string" table:style-name="ce10">
            <text:p>Schlewing/Henssler/Schipp/Schnitker, Arbeitsrecht der betrieblichen Altersversorgung</text:p>
          </table:table-cell>
          <table:table-cell office:value-type="string" table:content-validation-name="val1" table:style-name="ce11">
            <text:p>Arbeitsrecht10001</text:p>
          </table:table-cell>
          <table:table-cell office:value-type="string" table:content-validation-name="val4" table:style-name="ce12">
            <text:p>Betriebliche Altersversorgung10177</text:p>
          </table:table-cell>
          <table:table-cell table:content-validation-name="val10" table:style-name="ce11"/>
          <table:table-cell table:content-validation-name="val9" table:style-name="ce12"/>
          <table:table-cell table:content-validation-name="val5" table:style-name="ce11"/>
          <table:table-cell table:content-validation-name="val6" table:style-name="ce12"/>
          <table:table-cell table:content-validation-name="val2" table:style-name="ce11"/>
          <table:table-cell table:content-validation-name="val3" table:style-name="ce12"/>
          <table:table-cell table:content-validation-name="val7" table:style-name="ce11"/>
          <table:table-cell table:content-validation-name="val8" table:style-name="ce12"/>
          <table:table-cell table:content-validation-name="val12" table:style-name="ce34"/>
          <table:table-cell table:content-validation-name="val11" table:style-name="ce35"/>
          <table:table-cell table:content-validation-name="val13" table:style-name="ce34"/>
          <table:table-cell table:content-validation-name="val14" table:style-name="ce35"/>
          <table:table-cell table:content-validation-name="val15" table:style-name="ce34"/>
          <table:table-cell table:content-validation-name="val16" table:style-name="ce35"/>
          <table:table-cell table:content-validation-name="val17" table:style-name="ce34"/>
          <table:table-cell table:content-validation-name="val18" table:style-name="ce35"/>
          <table:table-cell table:content-validation-name="val19" table:style-name="ce34"/>
          <table:table-cell/>
          <table:table-cell table:content-validation-name="val20" table:style-name="ce34"/>
          <table:table-cell table:content-validation-name="val21" table:style-name="ce35"/>
          <table:table-cell table:number-columns-repeated="16359"/>
        </table:table-row>
        <table:table-row table:style-name="ro5">
          <table:table-cell table:style-name="ce8"/>
          <table:table-cell office:value-type="string" table:style-name="ce9">
            <text:p>Otto Schmidt</text:p>
          </table:table-cell>
          <table:table-cell office:value-type="string" table:style-name="ce10">
            <text:p>Hanau/Arteaga/Rieble/Veit, Entgeltumwandlung</text:p>
          </table:table-cell>
          <table:table-cell office:value-type="string" table:content-validation-name="val1" table:style-name="ce11">
            <text:p>Arbeitsrecht10001</text:p>
          </table:table-cell>
          <table:table-cell office:value-type="string" table:content-validation-name="val4" table:style-name="ce12">
            <text:p>Betriebliche Altersversorgung10177</text:p>
          </table:table-cell>
          <table:table-cell table:content-validation-name="val10" table:style-name="ce11"/>
          <table:table-cell table:content-validation-name="val9" table:style-name="ce12"/>
          <table:table-cell table:content-validation-name="val5" table:style-name="ce11"/>
          <table:table-cell table:content-validation-name="val6" table:style-name="ce12"/>
          <table:table-cell table:content-validation-name="val2" table:style-name="ce11"/>
          <table:table-cell table:content-validation-name="val3" table:style-name="ce12"/>
          <table:table-cell table:content-validation-name="val7" table:style-name="ce11"/>
          <table:table-cell table:content-validation-name="val8" table:style-name="ce12"/>
          <table:table-cell table:content-validation-name="val12" table:style-name="ce34"/>
          <table:table-cell table:content-validation-name="val11" table:style-name="ce35"/>
          <table:table-cell table:content-validation-name="val13" table:style-name="ce34"/>
          <table:table-cell table:content-validation-name="val14" table:style-name="ce35"/>
          <table:table-cell table:content-validation-name="val15" table:style-name="ce34"/>
          <table:table-cell table:content-validation-name="val16" table:style-name="ce35"/>
          <table:table-cell table:content-validation-name="val17" table:style-name="ce34"/>
          <table:table-cell table:content-validation-name="val18" table:style-name="ce35"/>
          <table:table-cell table:content-validation-name="val19" table:style-name="ce34"/>
          <table:table-cell/>
          <table:table-cell table:content-validation-name="val20" table:style-name="ce34"/>
          <table:table-cell table:content-validation-name="val21" table:style-name="ce35"/>
          <table:table-cell table:number-columns-repeated="16359"/>
        </table:table-row>
        <table:table-row table:style-name="ro5">
          <table:table-cell table:style-name="ce8"/>
          <table:table-cell office:value-type="string" table:style-name="ce9">
            <text:p>Otto Schmidt</text:p>
          </table:table-cell>
          <table:table-cell office:value-type="string" table:style-name="ce10">
            <text:p>Marsch-Barner/Schäfer, Handbuch börsennotierte AG</text:p>
          </table:table-cell>
          <table:table-cell table:content-validation-name="val1" table:style-name="ce11"/>
          <table:table-cell table:content-validation-name="val4" table:style-name="ce12"/>
          <table:table-cell table:content-validation-name="val10" table:style-name="ce11"/>
          <table:table-cell table:content-validation-name="val9" table:style-name="ce12"/>
          <table:table-cell table:content-validation-name="val5" table:style-name="ce11"/>
          <table:table-cell table:content-validation-name="val6" table:style-name="ce12"/>
          <table:table-cell office:value-type="string" table:content-validation-name="val2" table:style-name="ce11">
            <text:p>Wirtschaftsrecht12140</text:p>
          </table:table-cell>
          <table:table-cell office:value-type="string" table:content-validation-name="val3" table:style-name="ce12">
            <text:p>Gesellschaftsrecht12260</text:p>
          </table:table-cell>
          <table:table-cell table:content-validation-name="val7" table:style-name="ce11"/>
          <table:table-cell table:content-validation-name="val8" table:style-name="ce12"/>
          <table:table-cell table:content-validation-name="val12" table:style-name="ce34"/>
          <table:table-cell table:content-validation-name="val11" table:style-name="ce35"/>
          <table:table-cell table:content-validation-name="val13" table:style-name="ce34"/>
          <table:table-cell table:content-validation-name="val14" table:style-name="ce35"/>
          <table:table-cell table:content-validation-name="val15" table:style-name="ce34"/>
          <table:table-cell table:content-validation-name="val16" table:style-name="ce35"/>
          <table:table-cell table:content-validation-name="val17" table:style-name="ce34"/>
          <table:table-cell table:content-validation-name="val18" table:style-name="ce35"/>
          <table:table-cell table:content-validation-name="val19" table:style-name="ce34"/>
          <table:table-cell/>
          <table:table-cell table:content-validation-name="val20" table:style-name="ce34"/>
          <table:table-cell table:content-validation-name="val21" table:style-name="ce35"/>
          <table:table-cell table:number-columns-repeated="16359"/>
        </table:table-row>
        <table:table-row table:style-name="ro5">
          <table:table-cell table:style-name="ce8"/>
          <table:table-cell office:value-type="string" table:style-name="ce9">
            <text:p>Otto Schmidt</text:p>
          </table:table-cell>
          <table:table-cell office:value-type="string" table:style-name="ce10">
            <text:p>Kümpel/Wittig, Bank- und Kapitalmarktrecht</text:p>
          </table:table-cell>
          <table:table-cell table:content-validation-name="val1" table:style-name="ce11"/>
          <table:table-cell table:content-validation-name="val4" table:style-name="ce12"/>
          <table:table-cell table:content-validation-name="val10" table:style-name="ce11"/>
          <table:table-cell table:content-validation-name="val9" table:style-name="ce12"/>
          <table:table-cell table:content-validation-name="val5" table:style-name="ce11"/>
          <table:table-cell table:content-validation-name="val6" table:style-name="ce12"/>
          <table:table-cell office:value-type="string" table:content-validation-name="val2" table:style-name="ce11">
            <text:p>Wirtschaftsrecht12140</text:p>
          </table:table-cell>
          <table:table-cell table:content-validation-name="val3" table:style-name="ce12"/>
          <table:table-cell table:content-validation-name="val7" table:style-name="ce11"/>
          <table:table-cell table:content-validation-name="val8" table:style-name="ce12"/>
          <table:table-cell table:content-validation-name="val12" table:style-name="ce34"/>
          <table:table-cell table:content-validation-name="val11" table:style-name="ce35"/>
          <table:table-cell table:content-validation-name="val13" table:style-name="ce34"/>
          <table:table-cell table:content-validation-name="val14" table:style-name="ce35"/>
          <table:table-cell table:content-validation-name="val15" table:style-name="ce34"/>
          <table:table-cell table:content-validation-name="val16" table:style-name="ce35"/>
          <table:table-cell table:content-validation-name="val17" table:style-name="ce34"/>
          <table:table-cell table:content-validation-name="val18" table:style-name="ce35"/>
          <table:table-cell table:content-validation-name="val19" table:style-name="ce34"/>
          <table:table-cell/>
          <table:table-cell table:content-validation-name="val20" table:style-name="ce34"/>
          <table:table-cell table:content-validation-name="val21" table:style-name="ce35"/>
          <table:table-cell table:number-columns-repeated="16359"/>
        </table:table-row>
        <table:table-row table:style-name="ro5">
          <table:table-cell table:style-name="ce8"/>
          <table:table-cell office:value-type="string" table:style-name="ce9">
            <text:p>Otto Schmidt</text:p>
          </table:table-cell>
          <table:table-cell office:value-type="string" table:style-name="ce10">
            <text:p>Assmann/Schneider, WpHG</text:p>
          </table:table-cell>
          <table:table-cell table:content-validation-name="val1" table:style-name="ce11"/>
          <table:table-cell table:content-validation-name="val4" table:style-name="ce12"/>
          <table:table-cell table:content-validation-name="val10" table:style-name="ce11"/>
          <table:table-cell table:content-validation-name="val9" table:style-name="ce12"/>
          <table:table-cell table:content-validation-name="val5" table:style-name="ce11"/>
          <table:table-cell table:content-validation-name="val6" table:style-name="ce12"/>
          <table:table-cell office:value-type="string" table:content-validation-name="val2" table:style-name="ce11">
            <text:p>Wirtschaftsrecht12140</text:p>
          </table:table-cell>
          <table:table-cell table:content-validation-name="val3" table:style-name="ce12"/>
          <table:table-cell table:content-validation-name="val7" table:style-name="ce11"/>
          <table:table-cell table:content-validation-name="val8" table:style-name="ce12"/>
          <table:table-cell table:content-validation-name="val12" table:style-name="ce34"/>
          <table:table-cell table:content-validation-name="val11" table:style-name="ce35"/>
          <table:table-cell table:content-validation-name="val13" table:style-name="ce34"/>
          <table:table-cell table:content-validation-name="val14" table:style-name="ce35"/>
          <table:table-cell table:content-validation-name="val15" table:style-name="ce34"/>
          <table:table-cell table:content-validation-name="val16" table:style-name="ce35"/>
          <table:table-cell table:content-validation-name="val17" table:style-name="ce34"/>
          <table:table-cell table:content-validation-name="val18" table:style-name="ce35"/>
          <table:table-cell table:content-validation-name="val19" table:style-name="ce34"/>
          <table:table-cell/>
          <table:table-cell table:content-validation-name="val20" table:style-name="ce34"/>
          <table:table-cell table:content-validation-name="val21" table:style-name="ce35"/>
          <table:table-cell table:number-columns-repeated="16359"/>
        </table:table-row>
        <table:table-row table:style-name="ro5">
          <table:table-cell table:style-name="ce8"/>
          <table:table-cell office:value-type="string" table:style-name="ce9">
            <text:p>Otto Schmidt</text:p>
          </table:table-cell>
          <table:table-cell office:value-type="string" table:style-name="ce10">
            <text:p>Assmann/Pötzsch/Schneider, WpÜG</text:p>
          </table:table-cell>
          <table:table-cell table:content-validation-name="val1" table:style-name="ce11"/>
          <table:table-cell table:content-validation-name="val4" table:style-name="ce12"/>
          <table:table-cell table:content-validation-name="val10" table:style-name="ce11"/>
          <table:table-cell table:content-validation-name="val9" table:style-name="ce12"/>
          <table:table-cell table:content-validation-name="val5" table:style-name="ce11"/>
          <table:table-cell table:content-validation-name="val6" table:style-name="ce12"/>
          <table:table-cell office:value-type="string" table:content-validation-name="val2" table:style-name="ce11">
            <text:p>Wirtschaftsrecht12140</text:p>
          </table:table-cell>
          <table:table-cell table:content-validation-name="val3" table:style-name="ce12"/>
          <table:table-cell table:content-validation-name="val7" table:style-name="ce11"/>
          <table:table-cell table:content-validation-name="val8" table:style-name="ce12"/>
          <table:table-cell table:content-validation-name="val12" table:style-name="ce34"/>
          <table:table-cell table:content-validation-name="val11" table:style-name="ce35"/>
          <table:table-cell office:value-type="string" table:content-validation-name="val13" table:style-name="ce34">
            <text:p>Betriebswirtschaft hbfm10005</text:p>
          </table:table-cell>
          <table:table-cell office:value-type="string" table:content-validation-name="val14" table:style-name="ce35">
            <text:p>M&amp;Ahbfm10009</text:p>
          </table:table-cell>
          <table:table-cell table:content-validation-name="val15" table:style-name="ce34"/>
          <table:table-cell table:content-validation-name="val16" table:style-name="ce35"/>
          <table:table-cell table:content-validation-name="val17" table:style-name="ce34"/>
          <table:table-cell table:content-validation-name="val18" table:style-name="ce35"/>
          <table:table-cell table:content-validation-name="val19" table:style-name="ce34"/>
          <table:table-cell/>
          <table:table-cell table:content-validation-name="val20" table:style-name="ce34"/>
          <table:table-cell table:content-validation-name="val21" table:style-name="ce35"/>
          <table:table-cell table:number-columns-repeated="16359"/>
        </table:table-row>
        <table:table-row table:style-name="ro5">
          <table:table-cell table:style-name="ce8"/>
          <table:table-cell office:value-type="string" table:style-name="ce9">
            <text:p>Otto Schmidt</text:p>
          </table:table-cell>
          <table:table-cell office:value-type="string" table:style-name="ce10">
            <text:p>Assmann/Schlitt/von Kopp-Colomb, WpPG/VerkProspG</text:p>
          </table:table-cell>
          <table:table-cell table:content-validation-name="val1" table:style-name="ce11"/>
          <table:table-cell table:content-validation-name="val4" table:style-name="ce12"/>
          <table:table-cell table:content-validation-name="val10" table:style-name="ce11"/>
          <table:table-cell table:content-validation-name="val9" table:style-name="ce12"/>
          <table:table-cell table:content-validation-name="val5" table:style-name="ce11"/>
          <table:table-cell table:content-validation-name="val6" table:style-name="ce12"/>
          <table:table-cell office:value-type="string" table:content-validation-name="val2" table:style-name="ce11">
            <text:p>Wirtschaftsrecht12140</text:p>
          </table:table-cell>
          <table:table-cell table:content-validation-name="val3" table:style-name="ce12"/>
          <table:table-cell table:content-validation-name="val7" table:style-name="ce11"/>
          <table:table-cell table:content-validation-name="val8" table:style-name="ce12"/>
          <table:table-cell table:content-validation-name="val12" table:style-name="ce34"/>
          <table:table-cell table:content-validation-name="val11" table:style-name="ce35"/>
          <table:table-cell office:value-type="string" table:content-validation-name="val13" table:style-name="ce34">
            <text:p>Betriebswirtschaft hbfm10005</text:p>
          </table:table-cell>
          <table:table-cell office:value-type="string" table:content-validation-name="val14" table:style-name="ce35">
            <text:p>Corporate Financehbfm10007</text:p>
          </table:table-cell>
          <table:table-cell table:content-validation-name="val15" table:style-name="ce34"/>
          <table:table-cell table:content-validation-name="val16" table:style-name="ce35"/>
          <table:table-cell table:content-validation-name="val17" table:style-name="ce34"/>
          <table:table-cell table:content-validation-name="val18" table:style-name="ce35"/>
          <table:table-cell table:content-validation-name="val19" table:style-name="ce34"/>
          <table:table-cell/>
          <table:table-cell table:content-validation-name="val20" table:style-name="ce34"/>
          <table:table-cell table:content-validation-name="val21" table:style-name="ce35"/>
          <table:table-cell table:number-columns-repeated="16359"/>
        </table:table-row>
        <table:table-row table:style-name="ro5">
          <table:table-cell table:style-name="ce8"/>
          <table:table-cell office:value-type="string" table:style-name="ce9">
            <text:p>Otto Schmidt</text:p>
          </table:table-cell>
          <table:table-cell office:value-type="string" table:style-name="ce10">
            <text:p>Habersack/Mülbert/Schlitt, Unternehmensfinanzierung am Kapitalmarkt</text:p>
          </table:table-cell>
          <table:table-cell table:content-validation-name="val1" table:style-name="ce11"/>
          <table:table-cell table:content-validation-name="val4" table:style-name="ce12"/>
          <table:table-cell table:content-validation-name="val10" table:style-name="ce11"/>
          <table:table-cell table:content-validation-name="val9" table:style-name="ce12"/>
          <table:table-cell table:content-validation-name="val5" table:style-name="ce11"/>
          <table:table-cell table:content-validation-name="val6" table:style-name="ce12"/>
          <table:table-cell office:value-type="string" table:content-validation-name="val2" table:style-name="ce11">
            <text:p>Wirtschaftsrecht12140</text:p>
          </table:table-cell>
          <table:table-cell table:content-validation-name="val3" table:style-name="ce12"/>
          <table:table-cell table:content-validation-name="val7" table:style-name="ce11"/>
          <table:table-cell table:content-validation-name="val8" table:style-name="ce12"/>
          <table:table-cell table:content-validation-name="val12" table:style-name="ce34"/>
          <table:table-cell table:content-validation-name="val11" table:style-name="ce35"/>
          <table:table-cell office:value-type="string" table:content-validation-name="val13" table:style-name="ce34">
            <text:p>Betriebswirtschaft hbfm10005</text:p>
          </table:table-cell>
          <table:table-cell office:value-type="string" table:content-validation-name="val14" table:style-name="ce35">
            <text:p>Corporate Financehbfm10007</text:p>
          </table:table-cell>
          <table:table-cell table:content-validation-name="val15" table:style-name="ce34"/>
          <table:table-cell table:content-validation-name="val16" table:style-name="ce35"/>
          <table:table-cell table:content-validation-name="val17" table:style-name="ce34"/>
          <table:table-cell table:content-validation-name="val18" table:style-name="ce35"/>
          <table:table-cell table:content-validation-name="val19" table:style-name="ce34"/>
          <table:table-cell/>
          <table:table-cell table:content-validation-name="val20" table:style-name="ce34"/>
          <table:table-cell table:content-validation-name="val21" table:style-name="ce35"/>
          <table:table-cell table:number-columns-repeated="16359"/>
        </table:table-row>
        <table:table-row table:style-name="ro4">
          <table:table-cell table:style-name="ce8"/>
          <table:table-cell office:value-type="string" table:style-name="ce9">
            <text:p>Otto Schmidt</text:p>
          </table:table-cell>
          <table:table-cell office:value-type="string" table:style-name="ce10">
            <text:p>Obermüller, Insolvenzrecht in der Bankpraxis</text:p>
          </table:table-cell>
          <table:table-cell table:content-validation-name="val1" table:style-name="ce11"/>
          <table:table-cell table:content-validation-name="val4" table:style-name="ce12"/>
          <table:table-cell table:content-validation-name="val10" table:style-name="ce11"/>
          <table:table-cell table:content-validation-name="val9" table:style-name="ce12"/>
          <table:table-cell table:content-validation-name="val5" table:style-name="ce11"/>
          <table:table-cell table:content-validation-name="val6" table:style-name="ce12"/>
          <table:table-cell office:value-type="string" table:content-validation-name="val2" table:style-name="ce11">
            <text:p>Wirtschaftsrecht12140</text:p>
          </table:table-cell>
          <table:table-cell office:value-type="string" table:content-validation-name="val3" table:style-name="ce12">
            <text:p>Bankrecht, Darlehens- &amp; Bürgschaftsrecht12141</text:p>
          </table:table-cell>
          <table:table-cell table:content-validation-name="val7" table:style-name="ce11"/>
          <table:table-cell table:content-validation-name="val8" table:style-name="ce12"/>
          <table:table-cell table:content-validation-name="val12" table:style-name="ce34"/>
          <table:table-cell table:content-validation-name="val11" table:style-name="ce35"/>
          <table:table-cell table:content-validation-name="val13" table:style-name="ce34"/>
          <table:table-cell table:content-validation-name="val14" table:style-name="ce35"/>
          <table:table-cell table:content-validation-name="val15" table:style-name="ce34"/>
          <table:table-cell table:content-validation-name="val16" table:style-name="ce35"/>
          <table:table-cell table:content-validation-name="val17" table:style-name="ce34"/>
          <table:table-cell table:content-validation-name="val18" table:style-name="ce35"/>
          <table:table-cell table:content-validation-name="val19" table:style-name="ce34"/>
          <table:table-cell/>
          <table:table-cell table:content-validation-name="val20" table:style-name="ce34"/>
          <table:table-cell table:content-validation-name="val21" table:style-name="ce35"/>
          <table:table-cell table:number-columns-repeated="16359"/>
        </table:table-row>
        <table:table-row table:style-name="ro2">
          <table:table-cell table:style-name="ce8"/>
          <table:table-cell office:value-type="string" table:style-name="ce9">
            <text:p>Otto Schmidt</text:p>
          </table:table-cell>
          <table:table-cell office:value-type="string" table:style-name="ce10">
            <text:p>Zöller, ZPO</text:p>
          </table:table-cell>
          <table:table-cell table:content-validation-name="val1" table:style-name="ce11"/>
          <table:table-cell table:content-validation-name="val4" table:style-name="ce12"/>
          <table:table-cell table:content-validation-name="val10" table:style-name="ce11"/>
          <table:table-cell table:content-validation-name="val9" table:style-name="ce12"/>
          <table:table-cell table:content-validation-name="val5" table:style-name="ce11"/>
          <table:table-cell table:content-validation-name="val6" table:style-name="ce12"/>
          <table:table-cell table:content-validation-name="val2" table:style-name="ce11"/>
          <table:table-cell table:content-validation-name="val3" table:style-name="ce12"/>
          <table:table-cell office:value-type="string" table:content-validation-name="val7" table:style-name="ce11">
            <text:p>Zivilrecht &amp; Zivilprozessrecht12597</text:p>
          </table:table-cell>
          <table:table-cell office:value-type="string" table:content-validation-name="val8" table:style-name="ce12">
            <text:p>Zivilprozessrecht13566</text:p>
          </table:table-cell>
          <table:table-cell table:content-validation-name="val12" table:style-name="ce34"/>
          <table:table-cell table:content-validation-name="val11" table:style-name="ce35"/>
          <table:table-cell table:content-validation-name="val13" table:style-name="ce34"/>
          <table:table-cell table:content-validation-name="val14" table:style-name="ce35"/>
          <table:table-cell table:content-validation-name="val15" table:style-name="ce34"/>
          <table:table-cell table:content-validation-name="val16" table:style-name="ce35"/>
          <table:table-cell table:content-validation-name="val17" table:style-name="ce34"/>
          <table:table-cell table:content-validation-name="val18" table:style-name="ce35"/>
          <table:table-cell table:content-validation-name="val19" table:style-name="ce34"/>
          <table:table-cell/>
          <table:table-cell table:content-validation-name="val20" table:style-name="ce34"/>
          <table:table-cell table:content-validation-name="val21" table:style-name="ce35"/>
          <table:table-cell table:number-columns-repeated="16359"/>
        </table:table-row>
        <table:table-row table:style-name="ro7">
          <table:table-cell table:style-name="ce8"/>
          <table:table-cell office:value-type="string" table:style-name="ce9">
            <text:p>Otto Schmidt</text:p>
          </table:table-cell>
          <table:table-cell office:value-type="string" table:style-name="ce10">
            <text:p>Vorwerk, Das Prozessformularbuch</text:p>
          </table:table-cell>
          <table:table-cell table:content-validation-name="val1" table:style-name="ce11"/>
          <table:table-cell table:content-validation-name="val4" table:style-name="ce12"/>
          <table:table-cell table:content-validation-name="val10" table:style-name="ce11"/>
          <table:table-cell table:content-validation-name="val9" table:style-name="ce12"/>
          <table:table-cell table:content-validation-name="val5" table:style-name="ce11"/>
          <table:table-cell table:content-validation-name="val6" table:style-name="ce12"/>
          <table:table-cell table:content-validation-name="val2" table:style-name="ce11"/>
          <table:table-cell table:content-validation-name="val3" table:style-name="ce12"/>
          <table:table-cell office:value-type="string" table:content-validation-name="val7" table:style-name="ce11">
            <text:p>Zivilrecht &amp; Zivilprozessrecht12597</text:p>
          </table:table-cell>
          <table:table-cell office:value-type="string" table:content-validation-name="val8" table:style-name="ce12">
            <text:p>Zivilprozessrecht13566</text:p>
          </table:table-cell>
          <table:table-cell table:content-validation-name="val12" table:style-name="ce34"/>
          <table:table-cell table:content-validation-name="val11" table:style-name="ce35"/>
          <table:table-cell table:content-validation-name="val13" table:style-name="ce34"/>
          <table:table-cell table:content-validation-name="val14" table:style-name="ce35"/>
          <table:table-cell table:content-validation-name="val15" table:style-name="ce34"/>
          <table:table-cell table:content-validation-name="val16" table:style-name="ce35"/>
          <table:table-cell table:content-validation-name="val17" table:style-name="ce34"/>
          <table:table-cell table:content-validation-name="val18" table:style-name="ce35"/>
          <table:table-cell table:content-validation-name="val19" table:style-name="ce34"/>
          <table:table-cell/>
          <table:table-cell table:content-validation-name="val20" table:style-name="ce34"/>
          <table:table-cell table:content-validation-name="val21" table:style-name="ce35"/>
          <table:table-cell table:number-columns-repeated="16359"/>
        </table:table-row>
        <table:table-row table:style-name="ro13">
          <table:table-cell table:style-name="ce8"/>
          <table:table-cell office:value-type="string" table:style-name="ce9">
            <text:p>Otto Schmidt</text:p>
          </table:table-cell>
          <table:table-cell office:value-type="string" table:style-name="ce10">
            <text:p>Hölters, Handbuch Unternehmenskauf</text:p>
          </table:table-cell>
          <table:table-cell table:content-validation-name="val1" table:style-name="ce11"/>
          <table:table-cell table:content-validation-name="val4" table:style-name="ce12"/>
          <table:table-cell office:value-type="string" table:content-validation-name="val10" table:style-name="ce11">
            <text:p>Steuerrecht &amp; Finanzwesen10602</text:p>
          </table:table-cell>
          <table:table-cell office:value-type="string" table:content-validation-name="val9" table:style-name="ce12">
            <text:p>Einkommensteuer10648, Grunderwerbsteuer10744, Erbschaft- &amp; Schenkungsteuer10718, Körperschaftsteuer10764, Gewerbesteuer10734, Umsatzsteuer10774, Umwandlungsteuer10791, Verfahren vor den Finanzgerichten10797, Weitere Steuern10859</text:p>
          </table:table-cell>
          <table:table-cell table:content-validation-name="val5" table:style-name="ce11"/>
          <table:table-cell table:content-validation-name="val6" table:style-name="ce12"/>
          <table:table-cell office:value-type="string" table:content-validation-name="val2" table:style-name="ce11">
            <text:p>Wirtschaftsrecht12140</text:p>
          </table:table-cell>
          <table:table-cell table:content-validation-name="val3" table:style-name="ce12"/>
          <table:table-cell table:content-validation-name="val7" table:style-name="ce11"/>
          <table:table-cell table:content-validation-name="val8" table:style-name="ce12"/>
          <table:table-cell table:content-validation-name="val12" table:style-name="ce34"/>
          <table:table-cell table:content-validation-name="val11" table:style-name="ce35"/>
          <table:table-cell office:value-type="string" table:content-validation-name="val13" table:style-name="ce34">
            <text:p>Betriebswirtschaft hbfm10005</text:p>
          </table:table-cell>
          <table:table-cell office:value-type="string" table:content-validation-name="val14" table:style-name="ce35">
            <text:p>M&amp;Ahbfm10009</text:p>
          </table:table-cell>
          <table:table-cell table:content-validation-name="val15" table:style-name="ce34"/>
          <table:table-cell table:content-validation-name="val16" table:style-name="ce35"/>
          <table:table-cell table:content-validation-name="val17" table:style-name="ce34"/>
          <table:table-cell table:content-validation-name="val18" table:style-name="ce35"/>
          <table:table-cell table:content-validation-name="val19" table:style-name="ce34"/>
          <table:table-cell/>
          <table:table-cell table:content-validation-name="val20" table:style-name="ce34"/>
          <table:table-cell table:content-validation-name="val21" table:style-name="ce35"/>
          <table:table-cell table:number-columns-repeated="16359"/>
        </table:table-row>
        <table:table-row table:style-name="ro5">
          <table:table-cell table:style-name="ce8"/>
          <table:table-cell office:value-type="string" table:style-name="ce9">
            <text:p>Otto Schmidt</text:p>
          </table:table-cell>
          <table:table-cell office:value-type="string" table:style-name="ce10">
            <text:p>Krieger/Schneider, Handbuch Managerhaftung</text:p>
          </table:table-cell>
          <table:table-cell table:content-validation-name="val1" table:style-name="ce11"/>
          <table:table-cell table:content-validation-name="val4" table:style-name="ce12"/>
          <table:table-cell table:content-validation-name="val10" table:style-name="ce11"/>
          <table:table-cell table:content-validation-name="val9" table:style-name="ce12"/>
          <table:table-cell table:content-validation-name="val5" table:style-name="ce11"/>
          <table:table-cell table:content-validation-name="val6" table:style-name="ce12"/>
          <table:table-cell office:value-type="string" table:content-validation-name="val2" table:style-name="ce11">
            <text:p>Wirtschaftsrecht12140</text:p>
          </table:table-cell>
          <table:table-cell office:value-type="string" table:content-validation-name="val3" table:style-name="ce12">
            <text:p>Gesellschaftsrecht12260</text:p>
          </table:table-cell>
          <table:table-cell table:content-validation-name="val7" table:style-name="ce11"/>
          <table:table-cell table:content-validation-name="val8" table:style-name="ce12"/>
          <table:table-cell table:content-validation-name="val12" table:style-name="ce34"/>
          <table:table-cell table:content-validation-name="val11" table:style-name="ce35"/>
          <table:table-cell table:content-validation-name="val13" table:style-name="ce34"/>
          <table:table-cell table:content-validation-name="val14" table:style-name="ce35"/>
          <table:table-cell table:content-validation-name="val15" table:style-name="ce34"/>
          <table:table-cell table:content-validation-name="val16" table:style-name="ce35"/>
          <table:table-cell table:content-validation-name="val17" table:style-name="ce34"/>
          <table:table-cell table:content-validation-name="val18" table:style-name="ce35"/>
          <table:table-cell table:content-validation-name="val19" table:style-name="ce34"/>
          <table:table-cell/>
          <table:table-cell table:content-validation-name="val20" table:style-name="ce34"/>
          <table:table-cell table:content-validation-name="val21" table:style-name="ce35"/>
          <table:table-cell table:number-columns-repeated="16359"/>
        </table:table-row>
        <table:table-row table:style-name="ro5">
          <table:table-cell table:style-name="ce8"/>
          <table:table-cell office:value-type="string" table:style-name="ce9">
            <text:p>Otto Schmidt</text:p>
          </table:table-cell>
          <table:table-cell office:value-type="string" table:style-name="ce10">
            <text:p>Hopt/Seibt, Schuldverschreibungsrecht</text:p>
          </table:table-cell>
          <table:table-cell table:content-validation-name="val1" table:style-name="ce11"/>
          <table:table-cell table:content-validation-name="val4" table:style-name="ce12"/>
          <table:table-cell table:content-validation-name="val10" table:style-name="ce11"/>
          <table:table-cell table:content-validation-name="val9" table:style-name="ce12"/>
          <table:table-cell table:content-validation-name="val5" table:style-name="ce11"/>
          <table:table-cell table:content-validation-name="val6" table:style-name="ce12"/>
          <table:table-cell office:value-type="string" table:content-validation-name="val2" table:style-name="ce11">
            <text:p>Wirtschaftsrecht12140</text:p>
          </table:table-cell>
          <table:table-cell office:value-type="string" table:content-validation-name="val3" table:style-name="ce12">
            <text:p>Insolvenzrecht12348</text:p>
          </table:table-cell>
          <table:table-cell table:content-validation-name="val7" table:style-name="ce11"/>
          <table:table-cell table:content-validation-name="val8" table:style-name="ce12"/>
          <table:table-cell table:content-validation-name="val12" table:style-name="ce34"/>
          <table:table-cell table:content-validation-name="val11" table:style-name="ce35"/>
          <table:table-cell table:content-validation-name="val13" table:style-name="ce34"/>
          <table:table-cell table:content-validation-name="val14" table:style-name="ce35"/>
          <table:table-cell table:content-validation-name="val15" table:style-name="ce34"/>
          <table:table-cell table:content-validation-name="val16" table:style-name="ce35"/>
          <table:table-cell table:content-validation-name="val17" table:style-name="ce34"/>
          <table:table-cell table:content-validation-name="val18" table:style-name="ce35"/>
          <table:table-cell table:content-validation-name="val19" table:style-name="ce34"/>
          <table:table-cell/>
          <table:table-cell table:content-validation-name="val20" table:style-name="ce34"/>
          <table:table-cell table:content-validation-name="val21" table:style-name="ce35"/>
          <table:table-cell table:number-columns-repeated="16359"/>
        </table:table-row>
        <table:table-row table:style-name="ro7">
          <table:table-cell table:style-name="ce8"/>
          <table:table-cell office:value-type="string" table:style-name="ce9">
            <text:p>Otto Schmidt</text:p>
          </table:table-cell>
          <table:table-cell office:value-type="string" table:style-name="ce10">
            <text:p>StuW – Steuer und Wirtschaft</text:p>
          </table:table-cell>
          <table:table-cell table:content-validation-name="val1" table:style-name="ce11"/>
          <table:table-cell table:content-validation-name="val4" table:style-name="ce12"/>
          <table:table-cell office:value-type="string" table:content-validation-name="val10" table:style-name="ce11">
            <text:p>Steuerrecht &amp; Finanzwesen10602</text:p>
          </table:table-cell>
          <table:table-cell office:value-type="string" table:content-validation-name="val9" table:style-name="ce12">
            <text:p>Behördliches Verfahren &amp; Finanzverwaltung10603, Körperschaftsteuer10764, Einkommensteuer10648, Erbschaft- &amp; Schenkungsteuer10718, Gewerbesteuer10734, Grunderwerbsteuer10744, Grundsteuer10752, Kirchensteuer10759, Umsatzsteuer10774, Umwandlungsteuer10791, Verfahren vor den Finanzgerichten10797, Weitere Steuern10859</text:p>
          </table:table-cell>
          <table:table-cell table:content-validation-name="val5" table:style-name="ce11"/>
          <table:table-cell table:content-validation-name="val6" table:style-name="ce12"/>
          <table:table-cell table:content-validation-name="val2" table:style-name="ce11"/>
          <table:table-cell table:content-validation-name="val3" table:style-name="ce12"/>
          <table:table-cell table:content-validation-name="val7" table:style-name="ce11"/>
          <table:table-cell table:content-validation-name="val8" table:style-name="ce12"/>
          <table:table-cell table:content-validation-name="val12" table:style-name="ce34"/>
          <table:table-cell table:content-validation-name="val11" table:style-name="ce35"/>
          <table:table-cell table:content-validation-name="val13" table:style-name="ce34"/>
          <table:table-cell table:content-validation-name="val14" table:style-name="ce35"/>
          <table:table-cell table:content-validation-name="val15" table:style-name="ce34"/>
          <table:table-cell table:content-validation-name="val16" table:style-name="ce35"/>
          <table:table-cell table:content-validation-name="val17" table:style-name="ce34"/>
          <table:table-cell table:content-validation-name="val18" table:style-name="ce35"/>
          <table:table-cell table:content-validation-name="val19" table:style-name="ce34"/>
          <table:table-cell/>
          <table:table-cell table:content-validation-name="val20" table:style-name="ce34"/>
          <table:table-cell table:content-validation-name="val21" table:style-name="ce35"/>
          <table:table-cell table:number-columns-repeated="16359"/>
        </table:table-row>
        <table:table-row table:style-name="ro5">
          <table:table-cell table:style-name="ce8"/>
          <table:table-cell office:value-type="string" table:style-name="ce9">
            <text:p>RWS Verlag</text:p>
          </table:table-cell>
          <table:table-cell office:value-type="string" table:style-name="ce10">
            <text:p>Bork/Gehrlein, Aktuelle Probleme der Insolvenzanfechtung</text:p>
          </table:table-cell>
          <table:table-cell table:content-validation-name="val1" table:style-name="ce11"/>
          <table:table-cell table:content-validation-name="val4" table:style-name="ce12"/>
          <table:table-cell table:content-validation-name="val10" table:style-name="ce11"/>
          <table:table-cell table:content-validation-name="val9" table:style-name="ce12"/>
          <table:table-cell table:content-validation-name="val5" table:style-name="ce11"/>
          <table:table-cell table:content-validation-name="val6" table:style-name="ce12"/>
          <table:table-cell office:value-type="string" table:content-validation-name="val2" table:style-name="ce11">
            <text:p>Wirtschaftsrecht12140</text:p>
          </table:table-cell>
          <table:table-cell office:value-type="string" table:content-validation-name="val3" table:style-name="ce12">
            <text:p>Insolvenzrecht12348</text:p>
          </table:table-cell>
          <table:table-cell table:content-validation-name="val7" table:style-name="ce11"/>
          <table:table-cell table:content-validation-name="val8" table:style-name="ce12"/>
          <table:table-cell table:content-validation-name="val12" table:style-name="ce34"/>
          <table:table-cell table:content-validation-name="val11" table:style-name="ce35"/>
          <table:table-cell table:content-validation-name="val13" table:style-name="ce34"/>
          <table:table-cell table:content-validation-name="val14" table:style-name="ce35"/>
          <table:table-cell table:content-validation-name="val15" table:style-name="ce34"/>
          <table:table-cell table:content-validation-name="val16" table:style-name="ce35"/>
          <table:table-cell table:content-validation-name="val17" table:style-name="ce34"/>
          <table:table-cell table:content-validation-name="val18" table:style-name="ce35"/>
          <table:table-cell table:content-validation-name="val19" table:style-name="ce34"/>
          <table:table-cell/>
          <table:table-cell table:content-validation-name="val20" table:style-name="ce34"/>
          <table:table-cell table:content-validation-name="val21" table:style-name="ce35"/>
          <table:table-cell table:number-columns-repeated="16359"/>
        </table:table-row>
        <table:table-row table:style-name="ro5">
          <table:table-cell table:style-name="ce8"/>
          <table:table-cell office:value-type="string" table:style-name="ce9">
            <text:p>RWS Verlag</text:p>
          </table:table-cell>
          <table:table-cell office:value-type="string" table:style-name="ce10">
            <text:p>Wilken/Schaumann/Zenker, Anleihen in Restrukturierung und Insolvenz</text:p>
          </table:table-cell>
          <table:table-cell table:content-validation-name="val1" table:style-name="ce11"/>
          <table:table-cell table:content-validation-name="val4" table:style-name="ce12"/>
          <table:table-cell table:content-validation-name="val10" table:style-name="ce11"/>
          <table:table-cell table:content-validation-name="val9" table:style-name="ce12"/>
          <table:table-cell table:content-validation-name="val5" table:style-name="ce11"/>
          <table:table-cell table:content-validation-name="val6" table:style-name="ce12"/>
          <table:table-cell office:value-type="string" table:content-validation-name="val2" table:style-name="ce11">
            <text:p>Wirtschaftsrecht12140</text:p>
          </table:table-cell>
          <table:table-cell office:value-type="string" table:content-validation-name="val3" table:style-name="ce12">
            <text:p>Insolvenzrecht12348</text:p>
          </table:table-cell>
          <table:table-cell table:content-validation-name="val7" table:style-name="ce11"/>
          <table:table-cell table:content-validation-name="val8" table:style-name="ce12"/>
          <table:table-cell table:content-validation-name="val12" table:style-name="ce34"/>
          <table:table-cell table:content-validation-name="val11" table:style-name="ce35"/>
          <table:table-cell table:content-validation-name="val13" table:style-name="ce34"/>
          <table:table-cell table:content-validation-name="val14" table:style-name="ce35"/>
          <table:table-cell table:content-validation-name="val15" table:style-name="ce34"/>
          <table:table-cell table:content-validation-name="val16" table:style-name="ce35"/>
          <table:table-cell table:content-validation-name="val17" table:style-name="ce34"/>
          <table:table-cell table:content-validation-name="val18" table:style-name="ce35"/>
          <table:table-cell table:content-validation-name="val19" table:style-name="ce34"/>
          <table:table-cell/>
          <table:table-cell table:content-validation-name="val20" table:style-name="ce34"/>
          <table:table-cell table:content-validation-name="val21" table:style-name="ce35"/>
          <table:table-cell table:number-columns-repeated="16359"/>
        </table:table-row>
        <table:table-row table:style-name="ro5">
          <table:table-cell table:style-name="ce8"/>
          <table:table-cell office:value-type="string" table:style-name="ce9">
            <text:p>RWS Verlag</text:p>
          </table:table-cell>
          <table:table-cell office:value-type="string" table:style-name="ce10">
            <text:p>Mönning, Betriebsfortführung in Restrukturierung und Insolvenz</text:p>
          </table:table-cell>
          <table:table-cell table:content-validation-name="val1" table:style-name="ce11"/>
          <table:table-cell table:content-validation-name="val4" table:style-name="ce12"/>
          <table:table-cell table:content-validation-name="val10" table:style-name="ce11"/>
          <table:table-cell table:content-validation-name="val9" table:style-name="ce12"/>
          <table:table-cell table:content-validation-name="val5" table:style-name="ce11"/>
          <table:table-cell table:content-validation-name="val6" table:style-name="ce12"/>
          <table:table-cell office:value-type="string" table:content-validation-name="val2" table:style-name="ce11">
            <text:p>Wirtschaftsrecht12140</text:p>
          </table:table-cell>
          <table:table-cell office:value-type="string" table:content-validation-name="val3" table:style-name="ce12">
            <text:p>Insolvenzrecht12348</text:p>
          </table:table-cell>
          <table:table-cell table:content-validation-name="val7" table:style-name="ce11"/>
          <table:table-cell table:content-validation-name="val8" table:style-name="ce12"/>
          <table:table-cell table:content-validation-name="val12" table:style-name="ce34"/>
          <table:table-cell table:content-validation-name="val11" table:style-name="ce35"/>
          <table:table-cell table:content-validation-name="val13" table:style-name="ce34"/>
          <table:table-cell table:content-validation-name="val14" table:style-name="ce35"/>
          <table:table-cell table:content-validation-name="val15" table:style-name="ce34"/>
          <table:table-cell table:content-validation-name="val16" table:style-name="ce35"/>
          <table:table-cell table:content-validation-name="val17" table:style-name="ce34"/>
          <table:table-cell table:content-validation-name="val18" table:style-name="ce35"/>
          <table:table-cell table:content-validation-name="val19" table:style-name="ce34"/>
          <table:table-cell/>
          <table:table-cell table:content-validation-name="val20" table:style-name="ce34"/>
          <table:table-cell table:content-validation-name="val21" table:style-name="ce35"/>
          <table:table-cell table:number-columns-repeated="16359"/>
        </table:table-row>
        <table:table-row table:style-name="ro5">
          <table:table-cell table:style-name="ce8"/>
          <table:table-cell office:value-type="string" table:style-name="ce9">
            <text:p>RWS Verlag</text:p>
          </table:table-cell>
          <table:table-cell office:value-type="string" table:style-name="ce10">
            <text:p>Ahrens, Das neue Privatinsolvenzrecht</text:p>
          </table:table-cell>
          <table:table-cell table:content-validation-name="val1" table:style-name="ce11"/>
          <table:table-cell table:content-validation-name="val4" table:style-name="ce12"/>
          <table:table-cell table:content-validation-name="val10" table:style-name="ce11"/>
          <table:table-cell table:content-validation-name="val9" table:style-name="ce12"/>
          <table:table-cell table:content-validation-name="val5" table:style-name="ce11"/>
          <table:table-cell table:content-validation-name="val6" table:style-name="ce12"/>
          <table:table-cell office:value-type="string" table:content-validation-name="val2" table:style-name="ce11">
            <text:p>Wirtschaftsrecht12140</text:p>
          </table:table-cell>
          <table:table-cell office:value-type="string" table:content-validation-name="val3" table:style-name="ce12">
            <text:p>Insolvenzrecht12348</text:p>
          </table:table-cell>
          <table:table-cell table:content-validation-name="val7" table:style-name="ce11"/>
          <table:table-cell table:content-validation-name="val8" table:style-name="ce12"/>
          <table:table-cell table:content-validation-name="val12" table:style-name="ce34"/>
          <table:table-cell table:content-validation-name="val11" table:style-name="ce35"/>
          <table:table-cell table:content-validation-name="val13" table:style-name="ce34"/>
          <table:table-cell table:content-validation-name="val14" table:style-name="ce35"/>
          <table:table-cell table:content-validation-name="val15" table:style-name="ce34"/>
          <table:table-cell table:content-validation-name="val16" table:style-name="ce35"/>
          <table:table-cell table:content-validation-name="val17" table:style-name="ce34"/>
          <table:table-cell table:content-validation-name="val18" table:style-name="ce35"/>
          <table:table-cell table:content-validation-name="val19" table:style-name="ce34"/>
          <table:table-cell/>
          <table:table-cell table:content-validation-name="val20" table:style-name="ce34"/>
          <table:table-cell table:content-validation-name="val21" table:style-name="ce35"/>
          <table:table-cell table:number-columns-repeated="16359"/>
        </table:table-row>
        <table:table-row table:style-name="ro5">
          <table:table-cell table:style-name="ce8"/>
          <table:table-cell office:value-type="string" table:style-name="ce9">
            <text:p>RWS Verlag</text:p>
          </table:table-cell>
          <table:table-cell office:value-type="string" table:style-name="ce10">
            <text:p>Hofmann, Eigenverwaltung</text:p>
          </table:table-cell>
          <table:table-cell table:content-validation-name="val1" table:style-name="ce11"/>
          <table:table-cell table:content-validation-name="val4" table:style-name="ce12"/>
          <table:table-cell table:content-validation-name="val10" table:style-name="ce11"/>
          <table:table-cell table:content-validation-name="val9" table:style-name="ce12"/>
          <table:table-cell table:content-validation-name="val5" table:style-name="ce11"/>
          <table:table-cell table:content-validation-name="val6" table:style-name="ce12"/>
          <table:table-cell office:value-type="string" table:content-validation-name="val2" table:style-name="ce11">
            <text:p>Wirtschaftsrecht12140</text:p>
          </table:table-cell>
          <table:table-cell office:value-type="string" table:content-validation-name="val3" table:style-name="ce12">
            <text:p>Insolvenzrecht12348</text:p>
          </table:table-cell>
          <table:table-cell table:content-validation-name="val7" table:style-name="ce11"/>
          <table:table-cell table:content-validation-name="val8" table:style-name="ce12"/>
          <table:table-cell table:content-validation-name="val12" table:style-name="ce34"/>
          <table:table-cell table:content-validation-name="val11" table:style-name="ce35"/>
          <table:table-cell table:content-validation-name="val13" table:style-name="ce34"/>
          <table:table-cell table:content-validation-name="val14" table:style-name="ce35"/>
          <table:table-cell table:content-validation-name="val15" table:style-name="ce34"/>
          <table:table-cell table:content-validation-name="val16" table:style-name="ce35"/>
          <table:table-cell table:content-validation-name="val17" table:style-name="ce34"/>
          <table:table-cell table:content-validation-name="val18" table:style-name="ce35"/>
          <table:table-cell table:content-validation-name="val19" table:style-name="ce34"/>
          <table:table-cell/>
          <table:table-cell table:content-validation-name="val20" table:style-name="ce34"/>
          <table:table-cell table:content-validation-name="val21" table:style-name="ce35"/>
          <table:table-cell table:number-columns-repeated="16359"/>
        </table:table-row>
        <table:table-row table:style-name="ro4">
          <table:table-cell table:style-name="ce8"/>
          <table:table-cell office:value-type="string" table:style-name="ce9">
            <text:p>RWS Verlag</text:p>
          </table:table-cell>
          <table:table-cell office:value-type="string" table:style-name="ce10">
            <text:p>Thole, Gesellschaftsrechtliche Maßnahmen in der Insolvenz</text:p>
          </table:table-cell>
          <table:table-cell table:content-validation-name="val1" table:style-name="ce11"/>
          <table:table-cell table:content-validation-name="val4" table:style-name="ce12"/>
          <table:table-cell table:content-validation-name="val10" table:style-name="ce11"/>
          <table:table-cell table:content-validation-name="val9" table:style-name="ce12"/>
          <table:table-cell table:content-validation-name="val5" table:style-name="ce11"/>
          <table:table-cell table:content-validation-name="val6" table:style-name="ce12"/>
          <table:table-cell office:value-type="string" table:content-validation-name="val2" table:style-name="ce11">
            <text:p>Wirtschaftsrecht12140</text:p>
          </table:table-cell>
          <table:table-cell office:value-type="string" table:content-validation-name="val3" table:style-name="ce12">
            <text:p>Insolvenzrecht12348, Gesellschaftsrecht12260</text:p>
          </table:table-cell>
          <table:table-cell table:content-validation-name="val7" table:style-name="ce11"/>
          <table:table-cell table:content-validation-name="val8" table:style-name="ce12"/>
          <table:table-cell table:content-validation-name="val12" table:style-name="ce34"/>
          <table:table-cell table:content-validation-name="val11" table:style-name="ce35"/>
          <table:table-cell table:content-validation-name="val13" table:style-name="ce34"/>
          <table:table-cell table:content-validation-name="val14" table:style-name="ce35"/>
          <table:table-cell table:content-validation-name="val15" table:style-name="ce34"/>
          <table:table-cell table:content-validation-name="val16" table:style-name="ce35"/>
          <table:table-cell table:content-validation-name="val17" table:style-name="ce34"/>
          <table:table-cell table:content-validation-name="val18" table:style-name="ce35"/>
          <table:table-cell table:content-validation-name="val19" table:style-name="ce34"/>
          <table:table-cell/>
          <table:table-cell table:content-validation-name="val20" table:style-name="ce34"/>
          <table:table-cell table:content-validation-name="val21" table:style-name="ce35"/>
          <table:table-cell table:number-columns-repeated="16359"/>
        </table:table-row>
        <table:table-row table:style-name="ro4">
          <table:table-cell table:style-name="ce8"/>
          <table:table-cell office:value-type="string" table:style-name="ce9">
            <text:p>RWS Verlag</text:p>
          </table:table-cell>
          <table:table-cell office:value-type="string" table:style-name="ce10">
            <text:p>Schmittmann, Haftung von Organen in Krise und Insolvenz</text:p>
          </table:table-cell>
          <table:table-cell table:content-validation-name="val1" table:style-name="ce11"/>
          <table:table-cell table:content-validation-name="val4" table:style-name="ce12"/>
          <table:table-cell table:content-validation-name="val10" table:style-name="ce11"/>
          <table:table-cell table:content-validation-name="val9" table:style-name="ce12"/>
          <table:table-cell table:content-validation-name="val5" table:style-name="ce11"/>
          <table:table-cell table:content-validation-name="val6" table:style-name="ce12"/>
          <table:table-cell office:value-type="string" table:content-validation-name="val2" table:style-name="ce11">
            <text:p>Wirtschaftsrecht12140</text:p>
          </table:table-cell>
          <table:table-cell office:value-type="string" table:content-validation-name="val3" table:style-name="ce12">
            <text:p>Insolvenzrecht12348, Gesellschaftsrecht12260</text:p>
          </table:table-cell>
          <table:table-cell table:content-validation-name="val7" table:style-name="ce11"/>
          <table:table-cell table:content-validation-name="val8" table:style-name="ce12"/>
          <table:table-cell table:content-validation-name="val12" table:style-name="ce34"/>
          <table:table-cell table:content-validation-name="val11" table:style-name="ce35"/>
          <table:table-cell table:content-validation-name="val13" table:style-name="ce34"/>
          <table:table-cell table:content-validation-name="val14" table:style-name="ce35"/>
          <table:table-cell table:content-validation-name="val15" table:style-name="ce34"/>
          <table:table-cell table:content-validation-name="val16" table:style-name="ce35"/>
          <table:table-cell table:content-validation-name="val17" table:style-name="ce34"/>
          <table:table-cell table:content-validation-name="val18" table:style-name="ce35"/>
          <table:table-cell table:content-validation-name="val19" table:style-name="ce34"/>
          <table:table-cell/>
          <table:table-cell table:content-validation-name="val20" table:style-name="ce34"/>
          <table:table-cell table:content-validation-name="val21" table:style-name="ce35"/>
          <table:table-cell table:number-columns-repeated="16359"/>
        </table:table-row>
        <table:table-row table:style-name="ro5">
          <table:table-cell table:style-name="ce8"/>
          <table:table-cell office:value-type="string" table:style-name="ce9">
            <text:p>RWS Verlag</text:p>
          </table:table-cell>
          <table:table-cell office:value-type="string" table:style-name="ce10">
            <text:p>Göpfert, Handbuch Arbeitsrecht in Restrukturierung und Insolvenz</text:p>
          </table:table-cell>
          <table:table-cell table:content-validation-name="val1" table:style-name="ce11"/>
          <table:table-cell table:content-validation-name="val4" table:style-name="ce12"/>
          <table:table-cell table:content-validation-name="val10" table:style-name="ce11"/>
          <table:table-cell table:content-validation-name="val9" table:style-name="ce12"/>
          <table:table-cell table:content-validation-name="val5" table:style-name="ce11"/>
          <table:table-cell table:content-validation-name="val6" table:style-name="ce12"/>
          <table:table-cell office:value-type="string" table:content-validation-name="val2" table:style-name="ce11">
            <text:p>Wirtschaftsrecht12140</text:p>
          </table:table-cell>
          <table:table-cell office:value-type="string" table:content-validation-name="val3" table:style-name="ce12">
            <text:p>Insolvenzrecht12348</text:p>
          </table:table-cell>
          <table:table-cell table:content-validation-name="val7" table:style-name="ce11"/>
          <table:table-cell table:content-validation-name="val8" table:style-name="ce12"/>
          <table:table-cell table:content-validation-name="val12" table:style-name="ce34"/>
          <table:table-cell table:content-validation-name="val11" table:style-name="ce35"/>
          <table:table-cell table:content-validation-name="val13" table:style-name="ce34"/>
          <table:table-cell table:content-validation-name="val14" table:style-name="ce35"/>
          <table:table-cell table:content-validation-name="val15" table:style-name="ce34"/>
          <table:table-cell table:content-validation-name="val16" table:style-name="ce35"/>
          <table:table-cell table:content-validation-name="val17" table:style-name="ce34"/>
          <table:table-cell table:content-validation-name="val18" table:style-name="ce35"/>
          <table:table-cell table:content-validation-name="val19" table:style-name="ce34"/>
          <table:table-cell/>
          <table:table-cell table:content-validation-name="val20" table:style-name="ce34"/>
          <table:table-cell table:content-validation-name="val21" table:style-name="ce35"/>
          <table:table-cell table:number-columns-repeated="16359"/>
        </table:table-row>
        <table:table-row table:style-name="ro5">
          <table:table-cell table:style-name="ce8"/>
          <table:table-cell office:value-type="string" table:style-name="ce9">
            <text:p>RWS Verlag</text:p>
          </table:table-cell>
          <table:table-cell office:value-type="string" table:style-name="ce10">
            <text:p>Bork/Hölzle, Handbuch Insolvenzrecht</text:p>
          </table:table-cell>
          <table:table-cell table:content-validation-name="val1" table:style-name="ce11"/>
          <table:table-cell table:content-validation-name="val4" table:style-name="ce12"/>
          <table:table-cell table:content-validation-name="val10" table:style-name="ce11"/>
          <table:table-cell table:content-validation-name="val9" table:style-name="ce12"/>
          <table:table-cell table:content-validation-name="val5" table:style-name="ce11"/>
          <table:table-cell table:content-validation-name="val6" table:style-name="ce12"/>
          <table:table-cell office:value-type="string" table:content-validation-name="val2" table:style-name="ce11">
            <text:p>Wirtschaftsrecht12140</text:p>
          </table:table-cell>
          <table:table-cell office:value-type="string" table:content-validation-name="val3" table:style-name="ce12">
            <text:p>Insolvenzrecht12348</text:p>
          </table:table-cell>
          <table:table-cell table:content-validation-name="val7" table:style-name="ce11"/>
          <table:table-cell table:content-validation-name="val8" table:style-name="ce12"/>
          <table:table-cell table:content-validation-name="val12" table:style-name="ce34"/>
          <table:table-cell table:content-validation-name="val11" table:style-name="ce35"/>
          <table:table-cell table:content-validation-name="val13" table:style-name="ce34"/>
          <table:table-cell table:content-validation-name="val14" table:style-name="ce35"/>
          <table:table-cell table:content-validation-name="val15" table:style-name="ce34"/>
          <table:table-cell table:content-validation-name="val16" table:style-name="ce35"/>
          <table:table-cell table:content-validation-name="val17" table:style-name="ce34"/>
          <table:table-cell table:content-validation-name="val18" table:style-name="ce35"/>
          <table:table-cell table:content-validation-name="val19" table:style-name="ce34"/>
          <table:table-cell/>
          <table:table-cell table:content-validation-name="val20" table:style-name="ce34"/>
          <table:table-cell table:content-validation-name="val21" table:style-name="ce35"/>
          <table:table-cell table:number-columns-repeated="16359"/>
        </table:table-row>
        <table:table-row table:style-name="ro5">
          <table:table-cell table:style-name="ce8"/>
          <table:table-cell office:value-type="string" table:style-name="ce9">
            <text:p>RWS Verlag</text:p>
          </table:table-cell>
          <table:table-cell office:value-type="string" table:style-name="ce10">
            <text:p>Kübler, HRI – Handbuch Restrukturierung in der Insolvenz</text:p>
          </table:table-cell>
          <table:table-cell table:content-validation-name="val1" table:style-name="ce11"/>
          <table:table-cell table:content-validation-name="val4" table:style-name="ce12"/>
          <table:table-cell table:content-validation-name="val10" table:style-name="ce11"/>
          <table:table-cell table:content-validation-name="val9" table:style-name="ce12"/>
          <table:table-cell table:content-validation-name="val5" table:style-name="ce11"/>
          <table:table-cell table:content-validation-name="val6" table:style-name="ce12"/>
          <table:table-cell office:value-type="string" table:content-validation-name="val2" table:style-name="ce11">
            <text:p>Wirtschaftsrecht12140</text:p>
          </table:table-cell>
          <table:table-cell office:value-type="string" table:content-validation-name="val3" table:style-name="ce12">
            <text:p>Insolvenzrecht12348</text:p>
          </table:table-cell>
          <table:table-cell table:content-validation-name="val7" table:style-name="ce11"/>
          <table:table-cell table:content-validation-name="val8" table:style-name="ce12"/>
          <table:table-cell table:content-validation-name="val12" table:style-name="ce34"/>
          <table:table-cell table:content-validation-name="val11" table:style-name="ce35"/>
          <table:table-cell table:content-validation-name="val13" table:style-name="ce34"/>
          <table:table-cell table:content-validation-name="val14" table:style-name="ce35"/>
          <table:table-cell table:content-validation-name="val15" table:style-name="ce34"/>
          <table:table-cell table:content-validation-name="val16" table:style-name="ce35"/>
          <table:table-cell table:content-validation-name="val17" table:style-name="ce34"/>
          <table:table-cell table:content-validation-name="val18" table:style-name="ce35"/>
          <table:table-cell table:content-validation-name="val19" table:style-name="ce34"/>
          <table:table-cell/>
          <table:table-cell table:content-validation-name="val20" table:style-name="ce34"/>
          <table:table-cell table:content-validation-name="val21" table:style-name="ce35"/>
          <table:table-cell table:number-columns-repeated="16359"/>
        </table:table-row>
        <table:table-row table:style-name="ro5">
          <table:table-cell table:style-name="ce8"/>
          <table:table-cell office:value-type="string" table:style-name="ce9">
            <text:p>RWS Verlag</text:p>
          </table:table-cell>
          <table:table-cell office:value-type="string" table:style-name="ce10">
            <text:p>Graf-Schlicker, InsO</text:p>
          </table:table-cell>
          <table:table-cell table:content-validation-name="val1" table:style-name="ce11"/>
          <table:table-cell table:content-validation-name="val4" table:style-name="ce12"/>
          <table:table-cell table:content-validation-name="val10" table:style-name="ce11"/>
          <table:table-cell table:content-validation-name="val9" table:style-name="ce12"/>
          <table:table-cell table:content-validation-name="val5" table:style-name="ce11"/>
          <table:table-cell table:content-validation-name="val6" table:style-name="ce12"/>
          <table:table-cell office:value-type="string" table:content-validation-name="val2" table:style-name="ce11">
            <text:p>Wirtschaftsrecht12140</text:p>
          </table:table-cell>
          <table:table-cell office:value-type="string" table:content-validation-name="val3" table:style-name="ce12">
            <text:p>Insolvenzrecht12348</text:p>
          </table:table-cell>
          <table:table-cell table:content-validation-name="val7" table:style-name="ce11"/>
          <table:table-cell table:content-validation-name="val8" table:style-name="ce12"/>
          <table:table-cell table:content-validation-name="val12" table:style-name="ce34"/>
          <table:table-cell table:content-validation-name="val11" table:style-name="ce35"/>
          <table:table-cell table:content-validation-name="val13" table:style-name="ce34"/>
          <table:table-cell table:content-validation-name="val14" table:style-name="ce35"/>
          <table:table-cell table:content-validation-name="val15" table:style-name="ce34"/>
          <table:table-cell table:content-validation-name="val16" table:style-name="ce35"/>
          <table:table-cell table:content-validation-name="val17" table:style-name="ce34"/>
          <table:table-cell table:content-validation-name="val18" table:style-name="ce35"/>
          <table:table-cell table:content-validation-name="val19" table:style-name="ce34"/>
          <table:table-cell/>
          <table:table-cell table:content-validation-name="val20" table:style-name="ce34"/>
          <table:table-cell table:content-validation-name="val21" table:style-name="ce35"/>
          <table:table-cell table:number-columns-repeated="16359"/>
        </table:table-row>
        <table:table-row table:style-name="ro5">
          <table:table-cell table:style-name="ce8"/>
          <table:table-cell office:value-type="string" table:style-name="ce9">
            <text:p>RWS Verlag</text:p>
          </table:table-cell>
          <table:table-cell office:value-type="string" table:style-name="ce10">
            <text:p>Kübler/Prütting/Bork, InsO</text:p>
          </table:table-cell>
          <table:table-cell table:content-validation-name="val1" table:style-name="ce11"/>
          <table:table-cell table:content-validation-name="val4" table:style-name="ce12"/>
          <table:table-cell table:content-validation-name="val10" table:style-name="ce11"/>
          <table:table-cell table:content-validation-name="val9" table:style-name="ce12"/>
          <table:table-cell table:content-validation-name="val5" table:style-name="ce11"/>
          <table:table-cell table:content-validation-name="val6" table:style-name="ce12"/>
          <table:table-cell office:value-type="string" table:content-validation-name="val2" table:style-name="ce11">
            <text:p>Wirtschaftsrecht12140</text:p>
          </table:table-cell>
          <table:table-cell office:value-type="string" table:content-validation-name="val3" table:style-name="ce12">
            <text:p>Insolvenzrecht12348</text:p>
          </table:table-cell>
          <table:table-cell table:content-validation-name="val7" table:style-name="ce11"/>
          <table:table-cell table:content-validation-name="val8" table:style-name="ce12"/>
          <table:table-cell table:content-validation-name="val12" table:style-name="ce34"/>
          <table:table-cell table:content-validation-name="val11" table:style-name="ce35"/>
          <table:table-cell table:content-validation-name="val13" table:style-name="ce34"/>
          <table:table-cell table:content-validation-name="val14" table:style-name="ce35"/>
          <table:table-cell table:content-validation-name="val15" table:style-name="ce34"/>
          <table:table-cell table:content-validation-name="val16" table:style-name="ce35"/>
          <table:table-cell table:content-validation-name="val17" table:style-name="ce34"/>
          <table:table-cell table:content-validation-name="val18" table:style-name="ce35"/>
          <table:table-cell table:content-validation-name="val19" table:style-name="ce34"/>
          <table:table-cell/>
          <table:table-cell table:content-validation-name="val20" table:style-name="ce34"/>
          <table:table-cell table:content-validation-name="val21" table:style-name="ce35"/>
          <table:table-cell table:number-columns-repeated="16359"/>
        </table:table-row>
        <table:table-row table:style-name="ro3">
          <table:table-cell table:style-name="ce8"/>
          <table:table-cell office:value-type="string" table:style-name="ce9">
            <text:p>RWS Verlag</text:p>
          </table:table-cell>
          <table:table-cell office:value-type="string" table:style-name="ce10">
            <text:p>Zimmer, Insolvenzbuchhaltung</text:p>
          </table:table-cell>
          <table:table-cell table:content-validation-name="val1" table:style-name="ce11"/>
          <table:table-cell table:content-validation-name="val4" table:style-name="ce12"/>
          <table:table-cell office:value-type="string" table:content-validation-name="val10" table:style-name="ce11">
            <text:p>Steuerrecht &amp; Finanzwesen10602</text:p>
          </table:table-cell>
          <table:table-cell table:content-validation-name="val9" table:style-name="ce12"/>
          <table:table-cell table:content-validation-name="val5" table:style-name="ce11"/>
          <table:table-cell table:content-validation-name="val6" table:style-name="ce12"/>
          <table:table-cell office:value-type="string" table:content-validation-name="val2" table:style-name="ce11">
            <text:p>Wirtschaftsrecht12140</text:p>
          </table:table-cell>
          <table:table-cell office:value-type="string" table:content-validation-name="val3" table:style-name="ce12">
            <text:p>Handels- &amp; Bilanzrecht12167</text:p>
          </table:table-cell>
          <table:table-cell table:content-validation-name="val7" table:style-name="ce11"/>
          <table:table-cell table:content-validation-name="val8" table:style-name="ce12"/>
          <table:table-cell table:content-validation-name="val12" table:style-name="ce34"/>
          <table:table-cell table:content-validation-name="val11" table:style-name="ce35"/>
          <table:table-cell office:value-type="string" table:content-validation-name="val13" table:style-name="ce34">
            <text:p>Betriebswirtschaft hbfm10005</text:p>
          </table:table-cell>
          <table:table-cell office:value-type="string" table:content-validation-name="val14" table:style-name="ce35">
            <text:p>Bilanzrechthbfm10006</text:p>
          </table:table-cell>
          <table:table-cell table:content-validation-name="val15" table:style-name="ce34"/>
          <table:table-cell table:content-validation-name="val16" table:style-name="ce35"/>
          <table:table-cell table:content-validation-name="val17" table:style-name="ce34"/>
          <table:table-cell table:content-validation-name="val18" table:style-name="ce35"/>
          <table:table-cell table:content-validation-name="val19" table:style-name="ce34"/>
          <table:table-cell/>
          <table:table-cell table:content-validation-name="val20" table:style-name="ce34"/>
          <table:table-cell table:content-validation-name="val21" table:style-name="ce35"/>
          <table:table-cell table:number-columns-repeated="16359"/>
        </table:table-row>
        <table:table-row table:style-name="ro5">
          <table:table-cell table:style-name="ce8"/>
          <table:table-cell office:value-type="string" table:style-name="ce9">
            <text:p>RWS Verlag</text:p>
          </table:table-cell>
          <table:table-cell office:value-type="string" table:style-name="ce10">
            <text:p>Rendels/Zabel, Insolvenzplan</text:p>
          </table:table-cell>
          <table:table-cell table:content-validation-name="val1" table:style-name="ce11"/>
          <table:table-cell table:content-validation-name="val4" table:style-name="ce12"/>
          <table:table-cell table:content-validation-name="val10" table:style-name="ce11"/>
          <table:table-cell table:content-validation-name="val9" table:style-name="ce12"/>
          <table:table-cell table:content-validation-name="val5" table:style-name="ce11"/>
          <table:table-cell table:content-validation-name="val6" table:style-name="ce12"/>
          <table:table-cell office:value-type="string" table:content-validation-name="val2" table:style-name="ce11">
            <text:p>Wirtschaftsrecht12140</text:p>
          </table:table-cell>
          <table:table-cell office:value-type="string" table:content-validation-name="val3" table:style-name="ce12">
            <text:p>Insolvenzrecht12348</text:p>
          </table:table-cell>
          <table:table-cell table:content-validation-name="val7" table:style-name="ce11"/>
          <table:table-cell table:content-validation-name="val8" table:style-name="ce12"/>
          <table:table-cell table:content-validation-name="val12" table:style-name="ce34"/>
          <table:table-cell table:content-validation-name="val11" table:style-name="ce35"/>
          <table:table-cell table:content-validation-name="val13" table:style-name="ce34"/>
          <table:table-cell table:content-validation-name="val14" table:style-name="ce35"/>
          <table:table-cell table:content-validation-name="val15" table:style-name="ce34"/>
          <table:table-cell table:content-validation-name="val16" table:style-name="ce35"/>
          <table:table-cell table:content-validation-name="val17" table:style-name="ce34"/>
          <table:table-cell table:content-validation-name="val18" table:style-name="ce35"/>
          <table:table-cell table:content-validation-name="val19" table:style-name="ce34"/>
          <table:table-cell/>
          <table:table-cell table:content-validation-name="val20" table:style-name="ce34"/>
          <table:table-cell table:content-validation-name="val21" table:style-name="ce35"/>
          <table:table-cell table:number-columns-repeated="16359"/>
        </table:table-row>
        <table:table-row table:style-name="ro5">
          <table:table-cell table:style-name="ce8"/>
          <table:table-cell office:value-type="string" table:style-name="ce9">
            <text:p>RWS Verlag</text:p>
          </table:table-cell>
          <table:table-cell office:value-type="string" table:style-name="ce10">
            <text:p>Gossak, Praxis des Insolvenzarbeitsrechts</text:p>
          </table:table-cell>
          <table:table-cell table:content-validation-name="val1" table:style-name="ce11"/>
          <table:table-cell table:content-validation-name="val4" table:style-name="ce12"/>
          <table:table-cell table:content-validation-name="val10" table:style-name="ce11"/>
          <table:table-cell table:content-validation-name="val9" table:style-name="ce12"/>
          <table:table-cell table:content-validation-name="val5" table:style-name="ce11"/>
          <table:table-cell table:content-validation-name="val6" table:style-name="ce12"/>
          <table:table-cell office:value-type="string" table:content-validation-name="val2" table:style-name="ce11">
            <text:p>Wirtschaftsrecht12140</text:p>
          </table:table-cell>
          <table:table-cell office:value-type="string" table:content-validation-name="val3" table:style-name="ce12">
            <text:p>Insolvenzrecht12348</text:p>
          </table:table-cell>
          <table:table-cell table:content-validation-name="val7" table:style-name="ce11"/>
          <table:table-cell table:content-validation-name="val8" table:style-name="ce12"/>
          <table:table-cell table:content-validation-name="val12" table:style-name="ce34"/>
          <table:table-cell table:content-validation-name="val11" table:style-name="ce35"/>
          <table:table-cell table:content-validation-name="val13" table:style-name="ce34"/>
          <table:table-cell table:content-validation-name="val14" table:style-name="ce35"/>
          <table:table-cell table:content-validation-name="val15" table:style-name="ce34"/>
          <table:table-cell table:content-validation-name="val16" table:style-name="ce35"/>
          <table:table-cell table:content-validation-name="val17" table:style-name="ce34"/>
          <table:table-cell table:content-validation-name="val18" table:style-name="ce35"/>
          <table:table-cell table:content-validation-name="val19" table:style-name="ce34"/>
          <table:table-cell/>
          <table:table-cell table:content-validation-name="val20" table:style-name="ce34"/>
          <table:table-cell table:content-validation-name="val21" table:style-name="ce35"/>
          <table:table-cell table:number-columns-repeated="16359"/>
        </table:table-row>
        <table:table-row table:style-name="ro5">
          <table:table-cell table:style-name="ce8"/>
          <table:table-cell office:value-type="string" table:style-name="ce9">
            <text:p>RWS Verlag</text:p>
          </table:table-cell>
          <table:table-cell office:value-type="string" table:style-name="ce10">
            <text:p>Hölzle, Praxisleitfaden ESUG</text:p>
          </table:table-cell>
          <table:table-cell table:content-validation-name="val1" table:style-name="ce11"/>
          <table:table-cell table:content-validation-name="val4" table:style-name="ce12"/>
          <table:table-cell table:content-validation-name="val10" table:style-name="ce11"/>
          <table:table-cell table:content-validation-name="val9" table:style-name="ce12"/>
          <table:table-cell table:content-validation-name="val5" table:style-name="ce11"/>
          <table:table-cell table:content-validation-name="val6" table:style-name="ce12"/>
          <table:table-cell office:value-type="string" table:content-validation-name="val2" table:style-name="ce11">
            <text:p>Wirtschaftsrecht12140</text:p>
          </table:table-cell>
          <table:table-cell office:value-type="string" table:content-validation-name="val3" table:style-name="ce12">
            <text:p>Insolvenzrecht12348</text:p>
          </table:table-cell>
          <table:table-cell table:content-validation-name="val7" table:style-name="ce11"/>
          <table:table-cell table:content-validation-name="val8" table:style-name="ce12"/>
          <table:table-cell table:content-validation-name="val12" table:style-name="ce34"/>
          <table:table-cell table:content-validation-name="val11" table:style-name="ce35"/>
          <table:table-cell table:content-validation-name="val13" table:style-name="ce34"/>
          <table:table-cell table:content-validation-name="val14" table:style-name="ce35"/>
          <table:table-cell table:content-validation-name="val15" table:style-name="ce34"/>
          <table:table-cell table:content-validation-name="val16" table:style-name="ce35"/>
          <table:table-cell table:content-validation-name="val17" table:style-name="ce34"/>
          <table:table-cell table:content-validation-name="val18" table:style-name="ce35"/>
          <table:table-cell table:content-validation-name="val19" table:style-name="ce34"/>
          <table:table-cell/>
          <table:table-cell table:content-validation-name="val20" table:style-name="ce34"/>
          <table:table-cell table:content-validation-name="val21" table:style-name="ce35"/>
          <table:table-cell table:number-columns-repeated="16359"/>
        </table:table-row>
        <table:table-row table:style-name="ro5">
          <table:table-cell table:style-name="ce8"/>
          <table:table-cell office:value-type="string" table:style-name="ce9">
            <text:p>RWS Verlag</text:p>
          </table:table-cell>
          <table:table-cell office:value-type="string" table:style-name="ce10">
            <text:p>Kolmann, Schutzschirmverfahren</text:p>
          </table:table-cell>
          <table:table-cell table:content-validation-name="val1" table:style-name="ce11"/>
          <table:table-cell table:content-validation-name="val4" table:style-name="ce12"/>
          <table:table-cell table:content-validation-name="val10" table:style-name="ce11"/>
          <table:table-cell table:content-validation-name="val9" table:style-name="ce12"/>
          <table:table-cell table:content-validation-name="val5" table:style-name="ce11"/>
          <table:table-cell table:content-validation-name="val6" table:style-name="ce12"/>
          <table:table-cell office:value-type="string" table:content-validation-name="val2" table:style-name="ce11">
            <text:p>Wirtschaftsrecht12140</text:p>
          </table:table-cell>
          <table:table-cell office:value-type="string" table:content-validation-name="val3" table:style-name="ce12">
            <text:p>Insolvenzrecht12348</text:p>
          </table:table-cell>
          <table:table-cell table:content-validation-name="val7" table:style-name="ce11"/>
          <table:table-cell table:content-validation-name="val8" table:style-name="ce12"/>
          <table:table-cell table:content-validation-name="val12" table:style-name="ce34"/>
          <table:table-cell table:content-validation-name="val11" table:style-name="ce35"/>
          <table:table-cell table:content-validation-name="val13" table:style-name="ce34"/>
          <table:table-cell table:content-validation-name="val14" table:style-name="ce35"/>
          <table:table-cell table:content-validation-name="val15" table:style-name="ce34"/>
          <table:table-cell table:content-validation-name="val16" table:style-name="ce35"/>
          <table:table-cell table:content-validation-name="val17" table:style-name="ce34"/>
          <table:table-cell table:content-validation-name="val18" table:style-name="ce35"/>
          <table:table-cell table:content-validation-name="val19" table:style-name="ce34"/>
          <table:table-cell/>
          <table:table-cell table:content-validation-name="val20" table:style-name="ce34"/>
          <table:table-cell table:content-validation-name="val21" table:style-name="ce35"/>
          <table:table-cell table:number-columns-repeated="16359"/>
        </table:table-row>
        <table:table-row table:style-name="ro4">
          <table:table-cell table:style-name="ce8"/>
          <table:table-cell office:value-type="string" table:style-name="ce9">
            <text:p>RWS Verlag</text:p>
          </table:table-cell>
          <table:table-cell office:value-type="string" table:style-name="ce10">
            <text:p>Kahlert, Steuerliche Aspekte der GmbH-Sanierung</text:p>
          </table:table-cell>
          <table:table-cell table:content-validation-name="val1" table:style-name="ce11"/>
          <table:table-cell table:content-validation-name="val4" table:style-name="ce12"/>
          <table:table-cell office:value-type="string" table:content-validation-name="val10" table:style-name="ce11">
            <text:p>Steuerrecht &amp; Finanzwesen10602</text:p>
          </table:table-cell>
          <table:table-cell table:content-validation-name="val9" table:style-name="ce12"/>
          <table:table-cell table:content-validation-name="val5" table:style-name="ce11"/>
          <table:table-cell table:content-validation-name="val6" table:style-name="ce12"/>
          <table:table-cell office:value-type="string" table:content-validation-name="val2" table:style-name="ce11">
            <text:p>Wirtschaftsrecht12140</text:p>
          </table:table-cell>
          <table:table-cell office:value-type="string" table:content-validation-name="val3" table:style-name="ce12">
            <text:p>Gesellschaftsrecht12260, Insolvenzrecht12348</text:p>
          </table:table-cell>
          <table:table-cell table:content-validation-name="val7" table:style-name="ce11"/>
          <table:table-cell table:content-validation-name="val8" table:style-name="ce12"/>
          <table:table-cell table:content-validation-name="val12" table:style-name="ce34"/>
          <table:table-cell table:content-validation-name="val11" table:style-name="ce35"/>
          <table:table-cell table:content-validation-name="val13" table:style-name="ce34"/>
          <table:table-cell table:content-validation-name="val14" table:style-name="ce35"/>
          <table:table-cell table:content-validation-name="val15" table:style-name="ce34"/>
          <table:table-cell table:content-validation-name="val16" table:style-name="ce35"/>
          <table:table-cell table:content-validation-name="val17" table:style-name="ce34"/>
          <table:table-cell table:content-validation-name="val18" table:style-name="ce35"/>
          <table:table-cell table:content-validation-name="val19" table:style-name="ce34"/>
          <table:table-cell/>
          <table:table-cell table:content-validation-name="val20" table:style-name="ce34"/>
          <table:table-cell table:content-validation-name="val21" table:style-name="ce35"/>
          <table:table-cell table:number-columns-repeated="16359"/>
        </table:table-row>
        <table:table-row table:style-name="ro4">
          <table:table-cell table:style-name="ce8"/>
          <table:table-cell office:value-type="string" table:style-name="ce9">
            <text:p>RWS Verlag</text:p>
          </table:table-cell>
          <table:table-cell office:value-type="string" table:style-name="ce10">
            <text:p>ZIP – Zeitschrift für Wirtschaftsrecht</text:p>
          </table:table-cell>
          <table:table-cell table:content-validation-name="val1" table:style-name="ce11"/>
          <table:table-cell table:content-validation-name="val4" table:style-name="ce12"/>
          <table:table-cell table:content-validation-name="val10" table:style-name="ce11"/>
          <table:table-cell table:content-validation-name="val9" table:style-name="ce12"/>
          <table:table-cell table:content-validation-name="val5" table:style-name="ce11"/>
          <table:table-cell table:content-validation-name="val6" table:style-name="ce12"/>
          <table:table-cell office:value-type="string" table:content-validation-name="val2" table:style-name="ce11">
            <text:p>Wirtschaftsrecht12140</text:p>
          </table:table-cell>
          <table:table-cell office:value-type="string" table:content-validation-name="val3" table:style-name="ce12">
            <text:p>Insolvenzrecht12348, Gesellschaftsrecht12260</text:p>
          </table:table-cell>
          <table:table-cell table:content-validation-name="val7" table:style-name="ce11"/>
          <table:table-cell table:content-validation-name="val8" table:style-name="ce12"/>
          <table:table-cell table:content-validation-name="val12" table:style-name="ce34"/>
          <table:table-cell table:content-validation-name="val11" table:style-name="ce35"/>
          <table:table-cell table:content-validation-name="val13" table:style-name="ce34"/>
          <table:table-cell table:content-validation-name="val14" table:style-name="ce35"/>
          <table:table-cell table:content-validation-name="val15" table:style-name="ce34"/>
          <table:table-cell table:content-validation-name="val16" table:style-name="ce35"/>
          <table:table-cell table:content-validation-name="val17" table:style-name="ce34"/>
          <table:table-cell table:content-validation-name="val18" table:style-name="ce35"/>
          <table:table-cell table:content-validation-name="val19" table:style-name="ce34"/>
          <table:table-cell/>
          <table:table-cell table:content-validation-name="val20" table:style-name="ce34"/>
          <table:table-cell table:content-validation-name="val21" table:style-name="ce35"/>
          <table:table-cell table:number-columns-repeated="16359"/>
        </table:table-row>
        <table:table-row table:style-name="ro5">
          <table:table-cell table:style-name="ce8"/>
          <table:table-cell office:value-type="string" table:style-name="ce9">
            <text:p>RWS Verlag</text:p>
          </table:table-cell>
          <table:table-cell office:value-type="string" table:style-name="ce10">
            <text:p>Depré, ZVG</text:p>
          </table:table-cell>
          <table:table-cell table:content-validation-name="val1" table:style-name="ce11"/>
          <table:table-cell table:content-validation-name="val4" table:style-name="ce12"/>
          <table:table-cell table:content-validation-name="val10" table:style-name="ce11"/>
          <table:table-cell table:content-validation-name="val9" table:style-name="ce12"/>
          <table:table-cell table:content-validation-name="val5" table:style-name="ce11"/>
          <table:table-cell table:content-validation-name="val6" table:style-name="ce12"/>
          <table:table-cell office:value-type="string" table:content-validation-name="val2" table:style-name="ce11">
            <text:p>Wirtschaftsrecht12140</text:p>
          </table:table-cell>
          <table:table-cell table:content-validation-name="val3" table:style-name="ce12"/>
          <table:table-cell table:content-validation-name="val7" table:style-name="ce11"/>
          <table:table-cell table:content-validation-name="val8" table:style-name="ce12"/>
          <table:table-cell table:content-validation-name="val12" table:style-name="ce34"/>
          <table:table-cell table:content-validation-name="val11" table:style-name="ce35"/>
          <table:table-cell table:content-validation-name="val13" table:style-name="ce34"/>
          <table:table-cell table:content-validation-name="val14" table:style-name="ce35"/>
          <table:table-cell table:content-validation-name="val15" table:style-name="ce34"/>
          <table:table-cell table:content-validation-name="val16" table:style-name="ce35"/>
          <table:table-cell table:content-validation-name="val17" table:style-name="ce34"/>
          <table:table-cell table:content-validation-name="val18" table:style-name="ce35"/>
          <table:table-cell table:content-validation-name="val19" table:style-name="ce34"/>
          <table:table-cell/>
          <table:table-cell table:content-validation-name="val20" table:style-name="ce34"/>
          <table:table-cell table:content-validation-name="val21" table:style-name="ce35"/>
          <table:table-cell table:number-columns-repeated="16359"/>
        </table:table-row>
        <table:table-row table:style-name="ro5">
          <table:table-cell table:style-name="ce8"/>
          <table:table-cell office:value-type="string" table:style-name="ce9">
            <text:p>RWS Verlag</text:p>
          </table:table-cell>
          <table:table-cell office:value-type="string" table:style-name="ce10">
            <text:p>ZVI – Zeitschrift für Verbraucher- und Privat-Insolvenzrecht</text:p>
          </table:table-cell>
          <table:table-cell table:content-validation-name="val1" table:style-name="ce11"/>
          <table:table-cell table:content-validation-name="val4" table:style-name="ce12"/>
          <table:table-cell table:content-validation-name="val10" table:style-name="ce11"/>
          <table:table-cell table:content-validation-name="val9" table:style-name="ce12"/>
          <table:table-cell table:content-validation-name="val5" table:style-name="ce11"/>
          <table:table-cell table:content-validation-name="val6" table:style-name="ce12"/>
          <table:table-cell office:value-type="string" table:content-validation-name="val2" table:style-name="ce11">
            <text:p>Wirtschaftsrecht12140</text:p>
          </table:table-cell>
          <table:table-cell office:value-type="string" table:content-validation-name="val3" table:style-name="ce12">
            <text:p>Insolvenzrecht12348</text:p>
          </table:table-cell>
          <table:table-cell table:content-validation-name="val7" table:style-name="ce11"/>
          <table:table-cell table:content-validation-name="val8" table:style-name="ce12"/>
          <table:table-cell table:content-validation-name="val12" table:style-name="ce34"/>
          <table:table-cell table:content-validation-name="val11" table:style-name="ce35"/>
          <table:table-cell table:content-validation-name="val13" table:style-name="ce34"/>
          <table:table-cell table:content-validation-name="val14" table:style-name="ce35"/>
          <table:table-cell table:content-validation-name="val15" table:style-name="ce34"/>
          <table:table-cell table:content-validation-name="val16" table:style-name="ce35"/>
          <table:table-cell table:content-validation-name="val17" table:style-name="ce34"/>
          <table:table-cell table:content-validation-name="val18" table:style-name="ce35"/>
          <table:table-cell table:content-validation-name="val19" table:style-name="ce34"/>
          <table:table-cell/>
          <table:table-cell table:content-validation-name="val20" table:style-name="ce34"/>
          <table:table-cell table:content-validation-name="val21" table:style-name="ce35"/>
          <table:table-cell table:number-columns-repeated="16359"/>
        </table:table-row>
        <table:table-row table:style-name="ro4">
          <table:table-cell table:style-name="ce8"/>
          <table:table-cell office:value-type="string" table:style-name="ce9">
            <text:p>RWS Verlag</text:p>
          </table:table-cell>
          <table:table-cell office:value-type="string" table:style-name="ce10">
            <text:p>ZWeR – Zeitschrift für Wettbewerbsrecht</text:p>
          </table:table-cell>
          <table:table-cell table:content-validation-name="val1" table:style-name="ce11"/>
          <table:table-cell table:content-validation-name="val4" table:style-name="ce12"/>
          <table:table-cell table:content-validation-name="val10" table:style-name="ce11"/>
          <table:table-cell table:content-validation-name="val9" table:style-name="ce12"/>
          <table:table-cell table:content-validation-name="val5" table:style-name="ce11"/>
          <table:table-cell table:content-validation-name="val6" table:style-name="ce12"/>
          <table:table-cell office:value-type="string" table:content-validation-name="val2" table:style-name="ce11">
            <text:p>Wirtschaftsrecht12140</text:p>
          </table:table-cell>
          <table:table-cell office:value-type="string" table:content-validation-name="val3" table:style-name="ce12">
            <text:p>Wettbewerbs-, Kartell- &amp; Vergaberecht12532</text:p>
          </table:table-cell>
          <table:table-cell table:content-validation-name="val7" table:style-name="ce11"/>
          <table:table-cell table:content-validation-name="val8" table:style-name="ce12"/>
          <table:table-cell table:content-validation-name="val12" table:style-name="ce34"/>
          <table:table-cell table:content-validation-name="val11" table:style-name="ce35"/>
          <table:table-cell table:content-validation-name="val13" table:style-name="ce34"/>
          <table:table-cell table:content-validation-name="val14" table:style-name="ce35"/>
          <table:table-cell table:content-validation-name="val15" table:style-name="ce34"/>
          <table:table-cell table:content-validation-name="val16" table:style-name="ce35"/>
          <table:table-cell table:content-validation-name="val17" table:style-name="ce34"/>
          <table:table-cell table:content-validation-name="val18" table:style-name="ce35"/>
          <table:table-cell table:content-validation-name="val19" table:style-name="ce34"/>
          <table:table-cell/>
          <table:table-cell table:content-validation-name="val20" table:style-name="ce34"/>
          <table:table-cell table:content-validation-name="val21" table:style-name="ce35"/>
          <table:table-cell table:number-columns-repeated="16359"/>
        </table:table-row>
        <table:table-row table:style-name="ro4">
          <table:table-cell table:style-name="ce8"/>
          <table:table-cell office:value-type="string" table:style-name="ce9">
            <text:p>RWS Verlag</text:p>
          </table:table-cell>
          <table:table-cell office:value-type="string" table:style-name="ce10">
            <text:p>EWiR – Entscheidungen zum Wirtschaftsrecht</text:p>
          </table:table-cell>
          <table:table-cell table:content-validation-name="val1" table:style-name="ce11"/>
          <table:table-cell table:content-validation-name="val4" table:style-name="ce12"/>
          <table:table-cell table:content-validation-name="val10" table:style-name="ce11"/>
          <table:table-cell table:content-validation-name="val9" table:style-name="ce12"/>
          <table:table-cell table:content-validation-name="val5" table:style-name="ce11"/>
          <table:table-cell table:content-validation-name="val6" table:style-name="ce12"/>
          <table:table-cell office:value-type="string" table:content-validation-name="val2" table:style-name="ce11">
            <text:p>Wirtschaftsrecht12140</text:p>
          </table:table-cell>
          <table:table-cell office:value-type="string" table:content-validation-name="val3" table:style-name="ce12">
            <text:p>Insolvenzrecht12348, Gesellschaftsrecht12260</text:p>
          </table:table-cell>
          <table:table-cell table:content-validation-name="val7" table:style-name="ce11"/>
          <table:table-cell table:content-validation-name="val8" table:style-name="ce12"/>
          <table:table-cell table:content-validation-name="val12" table:style-name="ce34"/>
          <table:table-cell table:content-validation-name="val11" table:style-name="ce35"/>
          <table:table-cell table:content-validation-name="val13" table:style-name="ce34"/>
          <table:table-cell table:content-validation-name="val14" table:style-name="ce35"/>
          <table:table-cell table:content-validation-name="val15" table:style-name="ce34"/>
          <table:table-cell table:content-validation-name="val16" table:style-name="ce35"/>
          <table:table-cell table:content-validation-name="val17" table:style-name="ce34"/>
          <table:table-cell table:content-validation-name="val18" table:style-name="ce35"/>
          <table:table-cell table:content-validation-name="val19" table:style-name="ce34"/>
          <table:table-cell/>
          <table:table-cell table:content-validation-name="val20" table:style-name="ce34"/>
          <table:table-cell table:content-validation-name="val21" table:style-name="ce35"/>
          <table:table-cell table:number-columns-repeated="16359"/>
        </table:table-row>
        <table:table-row table:style-name="ro5">
          <table:table-cell table:style-name="ce8"/>
          <table:table-cell office:value-type="string" table:style-name="ce9">
            <text:p>RWS Verlag</text:p>
          </table:table-cell>
          <table:table-cell office:value-type="string" table:style-name="ce10">
            <text:p>Wachter, AktG</text:p>
          </table:table-cell>
          <table:table-cell table:content-validation-name="val1" table:style-name="ce11"/>
          <table:table-cell table:content-validation-name="val4" table:style-name="ce12"/>
          <table:table-cell table:content-validation-name="val10" table:style-name="ce11"/>
          <table:table-cell table:content-validation-name="val9" table:style-name="ce12"/>
          <table:table-cell table:content-validation-name="val5" table:style-name="ce11"/>
          <table:table-cell table:content-validation-name="val6" table:style-name="ce12"/>
          <table:table-cell office:value-type="string" table:content-validation-name="val2" table:style-name="ce11">
            <text:p>Wirtschaftsrecht12140</text:p>
          </table:table-cell>
          <table:table-cell office:value-type="string" table:content-validation-name="val3" table:style-name="ce12">
            <text:p>Gesellschaftsrecht12260</text:p>
          </table:table-cell>
          <table:table-cell table:content-validation-name="val7" table:style-name="ce11"/>
          <table:table-cell table:content-validation-name="val8" table:style-name="ce12"/>
          <table:table-cell table:content-validation-name="val12" table:style-name="ce34"/>
          <table:table-cell table:content-validation-name="val11" table:style-name="ce35"/>
          <table:table-cell table:content-validation-name="val13" table:style-name="ce34"/>
          <table:table-cell table:content-validation-name="val14" table:style-name="ce35"/>
          <table:table-cell table:content-validation-name="val15" table:style-name="ce34"/>
          <table:table-cell table:content-validation-name="val16" table:style-name="ce35"/>
          <table:table-cell table:content-validation-name="val17" table:style-name="ce34"/>
          <table:table-cell table:content-validation-name="val18" table:style-name="ce35"/>
          <table:table-cell table:content-validation-name="val19" table:style-name="ce34"/>
          <table:table-cell/>
          <table:table-cell table:content-validation-name="val20" table:style-name="ce34"/>
          <table:table-cell table:content-validation-name="val21" table:style-name="ce35"/>
          <table:table-cell table:number-columns-repeated="16359"/>
        </table:table-row>
        <table:table-row table:style-name="ro5">
          <table:table-cell table:style-name="ce8"/>
          <table:table-cell office:value-type="string" table:style-name="ce9">
            <text:p>RWS Verlag</text:p>
          </table:table-cell>
          <table:table-cell office:value-type="string" table:style-name="ce10">
            <text:p>Henze/Born/Drescher, Aktienrecht - Höchstrichterliche Rechtsprechung</text:p>
          </table:table-cell>
          <table:table-cell table:content-validation-name="val1" table:style-name="ce11"/>
          <table:table-cell table:content-validation-name="val4" table:style-name="ce12"/>
          <table:table-cell table:content-validation-name="val10" table:style-name="ce11"/>
          <table:table-cell table:content-validation-name="val9" table:style-name="ce12"/>
          <table:table-cell table:content-validation-name="val5" table:style-name="ce11"/>
          <table:table-cell table:content-validation-name="val6" table:style-name="ce12"/>
          <table:table-cell office:value-type="string" table:content-validation-name="val2" table:style-name="ce11">
            <text:p>Wirtschaftsrecht12140</text:p>
          </table:table-cell>
          <table:table-cell office:value-type="string" table:content-validation-name="val3" table:style-name="ce12">
            <text:p>Gesellschaftsrecht12260</text:p>
          </table:table-cell>
          <table:table-cell table:content-validation-name="val7" table:style-name="ce11"/>
          <table:table-cell table:content-validation-name="val8" table:style-name="ce12"/>
          <table:table-cell table:content-validation-name="val12" table:style-name="ce34"/>
          <table:table-cell table:content-validation-name="val11" table:style-name="ce35"/>
          <table:table-cell table:content-validation-name="val13" table:style-name="ce34"/>
          <table:table-cell table:content-validation-name="val14" table:style-name="ce35"/>
          <table:table-cell table:content-validation-name="val15" table:style-name="ce34"/>
          <table:table-cell table:content-validation-name="val16" table:style-name="ce35"/>
          <table:table-cell table:content-validation-name="val17" table:style-name="ce34"/>
          <table:table-cell table:content-validation-name="val18" table:style-name="ce35"/>
          <table:table-cell table:content-validation-name="val19" table:style-name="ce34"/>
          <table:table-cell/>
          <table:table-cell table:content-validation-name="val20" table:style-name="ce34"/>
          <table:table-cell table:content-validation-name="val21" table:style-name="ce35"/>
          <table:table-cell table:number-columns-repeated="16359"/>
        </table:table-row>
        <table:table-row table:style-name="ro5">
          <table:table-cell table:style-name="ce8"/>
          <table:table-cell office:value-type="string" table:style-name="ce9">
            <text:p>RWS Verlag</text:p>
          </table:table-cell>
          <table:table-cell office:value-type="string" table:style-name="ce10">
            <text:p>Drescher, Die Haftung des GmbH-Geschäftsführers</text:p>
          </table:table-cell>
          <table:table-cell table:content-validation-name="val1" table:style-name="ce11"/>
          <table:table-cell table:content-validation-name="val4" table:style-name="ce12"/>
          <table:table-cell table:content-validation-name="val10" table:style-name="ce11"/>
          <table:table-cell table:content-validation-name="val9" table:style-name="ce12"/>
          <table:table-cell table:content-validation-name="val5" table:style-name="ce11"/>
          <table:table-cell table:content-validation-name="val6" table:style-name="ce12"/>
          <table:table-cell office:value-type="string" table:content-validation-name="val2" table:style-name="ce11">
            <text:p>Wirtschaftsrecht12140</text:p>
          </table:table-cell>
          <table:table-cell office:value-type="string" table:content-validation-name="val3" table:style-name="ce12">
            <text:p>Gesellschaftsrecht12260</text:p>
          </table:table-cell>
          <table:table-cell table:content-validation-name="val7" table:style-name="ce11"/>
          <table:table-cell table:content-validation-name="val8" table:style-name="ce12"/>
          <table:table-cell table:content-validation-name="val12" table:style-name="ce34"/>
          <table:table-cell table:content-validation-name="val11" table:style-name="ce35"/>
          <table:table-cell table:content-validation-name="val13" table:style-name="ce34"/>
          <table:table-cell table:content-validation-name="val14" table:style-name="ce35"/>
          <table:table-cell table:content-validation-name="val15" table:style-name="ce34"/>
          <table:table-cell table:content-validation-name="val16" table:style-name="ce35"/>
          <table:table-cell table:content-validation-name="val17" table:style-name="ce34"/>
          <table:table-cell table:content-validation-name="val18" table:style-name="ce35"/>
          <table:table-cell table:content-validation-name="val19" table:style-name="ce34"/>
          <table:table-cell/>
          <table:table-cell table:content-validation-name="val20" table:style-name="ce34"/>
          <table:table-cell table:content-validation-name="val21" table:style-name="ce35"/>
          <table:table-cell table:number-columns-repeated="16359"/>
        </table:table-row>
        <table:table-row table:style-name="ro5">
          <table:table-cell table:style-name="ce8"/>
          <table:table-cell office:value-type="string" table:style-name="ce9">
            <text:p>RWS Verlag</text:p>
          </table:table-cell>
          <table:table-cell office:value-type="string" table:style-name="ce10">
            <text:p>Henze/Born, GmbH-Recht - Höchstrichterliche Rechtsprechung</text:p>
          </table:table-cell>
          <table:table-cell table:content-validation-name="val1" table:style-name="ce11"/>
          <table:table-cell table:content-validation-name="val4" table:style-name="ce12"/>
          <table:table-cell table:content-validation-name="val10" table:style-name="ce11"/>
          <table:table-cell table:content-validation-name="val9" table:style-name="ce12"/>
          <table:table-cell table:content-validation-name="val5" table:style-name="ce11"/>
          <table:table-cell table:content-validation-name="val6" table:style-name="ce12"/>
          <table:table-cell office:value-type="string" table:content-validation-name="val2" table:style-name="ce11">
            <text:p>Wirtschaftsrecht12140</text:p>
          </table:table-cell>
          <table:table-cell office:value-type="string" table:content-validation-name="val3" table:style-name="ce12">
            <text:p>Gesellschaftsrecht12260</text:p>
          </table:table-cell>
          <table:table-cell table:content-validation-name="val7" table:style-name="ce11"/>
          <table:table-cell table:content-validation-name="val8" table:style-name="ce12"/>
          <table:table-cell table:content-validation-name="val12" table:style-name="ce34"/>
          <table:table-cell table:content-validation-name="val11" table:style-name="ce35"/>
          <table:table-cell table:content-validation-name="val13" table:style-name="ce34"/>
          <table:table-cell table:content-validation-name="val14" table:style-name="ce35"/>
          <table:table-cell table:content-validation-name="val15" table:style-name="ce34"/>
          <table:table-cell table:content-validation-name="val16" table:style-name="ce35"/>
          <table:table-cell table:content-validation-name="val17" table:style-name="ce34"/>
          <table:table-cell table:content-validation-name="val18" table:style-name="ce35"/>
          <table:table-cell table:content-validation-name="val19" table:style-name="ce34"/>
          <table:table-cell/>
          <table:table-cell table:content-validation-name="val20" table:style-name="ce34"/>
          <table:table-cell table:content-validation-name="val21" table:style-name="ce35"/>
          <table:table-cell table:number-columns-repeated="16359"/>
        </table:table-row>
        <table:table-row table:style-name="ro5">
          <table:table-cell table:style-name="ce8"/>
          <table:table-cell office:value-type="string" table:style-name="ce9">
            <text:p>RWS Verlag</text:p>
          </table:table-cell>
          <table:table-cell office:value-type="string" table:style-name="ce10">
            <text:p>Bork/Schäfer, GmbHG</text:p>
          </table:table-cell>
          <table:table-cell table:content-validation-name="val1" table:style-name="ce11"/>
          <table:table-cell table:content-validation-name="val4" table:style-name="ce12"/>
          <table:table-cell table:content-validation-name="val10" table:style-name="ce11"/>
          <table:table-cell table:content-validation-name="val9" table:style-name="ce12"/>
          <table:table-cell table:content-validation-name="val5" table:style-name="ce11"/>
          <table:table-cell table:content-validation-name="val6" table:style-name="ce12"/>
          <table:table-cell office:value-type="string" table:content-validation-name="val2" table:style-name="ce11">
            <text:p>Wirtschaftsrecht12140</text:p>
          </table:table-cell>
          <table:table-cell office:value-type="string" table:content-validation-name="val3" table:style-name="ce12">
            <text:p>Gesellschaftsrecht12260</text:p>
          </table:table-cell>
          <table:table-cell table:content-validation-name="val7" table:style-name="ce11"/>
          <table:table-cell table:content-validation-name="val8" table:style-name="ce12"/>
          <table:table-cell table:content-validation-name="val12" table:style-name="ce34"/>
          <table:table-cell table:content-validation-name="val11" table:style-name="ce35"/>
          <table:table-cell table:content-validation-name="val13" table:style-name="ce34"/>
          <table:table-cell table:content-validation-name="val14" table:style-name="ce35"/>
          <table:table-cell table:content-validation-name="val15" table:style-name="ce34"/>
          <table:table-cell table:content-validation-name="val16" table:style-name="ce35"/>
          <table:table-cell table:content-validation-name="val17" table:style-name="ce34"/>
          <table:table-cell table:content-validation-name="val18" table:style-name="ce35"/>
          <table:table-cell table:content-validation-name="val19" table:style-name="ce34"/>
          <table:table-cell/>
          <table:table-cell table:content-validation-name="val20" table:style-name="ce34"/>
          <table:table-cell table:content-validation-name="val21" table:style-name="ce35"/>
          <table:table-cell table:number-columns-repeated="16359"/>
        </table:table-row>
        <table:table-row table:style-name="ro5">
          <table:table-cell table:style-name="ce8"/>
          <table:table-cell office:value-type="string" table:style-name="ce9">
            <text:p>RWS Verlag</text:p>
          </table:table-cell>
          <table:table-cell office:value-type="string" table:style-name="ce10">
            <text:p>Göthel, Grenzüberschreitende M&amp;A-Transaktionen</text:p>
          </table:table-cell>
          <table:table-cell table:content-validation-name="val1" table:style-name="ce11"/>
          <table:table-cell table:content-validation-name="val4" table:style-name="ce12"/>
          <table:table-cell office:value-type="string" table:content-validation-name="val10" table:style-name="ce11">
            <text:p>Steuerrecht &amp; Finanzwesen10602</text:p>
          </table:table-cell>
          <table:table-cell table:content-validation-name="val9" table:style-name="ce12"/>
          <table:table-cell table:content-validation-name="val5" table:style-name="ce11"/>
          <table:table-cell table:content-validation-name="val6" table:style-name="ce12"/>
          <table:table-cell office:value-type="string" table:content-validation-name="val2" table:style-name="ce11">
            <text:p>Wirtschaftsrecht12140</text:p>
          </table:table-cell>
          <table:table-cell office:value-type="string" table:content-validation-name="val3" table:style-name="ce12">
            <text:p>Gesellschaftsrecht12260</text:p>
          </table:table-cell>
          <table:table-cell table:content-validation-name="val7" table:style-name="ce11"/>
          <table:table-cell table:content-validation-name="val8" table:style-name="ce12"/>
          <table:table-cell table:content-validation-name="val12" table:style-name="ce34"/>
          <table:table-cell table:content-validation-name="val11" table:style-name="ce35"/>
          <table:table-cell office:value-type="string" table:content-validation-name="val13" table:style-name="ce34">
            <text:p>Betriebswirtschaft hbfm10005</text:p>
          </table:table-cell>
          <table:table-cell office:value-type="string" table:content-validation-name="val14" table:style-name="ce35">
            <text:p>M&amp;Ahbfm10009</text:p>
          </table:table-cell>
          <table:table-cell table:content-validation-name="val15" table:style-name="ce34"/>
          <table:table-cell table:content-validation-name="val16" table:style-name="ce35"/>
          <table:table-cell table:content-validation-name="val17" table:style-name="ce34"/>
          <table:table-cell table:content-validation-name="val18" table:style-name="ce35"/>
          <table:table-cell table:content-validation-name="val19" table:style-name="ce34"/>
          <table:table-cell/>
          <table:table-cell table:content-validation-name="val20" table:style-name="ce34"/>
          <table:table-cell table:content-validation-name="val21" table:style-name="ce35"/>
          <table:table-cell table:number-columns-repeated="16359"/>
        </table:table-row>
        <table:table-row table:style-name="ro5">
          <table:table-cell table:style-name="ce8"/>
          <table:table-cell office:value-type="string" table:style-name="ce9">
            <text:p>RWS Verlag</text:p>
          </table:table-cell>
          <table:table-cell office:value-type="string" table:style-name="ce10">
            <text:p>Sernetz/Kruis, Kapitalaufbringung und -erhaltung in der GmbH</text:p>
          </table:table-cell>
          <table:table-cell table:content-validation-name="val1" table:style-name="ce11"/>
          <table:table-cell table:content-validation-name="val4" table:style-name="ce12"/>
          <table:table-cell table:content-validation-name="val10" table:style-name="ce11"/>
          <table:table-cell table:content-validation-name="val9" table:style-name="ce12"/>
          <table:table-cell table:content-validation-name="val5" table:style-name="ce11"/>
          <table:table-cell table:content-validation-name="val6" table:style-name="ce12"/>
          <table:table-cell office:value-type="string" table:content-validation-name="val2" table:style-name="ce11">
            <text:p>Wirtschaftsrecht12140</text:p>
          </table:table-cell>
          <table:table-cell office:value-type="string" table:content-validation-name="val3" table:style-name="ce12">
            <text:p>Gesellschaftsrecht12260</text:p>
          </table:table-cell>
          <table:table-cell table:content-validation-name="val7" table:style-name="ce11"/>
          <table:table-cell table:content-validation-name="val8" table:style-name="ce12"/>
          <table:table-cell table:content-validation-name="val12" table:style-name="ce34"/>
          <table:table-cell table:content-validation-name="val11" table:style-name="ce35"/>
          <table:table-cell office:value-type="string" table:content-validation-name="val13" table:style-name="ce34">
            <text:p>Betriebswirtschaft hbfm10005</text:p>
          </table:table-cell>
          <table:table-cell office:value-type="string" table:content-validation-name="val14" table:style-name="ce35">
            <text:p>Corporate Financehbfm10007</text:p>
          </table:table-cell>
          <table:table-cell table:content-validation-name="val15" table:style-name="ce34"/>
          <table:table-cell table:content-validation-name="val16" table:style-name="ce35"/>
          <table:table-cell table:content-validation-name="val17" table:style-name="ce34"/>
          <table:table-cell table:content-validation-name="val18" table:style-name="ce35"/>
          <table:table-cell table:content-validation-name="val19" table:style-name="ce34"/>
          <table:table-cell/>
          <table:table-cell table:content-validation-name="val20" table:style-name="ce34"/>
          <table:table-cell table:content-validation-name="val21" table:style-name="ce35"/>
          <table:table-cell table:number-columns-repeated="16359"/>
        </table:table-row>
        <table:table-row table:style-name="ro5">
          <table:table-cell table:style-name="ce8"/>
          <table:table-cell office:value-type="string" table:style-name="ce9">
            <text:p>RWS Verlag</text:p>
          </table:table-cell>
          <table:table-cell office:value-type="string" table:style-name="ce10">
            <text:p>Hirte, Kapitalgesellschaftsrecht</text:p>
          </table:table-cell>
          <table:table-cell table:content-validation-name="val1" table:style-name="ce11"/>
          <table:table-cell table:content-validation-name="val4" table:style-name="ce12"/>
          <table:table-cell table:content-validation-name="val10" table:style-name="ce11"/>
          <table:table-cell table:content-validation-name="val9" table:style-name="ce12"/>
          <table:table-cell table:content-validation-name="val5" table:style-name="ce11"/>
          <table:table-cell table:content-validation-name="val6" table:style-name="ce12"/>
          <table:table-cell office:value-type="string" table:content-validation-name="val2" table:style-name="ce11">
            <text:p>Wirtschaftsrecht12140</text:p>
          </table:table-cell>
          <table:table-cell office:value-type="string" table:content-validation-name="val3" table:style-name="ce12">
            <text:p>Gesellschaftsrecht12260</text:p>
          </table:table-cell>
          <table:table-cell table:content-validation-name="val7" table:style-name="ce11"/>
          <table:table-cell table:content-validation-name="val8" table:style-name="ce12"/>
          <table:table-cell table:content-validation-name="val12" table:style-name="ce34"/>
          <table:table-cell table:content-validation-name="val11" table:style-name="ce35"/>
          <table:table-cell table:content-validation-name="val13" table:style-name="ce34"/>
          <table:table-cell table:content-validation-name="val14" table:style-name="ce35"/>
          <table:table-cell table:content-validation-name="val15" table:style-name="ce34"/>
          <table:table-cell table:content-validation-name="val16" table:style-name="ce35"/>
          <table:table-cell table:content-validation-name="val17" table:style-name="ce34"/>
          <table:table-cell table:content-validation-name="val18" table:style-name="ce35"/>
          <table:table-cell table:content-validation-name="val19" table:style-name="ce34"/>
          <table:table-cell/>
          <table:table-cell table:content-validation-name="val20" table:style-name="ce34"/>
          <table:table-cell table:content-validation-name="val21" table:style-name="ce35"/>
          <table:table-cell table:number-columns-repeated="16359"/>
        </table:table-row>
        <table:table-row table:style-name="ro5">
          <table:table-cell table:style-name="ce8"/>
          <table:table-cell office:value-type="string" table:style-name="ce9">
            <text:p>RWS Verlag</text:p>
          </table:table-cell>
          <table:table-cell office:value-type="string" table:style-name="ce10">
            <text:p>Wächter, M&amp;A Litigation - M&amp;A-Recht im Streit</text:p>
          </table:table-cell>
          <table:table-cell table:content-validation-name="val1" table:style-name="ce11"/>
          <table:table-cell table:content-validation-name="val4" table:style-name="ce12"/>
          <table:table-cell table:content-validation-name="val10" table:style-name="ce11"/>
          <table:table-cell table:content-validation-name="val9" table:style-name="ce12"/>
          <table:table-cell table:content-validation-name="val5" table:style-name="ce11"/>
          <table:table-cell table:content-validation-name="val6" table:style-name="ce12"/>
          <table:table-cell office:value-type="string" table:content-validation-name="val2" table:style-name="ce11">
            <text:p>Wirtschaftsrecht12140</text:p>
          </table:table-cell>
          <table:table-cell office:value-type="string" table:content-validation-name="val3" table:style-name="ce12">
            <text:p>Gesellschaftsrecht12260</text:p>
          </table:table-cell>
          <table:table-cell table:content-validation-name="val7" table:style-name="ce11"/>
          <table:table-cell table:content-validation-name="val8" table:style-name="ce12"/>
          <table:table-cell table:content-validation-name="val12" table:style-name="ce34"/>
          <table:table-cell table:content-validation-name="val11" table:style-name="ce35"/>
          <table:table-cell office:value-type="string" table:content-validation-name="val13" table:style-name="ce34">
            <text:p>Betriebswirtschaft hbfm10005</text:p>
          </table:table-cell>
          <table:table-cell office:value-type="string" table:content-validation-name="val14" table:style-name="ce35">
            <text:p>M&amp;Ahbfm10009</text:p>
          </table:table-cell>
          <table:table-cell table:content-validation-name="val15" table:style-name="ce34"/>
          <table:table-cell table:content-validation-name="val16" table:style-name="ce35"/>
          <table:table-cell table:content-validation-name="val17" table:style-name="ce34"/>
          <table:table-cell table:content-validation-name="val18" table:style-name="ce35"/>
          <table:table-cell table:content-validation-name="val19" table:style-name="ce34"/>
          <table:table-cell/>
          <table:table-cell table:content-validation-name="val20" table:style-name="ce34"/>
          <table:table-cell table:content-validation-name="val21" table:style-name="ce35"/>
          <table:table-cell table:number-columns-repeated="16359"/>
        </table:table-row>
        <table:table-row table:style-name="ro13">
          <table:table-cell table:style-name="ce8"/>
          <table:table-cell office:value-type="string" table:style-name="ce9">
            <text:p>RWS Verlag</text:p>
          </table:table-cell>
          <table:table-cell office:value-type="string" table:style-name="ce10">
            <text:p>Knott, Unternehmenskauf</text:p>
          </table:table-cell>
          <table:table-cell table:content-validation-name="val1" table:style-name="ce11"/>
          <table:table-cell table:content-validation-name="val4" table:style-name="ce12"/>
          <table:table-cell office:value-type="string" table:content-validation-name="val10" table:style-name="ce11">
            <text:p>Steuerrecht &amp; Finanzwesen10602</text:p>
          </table:table-cell>
          <table:table-cell office:value-type="string" table:content-validation-name="val9" table:style-name="ce12">
            <text:p>Einkommensteuer10648, Grunderwerbsteuer10744, Erbschaft- &amp; Schenkungsteuer10718, Körperschaftsteuer10764, Gewerbesteuer10734, Umsatzsteuer10774, Umwandlungsteuer10791, Verfahren vor den Finanzgerichten10797, Weitere Steuern10859</text:p>
          </table:table-cell>
          <table:table-cell table:content-validation-name="val5" table:style-name="ce11"/>
          <table:table-cell table:content-validation-name="val6" table:style-name="ce12"/>
          <table:table-cell office:value-type="string" table:content-validation-name="val2" table:style-name="ce11">
            <text:p>Wirtschaftsrecht12140</text:p>
          </table:table-cell>
          <table:table-cell table:content-validation-name="val3" table:style-name="ce12"/>
          <table:table-cell table:content-validation-name="val7" table:style-name="ce11"/>
          <table:table-cell table:content-validation-name="val8" table:style-name="ce12"/>
          <table:table-cell table:content-validation-name="val12" table:style-name="ce34"/>
          <table:table-cell table:content-validation-name="val11" table:style-name="ce35"/>
          <table:table-cell office:value-type="string" table:content-validation-name="val13" table:style-name="ce34">
            <text:p>Betriebswirtschaft hbfm10005</text:p>
          </table:table-cell>
          <table:table-cell office:value-type="string" table:content-validation-name="val14" table:style-name="ce35">
            <text:p>M&amp;Ahbfm10009</text:p>
          </table:table-cell>
          <table:table-cell table:content-validation-name="val15" table:style-name="ce34"/>
          <table:table-cell table:content-validation-name="val16" table:style-name="ce35"/>
          <table:table-cell table:content-validation-name="val17" table:style-name="ce34"/>
          <table:table-cell table:content-validation-name="val18" table:style-name="ce35"/>
          <table:table-cell table:content-validation-name="val19" table:style-name="ce34"/>
          <table:table-cell/>
          <table:table-cell table:content-validation-name="val20" table:style-name="ce34"/>
          <table:table-cell table:content-validation-name="val21" table:style-name="ce35"/>
          <table:table-cell table:number-columns-repeated="16359"/>
        </table:table-row>
        <table:table-row table:style-name="ro13">
          <table:table-cell table:style-name="ce8"/>
          <table:table-cell office:value-type="string" table:style-name="ce9">
            <text:p>RWS Verlag</text:p>
          </table:table-cell>
          <table:table-cell office:value-type="string" table:style-name="ce10">
            <text:p>Holzapfel/Pöllath, Unternehmenskauf in Recht und Praxis</text:p>
          </table:table-cell>
          <table:table-cell table:content-validation-name="val1" table:style-name="ce11"/>
          <table:table-cell table:content-validation-name="val4" table:style-name="ce12"/>
          <table:table-cell office:value-type="string" table:content-validation-name="val10" table:style-name="ce11">
            <text:p>Steuerrecht &amp; Finanzwesen10602</text:p>
          </table:table-cell>
          <table:table-cell office:value-type="string" table:content-validation-name="val9" table:style-name="ce12">
            <text:p>Einkommensteuer10648, Grunderwerbsteuer10744, Erbschaft- &amp; Schenkungsteuer10718, Körperschaftsteuer10764, Gewerbesteuer10734, Umsatzsteuer10774, Umwandlungsteuer10791, Verfahren vor den Finanzgerichten10797, Weitere Steuern10859</text:p>
          </table:table-cell>
          <table:table-cell table:content-validation-name="val5" table:style-name="ce11"/>
          <table:table-cell table:content-validation-name="val6" table:style-name="ce12"/>
          <table:table-cell office:value-type="string" table:content-validation-name="val2" table:style-name="ce11">
            <text:p>Wirtschaftsrecht12140</text:p>
          </table:table-cell>
          <table:table-cell table:content-validation-name="val3" table:style-name="ce12"/>
          <table:table-cell table:content-validation-name="val7" table:style-name="ce11"/>
          <table:table-cell table:content-validation-name="val8" table:style-name="ce12"/>
          <table:table-cell table:content-validation-name="val12" table:style-name="ce34"/>
          <table:table-cell table:content-validation-name="val11" table:style-name="ce35"/>
          <table:table-cell office:value-type="string" table:content-validation-name="val13" table:style-name="ce34">
            <text:p>Betriebswirtschaft hbfm10005</text:p>
          </table:table-cell>
          <table:table-cell office:value-type="string" table:content-validation-name="val14" table:style-name="ce35">
            <text:p>M&amp;Ahbfm10009</text:p>
          </table:table-cell>
          <table:table-cell table:content-validation-name="val15" table:style-name="ce34"/>
          <table:table-cell table:content-validation-name="val16" table:style-name="ce35"/>
          <table:table-cell table:content-validation-name="val17" table:style-name="ce34"/>
          <table:table-cell table:content-validation-name="val18" table:style-name="ce35"/>
          <table:table-cell table:content-validation-name="val19" table:style-name="ce34"/>
          <table:table-cell/>
          <table:table-cell table:content-validation-name="val20" table:style-name="ce34"/>
          <table:table-cell table:content-validation-name="val21" table:style-name="ce35"/>
          <table:table-cell table:number-columns-repeated="16359"/>
        </table:table-row>
        <table:table-row table:style-name="ro5">
          <table:table-cell table:style-name="ce8"/>
          <table:table-cell office:value-type="string" table:style-name="ce9">
            <text:p>Stollfuß</text:p>
          </table:table-cell>
          <table:table-cell office:value-type="string" table:style-name="ce10">
            <text:p>Baum/Buse/Brandl/Szymczak/etc., 360° AO eKommentar</text:p>
          </table:table-cell>
          <table:table-cell table:content-validation-name="val1" table:style-name="ce11"/>
          <table:table-cell table:content-validation-name="val4" table:style-name="ce12"/>
          <table:table-cell office:value-type="string" table:content-validation-name="val10" table:style-name="ce11">
            <text:p>Steuerrecht &amp; Finanzwesen10602</text:p>
          </table:table-cell>
          <table:table-cell office:value-type="string" table:content-validation-name="val9" table:style-name="ce12">
            <text:p>Behördliches Verfahren &amp; Finanzverwaltung10603</text:p>
          </table:table-cell>
          <table:table-cell table:content-validation-name="val5" table:style-name="ce11"/>
          <table:table-cell table:content-validation-name="val6" table:style-name="ce12"/>
          <table:table-cell table:content-validation-name="val2" table:style-name="ce11"/>
          <table:table-cell table:content-validation-name="val3" table:style-name="ce12"/>
          <table:table-cell table:content-validation-name="val7" table:style-name="ce11"/>
          <table:table-cell table:content-validation-name="val8" table:style-name="ce12"/>
          <table:table-cell table:content-validation-name="val12" table:style-name="ce34"/>
          <table:table-cell table:content-validation-name="val11" table:style-name="ce35"/>
          <table:table-cell table:content-validation-name="val13" table:style-name="ce34"/>
          <table:table-cell table:content-validation-name="val14" table:style-name="ce35"/>
          <table:table-cell table:content-validation-name="val15" table:style-name="ce34"/>
          <table:table-cell table:content-validation-name="val16" table:style-name="ce35"/>
          <table:table-cell table:content-validation-name="val17" table:style-name="ce34"/>
          <table:table-cell table:content-validation-name="val18" table:style-name="ce35"/>
          <table:table-cell table:content-validation-name="val19" table:style-name="ce34"/>
          <table:table-cell/>
          <table:table-cell table:content-validation-name="val20" table:style-name="ce34"/>
          <table:table-cell table:content-validation-name="val21" table:style-name="ce35"/>
          <table:table-cell table:number-columns-repeated="16359"/>
        </table:table-row>
        <table:table-row table:style-name="ro5">
          <table:table-cell table:style-name="ce8"/>
          <table:table-cell office:value-type="string" table:style-name="ce9">
            <text:p>Stollfuß</text:p>
          </table:table-cell>
          <table:table-cell office:value-type="string" table:style-name="ce10">
            <text:p>Mattern/Mohr/Schütz/Waldens/etc., 360° AStG eKommentar</text:p>
          </table:table-cell>
          <table:table-cell table:content-validation-name="val1" table:style-name="ce11"/>
          <table:table-cell table:content-validation-name="val4" table:style-name="ce12"/>
          <table:table-cell office:value-type="string" table:content-validation-name="val10" table:style-name="ce11">
            <text:p>Steuerrecht &amp; Finanzwesen10602</text:p>
          </table:table-cell>
          <table:table-cell office:value-type="string" table:content-validation-name="val9" table:style-name="ce12">
            <text:p>Weitere Steuern10859</text:p>
          </table:table-cell>
          <table:table-cell table:content-validation-name="val5" table:style-name="ce11"/>
          <table:table-cell table:content-validation-name="val6" table:style-name="ce12"/>
          <table:table-cell table:content-validation-name="val2" table:style-name="ce11"/>
          <table:table-cell table:content-validation-name="val3" table:style-name="ce12"/>
          <table:table-cell table:content-validation-name="val7" table:style-name="ce11"/>
          <table:table-cell table:content-validation-name="val8" table:style-name="ce12"/>
          <table:table-cell table:content-validation-name="val12" table:style-name="ce34"/>
          <table:table-cell table:content-validation-name="val11" table:style-name="ce35"/>
          <table:table-cell table:content-validation-name="val13" table:style-name="ce34"/>
          <table:table-cell table:content-validation-name="val14" table:style-name="ce35"/>
          <table:table-cell table:content-validation-name="val15" table:style-name="ce34"/>
          <table:table-cell table:content-validation-name="val16" table:style-name="ce35"/>
          <table:table-cell table:content-validation-name="val17" table:style-name="ce34"/>
          <table:table-cell table:content-validation-name="val18" table:style-name="ce35"/>
          <table:table-cell table:content-validation-name="val19" table:style-name="ce34"/>
          <table:table-cell/>
          <table:table-cell table:content-validation-name="val20" table:style-name="ce34"/>
          <table:table-cell table:content-validation-name="val21" table:style-name="ce35"/>
          <table:table-cell table:number-columns-repeated="16359"/>
        </table:table-row>
        <table:table-row table:style-name="ro3">
          <table:table-cell table:style-name="ce8"/>
          <table:table-cell office:value-type="string" table:style-name="ce9">
            <text:p>Stollfuß</text:p>
          </table:table-cell>
          <table:table-cell office:value-type="string" table:style-name="ce10">
            <text:p>Kirsch, 360° BilR eKommentar</text:p>
          </table:table-cell>
          <table:table-cell table:content-validation-name="val1" table:style-name="ce11"/>
          <table:table-cell table:content-validation-name="val4" table:style-name="ce12"/>
          <table:table-cell office:value-type="string" table:content-validation-name="val10" table:style-name="ce11">
            <text:p>Steuerrecht &amp; Finanzwesen10602</text:p>
          </table:table-cell>
          <table:table-cell office:value-type="string" table:content-validation-name="val9" table:style-name="ce12">
            <text:p>Einkommensteuer10648, Weitere Steuern10859</text:p>
          </table:table-cell>
          <table:table-cell table:content-validation-name="val5" table:style-name="ce11"/>
          <table:table-cell table:content-validation-name="val6" table:style-name="ce12"/>
          <table:table-cell office:value-type="string" table:content-validation-name="val2" table:style-name="ce11">
            <text:p>Wirtschaftsrecht12140</text:p>
          </table:table-cell>
          <table:table-cell office:value-type="string" table:content-validation-name="val3" table:style-name="ce12">
            <text:p>Handels- &amp; Bilanzrecht12167</text:p>
          </table:table-cell>
          <table:table-cell table:content-validation-name="val7" table:style-name="ce11"/>
          <table:table-cell table:content-validation-name="val8" table:style-name="ce12"/>
          <table:table-cell table:content-validation-name="val12" table:style-name="ce34"/>
          <table:table-cell table:content-validation-name="val11" table:style-name="ce35"/>
          <table:table-cell office:value-type="string" table:content-validation-name="val13" table:style-name="ce34">
            <text:p>Betriebswirtschaft hbfm10005</text:p>
          </table:table-cell>
          <table:table-cell office:value-type="string" table:content-validation-name="val14" table:style-name="ce35">
            <text:p>Bilanzrechthbfm10006</text:p>
          </table:table-cell>
          <table:table-cell table:content-validation-name="val15" table:style-name="ce34"/>
          <table:table-cell table:content-validation-name="val16" table:style-name="ce35"/>
          <table:table-cell table:content-validation-name="val17" table:style-name="ce34"/>
          <table:table-cell table:content-validation-name="val18" table:style-name="ce35"/>
          <table:table-cell table:content-validation-name="val19" table:style-name="ce34"/>
          <table:table-cell/>
          <table:table-cell table:content-validation-name="val20" table:style-name="ce34"/>
          <table:table-cell table:content-validation-name="val21" table:style-name="ce35"/>
          <table:table-cell table:number-columns-repeated="16359"/>
        </table:table-row>
        <table:table-row table:style-name="ro5">
          <table:table-cell table:style-name="ce8"/>
          <table:table-cell office:value-type="string" table:style-name="ce9">
            <text:p>Stollfuß</text:p>
          </table:table-cell>
          <table:table-cell office:value-type="string" table:style-name="ce10">
            <text:p>360° EnergieStG eKommentar</text:p>
          </table:table-cell>
          <table:table-cell table:content-validation-name="val1" table:style-name="ce11"/>
          <table:table-cell table:content-validation-name="val4" table:style-name="ce12"/>
          <table:table-cell office:value-type="string" table:content-validation-name="val10" table:style-name="ce11">
            <text:p>Steuerrecht &amp; Finanzwesen10602</text:p>
          </table:table-cell>
          <table:table-cell office:value-type="string" table:content-validation-name="val9" table:style-name="ce12">
            <text:p>Weitere Steuern10859</text:p>
          </table:table-cell>
          <table:table-cell table:content-validation-name="val5" table:style-name="ce11"/>
          <table:table-cell table:content-validation-name="val6" table:style-name="ce12"/>
          <table:table-cell table:content-validation-name="val2" table:style-name="ce11"/>
          <table:table-cell table:content-validation-name="val3" table:style-name="ce12"/>
          <table:table-cell table:content-validation-name="val7" table:style-name="ce11"/>
          <table:table-cell table:content-validation-name="val8" table:style-name="ce12"/>
          <table:table-cell table:content-validation-name="val12" table:style-name="ce34"/>
          <table:table-cell table:content-validation-name="val11" table:style-name="ce35"/>
          <table:table-cell table:content-validation-name="val13" table:style-name="ce34"/>
          <table:table-cell table:content-validation-name="val14" table:style-name="ce35"/>
          <table:table-cell table:content-validation-name="val15" table:style-name="ce34"/>
          <table:table-cell table:content-validation-name="val16" table:style-name="ce35"/>
          <table:table-cell table:content-validation-name="val17" table:style-name="ce34"/>
          <table:table-cell table:content-validation-name="val18" table:style-name="ce35"/>
          <table:table-cell table:content-validation-name="val19" table:style-name="ce34"/>
          <table:table-cell/>
          <table:table-cell table:content-validation-name="val20" table:style-name="ce34"/>
          <table:table-cell table:content-validation-name="val21" table:style-name="ce35"/>
          <table:table-cell table:number-columns-repeated="16359"/>
        </table:table-row>
        <table:table-row table:style-name="ro5">
          <table:table-cell table:style-name="ce8"/>
          <table:table-cell office:value-type="string" table:style-name="ce9">
            <text:p>Stollfuß</text:p>
          </table:table-cell>
          <table:table-cell office:value-type="string" table:style-name="ce10">
            <text:p>Meßbacher-Hönsch/Götz, 360° ErbStG eKommentar</text:p>
          </table:table-cell>
          <table:table-cell table:content-validation-name="val1" table:style-name="ce11"/>
          <table:table-cell table:content-validation-name="val4" table:style-name="ce12"/>
          <table:table-cell office:value-type="string" table:content-validation-name="val10" table:style-name="ce11">
            <text:p>Steuerrecht &amp; Finanzwesen10602</text:p>
          </table:table-cell>
          <table:table-cell office:value-type="string" table:content-validation-name="val9" table:style-name="ce12">
            <text:p>Erbschaft- &amp; Schenkungsteuer10718</text:p>
          </table:table-cell>
          <table:table-cell table:content-validation-name="val5" table:style-name="ce11"/>
          <table:table-cell table:content-validation-name="val6" table:style-name="ce12"/>
          <table:table-cell table:content-validation-name="val2" table:style-name="ce11"/>
          <table:table-cell table:content-validation-name="val3" table:style-name="ce12"/>
          <table:table-cell table:content-validation-name="val7" table:style-name="ce11"/>
          <table:table-cell table:content-validation-name="val8" table:style-name="ce12"/>
          <table:table-cell table:content-validation-name="val12" table:style-name="ce34"/>
          <table:table-cell table:content-validation-name="val11" table:style-name="ce35"/>
          <table:table-cell table:content-validation-name="val13" table:style-name="ce34"/>
          <table:table-cell table:content-validation-name="val14" table:style-name="ce35"/>
          <table:table-cell table:content-validation-name="val15" table:style-name="ce34"/>
          <table:table-cell table:content-validation-name="val16" table:style-name="ce35"/>
          <table:table-cell table:content-validation-name="val17" table:style-name="ce34"/>
          <table:table-cell table:content-validation-name="val18" table:style-name="ce35"/>
          <table:table-cell table:content-validation-name="val19" table:style-name="ce34"/>
          <table:table-cell/>
          <table:table-cell table:content-validation-name="val20" table:style-name="ce34"/>
          <table:table-cell table:content-validation-name="val21" table:style-name="ce35"/>
          <table:table-cell table:number-columns-repeated="16359"/>
        </table:table-row>
        <table:table-row table:style-name="ro5">
          <table:table-cell table:style-name="ce8"/>
          <table:table-cell office:value-type="string" table:style-name="ce9">
            <text:p>Stollfuß</text:p>
          </table:table-cell>
          <table:table-cell office:value-type="string" table:style-name="ce10">
            <text:p>Fuhrmann/Kraeusel/Schiffers, 360° EStG eKommentar</text:p>
          </table:table-cell>
          <table:table-cell table:content-validation-name="val1" table:style-name="ce11"/>
          <table:table-cell table:content-validation-name="val4" table:style-name="ce12"/>
          <table:table-cell office:value-type="string" table:content-validation-name="val10" table:style-name="ce11">
            <text:p>Steuerrecht &amp; Finanzwesen10602</text:p>
          </table:table-cell>
          <table:table-cell office:value-type="string" table:content-validation-name="val9" table:style-name="ce12">
            <text:p>Einkommensteuer10648</text:p>
          </table:table-cell>
          <table:table-cell table:content-validation-name="val5" table:style-name="ce11"/>
          <table:table-cell table:content-validation-name="val6" table:style-name="ce12"/>
          <table:table-cell table:content-validation-name="val2" table:style-name="ce11"/>
          <table:table-cell table:content-validation-name="val3" table:style-name="ce12"/>
          <table:table-cell table:content-validation-name="val7" table:style-name="ce11"/>
          <table:table-cell table:content-validation-name="val8" table:style-name="ce12"/>
          <table:table-cell table:content-validation-name="val12" table:style-name="ce34"/>
          <table:table-cell table:content-validation-name="val11" table:style-name="ce35"/>
          <table:table-cell table:content-validation-name="val13" table:style-name="ce34"/>
          <table:table-cell table:content-validation-name="val14" table:style-name="ce35"/>
          <table:table-cell table:content-validation-name="val15" table:style-name="ce34"/>
          <table:table-cell table:content-validation-name="val16" table:style-name="ce35"/>
          <table:table-cell table:content-validation-name="val17" table:style-name="ce34"/>
          <table:table-cell table:content-validation-name="val18" table:style-name="ce35"/>
          <table:table-cell table:content-validation-name="val19" table:style-name="ce34"/>
          <table:table-cell/>
          <table:table-cell table:content-validation-name="val20" table:style-name="ce34"/>
          <table:table-cell table:content-validation-name="val21" table:style-name="ce35"/>
          <table:table-cell table:number-columns-repeated="16359"/>
        </table:table-row>
        <table:table-row table:style-name="ro5">
          <table:table-cell table:style-name="ce8"/>
          <table:table-cell office:value-type="string" table:style-name="ce9">
            <text:p>Stollfuß</text:p>
          </table:table-cell>
          <table:table-cell office:value-type="string" table:style-name="ce10">
            <text:p>Henningfeld/Rosenke, 360° FGO eKommentar</text:p>
          </table:table-cell>
          <table:table-cell table:content-validation-name="val1" table:style-name="ce11"/>
          <table:table-cell table:content-validation-name="val4" table:style-name="ce12"/>
          <table:table-cell office:value-type="string" table:content-validation-name="val10" table:style-name="ce11">
            <text:p>Steuerrecht &amp; Finanzwesen10602</text:p>
          </table:table-cell>
          <table:table-cell office:value-type="string" table:content-validation-name="val9" table:style-name="ce12">
            <text:p>Verfahren vor den Finanzgerichten10797</text:p>
          </table:table-cell>
          <table:table-cell table:content-validation-name="val5" table:style-name="ce11"/>
          <table:table-cell table:content-validation-name="val6" table:style-name="ce12"/>
          <table:table-cell table:content-validation-name="val2" table:style-name="ce11"/>
          <table:table-cell table:content-validation-name="val3" table:style-name="ce12"/>
          <table:table-cell table:content-validation-name="val7" table:style-name="ce11"/>
          <table:table-cell table:content-validation-name="val8" table:style-name="ce12"/>
          <table:table-cell table:content-validation-name="val12" table:style-name="ce34"/>
          <table:table-cell table:content-validation-name="val11" table:style-name="ce35"/>
          <table:table-cell table:content-validation-name="val13" table:style-name="ce34"/>
          <table:table-cell table:content-validation-name="val14" table:style-name="ce35"/>
          <table:table-cell table:content-validation-name="val15" table:style-name="ce34"/>
          <table:table-cell table:content-validation-name="val16" table:style-name="ce35"/>
          <table:table-cell table:content-validation-name="val17" table:style-name="ce34"/>
          <table:table-cell table:content-validation-name="val18" table:style-name="ce35"/>
          <table:table-cell table:content-validation-name="val19" table:style-name="ce34"/>
          <table:table-cell/>
          <table:table-cell table:content-validation-name="val20" table:style-name="ce34"/>
          <table:table-cell table:content-validation-name="val21" table:style-name="ce35"/>
          <table:table-cell table:number-columns-repeated="16359"/>
        </table:table-row>
        <table:table-row table:style-name="ro5">
          <table:table-cell table:style-name="ce8"/>
          <table:table-cell office:value-type="string" table:style-name="ce9">
            <text:p>Stollfuß</text:p>
          </table:table-cell>
          <table:table-cell office:value-type="string" table:style-name="ce10">
            <text:p>Bös/Schmieszek/etc, 360° GewStG eKommentar</text:p>
          </table:table-cell>
          <table:table-cell table:content-validation-name="val1" table:style-name="ce11"/>
          <table:table-cell table:content-validation-name="val4" table:style-name="ce12"/>
          <table:table-cell office:value-type="string" table:content-validation-name="val10" table:style-name="ce11">
            <text:p>Steuerrecht &amp; Finanzwesen10602</text:p>
          </table:table-cell>
          <table:table-cell office:value-type="string" table:content-validation-name="val9" table:style-name="ce12">
            <text:p>Gewerbesteuer10734</text:p>
          </table:table-cell>
          <table:table-cell table:content-validation-name="val5" table:style-name="ce11"/>
          <table:table-cell table:content-validation-name="val6" table:style-name="ce12"/>
          <table:table-cell table:content-validation-name="val2" table:style-name="ce11"/>
          <table:table-cell table:content-validation-name="val3" table:style-name="ce12"/>
          <table:table-cell table:content-validation-name="val7" table:style-name="ce11"/>
          <table:table-cell table:content-validation-name="val8" table:style-name="ce12"/>
          <table:table-cell table:content-validation-name="val12" table:style-name="ce34"/>
          <table:table-cell table:content-validation-name="val11" table:style-name="ce35"/>
          <table:table-cell table:content-validation-name="val13" table:style-name="ce34"/>
          <table:table-cell table:content-validation-name="val14" table:style-name="ce35"/>
          <table:table-cell table:content-validation-name="val15" table:style-name="ce34"/>
          <table:table-cell table:content-validation-name="val16" table:style-name="ce35"/>
          <table:table-cell table:content-validation-name="val17" table:style-name="ce34"/>
          <table:table-cell table:content-validation-name="val18" table:style-name="ce35"/>
          <table:table-cell table:content-validation-name="val19" table:style-name="ce34"/>
          <table:table-cell/>
          <table:table-cell table:content-validation-name="val20" table:style-name="ce34"/>
          <table:table-cell table:content-validation-name="val21" table:style-name="ce35"/>
          <table:table-cell table:number-columns-repeated="16359"/>
        </table:table-row>
        <table:table-row table:style-name="ro5">
          <table:table-cell table:style-name="ce8"/>
          <table:table-cell office:value-type="string" table:style-name="ce9">
            <text:p>Stollfuß</text:p>
          </table:table-cell>
          <table:table-cell office:value-type="string" table:style-name="ce10">
            <text:p>360° GrEStG eKommentar</text:p>
          </table:table-cell>
          <table:table-cell table:content-validation-name="val1" table:style-name="ce11"/>
          <table:table-cell table:content-validation-name="val4" table:style-name="ce12"/>
          <table:table-cell office:value-type="string" table:content-validation-name="val10" table:style-name="ce11">
            <text:p>Steuerrecht &amp; Finanzwesen10602</text:p>
          </table:table-cell>
          <table:table-cell office:value-type="string" table:content-validation-name="val9" table:style-name="ce12">
            <text:p>Grunderwerbsteuer10744</text:p>
          </table:table-cell>
          <table:table-cell table:content-validation-name="val5" table:style-name="ce11"/>
          <table:table-cell table:content-validation-name="val6" table:style-name="ce12"/>
          <table:table-cell table:content-validation-name="val2" table:style-name="ce11"/>
          <table:table-cell table:content-validation-name="val3" table:style-name="ce12"/>
          <table:table-cell table:content-validation-name="val7" table:style-name="ce11"/>
          <table:table-cell table:content-validation-name="val8" table:style-name="ce12"/>
          <table:table-cell table:content-validation-name="val12" table:style-name="ce34"/>
          <table:table-cell table:content-validation-name="val11" table:style-name="ce35"/>
          <table:table-cell table:content-validation-name="val13" table:style-name="ce34"/>
          <table:table-cell table:content-validation-name="val14" table:style-name="ce35"/>
          <table:table-cell table:content-validation-name="val15" table:style-name="ce34"/>
          <table:table-cell table:content-validation-name="val16" table:style-name="ce35"/>
          <table:table-cell table:content-validation-name="val17" table:style-name="ce34"/>
          <table:table-cell table:content-validation-name="val18" table:style-name="ce35"/>
          <table:table-cell table:content-validation-name="val19" table:style-name="ce34"/>
          <table:table-cell/>
          <table:table-cell table:content-validation-name="val20" table:style-name="ce34"/>
          <table:table-cell table:content-validation-name="val21" table:style-name="ce35"/>
          <table:table-cell table:number-columns-repeated="16359"/>
        </table:table-row>
        <table:table-row table:style-name="ro5">
          <table:table-cell table:style-name="ce8"/>
          <table:table-cell office:value-type="string" table:style-name="ce9">
            <text:p>Stollfuß</text:p>
          </table:table-cell>
          <table:table-cell office:value-type="string" table:style-name="ce10">
            <text:p>Roscher, 360° GrStG eKommentar</text:p>
          </table:table-cell>
          <table:table-cell table:content-validation-name="val1" table:style-name="ce11"/>
          <table:table-cell table:content-validation-name="val4" table:style-name="ce12"/>
          <table:table-cell office:value-type="string" table:content-validation-name="val10" table:style-name="ce11">
            <text:p>Steuerrecht &amp; Finanzwesen10602</text:p>
          </table:table-cell>
          <table:table-cell office:value-type="string" table:content-validation-name="val9" table:style-name="ce12">
            <text:p>Grundsteuer10752</text:p>
          </table:table-cell>
          <table:table-cell table:content-validation-name="val5" table:style-name="ce11"/>
          <table:table-cell table:content-validation-name="val6" table:style-name="ce12"/>
          <table:table-cell table:content-validation-name="val2" table:style-name="ce11"/>
          <table:table-cell table:content-validation-name="val3" table:style-name="ce12"/>
          <table:table-cell table:content-validation-name="val7" table:style-name="ce11"/>
          <table:table-cell table:content-validation-name="val8" table:style-name="ce12"/>
          <table:table-cell table:content-validation-name="val12" table:style-name="ce34"/>
          <table:table-cell table:content-validation-name="val11" table:style-name="ce35"/>
          <table:table-cell table:content-validation-name="val13" table:style-name="ce34"/>
          <table:table-cell table:content-validation-name="val14" table:style-name="ce35"/>
          <table:table-cell table:content-validation-name="val15" table:style-name="ce34"/>
          <table:table-cell table:content-validation-name="val16" table:style-name="ce35"/>
          <table:table-cell table:content-validation-name="val17" table:style-name="ce34"/>
          <table:table-cell table:content-validation-name="val18" table:style-name="ce35"/>
          <table:table-cell table:content-validation-name="val19" table:style-name="ce34"/>
          <table:table-cell/>
          <table:table-cell table:content-validation-name="val20" table:style-name="ce34"/>
          <table:table-cell table:content-validation-name="val21" table:style-name="ce35"/>
          <table:table-cell table:number-columns-repeated="16359"/>
        </table:table-row>
        <table:table-row table:style-name="ro3">
          <table:table-cell table:style-name="ce8"/>
          <table:table-cell office:value-type="string" table:style-name="ce9">
            <text:p>Stollfuß</text:p>
          </table:table-cell>
          <table:table-cell office:value-type="string" table:style-name="ce10">
            <text:p>von Keitz/Meyer, 360° Int. BilR eKommentar</text:p>
          </table:table-cell>
          <table:table-cell table:content-validation-name="val1" table:style-name="ce11"/>
          <table:table-cell table:content-validation-name="val4" table:style-name="ce12"/>
          <table:table-cell office:value-type="string" table:content-validation-name="val10" table:style-name="ce11">
            <text:p>Steuerrecht &amp; Finanzwesen10602</text:p>
          </table:table-cell>
          <table:table-cell office:value-type="string" table:content-validation-name="val9" table:style-name="ce12">
            <text:p>Weitere Steuern10859</text:p>
          </table:table-cell>
          <table:table-cell table:content-validation-name="val5" table:style-name="ce11"/>
          <table:table-cell table:content-validation-name="val6" table:style-name="ce12"/>
          <table:table-cell office:value-type="string" table:content-validation-name="val2" table:style-name="ce11">
            <text:p>Wirtschaftsrecht12140</text:p>
          </table:table-cell>
          <table:table-cell office:value-type="string" table:content-validation-name="val3" table:style-name="ce12">
            <text:p>Handels- &amp; Bilanzrecht12167</text:p>
          </table:table-cell>
          <table:table-cell table:content-validation-name="val7" table:style-name="ce11"/>
          <table:table-cell table:content-validation-name="val8" table:style-name="ce12"/>
          <table:table-cell table:content-validation-name="val12" table:style-name="ce34"/>
          <table:table-cell table:content-validation-name="val11" table:style-name="ce35"/>
          <table:table-cell office:value-type="string" table:content-validation-name="val13" table:style-name="ce34">
            <text:p>Betriebswirtschaft hbfm10005</text:p>
          </table:table-cell>
          <table:table-cell office:value-type="string" table:content-validation-name="val14" table:style-name="ce35">
            <text:p>Bilanzrechthbfm10006</text:p>
          </table:table-cell>
          <table:table-cell table:content-validation-name="val15" table:style-name="ce34"/>
          <table:table-cell table:content-validation-name="val16" table:style-name="ce35"/>
          <table:table-cell table:content-validation-name="val17" table:style-name="ce34"/>
          <table:table-cell table:content-validation-name="val18" table:style-name="ce35"/>
          <table:table-cell table:content-validation-name="val19" table:style-name="ce34"/>
          <table:table-cell/>
          <table:table-cell table:content-validation-name="val20" table:style-name="ce34"/>
          <table:table-cell table:content-validation-name="val21" table:style-name="ce35"/>
          <table:table-cell table:number-columns-repeated="16359"/>
        </table:table-row>
        <table:table-row table:style-name="ro5">
          <table:table-cell table:style-name="ce8"/>
          <table:table-cell office:value-type="string" table:style-name="ce9">
            <text:p>Stollfuß</text:p>
          </table:table-cell>
          <table:table-cell office:value-type="string" table:style-name="ce10">
            <text:p>360° KStG eKommentar</text:p>
          </table:table-cell>
          <table:table-cell table:content-validation-name="val1" table:style-name="ce11"/>
          <table:table-cell table:content-validation-name="val4" table:style-name="ce12"/>
          <table:table-cell office:value-type="string" table:content-validation-name="val10" table:style-name="ce11">
            <text:p>Steuerrecht &amp; Finanzwesen10602</text:p>
          </table:table-cell>
          <table:table-cell office:value-type="string" table:content-validation-name="val9" table:style-name="ce12">
            <text:p>Körperschaftsteuer10764</text:p>
          </table:table-cell>
          <table:table-cell table:content-validation-name="val5" table:style-name="ce11"/>
          <table:table-cell table:content-validation-name="val6" table:style-name="ce12"/>
          <table:table-cell table:content-validation-name="val2" table:style-name="ce11"/>
          <table:table-cell table:content-validation-name="val3" table:style-name="ce12"/>
          <table:table-cell table:content-validation-name="val7" table:style-name="ce11"/>
          <table:table-cell table:content-validation-name="val8" table:style-name="ce12"/>
          <table:table-cell table:content-validation-name="val12" table:style-name="ce34"/>
          <table:table-cell table:content-validation-name="val11" table:style-name="ce35"/>
          <table:table-cell table:content-validation-name="val13" table:style-name="ce34"/>
          <table:table-cell table:content-validation-name="val14" table:style-name="ce35"/>
          <table:table-cell table:content-validation-name="val15" table:style-name="ce34"/>
          <table:table-cell table:content-validation-name="val16" table:style-name="ce35"/>
          <table:table-cell table:content-validation-name="val17" table:style-name="ce34"/>
          <table:table-cell table:content-validation-name="val18" table:style-name="ce35"/>
          <table:table-cell table:content-validation-name="val19" table:style-name="ce34"/>
          <table:table-cell/>
          <table:table-cell table:content-validation-name="val20" table:style-name="ce34"/>
          <table:table-cell table:content-validation-name="val21" table:style-name="ce35"/>
          <table:table-cell table:number-columns-repeated="16359"/>
        </table:table-row>
        <table:table-row table:style-name="ro5">
          <table:table-cell table:style-name="ce8"/>
          <table:table-cell office:value-type="string" table:style-name="ce9">
            <text:p>Stollfuß</text:p>
          </table:table-cell>
          <table:table-cell office:value-type="string" table:style-name="ce10">
            <text:p>360° MwStSystRL eKommentar</text:p>
          </table:table-cell>
          <table:table-cell table:content-validation-name="val1" table:style-name="ce11"/>
          <table:table-cell table:content-validation-name="val4" table:style-name="ce12"/>
          <table:table-cell office:value-type="string" table:content-validation-name="val10" table:style-name="ce11">
            <text:p>Steuerrecht &amp; Finanzwesen10602</text:p>
          </table:table-cell>
          <table:table-cell office:value-type="string" table:content-validation-name="val9" table:style-name="ce12">
            <text:p>Umsatzsteuer10774</text:p>
          </table:table-cell>
          <table:table-cell table:content-validation-name="val5" table:style-name="ce11"/>
          <table:table-cell table:content-validation-name="val6" table:style-name="ce12"/>
          <table:table-cell table:content-validation-name="val2" table:style-name="ce11"/>
          <table:table-cell table:content-validation-name="val3" table:style-name="ce12"/>
          <table:table-cell table:content-validation-name="val7" table:style-name="ce11"/>
          <table:table-cell table:content-validation-name="val8" table:style-name="ce12"/>
          <table:table-cell table:content-validation-name="val12" table:style-name="ce34"/>
          <table:table-cell table:content-validation-name="val11" table:style-name="ce35"/>
          <table:table-cell table:content-validation-name="val13" table:style-name="ce34"/>
          <table:table-cell table:content-validation-name="val14" table:style-name="ce35"/>
          <table:table-cell table:content-validation-name="val15" table:style-name="ce34"/>
          <table:table-cell table:content-validation-name="val16" table:style-name="ce35"/>
          <table:table-cell table:content-validation-name="val17" table:style-name="ce34"/>
          <table:table-cell table:content-validation-name="val18" table:style-name="ce35"/>
          <table:table-cell table:content-validation-name="val19" table:style-name="ce34"/>
          <table:table-cell/>
          <table:table-cell table:content-validation-name="val20" table:style-name="ce34"/>
          <table:table-cell table:content-validation-name="val21" table:style-name="ce35"/>
          <table:table-cell table:number-columns-repeated="16359"/>
        </table:table-row>
        <table:table-row table:style-name="ro5">
          <table:table-cell table:style-name="ce8"/>
          <table:table-cell office:value-type="string" table:style-name="ce9">
            <text:p>Stollfuß</text:p>
          </table:table-cell>
          <table:table-cell office:value-type="string" table:style-name="ce10">
            <text:p>Feiter, 360° StBVV eKommentar</text:p>
          </table:table-cell>
          <table:table-cell table:content-validation-name="val1" table:style-name="ce11"/>
          <table:table-cell table:content-validation-name="val4" table:style-name="ce12"/>
          <table:table-cell office:value-type="string" table:content-validation-name="val10" table:style-name="ce11">
            <text:p>Steuerrecht &amp; Finanzwesen10602</text:p>
          </table:table-cell>
          <table:table-cell office:value-type="string" table:content-validation-name="val9" table:style-name="ce12">
            <text:p>Weitere Steuern10859</text:p>
          </table:table-cell>
          <table:table-cell table:content-validation-name="val5" table:style-name="ce11"/>
          <table:table-cell table:content-validation-name="val6" table:style-name="ce12"/>
          <table:table-cell table:content-validation-name="val2" table:style-name="ce11"/>
          <table:table-cell table:content-validation-name="val3" table:style-name="ce12"/>
          <table:table-cell table:content-validation-name="val7" table:style-name="ce11"/>
          <table:table-cell table:content-validation-name="val8" table:style-name="ce12"/>
          <table:table-cell table:content-validation-name="val12" table:style-name="ce34"/>
          <table:table-cell table:content-validation-name="val11" table:style-name="ce35"/>
          <table:table-cell table:content-validation-name="val13" table:style-name="ce34"/>
          <table:table-cell table:content-validation-name="val14" table:style-name="ce35"/>
          <table:table-cell table:content-validation-name="val15" table:style-name="ce34"/>
          <table:table-cell table:content-validation-name="val16" table:style-name="ce35"/>
          <table:table-cell table:content-validation-name="val17" table:style-name="ce34"/>
          <table:table-cell table:content-validation-name="val18" table:style-name="ce35"/>
          <table:table-cell table:content-validation-name="val19" table:style-name="ce34"/>
          <table:table-cell/>
          <table:table-cell table:content-validation-name="val20" table:style-name="ce34"/>
          <table:table-cell table:content-validation-name="val21" table:style-name="ce35"/>
          <table:table-cell table:number-columns-repeated="16359"/>
        </table:table-row>
        <table:table-row table:style-name="ro5">
          <table:table-cell table:style-name="ce8"/>
          <table:table-cell office:value-type="string" table:style-name="ce9">
            <text:p>Stollfuß</text:p>
          </table:table-cell>
          <table:table-cell office:value-type="string" table:style-name="ce10">
            <text:p>360° StromStG eKommentar</text:p>
          </table:table-cell>
          <table:table-cell table:content-validation-name="val1" table:style-name="ce11"/>
          <table:table-cell table:content-validation-name="val4" table:style-name="ce12"/>
          <table:table-cell office:value-type="string" table:content-validation-name="val10" table:style-name="ce11">
            <text:p>Steuerrecht &amp; Finanzwesen10602</text:p>
          </table:table-cell>
          <table:table-cell office:value-type="string" table:content-validation-name="val9" table:style-name="ce12">
            <text:p>Weitere Steuern10859</text:p>
          </table:table-cell>
          <table:table-cell table:content-validation-name="val5" table:style-name="ce11"/>
          <table:table-cell table:content-validation-name="val6" table:style-name="ce12"/>
          <table:table-cell table:content-validation-name="val2" table:style-name="ce11"/>
          <table:table-cell table:content-validation-name="val3" table:style-name="ce12"/>
          <table:table-cell table:content-validation-name="val7" table:style-name="ce11"/>
          <table:table-cell table:content-validation-name="val8" table:style-name="ce12"/>
          <table:table-cell table:content-validation-name="val12" table:style-name="ce34"/>
          <table:table-cell table:content-validation-name="val11" table:style-name="ce35"/>
          <table:table-cell table:content-validation-name="val13" table:style-name="ce34"/>
          <table:table-cell table:content-validation-name="val14" table:style-name="ce35"/>
          <table:table-cell table:content-validation-name="val15" table:style-name="ce34"/>
          <table:table-cell table:content-validation-name="val16" table:style-name="ce35"/>
          <table:table-cell table:content-validation-name="val17" table:style-name="ce34"/>
          <table:table-cell table:content-validation-name="val18" table:style-name="ce35"/>
          <table:table-cell table:content-validation-name="val19" table:style-name="ce34"/>
          <table:table-cell/>
          <table:table-cell table:content-validation-name="val20" table:style-name="ce34"/>
          <table:table-cell table:content-validation-name="val21" table:style-name="ce35"/>
          <table:table-cell table:number-columns-repeated="16359"/>
        </table:table-row>
        <table:table-row table:style-name="ro5">
          <table:table-cell table:style-name="ce8"/>
          <table:table-cell office:value-type="string" table:style-name="ce9">
            <text:p>Stollfuß</text:p>
          </table:table-cell>
          <table:table-cell office:value-type="string" table:style-name="ce10">
            <text:p>Widmann/Bauschatz, 360° UmwStG eKommentar</text:p>
          </table:table-cell>
          <table:table-cell table:content-validation-name="val1" table:style-name="ce11"/>
          <table:table-cell table:content-validation-name="val4" table:style-name="ce12"/>
          <table:table-cell office:value-type="string" table:content-validation-name="val10" table:style-name="ce11">
            <text:p>Steuerrecht &amp; Finanzwesen10602</text:p>
          </table:table-cell>
          <table:table-cell office:value-type="string" table:content-validation-name="val9" table:style-name="ce12">
            <text:p>Umwandlungsteuer10791</text:p>
          </table:table-cell>
          <table:table-cell table:content-validation-name="val5" table:style-name="ce11"/>
          <table:table-cell table:content-validation-name="val6" table:style-name="ce12"/>
          <table:table-cell table:content-validation-name="val2" table:style-name="ce11"/>
          <table:table-cell table:content-validation-name="val3" table:style-name="ce12"/>
          <table:table-cell table:content-validation-name="val7" table:style-name="ce11"/>
          <table:table-cell table:content-validation-name="val8" table:style-name="ce12"/>
          <table:table-cell table:content-validation-name="val12" table:style-name="ce34"/>
          <table:table-cell table:content-validation-name="val11" table:style-name="ce35"/>
          <table:table-cell table:content-validation-name="val13" table:style-name="ce34"/>
          <table:table-cell table:content-validation-name="val14" table:style-name="ce35"/>
          <table:table-cell table:content-validation-name="val15" table:style-name="ce34"/>
          <table:table-cell table:content-validation-name="val16" table:style-name="ce35"/>
          <table:table-cell table:content-validation-name="val17" table:style-name="ce34"/>
          <table:table-cell table:content-validation-name="val18" table:style-name="ce35"/>
          <table:table-cell table:content-validation-name="val19" table:style-name="ce34"/>
          <table:table-cell/>
          <table:table-cell table:content-validation-name="val20" table:style-name="ce34"/>
          <table:table-cell table:content-validation-name="val21" table:style-name="ce35"/>
          <table:table-cell table:number-columns-repeated="16359"/>
        </table:table-row>
        <table:table-row table:style-name="ro5">
          <table:table-cell table:style-name="ce8"/>
          <table:table-cell office:value-type="string" table:style-name="ce9">
            <text:p>Stollfuß</text:p>
          </table:table-cell>
          <table:table-cell office:value-type="string" table:style-name="ce10">
            <text:p>Fritsch/Huschens/Koisiak/Langer/etc., 360° UStG eKommentar</text:p>
          </table:table-cell>
          <table:table-cell table:content-validation-name="val1" table:style-name="ce11"/>
          <table:table-cell table:content-validation-name="val4" table:style-name="ce12"/>
          <table:table-cell office:value-type="string" table:content-validation-name="val10" table:style-name="ce11">
            <text:p>Steuerrecht &amp; Finanzwesen10602</text:p>
          </table:table-cell>
          <table:table-cell office:value-type="string" table:content-validation-name="val9" table:style-name="ce12">
            <text:p>Umsatzsteuer10774</text:p>
          </table:table-cell>
          <table:table-cell table:content-validation-name="val5" table:style-name="ce11"/>
          <table:table-cell table:content-validation-name="val6" table:style-name="ce12"/>
          <table:table-cell table:content-validation-name="val2" table:style-name="ce11"/>
          <table:table-cell table:content-validation-name="val3" table:style-name="ce12"/>
          <table:table-cell table:content-validation-name="val7" table:style-name="ce11"/>
          <table:table-cell table:content-validation-name="val8" table:style-name="ce12"/>
          <table:table-cell table:content-validation-name="val12" table:style-name="ce34"/>
          <table:table-cell table:content-validation-name="val11" table:style-name="ce35"/>
          <table:table-cell table:content-validation-name="val13" table:style-name="ce34"/>
          <table:table-cell table:content-validation-name="val14" table:style-name="ce35"/>
          <table:table-cell table:content-validation-name="val15" table:style-name="ce34"/>
          <table:table-cell table:content-validation-name="val16" table:style-name="ce35"/>
          <table:table-cell table:content-validation-name="val17" table:style-name="ce34"/>
          <table:table-cell table:content-validation-name="val18" table:style-name="ce35"/>
          <table:table-cell table:content-validation-name="val19" table:style-name="ce34"/>
          <table:table-cell/>
          <table:table-cell table:content-validation-name="val20" table:style-name="ce34"/>
          <table:table-cell table:content-validation-name="val21" table:style-name="ce35"/>
          <table:table-cell table:number-columns-repeated="16359"/>
        </table:table-row>
        <table:table-row table:style-name="ro5">
          <table:table-cell table:style-name="ce8"/>
          <table:table-cell office:value-type="string" table:style-name="ce9">
            <text:p>Stollfuß</text:p>
          </table:table-cell>
          <table:table-cell office:value-type="string" table:style-name="ce10">
            <text:p>360° VersStG eKommentar</text:p>
          </table:table-cell>
          <table:table-cell table:content-validation-name="val1" table:style-name="ce11"/>
          <table:table-cell table:content-validation-name="val4" table:style-name="ce12"/>
          <table:table-cell office:value-type="string" table:content-validation-name="val10" table:style-name="ce11">
            <text:p>Steuerrecht &amp; Finanzwesen10602</text:p>
          </table:table-cell>
          <table:table-cell office:value-type="string" table:content-validation-name="val9" table:style-name="ce12">
            <text:p>Weitere Steuern10859</text:p>
          </table:table-cell>
          <table:table-cell table:content-validation-name="val5" table:style-name="ce11"/>
          <table:table-cell table:content-validation-name="val6" table:style-name="ce12"/>
          <table:table-cell table:content-validation-name="val2" table:style-name="ce11"/>
          <table:table-cell table:content-validation-name="val3" table:style-name="ce12"/>
          <table:table-cell table:content-validation-name="val7" table:style-name="ce11"/>
          <table:table-cell table:content-validation-name="val8" table:style-name="ce12"/>
          <table:table-cell table:content-validation-name="val12" table:style-name="ce34"/>
          <table:table-cell table:content-validation-name="val11" table:style-name="ce35"/>
          <table:table-cell table:content-validation-name="val13" table:style-name="ce34"/>
          <table:table-cell table:content-validation-name="val14" table:style-name="ce35"/>
          <table:table-cell table:content-validation-name="val15" table:style-name="ce34"/>
          <table:table-cell table:content-validation-name="val16" table:style-name="ce35"/>
          <table:table-cell table:content-validation-name="val17" table:style-name="ce34"/>
          <table:table-cell table:content-validation-name="val18" table:style-name="ce35"/>
          <table:table-cell table:content-validation-name="val19" table:style-name="ce34"/>
          <table:table-cell/>
          <table:table-cell table:content-validation-name="val20" table:style-name="ce34"/>
          <table:table-cell table:content-validation-name="val21" table:style-name="ce35"/>
          <table:table-cell table:number-columns-repeated="16359"/>
        </table:table-row>
        <table:table-row table:style-name="ro5">
          <table:table-cell table:style-name="ce8"/>
          <table:table-cell office:value-type="string" table:style-name="ce9">
            <text:p>Stollfuß</text:p>
          </table:table-cell>
          <table:table-cell office:value-type="string" table:style-name="ce10">
            <text:p>Stotax Arbeitshilfen</text:p>
          </table:table-cell>
          <table:table-cell office:value-type="string" table:content-validation-name="val1" table:style-name="ce11">
            <text:p>Arbeitsrecht10001</text:p>
          </table:table-cell>
          <table:table-cell table:content-validation-name="val4" table:style-name="ce12"/>
          <table:table-cell office:value-type="string" table:content-validation-name="val10" table:style-name="ce11">
            <text:p>Steuerrecht &amp; Finanzwesen10602</text:p>
          </table:table-cell>
          <table:table-cell table:content-validation-name="val9" table:style-name="ce12"/>
          <table:table-cell table:content-validation-name="val5" table:style-name="ce11"/>
          <table:table-cell table:content-validation-name="val6" table:style-name="ce12"/>
          <table:table-cell office:value-type="string" table:content-validation-name="val2" table:style-name="ce11">
            <text:p>Wirtschaftsrecht12140</text:p>
          </table:table-cell>
          <table:table-cell table:content-validation-name="val3" table:style-name="ce12"/>
          <table:table-cell table:content-validation-name="val7" table:style-name="ce11"/>
          <table:table-cell table:content-validation-name="val8" table:style-name="ce12"/>
          <table:table-cell table:content-validation-name="val12" table:style-name="ce34"/>
          <table:table-cell table:content-validation-name="val11" table:style-name="ce35"/>
          <table:table-cell table:content-validation-name="val13" table:style-name="ce34"/>
          <table:table-cell table:content-validation-name="val14" table:style-name="ce35"/>
          <table:table-cell table:content-validation-name="val15" table:style-name="ce34"/>
          <table:table-cell table:content-validation-name="val16" table:style-name="ce35"/>
          <table:table-cell table:content-validation-name="val17" table:style-name="ce34"/>
          <table:table-cell table:content-validation-name="val18" table:style-name="ce35"/>
          <table:table-cell table:content-validation-name="val19" table:style-name="ce34"/>
          <table:table-cell/>
          <table:table-cell table:content-validation-name="val20" table:style-name="ce34"/>
          <table:table-cell table:content-validation-name="val21" table:style-name="ce35"/>
          <table:table-cell table:number-columns-repeated="16359"/>
        </table:table-row>
        <table:table-row table:style-name="ro4">
          <table:table-cell table:style-name="ce8"/>
          <table:table-cell office:value-type="string" table:style-name="ce9">
            <text:p>Stollfuß</text:p>
          </table:table-cell>
          <table:table-cell office:value-type="string" table:style-name="ce10">
            <text:p>Rosarius/Geiermann, ABC der Bilanzierung</text:p>
          </table:table-cell>
          <table:table-cell table:content-validation-name="val1" table:style-name="ce11"/>
          <table:table-cell table:content-validation-name="val4" table:style-name="ce12"/>
          <table:table-cell office:value-type="string" table:content-validation-name="val10" table:style-name="ce11">
            <text:p>Steuerrecht &amp; Finanzwesen10602</text:p>
          </table:table-cell>
          <table:table-cell office:value-type="string" table:content-validation-name="val9" table:style-name="ce12">
            <text:p>Einkommensteuer10648, Körperschaftsteuer10764, Behördliches Verfahren &amp; Finanzverwaltung10603</text:p>
          </table:table-cell>
          <table:table-cell table:content-validation-name="val5" table:style-name="ce11"/>
          <table:table-cell table:content-validation-name="val6" table:style-name="ce12"/>
          <table:table-cell office:value-type="string" table:content-validation-name="val2" table:style-name="ce11">
            <text:p>Wirtschaftsrecht12140</text:p>
          </table:table-cell>
          <table:table-cell office:value-type="string" table:content-validation-name="val3" table:style-name="ce12">
            <text:p>Handels- &amp; Bilanzrecht12167</text:p>
          </table:table-cell>
          <table:table-cell table:content-validation-name="val7" table:style-name="ce11"/>
          <table:table-cell table:content-validation-name="val8" table:style-name="ce12"/>
          <table:table-cell table:content-validation-name="val12" table:style-name="ce34"/>
          <table:table-cell table:content-validation-name="val11" table:style-name="ce35"/>
          <table:table-cell office:value-type="string" table:content-validation-name="val13" table:style-name="ce34">
            <text:p>Betriebswirtschaft hbfm10005</text:p>
          </table:table-cell>
          <table:table-cell office:value-type="string" table:content-validation-name="val14" table:style-name="ce35">
            <text:p>Bilanzrechthbfm10006</text:p>
          </table:table-cell>
          <table:table-cell table:content-validation-name="val15" table:style-name="ce34"/>
          <table:table-cell table:content-validation-name="val16" table:style-name="ce35"/>
          <table:table-cell table:content-validation-name="val17" table:style-name="ce34"/>
          <table:table-cell table:content-validation-name="val18" table:style-name="ce35"/>
          <table:table-cell table:content-validation-name="val19" table:style-name="ce34"/>
          <table:table-cell/>
          <table:table-cell table:content-validation-name="val20" table:style-name="ce34"/>
          <table:table-cell table:content-validation-name="val21" table:style-name="ce35"/>
          <table:table-cell table:number-columns-repeated="16359"/>
        </table:table-row>
        <table:table-row table:style-name="ro4">
          <table:table-cell table:style-name="ce8"/>
          <table:table-cell office:value-type="string" table:style-name="ce9">
            <text:p>Stollfuß</text:p>
          </table:table-cell>
          <table:table-cell office:value-type="string" table:style-name="ce10">
            <text:p>Masuch/Meyer, ABC des GmbH-Geschäftsführers</text:p>
          </table:table-cell>
          <table:table-cell office:value-type="string" table:content-validation-name="val1" table:style-name="ce11">
            <text:p>Arbeitsrecht10001</text:p>
          </table:table-cell>
          <table:table-cell table:content-validation-name="val4" table:style-name="ce12"/>
          <table:table-cell office:value-type="string" table:content-validation-name="val10" table:style-name="ce11">
            <text:p>Steuerrecht &amp; Finanzwesen10602</text:p>
          </table:table-cell>
          <table:table-cell office:value-type="string" table:content-validation-name="val9" table:style-name="ce12">
            <text:p>Einkommensteuer10648, Gewerbesteuer10734, Kirchensteuer10759, Körperschaftsteuer10764</text:p>
          </table:table-cell>
          <table:table-cell table:content-validation-name="val5" table:style-name="ce11"/>
          <table:table-cell table:content-validation-name="val6" table:style-name="ce12"/>
          <table:table-cell office:value-type="string" table:content-validation-name="val2" table:style-name="ce11">
            <text:p>Wirtschaftsrecht12140</text:p>
          </table:table-cell>
          <table:table-cell office:value-type="string" table:content-validation-name="val3" table:style-name="ce12">
            <text:p>Gesellschaftsrecht12260</text:p>
          </table:table-cell>
          <table:table-cell table:content-validation-name="val7" table:style-name="ce11"/>
          <table:table-cell table:content-validation-name="val8" table:style-name="ce12"/>
          <table:table-cell table:content-validation-name="val12" table:style-name="ce34"/>
          <table:table-cell table:content-validation-name="val11" table:style-name="ce35"/>
          <table:table-cell table:content-validation-name="val13" table:style-name="ce34"/>
          <table:table-cell table:content-validation-name="val14" table:style-name="ce35"/>
          <table:table-cell table:content-validation-name="val15" table:style-name="ce34"/>
          <table:table-cell table:content-validation-name="val16" table:style-name="ce35"/>
          <table:table-cell table:content-validation-name="val17" table:style-name="ce34"/>
          <table:table-cell table:content-validation-name="val18" table:style-name="ce35"/>
          <table:table-cell table:content-validation-name="val19" table:style-name="ce34"/>
          <table:table-cell/>
          <table:table-cell table:content-validation-name="val20" table:style-name="ce34"/>
          <table:table-cell table:content-validation-name="val21" table:style-name="ce35"/>
          <table:table-cell table:number-columns-repeated="16359"/>
        </table:table-row>
        <table:table-row table:style-name="ro5">
          <table:table-cell table:style-name="ce8"/>
          <table:table-cell office:value-type="string" table:style-name="ce9">
            <text:p>Stollfuß</text:p>
          </table:table-cell>
          <table:table-cell office:value-type="string" table:style-name="ce10">
            <text:p>Mader/Perach/Voss/Besgen, ABC des Lohnbüros 2016</text:p>
          </table:table-cell>
          <table:table-cell office:value-type="string" table:content-validation-name="val1" table:style-name="ce11">
            <text:p>Arbeitsrecht10001</text:p>
          </table:table-cell>
          <table:table-cell office:value-type="string" table:content-validation-name="val4" table:style-name="ce12">
            <text:p>Arbeitsvertragsrecht10072</text:p>
          </table:table-cell>
          <table:table-cell office:value-type="string" table:content-validation-name="val10" table:style-name="ce11">
            <text:p>Steuerrecht &amp; Finanzwesen10602</text:p>
          </table:table-cell>
          <table:table-cell office:value-type="string" table:content-validation-name="val9" table:style-name="ce12">
            <text:p>Einkommensteuer10648, Kirchensteuer10759</text:p>
          </table:table-cell>
          <table:table-cell table:content-validation-name="val5" table:style-name="ce11"/>
          <table:table-cell table:content-validation-name="val6" table:style-name="ce12"/>
          <table:table-cell table:content-validation-name="val2" table:style-name="ce11"/>
          <table:table-cell table:content-validation-name="val3" table:style-name="ce12"/>
          <table:table-cell table:content-validation-name="val7" table:style-name="ce11"/>
          <table:table-cell table:content-validation-name="val8" table:style-name="ce12"/>
          <table:table-cell table:content-validation-name="val12" table:style-name="ce34"/>
          <table:table-cell table:content-validation-name="val11" table:style-name="ce35"/>
          <table:table-cell table:content-validation-name="val13" table:style-name="ce34"/>
          <table:table-cell table:content-validation-name="val14" table:style-name="ce35"/>
          <table:table-cell table:content-validation-name="val15" table:style-name="ce34"/>
          <table:table-cell table:content-validation-name="val16" table:style-name="ce35"/>
          <table:table-cell table:content-validation-name="val17" table:style-name="ce34"/>
          <table:table-cell table:content-validation-name="val18" table:style-name="ce35"/>
          <table:table-cell table:content-validation-name="val19" table:style-name="ce34"/>
          <table:table-cell/>
          <table:table-cell table:content-validation-name="val20" table:style-name="ce34"/>
          <table:table-cell table:content-validation-name="val21" table:style-name="ce35"/>
          <table:table-cell table:number-columns-repeated="16359"/>
        </table:table-row>
        <table:table-row table:style-name="ro5">
          <table:table-cell table:style-name="ce8"/>
          <table:table-cell office:value-type="string" table:style-name="ce9">
            <text:p>Stollfuß</text:p>
          </table:table-cell>
          <table:table-cell office:value-type="string" table:style-name="ce10">
            <text:p>Mader/Perach/Voss/Besgen, ABC des Lohnbüros 2017</text:p>
          </table:table-cell>
          <table:table-cell office:value-type="string" table:content-validation-name="val1" table:style-name="ce11">
            <text:p>Arbeitsrecht10001</text:p>
          </table:table-cell>
          <table:table-cell office:value-type="string" table:content-validation-name="val4" table:style-name="ce12">
            <text:p>Arbeitsvertragsrecht10072</text:p>
          </table:table-cell>
          <table:table-cell office:value-type="string" table:content-validation-name="val10" table:style-name="ce11">
            <text:p>Steuerrecht &amp; Finanzwesen10602</text:p>
          </table:table-cell>
          <table:table-cell office:value-type="string" table:content-validation-name="val9" table:style-name="ce12">
            <text:p>Einkommensteuer10648, Kirchensteuer10759</text:p>
          </table:table-cell>
          <table:table-cell table:content-validation-name="val5" table:style-name="ce11"/>
          <table:table-cell table:content-validation-name="val6" table:style-name="ce12"/>
          <table:table-cell table:content-validation-name="val2" table:style-name="ce11"/>
          <table:table-cell table:content-validation-name="val3" table:style-name="ce12"/>
          <table:table-cell table:content-validation-name="val7" table:style-name="ce11"/>
          <table:table-cell table:content-validation-name="val8" table:style-name="ce12"/>
          <table:table-cell table:content-validation-name="val12" table:style-name="ce34"/>
          <table:table-cell table:content-validation-name="val11" table:style-name="ce35"/>
          <table:table-cell table:content-validation-name="val13" table:style-name="ce34"/>
          <table:table-cell table:content-validation-name="val14" table:style-name="ce35"/>
          <table:table-cell table:content-validation-name="val15" table:style-name="ce34"/>
          <table:table-cell table:content-validation-name="val16" table:style-name="ce35"/>
          <table:table-cell table:content-validation-name="val17" table:style-name="ce34"/>
          <table:table-cell table:content-validation-name="val18" table:style-name="ce35"/>
          <table:table-cell table:content-validation-name="val19" table:style-name="ce34"/>
          <table:table-cell/>
          <table:table-cell table:content-validation-name="val20" table:style-name="ce34"/>
          <table:table-cell table:content-validation-name="val21" table:style-name="ce35"/>
          <table:table-cell table:number-columns-repeated="16359"/>
        </table:table-row>
        <table:table-row table:style-name="ro5">
          <table:table-cell table:style-name="ce8"/>
          <table:table-cell office:value-type="string" table:style-name="ce9">
            <text:p>Stollfuß</text:p>
          </table:table-cell>
          <table:table-cell office:value-type="string" table:style-name="ce10">
            <text:p>Mader/Perach/Voss/Imping, ABC des Lohnbüros 2018</text:p>
          </table:table-cell>
          <table:table-cell office:value-type="string" table:content-validation-name="val1" table:style-name="ce11">
            <text:p>Arbeitsrecht10001</text:p>
          </table:table-cell>
          <table:table-cell office:value-type="string" table:content-validation-name="val4" table:style-name="ce12">
            <text:p>Arbeitsvertragsrecht10072</text:p>
          </table:table-cell>
          <table:table-cell office:value-type="string" table:content-validation-name="val10" table:style-name="ce11">
            <text:p>Steuerrecht &amp; Finanzwesen10602</text:p>
          </table:table-cell>
          <table:table-cell table:content-validation-name="val9" table:style-name="ce12"/>
          <table:table-cell table:content-validation-name="val5" table:style-name="ce11"/>
          <table:table-cell table:content-validation-name="val6" table:style-name="ce12"/>
          <table:table-cell table:content-validation-name="val2" table:style-name="ce11"/>
          <table:table-cell table:content-validation-name="val3" table:style-name="ce12"/>
          <table:table-cell table:content-validation-name="val7" table:style-name="ce11"/>
          <table:table-cell table:content-validation-name="val8" table:style-name="ce12"/>
          <table:table-cell table:content-validation-name="val12" table:style-name="ce34"/>
          <table:table-cell table:content-validation-name="val11" table:style-name="ce35"/>
          <table:table-cell table:content-validation-name="val13" table:style-name="ce34"/>
          <table:table-cell table:content-validation-name="val14" table:style-name="ce35"/>
          <table:table-cell table:content-validation-name="val15" table:style-name="ce34"/>
          <table:table-cell table:content-validation-name="val16" table:style-name="ce35"/>
          <table:table-cell table:content-validation-name="val17" table:style-name="ce34"/>
          <table:table-cell table:content-validation-name="val18" table:style-name="ce35"/>
          <table:table-cell table:content-validation-name="val19" table:style-name="ce34"/>
          <table:table-cell/>
          <table:table-cell table:content-validation-name="val20" table:style-name="ce34"/>
          <table:table-cell table:content-validation-name="val21" table:style-name="ce35"/>
          <table:table-cell table:number-columns-repeated="16359"/>
        </table:table-row>
        <table:table-row table:style-name="ro5">
          <table:table-cell table:style-name="ce8"/>
          <table:table-cell office:value-type="string" table:style-name="ce9">
            <text:p>Stollfuß</text:p>
          </table:table-cell>
          <table:table-cell office:value-type="string" table:style-name="ce10">
            <text:p>Mader/Perach/Voss/Imping, ABC des Lohnbüros 2019</text:p>
          </table:table-cell>
          <table:table-cell office:value-type="string" table:content-validation-name="val1" table:style-name="ce11">
            <text:p>Arbeitsrecht10001</text:p>
          </table:table-cell>
          <table:table-cell office:value-type="string" table:content-validation-name="val4" table:style-name="ce12">
            <text:p>Arbeitsvertragsrecht10072</text:p>
          </table:table-cell>
          <table:table-cell office:value-type="string" table:content-validation-name="val10" table:style-name="ce11">
            <text:p>Steuerrecht &amp; Finanzwesen10602</text:p>
          </table:table-cell>
          <table:table-cell table:content-validation-name="val9" table:style-name="ce12"/>
          <table:table-cell table:content-validation-name="val5" table:style-name="ce11"/>
          <table:table-cell table:content-validation-name="val6" table:style-name="ce12"/>
          <table:table-cell table:content-validation-name="val2" table:style-name="ce11"/>
          <table:table-cell table:content-validation-name="val3" table:style-name="ce12"/>
          <table:table-cell table:content-validation-name="val7" table:style-name="ce11"/>
          <table:table-cell table:content-validation-name="val8" table:style-name="ce12"/>
          <table:table-cell table:content-validation-name="val12" table:style-name="ce34"/>
          <table:table-cell table:content-validation-name="val11" table:style-name="ce35"/>
          <table:table-cell table:content-validation-name="val13" table:style-name="ce34"/>
          <table:table-cell table:content-validation-name="val14" table:style-name="ce35"/>
          <table:table-cell table:content-validation-name="val15" table:style-name="ce34"/>
          <table:table-cell table:content-validation-name="val16" table:style-name="ce35"/>
          <table:table-cell table:content-validation-name="val17" table:style-name="ce34"/>
          <table:table-cell table:content-validation-name="val18" table:style-name="ce35"/>
          <table:table-cell table:content-validation-name="val19" table:style-name="ce34"/>
          <table:table-cell/>
          <table:table-cell table:content-validation-name="val20" table:style-name="ce34"/>
          <table:table-cell table:content-validation-name="val21" table:style-name="ce35"/>
          <table:table-cell table:number-columns-repeated="16359"/>
        </table:table-row>
        <table:table-row table:style-name="ro5">
          <table:table-cell table:style-name="ce8"/>
          <table:table-cell office:value-type="string" table:style-name="ce9">
            <text:p>Stollfuß</text:p>
          </table:table-cell>
          <table:table-cell office:value-type="string" table:style-name="ce10">
            <text:p>Gosch, AO/FGO</text:p>
          </table:table-cell>
          <table:table-cell table:content-validation-name="val1" table:style-name="ce11"/>
          <table:table-cell table:content-validation-name="val4" table:style-name="ce12"/>
          <table:table-cell office:value-type="string" table:content-validation-name="val10" table:style-name="ce11">
            <text:p>Steuerrecht &amp; Finanzwesen10602</text:p>
          </table:table-cell>
          <table:table-cell office:value-type="string" table:content-validation-name="val9" table:style-name="ce12">
            <text:p>Behördliches Verfahren &amp; Finanzverwaltung10603</text:p>
          </table:table-cell>
          <table:table-cell table:content-validation-name="val5" table:style-name="ce11"/>
          <table:table-cell table:content-validation-name="val6" table:style-name="ce12"/>
          <table:table-cell table:content-validation-name="val2" table:style-name="ce11"/>
          <table:table-cell table:content-validation-name="val3" table:style-name="ce12"/>
          <table:table-cell table:content-validation-name="val7" table:style-name="ce11"/>
          <table:table-cell table:content-validation-name="val8" table:style-name="ce12"/>
          <table:table-cell table:content-validation-name="val12" table:style-name="ce34"/>
          <table:table-cell table:content-validation-name="val11" table:style-name="ce35"/>
          <table:table-cell table:content-validation-name="val13" table:style-name="ce34"/>
          <table:table-cell table:content-validation-name="val14" table:style-name="ce35"/>
          <table:table-cell table:content-validation-name="val15" table:style-name="ce34"/>
          <table:table-cell table:content-validation-name="val16" table:style-name="ce35"/>
          <table:table-cell table:content-validation-name="val17" table:style-name="ce34"/>
          <table:table-cell table:content-validation-name="val18" table:style-name="ce35"/>
          <table:table-cell table:content-validation-name="val19" table:style-name="ce34"/>
          <table:table-cell/>
          <table:table-cell table:content-validation-name="val20" table:style-name="ce34"/>
          <table:table-cell table:content-validation-name="val21" table:style-name="ce35"/>
          <table:table-cell table:number-columns-repeated="16359"/>
        </table:table-row>
        <table:table-row table:style-name="ro5">
          <table:table-cell table:style-name="ce8"/>
          <table:table-cell office:value-type="string" table:style-name="ce9">
            <text:p>Stollfuß</text:p>
          </table:table-cell>
          <table:table-cell office:value-type="string" table:style-name="ce10">
            <text:p>Liebscher/Geiermann/L. Rosarius/R. Rosarius/Stuhrmann, AfA-Lexikon</text:p>
          </table:table-cell>
          <table:table-cell table:content-validation-name="val1" table:style-name="ce11"/>
          <table:table-cell table:content-validation-name="val4" table:style-name="ce12"/>
          <table:table-cell office:value-type="string" table:content-validation-name="val10" table:style-name="ce11">
            <text:p>Steuerrecht &amp; Finanzwesen10602</text:p>
          </table:table-cell>
          <table:table-cell office:value-type="string" table:content-validation-name="val9" table:style-name="ce12">
            <text:p>Einkommensteuer10648</text:p>
          </table:table-cell>
          <table:table-cell table:content-validation-name="val5" table:style-name="ce11"/>
          <table:table-cell table:content-validation-name="val6" table:style-name="ce12"/>
          <table:table-cell office:value-type="string" table:content-validation-name="val2" table:style-name="ce11">
            <text:p>Wirtschaftsrecht12140</text:p>
          </table:table-cell>
          <table:table-cell table:content-validation-name="val3" table:style-name="ce12"/>
          <table:table-cell table:content-validation-name="val7" table:style-name="ce11"/>
          <table:table-cell table:content-validation-name="val8" table:style-name="ce12"/>
          <table:table-cell table:content-validation-name="val12" table:style-name="ce34"/>
          <table:table-cell table:content-validation-name="val11" table:style-name="ce35"/>
          <table:table-cell table:content-validation-name="val13" table:style-name="ce34"/>
          <table:table-cell table:content-validation-name="val14" table:style-name="ce35"/>
          <table:table-cell table:content-validation-name="val15" table:style-name="ce34"/>
          <table:table-cell table:content-validation-name="val16" table:style-name="ce35"/>
          <table:table-cell table:content-validation-name="val17" table:style-name="ce34"/>
          <table:table-cell table:content-validation-name="val18" table:style-name="ce35"/>
          <table:table-cell table:content-validation-name="val19" table:style-name="ce34"/>
          <table:table-cell/>
          <table:table-cell table:content-validation-name="val20" table:style-name="ce34"/>
          <table:table-cell table:content-validation-name="val21" table:style-name="ce35"/>
          <table:table-cell table:number-columns-repeated="16359"/>
        </table:table-row>
        <table:table-row table:style-name="ro5">
          <table:table-cell table:style-name="ce8"/>
          <table:table-cell office:value-type="string" table:style-name="ce9">
            <text:p>Stollfuß</text:p>
          </table:table-cell>
          <table:table-cell office:value-type="string" table:style-name="ce10">
            <text:p>Ebner Stolz/BDI, Änderungen im Steuer- und Wirtschaftsrecht</text:p>
          </table:table-cell>
          <table:table-cell table:content-validation-name="val1" table:style-name="ce11"/>
          <table:table-cell table:content-validation-name="val4" table:style-name="ce12"/>
          <table:table-cell office:value-type="string" table:content-validation-name="val10" table:style-name="ce11">
            <text:p>Steuerrecht &amp; Finanzwesen10602</text:p>
          </table:table-cell>
          <table:table-cell table:content-validation-name="val9" table:style-name="ce12"/>
          <table:table-cell table:content-validation-name="val5" table:style-name="ce11"/>
          <table:table-cell table:content-validation-name="val6" table:style-name="ce12"/>
          <table:table-cell office:value-type="string" table:content-validation-name="val2" table:style-name="ce11">
            <text:p>Wirtschaftsrecht12140</text:p>
          </table:table-cell>
          <table:table-cell table:content-validation-name="val3" table:style-name="ce12"/>
          <table:table-cell table:content-validation-name="val7" table:style-name="ce11"/>
          <table:table-cell table:content-validation-name="val8" table:style-name="ce12"/>
          <table:table-cell table:content-validation-name="val12" table:style-name="ce34"/>
          <table:table-cell table:content-validation-name="val11" table:style-name="ce35"/>
          <table:table-cell table:content-validation-name="val13" table:style-name="ce34"/>
          <table:table-cell table:content-validation-name="val14" table:style-name="ce35"/>
          <table:table-cell table:content-validation-name="val15" table:style-name="ce34"/>
          <table:table-cell table:content-validation-name="val16" table:style-name="ce35"/>
          <table:table-cell table:content-validation-name="val17" table:style-name="ce34"/>
          <table:table-cell table:content-validation-name="val18" table:style-name="ce35"/>
          <table:table-cell table:content-validation-name="val19" table:style-name="ce34"/>
          <table:table-cell/>
          <table:table-cell table:content-validation-name="val20" table:style-name="ce34"/>
          <table:table-cell table:content-validation-name="val21" table:style-name="ce35"/>
          <table:table-cell table:number-columns-repeated="16359"/>
        </table:table-row>
        <table:table-row table:style-name="ro4">
          <table:table-cell table:style-name="ce8"/>
          <table:table-cell office:value-type="string" table:style-name="ce9">
            <text:p>Stollfuß</text:p>
          </table:table-cell>
          <table:table-cell office:value-type="string" table:style-name="ce10">
            <text:p>Baum, AO/FGO Handausgabe 2017</text:p>
          </table:table-cell>
          <table:table-cell table:content-validation-name="val1" table:style-name="ce11"/>
          <table:table-cell table:content-validation-name="val4" table:style-name="ce12"/>
          <table:table-cell office:value-type="string" table:content-validation-name="val10" table:style-name="ce11">
            <text:p>Steuerrecht &amp; Finanzwesen10602</text:p>
          </table:table-cell>
          <table:table-cell office:value-type="string" table:content-validation-name="val9" table:style-name="ce12">
            <text:p>Behördliches Verfahren &amp; Finanzverwaltung10603, Verfahren vor den Finanzgerichten10797</text:p>
          </table:table-cell>
          <table:table-cell table:content-validation-name="val5" table:style-name="ce11"/>
          <table:table-cell table:content-validation-name="val6" table:style-name="ce12"/>
          <table:table-cell table:content-validation-name="val2" table:style-name="ce11"/>
          <table:table-cell table:content-validation-name="val3" table:style-name="ce12"/>
          <table:table-cell table:content-validation-name="val7" table:style-name="ce11"/>
          <table:table-cell table:content-validation-name="val8" table:style-name="ce12"/>
          <table:table-cell table:content-validation-name="val12" table:style-name="ce34"/>
          <table:table-cell table:content-validation-name="val11" table:style-name="ce35"/>
          <table:table-cell table:content-validation-name="val13" table:style-name="ce34"/>
          <table:table-cell table:content-validation-name="val14" table:style-name="ce35"/>
          <table:table-cell table:content-validation-name="val15" table:style-name="ce34"/>
          <table:table-cell table:content-validation-name="val16" table:style-name="ce35"/>
          <table:table-cell table:content-validation-name="val17" table:style-name="ce34"/>
          <table:table-cell table:content-validation-name="val18" table:style-name="ce35"/>
          <table:table-cell table:content-validation-name="val19" table:style-name="ce34"/>
          <table:table-cell/>
          <table:table-cell table:content-validation-name="val20" table:style-name="ce34"/>
          <table:table-cell table:content-validation-name="val21" table:style-name="ce35"/>
          <table:table-cell table:number-columns-repeated="16359"/>
        </table:table-row>
        <table:table-row table:style-name="ro4">
          <table:table-cell table:style-name="ce8"/>
          <table:table-cell office:value-type="string" table:style-name="ce9">
            <text:p>Stollfuß</text:p>
          </table:table-cell>
          <table:table-cell office:value-type="string" table:style-name="ce10">
            <text:p>Baum, AO/FGO Handausgabe 2018</text:p>
          </table:table-cell>
          <table:table-cell table:content-validation-name="val1" table:style-name="ce11"/>
          <table:table-cell table:content-validation-name="val4" table:style-name="ce12"/>
          <table:table-cell office:value-type="string" table:content-validation-name="val10" table:style-name="ce11">
            <text:p>Steuerrecht &amp; Finanzwesen10602</text:p>
          </table:table-cell>
          <table:table-cell office:value-type="string" table:content-validation-name="val9" table:style-name="ce12">
            <text:p>Behördliches Verfahren &amp; Finanzverwaltung10603, Verfahren vor den Finanzgerichten10797</text:p>
          </table:table-cell>
          <table:table-cell table:content-validation-name="val5" table:style-name="ce11"/>
          <table:table-cell table:content-validation-name="val6" table:style-name="ce12"/>
          <table:table-cell table:content-validation-name="val2" table:style-name="ce11"/>
          <table:table-cell table:content-validation-name="val3" table:style-name="ce12"/>
          <table:table-cell table:content-validation-name="val7" table:style-name="ce11"/>
          <table:table-cell table:content-validation-name="val8" table:style-name="ce12"/>
          <table:table-cell table:content-validation-name="val12" table:style-name="ce34"/>
          <table:table-cell table:content-validation-name="val11" table:style-name="ce35"/>
          <table:table-cell table:content-validation-name="val13" table:style-name="ce34"/>
          <table:table-cell table:content-validation-name="val14" table:style-name="ce35"/>
          <table:table-cell table:content-validation-name="val15" table:style-name="ce34"/>
          <table:table-cell table:content-validation-name="val16" table:style-name="ce35"/>
          <table:table-cell table:content-validation-name="val17" table:style-name="ce34"/>
          <table:table-cell table:content-validation-name="val18" table:style-name="ce35"/>
          <table:table-cell table:content-validation-name="val19" table:style-name="ce34"/>
          <table:table-cell/>
          <table:table-cell table:content-validation-name="val20" table:style-name="ce34"/>
          <table:table-cell table:content-validation-name="val21" table:style-name="ce35"/>
          <table:table-cell table:number-columns-repeated="16359"/>
        </table:table-row>
        <table:table-row table:style-name="ro5">
          <table:table-cell table:style-name="ce8"/>
          <table:table-cell office:value-type="string" table:style-name="ce9">
            <text:p>Stollfuß</text:p>
          </table:table-cell>
          <table:table-cell office:value-type="string" table:style-name="ce10">
            <text:p>Strunk/Kaminski/Köhler, AStG/DBA</text:p>
          </table:table-cell>
          <table:table-cell table:content-validation-name="val1" table:style-name="ce11"/>
          <table:table-cell table:content-validation-name="val4" table:style-name="ce12"/>
          <table:table-cell office:value-type="string" table:content-validation-name="val10" table:style-name="ce11">
            <text:p>Steuerrecht &amp; Finanzwesen10602</text:p>
          </table:table-cell>
          <table:table-cell office:value-type="string" table:content-validation-name="val9" table:style-name="ce12">
            <text:p>Weitere Steuern10859</text:p>
          </table:table-cell>
          <table:table-cell table:content-validation-name="val5" table:style-name="ce11"/>
          <table:table-cell table:content-validation-name="val6" table:style-name="ce12"/>
          <table:table-cell table:content-validation-name="val2" table:style-name="ce11"/>
          <table:table-cell table:content-validation-name="val3" table:style-name="ce12"/>
          <table:table-cell table:content-validation-name="val7" table:style-name="ce11"/>
          <table:table-cell table:content-validation-name="val8" table:style-name="ce12"/>
          <table:table-cell table:content-validation-name="val12" table:style-name="ce34"/>
          <table:table-cell table:content-validation-name="val11" table:style-name="ce35"/>
          <table:table-cell table:content-validation-name="val13" table:style-name="ce34"/>
          <table:table-cell table:content-validation-name="val14" table:style-name="ce35"/>
          <table:table-cell table:content-validation-name="val15" table:style-name="ce34"/>
          <table:table-cell table:content-validation-name="val16" table:style-name="ce35"/>
          <table:table-cell table:content-validation-name="val17" table:style-name="ce34"/>
          <table:table-cell table:content-validation-name="val18" table:style-name="ce35"/>
          <table:table-cell table:content-validation-name="val19" table:style-name="ce34"/>
          <table:table-cell/>
          <table:table-cell table:content-validation-name="val20" table:style-name="ce34"/>
          <table:table-cell table:content-validation-name="val21" table:style-name="ce35"/>
          <table:table-cell table:number-columns-repeated="16359"/>
        </table:table-row>
        <table:table-row table:style-name="ro5">
          <table:table-cell table:style-name="ce8"/>
          <table:table-cell office:value-type="string" table:style-name="ce9">
            <text:p>Stollfuß</text:p>
          </table:table-cell>
          <table:table-cell office:value-type="string" table:style-name="ce10">
            <text:p>B+P – Zeitschrift für Betrieb und Personal</text:p>
          </table:table-cell>
          <table:table-cell office:value-type="string" table:content-validation-name="val1" table:style-name="ce11">
            <text:p>Arbeitsrecht10001</text:p>
          </table:table-cell>
          <table:table-cell office:value-type="string" table:content-validation-name="val4" table:style-name="ce12">
            <text:p>Personalwesen &amp; Antidiskriminierung10184</text:p>
          </table:table-cell>
          <table:table-cell office:value-type="string" table:content-validation-name="val10" table:style-name="ce11">
            <text:p>Steuerrecht &amp; Finanzwesen10602</text:p>
          </table:table-cell>
          <table:table-cell table:content-validation-name="val9" table:style-name="ce12"/>
          <table:table-cell table:content-validation-name="val5" table:style-name="ce11"/>
          <table:table-cell table:content-validation-name="val6" table:style-name="ce12"/>
          <table:table-cell table:content-validation-name="val2" table:style-name="ce11"/>
          <table:table-cell table:content-validation-name="val3" table:style-name="ce12"/>
          <table:table-cell table:content-validation-name="val7" table:style-name="ce11"/>
          <table:table-cell table:content-validation-name="val8" table:style-name="ce12"/>
          <table:table-cell table:content-validation-name="val12" table:style-name="ce34"/>
          <table:table-cell table:content-validation-name="val11" table:style-name="ce35"/>
          <table:table-cell table:content-validation-name="val13" table:style-name="ce34"/>
          <table:table-cell table:content-validation-name="val14" table:style-name="ce35"/>
          <table:table-cell table:content-validation-name="val15" table:style-name="ce34"/>
          <table:table-cell table:content-validation-name="val16" table:style-name="ce35"/>
          <table:table-cell table:content-validation-name="val17" table:style-name="ce34"/>
          <table:table-cell table:content-validation-name="val18" table:style-name="ce35"/>
          <table:table-cell table:content-validation-name="val19" table:style-name="ce34"/>
          <table:table-cell/>
          <table:table-cell table:content-validation-name="val20" table:style-name="ce34"/>
          <table:table-cell table:content-validation-name="val21" table:style-name="ce35"/>
          <table:table-cell table:number-columns-repeated="16359"/>
        </table:table-row>
        <table:table-row table:style-name="ro3">
          <table:table-cell table:style-name="ce8"/>
          <table:table-cell office:value-type="string" table:style-name="ce9">
            <text:p>Stollfuß</text:p>
          </table:table-cell>
          <table:table-cell office:value-type="string" table:style-name="ce10">
            <text:p>Baetge/Kirsch/Thiele, Bilanzrecht</text:p>
          </table:table-cell>
          <table:table-cell table:content-validation-name="val1" table:style-name="ce11"/>
          <table:table-cell table:content-validation-name="val4" table:style-name="ce12"/>
          <table:table-cell office:value-type="string" table:content-validation-name="val10" table:style-name="ce11">
            <text:p>Steuerrecht &amp; Finanzwesen10602</text:p>
          </table:table-cell>
          <table:table-cell table:content-validation-name="val9" table:style-name="ce12"/>
          <table:table-cell table:content-validation-name="val5" table:style-name="ce11"/>
          <table:table-cell table:content-validation-name="val6" table:style-name="ce12"/>
          <table:table-cell office:value-type="string" table:content-validation-name="val2" table:style-name="ce11">
            <text:p>Wirtschaftsrecht12140</text:p>
          </table:table-cell>
          <table:table-cell office:value-type="string" table:content-validation-name="val3" table:style-name="ce12">
            <text:p>Handels- &amp; Bilanzrecht12167</text:p>
          </table:table-cell>
          <table:table-cell table:content-validation-name="val7" table:style-name="ce11"/>
          <table:table-cell table:content-validation-name="val8" table:style-name="ce12"/>
          <table:table-cell table:content-validation-name="val12" table:style-name="ce34"/>
          <table:table-cell table:content-validation-name="val11" table:style-name="ce35"/>
          <table:table-cell office:value-type="string" table:content-validation-name="val13" table:style-name="ce34">
            <text:p>Betriebswirtschaft hbfm10005</text:p>
          </table:table-cell>
          <table:table-cell office:value-type="string" table:content-validation-name="val14" table:style-name="ce35">
            <text:p>Bilanzrechthbfm10006</text:p>
          </table:table-cell>
          <table:table-cell table:content-validation-name="val15" table:style-name="ce34"/>
          <table:table-cell table:content-validation-name="val16" table:style-name="ce35"/>
          <table:table-cell table:content-validation-name="val17" table:style-name="ce34"/>
          <table:table-cell table:content-validation-name="val18" table:style-name="ce35"/>
          <table:table-cell table:content-validation-name="val19" table:style-name="ce34"/>
          <table:table-cell/>
          <table:table-cell table:content-validation-name="val20" table:style-name="ce34"/>
          <table:table-cell table:content-validation-name="val21" table:style-name="ce35"/>
          <table:table-cell table:number-columns-repeated="16359"/>
        </table:table-row>
        <table:table-row table:style-name="ro3">
          <table:table-cell table:style-name="ce8"/>
          <table:table-cell office:value-type="string" table:style-name="ce9">
            <text:p>Stollfuß</text:p>
          </table:table-cell>
          <table:table-cell office:value-type="string" table:style-name="ce10">
            <text:p>Fischer/Günkel/Neubeck/Pannen, Bilanzrechtsreform 2010/2011</text:p>
          </table:table-cell>
          <table:table-cell table:content-validation-name="val1" table:style-name="ce11"/>
          <table:table-cell table:content-validation-name="val4" table:style-name="ce12"/>
          <table:table-cell office:value-type="string" table:content-validation-name="val10" table:style-name="ce11">
            <text:p>Steuerrecht &amp; Finanzwesen10602</text:p>
          </table:table-cell>
          <table:table-cell table:content-validation-name="val9" table:style-name="ce12"/>
          <table:table-cell table:content-validation-name="val5" table:style-name="ce11"/>
          <table:table-cell table:content-validation-name="val6" table:style-name="ce12"/>
          <table:table-cell office:value-type="string" table:content-validation-name="val2" table:style-name="ce11">
            <text:p>Wirtschaftsrecht12140</text:p>
          </table:table-cell>
          <table:table-cell office:value-type="string" table:content-validation-name="val3" table:style-name="ce12">
            <text:p>Handels- &amp; Bilanzrecht12167</text:p>
          </table:table-cell>
          <table:table-cell table:content-validation-name="val7" table:style-name="ce11"/>
          <table:table-cell table:content-validation-name="val8" table:style-name="ce12"/>
          <table:table-cell table:content-validation-name="val12" table:style-name="ce34"/>
          <table:table-cell table:content-validation-name="val11" table:style-name="ce35"/>
          <table:table-cell office:value-type="string" table:content-validation-name="val13" table:style-name="ce34">
            <text:p>Betriebswirtschaft hbfm10005</text:p>
          </table:table-cell>
          <table:table-cell office:value-type="string" table:content-validation-name="val14" table:style-name="ce35">
            <text:p>Bilanzrechthbfm10006</text:p>
          </table:table-cell>
          <table:table-cell table:content-validation-name="val15" table:style-name="ce34"/>
          <table:table-cell table:content-validation-name="val16" table:style-name="ce35"/>
          <table:table-cell table:content-validation-name="val17" table:style-name="ce34"/>
          <table:table-cell table:content-validation-name="val18" table:style-name="ce35"/>
          <table:table-cell table:content-validation-name="val19" table:style-name="ce34"/>
          <table:table-cell/>
          <table:table-cell table:content-validation-name="val20" table:style-name="ce34"/>
          <table:table-cell table:content-validation-name="val21" table:style-name="ce35"/>
          <table:table-cell table:number-columns-repeated="16359"/>
        </table:table-row>
        <table:table-row table:style-name="ro5">
          <table:table-cell table:style-name="ce8"/>
          <table:table-cell office:value-type="string" table:style-name="ce9">
            <text:p>Stollfuß</text:p>
          </table:table-cell>
          <table:table-cell office:value-type="string" table:style-name="ce10">
            <text:p>Flick Gocke Schaumburg/BDI, Der Umwandlungssteuer-Erlass 2011</text:p>
          </table:table-cell>
          <table:table-cell table:content-validation-name="val1" table:style-name="ce11"/>
          <table:table-cell table:content-validation-name="val4" table:style-name="ce12"/>
          <table:table-cell office:value-type="string" table:content-validation-name="val10" table:style-name="ce11">
            <text:p>Steuerrecht &amp; Finanzwesen10602</text:p>
          </table:table-cell>
          <table:table-cell office:value-type="string" table:content-validation-name="val9" table:style-name="ce12">
            <text:p>Umwandlungsteuer10791</text:p>
          </table:table-cell>
          <table:table-cell table:content-validation-name="val5" table:style-name="ce11"/>
          <table:table-cell table:content-validation-name="val6" table:style-name="ce12"/>
          <table:table-cell table:content-validation-name="val2" table:style-name="ce11"/>
          <table:table-cell table:content-validation-name="val3" table:style-name="ce12"/>
          <table:table-cell table:content-validation-name="val7" table:style-name="ce11"/>
          <table:table-cell table:content-validation-name="val8" table:style-name="ce12"/>
          <table:table-cell table:content-validation-name="val12" table:style-name="ce34"/>
          <table:table-cell table:content-validation-name="val11" table:style-name="ce35"/>
          <table:table-cell table:content-validation-name="val13" table:style-name="ce34"/>
          <table:table-cell table:content-validation-name="val14" table:style-name="ce35"/>
          <table:table-cell table:content-validation-name="val15" table:style-name="ce34"/>
          <table:table-cell table:content-validation-name="val16" table:style-name="ce35"/>
          <table:table-cell table:content-validation-name="val17" table:style-name="ce34"/>
          <table:table-cell table:content-validation-name="val18" table:style-name="ce35"/>
          <table:table-cell table:content-validation-name="val19" table:style-name="ce34"/>
          <table:table-cell/>
          <table:table-cell table:content-validation-name="val20" table:style-name="ce34"/>
          <table:table-cell table:content-validation-name="val21" table:style-name="ce35"/>
          <table:table-cell table:number-columns-repeated="16359"/>
        </table:table-row>
        <table:table-row table:style-name="ro7">
          <table:table-cell table:style-name="ce8"/>
          <table:table-cell office:value-type="string" table:style-name="ce9">
            <text:p>Stollfuß</text:p>
          </table:table-cell>
          <table:table-cell office:value-type="string" table:style-name="ce10">
            <text:p>DStZ – Deutsche Steuer-Zeitung</text:p>
          </table:table-cell>
          <table:table-cell table:content-validation-name="val1" table:style-name="ce11"/>
          <table:table-cell table:content-validation-name="val4" table:style-name="ce12"/>
          <table:table-cell office:value-type="string" table:content-validation-name="val10" table:style-name="ce11">
            <text:p>Steuerrecht &amp; Finanzwesen10602</text:p>
          </table:table-cell>
          <table:table-cell office:value-type="string" table:content-validation-name="val9" table:style-name="ce12">
            <text:p>Behördliches Verfahren &amp; Finanzverwaltung10603, Körperschaftsteuer10764, Einkommensteuer10648, Erbschaft- &amp; Schenkungsteuer10718, Gewerbesteuer10734, Grunderwerbsteuer10744, Grundsteuer10752, Kirchensteuer10759, Umsatzsteuer10774, Umwandlungsteuer10791, Verfahren vor den Finanzgerichten10797, Weitere Steuern10859</text:p>
          </table:table-cell>
          <table:table-cell table:content-validation-name="val5" table:style-name="ce11"/>
          <table:table-cell table:content-validation-name="val6" table:style-name="ce12"/>
          <table:table-cell table:content-validation-name="val2" table:style-name="ce11"/>
          <table:table-cell table:content-validation-name="val3" table:style-name="ce12"/>
          <table:table-cell table:content-validation-name="val7" table:style-name="ce11"/>
          <table:table-cell table:content-validation-name="val8" table:style-name="ce12"/>
          <table:table-cell table:content-validation-name="val12" table:style-name="ce34"/>
          <table:table-cell table:content-validation-name="val11" table:style-name="ce35"/>
          <table:table-cell table:content-validation-name="val13" table:style-name="ce34"/>
          <table:table-cell table:content-validation-name="val14" table:style-name="ce35"/>
          <table:table-cell table:content-validation-name="val15" table:style-name="ce34"/>
          <table:table-cell table:content-validation-name="val16" table:style-name="ce35"/>
          <table:table-cell table:content-validation-name="val17" table:style-name="ce34"/>
          <table:table-cell table:content-validation-name="val18" table:style-name="ce35"/>
          <table:table-cell table:content-validation-name="val19" table:style-name="ce34"/>
          <table:table-cell/>
          <table:table-cell table:content-validation-name="val20" table:style-name="ce34"/>
          <table:table-cell table:content-validation-name="val21" table:style-name="ce35"/>
          <table:table-cell table:number-columns-repeated="16359"/>
        </table:table-row>
        <table:table-row table:style-name="ro5">
          <table:table-cell table:style-name="ce8"/>
          <table:table-cell office:value-type="string" table:style-name="ce9">
            <text:p>Stollfuß</text:p>
          </table:table-cell>
          <table:table-cell office:value-type="string" table:style-name="ce10">
            <text:p>Deloitte, E-Bilanz</text:p>
          </table:table-cell>
          <table:table-cell table:content-validation-name="val1" table:style-name="ce11"/>
          <table:table-cell table:content-validation-name="val4" table:style-name="ce12"/>
          <table:table-cell office:value-type="string" table:content-validation-name="val10" table:style-name="ce11">
            <text:p>Steuerrecht &amp; Finanzwesen10602</text:p>
          </table:table-cell>
          <table:table-cell table:content-validation-name="val9" table:style-name="ce12"/>
          <table:table-cell table:content-validation-name="val5" table:style-name="ce11"/>
          <table:table-cell table:content-validation-name="val6" table:style-name="ce12"/>
          <table:table-cell table:content-validation-name="val2" table:style-name="ce11"/>
          <table:table-cell table:content-validation-name="val3" table:style-name="ce12"/>
          <table:table-cell table:content-validation-name="val7" table:style-name="ce11"/>
          <table:table-cell table:content-validation-name="val8" table:style-name="ce12"/>
          <table:table-cell table:content-validation-name="val12" table:style-name="ce34"/>
          <table:table-cell table:content-validation-name="val11" table:style-name="ce35"/>
          <table:table-cell office:value-type="string" table:content-validation-name="val13" table:style-name="ce34">
            <text:p>Betriebswirtschaft hbfm10005</text:p>
          </table:table-cell>
          <table:table-cell office:value-type="string" table:content-validation-name="val14" table:style-name="ce35">
            <text:p>Bilanzrechthbfm10006</text:p>
          </table:table-cell>
          <table:table-cell table:content-validation-name="val15" table:style-name="ce34"/>
          <table:table-cell table:content-validation-name="val16" table:style-name="ce35"/>
          <table:table-cell table:content-validation-name="val17" table:style-name="ce34"/>
          <table:table-cell table:content-validation-name="val18" table:style-name="ce35"/>
          <table:table-cell table:content-validation-name="val19" table:style-name="ce34"/>
          <table:table-cell/>
          <table:table-cell table:content-validation-name="val20" table:style-name="ce34"/>
          <table:table-cell table:content-validation-name="val21" table:style-name="ce35"/>
          <table:table-cell table:number-columns-repeated="16359"/>
        </table:table-row>
        <table:table-row table:style-name="ro7">
          <table:table-cell table:style-name="ce8"/>
          <table:table-cell office:value-type="string" table:style-name="ce9">
            <text:p>Stollfuß</text:p>
          </table:table-cell>
          <table:table-cell office:value-type="string" table:style-name="ce10">
            <text:p>EFG – Entscheidungen der Finanzgerichte</text:p>
          </table:table-cell>
          <table:table-cell table:content-validation-name="val1" table:style-name="ce11"/>
          <table:table-cell table:content-validation-name="val4" table:style-name="ce12"/>
          <table:table-cell office:value-type="string" table:content-validation-name="val10" table:style-name="ce11">
            <text:p>Steuerrecht &amp; Finanzwesen10602</text:p>
          </table:table-cell>
          <table:table-cell office:value-type="string" table:content-validation-name="val9" table:style-name="ce12">
            <text:p>Behördliches Verfahren &amp; Finanzverwaltung10603, Körperschaftsteuer10764, Einkommensteuer10648, Erbschaft- &amp; Schenkungsteuer10718, Gewerbesteuer10734, Grunderwerbsteuer10744, Grundsteuer10752, Kirchensteuer10759, Umsatzsteuer10774, Umwandlungsteuer10791, Verfahren vor den Finanzgerichten10797, Weitere Steuern10859</text:p>
          </table:table-cell>
          <table:table-cell table:content-validation-name="val5" table:style-name="ce11"/>
          <table:table-cell table:content-validation-name="val6" table:style-name="ce12"/>
          <table:table-cell table:content-validation-name="val2" table:style-name="ce11"/>
          <table:table-cell table:content-validation-name="val3" table:style-name="ce12"/>
          <table:table-cell table:content-validation-name="val7" table:style-name="ce11"/>
          <table:table-cell table:content-validation-name="val8" table:style-name="ce12"/>
          <table:table-cell table:content-validation-name="val12" table:style-name="ce34"/>
          <table:table-cell table:content-validation-name="val11" table:style-name="ce35"/>
          <table:table-cell table:content-validation-name="val13" table:style-name="ce34"/>
          <table:table-cell table:content-validation-name="val14" table:style-name="ce35"/>
          <table:table-cell table:content-validation-name="val15" table:style-name="ce34"/>
          <table:table-cell table:content-validation-name="val16" table:style-name="ce35"/>
          <table:table-cell table:content-validation-name="val17" table:style-name="ce34"/>
          <table:table-cell table:content-validation-name="val18" table:style-name="ce35"/>
          <table:table-cell table:content-validation-name="val19" table:style-name="ce34"/>
          <table:table-cell/>
          <table:table-cell table:content-validation-name="val20" table:style-name="ce34"/>
          <table:table-cell table:content-validation-name="val21" table:style-name="ce35"/>
          <table:table-cell table:number-columns-repeated="16359"/>
        </table:table-row>
        <table:table-row table:style-name="ro5">
          <table:table-cell table:style-name="ce8"/>
          <table:table-cell office:value-type="string" table:style-name="ce9">
            <text:p>Stollfuß</text:p>
          </table:table-cell>
          <table:table-cell office:value-type="string" table:style-name="ce10">
            <text:p>Schalburg/Franke, Einkommensteuer-Erklärung 2015</text:p>
          </table:table-cell>
          <table:table-cell table:content-validation-name="val1" table:style-name="ce11"/>
          <table:table-cell table:content-validation-name="val4" table:style-name="ce12"/>
          <table:table-cell office:value-type="string" table:content-validation-name="val10" table:style-name="ce11">
            <text:p>Steuerrecht &amp; Finanzwesen10602</text:p>
          </table:table-cell>
          <table:table-cell office:value-type="string" table:content-validation-name="val9" table:style-name="ce12">
            <text:p>Einkommensteuer10648</text:p>
          </table:table-cell>
          <table:table-cell table:content-validation-name="val5" table:style-name="ce11"/>
          <table:table-cell table:content-validation-name="val6" table:style-name="ce12"/>
          <table:table-cell table:content-validation-name="val2" table:style-name="ce11"/>
          <table:table-cell table:content-validation-name="val3" table:style-name="ce12"/>
          <table:table-cell table:content-validation-name="val7" table:style-name="ce11"/>
          <table:table-cell table:content-validation-name="val8" table:style-name="ce12"/>
          <table:table-cell table:content-validation-name="val12" table:style-name="ce34"/>
          <table:table-cell table:content-validation-name="val11" table:style-name="ce35"/>
          <table:table-cell table:content-validation-name="val13" table:style-name="ce34"/>
          <table:table-cell table:content-validation-name="val14" table:style-name="ce35"/>
          <table:table-cell table:content-validation-name="val15" table:style-name="ce34"/>
          <table:table-cell table:content-validation-name="val16" table:style-name="ce35"/>
          <table:table-cell table:content-validation-name="val17" table:style-name="ce34"/>
          <table:table-cell table:content-validation-name="val18" table:style-name="ce35"/>
          <table:table-cell table:content-validation-name="val19" table:style-name="ce34"/>
          <table:table-cell/>
          <table:table-cell table:content-validation-name="val20" table:style-name="ce34"/>
          <table:table-cell table:content-validation-name="val21" table:style-name="ce35"/>
          <table:table-cell table:number-columns-repeated="16359"/>
        </table:table-row>
        <table:table-row table:style-name="ro5">
          <table:table-cell table:style-name="ce8"/>
          <table:table-cell office:value-type="string" table:style-name="ce9">
            <text:p>Stollfuß</text:p>
          </table:table-cell>
          <table:table-cell office:value-type="string" table:style-name="ce10">
            <text:p>Schalburg/Muser, Einkommensteuer-Erklärung 2016</text:p>
          </table:table-cell>
          <table:table-cell table:content-validation-name="val1" table:style-name="ce11"/>
          <table:table-cell table:content-validation-name="val4" table:style-name="ce12"/>
          <table:table-cell office:value-type="string" table:content-validation-name="val10" table:style-name="ce11">
            <text:p>Steuerrecht &amp; Finanzwesen10602</text:p>
          </table:table-cell>
          <table:table-cell office:value-type="string" table:content-validation-name="val9" table:style-name="ce12">
            <text:p>Einkommensteuer10648</text:p>
          </table:table-cell>
          <table:table-cell table:content-validation-name="val5" table:style-name="ce11"/>
          <table:table-cell table:content-validation-name="val6" table:style-name="ce12"/>
          <table:table-cell table:content-validation-name="val2" table:style-name="ce11"/>
          <table:table-cell table:content-validation-name="val3" table:style-name="ce12"/>
          <table:table-cell table:content-validation-name="val7" table:style-name="ce11"/>
          <table:table-cell table:content-validation-name="val8" table:style-name="ce12"/>
          <table:table-cell table:content-validation-name="val12" table:style-name="ce34"/>
          <table:table-cell table:content-validation-name="val11" table:style-name="ce35"/>
          <table:table-cell table:content-validation-name="val13" table:style-name="ce34"/>
          <table:table-cell table:content-validation-name="val14" table:style-name="ce35"/>
          <table:table-cell table:content-validation-name="val15" table:style-name="ce34"/>
          <table:table-cell table:content-validation-name="val16" table:style-name="ce35"/>
          <table:table-cell table:content-validation-name="val17" table:style-name="ce34"/>
          <table:table-cell table:content-validation-name="val18" table:style-name="ce35"/>
          <table:table-cell table:content-validation-name="val19" table:style-name="ce34"/>
          <table:table-cell/>
          <table:table-cell table:content-validation-name="val20" table:style-name="ce34"/>
          <table:table-cell table:content-validation-name="val21" table:style-name="ce35"/>
          <table:table-cell table:number-columns-repeated="16359"/>
        </table:table-row>
        <table:table-row table:style-name="ro5">
          <table:table-cell table:style-name="ce8"/>
          <table:table-cell office:value-type="string" table:style-name="ce9">
            <text:p>Stollfuß</text:p>
          </table:table-cell>
          <table:table-cell office:value-type="string" table:style-name="ce10">
            <text:p>Schalburg/Muser, Einkommensteuer-Erklärung 2017</text:p>
          </table:table-cell>
          <table:table-cell table:content-validation-name="val1" table:style-name="ce11"/>
          <table:table-cell table:content-validation-name="val4" table:style-name="ce12"/>
          <table:table-cell office:value-type="string" table:content-validation-name="val10" table:style-name="ce11">
            <text:p>Steuerrecht &amp; Finanzwesen10602</text:p>
          </table:table-cell>
          <table:table-cell office:value-type="string" table:content-validation-name="val9" table:style-name="ce12">
            <text:p>Einkommensteuer10648</text:p>
          </table:table-cell>
          <table:table-cell table:content-validation-name="val5" table:style-name="ce11"/>
          <table:table-cell table:content-validation-name="val6" table:style-name="ce12"/>
          <table:table-cell table:content-validation-name="val2" table:style-name="ce11"/>
          <table:table-cell table:content-validation-name="val3" table:style-name="ce12"/>
          <table:table-cell table:content-validation-name="val7" table:style-name="ce11"/>
          <table:table-cell table:content-validation-name="val8" table:style-name="ce12"/>
          <table:table-cell table:content-validation-name="val12" table:style-name="ce34"/>
          <table:table-cell table:content-validation-name="val11" table:style-name="ce35"/>
          <table:table-cell table:content-validation-name="val13" table:style-name="ce34"/>
          <table:table-cell table:content-validation-name="val14" table:style-name="ce35"/>
          <table:table-cell table:content-validation-name="val15" table:style-name="ce34"/>
          <table:table-cell table:content-validation-name="val16" table:style-name="ce35"/>
          <table:table-cell table:content-validation-name="val17" table:style-name="ce34"/>
          <table:table-cell table:content-validation-name="val18" table:style-name="ce35"/>
          <table:table-cell table:content-validation-name="val19" table:style-name="ce34"/>
          <table:table-cell/>
          <table:table-cell table:content-validation-name="val20" table:style-name="ce34"/>
          <table:table-cell table:content-validation-name="val21" table:style-name="ce35"/>
          <table:table-cell table:number-columns-repeated="16359"/>
        </table:table-row>
        <table:table-row table:style-name="ro5">
          <table:table-cell table:style-name="ce8"/>
          <table:table-cell office:value-type="string" table:style-name="ce9">
            <text:p>Stollfuß</text:p>
          </table:table-cell>
          <table:table-cell office:value-type="string" table:style-name="ce10">
            <text:p>Schalburg/Muser, Einkommensteuer-Erklärung 2018</text:p>
          </table:table-cell>
          <table:table-cell table:content-validation-name="val1" table:style-name="ce11"/>
          <table:table-cell table:content-validation-name="val4" table:style-name="ce12"/>
          <table:table-cell office:value-type="string" table:content-validation-name="val10" table:style-name="ce11">
            <text:p>Steuerrecht &amp; Finanzwesen10602</text:p>
          </table:table-cell>
          <table:table-cell office:value-type="string" table:content-validation-name="val9" table:style-name="ce12">
            <text:p>Einkommensteuer10648</text:p>
          </table:table-cell>
          <table:table-cell table:content-validation-name="val5" table:style-name="ce11"/>
          <table:table-cell table:content-validation-name="val6" table:style-name="ce12"/>
          <table:table-cell table:content-validation-name="val2" table:style-name="ce11"/>
          <table:table-cell table:content-validation-name="val3" table:style-name="ce12"/>
          <table:table-cell table:content-validation-name="val7" table:style-name="ce11"/>
          <table:table-cell table:content-validation-name="val8" table:style-name="ce12"/>
          <table:table-cell table:content-validation-name="val12" table:style-name="ce34"/>
          <table:table-cell table:content-validation-name="val11" table:style-name="ce35"/>
          <table:table-cell table:content-validation-name="val13" table:style-name="ce34"/>
          <table:table-cell table:content-validation-name="val14" table:style-name="ce35"/>
          <table:table-cell table:content-validation-name="val15" table:style-name="ce34"/>
          <table:table-cell table:content-validation-name="val16" table:style-name="ce35"/>
          <table:table-cell table:content-validation-name="val17" table:style-name="ce34"/>
          <table:table-cell table:content-validation-name="val18" table:style-name="ce35"/>
          <table:table-cell table:content-validation-name="val19" table:style-name="ce34"/>
          <table:table-cell/>
          <table:table-cell table:content-validation-name="val20" table:style-name="ce34"/>
          <table:table-cell table:content-validation-name="val21" table:style-name="ce35"/>
          <table:table-cell table:number-columns-repeated="16359"/>
        </table:table-row>
        <table:table-row table:style-name="ro5">
          <table:table-cell table:style-name="ce8"/>
          <table:table-cell office:value-type="string" table:style-name="ce9">
            <text:p>Stollfuß</text:p>
          </table:table-cell>
          <table:table-cell office:value-type="string" table:style-name="ce10">
            <text:p>Dorn/Rosenbaum, ESt-Handausgabe 2016</text:p>
          </table:table-cell>
          <table:table-cell table:content-validation-name="val1" table:style-name="ce11"/>
          <table:table-cell table:content-validation-name="val4" table:style-name="ce12"/>
          <table:table-cell office:value-type="string" table:content-validation-name="val10" table:style-name="ce11">
            <text:p>Steuerrecht &amp; Finanzwesen10602</text:p>
          </table:table-cell>
          <table:table-cell office:value-type="string" table:content-validation-name="val9" table:style-name="ce12">
            <text:p>Einkommensteuer10648</text:p>
          </table:table-cell>
          <table:table-cell table:content-validation-name="val5" table:style-name="ce11"/>
          <table:table-cell table:content-validation-name="val6" table:style-name="ce12"/>
          <table:table-cell table:content-validation-name="val2" table:style-name="ce11"/>
          <table:table-cell table:content-validation-name="val3" table:style-name="ce12"/>
          <table:table-cell table:content-validation-name="val7" table:style-name="ce11"/>
          <table:table-cell table:content-validation-name="val8" table:style-name="ce12"/>
          <table:table-cell table:content-validation-name="val12" table:style-name="ce34"/>
          <table:table-cell table:content-validation-name="val11" table:style-name="ce35"/>
          <table:table-cell table:content-validation-name="val13" table:style-name="ce34"/>
          <table:table-cell table:content-validation-name="val14" table:style-name="ce35"/>
          <table:table-cell table:content-validation-name="val15" table:style-name="ce34"/>
          <table:table-cell table:content-validation-name="val16" table:style-name="ce35"/>
          <table:table-cell table:content-validation-name="val17" table:style-name="ce34"/>
          <table:table-cell table:content-validation-name="val18" table:style-name="ce35"/>
          <table:table-cell table:content-validation-name="val19" table:style-name="ce34"/>
          <table:table-cell/>
          <table:table-cell table:content-validation-name="val20" table:style-name="ce34"/>
          <table:table-cell table:content-validation-name="val21" table:style-name="ce35"/>
          <table:table-cell table:number-columns-repeated="16359"/>
        </table:table-row>
        <table:table-row table:style-name="ro5">
          <table:table-cell table:style-name="ce8"/>
          <table:table-cell office:value-type="string" table:style-name="ce9">
            <text:p>Stollfuß</text:p>
          </table:table-cell>
          <table:table-cell office:value-type="string" table:style-name="ce10">
            <text:p>Dorn/Rosenbaum, ESt-Handausgabe 2017</text:p>
          </table:table-cell>
          <table:table-cell table:content-validation-name="val1" table:style-name="ce11"/>
          <table:table-cell table:content-validation-name="val4" table:style-name="ce12"/>
          <table:table-cell office:value-type="string" table:content-validation-name="val10" table:style-name="ce11">
            <text:p>Steuerrecht &amp; Finanzwesen10602</text:p>
          </table:table-cell>
          <table:table-cell office:value-type="string" table:content-validation-name="val9" table:style-name="ce12">
            <text:p>Einkommensteuer10648</text:p>
          </table:table-cell>
          <table:table-cell table:content-validation-name="val5" table:style-name="ce11"/>
          <table:table-cell table:content-validation-name="val6" table:style-name="ce12"/>
          <table:table-cell table:content-validation-name="val2" table:style-name="ce11"/>
          <table:table-cell table:content-validation-name="val3" table:style-name="ce12"/>
          <table:table-cell table:content-validation-name="val7" table:style-name="ce11"/>
          <table:table-cell table:content-validation-name="val8" table:style-name="ce12"/>
          <table:table-cell table:content-validation-name="val12" table:style-name="ce34"/>
          <table:table-cell table:content-validation-name="val11" table:style-name="ce35"/>
          <table:table-cell table:content-validation-name="val13" table:style-name="ce34"/>
          <table:table-cell table:content-validation-name="val14" table:style-name="ce35"/>
          <table:table-cell table:content-validation-name="val15" table:style-name="ce34"/>
          <table:table-cell table:content-validation-name="val16" table:style-name="ce35"/>
          <table:table-cell table:content-validation-name="val17" table:style-name="ce34"/>
          <table:table-cell table:content-validation-name="val18" table:style-name="ce35"/>
          <table:table-cell table:content-validation-name="val19" table:style-name="ce34"/>
          <table:table-cell/>
          <table:table-cell table:content-validation-name="val20" table:style-name="ce34"/>
          <table:table-cell table:content-validation-name="val21" table:style-name="ce35"/>
          <table:table-cell table:number-columns-repeated="16359"/>
        </table:table-row>
        <table:table-row table:style-name="ro5">
          <table:table-cell table:style-name="ce8"/>
          <table:table-cell office:value-type="string" table:style-name="ce9">
            <text:p>Stollfuß</text:p>
          </table:table-cell>
          <table:table-cell office:value-type="string" table:style-name="ce10">
            <text:p>Korn, EStG</text:p>
          </table:table-cell>
          <table:table-cell table:content-validation-name="val1" table:style-name="ce11"/>
          <table:table-cell table:content-validation-name="val4" table:style-name="ce12"/>
          <table:table-cell office:value-type="string" table:content-validation-name="val10" table:style-name="ce11">
            <text:p>Steuerrecht &amp; Finanzwesen10602</text:p>
          </table:table-cell>
          <table:table-cell office:value-type="string" table:content-validation-name="val9" table:style-name="ce12">
            <text:p>Einkommensteuer10648</text:p>
          </table:table-cell>
          <table:table-cell table:content-validation-name="val5" table:style-name="ce11"/>
          <table:table-cell table:content-validation-name="val6" table:style-name="ce12"/>
          <table:table-cell table:content-validation-name="val2" table:style-name="ce11"/>
          <table:table-cell table:content-validation-name="val3" table:style-name="ce12"/>
          <table:table-cell table:content-validation-name="val7" table:style-name="ce11"/>
          <table:table-cell table:content-validation-name="val8" table:style-name="ce12"/>
          <table:table-cell table:content-validation-name="val12" table:style-name="ce34"/>
          <table:table-cell table:content-validation-name="val11" table:style-name="ce35"/>
          <table:table-cell table:content-validation-name="val13" table:style-name="ce34"/>
          <table:table-cell table:content-validation-name="val14" table:style-name="ce35"/>
          <table:table-cell table:content-validation-name="val15" table:style-name="ce34"/>
          <table:table-cell table:content-validation-name="val16" table:style-name="ce35"/>
          <table:table-cell table:content-validation-name="val17" table:style-name="ce34"/>
          <table:table-cell table:content-validation-name="val18" table:style-name="ce35"/>
          <table:table-cell table:content-validation-name="val19" table:style-name="ce34"/>
          <table:table-cell/>
          <table:table-cell table:content-validation-name="val20" table:style-name="ce34"/>
          <table:table-cell table:content-validation-name="val21" table:style-name="ce35"/>
          <table:table-cell table:number-columns-repeated="16359"/>
        </table:table-row>
        <table:table-row table:style-name="ro5">
          <table:table-cell table:style-name="ce8"/>
          <table:table-cell office:value-type="string" table:style-name="ce9">
            <text:p>Stollfuß</text:p>
          </table:table-cell>
          <table:table-cell office:value-type="string" table:style-name="ce10">
            <text:p>Wilms/Jochum, ErbStG und SchenkStG</text:p>
          </table:table-cell>
          <table:table-cell table:content-validation-name="val1" table:style-name="ce11"/>
          <table:table-cell table:content-validation-name="val4" table:style-name="ce12"/>
          <table:table-cell office:value-type="string" table:content-validation-name="val10" table:style-name="ce11">
            <text:p>Steuerrecht &amp; Finanzwesen10602</text:p>
          </table:table-cell>
          <table:table-cell office:value-type="string" table:content-validation-name="val9" table:style-name="ce12">
            <text:p>Erbschaft- &amp; Schenkungsteuer10718</text:p>
          </table:table-cell>
          <table:table-cell table:content-validation-name="val5" table:style-name="ce11"/>
          <table:table-cell table:content-validation-name="val6" table:style-name="ce12"/>
          <table:table-cell table:content-validation-name="val2" table:style-name="ce11"/>
          <table:table-cell table:content-validation-name="val3" table:style-name="ce12"/>
          <table:table-cell table:content-validation-name="val7" table:style-name="ce11"/>
          <table:table-cell table:content-validation-name="val8" table:style-name="ce12"/>
          <table:table-cell table:content-validation-name="val12" table:style-name="ce34"/>
          <table:table-cell table:content-validation-name="val11" table:style-name="ce35"/>
          <table:table-cell table:content-validation-name="val13" table:style-name="ce34"/>
          <table:table-cell table:content-validation-name="val14" table:style-name="ce35"/>
          <table:table-cell table:content-validation-name="val15" table:style-name="ce34"/>
          <table:table-cell table:content-validation-name="val16" table:style-name="ce35"/>
          <table:table-cell table:content-validation-name="val17" table:style-name="ce34"/>
          <table:table-cell table:content-validation-name="val18" table:style-name="ce35"/>
          <table:table-cell table:content-validation-name="val19" table:style-name="ce34"/>
          <table:table-cell/>
          <table:table-cell table:content-validation-name="val20" table:style-name="ce34"/>
          <table:table-cell table:content-validation-name="val21" table:style-name="ce35"/>
          <table:table-cell table:number-columns-repeated="16359"/>
        </table:table-row>
        <table:table-row table:style-name="ro5">
          <table:table-cell table:style-name="ce8"/>
          <table:table-cell office:value-type="string" table:style-name="ce9">
            <text:p>Stollfuß</text:p>
          </table:table-cell>
          <table:table-cell office:value-type="string" table:style-name="ce10">
            <text:p>Karthaus/Sternkiker, GewSt-Handausgabe 2016</text:p>
          </table:table-cell>
          <table:table-cell table:content-validation-name="val1" table:style-name="ce11"/>
          <table:table-cell table:content-validation-name="val4" table:style-name="ce12"/>
          <table:table-cell office:value-type="string" table:content-validation-name="val10" table:style-name="ce11">
            <text:p>Steuerrecht &amp; Finanzwesen10602</text:p>
          </table:table-cell>
          <table:table-cell office:value-type="string" table:content-validation-name="val9" table:style-name="ce12">
            <text:p>Gewerbesteuer10734</text:p>
          </table:table-cell>
          <table:table-cell table:content-validation-name="val5" table:style-name="ce11"/>
          <table:table-cell table:content-validation-name="val6" table:style-name="ce12"/>
          <table:table-cell table:content-validation-name="val2" table:style-name="ce11"/>
          <table:table-cell table:content-validation-name="val3" table:style-name="ce12"/>
          <table:table-cell table:content-validation-name="val7" table:style-name="ce11"/>
          <table:table-cell table:content-validation-name="val8" table:style-name="ce12"/>
          <table:table-cell table:content-validation-name="val12" table:style-name="ce34"/>
          <table:table-cell table:content-validation-name="val11" table:style-name="ce35"/>
          <table:table-cell table:content-validation-name="val13" table:style-name="ce34"/>
          <table:table-cell table:content-validation-name="val14" table:style-name="ce35"/>
          <table:table-cell table:content-validation-name="val15" table:style-name="ce34"/>
          <table:table-cell table:content-validation-name="val16" table:style-name="ce35"/>
          <table:table-cell table:content-validation-name="val17" table:style-name="ce34"/>
          <table:table-cell table:content-validation-name="val18" table:style-name="ce35"/>
          <table:table-cell table:content-validation-name="val19" table:style-name="ce34"/>
          <table:table-cell/>
          <table:table-cell table:content-validation-name="val20" table:style-name="ce34"/>
          <table:table-cell table:content-validation-name="val21" table:style-name="ce35"/>
          <table:table-cell table:number-columns-repeated="16359"/>
        </table:table-row>
        <table:table-row table:style-name="ro5">
          <table:table-cell table:style-name="ce8"/>
          <table:table-cell office:value-type="string" table:style-name="ce9">
            <text:p>Stollfuß</text:p>
          </table:table-cell>
          <table:table-cell office:value-type="string" table:style-name="ce10">
            <text:p>Karthaus/Sternkiker, GewSt-Handausgabe 2017</text:p>
          </table:table-cell>
          <table:table-cell table:content-validation-name="val1" table:style-name="ce11"/>
          <table:table-cell table:content-validation-name="val4" table:style-name="ce12"/>
          <table:table-cell office:value-type="string" table:content-validation-name="val10" table:style-name="ce11">
            <text:p>Steuerrecht &amp; Finanzwesen10602</text:p>
          </table:table-cell>
          <table:table-cell office:value-type="string" table:content-validation-name="val9" table:style-name="ce12">
            <text:p>Gewerbesteuer10734</text:p>
          </table:table-cell>
          <table:table-cell table:content-validation-name="val5" table:style-name="ce11"/>
          <table:table-cell table:content-validation-name="val6" table:style-name="ce12"/>
          <table:table-cell table:content-validation-name="val2" table:style-name="ce11"/>
          <table:table-cell table:content-validation-name="val3" table:style-name="ce12"/>
          <table:table-cell table:content-validation-name="val7" table:style-name="ce11"/>
          <table:table-cell table:content-validation-name="val8" table:style-name="ce12"/>
          <table:table-cell table:content-validation-name="val12" table:style-name="ce34"/>
          <table:table-cell table:content-validation-name="val11" table:style-name="ce35"/>
          <table:table-cell table:content-validation-name="val13" table:style-name="ce34"/>
          <table:table-cell table:content-validation-name="val14" table:style-name="ce35"/>
          <table:table-cell table:content-validation-name="val15" table:style-name="ce34"/>
          <table:table-cell table:content-validation-name="val16" table:style-name="ce35"/>
          <table:table-cell table:content-validation-name="val17" table:style-name="ce34"/>
          <table:table-cell table:content-validation-name="val18" table:style-name="ce35"/>
          <table:table-cell table:content-validation-name="val19" table:style-name="ce34"/>
          <table:table-cell/>
          <table:table-cell table:content-validation-name="val20" table:style-name="ce34"/>
          <table:table-cell table:content-validation-name="val21" table:style-name="ce35"/>
          <table:table-cell table:number-columns-repeated="16359"/>
        </table:table-row>
        <table:table-row table:style-name="ro5">
          <table:table-cell table:style-name="ce8"/>
          <table:table-cell office:value-type="string" table:style-name="ce9">
            <text:p>Stollfuß</text:p>
          </table:table-cell>
          <table:table-cell office:value-type="string" table:style-name="ce10">
            <text:p>Handbuch Betrieb und Personal</text:p>
          </table:table-cell>
          <table:table-cell office:value-type="string" table:content-validation-name="val1" table:style-name="ce11">
            <text:p>Arbeitsrecht10001</text:p>
          </table:table-cell>
          <table:table-cell office:value-type="string" table:content-validation-name="val4" table:style-name="ce12">
            <text:p>Personalwesen &amp; Antidiskriminierung10184</text:p>
          </table:table-cell>
          <table:table-cell office:value-type="string" table:content-validation-name="val10" table:style-name="ce11">
            <text:p>Steuerrecht &amp; Finanzwesen10602</text:p>
          </table:table-cell>
          <table:table-cell table:content-validation-name="val9" table:style-name="ce12"/>
          <table:table-cell table:content-validation-name="val5" table:style-name="ce11"/>
          <table:table-cell table:content-validation-name="val6" table:style-name="ce12"/>
          <table:table-cell table:content-validation-name="val2" table:style-name="ce11"/>
          <table:table-cell table:content-validation-name="val3" table:style-name="ce12"/>
          <table:table-cell table:content-validation-name="val7" table:style-name="ce11"/>
          <table:table-cell table:content-validation-name="val8" table:style-name="ce12"/>
          <table:table-cell table:content-validation-name="val12" table:style-name="ce34"/>
          <table:table-cell table:content-validation-name="val11" table:style-name="ce35"/>
          <table:table-cell table:content-validation-name="val13" table:style-name="ce34"/>
          <table:table-cell table:content-validation-name="val14" table:style-name="ce35"/>
          <table:table-cell table:content-validation-name="val15" table:style-name="ce34"/>
          <table:table-cell table:content-validation-name="val16" table:style-name="ce35"/>
          <table:table-cell table:content-validation-name="val17" table:style-name="ce34"/>
          <table:table-cell table:content-validation-name="val18" table:style-name="ce35"/>
          <table:table-cell table:content-validation-name="val19" table:style-name="ce34"/>
          <table:table-cell/>
          <table:table-cell table:content-validation-name="val20" table:style-name="ce34"/>
          <table:table-cell table:content-validation-name="val21" table:style-name="ce35"/>
          <table:table-cell table:number-columns-repeated="16359"/>
        </table:table-row>
        <table:table-row table:style-name="ro5">
          <table:table-cell table:style-name="ce8"/>
          <table:table-cell office:value-type="string" table:style-name="ce9">
            <text:p>Stollfuß</text:p>
          </table:table-cell>
          <table:table-cell office:value-type="string" table:style-name="ce10">
            <text:p>Kraemer/Vallender/Vogelsang, Handbuch zur Insolvenz</text:p>
          </table:table-cell>
          <table:table-cell office:value-type="string" table:content-validation-name="val1" table:style-name="ce11">
            <text:p>Arbeitsrecht10001</text:p>
          </table:table-cell>
          <table:table-cell table:content-validation-name="val4" table:style-name="ce12"/>
          <table:table-cell office:value-type="string" table:content-validation-name="val10" table:style-name="ce11">
            <text:p>Steuerrecht &amp; Finanzwesen10602</text:p>
          </table:table-cell>
          <table:table-cell table:content-validation-name="val9" table:style-name="ce12"/>
          <table:table-cell table:content-validation-name="val5" table:style-name="ce11"/>
          <table:table-cell table:content-validation-name="val6" table:style-name="ce12"/>
          <table:table-cell office:value-type="string" table:content-validation-name="val2" table:style-name="ce11">
            <text:p>Wirtschaftsrecht12140</text:p>
          </table:table-cell>
          <table:table-cell office:value-type="string" table:content-validation-name="val3" table:style-name="ce12">
            <text:p>Insolvenzrecht12348</text:p>
          </table:table-cell>
          <table:table-cell table:content-validation-name="val7" table:style-name="ce11"/>
          <table:table-cell table:content-validation-name="val8" table:style-name="ce12"/>
          <table:table-cell table:content-validation-name="val12" table:style-name="ce34"/>
          <table:table-cell table:content-validation-name="val11" table:style-name="ce35"/>
          <table:table-cell table:content-validation-name="val13" table:style-name="ce34"/>
          <table:table-cell table:content-validation-name="val14" table:style-name="ce35"/>
          <table:table-cell table:content-validation-name="val15" table:style-name="ce34"/>
          <table:table-cell table:content-validation-name="val16" table:style-name="ce35"/>
          <table:table-cell table:content-validation-name="val17" table:style-name="ce34"/>
          <table:table-cell table:content-validation-name="val18" table:style-name="ce35"/>
          <table:table-cell table:content-validation-name="val19" table:style-name="ce34"/>
          <table:table-cell/>
          <table:table-cell table:content-validation-name="val20" table:style-name="ce34"/>
          <table:table-cell table:content-validation-name="val21" table:style-name="ce35"/>
          <table:table-cell table:number-columns-repeated="16359"/>
        </table:table-row>
        <table:table-row table:style-name="ro7">
          <table:table-cell table:style-name="ce8"/>
          <table:table-cell office:value-type="string" table:style-name="ce9">
            <text:p>Stollfuß</text:p>
          </table:table-cell>
          <table:table-cell office:value-type="string" table:style-name="ce10">
            <text:p>HFR – Höchstrichterliche Finanzrechtsprechung</text:p>
          </table:table-cell>
          <table:table-cell table:content-validation-name="val1" table:style-name="ce11"/>
          <table:table-cell table:content-validation-name="val4" table:style-name="ce12"/>
          <table:table-cell office:value-type="string" table:content-validation-name="val10" table:style-name="ce11">
            <text:p>Steuerrecht &amp; Finanzwesen10602</text:p>
          </table:table-cell>
          <table:table-cell office:value-type="string" table:content-validation-name="val9" table:style-name="ce12">
            <text:p>Behördliches Verfahren &amp; Finanzverwaltung10603, Körperschaftsteuer10764, Einkommensteuer10648, Erbschaft- &amp; Schenkungsteuer10718, Gewerbesteuer10734, Grunderwerbsteuer10744, Grundsteuer10752, Kirchensteuer10759, Umsatzsteuer10774, Umwandlungsteuer10791, Verfahren vor den Finanzgerichten10797, Weitere Steuern10859</text:p>
          </table:table-cell>
          <table:table-cell table:content-validation-name="val5" table:style-name="ce11"/>
          <table:table-cell table:content-validation-name="val6" table:style-name="ce12"/>
          <table:table-cell table:content-validation-name="val2" table:style-name="ce11"/>
          <table:table-cell table:content-validation-name="val3" table:style-name="ce12"/>
          <table:table-cell table:content-validation-name="val7" table:style-name="ce11"/>
          <table:table-cell table:content-validation-name="val8" table:style-name="ce12"/>
          <table:table-cell table:content-validation-name="val12" table:style-name="ce34"/>
          <table:table-cell table:content-validation-name="val11" table:style-name="ce35"/>
          <table:table-cell table:content-validation-name="val13" table:style-name="ce34"/>
          <table:table-cell table:content-validation-name="val14" table:style-name="ce35"/>
          <table:table-cell table:content-validation-name="val15" table:style-name="ce34"/>
          <table:table-cell table:content-validation-name="val16" table:style-name="ce35"/>
          <table:table-cell table:content-validation-name="val17" table:style-name="ce34"/>
          <table:table-cell table:content-validation-name="val18" table:style-name="ce35"/>
          <table:table-cell table:content-validation-name="val19" table:style-name="ce34"/>
          <table:table-cell/>
          <table:table-cell table:content-validation-name="val20" table:style-name="ce34"/>
          <table:table-cell table:content-validation-name="val21" table:style-name="ce35"/>
          <table:table-cell table:number-columns-repeated="16359"/>
        </table:table-row>
        <table:table-row table:style-name="ro3">
          <table:table-cell table:style-name="ce8"/>
          <table:table-cell office:value-type="string" table:style-name="ce9">
            <text:p>Stollfuß</text:p>
          </table:table-cell>
          <table:table-cell office:value-type="string" table:style-name="ce10">
            <text:p>Fischer/Neubeck, HGB-Jahresabschluss - Erstellung, prüferische Durchsicht und Prüfung 2015/2016</text:p>
          </table:table-cell>
          <table:table-cell table:content-validation-name="val1" table:style-name="ce11"/>
          <table:table-cell table:content-validation-name="val4" table:style-name="ce12"/>
          <table:table-cell office:value-type="string" table:content-validation-name="val10" table:style-name="ce11">
            <text:p>Steuerrecht &amp; Finanzwesen10602</text:p>
          </table:table-cell>
          <table:table-cell table:content-validation-name="val9" table:style-name="ce12"/>
          <table:table-cell table:content-validation-name="val5" table:style-name="ce11"/>
          <table:table-cell table:content-validation-name="val6" table:style-name="ce12"/>
          <table:table-cell office:value-type="string" table:content-validation-name="val2" table:style-name="ce11">
            <text:p>Wirtschaftsrecht12140</text:p>
          </table:table-cell>
          <table:table-cell office:value-type="string" table:content-validation-name="val3" table:style-name="ce12">
            <text:p>Handels- &amp; Bilanzrecht12167</text:p>
          </table:table-cell>
          <table:table-cell table:content-validation-name="val7" table:style-name="ce11"/>
          <table:table-cell table:content-validation-name="val8" table:style-name="ce12"/>
          <table:table-cell table:content-validation-name="val12" table:style-name="ce34"/>
          <table:table-cell table:content-validation-name="val11" table:style-name="ce35"/>
          <table:table-cell office:value-type="string" table:content-validation-name="val13" table:style-name="ce34">
            <text:p>Betriebswirtschaft hbfm10005</text:p>
          </table:table-cell>
          <table:table-cell office:value-type="string" table:content-validation-name="val14" table:style-name="ce35">
            <text:p>Bilanzrechthbfm10006</text:p>
          </table:table-cell>
          <table:table-cell table:content-validation-name="val15" table:style-name="ce34"/>
          <table:table-cell table:content-validation-name="val16" table:style-name="ce35"/>
          <table:table-cell table:content-validation-name="val17" table:style-name="ce34"/>
          <table:table-cell table:content-validation-name="val18" table:style-name="ce35"/>
          <table:table-cell table:content-validation-name="val19" table:style-name="ce34"/>
          <table:table-cell/>
          <table:table-cell table:content-validation-name="val20" table:style-name="ce34"/>
          <table:table-cell table:content-validation-name="val21" table:style-name="ce35"/>
          <table:table-cell table:number-columns-repeated="16359"/>
        </table:table-row>
        <table:table-row table:style-name="ro3">
          <table:table-cell table:style-name="ce8"/>
          <table:table-cell office:value-type="string" table:style-name="ce9">
            <text:p>Stollfuß</text:p>
          </table:table-cell>
          <table:table-cell office:value-type="string" table:style-name="ce10">
            <text:p>Fischer/Neubeck, HGB-Jahresabschluss - Erstellung, prüferische Durchsicht und Prüfung 2016/2017</text:p>
          </table:table-cell>
          <table:table-cell table:content-validation-name="val1" table:style-name="ce11"/>
          <table:table-cell table:content-validation-name="val4" table:style-name="ce12"/>
          <table:table-cell office:value-type="string" table:content-validation-name="val10" table:style-name="ce11">
            <text:p>Steuerrecht &amp; Finanzwesen10602</text:p>
          </table:table-cell>
          <table:table-cell table:content-validation-name="val9" table:style-name="ce12"/>
          <table:table-cell table:content-validation-name="val5" table:style-name="ce11"/>
          <table:table-cell table:content-validation-name="val6" table:style-name="ce12"/>
          <table:table-cell office:value-type="string" table:content-validation-name="val2" table:style-name="ce11">
            <text:p>Wirtschaftsrecht12140</text:p>
          </table:table-cell>
          <table:table-cell office:value-type="string" table:content-validation-name="val3" table:style-name="ce12">
            <text:p>Handels- &amp; Bilanzrecht12167</text:p>
          </table:table-cell>
          <table:table-cell table:content-validation-name="val7" table:style-name="ce11"/>
          <table:table-cell table:content-validation-name="val8" table:style-name="ce12"/>
          <table:table-cell table:content-validation-name="val12" table:style-name="ce34"/>
          <table:table-cell table:content-validation-name="val11" table:style-name="ce35"/>
          <table:table-cell office:value-type="string" table:content-validation-name="val13" table:style-name="ce34">
            <text:p>Betriebswirtschaft hbfm10005</text:p>
          </table:table-cell>
          <table:table-cell office:value-type="string" table:content-validation-name="val14" table:style-name="ce35">
            <text:p>Bilanzrechthbfm10006</text:p>
          </table:table-cell>
          <table:table-cell table:content-validation-name="val15" table:style-name="ce34"/>
          <table:table-cell table:content-validation-name="val16" table:style-name="ce35"/>
          <table:table-cell table:content-validation-name="val17" table:style-name="ce34"/>
          <table:table-cell table:content-validation-name="val18" table:style-name="ce35"/>
          <table:table-cell table:content-validation-name="val19" table:style-name="ce34"/>
          <table:table-cell/>
          <table:table-cell table:content-validation-name="val20" table:style-name="ce34"/>
          <table:table-cell table:content-validation-name="val21" table:style-name="ce35"/>
          <table:table-cell table:number-columns-repeated="16359"/>
        </table:table-row>
        <table:table-row table:style-name="ro3">
          <table:table-cell table:style-name="ce8"/>
          <table:table-cell office:value-type="string" table:style-name="ce9">
            <text:p>Stollfuß</text:p>
          </table:table-cell>
          <table:table-cell office:value-type="string" table:style-name="ce10">
            <text:p>Fischer/Neubeck, HGB-Jahresabschluss - Erstellung, prüferische Durchsicht und Prüfung 2017/2018</text:p>
          </table:table-cell>
          <table:table-cell table:content-validation-name="val1" table:style-name="ce11"/>
          <table:table-cell table:content-validation-name="val4" table:style-name="ce12"/>
          <table:table-cell office:value-type="string" table:content-validation-name="val10" table:style-name="ce11">
            <text:p>Steuerrecht &amp; Finanzwesen10602</text:p>
          </table:table-cell>
          <table:table-cell table:content-validation-name="val9" table:style-name="ce12"/>
          <table:table-cell table:content-validation-name="val5" table:style-name="ce11"/>
          <table:table-cell table:content-validation-name="val6" table:style-name="ce12"/>
          <table:table-cell office:value-type="string" table:content-validation-name="val2" table:style-name="ce11">
            <text:p>Wirtschaftsrecht12140</text:p>
          </table:table-cell>
          <table:table-cell office:value-type="string" table:content-validation-name="val3" table:style-name="ce12">
            <text:p>Handels- &amp; Bilanzrecht12167</text:p>
          </table:table-cell>
          <table:table-cell table:content-validation-name="val7" table:style-name="ce11"/>
          <table:table-cell table:content-validation-name="val8" table:style-name="ce12"/>
          <table:table-cell table:content-validation-name="val12" table:style-name="ce34"/>
          <table:table-cell table:content-validation-name="val11" table:style-name="ce35"/>
          <table:table-cell office:value-type="string" table:content-validation-name="val13" table:style-name="ce34">
            <text:p>Betriebswirtschaft hbfm10005</text:p>
          </table:table-cell>
          <table:table-cell office:value-type="string" table:content-validation-name="val14" table:style-name="ce35">
            <text:p>Bilanzrechthbfm10006</text:p>
          </table:table-cell>
          <table:table-cell table:content-validation-name="val15" table:style-name="ce34"/>
          <table:table-cell table:content-validation-name="val16" table:style-name="ce35"/>
          <table:table-cell table:content-validation-name="val17" table:style-name="ce34"/>
          <table:table-cell table:content-validation-name="val18" table:style-name="ce35"/>
          <table:table-cell table:content-validation-name="val19" table:style-name="ce34"/>
          <table:table-cell/>
          <table:table-cell table:content-validation-name="val20" table:style-name="ce34"/>
          <table:table-cell table:content-validation-name="val21" table:style-name="ce35"/>
          <table:table-cell table:number-columns-repeated="16359"/>
        </table:table-row>
        <table:table-row table:style-name="ro3">
          <table:table-cell table:style-name="ce8"/>
          <table:table-cell office:value-type="string" table:style-name="ce9">
            <text:p>Stollfuß</text:p>
          </table:table-cell>
          <table:table-cell office:value-type="string" table:style-name="ce10">
            <text:p>Ebner Stolz, IFRS-Jahresabschluss - Erstellung und Prüfung 2014/15</text:p>
          </table:table-cell>
          <table:table-cell table:content-validation-name="val1" table:style-name="ce11"/>
          <table:table-cell table:content-validation-name="val4" table:style-name="ce12"/>
          <table:table-cell office:value-type="string" table:content-validation-name="val10" table:style-name="ce11">
            <text:p>Steuerrecht &amp; Finanzwesen10602</text:p>
          </table:table-cell>
          <table:table-cell table:content-validation-name="val9" table:style-name="ce12"/>
          <table:table-cell table:content-validation-name="val5" table:style-name="ce11"/>
          <table:table-cell table:content-validation-name="val6" table:style-name="ce12"/>
          <table:table-cell office:value-type="string" table:content-validation-name="val2" table:style-name="ce11">
            <text:p>Wirtschaftsrecht12140</text:p>
          </table:table-cell>
          <table:table-cell office:value-type="string" table:content-validation-name="val3" table:style-name="ce12">
            <text:p>Handels- &amp; Bilanzrecht12167</text:p>
          </table:table-cell>
          <table:table-cell table:content-validation-name="val7" table:style-name="ce11"/>
          <table:table-cell table:content-validation-name="val8" table:style-name="ce12"/>
          <table:table-cell table:content-validation-name="val12" table:style-name="ce34"/>
          <table:table-cell table:content-validation-name="val11" table:style-name="ce35"/>
          <table:table-cell office:value-type="string" table:content-validation-name="val13" table:style-name="ce34">
            <text:p>Betriebswirtschaft hbfm10005</text:p>
          </table:table-cell>
          <table:table-cell office:value-type="string" table:content-validation-name="val14" table:style-name="ce35">
            <text:p>Bilanzrechthbfm10006</text:p>
          </table:table-cell>
          <table:table-cell table:content-validation-name="val15" table:style-name="ce34"/>
          <table:table-cell table:content-validation-name="val16" table:style-name="ce35"/>
          <table:table-cell table:content-validation-name="val17" table:style-name="ce34"/>
          <table:table-cell table:content-validation-name="val18" table:style-name="ce35"/>
          <table:table-cell table:content-validation-name="val19" table:style-name="ce34"/>
          <table:table-cell/>
          <table:table-cell table:content-validation-name="val20" table:style-name="ce34"/>
          <table:table-cell table:content-validation-name="val21" table:style-name="ce35"/>
          <table:table-cell table:number-columns-repeated="16359"/>
        </table:table-row>
        <table:table-row table:style-name="ro3">
          <table:table-cell table:style-name="ce8"/>
          <table:table-cell office:value-type="string" table:style-name="ce9">
            <text:p>Stollfuß</text:p>
          </table:table-cell>
          <table:table-cell office:value-type="string" table:style-name="ce10">
            <text:p>Ebner Stolz, IFRS-Jahresabschluss - Erstellung und Prüfung 2016/17</text:p>
          </table:table-cell>
          <table:table-cell table:content-validation-name="val1" table:style-name="ce11"/>
          <table:table-cell table:content-validation-name="val4" table:style-name="ce12"/>
          <table:table-cell office:value-type="string" table:content-validation-name="val10" table:style-name="ce11">
            <text:p>Steuerrecht &amp; Finanzwesen10602</text:p>
          </table:table-cell>
          <table:table-cell table:content-validation-name="val9" table:style-name="ce12"/>
          <table:table-cell table:content-validation-name="val5" table:style-name="ce11"/>
          <table:table-cell table:content-validation-name="val6" table:style-name="ce12"/>
          <table:table-cell office:value-type="string" table:content-validation-name="val2" table:style-name="ce11">
            <text:p>Wirtschaftsrecht12140</text:p>
          </table:table-cell>
          <table:table-cell office:value-type="string" table:content-validation-name="val3" table:style-name="ce12">
            <text:p>Handels- &amp; Bilanzrecht12167</text:p>
          </table:table-cell>
          <table:table-cell table:content-validation-name="val7" table:style-name="ce11"/>
          <table:table-cell table:content-validation-name="val8" table:style-name="ce12"/>
          <table:table-cell table:content-validation-name="val12" table:style-name="ce34"/>
          <table:table-cell table:content-validation-name="val11" table:style-name="ce35"/>
          <table:table-cell office:value-type="string" table:content-validation-name="val13" table:style-name="ce34">
            <text:p>Betriebswirtschaft hbfm10005</text:p>
          </table:table-cell>
          <table:table-cell office:value-type="string" table:content-validation-name="val14" table:style-name="ce35">
            <text:p>Bilanzrechthbfm10006</text:p>
          </table:table-cell>
          <table:table-cell table:content-validation-name="val15" table:style-name="ce34"/>
          <table:table-cell table:content-validation-name="val16" table:style-name="ce35"/>
          <table:table-cell table:content-validation-name="val17" table:style-name="ce34"/>
          <table:table-cell table:content-validation-name="val18" table:style-name="ce35"/>
          <table:table-cell table:content-validation-name="val19" table:style-name="ce34"/>
          <table:table-cell/>
          <table:table-cell table:content-validation-name="val20" table:style-name="ce34"/>
          <table:table-cell table:content-validation-name="val21" table:style-name="ce35"/>
          <table:table-cell table:number-columns-repeated="16359"/>
        </table:table-row>
        <table:table-row table:style-name="ro3">
          <table:table-cell table:style-name="ce8"/>
          <table:table-cell office:value-type="string" table:style-name="ce9">
            <text:p>Stollfuß</text:p>
          </table:table-cell>
          <table:table-cell office:value-type="string" table:style-name="ce10">
            <text:p>Ebner Stolz, IFRS-Jahresabschluss - Erstellung und Prüfung 2017/18</text:p>
          </table:table-cell>
          <table:table-cell table:content-validation-name="val1" table:style-name="ce11"/>
          <table:table-cell table:content-validation-name="val4" table:style-name="ce12"/>
          <table:table-cell office:value-type="string" table:content-validation-name="val10" table:style-name="ce11">
            <text:p>Steuerrecht &amp; Finanzwesen10602</text:p>
          </table:table-cell>
          <table:table-cell table:content-validation-name="val9" table:style-name="ce12"/>
          <table:table-cell table:content-validation-name="val5" table:style-name="ce11"/>
          <table:table-cell table:content-validation-name="val6" table:style-name="ce12"/>
          <table:table-cell office:value-type="string" table:content-validation-name="val2" table:style-name="ce11">
            <text:p>Wirtschaftsrecht12140</text:p>
          </table:table-cell>
          <table:table-cell office:value-type="string" table:content-validation-name="val3" table:style-name="ce12">
            <text:p>Handels- &amp; Bilanzrecht12167</text:p>
          </table:table-cell>
          <table:table-cell table:content-validation-name="val7" table:style-name="ce11"/>
          <table:table-cell table:content-validation-name="val8" table:style-name="ce12"/>
          <table:table-cell table:content-validation-name="val12" table:style-name="ce34"/>
          <table:table-cell table:content-validation-name="val11" table:style-name="ce35"/>
          <table:table-cell office:value-type="string" table:content-validation-name="val13" table:style-name="ce34">
            <text:p>Betriebswirtschaft hbfm10005</text:p>
          </table:table-cell>
          <table:table-cell office:value-type="string" table:content-validation-name="val14" table:style-name="ce35">
            <text:p>Bilanzrechthbfm10006</text:p>
          </table:table-cell>
          <table:table-cell table:content-validation-name="val15" table:style-name="ce34"/>
          <table:table-cell table:content-validation-name="val16" table:style-name="ce35"/>
          <table:table-cell table:content-validation-name="val17" table:style-name="ce34"/>
          <table:table-cell table:content-validation-name="val18" table:style-name="ce35"/>
          <table:table-cell table:content-validation-name="val19" table:style-name="ce34"/>
          <table:table-cell/>
          <table:table-cell table:content-validation-name="val20" table:style-name="ce34"/>
          <table:table-cell table:content-validation-name="val21" table:style-name="ce35"/>
          <table:table-cell table:number-columns-repeated="16359"/>
        </table:table-row>
        <table:table-row table:style-name="ro3">
          <table:table-cell table:style-name="ce8"/>
          <table:table-cell office:value-type="string" table:style-name="ce9">
            <text:p>Stollfuß</text:p>
          </table:table-cell>
          <table:table-cell office:value-type="string" table:style-name="ce10">
            <text:p>Thiele/von Keitz/Brücks, Internationales Bilanzrecht</text:p>
          </table:table-cell>
          <table:table-cell table:content-validation-name="val1" table:style-name="ce11"/>
          <table:table-cell table:content-validation-name="val4" table:style-name="ce12"/>
          <table:table-cell office:value-type="string" table:content-validation-name="val10" table:style-name="ce11">
            <text:p>Steuerrecht &amp; Finanzwesen10602</text:p>
          </table:table-cell>
          <table:table-cell table:content-validation-name="val9" table:style-name="ce12"/>
          <table:table-cell table:content-validation-name="val5" table:style-name="ce11"/>
          <table:table-cell table:content-validation-name="val6" table:style-name="ce12"/>
          <table:table-cell office:value-type="string" table:content-validation-name="val2" table:style-name="ce11">
            <text:p>Wirtschaftsrecht12140</text:p>
          </table:table-cell>
          <table:table-cell office:value-type="string" table:content-validation-name="val3" table:style-name="ce12">
            <text:p>Handels- &amp; Bilanzrecht12167</text:p>
          </table:table-cell>
          <table:table-cell table:content-validation-name="val7" table:style-name="ce11"/>
          <table:table-cell table:content-validation-name="val8" table:style-name="ce12"/>
          <table:table-cell table:content-validation-name="val12" table:style-name="ce34"/>
          <table:table-cell table:content-validation-name="val11" table:style-name="ce35"/>
          <table:table-cell office:value-type="string" table:content-validation-name="val13" table:style-name="ce34">
            <text:p>Betriebswirtschaft hbfm10005</text:p>
          </table:table-cell>
          <table:table-cell office:value-type="string" table:content-validation-name="val14" table:style-name="ce35">
            <text:p>Bilanzrechthbfm10006</text:p>
          </table:table-cell>
          <table:table-cell table:content-validation-name="val15" table:style-name="ce34"/>
          <table:table-cell table:content-validation-name="val16" table:style-name="ce35"/>
          <table:table-cell table:content-validation-name="val17" table:style-name="ce34"/>
          <table:table-cell table:content-validation-name="val18" table:style-name="ce35"/>
          <table:table-cell table:content-validation-name="val19" table:style-name="ce34"/>
          <table:table-cell/>
          <table:table-cell table:content-validation-name="val20" table:style-name="ce34"/>
          <table:table-cell table:content-validation-name="val21" table:style-name="ce35"/>
          <table:table-cell table:number-columns-repeated="16359"/>
        </table:table-row>
        <table:table-row table:style-name="ro5">
          <table:table-cell table:style-name="ce8"/>
          <table:table-cell office:value-type="string" table:style-name="ce9">
            <text:p>Stollfuß</text:p>
          </table:table-cell>
          <table:table-cell office:value-type="string" table:style-name="ce10">
            <text:p>Sönsken/Rosarius, Investitionsförderung Handbuch</text:p>
          </table:table-cell>
          <table:table-cell table:content-validation-name="val1" table:style-name="ce11"/>
          <table:table-cell table:content-validation-name="val4" table:style-name="ce12"/>
          <table:table-cell office:value-type="string" table:content-validation-name="val10" table:style-name="ce11">
            <text:p>Steuerrecht &amp; Finanzwesen10602</text:p>
          </table:table-cell>
          <table:table-cell table:content-validation-name="val9" table:style-name="ce12"/>
          <table:table-cell table:content-validation-name="val5" table:style-name="ce11"/>
          <table:table-cell table:content-validation-name="val6" table:style-name="ce12"/>
          <table:table-cell table:content-validation-name="val2" table:style-name="ce11"/>
          <table:table-cell table:content-validation-name="val3" table:style-name="ce12"/>
          <table:table-cell table:content-validation-name="val7" table:style-name="ce11"/>
          <table:table-cell table:content-validation-name="val8" table:style-name="ce12"/>
          <table:table-cell table:content-validation-name="val12" table:style-name="ce34"/>
          <table:table-cell table:content-validation-name="val11" table:style-name="ce35"/>
          <table:table-cell office:value-type="string" table:content-validation-name="val13" table:style-name="ce34">
            <text:p>Betriebswirtschaft hbfm10005</text:p>
          </table:table-cell>
          <table:table-cell office:value-type="string" table:content-validation-name="val14" table:style-name="ce35">
            <text:p>Corporate Financehbfm10007</text:p>
          </table:table-cell>
          <table:table-cell table:content-validation-name="val15" table:style-name="ce34"/>
          <table:table-cell table:content-validation-name="val16" table:style-name="ce35"/>
          <table:table-cell table:content-validation-name="val17" table:style-name="ce34"/>
          <table:table-cell table:content-validation-name="val18" table:style-name="ce35"/>
          <table:table-cell table:content-validation-name="val19" table:style-name="ce34"/>
          <table:table-cell/>
          <table:table-cell table:content-validation-name="val20" table:style-name="ce34"/>
          <table:table-cell table:content-validation-name="val21" table:style-name="ce35"/>
          <table:table-cell table:number-columns-repeated="16359"/>
        </table:table-row>
        <table:table-row table:style-name="ro7">
          <table:table-cell table:style-name="ce8"/>
          <table:table-cell office:value-type="string" table:style-name="ce9">
            <text:p>Stollfuß</text:p>
          </table:table-cell>
          <table:table-cell office:value-type="string" table:style-name="ce10">
            <text:p>BeSt – Beratersicht zur Steuerrechtsprechung</text:p>
          </table:table-cell>
          <table:table-cell table:content-validation-name="val1" table:style-name="ce11"/>
          <table:table-cell table:content-validation-name="val4" table:style-name="ce12"/>
          <table:table-cell office:value-type="string" table:content-validation-name="val10" table:style-name="ce11">
            <text:p>Steuerrecht &amp; Finanzwesen10602</text:p>
          </table:table-cell>
          <table:table-cell office:value-type="string" table:content-validation-name="val9" table:style-name="ce12">
            <text:p>Behördliches Verfahren &amp; Finanzverwaltung10603, Körperschaftsteuer10764, Einkommensteuer10648, Erbschaft- &amp; Schenkungsteuer10718, Gewerbesteuer10734, Grunderwerbsteuer10744, Grundsteuer10752, Kirchensteuer10759, Umsatzsteuer10774, Umwandlungsteuer10791, Verfahren vor den Finanzgerichten10797, Weitere Steuern10859</text:p>
          </table:table-cell>
          <table:table-cell table:content-validation-name="val5" table:style-name="ce11"/>
          <table:table-cell table:content-validation-name="val6" table:style-name="ce12"/>
          <table:table-cell table:content-validation-name="val2" table:style-name="ce11"/>
          <table:table-cell table:content-validation-name="val3" table:style-name="ce12"/>
          <table:table-cell table:content-validation-name="val7" table:style-name="ce11"/>
          <table:table-cell table:content-validation-name="val8" table:style-name="ce12"/>
          <table:table-cell table:content-validation-name="val12" table:style-name="ce34"/>
          <table:table-cell table:content-validation-name="val11" table:style-name="ce35"/>
          <table:table-cell table:content-validation-name="val13" table:style-name="ce34"/>
          <table:table-cell table:content-validation-name="val14" table:style-name="ce35"/>
          <table:table-cell table:content-validation-name="val15" table:style-name="ce34"/>
          <table:table-cell table:content-validation-name="val16" table:style-name="ce35"/>
          <table:table-cell table:content-validation-name="val17" table:style-name="ce34"/>
          <table:table-cell table:content-validation-name="val18" table:style-name="ce35"/>
          <table:table-cell table:content-validation-name="val19" table:style-name="ce34"/>
          <table:table-cell/>
          <table:table-cell table:content-validation-name="val20" table:style-name="ce34"/>
          <table:table-cell table:content-validation-name="val21" table:style-name="ce35"/>
          <table:table-cell table:number-columns-repeated="16359"/>
        </table:table-row>
        <table:table-row table:style-name="ro3">
          <table:table-cell table:style-name="ce8"/>
          <table:table-cell office:value-type="string" table:style-name="ce9">
            <text:p>Stollfuß</text:p>
          </table:table-cell>
          <table:table-cell office:value-type="string" table:style-name="ce10">
            <text:p>Claudy/Henseler/Kümpel/Staats, KSt-/GewSt-/USt-Erklärung 2016</text:p>
          </table:table-cell>
          <table:table-cell table:content-validation-name="val1" table:style-name="ce11"/>
          <table:table-cell table:content-validation-name="val4" table:style-name="ce12"/>
          <table:table-cell office:value-type="string" table:content-validation-name="val10" table:style-name="ce11">
            <text:p>Steuerrecht &amp; Finanzwesen10602</text:p>
          </table:table-cell>
          <table:table-cell office:value-type="string" table:content-validation-name="val9" table:style-name="ce12">
            <text:p>Körperschaftsteuer10764, Gewerbesteuer10734, Umsatzsteuer10774</text:p>
          </table:table-cell>
          <table:table-cell table:content-validation-name="val5" table:style-name="ce11"/>
          <table:table-cell table:content-validation-name="val6" table:style-name="ce12"/>
          <table:table-cell table:content-validation-name="val2" table:style-name="ce11"/>
          <table:table-cell table:content-validation-name="val3" table:style-name="ce12"/>
          <table:table-cell table:content-validation-name="val7" table:style-name="ce11"/>
          <table:table-cell table:content-validation-name="val8" table:style-name="ce12"/>
          <table:table-cell table:content-validation-name="val12" table:style-name="ce34"/>
          <table:table-cell table:content-validation-name="val11" table:style-name="ce35"/>
          <table:table-cell table:content-validation-name="val13" table:style-name="ce34"/>
          <table:table-cell table:content-validation-name="val14" table:style-name="ce35"/>
          <table:table-cell table:content-validation-name="val15" table:style-name="ce34"/>
          <table:table-cell table:content-validation-name="val16" table:style-name="ce35"/>
          <table:table-cell table:content-validation-name="val17" table:style-name="ce34"/>
          <table:table-cell table:content-validation-name="val18" table:style-name="ce35"/>
          <table:table-cell table:content-validation-name="val19" table:style-name="ce34"/>
          <table:table-cell/>
          <table:table-cell table:content-validation-name="val20" table:style-name="ce34"/>
          <table:table-cell table:content-validation-name="val21" table:style-name="ce35"/>
          <table:table-cell table:number-columns-repeated="16359"/>
        </table:table-row>
        <table:table-row table:style-name="ro3">
          <table:table-cell table:style-name="ce8"/>
          <table:table-cell office:value-type="string" table:style-name="ce9">
            <text:p>Stollfuß</text:p>
          </table:table-cell>
          <table:table-cell office:value-type="string" table:style-name="ce10">
            <text:p>Claudy/Henseler/Kümpel/Staats, KSt-/GewSt-/USt-Erklärung 2017</text:p>
          </table:table-cell>
          <table:table-cell table:content-validation-name="val1" table:style-name="ce11"/>
          <table:table-cell table:content-validation-name="val4" table:style-name="ce12"/>
          <table:table-cell office:value-type="string" table:content-validation-name="val10" table:style-name="ce11">
            <text:p>Steuerrecht &amp; Finanzwesen10602</text:p>
          </table:table-cell>
          <table:table-cell office:value-type="string" table:content-validation-name="val9" table:style-name="ce12">
            <text:p>Körperschaftsteuer10764, Gewerbesteuer10734, Umsatzsteuer10774</text:p>
          </table:table-cell>
          <table:table-cell table:content-validation-name="val5" table:style-name="ce11"/>
          <table:table-cell table:content-validation-name="val6" table:style-name="ce12"/>
          <table:table-cell table:content-validation-name="val2" table:style-name="ce11"/>
          <table:table-cell table:content-validation-name="val3" table:style-name="ce12"/>
          <table:table-cell table:content-validation-name="val7" table:style-name="ce11"/>
          <table:table-cell table:content-validation-name="val8" table:style-name="ce12"/>
          <table:table-cell table:content-validation-name="val12" table:style-name="ce34"/>
          <table:table-cell table:content-validation-name="val11" table:style-name="ce35"/>
          <table:table-cell table:content-validation-name="val13" table:style-name="ce34"/>
          <table:table-cell table:content-validation-name="val14" table:style-name="ce35"/>
          <table:table-cell table:content-validation-name="val15" table:style-name="ce34"/>
          <table:table-cell table:content-validation-name="val16" table:style-name="ce35"/>
          <table:table-cell table:content-validation-name="val17" table:style-name="ce34"/>
          <table:table-cell table:content-validation-name="val18" table:style-name="ce35"/>
          <table:table-cell table:content-validation-name="val19" table:style-name="ce34"/>
          <table:table-cell/>
          <table:table-cell table:content-validation-name="val20" table:style-name="ce34"/>
          <table:table-cell table:content-validation-name="val21" table:style-name="ce35"/>
          <table:table-cell table:number-columns-repeated="16359"/>
        </table:table-row>
        <table:table-row table:style-name="ro5">
          <table:table-cell table:style-name="ce8"/>
          <table:table-cell office:value-type="string" table:style-name="ce9">
            <text:p>Stollfuß</text:p>
          </table:table-cell>
          <table:table-cell office:value-type="string" table:style-name="ce10">
            <text:p>Huhn/Karthaus/Wenzel, KSt-Handausgabe 2016</text:p>
          </table:table-cell>
          <table:table-cell table:content-validation-name="val1" table:style-name="ce11"/>
          <table:table-cell table:content-validation-name="val4" table:style-name="ce12"/>
          <table:table-cell office:value-type="string" table:content-validation-name="val10" table:style-name="ce11">
            <text:p>Steuerrecht &amp; Finanzwesen10602</text:p>
          </table:table-cell>
          <table:table-cell office:value-type="string" table:content-validation-name="val9" table:style-name="ce12">
            <text:p>Körperschaftsteuer10764</text:p>
          </table:table-cell>
          <table:table-cell table:content-validation-name="val5" table:style-name="ce11"/>
          <table:table-cell table:content-validation-name="val6" table:style-name="ce12"/>
          <table:table-cell table:content-validation-name="val2" table:style-name="ce11"/>
          <table:table-cell table:content-validation-name="val3" table:style-name="ce12"/>
          <table:table-cell table:content-validation-name="val7" table:style-name="ce11"/>
          <table:table-cell table:content-validation-name="val8" table:style-name="ce12"/>
          <table:table-cell table:content-validation-name="val12" table:style-name="ce34"/>
          <table:table-cell table:content-validation-name="val11" table:style-name="ce35"/>
          <table:table-cell table:content-validation-name="val13" table:style-name="ce34"/>
          <table:table-cell table:content-validation-name="val14" table:style-name="ce35"/>
          <table:table-cell table:content-validation-name="val15" table:style-name="ce34"/>
          <table:table-cell table:content-validation-name="val16" table:style-name="ce35"/>
          <table:table-cell table:content-validation-name="val17" table:style-name="ce34"/>
          <table:table-cell table:content-validation-name="val18" table:style-name="ce35"/>
          <table:table-cell table:content-validation-name="val19" table:style-name="ce34"/>
          <table:table-cell/>
          <table:table-cell table:content-validation-name="val20" table:style-name="ce34"/>
          <table:table-cell table:content-validation-name="val21" table:style-name="ce35"/>
          <table:table-cell table:number-columns-repeated="16359"/>
        </table:table-row>
        <table:table-row table:style-name="ro5">
          <table:table-cell table:style-name="ce8"/>
          <table:table-cell office:value-type="string" table:style-name="ce9">
            <text:p>Stollfuß</text:p>
          </table:table-cell>
          <table:table-cell office:value-type="string" table:style-name="ce10">
            <text:p>Huhn/Karthaus/Wenzel, KSt-Handausgabe 2017</text:p>
          </table:table-cell>
          <table:table-cell table:content-validation-name="val1" table:style-name="ce11"/>
          <table:table-cell table:content-validation-name="val4" table:style-name="ce12"/>
          <table:table-cell office:value-type="string" table:content-validation-name="val10" table:style-name="ce11">
            <text:p>Steuerrecht &amp; Finanzwesen10602</text:p>
          </table:table-cell>
          <table:table-cell office:value-type="string" table:content-validation-name="val9" table:style-name="ce12">
            <text:p>Körperschaftsteuer10764</text:p>
          </table:table-cell>
          <table:table-cell table:content-validation-name="val5" table:style-name="ce11"/>
          <table:table-cell table:content-validation-name="val6" table:style-name="ce12"/>
          <table:table-cell table:content-validation-name="val2" table:style-name="ce11"/>
          <table:table-cell table:content-validation-name="val3" table:style-name="ce12"/>
          <table:table-cell table:content-validation-name="val7" table:style-name="ce11"/>
          <table:table-cell table:content-validation-name="val8" table:style-name="ce12"/>
          <table:table-cell table:content-validation-name="val12" table:style-name="ce34"/>
          <table:table-cell table:content-validation-name="val11" table:style-name="ce35"/>
          <table:table-cell table:content-validation-name="val13" table:style-name="ce34"/>
          <table:table-cell table:content-validation-name="val14" table:style-name="ce35"/>
          <table:table-cell table:content-validation-name="val15" table:style-name="ce34"/>
          <table:table-cell table:content-validation-name="val16" table:style-name="ce35"/>
          <table:table-cell table:content-validation-name="val17" table:style-name="ce34"/>
          <table:table-cell table:content-validation-name="val18" table:style-name="ce35"/>
          <table:table-cell table:content-validation-name="val19" table:style-name="ce34"/>
          <table:table-cell/>
          <table:table-cell table:content-validation-name="val20" table:style-name="ce34"/>
          <table:table-cell table:content-validation-name="val21" table:style-name="ce35"/>
          <table:table-cell table:number-columns-repeated="16359"/>
        </table:table-row>
        <table:table-row table:style-name="ro5">
          <table:table-cell table:style-name="ce8"/>
          <table:table-cell office:value-type="string" table:style-name="ce9">
            <text:p>Stollfuß</text:p>
          </table:table-cell>
          <table:table-cell office:value-type="string" table:style-name="ce10">
            <text:p>Ernst &amp; Young, KStG</text:p>
          </table:table-cell>
          <table:table-cell table:content-validation-name="val1" table:style-name="ce11"/>
          <table:table-cell table:content-validation-name="val4" table:style-name="ce12"/>
          <table:table-cell office:value-type="string" table:content-validation-name="val10" table:style-name="ce11">
            <text:p>Steuerrecht &amp; Finanzwesen10602</text:p>
          </table:table-cell>
          <table:table-cell office:value-type="string" table:content-validation-name="val9" table:style-name="ce12">
            <text:p>Körperschaftsteuer10764</text:p>
          </table:table-cell>
          <table:table-cell table:content-validation-name="val5" table:style-name="ce11"/>
          <table:table-cell table:content-validation-name="val6" table:style-name="ce12"/>
          <table:table-cell table:content-validation-name="val2" table:style-name="ce11"/>
          <table:table-cell table:content-validation-name="val3" table:style-name="ce12"/>
          <table:table-cell table:content-validation-name="val7" table:style-name="ce11"/>
          <table:table-cell table:content-validation-name="val8" table:style-name="ce12"/>
          <table:table-cell table:content-validation-name="val12" table:style-name="ce34"/>
          <table:table-cell table:content-validation-name="val11" table:style-name="ce35"/>
          <table:table-cell table:content-validation-name="val13" table:style-name="ce34"/>
          <table:table-cell table:content-validation-name="val14" table:style-name="ce35"/>
          <table:table-cell table:content-validation-name="val15" table:style-name="ce34"/>
          <table:table-cell table:content-validation-name="val16" table:style-name="ce35"/>
          <table:table-cell table:content-validation-name="val17" table:style-name="ce34"/>
          <table:table-cell table:content-validation-name="val18" table:style-name="ce35"/>
          <table:table-cell table:content-validation-name="val19" table:style-name="ce34"/>
          <table:table-cell/>
          <table:table-cell table:content-validation-name="val20" table:style-name="ce34"/>
          <table:table-cell table:content-validation-name="val21" table:style-name="ce35"/>
          <table:table-cell table:number-columns-repeated="16359"/>
        </table:table-row>
        <table:table-row table:style-name="ro5">
          <table:table-cell table:style-name="ce8"/>
          <table:table-cell office:value-type="string" table:style-name="ce9">
            <text:p>Stollfuß</text:p>
          </table:table-cell>
          <table:table-cell office:value-type="string" table:style-name="ce10">
            <text:p>Lexikon des Rechts</text:p>
          </table:table-cell>
          <table:table-cell office:value-type="string" table:content-validation-name="val1" table:style-name="ce11">
            <text:p>Arbeitsrecht10001</text:p>
          </table:table-cell>
          <table:table-cell table:content-validation-name="val4" table:style-name="ce12"/>
          <table:table-cell office:value-type="string" table:content-validation-name="val10" table:style-name="ce11">
            <text:p>Steuerrecht &amp; Finanzwesen10602</text:p>
          </table:table-cell>
          <table:table-cell table:content-validation-name="val9" table:style-name="ce12"/>
          <table:table-cell table:content-validation-name="val5" table:style-name="ce11"/>
          <table:table-cell table:content-validation-name="val6" table:style-name="ce12"/>
          <table:table-cell table:content-validation-name="val2" table:style-name="ce11"/>
          <table:table-cell table:content-validation-name="val3" table:style-name="ce12"/>
          <table:table-cell table:content-validation-name="val7" table:style-name="ce11"/>
          <table:table-cell table:content-validation-name="val8" table:style-name="ce12"/>
          <table:table-cell table:content-validation-name="val12" table:style-name="ce34"/>
          <table:table-cell table:content-validation-name="val11" table:style-name="ce35"/>
          <table:table-cell table:content-validation-name="val13" table:style-name="ce34"/>
          <table:table-cell table:content-validation-name="val14" table:style-name="ce35"/>
          <table:table-cell table:content-validation-name="val15" table:style-name="ce34"/>
          <table:table-cell table:content-validation-name="val16" table:style-name="ce35"/>
          <table:table-cell table:content-validation-name="val17" table:style-name="ce34"/>
          <table:table-cell table:content-validation-name="val18" table:style-name="ce35"/>
          <table:table-cell table:content-validation-name="val19" table:style-name="ce34"/>
          <table:table-cell/>
          <table:table-cell table:content-validation-name="val20" table:style-name="ce34"/>
          <table:table-cell table:content-validation-name="val21" table:style-name="ce35"/>
          <table:table-cell table:number-columns-repeated="16359"/>
        </table:table-row>
        <table:table-row table:style-name="ro5">
          <table:table-cell table:style-name="ce8"/>
          <table:table-cell office:value-type="string" table:style-name="ce9">
            <text:p>Stollfuß</text:p>
          </table:table-cell>
          <table:table-cell office:value-type="string" table:style-name="ce10">
            <text:p>Lexikon des Steuerrechts</text:p>
          </table:table-cell>
          <table:table-cell table:content-validation-name="val1" table:style-name="ce11"/>
          <table:table-cell table:content-validation-name="val4" table:style-name="ce12"/>
          <table:table-cell office:value-type="string" table:content-validation-name="val10" table:style-name="ce11">
            <text:p>Steuerrecht &amp; Finanzwesen10602</text:p>
          </table:table-cell>
          <table:table-cell table:content-validation-name="val9" table:style-name="ce12"/>
          <table:table-cell table:content-validation-name="val5" table:style-name="ce11"/>
          <table:table-cell table:content-validation-name="val6" table:style-name="ce12"/>
          <table:table-cell table:content-validation-name="val2" table:style-name="ce11"/>
          <table:table-cell table:content-validation-name="val3" table:style-name="ce12"/>
          <table:table-cell table:content-validation-name="val7" table:style-name="ce11"/>
          <table:table-cell table:content-validation-name="val8" table:style-name="ce12"/>
          <table:table-cell table:content-validation-name="val12" table:style-name="ce34"/>
          <table:table-cell table:content-validation-name="val11" table:style-name="ce35"/>
          <table:table-cell table:content-validation-name="val13" table:style-name="ce34"/>
          <table:table-cell table:content-validation-name="val14" table:style-name="ce35"/>
          <table:table-cell table:content-validation-name="val15" table:style-name="ce34"/>
          <table:table-cell table:content-validation-name="val16" table:style-name="ce35"/>
          <table:table-cell table:content-validation-name="val17" table:style-name="ce34"/>
          <table:table-cell table:content-validation-name="val18" table:style-name="ce35"/>
          <table:table-cell table:content-validation-name="val19" table:style-name="ce34"/>
          <table:table-cell/>
          <table:table-cell table:content-validation-name="val20" table:style-name="ce34"/>
          <table:table-cell table:content-validation-name="val21" table:style-name="ce35"/>
          <table:table-cell table:number-columns-repeated="16359"/>
        </table:table-row>
        <table:table-row table:style-name="ro5">
          <table:table-cell table:style-name="ce8"/>
          <table:table-cell office:value-type="string" table:style-name="ce9">
            <text:p>Stollfuß</text:p>
          </table:table-cell>
          <table:table-cell office:value-type="string" table:style-name="ce10">
            <text:p>Hintzen, Lohnpfändung</text:p>
          </table:table-cell>
          <table:table-cell office:value-type="string" table:content-validation-name="val1" table:style-name="ce11">
            <text:p>Arbeitsrecht10001</text:p>
          </table:table-cell>
          <table:table-cell table:content-validation-name="val4" table:style-name="ce12"/>
          <table:table-cell office:value-type="string" table:content-validation-name="val10" table:style-name="ce11">
            <text:p>Steuerrecht &amp; Finanzwesen10602</text:p>
          </table:table-cell>
          <table:table-cell table:content-validation-name="val9" table:style-name="ce12"/>
          <table:table-cell table:content-validation-name="val5" table:style-name="ce11"/>
          <table:table-cell table:content-validation-name="val6" table:style-name="ce12"/>
          <table:table-cell table:content-validation-name="val2" table:style-name="ce11"/>
          <table:table-cell table:content-validation-name="val3" table:style-name="ce12"/>
          <table:table-cell table:content-validation-name="val7" table:style-name="ce11"/>
          <table:table-cell table:content-validation-name="val8" table:style-name="ce12"/>
          <table:table-cell table:content-validation-name="val12" table:style-name="ce34"/>
          <table:table-cell table:content-validation-name="val11" table:style-name="ce35"/>
          <table:table-cell table:content-validation-name="val13" table:style-name="ce34"/>
          <table:table-cell table:content-validation-name="val14" table:style-name="ce35"/>
          <table:table-cell table:content-validation-name="val15" table:style-name="ce34"/>
          <table:table-cell table:content-validation-name="val16" table:style-name="ce35"/>
          <table:table-cell table:content-validation-name="val17" table:style-name="ce34"/>
          <table:table-cell table:content-validation-name="val18" table:style-name="ce35"/>
          <table:table-cell table:content-validation-name="val19" table:style-name="ce34"/>
          <table:table-cell/>
          <table:table-cell table:content-validation-name="val20" table:style-name="ce34"/>
          <table:table-cell table:content-validation-name="val21" table:style-name="ce35"/>
          <table:table-cell table:number-columns-repeated="16359"/>
        </table:table-row>
        <table:table-row table:style-name="ro5">
          <table:table-cell table:style-name="ce8"/>
          <table:table-cell office:value-type="string" table:style-name="ce9">
            <text:p>Stollfuß</text:p>
          </table:table-cell>
          <table:table-cell office:value-type="string" table:style-name="ce10">
            <text:p>Nußbaum/Rosenbaum, LSt-Handausgabe 2017</text:p>
          </table:table-cell>
          <table:table-cell table:content-validation-name="val1" table:style-name="ce11"/>
          <table:table-cell table:content-validation-name="val4" table:style-name="ce12"/>
          <table:table-cell office:value-type="string" table:content-validation-name="val10" table:style-name="ce11">
            <text:p>Steuerrecht &amp; Finanzwesen10602</text:p>
          </table:table-cell>
          <table:table-cell office:value-type="string" table:content-validation-name="val9" table:style-name="ce12">
            <text:p>Kirchensteuer10759, Einkommensteuer10648</text:p>
          </table:table-cell>
          <table:table-cell table:content-validation-name="val5" table:style-name="ce11"/>
          <table:table-cell table:content-validation-name="val6" table:style-name="ce12"/>
          <table:table-cell table:content-validation-name="val2" table:style-name="ce11"/>
          <table:table-cell table:content-validation-name="val3" table:style-name="ce12"/>
          <table:table-cell table:content-validation-name="val7" table:style-name="ce11"/>
          <table:table-cell table:content-validation-name="val8" table:style-name="ce12"/>
          <table:table-cell table:content-validation-name="val12" table:style-name="ce34"/>
          <table:table-cell table:content-validation-name="val11" table:style-name="ce35"/>
          <table:table-cell table:content-validation-name="val13" table:style-name="ce34"/>
          <table:table-cell table:content-validation-name="val14" table:style-name="ce35"/>
          <table:table-cell table:content-validation-name="val15" table:style-name="ce34"/>
          <table:table-cell table:content-validation-name="val16" table:style-name="ce35"/>
          <table:table-cell table:content-validation-name="val17" table:style-name="ce34"/>
          <table:table-cell table:content-validation-name="val18" table:style-name="ce35"/>
          <table:table-cell table:content-validation-name="val19" table:style-name="ce34"/>
          <table:table-cell/>
          <table:table-cell table:content-validation-name="val20" table:style-name="ce34"/>
          <table:table-cell table:content-validation-name="val21" table:style-name="ce35"/>
          <table:table-cell table:number-columns-repeated="16359"/>
        </table:table-row>
        <table:table-row table:style-name="ro5">
          <table:table-cell table:style-name="ce8"/>
          <table:table-cell office:value-type="string" table:style-name="ce9">
            <text:p>Stollfuß</text:p>
          </table:table-cell>
          <table:table-cell office:value-type="string" table:style-name="ce10">
            <text:p>Nußbaum/Rosenbaum, LSt-Handausgabe 2018</text:p>
          </table:table-cell>
          <table:table-cell table:content-validation-name="val1" table:style-name="ce11"/>
          <table:table-cell table:content-validation-name="val4" table:style-name="ce12"/>
          <table:table-cell office:value-type="string" table:content-validation-name="val10" table:style-name="ce11">
            <text:p>Steuerrecht &amp; Finanzwesen10602</text:p>
          </table:table-cell>
          <table:table-cell office:value-type="string" table:content-validation-name="val9" table:style-name="ce12">
            <text:p>Kirchensteuer10759, Einkommensteuer10648</text:p>
          </table:table-cell>
          <table:table-cell table:content-validation-name="val5" table:style-name="ce11"/>
          <table:table-cell table:content-validation-name="val6" table:style-name="ce12"/>
          <table:table-cell table:content-validation-name="val2" table:style-name="ce11"/>
          <table:table-cell table:content-validation-name="val3" table:style-name="ce12"/>
          <table:table-cell table:content-validation-name="val7" table:style-name="ce11"/>
          <table:table-cell table:content-validation-name="val8" table:style-name="ce12"/>
          <table:table-cell table:content-validation-name="val12" table:style-name="ce34"/>
          <table:table-cell table:content-validation-name="val11" table:style-name="ce35"/>
          <table:table-cell table:content-validation-name="val13" table:style-name="ce34"/>
          <table:table-cell table:content-validation-name="val14" table:style-name="ce35"/>
          <table:table-cell table:content-validation-name="val15" table:style-name="ce34"/>
          <table:table-cell table:content-validation-name="val16" table:style-name="ce35"/>
          <table:table-cell table:content-validation-name="val17" table:style-name="ce34"/>
          <table:table-cell table:content-validation-name="val18" table:style-name="ce35"/>
          <table:table-cell table:content-validation-name="val19" table:style-name="ce34"/>
          <table:table-cell/>
          <table:table-cell table:content-validation-name="val20" table:style-name="ce34"/>
          <table:table-cell table:content-validation-name="val21" table:style-name="ce35"/>
          <table:table-cell table:number-columns-repeated="16359"/>
        </table:table-row>
        <table:table-row table:style-name="ro5">
          <table:table-cell table:style-name="ce8"/>
          <table:table-cell office:value-type="string" table:style-name="ce9">
            <text:p>Stollfuß</text:p>
          </table:table-cell>
          <table:table-cell office:value-type="string" table:style-name="ce10">
            <text:p>Abels/Besgen/Deck/Rausch, Mini-Jobs, Aushilfen, Teilzeit</text:p>
          </table:table-cell>
          <table:table-cell office:value-type="string" table:content-validation-name="val1" table:style-name="ce11">
            <text:p>Arbeitsrecht10001</text:p>
          </table:table-cell>
          <table:table-cell office:value-type="string" table:content-validation-name="val4" table:style-name="ce12">
            <text:p>Arbeitsvertragsrecht10072</text:p>
          </table:table-cell>
          <table:table-cell office:value-type="string" table:content-validation-name="val10" table:style-name="ce11">
            <text:p>Steuerrecht &amp; Finanzwesen10602</text:p>
          </table:table-cell>
          <table:table-cell table:content-validation-name="val9" table:style-name="ce12"/>
          <table:table-cell table:content-validation-name="val5" table:style-name="ce11"/>
          <table:table-cell table:content-validation-name="val6" table:style-name="ce12"/>
          <table:table-cell table:content-validation-name="val2" table:style-name="ce11"/>
          <table:table-cell table:content-validation-name="val3" table:style-name="ce12"/>
          <table:table-cell table:content-validation-name="val7" table:style-name="ce11"/>
          <table:table-cell table:content-validation-name="val8" table:style-name="ce12"/>
          <table:table-cell table:content-validation-name="val12" table:style-name="ce34"/>
          <table:table-cell table:content-validation-name="val11" table:style-name="ce35"/>
          <table:table-cell table:content-validation-name="val13" table:style-name="ce34"/>
          <table:table-cell table:content-validation-name="val14" table:style-name="ce35"/>
          <table:table-cell table:content-validation-name="val15" table:style-name="ce34"/>
          <table:table-cell table:content-validation-name="val16" table:style-name="ce35"/>
          <table:table-cell table:content-validation-name="val17" table:style-name="ce34"/>
          <table:table-cell table:content-validation-name="val18" table:style-name="ce35"/>
          <table:table-cell table:content-validation-name="val19" table:style-name="ce34"/>
          <table:table-cell/>
          <table:table-cell table:content-validation-name="val20" table:style-name="ce34"/>
          <table:table-cell table:content-validation-name="val21" table:style-name="ce35"/>
          <table:table-cell table:number-columns-repeated="16359"/>
        </table:table-row>
        <table:table-row table:style-name="ro5">
          <table:table-cell table:style-name="ce8"/>
          <table:table-cell office:value-type="string" table:style-name="ce9">
            <text:p>Stollfuß</text:p>
          </table:table-cell>
          <table:table-cell office:value-type="string" table:style-name="ce10">
            <text:p>Deck, Reisekosten</text:p>
          </table:table-cell>
          <table:table-cell office:value-type="string" table:content-validation-name="val1" table:style-name="ce11">
            <text:p>Arbeitsrecht10001</text:p>
          </table:table-cell>
          <table:table-cell office:value-type="string" table:content-validation-name="val4" table:style-name="ce12">
            <text:p>Arbeitsvertragsrecht10072</text:p>
          </table:table-cell>
          <table:table-cell office:value-type="string" table:content-validation-name="val10" table:style-name="ce11">
            <text:p>Steuerrecht &amp; Finanzwesen10602</text:p>
          </table:table-cell>
          <table:table-cell office:value-type="string" table:content-validation-name="val9" table:style-name="ce12">
            <text:p>Einkommensteuer10648</text:p>
          </table:table-cell>
          <table:table-cell table:content-validation-name="val5" table:style-name="ce11"/>
          <table:table-cell table:content-validation-name="val6" table:style-name="ce12"/>
          <table:table-cell office:value-type="string" table:content-validation-name="val2" table:style-name="ce11">
            <text:p>Wirtschaftsrecht12140</text:p>
          </table:table-cell>
          <table:table-cell table:content-validation-name="val3" table:style-name="ce12"/>
          <table:table-cell table:content-validation-name="val7" table:style-name="ce11"/>
          <table:table-cell table:content-validation-name="val8" table:style-name="ce12"/>
          <table:table-cell table:content-validation-name="val12" table:style-name="ce34"/>
          <table:table-cell table:content-validation-name="val11" table:style-name="ce35"/>
          <table:table-cell table:content-validation-name="val13" table:style-name="ce34"/>
          <table:table-cell table:content-validation-name="val14" table:style-name="ce35"/>
          <table:table-cell table:content-validation-name="val15" table:style-name="ce34"/>
          <table:table-cell table:content-validation-name="val16" table:style-name="ce35"/>
          <table:table-cell table:content-validation-name="val17" table:style-name="ce34"/>
          <table:table-cell table:content-validation-name="val18" table:style-name="ce35"/>
          <table:table-cell table:content-validation-name="val19" table:style-name="ce34"/>
          <table:table-cell/>
          <table:table-cell table:content-validation-name="val20" table:style-name="ce34"/>
          <table:table-cell table:content-validation-name="val21" table:style-name="ce35"/>
          <table:table-cell table:number-columns-repeated="16359"/>
        </table:table-row>
        <table:table-row table:style-name="ro5">
          <table:table-cell table:style-name="ce8"/>
          <table:table-cell office:value-type="string" table:style-name="ce9">
            <text:p>Stollfuß</text:p>
          </table:table-cell>
          <table:table-cell office:value-type="string" table:style-name="ce10">
            <text:p>Halaczinsky/Wochner, Schenken, Erben, Steuern</text:p>
          </table:table-cell>
          <table:table-cell table:content-validation-name="val1" table:style-name="ce11"/>
          <table:table-cell table:content-validation-name="val4" table:style-name="ce12"/>
          <table:table-cell office:value-type="string" table:content-validation-name="val10" table:style-name="ce11">
            <text:p>Steuerrecht &amp; Finanzwesen10602</text:p>
          </table:table-cell>
          <table:table-cell office:value-type="string" table:content-validation-name="val9" table:style-name="ce12">
            <text:p>Erbschaft- &amp; Schenkungsteuer10718</text:p>
          </table:table-cell>
          <table:table-cell table:content-validation-name="val5" table:style-name="ce11"/>
          <table:table-cell table:content-validation-name="val6" table:style-name="ce12"/>
          <table:table-cell table:content-validation-name="val2" table:style-name="ce11"/>
          <table:table-cell table:content-validation-name="val3" table:style-name="ce12"/>
          <table:table-cell table:content-validation-name="val7" table:style-name="ce11"/>
          <table:table-cell table:content-validation-name="val8" table:style-name="ce12"/>
          <table:table-cell table:content-validation-name="val12" table:style-name="ce34"/>
          <table:table-cell table:content-validation-name="val11" table:style-name="ce35"/>
          <table:table-cell table:content-validation-name="val13" table:style-name="ce34"/>
          <table:table-cell table:content-validation-name="val14" table:style-name="ce35"/>
          <table:table-cell table:content-validation-name="val15" table:style-name="ce34"/>
          <table:table-cell table:content-validation-name="val16" table:style-name="ce35"/>
          <table:table-cell table:content-validation-name="val17" table:style-name="ce34"/>
          <table:table-cell table:content-validation-name="val18" table:style-name="ce35"/>
          <table:table-cell table:content-validation-name="val19" table:style-name="ce34"/>
          <table:table-cell/>
          <table:table-cell table:content-validation-name="val20" table:style-name="ce34"/>
          <table:table-cell table:content-validation-name="val21" table:style-name="ce35"/>
          <table:table-cell table:number-columns-repeated="16359"/>
        </table:table-row>
        <table:table-row table:style-name="ro5">
          <table:table-cell table:style-name="ce8"/>
          <table:table-cell office:value-type="string" table:style-name="ce9">
            <text:p>Stollfuß</text:p>
          </table:table-cell>
          <table:table-cell office:value-type="string" table:style-name="ce10">
            <text:p>Geiken, Schnellübersicht Sozialversicherung 2019 Beitragsrecht</text:p>
          </table:table-cell>
          <table:table-cell office:value-type="string" table:content-validation-name="val1" table:style-name="ce11">
            <text:p>Arbeitsrecht10001</text:p>
          </table:table-cell>
          <table:table-cell office:value-type="string" table:content-validation-name="val4" table:style-name="ce12">
            <text:p>Personalwesen &amp; Antidiskriminierung10184</text:p>
          </table:table-cell>
          <table:table-cell table:content-validation-name="val10" table:style-name="ce11"/>
          <table:table-cell table:content-validation-name="val9" table:style-name="ce12"/>
          <table:table-cell table:content-validation-name="val5" table:style-name="ce11"/>
          <table:table-cell table:content-validation-name="val6" table:style-name="ce12"/>
          <table:table-cell table:content-validation-name="val2" table:style-name="ce11"/>
          <table:table-cell table:content-validation-name="val3" table:style-name="ce12"/>
          <table:table-cell table:content-validation-name="val7" table:style-name="ce11"/>
          <table:table-cell table:content-validation-name="val8" table:style-name="ce12"/>
          <table:table-cell table:content-validation-name="val12" table:style-name="ce34"/>
          <table:table-cell table:content-validation-name="val11" table:style-name="ce35"/>
          <table:table-cell table:content-validation-name="val13" table:style-name="ce34"/>
          <table:table-cell table:content-validation-name="val14" table:style-name="ce35"/>
          <table:table-cell table:content-validation-name="val15" table:style-name="ce34"/>
          <table:table-cell table:content-validation-name="val16" table:style-name="ce35"/>
          <table:table-cell table:content-validation-name="val17" table:style-name="ce34"/>
          <table:table-cell table:content-validation-name="val18" table:style-name="ce35"/>
          <table:table-cell table:content-validation-name="val19" table:style-name="ce34"/>
          <table:table-cell/>
          <table:table-cell table:content-validation-name="val20" table:style-name="ce34"/>
          <table:table-cell table:content-validation-name="val21" table:style-name="ce35"/>
          <table:table-cell table:number-columns-repeated="16359"/>
        </table:table-row>
        <table:table-row table:style-name="ro5">
          <table:table-cell table:style-name="ce8"/>
          <table:table-cell office:value-type="string" table:style-name="ce9">
            <text:p>Stollfuß</text:p>
          </table:table-cell>
          <table:table-cell office:value-type="string" table:style-name="ce10">
            <text:p>Geiken, Schnellübersicht Sozialversicherung 2019 Melderecht</text:p>
          </table:table-cell>
          <table:table-cell office:value-type="string" table:content-validation-name="val1" table:style-name="ce11">
            <text:p>Arbeitsrecht10001</text:p>
          </table:table-cell>
          <table:table-cell office:value-type="string" table:content-validation-name="val4" table:style-name="ce12">
            <text:p>Personalwesen &amp; Antidiskriminierung10184</text:p>
          </table:table-cell>
          <table:table-cell table:content-validation-name="val10" table:style-name="ce11"/>
          <table:table-cell table:content-validation-name="val9" table:style-name="ce12"/>
          <table:table-cell table:content-validation-name="val5" table:style-name="ce11"/>
          <table:table-cell table:content-validation-name="val6" table:style-name="ce12"/>
          <table:table-cell table:content-validation-name="val2" table:style-name="ce11"/>
          <table:table-cell table:content-validation-name="val3" table:style-name="ce12"/>
          <table:table-cell table:content-validation-name="val7" table:style-name="ce11"/>
          <table:table-cell table:content-validation-name="val8" table:style-name="ce12"/>
          <table:table-cell table:content-validation-name="val12" table:style-name="ce34"/>
          <table:table-cell table:content-validation-name="val11" table:style-name="ce35"/>
          <table:table-cell table:content-validation-name="val13" table:style-name="ce34"/>
          <table:table-cell table:content-validation-name="val14" table:style-name="ce35"/>
          <table:table-cell table:content-validation-name="val15" table:style-name="ce34"/>
          <table:table-cell table:content-validation-name="val16" table:style-name="ce35"/>
          <table:table-cell table:content-validation-name="val17" table:style-name="ce34"/>
          <table:table-cell table:content-validation-name="val18" table:style-name="ce35"/>
          <table:table-cell table:content-validation-name="val19" table:style-name="ce34"/>
          <table:table-cell/>
          <table:table-cell table:content-validation-name="val20" table:style-name="ce34"/>
          <table:table-cell table:content-validation-name="val21" table:style-name="ce35"/>
          <table:table-cell table:number-columns-repeated="16359"/>
        </table:table-row>
        <table:table-row table:style-name="ro7">
          <table:table-cell table:style-name="ce8"/>
          <table:table-cell office:value-type="string" table:style-name="ce9">
            <text:p>Stollfuß</text:p>
          </table:table-cell>
          <table:table-cell office:value-type="string" table:style-name="ce10">
            <text:p>Stbg – Die Steuerberatung</text:p>
          </table:table-cell>
          <table:table-cell table:content-validation-name="val1" table:style-name="ce11"/>
          <table:table-cell table:content-validation-name="val4" table:style-name="ce12"/>
          <table:table-cell office:value-type="string" table:content-validation-name="val10" table:style-name="ce11">
            <text:p>Steuerrecht &amp; Finanzwesen10602</text:p>
          </table:table-cell>
          <table:table-cell office:value-type="string" table:content-validation-name="val9" table:style-name="ce12">
            <text:p>Behördliches Verfahren &amp; Finanzverwaltung10603, Körperschaftsteuer10764, Einkommensteuer10648, Erbschaft- &amp; Schenkungsteuer10718, Gewerbesteuer10734, Grunderwerbsteuer10744, Grundsteuer10752, Kirchensteuer10759, Umsatzsteuer10774, Umwandlungsteuer10791, Verfahren vor den Finanzgerichten10797, Weitere Steuern10859</text:p>
          </table:table-cell>
          <table:table-cell table:content-validation-name="val5" table:style-name="ce11"/>
          <table:table-cell table:content-validation-name="val6" table:style-name="ce12"/>
          <table:table-cell table:content-validation-name="val2" table:style-name="ce11"/>
          <table:table-cell table:content-validation-name="val3" table:style-name="ce12"/>
          <table:table-cell table:content-validation-name="val7" table:style-name="ce11"/>
          <table:table-cell table:content-validation-name="val8" table:style-name="ce12"/>
          <table:table-cell table:content-validation-name="val12" table:style-name="ce34"/>
          <table:table-cell table:content-validation-name="val11" table:style-name="ce35"/>
          <table:table-cell table:content-validation-name="val13" table:style-name="ce34"/>
          <table:table-cell table:content-validation-name="val14" table:style-name="ce35"/>
          <table:table-cell table:content-validation-name="val15" table:style-name="ce34"/>
          <table:table-cell table:content-validation-name="val16" table:style-name="ce35"/>
          <table:table-cell table:content-validation-name="val17" table:style-name="ce34"/>
          <table:table-cell table:content-validation-name="val18" table:style-name="ce35"/>
          <table:table-cell table:content-validation-name="val19" table:style-name="ce34"/>
          <table:table-cell/>
          <table:table-cell table:content-validation-name="val20" table:style-name="ce34"/>
          <table:table-cell table:content-validation-name="val21" table:style-name="ce35"/>
          <table:table-cell table:number-columns-repeated="16359"/>
        </table:table-row>
        <table:table-row table:style-name="ro7">
          <table:table-cell table:style-name="ce8"/>
          <table:table-cell office:value-type="string" table:style-name="ce9">
            <text:p>Stollfuß</text:p>
          </table:table-cell>
          <table:table-cell office:value-type="string" table:style-name="ce10">
            <text:p>StEd – Steuer-Eildienst</text:p>
          </table:table-cell>
          <table:table-cell table:content-validation-name="val1" table:style-name="ce11"/>
          <table:table-cell table:content-validation-name="val4" table:style-name="ce12"/>
          <table:table-cell office:value-type="string" table:content-validation-name="val10" table:style-name="ce11">
            <text:p>Steuerrecht &amp; Finanzwesen10602</text:p>
          </table:table-cell>
          <table:table-cell office:value-type="string" table:content-validation-name="val9" table:style-name="ce12">
            <text:p>Behördliches Verfahren &amp; Finanzverwaltung10603, Körperschaftsteuer10764, Einkommensteuer10648, Erbschaft- &amp; Schenkungsteuer10718, Gewerbesteuer10734, Grunderwerbsteuer10744, Grundsteuer10752, Kirchensteuer10759, Umsatzsteuer10774, Umwandlungsteuer10791, Verfahren vor den Finanzgerichten10797, Weitere Steuern10859</text:p>
          </table:table-cell>
          <table:table-cell table:content-validation-name="val5" table:style-name="ce11"/>
          <table:table-cell table:content-validation-name="val6" table:style-name="ce12"/>
          <table:table-cell table:content-validation-name="val2" table:style-name="ce11"/>
          <table:table-cell table:content-validation-name="val3" table:style-name="ce12"/>
          <table:table-cell table:content-validation-name="val7" table:style-name="ce11"/>
          <table:table-cell table:content-validation-name="val8" table:style-name="ce12"/>
          <table:table-cell table:content-validation-name="val12" table:style-name="ce34"/>
          <table:table-cell table:content-validation-name="val11" table:style-name="ce35"/>
          <table:table-cell table:content-validation-name="val13" table:style-name="ce34"/>
          <table:table-cell table:content-validation-name="val14" table:style-name="ce35"/>
          <table:table-cell table:content-validation-name="val15" table:style-name="ce34"/>
          <table:table-cell table:content-validation-name="val16" table:style-name="ce35"/>
          <table:table-cell table:content-validation-name="val17" table:style-name="ce34"/>
          <table:table-cell table:content-validation-name="val18" table:style-name="ce35"/>
          <table:table-cell table:content-validation-name="val19" table:style-name="ce34"/>
          <table:table-cell/>
          <table:table-cell table:content-validation-name="val20" table:style-name="ce34"/>
          <table:table-cell table:content-validation-name="val21" table:style-name="ce35"/>
          <table:table-cell table:number-columns-repeated="16359"/>
        </table:table-row>
        <table:table-row table:style-name="ro7">
          <table:table-cell table:style-name="ce8"/>
          <table:table-cell office:value-type="string" table:style-name="ce9">
            <text:p>Stollfuß</text:p>
          </table:table-cell>
          <table:table-cell office:value-type="string" table:style-name="ce10">
            <text:p>kösdi – Kölner Steuerdialog</text:p>
          </table:table-cell>
          <table:table-cell table:content-validation-name="val1" table:style-name="ce11"/>
          <table:table-cell table:content-validation-name="val4" table:style-name="ce12"/>
          <table:table-cell office:value-type="string" table:content-validation-name="val10" table:style-name="ce11">
            <text:p>Steuerrecht &amp; Finanzwesen10602</text:p>
          </table:table-cell>
          <table:table-cell office:value-type="string" table:content-validation-name="val9" table:style-name="ce12">
            <text:p>Behördliches Verfahren &amp; Finanzverwaltung10603, Körperschaftsteuer10764, Einkommensteuer10648, Erbschaft- &amp; Schenkungsteuer10718, Gewerbesteuer10734, Grunderwerbsteuer10744, Grundsteuer10752, Kirchensteuer10759, Umsatzsteuer10774, Umwandlungsteuer10791, Verfahren vor den Finanzgerichten10797, Weitere Steuern10859</text:p>
          </table:table-cell>
          <table:table-cell table:content-validation-name="val5" table:style-name="ce11"/>
          <table:table-cell table:content-validation-name="val6" table:style-name="ce12"/>
          <table:table-cell table:content-validation-name="val2" table:style-name="ce11"/>
          <table:table-cell table:content-validation-name="val3" table:style-name="ce12"/>
          <table:table-cell table:content-validation-name="val7" table:style-name="ce11"/>
          <table:table-cell table:content-validation-name="val8" table:style-name="ce12"/>
          <table:table-cell table:content-validation-name="val12" table:style-name="ce34"/>
          <table:table-cell table:content-validation-name="val11" table:style-name="ce35"/>
          <table:table-cell table:content-validation-name="val13" table:style-name="ce34"/>
          <table:table-cell table:content-validation-name="val14" table:style-name="ce35"/>
          <table:table-cell table:content-validation-name="val15" table:style-name="ce34"/>
          <table:table-cell table:content-validation-name="val16" table:style-name="ce35"/>
          <table:table-cell table:content-validation-name="val17" table:style-name="ce34"/>
          <table:table-cell table:content-validation-name="val18" table:style-name="ce35"/>
          <table:table-cell table:content-validation-name="val19" table:style-name="ce34"/>
          <table:table-cell/>
          <table:table-cell table:content-validation-name="val20" table:style-name="ce34"/>
          <table:table-cell table:content-validation-name="val21" table:style-name="ce35"/>
          <table:table-cell table:number-columns-repeated="16359"/>
        </table:table-row>
        <table:table-row table:style-name="ro7">
          <table:table-cell table:style-name="ce8"/>
          <table:table-cell office:value-type="string" table:style-name="ce9">
            <text:p>Stollfuß</text:p>
          </table:table-cell>
          <table:table-cell office:value-type="string" table:style-name="ce10">
            <text:p>Pinkos/Püschner/Rosarius u.a., Steuer-Ratgeber</text:p>
          </table:table-cell>
          <table:table-cell table:content-validation-name="val1" table:style-name="ce11"/>
          <table:table-cell table:content-validation-name="val4" table:style-name="ce12"/>
          <table:table-cell office:value-type="string" table:content-validation-name="val10" table:style-name="ce11">
            <text:p>Steuerrecht &amp; Finanzwesen10602</text:p>
          </table:table-cell>
          <table:table-cell office:value-type="string" table:content-validation-name="val9" table:style-name="ce12">
            <text:p>Behördliches Verfahren &amp; Finanzverwaltung10603, Körperschaftsteuer10764, Einkommensteuer10648, Erbschaft- &amp; Schenkungsteuer10718, Gewerbesteuer10734, Grunderwerbsteuer10744, Grundsteuer10752, Kirchensteuer10759, Umsatzsteuer10774, Umwandlungsteuer10791, Verfahren vor den Finanzgerichten10797, Weitere Steuern10859</text:p>
          </table:table-cell>
          <table:table-cell table:content-validation-name="val5" table:style-name="ce11"/>
          <table:table-cell table:content-validation-name="val6" table:style-name="ce12"/>
          <table:table-cell table:content-validation-name="val2" table:style-name="ce11"/>
          <table:table-cell table:content-validation-name="val3" table:style-name="ce12"/>
          <table:table-cell table:content-validation-name="val7" table:style-name="ce11"/>
          <table:table-cell table:content-validation-name="val8" table:style-name="ce12"/>
          <table:table-cell table:content-validation-name="val12" table:style-name="ce34"/>
          <table:table-cell table:content-validation-name="val11" table:style-name="ce35"/>
          <table:table-cell table:content-validation-name="val13" table:style-name="ce34"/>
          <table:table-cell table:content-validation-name="val14" table:style-name="ce35"/>
          <table:table-cell table:content-validation-name="val15" table:style-name="ce34"/>
          <table:table-cell table:content-validation-name="val16" table:style-name="ce35"/>
          <table:table-cell table:content-validation-name="val17" table:style-name="ce34"/>
          <table:table-cell table:content-validation-name="val18" table:style-name="ce35"/>
          <table:table-cell table:content-validation-name="val19" table:style-name="ce34"/>
          <table:table-cell/>
          <table:table-cell table:content-validation-name="val20" table:style-name="ce34"/>
          <table:table-cell table:content-validation-name="val21" table:style-name="ce35"/>
          <table:table-cell table:number-columns-repeated="16359"/>
        </table:table-row>
        <table:table-row table:style-name="ro5">
          <table:table-cell table:style-name="ce8"/>
          <table:table-cell office:value-type="string" table:style-name="ce9">
            <text:p>Stollfuß</text:p>
          </table:table-cell>
          <table:table-cell office:value-type="string" table:style-name="ce10">
            <text:p>DStI, Steuerberater Branchenhandbuch</text:p>
          </table:table-cell>
          <table:table-cell table:content-validation-name="val1" table:style-name="ce11"/>
          <table:table-cell table:content-validation-name="val4" table:style-name="ce12"/>
          <table:table-cell office:value-type="string" table:content-validation-name="val10" table:style-name="ce11">
            <text:p>Steuerrecht &amp; Finanzwesen10602</text:p>
          </table:table-cell>
          <table:table-cell table:content-validation-name="val9" table:style-name="ce12"/>
          <table:table-cell table:content-validation-name="val5" table:style-name="ce11"/>
          <table:table-cell table:content-validation-name="val6" table:style-name="ce12"/>
          <table:table-cell table:content-validation-name="val2" table:style-name="ce11"/>
          <table:table-cell table:content-validation-name="val3" table:style-name="ce12"/>
          <table:table-cell table:content-validation-name="val7" table:style-name="ce11"/>
          <table:table-cell table:content-validation-name="val8" table:style-name="ce12"/>
          <table:table-cell table:content-validation-name="val12" table:style-name="ce34"/>
          <table:table-cell table:content-validation-name="val11" table:style-name="ce35"/>
          <table:table-cell table:content-validation-name="val13" table:style-name="ce34"/>
          <table:table-cell table:content-validation-name="val14" table:style-name="ce35"/>
          <table:table-cell table:content-validation-name="val15" table:style-name="ce34"/>
          <table:table-cell table:content-validation-name="val16" table:style-name="ce35"/>
          <table:table-cell table:content-validation-name="val17" table:style-name="ce34"/>
          <table:table-cell table:content-validation-name="val18" table:style-name="ce35"/>
          <table:table-cell table:content-validation-name="val19" table:style-name="ce34"/>
          <table:table-cell/>
          <table:table-cell table:content-validation-name="val20" table:style-name="ce34"/>
          <table:table-cell table:content-validation-name="val21" table:style-name="ce35"/>
          <table:table-cell table:number-columns-repeated="16359"/>
        </table:table-row>
        <table:table-row table:style-name="ro5">
          <table:table-cell table:style-name="ce8"/>
          <table:table-cell office:value-type="string" table:style-name="ce9">
            <text:p>Stollfuß</text:p>
          </table:table-cell>
          <table:table-cell office:value-type="string" table:style-name="ce10">
            <text:p>DStI, Steuerberater Handbuch</text:p>
          </table:table-cell>
          <table:table-cell table:content-validation-name="val1" table:style-name="ce11"/>
          <table:table-cell table:content-validation-name="val4" table:style-name="ce12"/>
          <table:table-cell office:value-type="string" table:content-validation-name="val10" table:style-name="ce11">
            <text:p>Steuerrecht &amp; Finanzwesen10602</text:p>
          </table:table-cell>
          <table:table-cell table:content-validation-name="val9" table:style-name="ce12"/>
          <table:table-cell table:content-validation-name="val5" table:style-name="ce11"/>
          <table:table-cell table:content-validation-name="val6" table:style-name="ce12"/>
          <table:table-cell table:content-validation-name="val2" table:style-name="ce11"/>
          <table:table-cell table:content-validation-name="val3" table:style-name="ce12"/>
          <table:table-cell table:content-validation-name="val7" table:style-name="ce11"/>
          <table:table-cell table:content-validation-name="val8" table:style-name="ce12"/>
          <table:table-cell table:content-validation-name="val12" table:style-name="ce34"/>
          <table:table-cell table:content-validation-name="val11" table:style-name="ce35"/>
          <table:table-cell table:content-validation-name="val13" table:style-name="ce34"/>
          <table:table-cell table:content-validation-name="val14" table:style-name="ce35"/>
          <table:table-cell table:content-validation-name="val15" table:style-name="ce34"/>
          <table:table-cell table:content-validation-name="val16" table:style-name="ce35"/>
          <table:table-cell table:content-validation-name="val17" table:style-name="ce34"/>
          <table:table-cell table:content-validation-name="val18" table:style-name="ce35"/>
          <table:table-cell table:content-validation-name="val19" table:style-name="ce34"/>
          <table:table-cell/>
          <table:table-cell table:content-validation-name="val20" table:style-name="ce34"/>
          <table:table-cell table:content-validation-name="val21" table:style-name="ce35"/>
          <table:table-cell table:number-columns-repeated="16359"/>
        </table:table-row>
        <table:table-row table:style-name="ro5">
          <table:table-cell table:style-name="ce8"/>
          <table:table-cell office:value-type="string" table:style-name="ce9">
            <text:p>Stollfuß</text:p>
          </table:table-cell>
          <table:table-cell office:value-type="string" table:style-name="ce10">
            <text:p>DStI, Steuerberater Rechtshandbuch</text:p>
          </table:table-cell>
          <table:table-cell table:content-validation-name="val1" table:style-name="ce11"/>
          <table:table-cell table:content-validation-name="val4" table:style-name="ce12"/>
          <table:table-cell office:value-type="string" table:content-validation-name="val10" table:style-name="ce11">
            <text:p>Steuerrecht &amp; Finanzwesen10602</text:p>
          </table:table-cell>
          <table:table-cell table:content-validation-name="val9" table:style-name="ce12"/>
          <table:table-cell table:content-validation-name="val5" table:style-name="ce11"/>
          <table:table-cell table:content-validation-name="val6" table:style-name="ce12"/>
          <table:table-cell office:value-type="string" table:content-validation-name="val2" table:style-name="ce11">
            <text:p>Wirtschaftsrecht12140</text:p>
          </table:table-cell>
          <table:table-cell table:content-validation-name="val3" table:style-name="ce12"/>
          <table:table-cell table:content-validation-name="val7" table:style-name="ce11"/>
          <table:table-cell table:content-validation-name="val8" table:style-name="ce12"/>
          <table:table-cell table:content-validation-name="val12" table:style-name="ce34"/>
          <table:table-cell table:content-validation-name="val11" table:style-name="ce35"/>
          <table:table-cell table:content-validation-name="val13" table:style-name="ce34"/>
          <table:table-cell table:content-validation-name="val14" table:style-name="ce35"/>
          <table:table-cell table:content-validation-name="val15" table:style-name="ce34"/>
          <table:table-cell table:content-validation-name="val16" table:style-name="ce35"/>
          <table:table-cell table:content-validation-name="val17" table:style-name="ce34"/>
          <table:table-cell table:content-validation-name="val18" table:style-name="ce35"/>
          <table:table-cell table:content-validation-name="val19" table:style-name="ce34"/>
          <table:table-cell/>
          <table:table-cell table:content-validation-name="val20" table:style-name="ce34"/>
          <table:table-cell table:content-validation-name="val21" table:style-name="ce35"/>
          <table:table-cell table:number-columns-repeated="16359"/>
        </table:table-row>
        <table:table-row table:style-name="ro5">
          <table:table-cell table:style-name="ce8"/>
          <table:table-cell office:value-type="string" table:style-name="ce9">
            <text:p>Stollfuß</text:p>
          </table:table-cell>
          <table:table-cell office:value-type="string" table:style-name="ce10">
            <text:p>Goez, Steuerberatervergütungsverordnung</text:p>
          </table:table-cell>
          <table:table-cell table:content-validation-name="val1" table:style-name="ce11"/>
          <table:table-cell table:content-validation-name="val4" table:style-name="ce12"/>
          <table:table-cell office:value-type="string" table:content-validation-name="val10" table:style-name="ce11">
            <text:p>Steuerrecht &amp; Finanzwesen10602</text:p>
          </table:table-cell>
          <table:table-cell table:content-validation-name="val9" table:style-name="ce12"/>
          <table:table-cell table:content-validation-name="val5" table:style-name="ce11"/>
          <table:table-cell table:content-validation-name="val6" table:style-name="ce12"/>
          <table:table-cell table:content-validation-name="val2" table:style-name="ce11"/>
          <table:table-cell table:content-validation-name="val3" table:style-name="ce12"/>
          <table:table-cell table:content-validation-name="val7" table:style-name="ce11"/>
          <table:table-cell table:content-validation-name="val8" table:style-name="ce12"/>
          <table:table-cell table:content-validation-name="val12" table:style-name="ce34"/>
          <table:table-cell table:content-validation-name="val11" table:style-name="ce35"/>
          <table:table-cell table:content-validation-name="val13" table:style-name="ce34"/>
          <table:table-cell table:content-validation-name="val14" table:style-name="ce35"/>
          <table:table-cell table:content-validation-name="val15" table:style-name="ce34"/>
          <table:table-cell table:content-validation-name="val16" table:style-name="ce35"/>
          <table:table-cell table:content-validation-name="val17" table:style-name="ce34"/>
          <table:table-cell table:content-validation-name="val18" table:style-name="ce35"/>
          <table:table-cell table:content-validation-name="val19" table:style-name="ce34"/>
          <table:table-cell/>
          <table:table-cell table:content-validation-name="val20" table:style-name="ce34"/>
          <table:table-cell table:content-validation-name="val21" table:style-name="ce35"/>
          <table:table-cell table:number-columns-repeated="16359"/>
        </table:table-row>
        <table:table-row table:style-name="ro5">
          <table:table-cell table:style-name="ce8"/>
          <table:table-cell office:value-type="string" table:style-name="ce9">
            <text:p>Stollfuß</text:p>
          </table:table-cell>
          <table:table-cell office:value-type="string" table:style-name="ce10">
            <text:p>Langer/Vellen, USt-Handausgabe 2016/17</text:p>
          </table:table-cell>
          <table:table-cell table:content-validation-name="val1" table:style-name="ce11"/>
          <table:table-cell table:content-validation-name="val4" table:style-name="ce12"/>
          <table:table-cell office:value-type="string" table:content-validation-name="val10" table:style-name="ce11">
            <text:p>Steuerrecht &amp; Finanzwesen10602</text:p>
          </table:table-cell>
          <table:table-cell office:value-type="string" table:content-validation-name="val9" table:style-name="ce12">
            <text:p>Umsatzsteuer10774</text:p>
          </table:table-cell>
          <table:table-cell table:content-validation-name="val5" table:style-name="ce11"/>
          <table:table-cell table:content-validation-name="val6" table:style-name="ce12"/>
          <table:table-cell table:content-validation-name="val2" table:style-name="ce11"/>
          <table:table-cell table:content-validation-name="val3" table:style-name="ce12"/>
          <table:table-cell table:content-validation-name="val7" table:style-name="ce11"/>
          <table:table-cell table:content-validation-name="val8" table:style-name="ce12"/>
          <table:table-cell table:content-validation-name="val12" table:style-name="ce34"/>
          <table:table-cell table:content-validation-name="val11" table:style-name="ce35"/>
          <table:table-cell table:content-validation-name="val13" table:style-name="ce34"/>
          <table:table-cell table:content-validation-name="val14" table:style-name="ce35"/>
          <table:table-cell table:content-validation-name="val15" table:style-name="ce34"/>
          <table:table-cell table:content-validation-name="val16" table:style-name="ce35"/>
          <table:table-cell table:content-validation-name="val17" table:style-name="ce34"/>
          <table:table-cell table:content-validation-name="val18" table:style-name="ce35"/>
          <table:table-cell table:content-validation-name="val19" table:style-name="ce34"/>
          <table:table-cell/>
          <table:table-cell table:content-validation-name="val20" table:style-name="ce34"/>
          <table:table-cell table:content-validation-name="val21" table:style-name="ce35"/>
          <table:table-cell table:number-columns-repeated="16359"/>
        </table:table-row>
        <table:table-row table:style-name="ro5">
          <table:table-cell table:style-name="ce8"/>
          <table:table-cell office:value-type="string" table:style-name="ce9">
            <text:p>Stollfuß</text:p>
          </table:table-cell>
          <table:table-cell office:value-type="string" table:style-name="ce10">
            <text:p>Langer/Vellen, USt-Handausgabe 2017/18</text:p>
          </table:table-cell>
          <table:table-cell table:content-validation-name="val1" table:style-name="ce11"/>
          <table:table-cell table:content-validation-name="val4" table:style-name="ce12"/>
          <table:table-cell office:value-type="string" table:content-validation-name="val10" table:style-name="ce11">
            <text:p>Steuerrecht &amp; Finanzwesen10602</text:p>
          </table:table-cell>
          <table:table-cell office:value-type="string" table:content-validation-name="val9" table:style-name="ce12">
            <text:p>Umsatzsteuer10774</text:p>
          </table:table-cell>
          <table:table-cell table:content-validation-name="val5" table:style-name="ce11"/>
          <table:table-cell table:content-validation-name="val6" table:style-name="ce12"/>
          <table:table-cell table:content-validation-name="val2" table:style-name="ce11"/>
          <table:table-cell table:content-validation-name="val3" table:style-name="ce12"/>
          <table:table-cell table:content-validation-name="val7" table:style-name="ce11"/>
          <table:table-cell table:content-validation-name="val8" table:style-name="ce12"/>
          <table:table-cell table:content-validation-name="val12" table:style-name="ce34"/>
          <table:table-cell table:content-validation-name="val11" table:style-name="ce35"/>
          <table:table-cell table:content-validation-name="val13" table:style-name="ce34"/>
          <table:table-cell table:content-validation-name="val14" table:style-name="ce35"/>
          <table:table-cell table:content-validation-name="val15" table:style-name="ce34"/>
          <table:table-cell table:content-validation-name="val16" table:style-name="ce35"/>
          <table:table-cell table:content-validation-name="val17" table:style-name="ce34"/>
          <table:table-cell table:content-validation-name="val18" table:style-name="ce35"/>
          <table:table-cell table:content-validation-name="val19" table:style-name="ce34"/>
          <table:table-cell/>
          <table:table-cell table:content-validation-name="val20" table:style-name="ce34"/>
          <table:table-cell table:content-validation-name="val21" table:style-name="ce35"/>
          <table:table-cell table:number-columns-repeated="16359"/>
        </table:table-row>
        <table:table-row table:style-name="ro5">
          <table:table-cell table:style-name="ce8"/>
          <table:table-cell office:value-type="string" table:style-name="ce9">
            <text:p>Stollfuß</text:p>
          </table:table-cell>
          <table:table-cell office:value-type="string" table:style-name="ce10">
            <text:p>Reiß/Kraeusel/Langer, UStG</text:p>
          </table:table-cell>
          <table:table-cell table:content-validation-name="val1" table:style-name="ce11"/>
          <table:table-cell table:content-validation-name="val4" table:style-name="ce12"/>
          <table:table-cell office:value-type="string" table:content-validation-name="val10" table:style-name="ce11">
            <text:p>Steuerrecht &amp; Finanzwesen10602</text:p>
          </table:table-cell>
          <table:table-cell office:value-type="string" table:content-validation-name="val9" table:style-name="ce12">
            <text:p>Umsatzsteuer10774</text:p>
          </table:table-cell>
          <table:table-cell table:content-validation-name="val5" table:style-name="ce11"/>
          <table:table-cell table:content-validation-name="val6" table:style-name="ce12"/>
          <table:table-cell table:content-validation-name="val2" table:style-name="ce11"/>
          <table:table-cell table:content-validation-name="val3" table:style-name="ce12"/>
          <table:table-cell table:content-validation-name="val7" table:style-name="ce11"/>
          <table:table-cell table:content-validation-name="val8" table:style-name="ce12"/>
          <table:table-cell table:content-validation-name="val12" table:style-name="ce34"/>
          <table:table-cell table:content-validation-name="val11" table:style-name="ce35"/>
          <table:table-cell table:content-validation-name="val13" table:style-name="ce34"/>
          <table:table-cell table:content-validation-name="val14" table:style-name="ce35"/>
          <table:table-cell table:content-validation-name="val15" table:style-name="ce34"/>
          <table:table-cell table:content-validation-name="val16" table:style-name="ce35"/>
          <table:table-cell table:content-validation-name="val17" table:style-name="ce34"/>
          <table:table-cell table:content-validation-name="val18" table:style-name="ce35"/>
          <table:table-cell table:content-validation-name="val19" table:style-name="ce34"/>
          <table:table-cell/>
          <table:table-cell table:content-validation-name="val20" table:style-name="ce34"/>
          <table:table-cell table:content-validation-name="val21" table:style-name="ce35"/>
          <table:table-cell table:number-columns-repeated="16359"/>
        </table:table-row>
        <table:table-row table:style-name="ro5">
          <table:table-cell table:style-name="ce8"/>
          <table:table-cell office:value-type="string" table:style-name="ce9">
            <text:p>Stollfuß</text:p>
          </table:table-cell>
          <table:table-cell office:value-type="string" table:style-name="ce10">
            <text:p>Widmann/Mayer, Umwandlungsrecht</text:p>
          </table:table-cell>
          <table:table-cell table:content-validation-name="val1" table:style-name="ce11"/>
          <table:table-cell table:content-validation-name="val4" table:style-name="ce12"/>
          <table:table-cell office:value-type="string" table:content-validation-name="val10" table:style-name="ce11">
            <text:p>Steuerrecht &amp; Finanzwesen10602</text:p>
          </table:table-cell>
          <table:table-cell office:value-type="string" table:content-validation-name="val9" table:style-name="ce12">
            <text:p>Umwandlungsteuer10791</text:p>
          </table:table-cell>
          <table:table-cell table:content-validation-name="val5" table:style-name="ce11"/>
          <table:table-cell table:content-validation-name="val6" table:style-name="ce12"/>
          <table:table-cell office:value-type="string" table:content-validation-name="val2" table:style-name="ce11">
            <text:p>Wirtschaftsrecht12140</text:p>
          </table:table-cell>
          <table:table-cell office:value-type="string" table:content-validation-name="val3" table:style-name="ce12">
            <text:p>Gesellschaftsrecht12260</text:p>
          </table:table-cell>
          <table:table-cell table:content-validation-name="val7" table:style-name="ce11"/>
          <table:table-cell table:content-validation-name="val8" table:style-name="ce12"/>
          <table:table-cell table:content-validation-name="val12" table:style-name="ce34"/>
          <table:table-cell table:content-validation-name="val11" table:style-name="ce35"/>
          <table:table-cell table:content-validation-name="val13" table:style-name="ce34"/>
          <table:table-cell table:content-validation-name="val14" table:style-name="ce35"/>
          <table:table-cell table:content-validation-name="val15" table:style-name="ce34"/>
          <table:table-cell table:content-validation-name="val16" table:style-name="ce35"/>
          <table:table-cell table:content-validation-name="val17" table:style-name="ce34"/>
          <table:table-cell table:content-validation-name="val18" table:style-name="ce35"/>
          <table:table-cell table:content-validation-name="val19" table:style-name="ce34"/>
          <table:table-cell/>
          <table:table-cell table:content-validation-name="val20" table:style-name="ce34"/>
          <table:table-cell table:content-validation-name="val21" table:style-name="ce35"/>
          <table:table-cell table:number-columns-repeated="16359"/>
        </table:table-row>
        <table:table-row table:style-name="ro5">
          <table:table-cell table:style-name="ce8"/>
          <table:table-cell office:value-type="string" table:style-name="ce9">
            <text:p>Stollfuß</text:p>
          </table:table-cell>
          <table:table-cell office:value-type="string" table:style-name="ce10">
            <text:p>UmwSt-Handausgabe 2011/12</text:p>
          </table:table-cell>
          <table:table-cell table:content-validation-name="val1" table:style-name="ce11"/>
          <table:table-cell table:content-validation-name="val4" table:style-name="ce12"/>
          <table:table-cell office:value-type="string" table:content-validation-name="val10" table:style-name="ce11">
            <text:p>Steuerrecht &amp; Finanzwesen10602</text:p>
          </table:table-cell>
          <table:table-cell office:value-type="string" table:content-validation-name="val9" table:style-name="ce12">
            <text:p>Umwandlungsteuer10791</text:p>
          </table:table-cell>
          <table:table-cell table:content-validation-name="val5" table:style-name="ce11"/>
          <table:table-cell table:content-validation-name="val6" table:style-name="ce12"/>
          <table:table-cell table:content-validation-name="val2" table:style-name="ce11"/>
          <table:table-cell table:content-validation-name="val3" table:style-name="ce12"/>
          <table:table-cell table:content-validation-name="val7" table:style-name="ce11"/>
          <table:table-cell table:content-validation-name="val8" table:style-name="ce12"/>
          <table:table-cell table:content-validation-name="val12" table:style-name="ce34"/>
          <table:table-cell table:content-validation-name="val11" table:style-name="ce35"/>
          <table:table-cell table:content-validation-name="val13" table:style-name="ce34"/>
          <table:table-cell table:content-validation-name="val14" table:style-name="ce35"/>
          <table:table-cell table:content-validation-name="val15" table:style-name="ce34"/>
          <table:table-cell table:content-validation-name="val16" table:style-name="ce35"/>
          <table:table-cell table:content-validation-name="val17" table:style-name="ce34"/>
          <table:table-cell table:content-validation-name="val18" table:style-name="ce35"/>
          <table:table-cell table:content-validation-name="val19" table:style-name="ce34"/>
          <table:table-cell/>
          <table:table-cell table:content-validation-name="val20" table:style-name="ce34"/>
          <table:table-cell table:content-validation-name="val21" table:style-name="ce35"/>
          <table:table-cell table:number-columns-repeated="16359"/>
        </table:table-row>
        <table:table-row table:style-name="ro5">
          <table:table-cell table:style-name="ce8"/>
          <table:table-cell office:value-type="string" table:style-name="ce9">
            <text:p>Stollfuß</text:p>
          </table:table-cell>
          <table:table-cell office:value-type="string" table:style-name="ce10">
            <text:p>UVR – Umsatzsteuer- und Verkehrsteuer-Recht</text:p>
          </table:table-cell>
          <table:table-cell table:content-validation-name="val1" table:style-name="ce11"/>
          <table:table-cell table:content-validation-name="val4" table:style-name="ce12"/>
          <table:table-cell office:value-type="string" table:content-validation-name="val10" table:style-name="ce11">
            <text:p>Steuerrecht &amp; Finanzwesen10602</text:p>
          </table:table-cell>
          <table:table-cell office:value-type="string" table:content-validation-name="val9" table:style-name="ce12">
            <text:p>Umsatzsteuer10774</text:p>
          </table:table-cell>
          <table:table-cell table:content-validation-name="val5" table:style-name="ce11"/>
          <table:table-cell table:content-validation-name="val6" table:style-name="ce12"/>
          <table:table-cell table:content-validation-name="val2" table:style-name="ce11"/>
          <table:table-cell table:content-validation-name="val3" table:style-name="ce12"/>
          <table:table-cell table:content-validation-name="val7" table:style-name="ce11"/>
          <table:table-cell table:content-validation-name="val8" table:style-name="ce12"/>
          <table:table-cell table:content-validation-name="val12" table:style-name="ce34"/>
          <table:table-cell table:content-validation-name="val11" table:style-name="ce35"/>
          <table:table-cell table:content-validation-name="val13" table:style-name="ce34"/>
          <table:table-cell table:content-validation-name="val14" table:style-name="ce35"/>
          <table:table-cell table:content-validation-name="val15" table:style-name="ce34"/>
          <table:table-cell table:content-validation-name="val16" table:style-name="ce35"/>
          <table:table-cell table:content-validation-name="val17" table:style-name="ce34"/>
          <table:table-cell table:content-validation-name="val18" table:style-name="ce35"/>
          <table:table-cell table:content-validation-name="val19" table:style-name="ce34"/>
          <table:table-cell/>
          <table:table-cell table:content-validation-name="val20" table:style-name="ce34"/>
          <table:table-cell table:content-validation-name="val21" table:style-name="ce35"/>
          <table:table-cell table:number-columns-repeated="16359"/>
        </table:table-row>
        <table:table-row table:style-name="ro5">
          <table:table-cell table:style-name="ce8"/>
          <table:table-cell office:value-type="string" table:style-name="ce9">
            <text:p>Stollfuß</text:p>
          </table:table-cell>
          <table:table-cell office:value-type="string" table:style-name="ce10">
            <text:p>Feldgen, Verdeckte Gewinnausschüttungen und verdeckte Einlagen</text:p>
          </table:table-cell>
          <table:table-cell table:content-validation-name="val1" table:style-name="ce11"/>
          <table:table-cell table:content-validation-name="val4" table:style-name="ce12"/>
          <table:table-cell office:value-type="string" table:content-validation-name="val10" table:style-name="ce11">
            <text:p>Steuerrecht &amp; Finanzwesen10602</text:p>
          </table:table-cell>
          <table:table-cell office:value-type="string" table:content-validation-name="val9" table:style-name="ce12">
            <text:p>Körperschaftsteuer10764</text:p>
          </table:table-cell>
          <table:table-cell table:content-validation-name="val5" table:style-name="ce11"/>
          <table:table-cell table:content-validation-name="val6" table:style-name="ce12"/>
          <table:table-cell table:content-validation-name="val2" table:style-name="ce11"/>
          <table:table-cell table:content-validation-name="val3" table:style-name="ce12"/>
          <table:table-cell table:content-validation-name="val7" table:style-name="ce11"/>
          <table:table-cell table:content-validation-name="val8" table:style-name="ce12"/>
          <table:table-cell table:content-validation-name="val12" table:style-name="ce34"/>
          <table:table-cell table:content-validation-name="val11" table:style-name="ce35"/>
          <table:table-cell table:content-validation-name="val13" table:style-name="ce34"/>
          <table:table-cell table:content-validation-name="val14" table:style-name="ce35"/>
          <table:table-cell table:content-validation-name="val15" table:style-name="ce34"/>
          <table:table-cell table:content-validation-name="val16" table:style-name="ce35"/>
          <table:table-cell table:content-validation-name="val17" table:style-name="ce34"/>
          <table:table-cell table:content-validation-name="val18" table:style-name="ce35"/>
          <table:table-cell table:content-validation-name="val19" table:style-name="ce34"/>
          <table:table-cell/>
          <table:table-cell table:content-validation-name="val20" table:style-name="ce34"/>
          <table:table-cell table:content-validation-name="val21" table:style-name="ce35"/>
          <table:table-cell table:number-columns-repeated="16359"/>
        </table:table-row>
        <table:table-row table:style-name="ro5">
          <table:table-cell table:style-name="ce8"/>
          <table:table-cell office:value-type="string" table:style-name="ce9">
            <text:p>Stollfuß</text:p>
          </table:table-cell>
          <table:table-cell office:value-type="string" table:style-name="ce10">
            <text:p>Dorsch, Zollrecht</text:p>
          </table:table-cell>
          <table:table-cell table:content-validation-name="val1" table:style-name="ce11"/>
          <table:table-cell table:content-validation-name="val4" table:style-name="ce12"/>
          <table:table-cell office:value-type="string" table:content-validation-name="val10" table:style-name="ce11">
            <text:p>Steuerrecht &amp; Finanzwesen10602</text:p>
          </table:table-cell>
          <table:table-cell table:content-validation-name="val9" table:style-name="ce12"/>
          <table:table-cell table:content-validation-name="val5" table:style-name="ce11"/>
          <table:table-cell table:content-validation-name="val6" table:style-name="ce12"/>
          <table:table-cell table:content-validation-name="val2" table:style-name="ce11"/>
          <table:table-cell table:content-validation-name="val3" table:style-name="ce12"/>
          <table:table-cell table:content-validation-name="val7" table:style-name="ce11"/>
          <table:table-cell table:content-validation-name="val8" table:style-name="ce12"/>
          <table:table-cell table:content-validation-name="val12" table:style-name="ce34"/>
          <table:table-cell table:content-validation-name="val11" table:style-name="ce35"/>
          <table:table-cell table:content-validation-name="val13" table:style-name="ce34"/>
          <table:table-cell table:content-validation-name="val14" table:style-name="ce35"/>
          <table:table-cell table:content-validation-name="val15" table:style-name="ce34"/>
          <table:table-cell table:content-validation-name="val16" table:style-name="ce35"/>
          <table:table-cell table:content-validation-name="val17" table:style-name="ce34"/>
          <table:table-cell table:content-validation-name="val18" table:style-name="ce35"/>
          <table:table-cell table:content-validation-name="val19" table:style-name="ce34"/>
          <table:table-cell/>
          <table:table-cell table:content-validation-name="val20" table:style-name="ce34"/>
          <table:table-cell table:content-validation-name="val21" table:style-name="ce35"/>
          <table:table-cell table:number-columns-repeated="16359"/>
        </table:table-row>
        <table:table-row table:style-name="ro5">
          <table:table-cell table:style-name="ce8"/>
          <table:table-cell office:value-type="string" table:style-name="ce9">
            <text:p>Stollfuß</text:p>
          </table:table-cell>
          <table:table-cell office:value-type="string" table:style-name="ce10">
            <text:p>Papperitz/Keller, ABC Betriebsprüfung</text:p>
          </table:table-cell>
          <table:table-cell table:content-validation-name="val1" table:style-name="ce11"/>
          <table:table-cell table:content-validation-name="val4" table:style-name="ce12"/>
          <table:table-cell office:value-type="string" table:content-validation-name="val10" table:style-name="ce11">
            <text:p>Steuerrecht &amp; Finanzwesen10602</text:p>
          </table:table-cell>
          <table:table-cell table:content-validation-name="val9" table:style-name="ce12"/>
          <table:table-cell table:content-validation-name="val5" table:style-name="ce11"/>
          <table:table-cell table:content-validation-name="val6" table:style-name="ce12"/>
          <table:table-cell office:value-type="string" table:content-validation-name="val2" table:style-name="ce11">
            <text:p>Wirtschaftsrecht12140</text:p>
          </table:table-cell>
          <table:table-cell table:content-validation-name="val3" table:style-name="ce12"/>
          <table:table-cell table:content-validation-name="val7" table:style-name="ce11"/>
          <table:table-cell table:content-validation-name="val8" table:style-name="ce12"/>
          <table:table-cell table:content-validation-name="val12" table:style-name="ce34"/>
          <table:table-cell table:content-validation-name="val11" table:style-name="ce35"/>
          <table:table-cell table:content-validation-name="val13" table:style-name="ce34"/>
          <table:table-cell table:content-validation-name="val14" table:style-name="ce35"/>
          <table:table-cell table:content-validation-name="val15" table:style-name="ce34"/>
          <table:table-cell table:content-validation-name="val16" table:style-name="ce35"/>
          <table:table-cell table:content-validation-name="val17" table:style-name="ce34"/>
          <table:table-cell table:content-validation-name="val18" table:style-name="ce35"/>
          <table:table-cell table:content-validation-name="val19" table:style-name="ce34"/>
          <table:table-cell/>
          <table:table-cell table:content-validation-name="val20" table:style-name="ce34"/>
          <table:table-cell table:content-validation-name="val21" table:style-name="ce35"/>
          <table:table-cell table:number-columns-repeated="16359"/>
        </table:table-row>
        <table:table-row table:style-name="ro3">
          <table:table-cell table:style-name="ce8"/>
          <table:table-cell office:value-type="string" table:style-name="ce9">
            <text:p>Stollfuß</text:p>
          </table:table-cell>
          <table:table-cell office:value-type="string" table:style-name="ce10">
            <text:p>Deloitte, Der Lagebericht</text:p>
          </table:table-cell>
          <table:table-cell table:content-validation-name="val1" table:style-name="ce11"/>
          <table:table-cell table:content-validation-name="val4" table:style-name="ce12"/>
          <table:table-cell table:content-validation-name="val10" table:style-name="ce11"/>
          <table:table-cell table:content-validation-name="val9" table:style-name="ce12"/>
          <table:table-cell table:content-validation-name="val5" table:style-name="ce11"/>
          <table:table-cell table:content-validation-name="val6" table:style-name="ce12"/>
          <table:table-cell office:value-type="string" table:content-validation-name="val2" table:style-name="ce11">
            <text:p>Wirtschaftsrecht12140</text:p>
          </table:table-cell>
          <table:table-cell office:value-type="string" table:content-validation-name="val3" table:style-name="ce12">
            <text:p>Handels- &amp; Bilanzrecht12167</text:p>
          </table:table-cell>
          <table:table-cell table:content-validation-name="val7" table:style-name="ce11"/>
          <table:table-cell table:content-validation-name="val8" table:style-name="ce12"/>
          <table:table-cell table:content-validation-name="val12" table:style-name="ce34"/>
          <table:table-cell table:content-validation-name="val11" table:style-name="ce35"/>
          <table:table-cell office:value-type="string" table:content-validation-name="val13" table:style-name="ce34">
            <text:p>Betriebswirtschaft hbfm10005</text:p>
          </table:table-cell>
          <table:table-cell office:value-type="string" table:content-validation-name="val14" table:style-name="ce35">
            <text:p>Bilanzrechthbfm10006</text:p>
          </table:table-cell>
          <table:table-cell table:content-validation-name="val15" table:style-name="ce34"/>
          <table:table-cell table:content-validation-name="val16" table:style-name="ce35"/>
          <table:table-cell table:content-validation-name="val17" table:style-name="ce34"/>
          <table:table-cell table:content-validation-name="val18" table:style-name="ce35"/>
          <table:table-cell table:content-validation-name="val19" table:style-name="ce34"/>
          <table:table-cell/>
          <table:table-cell table:content-validation-name="val20" table:style-name="ce34"/>
          <table:table-cell table:content-validation-name="val21" table:style-name="ce35"/>
          <table:table-cell table:number-columns-repeated="16359"/>
        </table:table-row>
        <table:table-row table:style-name="ro3">
          <table:table-cell/>
          <table:table-cell office:value-type="string" table:style-name="ce9">
            <text:p>Stollfuß</text:p>
          </table:table-cell>
          <table:table-cell office:value-type="string" table:style-name="ce10">
            <text:p>Strahl, Problemfelder Ertragsteuern</text:p>
          </table:table-cell>
          <table:table-cell table:content-validation-name="val1" table:style-name="ce11"/>
          <table:table-cell table:content-validation-name="val4" table:style-name="ce12"/>
          <table:table-cell office:value-type="string" table:content-validation-name="val10" table:style-name="ce11">
            <text:p>Steuerrecht &amp; Finanzwesen10602</text:p>
          </table:table-cell>
          <table:table-cell office:value-type="string" table:content-validation-name="val9" table:style-name="ce12">
            <text:p>Einkommensteuer10648, Gewerbesteuer10734, Körperschaftsteuer10764</text:p>
          </table:table-cell>
          <table:table-cell table:content-validation-name="val5" table:style-name="ce11"/>
          <table:table-cell table:content-validation-name="val6" table:style-name="ce12"/>
          <table:table-cell table:content-validation-name="val2" table:style-name="ce11"/>
          <table:table-cell table:content-validation-name="val3" table:style-name="ce12"/>
          <table:table-cell table:content-validation-name="val7" table:style-name="ce11"/>
          <table:table-cell table:content-validation-name="val8" table:style-name="ce12"/>
          <table:table-cell table:content-validation-name="val12" table:style-name="ce34"/>
          <table:table-cell table:content-validation-name="val11" table:style-name="ce35"/>
          <table:table-cell table:content-validation-name="val13" table:style-name="ce34"/>
          <table:table-cell table:content-validation-name="val14" table:style-name="ce35"/>
          <table:table-cell table:content-validation-name="val15" table:style-name="ce34"/>
          <table:table-cell table:content-validation-name="val16" table:style-name="ce35"/>
          <table:table-cell table:content-validation-name="val17" table:style-name="ce34"/>
          <table:table-cell table:content-validation-name="val18" table:style-name="ce35"/>
          <table:table-cell table:content-validation-name="val19" table:style-name="ce34"/>
          <table:table-cell/>
          <table:table-cell table:content-validation-name="val20" table:style-name="ce34"/>
          <table:table-cell table:content-validation-name="val21" table:style-name="ce35"/>
          <table:table-cell table:number-columns-repeated="16359"/>
        </table:table-row>
        <table:table-row table:style-name="ro5">
          <table:table-cell/>
          <table:table-cell office:value-type="string" table:style-name="ce9">
            <text:p>Stollfuß</text:p>
          </table:table-cell>
          <table:table-cell office:value-type="string" table:style-name="ce10">
            <text:p>Helmke/Bauer, Familienleistungsausgleich</text:p>
          </table:table-cell>
          <table:table-cell table:content-validation-name="val1" table:style-name="ce11"/>
          <table:table-cell table:content-validation-name="val4" table:style-name="ce12"/>
          <table:table-cell office:value-type="string" table:content-validation-name="val10" table:style-name="ce11">
            <text:p>Steuerrecht &amp; Finanzwesen10602</text:p>
          </table:table-cell>
          <table:table-cell table:content-validation-name="val9" table:style-name="ce12"/>
          <table:table-cell table:content-validation-name="val5" table:style-name="ce11"/>
          <table:table-cell table:content-validation-name="val6" table:style-name="ce12"/>
          <table:table-cell table:content-validation-name="val2" table:style-name="ce11"/>
          <table:table-cell table:content-validation-name="val3" table:style-name="ce12"/>
          <table:table-cell table:content-validation-name="val7" table:style-name="ce11"/>
          <table:table-cell table:content-validation-name="val8" table:style-name="ce12"/>
          <table:table-cell table:content-validation-name="val12" table:style-name="ce34"/>
          <table:table-cell table:content-validation-name="val11" table:style-name="ce35"/>
          <table:table-cell table:content-validation-name="val13" table:style-name="ce34"/>
          <table:table-cell table:content-validation-name="val14" table:style-name="ce35"/>
          <table:table-cell table:content-validation-name="val15" table:style-name="ce34"/>
          <table:table-cell table:content-validation-name="val16" table:style-name="ce35"/>
          <table:table-cell table:content-validation-name="val17" table:style-name="ce34"/>
          <table:table-cell table:content-validation-name="val18" table:style-name="ce35"/>
          <table:table-cell table:content-validation-name="val19" table:style-name="ce34"/>
          <table:table-cell/>
          <table:table-cell table:content-validation-name="val20" table:style-name="ce34"/>
          <table:table-cell table:content-validation-name="val21" table:style-name="ce35"/>
          <table:table-cell table:number-columns-repeated="16359"/>
        </table:table-row>
        <table:table-row table:style-name="ro5">
          <table:table-cell/>
          <table:table-cell office:value-type="string" table:style-name="ce9">
            <text:p>Stollfuß</text:p>
          </table:table-cell>
          <table:table-cell office:value-type="string" table:style-name="ce10">
            <text:p>BDI/Ebner Stolz, Unternehmensnachfolge nach der Erbschaftsteuerreform 2016</text:p>
          </table:table-cell>
          <table:table-cell table:content-validation-name="val1" table:style-name="ce11"/>
          <table:table-cell table:content-validation-name="val4" table:style-name="ce12"/>
          <table:table-cell office:value-type="string" table:content-validation-name="val10" table:style-name="ce11">
            <text:p>Steuerrecht &amp; Finanzwesen10602</text:p>
          </table:table-cell>
          <table:table-cell table:content-validation-name="val9" table:style-name="ce12"/>
          <table:table-cell table:content-validation-name="val5" table:style-name="ce11"/>
          <table:table-cell table:content-validation-name="val6" table:style-name="ce12"/>
          <table:table-cell office:value-type="string" table:content-validation-name="val2" table:style-name="ce11">
            <text:p>Wirtschaftsrecht12140</text:p>
          </table:table-cell>
          <table:table-cell table:content-validation-name="val3" table:style-name="ce12"/>
          <table:table-cell table:content-validation-name="val7" table:style-name="ce11"/>
          <table:table-cell table:content-validation-name="val8" table:style-name="ce12"/>
          <table:table-cell table:content-validation-name="val12" table:style-name="ce34"/>
          <table:table-cell table:content-validation-name="val11" table:style-name="ce35"/>
          <table:table-cell table:content-validation-name="val13" table:style-name="ce34"/>
          <table:table-cell table:content-validation-name="val14" table:style-name="ce35"/>
          <table:table-cell table:content-validation-name="val15" table:style-name="ce34"/>
          <table:table-cell table:content-validation-name="val16" table:style-name="ce35"/>
          <table:table-cell table:content-validation-name="val17" table:style-name="ce34"/>
          <table:table-cell table:content-validation-name="val18" table:style-name="ce35"/>
          <table:table-cell table:content-validation-name="val19" table:style-name="ce34"/>
          <table:table-cell/>
          <table:table-cell table:content-validation-name="val20" table:style-name="ce34"/>
          <table:table-cell table:content-validation-name="val21" table:style-name="ce35"/>
          <table:table-cell table:number-columns-repeated="16359"/>
        </table:table-row>
        <table:table-row table:style-name="ro3">
          <table:table-cell/>
          <table:table-cell office:value-type="string" table:style-name="ce9">
            <text:p>Stollfuß</text:p>
          </table:table-cell>
          <table:table-cell office:value-type="string" table:style-name="ce10">
            <text:p>Kirsch, Rechnungslegung</text:p>
          </table:table-cell>
          <table:table-cell table:content-validation-name="val1" table:style-name="ce11"/>
          <table:table-cell table:content-validation-name="val4" table:style-name="ce12"/>
          <table:table-cell table:content-validation-name="val10" table:style-name="ce11"/>
          <table:table-cell table:content-validation-name="val9" table:style-name="ce12"/>
          <table:table-cell table:content-validation-name="val5" table:style-name="ce11"/>
          <table:table-cell table:content-validation-name="val6" table:style-name="ce12"/>
          <table:table-cell office:value-type="string" table:content-validation-name="val2" table:style-name="ce11">
            <text:p>Wirtschaftsrecht12140</text:p>
          </table:table-cell>
          <table:table-cell office:value-type="string" table:content-validation-name="val3" table:style-name="ce12">
            <text:p>Handels- &amp; Bilanzrecht12167</text:p>
          </table:table-cell>
          <table:table-cell table:content-validation-name="val7" table:style-name="ce11"/>
          <table:table-cell table:content-validation-name="val8" table:style-name="ce12"/>
          <table:table-cell table:content-validation-name="val12" table:style-name="ce34"/>
          <table:table-cell table:content-validation-name="val11" table:style-name="ce35"/>
          <table:table-cell office:value-type="string" table:content-validation-name="val13" table:style-name="ce34">
            <text:p>Betriebswirtschaft hbfm10005</text:p>
          </table:table-cell>
          <table:table-cell office:value-type="string" table:content-validation-name="val14" table:style-name="ce35">
            <text:p>Bilanzrechthbfm10006</text:p>
          </table:table-cell>
          <table:table-cell table:content-validation-name="val15" table:style-name="ce34"/>
          <table:table-cell table:content-validation-name="val16" table:style-name="ce35"/>
          <table:table-cell table:content-validation-name="val17" table:style-name="ce34"/>
          <table:table-cell table:content-validation-name="val18" table:style-name="ce35"/>
          <table:table-cell table:content-validation-name="val19" table:style-name="ce34"/>
          <table:table-cell/>
          <table:table-cell table:content-validation-name="val20" table:style-name="ce34"/>
          <table:table-cell table:content-validation-name="val21" table:style-name="ce35"/>
          <table:table-cell table:number-columns-repeated="16359"/>
        </table:table-row>
        <table:table-row table:style-name="ro5">
          <table:table-cell/>
          <table:table-cell office:value-type="string" table:style-name="ce9">
            <text:p>ZAP Verlag</text:p>
          </table:table-cell>
          <table:table-cell office:value-type="string" table:style-name="ce10">
            <text:p>Bauer, Die GmbH in der Krise</text:p>
          </table:table-cell>
          <table:table-cell table:content-validation-name="val1" table:style-name="ce11"/>
          <table:table-cell table:content-validation-name="val4" table:style-name="ce12"/>
          <table:table-cell table:content-validation-name="val10" table:style-name="ce11"/>
          <table:table-cell table:content-validation-name="val9" table:style-name="ce12"/>
          <table:table-cell table:content-validation-name="val5" table:style-name="ce11"/>
          <table:table-cell table:content-validation-name="val6" table:style-name="ce12"/>
          <table:table-cell office:value-type="string" table:content-validation-name="val2" table:style-name="ce11">
            <text:p>Wirtschaftsrecht12140</text:p>
          </table:table-cell>
          <table:table-cell office:value-type="string" table:content-validation-name="val3" table:style-name="ce12">
            <text:p>Gesellschaftsrecht12260</text:p>
          </table:table-cell>
          <table:table-cell table:content-validation-name="val7" table:style-name="ce11"/>
          <table:table-cell table:content-validation-name="val8" table:style-name="ce12"/>
          <table:table-cell table:content-validation-name="val12" table:style-name="ce34"/>
          <table:table-cell table:content-validation-name="val11" table:style-name="ce35"/>
          <table:table-cell table:content-validation-name="val13" table:style-name="ce34"/>
          <table:table-cell table:content-validation-name="val14" table:style-name="ce35"/>
          <table:table-cell table:content-validation-name="val15" table:style-name="ce34"/>
          <table:table-cell table:content-validation-name="val16" table:style-name="ce35"/>
          <table:table-cell table:content-validation-name="val17" table:style-name="ce34"/>
          <table:table-cell table:content-validation-name="val18" table:style-name="ce35"/>
          <table:table-cell table:content-validation-name="val19" table:style-name="ce34"/>
          <table:table-cell/>
          <table:table-cell table:content-validation-name="val20" table:style-name="ce34"/>
          <table:table-cell table:content-validation-name="val21" table:style-name="ce35"/>
          <table:table-cell table:number-columns-repeated="16359"/>
        </table:table-row>
        <table:table-row table:style-name="ro5">
          <table:table-cell/>
          <table:table-cell office:value-type="string" table:style-name="ce9">
            <text:p>ZAP Verlag</text:p>
          </table:table-cell>
          <table:table-cell office:value-type="string" table:style-name="ce10">
            <text:p>Bormann/Kauka/Ockelmann, Handbuch GmbH-Recht</text:p>
          </table:table-cell>
          <table:table-cell table:content-validation-name="val1" table:style-name="ce11"/>
          <table:table-cell table:content-validation-name="val4" table:style-name="ce12"/>
          <table:table-cell table:content-validation-name="val10" table:style-name="ce11"/>
          <table:table-cell table:content-validation-name="val9" table:style-name="ce12"/>
          <table:table-cell table:content-validation-name="val5" table:style-name="ce11"/>
          <table:table-cell table:content-validation-name="val6" table:style-name="ce12"/>
          <table:table-cell office:value-type="string" table:content-validation-name="val2" table:style-name="ce11">
            <text:p>Wirtschaftsrecht12140</text:p>
          </table:table-cell>
          <table:table-cell office:value-type="string" table:content-validation-name="val3" table:style-name="ce12">
            <text:p>Gesellschaftsrecht12260</text:p>
          </table:table-cell>
          <table:table-cell table:content-validation-name="val7" table:style-name="ce11"/>
          <table:table-cell table:content-validation-name="val8" table:style-name="ce12"/>
          <table:table-cell table:content-validation-name="val12" table:style-name="ce34"/>
          <table:table-cell table:content-validation-name="val11" table:style-name="ce35"/>
          <table:table-cell table:content-validation-name="val13" table:style-name="ce34"/>
          <table:table-cell table:content-validation-name="val14" table:style-name="ce35"/>
          <table:table-cell table:content-validation-name="val15" table:style-name="ce34"/>
          <table:table-cell table:content-validation-name="val16" table:style-name="ce35"/>
          <table:table-cell table:content-validation-name="val17" table:style-name="ce34"/>
          <table:table-cell table:content-validation-name="val18" table:style-name="ce35"/>
          <table:table-cell table:content-validation-name="val19" table:style-name="ce34"/>
          <table:table-cell/>
          <table:table-cell table:content-validation-name="val20" table:style-name="ce34"/>
          <table:table-cell table:content-validation-name="val21" table:style-name="ce35"/>
          <table:table-cell table:number-columns-repeated="16359"/>
        </table:table-row>
        <table:table-row table:style-name="ro3">
          <table:table-cell/>
          <table:table-cell office:value-type="string" table:style-name="ce9">
            <text:p>ZAP Verlag</text:p>
          </table:table-cell>
          <table:table-cell office:value-type="string" table:style-name="ce10">
            <text:p>Haag/Löffler, HGB</text:p>
          </table:table-cell>
          <table:table-cell table:content-validation-name="val1" table:style-name="ce11"/>
          <table:table-cell table:content-validation-name="val4" table:style-name="ce12"/>
          <table:table-cell table:content-validation-name="val10" table:style-name="ce11"/>
          <table:table-cell table:content-validation-name="val9" table:style-name="ce12"/>
          <table:table-cell table:content-validation-name="val5" table:style-name="ce11"/>
          <table:table-cell table:content-validation-name="val6" table:style-name="ce12"/>
          <table:table-cell office:value-type="string" table:content-validation-name="val2" table:style-name="ce11">
            <text:p>Wirtschaftsrecht12140</text:p>
          </table:table-cell>
          <table:table-cell office:value-type="string" table:content-validation-name="val3" table:style-name="ce12">
            <text:p>Handels- &amp; Bilanzrecht12167</text:p>
          </table:table-cell>
          <table:table-cell table:content-validation-name="val7" table:style-name="ce11"/>
          <table:table-cell table:content-validation-name="val8" table:style-name="ce12"/>
          <table:table-cell table:content-validation-name="val12" table:style-name="ce34"/>
          <table:table-cell table:content-validation-name="val11" table:style-name="ce35"/>
          <table:table-cell office:value-type="string" table:content-validation-name="val13" table:style-name="ce34">
            <text:p>Betriebswirtschaft hbfm10005</text:p>
          </table:table-cell>
          <table:table-cell office:value-type="string" table:content-validation-name="val14" table:style-name="ce35">
            <text:p>Bilanzrechthbfm10006</text:p>
          </table:table-cell>
          <table:table-cell table:content-validation-name="val15" table:style-name="ce34"/>
          <table:table-cell table:content-validation-name="val16" table:style-name="ce35"/>
          <table:table-cell table:content-validation-name="val17" table:style-name="ce34"/>
          <table:table-cell table:content-validation-name="val18" table:style-name="ce35"/>
          <table:table-cell table:content-validation-name="val19" table:style-name="ce34"/>
          <table:table-cell/>
          <table:table-cell table:content-validation-name="val20" table:style-name="ce34"/>
          <table:table-cell table:content-validation-name="val21" table:style-name="ce35"/>
          <table:table-cell table:number-columns-repeated="16359"/>
        </table:table-row>
        <table:table-row table:style-name="ro5">
          <table:table-cell/>
          <table:table-cell office:value-type="string" table:style-name="ce9">
            <text:p>ZAP Verlag</text:p>
          </table:table-cell>
          <table:table-cell office:value-type="string" table:style-name="ce10">
            <text:p>Wachter, Praxis des Handels- und Gesellschaftsrechts</text:p>
          </table:table-cell>
          <table:table-cell table:content-validation-name="val1" table:style-name="ce11"/>
          <table:table-cell table:content-validation-name="val4" table:style-name="ce12"/>
          <table:table-cell table:content-validation-name="val10" table:style-name="ce11"/>
          <table:table-cell table:content-validation-name="val9" table:style-name="ce12"/>
          <table:table-cell table:content-validation-name="val5" table:style-name="ce11"/>
          <table:table-cell table:content-validation-name="val6" table:style-name="ce12"/>
          <table:table-cell office:value-type="string" table:content-validation-name="val2" table:style-name="ce11">
            <text:p>Wirtschaftsrecht12140</text:p>
          </table:table-cell>
          <table:table-cell office:value-type="string" table:content-validation-name="val3" table:style-name="ce12">
            <text:p>Gesellschaftsrecht12260</text:p>
          </table:table-cell>
          <table:table-cell table:content-validation-name="val7" table:style-name="ce11"/>
          <table:table-cell table:content-validation-name="val8" table:style-name="ce12"/>
          <table:table-cell table:content-validation-name="val12" table:style-name="ce34"/>
          <table:table-cell table:content-validation-name="val11" table:style-name="ce35"/>
          <table:table-cell table:content-validation-name="val13" table:style-name="ce34"/>
          <table:table-cell table:content-validation-name="val14" table:style-name="ce35"/>
          <table:table-cell table:content-validation-name="val15" table:style-name="ce34"/>
          <table:table-cell table:content-validation-name="val16" table:style-name="ce35"/>
          <table:table-cell table:content-validation-name="val17" table:style-name="ce34"/>
          <table:table-cell table:content-validation-name="val18" table:style-name="ce35"/>
          <table:table-cell table:content-validation-name="val19" table:style-name="ce34"/>
          <table:table-cell/>
          <table:table-cell table:content-validation-name="val20" table:style-name="ce34"/>
          <table:table-cell table:content-validation-name="val21" table:style-name="ce35"/>
          <table:table-cell table:number-columns-repeated="16359"/>
        </table:table-row>
        <table:table-row table:style-name="ro9">
          <table:table-cell/>
          <table:table-cell office:value-type="string" table:style-name="ce9">
            <text:p>Deutscher Anwaltverlag</text:p>
          </table:table-cell>
          <table:table-cell office:value-type="string" table:style-name="ce10">
            <text:p>Kunz/Henssler/Brand/Nebeling, Praxis des Arbeitsrechts</text:p>
          </table:table-cell>
          <table:table-cell office:value-type="string" table:content-validation-name="val1" table:style-name="ce11">
            <text:p>Arbeitsrecht10001</text:p>
          </table:table-cell>
          <table:table-cell office:value-type="string" table:content-validation-name="val4" table:style-name="ce12">
            <text:p>Arbeitsgerichtsbarkeit10002, Arbeitsvertragsrecht10072, Arbeitszeit &amp; Arbeitsschutz10162, Personalwesen &amp; Antidiskriminierung10184, Tarifvertrags- &amp; Mitbestimmungsrecht10206</text:p>
          </table:table-cell>
          <table:table-cell table:content-validation-name="val10" table:style-name="ce11"/>
          <table:table-cell table:content-validation-name="val9" table:style-name="ce12"/>
          <table:table-cell table:content-validation-name="val5" table:style-name="ce11"/>
          <table:table-cell table:content-validation-name="val6" table:style-name="ce12"/>
          <table:table-cell table:content-validation-name="val2" table:style-name="ce11"/>
          <table:table-cell table:content-validation-name="val3" table:style-name="ce12"/>
          <table:table-cell table:content-validation-name="val7" table:style-name="ce11"/>
          <table:table-cell table:content-validation-name="val8" table:style-name="ce12"/>
          <table:table-cell table:content-validation-name="val12" table:style-name="ce34"/>
          <table:table-cell table:content-validation-name="val11" table:style-name="ce35"/>
          <table:table-cell table:content-validation-name="val13" table:style-name="ce34"/>
          <table:table-cell table:content-validation-name="val14" table:style-name="ce35"/>
          <table:table-cell table:content-validation-name="val15" table:style-name="ce34"/>
          <table:table-cell table:content-validation-name="val16" table:style-name="ce35"/>
          <table:table-cell table:content-validation-name="val17" table:style-name="ce34"/>
          <table:table-cell table:content-validation-name="val18" table:style-name="ce35"/>
          <table:table-cell table:content-validation-name="val19" table:style-name="ce34"/>
          <table:table-cell/>
          <table:table-cell table:content-validation-name="val20" table:style-name="ce34"/>
          <table:table-cell table:content-validation-name="val21" table:style-name="ce35"/>
          <table:table-cell table:number-columns-repeated="16359"/>
        </table:table-row>
        <table:table-row table:style-name="ro9">
          <table:table-cell/>
          <table:table-cell office:value-type="string" table:style-name="ce9">
            <text:p>Deutscher Anwaltverlag</text:p>
          </table:table-cell>
          <table:table-cell office:value-type="string" table:style-name="ce10">
            <text:p>Lunk, AnwaltFormulare Arbeitsrecht</text:p>
          </table:table-cell>
          <table:table-cell office:value-type="string" table:content-validation-name="val1" table:style-name="ce11">
            <text:p>Arbeitsrecht10001</text:p>
          </table:table-cell>
          <table:table-cell office:value-type="string" table:content-validation-name="val4" table:style-name="ce12">
            <text:p>Arbeitsgerichtsbarkeit10002, Arbeitsvertragsrecht10072, Arbeitszeit &amp; Arbeitsschutz10162, Personalwesen &amp; Antidiskriminierung10184, Tarifvertrags- &amp; Mitbestimmungsrecht10206</text:p>
          </table:table-cell>
          <table:table-cell table:content-validation-name="val10" table:style-name="ce11"/>
          <table:table-cell table:content-validation-name="val9" table:style-name="ce12"/>
          <table:table-cell table:content-validation-name="val5" table:style-name="ce11"/>
          <table:table-cell table:content-validation-name="val6" table:style-name="ce12"/>
          <table:table-cell table:content-validation-name="val2" table:style-name="ce11"/>
          <table:table-cell table:content-validation-name="val3" table:style-name="ce12"/>
          <table:table-cell table:content-validation-name="val7" table:style-name="ce11"/>
          <table:table-cell table:content-validation-name="val8" table:style-name="ce12"/>
          <table:table-cell table:content-validation-name="val12" table:style-name="ce34"/>
          <table:table-cell table:content-validation-name="val11" table:style-name="ce35"/>
          <table:table-cell table:content-validation-name="val13" table:style-name="ce34"/>
          <table:table-cell table:content-validation-name="val14" table:style-name="ce35"/>
          <table:table-cell table:content-validation-name="val15" table:style-name="ce34"/>
          <table:table-cell table:content-validation-name="val16" table:style-name="ce35"/>
          <table:table-cell table:content-validation-name="val17" table:style-name="ce34"/>
          <table:table-cell table:content-validation-name="val18" table:style-name="ce35"/>
          <table:table-cell table:content-validation-name="val19" table:style-name="ce34"/>
          <table:table-cell/>
          <table:table-cell table:content-validation-name="val20" table:style-name="ce34"/>
          <table:table-cell table:content-validation-name="val21" table:style-name="ce35"/>
          <table:table-cell table:number-columns-repeated="16359"/>
        </table:table-row>
        <table:table-row table:style-name="ro5">
          <table:table-cell/>
          <table:table-cell office:value-type="string" table:style-name="ce9">
            <text:p>Deutscher Anwaltverlag</text:p>
          </table:table-cell>
          <table:table-cell office:value-type="string" table:style-name="ce10">
            <text:p>Pauly/Osnabrügge, Handbuch Kündigungsrecht</text:p>
          </table:table-cell>
          <table:table-cell office:value-type="string" table:content-validation-name="val1" table:style-name="ce11">
            <text:p>Arbeitsrecht10001</text:p>
          </table:table-cell>
          <table:table-cell office:value-type="string" table:content-validation-name="val4" table:style-name="ce12">
            <text:p>Arbeitszeit &amp; Arbeitsschutz10162</text:p>
          </table:table-cell>
          <table:table-cell table:content-validation-name="val10" table:style-name="ce11"/>
          <table:table-cell table:content-validation-name="val9" table:style-name="ce12"/>
          <table:table-cell table:content-validation-name="val5" table:style-name="ce11"/>
          <table:table-cell table:content-validation-name="val6" table:style-name="ce12"/>
          <table:table-cell table:content-validation-name="val2" table:style-name="ce11"/>
          <table:table-cell table:content-validation-name="val3" table:style-name="ce12"/>
          <table:table-cell table:content-validation-name="val7" table:style-name="ce11"/>
          <table:table-cell table:content-validation-name="val8" table:style-name="ce12"/>
          <table:table-cell table:content-validation-name="val12" table:style-name="ce34"/>
          <table:table-cell table:content-validation-name="val11" table:style-name="ce35"/>
          <table:table-cell table:content-validation-name="val13" table:style-name="ce34"/>
          <table:table-cell table:content-validation-name="val14" table:style-name="ce35"/>
          <table:table-cell table:content-validation-name="val15" table:style-name="ce34"/>
          <table:table-cell table:content-validation-name="val16" table:style-name="ce35"/>
          <table:table-cell table:content-validation-name="val17" table:style-name="ce34"/>
          <table:table-cell table:content-validation-name="val18" table:style-name="ce35"/>
          <table:table-cell table:content-validation-name="val19" table:style-name="ce34"/>
          <table:table-cell/>
          <table:table-cell table:content-validation-name="val20" table:style-name="ce34"/>
          <table:table-cell table:content-validation-name="val21" table:style-name="ce35"/>
          <table:table-cell table:number-columns-repeated="16359"/>
        </table:table-row>
        <table:table-row table:style-name="ro2">
          <table:table-cell/>
          <table:table-cell office:value-type="string" table:style-name="ce9">
            <text:p>Deutscher Anwaltverlag</text:p>
          </table:table-cell>
          <table:table-cell office:value-type="string" table:style-name="ce10">
            <text:p>Arens/Brand, Arbeits- und Sozialrecht in der Insolvenz</text:p>
          </table:table-cell>
          <table:table-cell office:value-type="string" table:content-validation-name="val1" table:style-name="ce11">
            <text:p>Arbeitsrecht10001</text:p>
          </table:table-cell>
          <table:table-cell office:value-type="string" table:content-validation-name="val4" table:style-name="ce12">
            <text:p>Arbeitszeit &amp; Arbeitsschutz10162, Arbeitsvertragsrecht10072, Tarifvertrags- &amp; Mitbestimmungsrecht10206</text:p>
          </table:table-cell>
          <table:table-cell table:content-validation-name="val10" table:style-name="ce11"/>
          <table:table-cell table:content-validation-name="val9" table:style-name="ce12"/>
          <table:table-cell table:content-validation-name="val5" table:style-name="ce11"/>
          <table:table-cell table:content-validation-name="val6" table:style-name="ce12"/>
          <table:table-cell office:value-type="string" table:content-validation-name="val2" table:style-name="ce11">
            <text:p>Wirtschaftsrecht12140</text:p>
          </table:table-cell>
          <table:table-cell office:value-type="string" table:content-validation-name="val3" table:style-name="ce12">
            <text:p>Insolvenzrecht12348</text:p>
          </table:table-cell>
          <table:table-cell table:content-validation-name="val7" table:style-name="ce11"/>
          <table:table-cell table:content-validation-name="val8" table:style-name="ce12"/>
          <table:table-cell table:content-validation-name="val12" table:style-name="ce34"/>
          <table:table-cell table:content-validation-name="val11" table:style-name="ce35"/>
          <table:table-cell table:content-validation-name="val13" table:style-name="ce34"/>
          <table:table-cell table:content-validation-name="val14" table:style-name="ce35"/>
          <table:table-cell table:content-validation-name="val15" table:style-name="ce34"/>
          <table:table-cell table:content-validation-name="val16" table:style-name="ce35"/>
          <table:table-cell table:content-validation-name="val17" table:style-name="ce34"/>
          <table:table-cell table:content-validation-name="val18" table:style-name="ce35"/>
          <table:table-cell table:content-validation-name="val19" table:style-name="ce34"/>
          <table:table-cell/>
          <table:table-cell table:content-validation-name="val20" table:style-name="ce34"/>
          <table:table-cell table:content-validation-name="val21" table:style-name="ce35"/>
          <table:table-cell table:number-columns-repeated="16359"/>
        </table:table-row>
        <table:table-row table:style-name="ro3">
          <table:table-cell/>
          <table:table-cell office:value-type="string" table:style-name="ce9">
            <text:p>Deutscher Anwaltverlag</text:p>
          </table:table-cell>
          <table:table-cell office:value-type="string" table:style-name="ce10">
            <text:p>Hofmann/Rohrbach, Internationaler Mitarbeitereinsatz</text:p>
          </table:table-cell>
          <table:table-cell office:value-type="string" table:content-validation-name="val1" table:style-name="ce11">
            <text:p>Arbeitsrecht10001</text:p>
          </table:table-cell>
          <table:table-cell office:value-type="string" table:content-validation-name="val4" table:style-name="ce12">
            <text:p>Arbeitsvertragsrecht10072, Tarifvertrags- &amp; Mitbestimmungsrecht10206</text:p>
          </table:table-cell>
          <table:table-cell table:content-validation-name="val10" table:style-name="ce11"/>
          <table:table-cell table:content-validation-name="val9" table:style-name="ce12"/>
          <table:table-cell table:content-validation-name="val5" table:style-name="ce11"/>
          <table:table-cell table:content-validation-name="val6" table:style-name="ce12"/>
          <table:table-cell table:content-validation-name="val2" table:style-name="ce11"/>
          <table:table-cell table:content-validation-name="val3" table:style-name="ce12"/>
          <table:table-cell table:content-validation-name="val7" table:style-name="ce11"/>
          <table:table-cell table:content-validation-name="val8" table:style-name="ce12"/>
          <table:table-cell table:content-validation-name="val12" table:style-name="ce34"/>
          <table:table-cell table:content-validation-name="val11" table:style-name="ce35"/>
          <table:table-cell table:content-validation-name="val13" table:style-name="ce34"/>
          <table:table-cell table:content-validation-name="val14" table:style-name="ce35"/>
          <table:table-cell table:content-validation-name="val15" table:style-name="ce34"/>
          <table:table-cell table:content-validation-name="val16" table:style-name="ce35"/>
          <table:table-cell table:content-validation-name="val17" table:style-name="ce34"/>
          <table:table-cell table:content-validation-name="val18" table:style-name="ce35"/>
          <table:table-cell table:content-validation-name="val19" table:style-name="ce34"/>
          <table:table-cell/>
          <table:table-cell table:content-validation-name="val20" table:style-name="ce34"/>
          <table:table-cell table:content-validation-name="val21" table:style-name="ce35"/>
          <table:table-cell table:number-columns-repeated="16359"/>
        </table:table-row>
        <table:table-row table:style-name="ro1">
          <table:table-cell/>
          <table:table-cell office:value-type="string" table:style-name="ce9">
            <text:p>Deutscher Anwaltverlag</text:p>
          </table:table-cell>
          <table:table-cell office:value-type="string" table:style-name="ce10">
            <text:p>Depré/Bachmann, 1x1 der Lohnpfändung</text:p>
          </table:table-cell>
          <table:table-cell office:value-type="string" table:content-validation-name="val1" table:style-name="ce11">
            <text:p>Arbeitsrecht10001</text:p>
          </table:table-cell>
          <table:table-cell table:content-validation-name="val4" table:style-name="ce12"/>
          <table:table-cell table:content-validation-name="val10" table:style-name="ce11"/>
          <table:table-cell table:content-validation-name="val9" table:style-name="ce12"/>
          <table:table-cell table:content-validation-name="val5" table:style-name="ce11"/>
          <table:table-cell table:content-validation-name="val6" table:style-name="ce12"/>
          <table:table-cell table:content-validation-name="val2" table:style-name="ce11"/>
          <table:table-cell table:content-validation-name="val3" table:style-name="ce12"/>
          <table:table-cell table:content-validation-name="val7" table:style-name="ce11"/>
          <table:table-cell table:content-validation-name="val8" table:style-name="ce12"/>
          <table:table-cell table:content-validation-name="val12" table:style-name="ce34"/>
          <table:table-cell table:content-validation-name="val11" table:style-name="ce35"/>
          <table:table-cell table:content-validation-name="val13" table:style-name="ce34"/>
          <table:table-cell table:content-validation-name="val14" table:style-name="ce35"/>
          <table:table-cell table:content-validation-name="val15" table:style-name="ce34"/>
          <table:table-cell table:content-validation-name="val16" table:style-name="ce35"/>
          <table:table-cell table:content-validation-name="val17" table:style-name="ce34"/>
          <table:table-cell table:content-validation-name="val18" table:style-name="ce35"/>
          <table:table-cell table:content-validation-name="val19" table:style-name="ce34"/>
          <table:table-cell/>
          <table:table-cell table:content-validation-name="val20" table:style-name="ce34"/>
          <table:table-cell table:content-validation-name="val21" table:style-name="ce35"/>
          <table:table-cell table:number-columns-repeated="16359"/>
        </table:table-row>
        <table:table-row table:style-name="ro1">
          <table:table-cell/>
          <table:table-cell office:value-type="string" table:style-name="ce9">
            <text:p>Deutscher Anwaltverlag</text:p>
          </table:table-cell>
          <table:table-cell office:value-type="string" table:style-name="ce10">
            <text:p>Schäder/Weber, Praxiskommentar zum Streitwertkatalog Arbeitsrecht</text:p>
          </table:table-cell>
          <table:table-cell office:value-type="string" table:content-validation-name="val1" table:style-name="ce11">
            <text:p>Arbeitsrecht10001</text:p>
          </table:table-cell>
          <table:table-cell office:value-type="string" table:content-validation-name="val4" table:style-name="ce12">
            <text:p>Arbeitsgerichtsbarkeit10002</text:p>
          </table:table-cell>
          <table:table-cell table:content-validation-name="val10" table:style-name="ce11"/>
          <table:table-cell table:content-validation-name="val9" table:style-name="ce12"/>
          <table:table-cell table:content-validation-name="val5" table:style-name="ce11"/>
          <table:table-cell table:content-validation-name="val6" table:style-name="ce12"/>
          <table:table-cell table:content-validation-name="val2" table:style-name="ce11"/>
          <table:table-cell table:content-validation-name="val3" table:style-name="ce12"/>
          <table:table-cell table:content-validation-name="val7" table:style-name="ce11"/>
          <table:table-cell table:content-validation-name="val8" table:style-name="ce12"/>
          <table:table-cell table:content-validation-name="val12" table:style-name="ce34"/>
          <table:table-cell table:content-validation-name="val11" table:style-name="ce35"/>
          <table:table-cell table:content-validation-name="val13" table:style-name="ce34"/>
          <table:table-cell table:content-validation-name="val14" table:style-name="ce35"/>
          <table:table-cell table:content-validation-name="val15" table:style-name="ce34"/>
          <table:table-cell table:content-validation-name="val16" table:style-name="ce35"/>
          <table:table-cell table:content-validation-name="val17" table:style-name="ce34"/>
          <table:table-cell table:content-validation-name="val18" table:style-name="ce35"/>
          <table:table-cell table:content-validation-name="val19" table:style-name="ce34"/>
          <table:table-cell/>
          <table:table-cell table:content-validation-name="val20" table:style-name="ce34"/>
          <table:table-cell table:content-validation-name="val21" table:style-name="ce35"/>
          <table:table-cell table:number-columns-repeated="16359"/>
        </table:table-row>
        <table:table-row table:style-name="ro5">
          <table:table-cell/>
          <table:table-cell office:value-type="string" table:style-name="ce9">
            <text:p>Deutscher Anwaltverlag</text:p>
          </table:table-cell>
          <table:table-cell office:value-type="string" table:style-name="ce10">
            <text:p>Langohr-Plato, Betriebliche Altersversorgung</text:p>
          </table:table-cell>
          <table:table-cell office:value-type="string" table:content-validation-name="val1" table:style-name="ce11">
            <text:p>Arbeitsrecht10001</text:p>
          </table:table-cell>
          <table:table-cell office:value-type="string" table:content-validation-name="val4" table:style-name="ce12">
            <text:p>Betriebliche Altersversorgung10177</text:p>
          </table:table-cell>
          <table:table-cell table:content-validation-name="val10" table:style-name="ce11"/>
          <table:table-cell table:content-validation-name="val9" table:style-name="ce12"/>
          <table:table-cell table:content-validation-name="val5" table:style-name="ce11"/>
          <table:table-cell table:content-validation-name="val6" table:style-name="ce12"/>
          <table:table-cell table:content-validation-name="val2" table:style-name="ce11"/>
          <table:table-cell table:content-validation-name="val3" table:style-name="ce12"/>
          <table:table-cell table:content-validation-name="val7" table:style-name="ce11"/>
          <table:table-cell table:content-validation-name="val8" table:style-name="ce12"/>
          <table:table-cell table:content-validation-name="val12" table:style-name="ce34"/>
          <table:table-cell table:content-validation-name="val11" table:style-name="ce35"/>
          <table:table-cell table:content-validation-name="val13" table:style-name="ce34"/>
          <table:table-cell table:content-validation-name="val14" table:style-name="ce35"/>
          <table:table-cell table:content-validation-name="val15" table:style-name="ce34"/>
          <table:table-cell table:content-validation-name="val16" table:style-name="ce35"/>
          <table:table-cell table:content-validation-name="val17" table:style-name="ce34"/>
          <table:table-cell table:content-validation-name="val18" table:style-name="ce35"/>
          <table:table-cell table:content-validation-name="val19" table:style-name="ce34"/>
          <table:table-cell/>
          <table:table-cell table:content-validation-name="val20" table:style-name="ce34"/>
          <table:table-cell table:content-validation-name="val21" table:style-name="ce35"/>
          <table:table-cell table:number-columns-repeated="16359"/>
        </table:table-row>
        <table:table-row table:style-name="ro3">
          <table:table-cell/>
          <table:table-cell office:value-type="string" table:style-name="ce9">
            <text:p>Deutscher Anwaltverlag</text:p>
          </table:table-cell>
          <table:table-cell office:value-type="string" table:style-name="ce10">
            <text:p>Arens/Düwell/Wichert, Handbuch Umstrukturierung und Arbeitsrecht</text:p>
          </table:table-cell>
          <table:table-cell office:value-type="string" table:content-validation-name="val1" table:style-name="ce11">
            <text:p>Arbeitsrecht10001</text:p>
          </table:table-cell>
          <table:table-cell office:value-type="string" table:content-validation-name="val4" table:style-name="ce12">
            <text:p>Arbeitsvertragsrecht10072, Tarifvertrags- &amp; Mitbestimmungsrecht10206</text:p>
          </table:table-cell>
          <table:table-cell table:content-validation-name="val10" table:style-name="ce11"/>
          <table:table-cell table:content-validation-name="val9" table:style-name="ce12"/>
          <table:table-cell table:content-validation-name="val5" table:style-name="ce11"/>
          <table:table-cell table:content-validation-name="val6" table:style-name="ce12"/>
          <table:table-cell table:content-validation-name="val2" table:style-name="ce11"/>
          <table:table-cell table:content-validation-name="val3" table:style-name="ce12"/>
          <table:table-cell table:content-validation-name="val7" table:style-name="ce11"/>
          <table:table-cell table:content-validation-name="val8" table:style-name="ce12"/>
          <table:table-cell table:content-validation-name="val12" table:style-name="ce34"/>
          <table:table-cell table:content-validation-name="val11" table:style-name="ce35"/>
          <table:table-cell table:content-validation-name="val13" table:style-name="ce34"/>
          <table:table-cell table:content-validation-name="val14" table:style-name="ce35"/>
          <table:table-cell table:content-validation-name="val15" table:style-name="ce34"/>
          <table:table-cell table:content-validation-name="val16" table:style-name="ce35"/>
          <table:table-cell table:content-validation-name="val17" table:style-name="ce34"/>
          <table:table-cell table:content-validation-name="val18" table:style-name="ce35"/>
          <table:table-cell table:content-validation-name="val19" table:style-name="ce34"/>
          <table:table-cell/>
          <table:table-cell table:content-validation-name="val20" table:style-name="ce34"/>
          <table:table-cell table:content-validation-name="val21" table:style-name="ce35"/>
          <table:table-cell table:number-columns-repeated="16359"/>
        </table:table-row>
        <table:table-row table:style-name="ro5">
          <table:table-cell/>
          <table:table-cell office:value-type="string" table:style-name="ce9">
            <text:p>Deutscher Anwaltverlag</text:p>
          </table:table-cell>
          <table:table-cell office:value-type="string" table:style-name="ce10">
            <text:p>Kleinmann/Meyer-Renkes/Fündling, Der Kündigungsschutzprozess – Strategie und Taktik</text:p>
          </table:table-cell>
          <table:table-cell office:value-type="string" table:content-validation-name="val1" table:style-name="ce11">
            <text:p>Arbeitsrecht10001</text:p>
          </table:table-cell>
          <table:table-cell office:value-type="string" table:content-validation-name="val4" table:style-name="ce12">
            <text:p>Arbeitsgerichtsbarkeit10002</text:p>
          </table:table-cell>
          <table:table-cell table:content-validation-name="val10" table:style-name="ce11"/>
          <table:table-cell table:content-validation-name="val9" table:style-name="ce12"/>
          <table:table-cell table:content-validation-name="val5" table:style-name="ce11"/>
          <table:table-cell table:content-validation-name="val6" table:style-name="ce12"/>
          <table:table-cell table:content-validation-name="val2" table:style-name="ce11"/>
          <table:table-cell table:content-validation-name="val3" table:style-name="ce12"/>
          <table:table-cell table:content-validation-name="val7" table:style-name="ce11"/>
          <table:table-cell table:content-validation-name="val8" table:style-name="ce12"/>
          <table:table-cell table:content-validation-name="val12" table:style-name="ce34"/>
          <table:table-cell table:content-validation-name="val11" table:style-name="ce35"/>
          <table:table-cell table:content-validation-name="val13" table:style-name="ce34"/>
          <table:table-cell table:content-validation-name="val14" table:style-name="ce35"/>
          <table:table-cell table:content-validation-name="val15" table:style-name="ce34"/>
          <table:table-cell table:content-validation-name="val16" table:style-name="ce35"/>
          <table:table-cell table:content-validation-name="val17" table:style-name="ce34"/>
          <table:table-cell table:content-validation-name="val18" table:style-name="ce35"/>
          <table:table-cell table:content-validation-name="val19" table:style-name="ce34"/>
          <table:table-cell/>
          <table:table-cell table:content-validation-name="val20" table:style-name="ce34"/>
          <table:table-cell table:content-validation-name="val21" table:style-name="ce35"/>
          <table:table-cell table:number-columns-repeated="16359"/>
        </table:table-row>
        <table:table-row table:style-name="ro3">
          <table:table-cell/>
          <table:table-cell office:value-type="string" table:style-name="ce9">
            <text:p>C.F. Müller</text:p>
          </table:table-cell>
          <table:table-cell office:value-type="string" table:style-name="ce10">
            <text:p>Adick/Höink/Kurt, Umsatzsteuer und Strafrecht</text:p>
          </table:table-cell>
          <table:table-cell table:content-validation-name="val1" table:style-name="ce11"/>
          <table:table-cell table:content-validation-name="val4" table:style-name="ce12"/>
          <table:table-cell office:value-type="string" table:content-validation-name="val10" table:style-name="ce11">
            <text:p>Steuerrecht &amp; Finanzwesen10602</text:p>
          </table:table-cell>
          <table:table-cell office:value-type="string" table:content-validation-name="val9" table:style-name="ce12">
            <text:p>Behördliches Verfahren &amp; Finanzverwaltung10603, Umsatzsteuer10774</text:p>
          </table:table-cell>
          <table:table-cell table:content-validation-name="val5" table:style-name="ce11"/>
          <table:table-cell table:content-validation-name="val6" table:style-name="ce12"/>
          <table:table-cell table:content-validation-name="val2" table:style-name="ce11"/>
          <table:table-cell table:content-validation-name="val3" table:style-name="ce12"/>
          <table:table-cell table:content-validation-name="val7" table:style-name="ce11"/>
          <table:table-cell table:content-validation-name="val8" table:style-name="ce12"/>
          <table:table-cell table:content-validation-name="val12" table:style-name="ce34"/>
          <table:table-cell table:content-validation-name="val11" table:style-name="ce35"/>
          <table:table-cell table:content-validation-name="val13" table:style-name="ce34"/>
          <table:table-cell table:content-validation-name="val14" table:style-name="ce35"/>
          <table:table-cell table:content-validation-name="val15" table:style-name="ce34"/>
          <table:table-cell table:content-validation-name="val16" table:style-name="ce35"/>
          <table:table-cell table:content-validation-name="val17" table:style-name="ce34"/>
          <table:table-cell table:content-validation-name="val18" table:style-name="ce35"/>
          <table:table-cell table:content-validation-name="val19" table:style-name="ce34"/>
          <table:table-cell/>
          <table:table-cell table:content-validation-name="val20" table:style-name="ce34"/>
          <table:table-cell table:content-validation-name="val21" table:style-name="ce35"/>
          <table:table-cell table:number-columns-repeated="16359"/>
        </table:table-row>
        <table:table-row table:style-name="ro5">
          <table:table-cell/>
          <table:table-cell office:value-type="string" table:style-name="ce9">
            <text:p>C.F. Müller</text:p>
          </table:table-cell>
          <table:table-cell office:value-type="string" table:style-name="ce10">
            <text:p>Füllsack/Bürger, Praxis der Selbstanzeige</text:p>
          </table:table-cell>
          <table:table-cell table:content-validation-name="val1" table:style-name="ce11"/>
          <table:table-cell table:content-validation-name="val4" table:style-name="ce12"/>
          <table:table-cell office:value-type="string" table:content-validation-name="val10" table:style-name="ce11">
            <text:p>Steuerrecht &amp; Finanzwesen10602</text:p>
          </table:table-cell>
          <table:table-cell table:content-validation-name="val9" table:style-name="ce12"/>
          <table:table-cell table:content-validation-name="val5" table:style-name="ce11"/>
          <table:table-cell table:content-validation-name="val6" table:style-name="ce12"/>
          <table:table-cell table:content-validation-name="val2" table:style-name="ce11"/>
          <table:table-cell table:content-validation-name="val3" table:style-name="ce12"/>
          <table:table-cell table:content-validation-name="val7" table:style-name="ce11"/>
          <table:table-cell table:content-validation-name="val8" table:style-name="ce12"/>
          <table:table-cell table:content-validation-name="val12" table:style-name="ce34"/>
          <table:table-cell table:content-validation-name="val11" table:style-name="ce35"/>
          <table:table-cell table:content-validation-name="val13" table:style-name="ce34"/>
          <table:table-cell table:content-validation-name="val14" table:style-name="ce35"/>
          <table:table-cell table:content-validation-name="val15" table:style-name="ce34"/>
          <table:table-cell table:content-validation-name="val16" table:style-name="ce35"/>
          <table:table-cell table:content-validation-name="val17" table:style-name="ce34"/>
          <table:table-cell table:content-validation-name="val18" table:style-name="ce35"/>
          <table:table-cell table:content-validation-name="val19" table:style-name="ce34"/>
          <table:table-cell/>
          <table:table-cell table:content-validation-name="val20" table:style-name="ce34"/>
          <table:table-cell table:content-validation-name="val21" table:style-name="ce35"/>
          <table:table-cell table:number-columns-repeated="16359"/>
        </table:table-row>
        <table:table-row table:style-name="ro5">
          <table:table-cell/>
          <table:table-cell office:value-type="string" table:style-name="ce9">
            <text:p>C.F. Müller</text:p>
          </table:table-cell>
          <table:table-cell office:value-type="string" table:style-name="ce10">
            <text:p>Quedenfeld/Füllsack, Verteidigung in Steuerstrafsachen</text:p>
          </table:table-cell>
          <table:table-cell table:content-validation-name="val1" table:style-name="ce11"/>
          <table:table-cell table:content-validation-name="val4" table:style-name="ce12"/>
          <table:table-cell office:value-type="string" table:content-validation-name="val10" table:style-name="ce11">
            <text:p>Steuerrecht &amp; Finanzwesen10602</text:p>
          </table:table-cell>
          <table:table-cell table:content-validation-name="val9" table:style-name="ce12"/>
          <table:table-cell table:content-validation-name="val5" table:style-name="ce11"/>
          <table:table-cell table:content-validation-name="val6" table:style-name="ce12"/>
          <table:table-cell table:content-validation-name="val2" table:style-name="ce11"/>
          <table:table-cell table:content-validation-name="val3" table:style-name="ce12"/>
          <table:table-cell table:content-validation-name="val7" table:style-name="ce11"/>
          <table:table-cell table:content-validation-name="val8" table:style-name="ce12"/>
          <table:table-cell table:content-validation-name="val12" table:style-name="ce34"/>
          <table:table-cell table:content-validation-name="val11" table:style-name="ce35"/>
          <table:table-cell table:content-validation-name="val13" table:style-name="ce34"/>
          <table:table-cell table:content-validation-name="val14" table:style-name="ce35"/>
          <table:table-cell table:content-validation-name="val15" table:style-name="ce34"/>
          <table:table-cell table:content-validation-name="val16" table:style-name="ce35"/>
          <table:table-cell table:content-validation-name="val17" table:style-name="ce34"/>
          <table:table-cell table:content-validation-name="val18" table:style-name="ce35"/>
          <table:table-cell table:content-validation-name="val19" table:style-name="ce34"/>
          <table:table-cell/>
          <table:table-cell table:content-validation-name="val20" table:style-name="ce34"/>
          <table:table-cell table:content-validation-name="val21" table:style-name="ce35"/>
          <table:table-cell table:number-columns-repeated="16359"/>
        </table:table-row>
        <table:table-row table:style-name="ro5">
          <table:table-cell/>
          <table:table-cell office:value-type="string" table:style-name="ce9">
            <text:p>C.F. Müller</text:p>
          </table:table-cell>
          <table:table-cell office:value-type="string" table:style-name="ce10">
            <text:p>Adick/Bülte, Fiskalstrafrecht</text:p>
          </table:table-cell>
          <table:table-cell table:content-validation-name="val1" table:style-name="ce11"/>
          <table:table-cell table:content-validation-name="val4" table:style-name="ce12"/>
          <table:table-cell office:value-type="string" table:content-validation-name="val10" table:style-name="ce11">
            <text:p>Steuerrecht &amp; Finanzwesen10602</text:p>
          </table:table-cell>
          <table:table-cell table:content-validation-name="val9" table:style-name="ce12"/>
          <table:table-cell table:content-validation-name="val5" table:style-name="ce11"/>
          <table:table-cell table:content-validation-name="val6" table:style-name="ce12"/>
          <table:table-cell table:content-validation-name="val2" table:style-name="ce11"/>
          <table:table-cell table:content-validation-name="val3" table:style-name="ce12"/>
          <table:table-cell table:content-validation-name="val7" table:style-name="ce11"/>
          <table:table-cell table:content-validation-name="val8" table:style-name="ce12"/>
          <table:table-cell table:content-validation-name="val12" table:style-name="ce34"/>
          <table:table-cell table:content-validation-name="val11" table:style-name="ce35"/>
          <table:table-cell table:content-validation-name="val13" table:style-name="ce34"/>
          <table:table-cell table:content-validation-name="val14" table:style-name="ce35"/>
          <table:table-cell table:content-validation-name="val15" table:style-name="ce34"/>
          <table:table-cell table:content-validation-name="val16" table:style-name="ce35"/>
          <table:table-cell table:content-validation-name="val17" table:style-name="ce34"/>
          <table:table-cell table:content-validation-name="val18" table:style-name="ce35"/>
          <table:table-cell table:content-validation-name="val19" table:style-name="ce34"/>
          <table:table-cell/>
          <table:table-cell table:content-validation-name="val20" table:style-name="ce34"/>
          <table:table-cell table:content-validation-name="val21" table:style-name="ce35"/>
          <table:table-cell table:number-columns-repeated="16359"/>
        </table:table-row>
        <table:table-row table:style-name="ro5">
          <table:table-cell/>
          <table:table-cell office:value-type="string" table:style-name="ce9">
            <text:p>C.F. Müller</text:p>
          </table:table-cell>
          <table:table-cell office:value-type="string" table:style-name="ce10">
            <text:p>Hüls/Reichling, Steuerstrafrecht</text:p>
          </table:table-cell>
          <table:table-cell table:content-validation-name="val1" table:style-name="ce11"/>
          <table:table-cell table:content-validation-name="val4" table:style-name="ce12"/>
          <table:table-cell office:value-type="string" table:content-validation-name="val10" table:style-name="ce11">
            <text:p>Steuerrecht &amp; Finanzwesen10602</text:p>
          </table:table-cell>
          <table:table-cell table:content-validation-name="val9" table:style-name="ce12"/>
          <table:table-cell table:content-validation-name="val5" table:style-name="ce11"/>
          <table:table-cell table:content-validation-name="val6" table:style-name="ce12"/>
          <table:table-cell table:content-validation-name="val2" table:style-name="ce11"/>
          <table:table-cell table:content-validation-name="val3" table:style-name="ce12"/>
          <table:table-cell table:content-validation-name="val7" table:style-name="ce11"/>
          <table:table-cell table:content-validation-name="val8" table:style-name="ce12"/>
          <table:table-cell table:content-validation-name="val12" table:style-name="ce34"/>
          <table:table-cell table:content-validation-name="val11" table:style-name="ce35"/>
          <table:table-cell table:content-validation-name="val13" table:style-name="ce34"/>
          <table:table-cell table:content-validation-name="val14" table:style-name="ce35"/>
          <table:table-cell table:content-validation-name="val15" table:style-name="ce34"/>
          <table:table-cell table:content-validation-name="val16" table:style-name="ce35"/>
          <table:table-cell table:content-validation-name="val17" table:style-name="ce34"/>
          <table:table-cell table:content-validation-name="val18" table:style-name="ce35"/>
          <table:table-cell table:content-validation-name="val19" table:style-name="ce34"/>
          <table:table-cell/>
          <table:table-cell table:content-validation-name="val20" table:style-name="ce34"/>
          <table:table-cell table:content-validation-name="val21" table:style-name="ce35"/>
          <table:table-cell table:number-columns-repeated="16359"/>
        </table:table-row>
        <table:table-row table:style-name="ro5">
          <table:table-cell/>
          <table:table-cell office:value-type="string" table:style-name="ce9">
            <text:p>C.F. Müller</text:p>
          </table:table-cell>
          <table:table-cell office:value-type="string" table:style-name="ce10">
            <text:p>wistra – Zeitschrift für Wirtschafts- und Steuerstrafrecht</text:p>
          </table:table-cell>
          <table:table-cell table:content-validation-name="val1" table:style-name="ce11"/>
          <table:table-cell table:content-validation-name="val4" table:style-name="ce12"/>
          <table:table-cell office:value-type="string" table:content-validation-name="val10" table:style-name="ce11">
            <text:p>Steuerrecht &amp; Finanzwesen10602</text:p>
          </table:table-cell>
          <table:table-cell table:content-validation-name="val9" table:style-name="ce12"/>
          <table:table-cell table:content-validation-name="val5" table:style-name="ce11"/>
          <table:table-cell table:content-validation-name="val6" table:style-name="ce12"/>
          <table:table-cell office:value-type="string" table:content-validation-name="val2" table:style-name="ce11">
            <text:p>Wirtschaftsrecht12140</text:p>
          </table:table-cell>
          <table:table-cell table:content-validation-name="val3" table:style-name="ce12"/>
          <table:table-cell table:content-validation-name="val7" table:style-name="ce11"/>
          <table:table-cell table:content-validation-name="val8" table:style-name="ce12"/>
          <table:table-cell table:content-validation-name="val12" table:style-name="ce34"/>
          <table:table-cell table:content-validation-name="val11" table:style-name="ce35"/>
          <table:table-cell table:content-validation-name="val13" table:style-name="ce34"/>
          <table:table-cell table:content-validation-name="val14" table:style-name="ce35"/>
          <table:table-cell table:content-validation-name="val15" table:style-name="ce34"/>
          <table:table-cell table:content-validation-name="val16" table:style-name="ce35"/>
          <table:table-cell table:content-validation-name="val17" table:style-name="ce34"/>
          <table:table-cell table:content-validation-name="val18" table:style-name="ce35"/>
          <table:table-cell table:content-validation-name="val19" table:style-name="ce34"/>
          <table:table-cell/>
          <table:table-cell table:content-validation-name="val20" table:style-name="ce34"/>
          <table:table-cell table:content-validation-name="val21" table:style-name="ce35"/>
          <table:table-cell table:number-columns-repeated="16359"/>
        </table:table-row>
        <table:table-row table:style-name="ro5">
          <table:table-cell/>
          <table:table-cell office:value-type="string" table:style-name="ce9">
            <text:p>C.F. Müller</text:p>
          </table:table-cell>
          <table:table-cell office:value-type="string" table:style-name="ce10">
            <text:p>Achenbach/Ransiek/Rönnau, Handbuch Wirtschaftsstrafrecht</text:p>
          </table:table-cell>
          <table:table-cell table:content-validation-name="val1" table:style-name="ce11"/>
          <table:table-cell table:content-validation-name="val4" table:style-name="ce12"/>
          <table:table-cell office:value-type="string" table:content-validation-name="val10" table:style-name="ce11">
            <text:p>Steuerrecht &amp; Finanzwesen10602</text:p>
          </table:table-cell>
          <table:table-cell table:content-validation-name="val9" table:style-name="ce12"/>
          <table:table-cell table:content-validation-name="val5" table:style-name="ce11"/>
          <table:table-cell table:content-validation-name="val6" table:style-name="ce12"/>
          <table:table-cell office:value-type="string" table:content-validation-name="val2" table:style-name="ce11">
            <text:p>Wirtschaftsrecht12140</text:p>
          </table:table-cell>
          <table:table-cell table:content-validation-name="val3" table:style-name="ce12"/>
          <table:table-cell table:content-validation-name="val7" table:style-name="ce11"/>
          <table:table-cell table:content-validation-name="val8" table:style-name="ce12"/>
          <table:table-cell table:content-validation-name="val12" table:style-name="ce34"/>
          <table:table-cell table:content-validation-name="val11" table:style-name="ce35"/>
          <table:table-cell table:content-validation-name="val13" table:style-name="ce34"/>
          <table:table-cell table:content-validation-name="val14" table:style-name="ce35"/>
          <table:table-cell table:content-validation-name="val15" table:style-name="ce34"/>
          <table:table-cell table:content-validation-name="val16" table:style-name="ce35"/>
          <table:table-cell table:content-validation-name="val17" table:style-name="ce34"/>
          <table:table-cell table:content-validation-name="val18" table:style-name="ce35"/>
          <table:table-cell table:content-validation-name="val19" table:style-name="ce34"/>
          <table:table-cell/>
          <table:table-cell table:content-validation-name="val20" table:style-name="ce34"/>
          <table:table-cell table:content-validation-name="val21" table:style-name="ce35"/>
          <table:table-cell table:number-columns-repeated="16359"/>
        </table:table-row>
        <table:table-row table:style-name="ro5">
          <table:table-cell/>
          <table:table-cell office:value-type="string" table:style-name="ce9">
            <text:p>C.F. Müller</text:p>
          </table:table-cell>
          <table:table-cell office:value-type="string" table:style-name="ce10">
            <text:p>Berndt/Theile, Unternehmensstrafrecht und Unternehmensverteidigung</text:p>
          </table:table-cell>
          <table:table-cell table:content-validation-name="val1" table:style-name="ce11"/>
          <table:table-cell table:content-validation-name="val4" table:style-name="ce12"/>
          <table:table-cell office:value-type="string" table:content-validation-name="val10" table:style-name="ce11">
            <text:p>Steuerrecht &amp; Finanzwesen10602</text:p>
          </table:table-cell>
          <table:table-cell table:content-validation-name="val9" table:style-name="ce12"/>
          <table:table-cell table:content-validation-name="val5" table:style-name="ce11"/>
          <table:table-cell table:content-validation-name="val6" table:style-name="ce12"/>
          <table:table-cell table:content-validation-name="val2" table:style-name="ce11"/>
          <table:table-cell table:content-validation-name="val3" table:style-name="ce12"/>
          <table:table-cell table:content-validation-name="val7" table:style-name="ce11"/>
          <table:table-cell table:content-validation-name="val8" table:style-name="ce12"/>
          <table:table-cell table:content-validation-name="val12" table:style-name="ce34"/>
          <table:table-cell table:content-validation-name="val11" table:style-name="ce35"/>
          <table:table-cell table:content-validation-name="val13" table:style-name="ce34"/>
          <table:table-cell table:content-validation-name="val14" table:style-name="ce35"/>
          <table:table-cell table:content-validation-name="val15" table:style-name="ce34"/>
          <table:table-cell table:content-validation-name="val16" table:style-name="ce35"/>
          <table:table-cell table:content-validation-name="val17" table:style-name="ce34"/>
          <table:table-cell table:content-validation-name="val18" table:style-name="ce35"/>
          <table:table-cell table:content-validation-name="val19" table:style-name="ce34"/>
          <table:table-cell/>
          <table:table-cell table:content-validation-name="val20" table:style-name="ce34"/>
          <table:table-cell table:content-validation-name="val21" table:style-name="ce35"/>
          <table:table-cell table:number-columns-repeated="16359"/>
        </table:table-row>
        <table:table-row table:style-name="ro5">
          <table:table-cell/>
          <table:table-cell office:value-type="string" table:style-name="ce9">
            <text:p>C.F. Müller</text:p>
          </table:table-cell>
          <table:table-cell office:value-type="string" table:style-name="ce10">
            <text:p>Kirchhof/Söhn/Mellinghoff, EStG</text:p>
          </table:table-cell>
          <table:table-cell table:content-validation-name="val1" table:style-name="ce11"/>
          <table:table-cell table:content-validation-name="val4" table:style-name="ce12"/>
          <table:table-cell office:value-type="string" table:content-validation-name="val10" table:style-name="ce11">
            <text:p>Steuerrecht &amp; Finanzwesen10602</text:p>
          </table:table-cell>
          <table:table-cell office:value-type="string" table:content-validation-name="val9" table:style-name="ce12">
            <text:p>Einkommensteuer10648</text:p>
          </table:table-cell>
          <table:table-cell table:content-validation-name="val5" table:style-name="ce11"/>
          <table:table-cell table:content-validation-name="val6" table:style-name="ce12"/>
          <table:table-cell table:content-validation-name="val2" table:style-name="ce11"/>
          <table:table-cell table:content-validation-name="val3" table:style-name="ce12"/>
          <table:table-cell table:content-validation-name="val7" table:style-name="ce11"/>
          <table:table-cell table:content-validation-name="val8" table:style-name="ce12"/>
          <table:table-cell table:content-validation-name="val12" table:style-name="ce34"/>
          <table:table-cell table:content-validation-name="val11" table:style-name="ce35"/>
          <table:table-cell table:content-validation-name="val13" table:style-name="ce34"/>
          <table:table-cell table:content-validation-name="val14" table:style-name="ce35"/>
          <table:table-cell table:content-validation-name="val15" table:style-name="ce34"/>
          <table:table-cell table:content-validation-name="val16" table:style-name="ce35"/>
          <table:table-cell table:content-validation-name="val17" table:style-name="ce34"/>
          <table:table-cell table:content-validation-name="val18" table:style-name="ce35"/>
          <table:table-cell table:content-validation-name="val19" table:style-name="ce34"/>
          <table:table-cell/>
          <table:table-cell table:content-validation-name="val20" table:style-name="ce34"/>
          <table:table-cell table:content-validation-name="val21" table:style-name="ce35"/>
          <table:table-cell table:number-columns-repeated="16359"/>
        </table:table-row>
        <table:table-row table:style-name="ro5">
          <table:table-cell/>
          <table:table-cell office:value-type="string" table:style-name="ce9">
            <text:p>C.F. Müller</text:p>
          </table:table-cell>
          <table:table-cell office:value-type="string" table:style-name="ce10">
            <text:p>Bordewin/Brandt, EStG</text:p>
          </table:table-cell>
          <table:table-cell table:content-validation-name="val1" table:style-name="ce11"/>
          <table:table-cell table:content-validation-name="val4" table:style-name="ce12"/>
          <table:table-cell office:value-type="string" table:content-validation-name="val10" table:style-name="ce11">
            <text:p>Steuerrecht &amp; Finanzwesen10602</text:p>
          </table:table-cell>
          <table:table-cell office:value-type="string" table:content-validation-name="val9" table:style-name="ce12">
            <text:p>Einkommensteuer10648</text:p>
          </table:table-cell>
          <table:table-cell table:content-validation-name="val5" table:style-name="ce11"/>
          <table:table-cell table:content-validation-name="val6" table:style-name="ce12"/>
          <table:table-cell table:content-validation-name="val2" table:style-name="ce11"/>
          <table:table-cell table:content-validation-name="val3" table:style-name="ce12"/>
          <table:table-cell table:content-validation-name="val7" table:style-name="ce11"/>
          <table:table-cell table:content-validation-name="val8" table:style-name="ce12"/>
          <table:table-cell table:content-validation-name="val12" table:style-name="ce34"/>
          <table:table-cell table:content-validation-name="val11" table:style-name="ce35"/>
          <table:table-cell table:content-validation-name="val13" table:style-name="ce34"/>
          <table:table-cell table:content-validation-name="val14" table:style-name="ce35"/>
          <table:table-cell table:content-validation-name="val15" table:style-name="ce34"/>
          <table:table-cell table:content-validation-name="val16" table:style-name="ce35"/>
          <table:table-cell table:content-validation-name="val17" table:style-name="ce34"/>
          <table:table-cell table:content-validation-name="val18" table:style-name="ce35"/>
          <table:table-cell table:content-validation-name="val19" table:style-name="ce34"/>
          <table:table-cell/>
          <table:table-cell table:content-validation-name="val20" table:style-name="ce34"/>
          <table:table-cell table:content-validation-name="val21" table:style-name="ce35"/>
          <table:table-cell table:number-columns-repeated="16359"/>
        </table:table-row>
        <table:table-row table:style-name="ro5">
          <table:table-cell/>
          <table:table-cell office:value-type="string" table:style-name="ce9">
            <text:p>C.F. Müller</text:p>
          </table:table-cell>
          <table:table-cell office:value-type="string" table:style-name="ce10">
            <text:p>Offerhaus/Söhn/Lange, UStG</text:p>
          </table:table-cell>
          <table:table-cell table:content-validation-name="val1" table:style-name="ce11"/>
          <table:table-cell table:content-validation-name="val4" table:style-name="ce12"/>
          <table:table-cell office:value-type="string" table:content-validation-name="val10" table:style-name="ce11">
            <text:p>Steuerrecht &amp; Finanzwesen10602</text:p>
          </table:table-cell>
          <table:table-cell office:value-type="string" table:content-validation-name="val9" table:style-name="ce12">
            <text:p>Umsatzsteuer10774</text:p>
          </table:table-cell>
          <table:table-cell table:content-validation-name="val5" table:style-name="ce11"/>
          <table:table-cell table:content-validation-name="val6" table:style-name="ce12"/>
          <table:table-cell table:content-validation-name="val2" table:style-name="ce11"/>
          <table:table-cell table:content-validation-name="val3" table:style-name="ce12"/>
          <table:table-cell table:content-validation-name="val7" table:style-name="ce11"/>
          <table:table-cell table:content-validation-name="val8" table:style-name="ce12"/>
          <table:table-cell table:content-validation-name="val12" table:style-name="ce34"/>
          <table:table-cell table:content-validation-name="val11" table:style-name="ce35"/>
          <table:table-cell table:content-validation-name="val13" table:style-name="ce34"/>
          <table:table-cell table:content-validation-name="val14" table:style-name="ce35"/>
          <table:table-cell table:content-validation-name="val15" table:style-name="ce34"/>
          <table:table-cell table:content-validation-name="val16" table:style-name="ce35"/>
          <table:table-cell table:content-validation-name="val17" table:style-name="ce34"/>
          <table:table-cell table:content-validation-name="val18" table:style-name="ce35"/>
          <table:table-cell table:content-validation-name="val19" table:style-name="ce34"/>
          <table:table-cell/>
          <table:table-cell table:content-validation-name="val20" table:style-name="ce34"/>
          <table:table-cell table:content-validation-name="val21" table:style-name="ce35"/>
          <table:table-cell table:number-columns-repeated="16359"/>
        </table:table-row>
        <table:table-row table:style-name="ro5">
          <table:table-cell/>
          <table:table-cell office:value-type="string" table:style-name="ce9">
            <text:p>zerb Verlag</text:p>
          </table:table-cell>
          <table:table-cell office:value-type="string" table:style-name="ce10">
            <text:p>Riedel, Praxishandbuch Unternehmensnachfolge</text:p>
          </table:table-cell>
          <table:table-cell table:content-validation-name="val1" table:style-name="ce11"/>
          <table:table-cell table:content-validation-name="val4" table:style-name="ce12"/>
          <table:table-cell office:value-type="string" table:content-validation-name="val10" table:style-name="ce11">
            <text:p>Steuerrecht &amp; Finanzwesen10602</text:p>
          </table:table-cell>
          <table:table-cell table:content-validation-name="val9" table:style-name="ce12"/>
          <table:table-cell table:content-validation-name="val5" table:style-name="ce11"/>
          <table:table-cell table:content-validation-name="val6" table:style-name="ce12"/>
          <table:table-cell office:value-type="string" table:content-validation-name="val2" table:style-name="ce11">
            <text:p>Wirtschaftsrecht12140</text:p>
          </table:table-cell>
          <table:table-cell table:content-validation-name="val3" table:style-name="ce12"/>
          <table:table-cell table:content-validation-name="val7" table:style-name="ce11"/>
          <table:table-cell table:content-validation-name="val8" table:style-name="ce12"/>
          <table:table-cell table:content-validation-name="val12" table:style-name="ce34"/>
          <table:table-cell table:content-validation-name="val11" table:style-name="ce35"/>
          <table:table-cell table:content-validation-name="val13" table:style-name="ce34"/>
          <table:table-cell table:content-validation-name="val14" table:style-name="ce35"/>
          <table:table-cell table:content-validation-name="val15" table:style-name="ce34"/>
          <table:table-cell table:content-validation-name="val16" table:style-name="ce35"/>
          <table:table-cell table:content-validation-name="val17" table:style-name="ce34"/>
          <table:table-cell table:content-validation-name="val18" table:style-name="ce35"/>
          <table:table-cell table:content-validation-name="val19" table:style-name="ce34"/>
          <table:table-cell/>
          <table:table-cell table:content-validation-name="val20" table:style-name="ce34"/>
          <table:table-cell table:content-validation-name="val21" table:style-name="ce35"/>
          <table:table-cell table:number-columns-repeated="16359"/>
        </table:table-row>
        <table:table-row table:style-name="ro5">
          <table:table-cell/>
          <table:table-cell office:value-type="string" table:style-name="ce9">
            <text:p>zerb Verlag</text:p>
          </table:table-cell>
          <table:table-cell office:value-type="string" table:style-name="ce10">
            <text:p>Beckervordersandfort, Gestaltungen zum Erhalt des Familienvermögens</text:p>
          </table:table-cell>
          <table:table-cell table:content-validation-name="val1" table:style-name="ce11"/>
          <table:table-cell table:content-validation-name="val4" table:style-name="ce12"/>
          <table:table-cell office:value-type="string" table:content-validation-name="val10" table:style-name="ce11">
            <text:p>Steuerrecht &amp; Finanzwesen10602</text:p>
          </table:table-cell>
          <table:table-cell table:content-validation-name="val9" table:style-name="ce12"/>
          <table:table-cell table:content-validation-name="val5" table:style-name="ce11"/>
          <table:table-cell table:content-validation-name="val6" table:style-name="ce12"/>
          <table:table-cell table:content-validation-name="val2" table:style-name="ce11"/>
          <table:table-cell table:content-validation-name="val3" table:style-name="ce12"/>
          <table:table-cell table:content-validation-name="val7" table:style-name="ce11"/>
          <table:table-cell table:content-validation-name="val8" table:style-name="ce12"/>
          <table:table-cell table:content-validation-name="val12" table:style-name="ce34"/>
          <table:table-cell table:content-validation-name="val11" table:style-name="ce35"/>
          <table:table-cell table:content-validation-name="val13" table:style-name="ce34"/>
          <table:table-cell table:content-validation-name="val14" table:style-name="ce35"/>
          <table:table-cell table:content-validation-name="val15" table:style-name="ce34"/>
          <table:table-cell table:content-validation-name="val16" table:style-name="ce35"/>
          <table:table-cell table:content-validation-name="val17" table:style-name="ce34"/>
          <table:table-cell table:content-validation-name="val18" table:style-name="ce35"/>
          <table:table-cell table:content-validation-name="val19" table:style-name="ce34"/>
          <table:table-cell/>
          <table:table-cell table:content-validation-name="val20" table:style-name="ce34"/>
          <table:table-cell table:content-validation-name="val21" table:style-name="ce35"/>
          <table:table-cell table:number-columns-repeated="16359"/>
        </table:table-row>
        <table:table-row table:style-name="ro5">
          <table:table-cell/>
          <table:table-cell office:value-type="string" table:style-name="ce9">
            <text:p>zerb Verlag</text:p>
          </table:table-cell>
          <table:table-cell office:value-type="string" table:style-name="ce10">
            <text:p>Süß, Erbrecht in Europa</text:p>
          </table:table-cell>
          <table:table-cell table:content-validation-name="val1" table:style-name="ce11"/>
          <table:table-cell table:content-validation-name="val4" table:style-name="ce12"/>
          <table:table-cell office:value-type="string" table:content-validation-name="val10" table:style-name="ce11">
            <text:p>Steuerrecht &amp; Finanzwesen10602</text:p>
          </table:table-cell>
          <table:table-cell office:value-type="string" table:content-validation-name="val9" table:style-name="ce12">
            <text:p>Erbschaft- &amp; Schenkungsteuer10718</text:p>
          </table:table-cell>
          <table:table-cell table:content-validation-name="val5" table:style-name="ce11"/>
          <table:table-cell table:content-validation-name="val6" table:style-name="ce12"/>
          <table:table-cell table:content-validation-name="val2" table:style-name="ce11"/>
          <table:table-cell table:content-validation-name="val3" table:style-name="ce12"/>
          <table:table-cell table:content-validation-name="val7" table:style-name="ce11"/>
          <table:table-cell table:content-validation-name="val8" table:style-name="ce12"/>
          <table:table-cell table:content-validation-name="val12" table:style-name="ce34"/>
          <table:table-cell table:content-validation-name="val11" table:style-name="ce35"/>
          <table:table-cell table:content-validation-name="val13" table:style-name="ce34"/>
          <table:table-cell table:content-validation-name="val14" table:style-name="ce35"/>
          <table:table-cell table:content-validation-name="val15" table:style-name="ce34"/>
          <table:table-cell table:content-validation-name="val16" table:style-name="ce35"/>
          <table:table-cell table:content-validation-name="val17" table:style-name="ce34"/>
          <table:table-cell table:content-validation-name="val18" table:style-name="ce35"/>
          <table:table-cell table:content-validation-name="val19" table:style-name="ce34"/>
          <table:table-cell/>
          <table:table-cell table:content-validation-name="val20" table:style-name="ce34"/>
          <table:table-cell table:content-validation-name="val21" table:style-name="ce35"/>
          <table:table-cell table:number-columns-repeated="16359"/>
        </table:table-row>
        <table:table-row table:style-name="ro5">
          <table:table-cell/>
          <table:table-cell office:value-type="string" table:style-name="ce9">
            <text:p>zerb Verlag</text:p>
          </table:table-cell>
          <table:table-cell office:value-type="string" table:style-name="ce10">
            <text:p>Daragan/Halaczinsky/Riedel, Praxiskommentar ErbStG und BewG</text:p>
          </table:table-cell>
          <table:table-cell table:content-validation-name="val1" table:style-name="ce11"/>
          <table:table-cell table:content-validation-name="val4" table:style-name="ce12"/>
          <table:table-cell office:value-type="string" table:content-validation-name="val10" table:style-name="ce11">
            <text:p>Steuerrecht &amp; Finanzwesen10602</text:p>
          </table:table-cell>
          <table:table-cell office:value-type="string" table:content-validation-name="val9" table:style-name="ce12">
            <text:p>Erbschaft- &amp; Schenkungsteuer10718</text:p>
          </table:table-cell>
          <table:table-cell table:content-validation-name="val5" table:style-name="ce11"/>
          <table:table-cell table:content-validation-name="val6" table:style-name="ce12"/>
          <table:table-cell table:content-validation-name="val2" table:style-name="ce11"/>
          <table:table-cell table:content-validation-name="val3" table:style-name="ce12"/>
          <table:table-cell table:content-validation-name="val7" table:style-name="ce11"/>
          <table:table-cell table:content-validation-name="val8" table:style-name="ce12"/>
          <table:table-cell table:content-validation-name="val12" table:style-name="ce34"/>
          <table:table-cell table:content-validation-name="val11" table:style-name="ce35"/>
          <table:table-cell office:value-type="string" table:content-validation-name="val13" table:style-name="ce34">
            <text:p>Betriebswirtschaft hbfm10005</text:p>
          </table:table-cell>
          <table:table-cell office:value-type="string" table:content-validation-name="val14" table:style-name="ce35">
            <text:p>Unternehmensbewertunghbfm10010</text:p>
          </table:table-cell>
          <table:table-cell table:content-validation-name="val15" table:style-name="ce34"/>
          <table:table-cell table:content-validation-name="val16" table:style-name="ce35"/>
          <table:table-cell table:content-validation-name="val17" table:style-name="ce34"/>
          <table:table-cell table:content-validation-name="val18" table:style-name="ce35"/>
          <table:table-cell table:content-validation-name="val19" table:style-name="ce34"/>
          <table:table-cell/>
          <table:table-cell table:content-validation-name="val20" table:style-name="ce34"/>
          <table:table-cell table:content-validation-name="val21" table:style-name="ce35"/>
          <table:table-cell table:number-columns-repeated="16359"/>
        </table:table-row>
        <table:table-row table:style-name="ro5">
          <table:table-cell/>
          <table:table-cell office:value-type="string" table:style-name="ce9">
            <text:p>zerb Verlag</text:p>
          </table:table-cell>
          <table:table-cell office:value-type="string" table:style-name="ce10">
            <text:p>Mayer/Bonefeld, Testamentsvollstreckung</text:p>
          </table:table-cell>
          <table:table-cell table:content-validation-name="val1" table:style-name="ce11"/>
          <table:table-cell table:content-validation-name="val4" table:style-name="ce12"/>
          <table:table-cell office:value-type="string" table:content-validation-name="val10" table:style-name="ce11">
            <text:p>Steuerrecht &amp; Finanzwesen10602</text:p>
          </table:table-cell>
          <table:table-cell table:content-validation-name="val9" table:style-name="ce12"/>
          <table:table-cell table:content-validation-name="val5" table:style-name="ce11"/>
          <table:table-cell table:content-validation-name="val6" table:style-name="ce12"/>
          <table:table-cell table:content-validation-name="val2" table:style-name="ce11"/>
          <table:table-cell table:content-validation-name="val3" table:style-name="ce12"/>
          <table:table-cell table:content-validation-name="val7" table:style-name="ce11"/>
          <table:table-cell table:content-validation-name="val8" table:style-name="ce12"/>
          <table:table-cell table:content-validation-name="val12" table:style-name="ce34"/>
          <table:table-cell table:content-validation-name="val11" table:style-name="ce35"/>
          <table:table-cell table:content-validation-name="val13" table:style-name="ce34"/>
          <table:table-cell table:content-validation-name="val14" table:style-name="ce35"/>
          <table:table-cell table:content-validation-name="val15" table:style-name="ce34"/>
          <table:table-cell table:content-validation-name="val16" table:style-name="ce35"/>
          <table:table-cell table:content-validation-name="val17" table:style-name="ce34"/>
          <table:table-cell table:content-validation-name="val18" table:style-name="ce35"/>
          <table:table-cell table:content-validation-name="val19" table:style-name="ce34"/>
          <table:table-cell/>
          <table:table-cell table:content-validation-name="val20" table:style-name="ce34"/>
          <table:table-cell table:content-validation-name="val21" table:style-name="ce35"/>
          <table:table-cell table:number-columns-repeated="16359"/>
        </table:table-row>
        <table:table-row table:style-name="ro5">
          <table:table-cell/>
          <table:table-cell office:value-type="string" table:style-name="ce9">
            <text:p>zerb Verlag</text:p>
          </table:table-cell>
          <table:table-cell office:value-type="string" table:style-name="ce10">
            <text:p>Halaczinsky, Die Erbschaft- und Schenkungsteuererklärung</text:p>
          </table:table-cell>
          <table:table-cell table:content-validation-name="val1" table:style-name="ce11"/>
          <table:table-cell table:content-validation-name="val4" table:style-name="ce12"/>
          <table:table-cell office:value-type="string" table:content-validation-name="val10" table:style-name="ce11">
            <text:p>Steuerrecht &amp; Finanzwesen10602</text:p>
          </table:table-cell>
          <table:table-cell office:value-type="string" table:content-validation-name="val9" table:style-name="ce12">
            <text:p>Erbschaft- &amp; Schenkungsteuer10718</text:p>
          </table:table-cell>
          <table:table-cell table:content-validation-name="val5" table:style-name="ce11"/>
          <table:table-cell table:content-validation-name="val6" table:style-name="ce12"/>
          <table:table-cell table:content-validation-name="val2" table:style-name="ce11"/>
          <table:table-cell table:content-validation-name="val3" table:style-name="ce12"/>
          <table:table-cell table:content-validation-name="val7" table:style-name="ce11"/>
          <table:table-cell table:content-validation-name="val8" table:style-name="ce12"/>
          <table:table-cell table:content-validation-name="val12" table:style-name="ce34"/>
          <table:table-cell table:content-validation-name="val11" table:style-name="ce35"/>
          <table:table-cell table:content-validation-name="val13" table:style-name="ce34"/>
          <table:table-cell table:content-validation-name="val14" table:style-name="ce35"/>
          <table:table-cell table:content-validation-name="val15" table:style-name="ce34"/>
          <table:table-cell table:content-validation-name="val16" table:style-name="ce35"/>
          <table:table-cell table:content-validation-name="val17" table:style-name="ce34"/>
          <table:table-cell table:content-validation-name="val18" table:style-name="ce35"/>
          <table:table-cell table:content-validation-name="val19" table:style-name="ce34"/>
          <table:table-cell/>
          <table:table-cell table:content-validation-name="val20" table:style-name="ce34"/>
          <table:table-cell table:content-validation-name="val21" table:style-name="ce35"/>
          <table:table-cell table:number-columns-repeated="16359"/>
        </table:table-row>
        <table:table-row table:style-name="ro1">
          <table:table-cell/>
          <table:table-cell office:value-type="string" table:style-name="ce9">
            <text:p>zerb Verlag</text:p>
          </table:table-cell>
          <table:table-cell office:value-type="string" table:style-name="ce10">
            <text:p>von Oertzen/Ponath, Asset Protection im deutschen Recht</text:p>
          </table:table-cell>
          <table:table-cell table:content-validation-name="val1" table:style-name="ce11"/>
          <table:table-cell table:content-validation-name="val4" table:style-name="ce12"/>
          <table:table-cell table:content-validation-name="val10" table:style-name="ce11"/>
          <table:table-cell table:content-validation-name="val9" table:style-name="ce12"/>
          <table:table-cell table:content-validation-name="val5" table:style-name="ce11"/>
          <table:table-cell table:content-validation-name="val6" table:style-name="ce12"/>
          <table:table-cell table:content-validation-name="val2" table:style-name="ce11"/>
          <table:table-cell table:content-validation-name="val3" table:style-name="ce12"/>
          <table:table-cell table:content-validation-name="val7" table:style-name="ce11"/>
          <table:table-cell table:content-validation-name="val8" table:style-name="ce12"/>
          <table:table-cell table:content-validation-name="val12" table:style-name="ce34"/>
          <table:table-cell table:content-validation-name="val11" table:style-name="ce35"/>
          <table:table-cell table:content-validation-name="val13" table:style-name="ce34"/>
          <table:table-cell table:content-validation-name="val14" table:style-name="ce35"/>
          <table:table-cell table:content-validation-name="val15" table:style-name="ce34"/>
          <table:table-cell table:content-validation-name="val16" table:style-name="ce35"/>
          <table:table-cell table:content-validation-name="val17" table:style-name="ce34"/>
          <table:table-cell table:content-validation-name="val18" table:style-name="ce35"/>
          <table:table-cell table:content-validation-name="val19" table:style-name="ce34"/>
          <table:table-cell/>
          <table:table-cell table:content-validation-name="val20" table:style-name="ce34"/>
          <table:table-cell table:content-validation-name="val21" table:style-name="ce35"/>
          <table:table-cell table:number-columns-repeated="16359"/>
        </table:table-row>
        <table:table-row table:style-name="ro5">
          <table:table-cell/>
          <table:table-cell office:value-type="string" table:style-name="ce9">
            <text:p>zerb Verlag</text:p>
          </table:table-cell>
          <table:table-cell office:value-type="string" table:style-name="ce10">
            <text:p>ZErb – Zeitschrift für die Steuer- und Erbrechtpraxis</text:p>
          </table:table-cell>
          <table:table-cell table:content-validation-name="val1" table:style-name="ce11"/>
          <table:table-cell table:content-validation-name="val4" table:style-name="ce12"/>
          <table:table-cell office:value-type="string" table:content-validation-name="val10" table:style-name="ce11">
            <text:p>Steuerrecht &amp; Finanzwesen10602</text:p>
          </table:table-cell>
          <table:table-cell office:value-type="string" table:content-validation-name="val9" table:style-name="ce12">
            <text:p>Erbschaft- &amp; Schenkungsteuer10718</text:p>
          </table:table-cell>
          <table:table-cell table:content-validation-name="val5" table:style-name="ce11"/>
          <table:table-cell table:content-validation-name="val6" table:style-name="ce12"/>
          <table:table-cell table:content-validation-name="val2" table:style-name="ce11"/>
          <table:table-cell table:content-validation-name="val3" table:style-name="ce12"/>
          <table:table-cell table:content-validation-name="val7" table:style-name="ce11"/>
          <table:table-cell table:content-validation-name="val8" table:style-name="ce12"/>
          <table:table-cell table:content-validation-name="val12" table:style-name="ce34"/>
          <table:table-cell table:content-validation-name="val11" table:style-name="ce35"/>
          <table:table-cell table:content-validation-name="val13" table:style-name="ce34"/>
          <table:table-cell table:content-validation-name="val14" table:style-name="ce35"/>
          <table:table-cell table:content-validation-name="val15" table:style-name="ce34"/>
          <table:table-cell table:content-validation-name="val16" table:style-name="ce35"/>
          <table:table-cell table:content-validation-name="val17" table:style-name="ce34"/>
          <table:table-cell table:content-validation-name="val18" table:style-name="ce35"/>
          <table:table-cell table:content-validation-name="val19" table:style-name="ce34"/>
          <table:table-cell/>
          <table:table-cell table:content-validation-name="val20" table:style-name="ce34"/>
          <table:table-cell table:content-validation-name="val21" table:style-name="ce35"/>
          <table:table-cell table:number-columns-repeated="16359"/>
        </table:table-row>
        <table:table-row table:style-name="ro7">
          <table:table-cell/>
          <table:table-cell office:value-type="string" table:style-name="ce9">
            <text:p>IWW Institut</text:p>
          </table:table-cell>
          <table:table-cell office:value-type="string" table:style-name="ce10">
            <text:p>SSP – Steuern sparen professionell</text:p>
          </table:table-cell>
          <table:table-cell table:content-validation-name="val1" table:style-name="ce11"/>
          <table:table-cell table:content-validation-name="val4" table:style-name="ce12"/>
          <table:table-cell office:value-type="string" table:content-validation-name="val10" table:style-name="ce11">
            <text:p>Steuerrecht &amp; Finanzwesen10602</text:p>
          </table:table-cell>
          <table:table-cell office:value-type="string" table:content-validation-name="val9" table:style-name="ce12">
            <text:p>Behördliches Verfahren &amp; Finanzverwaltung10603, Körperschaftsteuer10764, Einkommensteuer10648, Erbschaft- &amp; Schenkungsteuer10718, Gewerbesteuer10734, Grunderwerbsteuer10744, Grundsteuer10752, Kirchensteuer10759, Umsatzsteuer10774, Umwandlungsteuer10791, Verfahren vor den Finanzgerichten10797, Weitere Steuern10859</text:p>
          </table:table-cell>
          <table:table-cell table:content-validation-name="val5" table:style-name="ce11"/>
          <table:table-cell table:content-validation-name="val6" table:style-name="ce12"/>
          <table:table-cell table:content-validation-name="val2" table:style-name="ce11"/>
          <table:table-cell table:content-validation-name="val3" table:style-name="ce12"/>
          <table:table-cell table:content-validation-name="val7" table:style-name="ce11"/>
          <table:table-cell table:content-validation-name="val8" table:style-name="ce12"/>
          <table:table-cell table:content-validation-name="val12" table:style-name="ce34"/>
          <table:table-cell table:content-validation-name="val11" table:style-name="ce35"/>
          <table:table-cell table:content-validation-name="val13" table:style-name="ce34"/>
          <table:table-cell table:content-validation-name="val14" table:style-name="ce35"/>
          <table:table-cell table:content-validation-name="val15" table:style-name="ce34"/>
          <table:table-cell table:content-validation-name="val16" table:style-name="ce35"/>
          <table:table-cell table:content-validation-name="val17" table:style-name="ce34"/>
          <table:table-cell table:content-validation-name="val18" table:style-name="ce35"/>
          <table:table-cell table:content-validation-name="val19" table:style-name="ce34"/>
          <table:table-cell/>
          <table:table-cell table:content-validation-name="val20" table:style-name="ce34"/>
          <table:table-cell table:content-validation-name="val21" table:style-name="ce35"/>
          <table:table-cell table:number-columns-repeated="16359"/>
        </table:table-row>
        <table:table-row table:style-name="ro5">
          <table:table-cell/>
          <table:table-cell office:value-type="string" table:style-name="ce9">
            <text:p>IWW Institut</text:p>
          </table:table-cell>
          <table:table-cell office:value-type="string" table:style-name="ce10">
            <text:p>LGP – Löhne und Gehälter professionell</text:p>
          </table:table-cell>
          <table:table-cell table:content-validation-name="val1" table:style-name="ce11"/>
          <table:table-cell table:content-validation-name="val4" table:style-name="ce12"/>
          <table:table-cell office:value-type="string" table:content-validation-name="val10" table:style-name="ce11">
            <text:p>Steuerrecht &amp; Finanzwesen10602</text:p>
          </table:table-cell>
          <table:table-cell office:value-type="string" table:content-validation-name="val9" table:style-name="ce12">
            <text:p>Einkommensteuer10648, Kirchensteuer10759</text:p>
          </table:table-cell>
          <table:table-cell table:content-validation-name="val5" table:style-name="ce11"/>
          <table:table-cell table:content-validation-name="val6" table:style-name="ce12"/>
          <table:table-cell table:content-validation-name="val2" table:style-name="ce11"/>
          <table:table-cell table:content-validation-name="val3" table:style-name="ce12"/>
          <table:table-cell table:content-validation-name="val7" table:style-name="ce11"/>
          <table:table-cell table:content-validation-name="val8" table:style-name="ce12"/>
          <table:table-cell table:content-validation-name="val12" table:style-name="ce34"/>
          <table:table-cell table:content-validation-name="val11" table:style-name="ce35"/>
          <table:table-cell table:content-validation-name="val13" table:style-name="ce34"/>
          <table:table-cell table:content-validation-name="val14" table:style-name="ce35"/>
          <table:table-cell table:content-validation-name="val15" table:style-name="ce34"/>
          <table:table-cell table:content-validation-name="val16" table:style-name="ce35"/>
          <table:table-cell table:content-validation-name="val17" table:style-name="ce34"/>
          <table:table-cell table:content-validation-name="val18" table:style-name="ce35"/>
          <table:table-cell table:content-validation-name="val19" table:style-name="ce34"/>
          <table:table-cell/>
          <table:table-cell table:content-validation-name="val20" table:style-name="ce34"/>
          <table:table-cell table:content-validation-name="val21" table:style-name="ce35"/>
          <table:table-cell table:number-columns-repeated="16359"/>
        </table:table-row>
        <table:table-row table:style-name="ro7">
          <table:table-cell/>
          <table:table-cell office:value-type="string" table:style-name="ce9">
            <text:p>IWW Institut</text:p>
          </table:table-cell>
          <table:table-cell office:value-type="string" table:style-name="ce10">
            <text:p>MBP – Mandat im Blickpunkt</text:p>
          </table:table-cell>
          <table:table-cell table:content-validation-name="val1" table:style-name="ce11"/>
          <table:table-cell table:content-validation-name="val4" table:style-name="ce12"/>
          <table:table-cell office:value-type="string" table:content-validation-name="val10" table:style-name="ce11">
            <text:p>Steuerrecht &amp; Finanzwesen10602</text:p>
          </table:table-cell>
          <table:table-cell office:value-type="string" table:content-validation-name="val9" table:style-name="ce12">
            <text:p>Behördliches Verfahren &amp; Finanzverwaltung10603, Körperschaftsteuer10764, Einkommensteuer10648, Erbschaft- &amp; Schenkungsteuer10718, Gewerbesteuer10734, Grunderwerbsteuer10744, Grundsteuer10752, Kirchensteuer10759, Umsatzsteuer10774, Umwandlungsteuer10791, Verfahren vor den Finanzgerichten10797, Weitere Steuern10859</text:p>
          </table:table-cell>
          <table:table-cell table:content-validation-name="val5" table:style-name="ce11"/>
          <table:table-cell table:content-validation-name="val6" table:style-name="ce12"/>
          <table:table-cell table:content-validation-name="val2" table:style-name="ce11"/>
          <table:table-cell table:content-validation-name="val3" table:style-name="ce12"/>
          <table:table-cell table:content-validation-name="val7" table:style-name="ce11"/>
          <table:table-cell table:content-validation-name="val8" table:style-name="ce12"/>
          <table:table-cell table:content-validation-name="val12" table:style-name="ce34"/>
          <table:table-cell table:content-validation-name="val11" table:style-name="ce35"/>
          <table:table-cell table:content-validation-name="val13" table:style-name="ce34"/>
          <table:table-cell table:content-validation-name="val14" table:style-name="ce35"/>
          <table:table-cell table:content-validation-name="val15" table:style-name="ce34"/>
          <table:table-cell table:content-validation-name="val16" table:style-name="ce35"/>
          <table:table-cell table:content-validation-name="val17" table:style-name="ce34"/>
          <table:table-cell table:content-validation-name="val18" table:style-name="ce35"/>
          <table:table-cell table:content-validation-name="val19" table:style-name="ce34"/>
          <table:table-cell/>
          <table:table-cell table:content-validation-name="val20" table:style-name="ce34"/>
          <table:table-cell table:content-validation-name="val21" table:style-name="ce35"/>
          <table:table-cell table:number-columns-repeated="16359"/>
        </table:table-row>
        <table:table-row table:style-name="ro5">
          <table:table-cell/>
          <table:table-cell office:value-type="string" table:style-name="ce9">
            <text:p>IWW Institut</text:p>
          </table:table-cell>
          <table:table-cell office:value-type="string" table:style-name="ce10">
            <text:p>KP – Kanzleiführung professionell</text:p>
          </table:table-cell>
          <table:table-cell table:content-validation-name="val1" table:style-name="ce11"/>
          <table:table-cell table:content-validation-name="val4" table:style-name="ce12"/>
          <table:table-cell office:value-type="string" table:content-validation-name="val10" table:style-name="ce11">
            <text:p>Steuerrecht &amp; Finanzwesen10602</text:p>
          </table:table-cell>
          <table:table-cell table:content-validation-name="val9" table:style-name="ce12"/>
          <table:table-cell table:content-validation-name="val5" table:style-name="ce11"/>
          <table:table-cell table:content-validation-name="val6" table:style-name="ce12"/>
          <table:table-cell table:content-validation-name="val2" table:style-name="ce11"/>
          <table:table-cell table:content-validation-name="val3" table:style-name="ce12"/>
          <table:table-cell table:content-validation-name="val7" table:style-name="ce11"/>
          <table:table-cell table:content-validation-name="val8" table:style-name="ce12"/>
          <table:table-cell table:content-validation-name="val12" table:style-name="ce34"/>
          <table:table-cell table:content-validation-name="val11" table:style-name="ce35"/>
          <table:table-cell table:content-validation-name="val13" table:style-name="ce34"/>
          <table:table-cell table:content-validation-name="val14" table:style-name="ce35"/>
          <table:table-cell table:content-validation-name="val15" table:style-name="ce34"/>
          <table:table-cell table:content-validation-name="val16" table:style-name="ce35"/>
          <table:table-cell table:content-validation-name="val17" table:style-name="ce34"/>
          <table:table-cell table:content-validation-name="val18" table:style-name="ce35"/>
          <table:table-cell table:content-validation-name="val19" table:style-name="ce34"/>
          <table:table-cell/>
          <table:table-cell table:content-validation-name="val20" table:style-name="ce34"/>
          <table:table-cell table:content-validation-name="val21" table:style-name="ce35"/>
          <table:table-cell table:number-columns-repeated="16359"/>
        </table:table-row>
        <table:table-row table:style-name="ro7">
          <table:table-cell/>
          <table:table-cell office:value-type="string" table:style-name="ce9">
            <text:p>IWW Institut</text:p>
          </table:table-cell>
          <table:table-cell office:value-type="string" table:style-name="ce10">
            <text:p>AStW – Aktuelles aus dem Steuer- und Wirtschaftsrecht</text:p>
          </table:table-cell>
          <table:table-cell table:content-validation-name="val1" table:style-name="ce11"/>
          <table:table-cell table:content-validation-name="val4" table:style-name="ce12"/>
          <table:table-cell office:value-type="string" table:content-validation-name="val10" table:style-name="ce11">
            <text:p>Steuerrecht &amp; Finanzwesen10602</text:p>
          </table:table-cell>
          <table:table-cell office:value-type="string" table:content-validation-name="val9" table:style-name="ce12">
            <text:p>Behördliches Verfahren &amp; Finanzverwaltung10603, Körperschaftsteuer10764, Einkommensteuer10648, Erbschaft- &amp; Schenkungsteuer10718, Gewerbesteuer10734, Grunderwerbsteuer10744, Grundsteuer10752, Kirchensteuer10759, Umsatzsteuer10774, Umwandlungsteuer10791, Verfahren vor den Finanzgerichten10797, Weitere Steuern10859</text:p>
          </table:table-cell>
          <table:table-cell table:content-validation-name="val5" table:style-name="ce11"/>
          <table:table-cell table:content-validation-name="val6" table:style-name="ce12"/>
          <table:table-cell office:value-type="string" table:content-validation-name="val2" table:style-name="ce11">
            <text:p>Wirtschaftsrecht12140</text:p>
          </table:table-cell>
          <table:table-cell table:content-validation-name="val3" table:style-name="ce12"/>
          <table:table-cell table:content-validation-name="val7" table:style-name="ce11"/>
          <table:table-cell table:content-validation-name="val8" table:style-name="ce12"/>
          <table:table-cell table:content-validation-name="val12" table:style-name="ce34"/>
          <table:table-cell table:content-validation-name="val11" table:style-name="ce35"/>
          <table:table-cell table:content-validation-name="val13" table:style-name="ce34"/>
          <table:table-cell table:content-validation-name="val14" table:style-name="ce35"/>
          <table:table-cell table:content-validation-name="val15" table:style-name="ce34"/>
          <table:table-cell table:content-validation-name="val16" table:style-name="ce35"/>
          <table:table-cell table:content-validation-name="val17" table:style-name="ce34"/>
          <table:table-cell table:content-validation-name="val18" table:style-name="ce35"/>
          <table:table-cell table:content-validation-name="val19" table:style-name="ce34"/>
          <table:table-cell/>
          <table:table-cell table:content-validation-name="val20" table:style-name="ce34"/>
          <table:table-cell table:content-validation-name="val21" table:style-name="ce35"/>
          <table:table-cell table:number-columns-repeated="16359"/>
        </table:table-row>
        <table:table-row table:style-name="ro3">
          <table:table-cell/>
          <table:table-cell office:value-type="string" table:style-name="ce9">
            <text:p>IWW Institut</text:p>
          </table:table-cell>
          <table:table-cell office:value-type="string" table:style-name="ce10">
            <text:p>BBP – Betriebswirtschaft im Blickpunkt</text:p>
          </table:table-cell>
          <table:table-cell table:content-validation-name="val1" table:style-name="ce11"/>
          <table:table-cell table:content-validation-name="val4" table:style-name="ce12"/>
          <table:table-cell table:content-validation-name="val10" table:style-name="ce11"/>
          <table:table-cell table:content-validation-name="val9" table:style-name="ce12"/>
          <table:table-cell table:content-validation-name="val5" table:style-name="ce11"/>
          <table:table-cell table:content-validation-name="val6" table:style-name="ce12"/>
          <table:table-cell office:value-type="string" table:content-validation-name="val2" table:style-name="ce11">
            <text:p>Wirtschaftsrecht12140</text:p>
          </table:table-cell>
          <table:table-cell office:value-type="string" table:content-validation-name="val3" table:style-name="ce12">
            <text:p>Handels- &amp; Bilanzrecht12167</text:p>
          </table:table-cell>
          <table:table-cell table:content-validation-name="val7" table:style-name="ce11"/>
          <table:table-cell table:content-validation-name="val8" table:style-name="ce12"/>
          <table:table-cell table:content-validation-name="val12" table:style-name="ce34"/>
          <table:table-cell table:content-validation-name="val11" table:style-name="ce35"/>
          <table:table-cell office:value-type="string" table:content-validation-name="val13" table:style-name="ce34">
            <text:p>Betriebswirtschaft hbfm10005</text:p>
          </table:table-cell>
          <table:table-cell office:value-type="string" table:content-validation-name="val14" table:style-name="ce35">
            <text:p>Bilanzrechthbfm10006, Corporate Financehbfm10007</text:p>
          </table:table-cell>
          <table:table-cell table:content-validation-name="val15" table:style-name="ce34"/>
          <table:table-cell table:content-validation-name="val16" table:style-name="ce35"/>
          <table:table-cell table:content-validation-name="val17" table:style-name="ce34"/>
          <table:table-cell table:content-validation-name="val18" table:style-name="ce35"/>
          <table:table-cell table:content-validation-name="val19" table:style-name="ce34"/>
          <table:table-cell/>
          <table:table-cell table:content-validation-name="val20" table:style-name="ce34"/>
          <table:table-cell table:content-validation-name="val21" table:style-name="ce35"/>
          <table:table-cell table:number-columns-repeated="16359"/>
        </table:table-row>
        <table:table-row table:style-name="ro5">
          <table:table-cell/>
          <table:table-cell office:value-type="string" table:style-name="ce9">
            <text:p>IWW Institut</text:p>
          </table:table-cell>
          <table:table-cell office:value-type="string" table:style-name="ce10">
            <text:p>ErbBstg – Erbfolgebesteuerung</text:p>
          </table:table-cell>
          <table:table-cell table:content-validation-name="val1" table:style-name="ce11"/>
          <table:table-cell table:content-validation-name="val4" table:style-name="ce12"/>
          <table:table-cell office:value-type="string" table:content-validation-name="val10" table:style-name="ce11">
            <text:p>Steuerrecht &amp; Finanzwesen10602</text:p>
          </table:table-cell>
          <table:table-cell office:value-type="string" table:content-validation-name="val9" table:style-name="ce12">
            <text:p>Erbschaft- &amp; Schenkungsteuer10718</text:p>
          </table:table-cell>
          <table:table-cell table:content-validation-name="val5" table:style-name="ce11"/>
          <table:table-cell table:content-validation-name="val6" table:style-name="ce12"/>
          <table:table-cell table:content-validation-name="val2" table:style-name="ce11"/>
          <table:table-cell table:content-validation-name="val3" table:style-name="ce12"/>
          <table:table-cell table:content-validation-name="val7" table:style-name="ce11"/>
          <table:table-cell table:content-validation-name="val8" table:style-name="ce12"/>
          <table:table-cell table:content-validation-name="val12" table:style-name="ce34"/>
          <table:table-cell table:content-validation-name="val11" table:style-name="ce35"/>
          <table:table-cell table:content-validation-name="val13" table:style-name="ce34"/>
          <table:table-cell table:content-validation-name="val14" table:style-name="ce35"/>
          <table:table-cell table:content-validation-name="val15" table:style-name="ce34"/>
          <table:table-cell table:content-validation-name="val16" table:style-name="ce35"/>
          <table:table-cell table:content-validation-name="val17" table:style-name="ce34"/>
          <table:table-cell table:content-validation-name="val18" table:style-name="ce35"/>
          <table:table-cell table:content-validation-name="val19" table:style-name="ce34"/>
          <table:table-cell/>
          <table:table-cell table:content-validation-name="val20" table:style-name="ce34"/>
          <table:table-cell table:content-validation-name="val21" table:style-name="ce35"/>
          <table:table-cell table:number-columns-repeated="16359"/>
        </table:table-row>
        <table:table-row table:style-name="ro7">
          <table:table-cell/>
          <table:table-cell office:value-type="string" table:style-name="ce9">
            <text:p>IWW Institut</text:p>
          </table:table-cell>
          <table:table-cell office:value-type="string" table:style-name="ce10">
            <text:p>GStB – Gestaltende Steuerberatung</text:p>
          </table:table-cell>
          <table:table-cell table:content-validation-name="val1" table:style-name="ce11"/>
          <table:table-cell table:content-validation-name="val4" table:style-name="ce12"/>
          <table:table-cell office:value-type="string" table:content-validation-name="val10" table:style-name="ce11">
            <text:p>Steuerrecht &amp; Finanzwesen10602</text:p>
          </table:table-cell>
          <table:table-cell office:value-type="string" table:content-validation-name="val9" table:style-name="ce12">
            <text:p>Behördliches Verfahren &amp; Finanzverwaltung10603, Körperschaftsteuer10764, Einkommensteuer10648, Erbschaft- &amp; Schenkungsteuer10718, Gewerbesteuer10734, Grunderwerbsteuer10744, Grundsteuer10752, Kirchensteuer10759, Umsatzsteuer10774, Umwandlungsteuer10791, Verfahren vor den Finanzgerichten10797, Weitere Steuern10859</text:p>
          </table:table-cell>
          <table:table-cell table:content-validation-name="val5" table:style-name="ce11"/>
          <table:table-cell table:content-validation-name="val6" table:style-name="ce12"/>
          <table:table-cell table:content-validation-name="val2" table:style-name="ce11"/>
          <table:table-cell table:content-validation-name="val3" table:style-name="ce12"/>
          <table:table-cell table:content-validation-name="val7" table:style-name="ce11"/>
          <table:table-cell table:content-validation-name="val8" table:style-name="ce12"/>
          <table:table-cell table:content-validation-name="val12" table:style-name="ce34"/>
          <table:table-cell table:content-validation-name="val11" table:style-name="ce35"/>
          <table:table-cell table:content-validation-name="val13" table:style-name="ce34"/>
          <table:table-cell table:content-validation-name="val14" table:style-name="ce35"/>
          <table:table-cell table:content-validation-name="val15" table:style-name="ce34"/>
          <table:table-cell table:content-validation-name="val16" table:style-name="ce35"/>
          <table:table-cell table:content-validation-name="val17" table:style-name="ce34"/>
          <table:table-cell table:content-validation-name="val18" table:style-name="ce35"/>
          <table:table-cell table:content-validation-name="val19" table:style-name="ce34"/>
          <table:table-cell/>
          <table:table-cell table:content-validation-name="val20" table:style-name="ce34"/>
          <table:table-cell table:content-validation-name="val21" table:style-name="ce35"/>
          <table:table-cell table:number-columns-repeated="16359"/>
        </table:table-row>
        <table:table-row table:style-name="ro5">
          <table:table-cell/>
          <table:table-cell office:value-type="string" table:style-name="ce9">
            <text:p>IWW Institut</text:p>
          </table:table-cell>
          <table:table-cell office:value-type="string" table:style-name="ce10">
            <text:p>PFB – Praxis Freiberufler-Beratung</text:p>
          </table:table-cell>
          <table:table-cell table:content-validation-name="val1" table:style-name="ce11"/>
          <table:table-cell table:content-validation-name="val4" table:style-name="ce12"/>
          <table:table-cell office:value-type="string" table:content-validation-name="val10" table:style-name="ce11">
            <text:p>Steuerrecht &amp; Finanzwesen10602</text:p>
          </table:table-cell>
          <table:table-cell table:content-validation-name="val9" table:style-name="ce12"/>
          <table:table-cell table:content-validation-name="val5" table:style-name="ce11"/>
          <table:table-cell table:content-validation-name="val6" table:style-name="ce12"/>
          <table:table-cell office:value-type="string" table:content-validation-name="val2" table:style-name="ce11">
            <text:p>Wirtschaftsrecht12140</text:p>
          </table:table-cell>
          <table:table-cell table:content-validation-name="val3" table:style-name="ce12"/>
          <table:table-cell table:content-validation-name="val7" table:style-name="ce11"/>
          <table:table-cell table:content-validation-name="val8" table:style-name="ce12"/>
          <table:table-cell table:content-validation-name="val12" table:style-name="ce34"/>
          <table:table-cell table:content-validation-name="val11" table:style-name="ce35"/>
          <table:table-cell table:content-validation-name="val13" table:style-name="ce34"/>
          <table:table-cell table:content-validation-name="val14" table:style-name="ce35"/>
          <table:table-cell table:content-validation-name="val15" table:style-name="ce34"/>
          <table:table-cell table:content-validation-name="val16" table:style-name="ce35"/>
          <table:table-cell table:content-validation-name="val17" table:style-name="ce34"/>
          <table:table-cell table:content-validation-name="val18" table:style-name="ce35"/>
          <table:table-cell table:content-validation-name="val19" table:style-name="ce34"/>
          <table:table-cell/>
          <table:table-cell table:content-validation-name="val20" table:style-name="ce34"/>
          <table:table-cell table:content-validation-name="val21" table:style-name="ce35"/>
          <table:table-cell table:number-columns-repeated="16359"/>
        </table:table-row>
        <table:table-row table:style-name="ro5">
          <table:table-cell/>
          <table:table-cell office:value-type="string" table:style-name="ce9">
            <text:p>IWW Institut</text:p>
          </table:table-cell>
          <table:table-cell office:value-type="string" table:style-name="ce10">
            <text:p>PIStB – Praxis Internationale Steuerberatung</text:p>
          </table:table-cell>
          <table:table-cell table:content-validation-name="val1" table:style-name="ce11"/>
          <table:table-cell table:content-validation-name="val4" table:style-name="ce12"/>
          <table:table-cell office:value-type="string" table:content-validation-name="val10" table:style-name="ce11">
            <text:p>Steuerrecht &amp; Finanzwesen10602</text:p>
          </table:table-cell>
          <table:table-cell table:content-validation-name="val9" table:style-name="ce12"/>
          <table:table-cell table:content-validation-name="val5" table:style-name="ce11"/>
          <table:table-cell table:content-validation-name="val6" table:style-name="ce12"/>
          <table:table-cell table:content-validation-name="val2" table:style-name="ce11"/>
          <table:table-cell table:content-validation-name="val3" table:style-name="ce12"/>
          <table:table-cell table:content-validation-name="val7" table:style-name="ce11"/>
          <table:table-cell table:content-validation-name="val8" table:style-name="ce12"/>
          <table:table-cell table:content-validation-name="val12" table:style-name="ce34"/>
          <table:table-cell table:content-validation-name="val11" table:style-name="ce35"/>
          <table:table-cell table:content-validation-name="val13" table:style-name="ce34"/>
          <table:table-cell table:content-validation-name="val14" table:style-name="ce35"/>
          <table:table-cell table:content-validation-name="val15" table:style-name="ce34"/>
          <table:table-cell table:content-validation-name="val16" table:style-name="ce35"/>
          <table:table-cell table:content-validation-name="val17" table:style-name="ce34"/>
          <table:table-cell table:content-validation-name="val18" table:style-name="ce35"/>
          <table:table-cell table:content-validation-name="val19" table:style-name="ce34"/>
          <table:table-cell/>
          <table:table-cell table:content-validation-name="val20" table:style-name="ce34"/>
          <table:table-cell table:content-validation-name="val21" table:style-name="ce35"/>
          <table:table-cell table:number-columns-repeated="16359"/>
        </table:table-row>
        <table:table-row table:style-name="ro5">
          <table:table-cell/>
          <table:table-cell office:value-type="string" table:style-name="ce9">
            <text:p>IWW Institut</text:p>
          </table:table-cell>
          <table:table-cell office:value-type="string" table:style-name="ce10">
            <text:p>PStR – Praxis Steuerstrafrecht</text:p>
          </table:table-cell>
          <table:table-cell table:content-validation-name="val1" table:style-name="ce11"/>
          <table:table-cell table:content-validation-name="val4" table:style-name="ce12"/>
          <table:table-cell office:value-type="string" table:content-validation-name="val10" table:style-name="ce11">
            <text:p>Steuerrecht &amp; Finanzwesen10602</text:p>
          </table:table-cell>
          <table:table-cell table:content-validation-name="val9" table:style-name="ce12"/>
          <table:table-cell table:content-validation-name="val5" table:style-name="ce11"/>
          <table:table-cell table:content-validation-name="val6" table:style-name="ce12"/>
          <table:table-cell table:content-validation-name="val2" table:style-name="ce11"/>
          <table:table-cell table:content-validation-name="val3" table:style-name="ce12"/>
          <table:table-cell table:content-validation-name="val7" table:style-name="ce11"/>
          <table:table-cell table:content-validation-name="val8" table:style-name="ce12"/>
          <table:table-cell table:content-validation-name="val12" table:style-name="ce34"/>
          <table:table-cell table:content-validation-name="val11" table:style-name="ce35"/>
          <table:table-cell table:content-validation-name="val13" table:style-name="ce34"/>
          <table:table-cell table:content-validation-name="val14" table:style-name="ce35"/>
          <table:table-cell table:content-validation-name="val15" table:style-name="ce34"/>
          <table:table-cell table:content-validation-name="val16" table:style-name="ce35"/>
          <table:table-cell table:content-validation-name="val17" table:style-name="ce34"/>
          <table:table-cell table:content-validation-name="val18" table:style-name="ce35"/>
          <table:table-cell table:content-validation-name="val19" table:style-name="ce34"/>
          <table:table-cell/>
          <table:table-cell table:content-validation-name="val20" table:style-name="ce34"/>
          <table:table-cell table:content-validation-name="val21" table:style-name="ce35"/>
          <table:table-cell table:number-columns-repeated="16359"/>
        </table:table-row>
        <table:table-row table:style-name="ro2">
          <table:table-cell/>
          <table:table-cell office:value-type="string" table:style-name="ce13">
            <text:p>IWW Institut</text:p>
          </table:table-cell>
          <table:table-cell office:value-type="string" table:style-name="ce14">
            <text:p>AK – Anwalt und Kanzlei</text:p>
          </table:table-cell>
          <table:table-cell table:content-validation-name="val1" table:style-name="ce11"/>
          <table:table-cell table:content-validation-name="val4" table:style-name="ce12"/>
          <table:table-cell table:content-validation-name="val10" table:style-name="ce11"/>
          <table:table-cell table:content-validation-name="val9" table:style-name="ce12"/>
          <table:table-cell table:content-validation-name="val5" table:style-name="ce11"/>
          <table:table-cell table:content-validation-name="val6" table:style-name="ce12"/>
          <table:table-cell table:content-validation-name="val2" table:style-name="ce11"/>
          <table:table-cell table:content-validation-name="val3" table:style-name="ce12"/>
          <table:table-cell office:value-type="string" table:content-validation-name="val7" table:style-name="ce11">
            <text:p>Zivilrecht &amp; Zivilprozessrecht12597</text:p>
          </table:table-cell>
          <table:table-cell table:content-validation-name="val8" table:style-name="ce12"/>
          <table:table-cell table:content-validation-name="val12" table:style-name="ce34"/>
          <table:table-cell table:content-validation-name="val11" table:style-name="ce35"/>
          <table:table-cell table:content-validation-name="val13" table:style-name="ce34"/>
          <table:table-cell table:content-validation-name="val14" table:style-name="ce35"/>
          <table:table-cell table:content-validation-name="val15" table:style-name="ce34"/>
          <table:table-cell table:content-validation-name="val16" table:style-name="ce35"/>
          <table:table-cell table:content-validation-name="val17" table:style-name="ce34"/>
          <table:table-cell table:content-validation-name="val18" table:style-name="ce35"/>
          <table:table-cell table:content-validation-name="val19" table:style-name="ce34"/>
          <table:table-cell/>
          <table:table-cell table:content-validation-name="val20" table:style-name="ce34"/>
          <table:table-cell table:content-validation-name="val21" table:style-name="ce35"/>
          <table:table-cell table:number-columns-repeated="16359"/>
        </table:table-row>
        <table:table-row table:style-name="ro2">
          <table:table-cell/>
          <table:table-cell office:value-type="string" table:style-name="ce13">
            <text:p>IWW Institut</text:p>
          </table:table-cell>
          <table:table-cell office:value-type="string" table:style-name="ce14">
            <text:p>RVG prof. – RVG professionell</text:p>
          </table:table-cell>
          <table:table-cell table:content-validation-name="val1" table:style-name="ce11"/>
          <table:table-cell table:content-validation-name="val4" table:style-name="ce12"/>
          <table:table-cell table:content-validation-name="val10" table:style-name="ce11"/>
          <table:table-cell table:content-validation-name="val9" table:style-name="ce12"/>
          <table:table-cell table:content-validation-name="val5" table:style-name="ce11"/>
          <table:table-cell table:content-validation-name="val6" table:style-name="ce12"/>
          <table:table-cell table:content-validation-name="val2" table:style-name="ce11"/>
          <table:table-cell table:content-validation-name="val3" table:style-name="ce12"/>
          <table:table-cell office:value-type="string" table:content-validation-name="val7" table:style-name="ce11">
            <text:p>Zivilrecht &amp; Zivilprozessrecht12597</text:p>
          </table:table-cell>
          <table:table-cell table:content-validation-name="val8" table:style-name="ce12"/>
          <table:table-cell table:content-validation-name="val12" table:style-name="ce34"/>
          <table:table-cell table:content-validation-name="val11" table:style-name="ce35"/>
          <table:table-cell table:content-validation-name="val13" table:style-name="ce34"/>
          <table:table-cell table:content-validation-name="val14" table:style-name="ce35"/>
          <table:table-cell table:content-validation-name="val15" table:style-name="ce34"/>
          <table:table-cell table:content-validation-name="val16" table:style-name="ce35"/>
          <table:table-cell table:content-validation-name="val17" table:style-name="ce34"/>
          <table:table-cell table:content-validation-name="val18" table:style-name="ce35"/>
          <table:table-cell table:content-validation-name="val19" table:style-name="ce34"/>
          <table:table-cell/>
          <table:table-cell table:content-validation-name="val20" table:style-name="ce34"/>
          <table:table-cell table:content-validation-name="val21" table:style-name="ce35"/>
          <table:table-cell table:number-columns-repeated="16359"/>
        </table:table-row>
        <table:table-row table:style-name="ro2">
          <table:table-cell/>
          <table:table-cell office:value-type="string" table:style-name="ce13">
            <text:p>IWW Institut</text:p>
          </table:table-cell>
          <table:table-cell office:value-type="string" table:style-name="ce14">
            <text:p>VE – Vollstreckung effektiv</text:p>
          </table:table-cell>
          <table:table-cell table:content-validation-name="val1" table:style-name="ce11"/>
          <table:table-cell table:content-validation-name="val4" table:style-name="ce12"/>
          <table:table-cell table:content-validation-name="val10" table:style-name="ce11"/>
          <table:table-cell table:content-validation-name="val9" table:style-name="ce12"/>
          <table:table-cell table:content-validation-name="val5" table:style-name="ce11"/>
          <table:table-cell table:content-validation-name="val6" table:style-name="ce12"/>
          <table:table-cell table:content-validation-name="val2" table:style-name="ce11"/>
          <table:table-cell table:content-validation-name="val3" table:style-name="ce12"/>
          <table:table-cell office:value-type="string" table:content-validation-name="val7" table:style-name="ce11">
            <text:p>Zivilrecht &amp; Zivilprozessrecht12597</text:p>
          </table:table-cell>
          <table:table-cell table:content-validation-name="val8" table:style-name="ce12"/>
          <table:table-cell table:content-validation-name="val12" table:style-name="ce34"/>
          <table:table-cell table:content-validation-name="val11" table:style-name="ce35"/>
          <table:table-cell table:content-validation-name="val13" table:style-name="ce34"/>
          <table:table-cell table:content-validation-name="val14" table:style-name="ce35"/>
          <table:table-cell table:content-validation-name="val15" table:style-name="ce34"/>
          <table:table-cell table:content-validation-name="val16" table:style-name="ce35"/>
          <table:table-cell table:content-validation-name="val17" table:style-name="ce34"/>
          <table:table-cell table:content-validation-name="val18" table:style-name="ce35"/>
          <table:table-cell table:content-validation-name="val19" table:style-name="ce34"/>
          <table:table-cell/>
          <table:table-cell table:content-validation-name="val20" table:style-name="ce34"/>
          <table:table-cell table:content-validation-name="val21" table:style-name="ce35"/>
          <table:table-cell table:number-columns-repeated="16359"/>
        </table:table-row>
        <table:table-row table:style-name="ro2">
          <table:table-cell/>
          <table:table-cell office:value-type="string" table:style-name="ce13">
            <text:p>IWW Institut</text:p>
          </table:table-cell>
          <table:table-cell office:value-type="string" table:style-name="ce14">
            <text:p>FMP – Forderungsmanagement professionell</text:p>
          </table:table-cell>
          <table:table-cell table:content-validation-name="val1" table:style-name="ce11"/>
          <table:table-cell table:content-validation-name="val4" table:style-name="ce12"/>
          <table:table-cell table:content-validation-name="val10" table:style-name="ce11"/>
          <table:table-cell table:content-validation-name="val9" table:style-name="ce12"/>
          <table:table-cell table:content-validation-name="val5" table:style-name="ce11"/>
          <table:table-cell table:content-validation-name="val6" table:style-name="ce12"/>
          <table:table-cell table:content-validation-name="val2" table:style-name="ce11"/>
          <table:table-cell table:content-validation-name="val3" table:style-name="ce12"/>
          <table:table-cell office:value-type="string" table:content-validation-name="val7" table:style-name="ce11">
            <text:p>Zivilrecht &amp; Zivilprozessrecht12597</text:p>
          </table:table-cell>
          <table:table-cell table:content-validation-name="val8" table:style-name="ce12"/>
          <table:table-cell table:content-validation-name="val12" table:style-name="ce34"/>
          <table:table-cell table:content-validation-name="val11" table:style-name="ce35"/>
          <table:table-cell office:value-type="string" table:content-validation-name="val13" table:style-name="ce34">
            <text:p>Betriebswirtschaft hbfm10005</text:p>
          </table:table-cell>
          <table:table-cell office:value-type="string" table:content-validation-name="val14" table:style-name="ce35">
            <text:p>Corporate Financehbfm10007</text:p>
          </table:table-cell>
          <table:table-cell table:content-validation-name="val15" table:style-name="ce34"/>
          <table:table-cell table:content-validation-name="val16" table:style-name="ce35"/>
          <table:table-cell table:content-validation-name="val17" table:style-name="ce34"/>
          <table:table-cell table:content-validation-name="val18" table:style-name="ce35"/>
          <table:table-cell table:content-validation-name="val19" table:style-name="ce34"/>
          <table:table-cell/>
          <table:table-cell table:content-validation-name="val20" table:style-name="ce34"/>
          <table:table-cell table:content-validation-name="val21" table:style-name="ce35"/>
          <table:table-cell table:number-columns-repeated="16359"/>
        </table:table-row>
        <table:table-row table:style-name="ro2">
          <table:table-cell/>
          <table:table-cell office:value-type="string" table:style-name="ce13">
            <text:p>IWW Institut</text:p>
          </table:table-cell>
          <table:table-cell office:value-type="string" table:style-name="ce14">
            <text:p>EE – Erbrecht effektiv</text:p>
          </table:table-cell>
          <table:table-cell table:content-validation-name="val1" table:style-name="ce11"/>
          <table:table-cell table:content-validation-name="val4" table:style-name="ce12"/>
          <table:table-cell table:content-validation-name="val10" table:style-name="ce11"/>
          <table:table-cell table:content-validation-name="val9" table:style-name="ce12"/>
          <table:table-cell table:content-validation-name="val5" table:style-name="ce11"/>
          <table:table-cell table:content-validation-name="val6" table:style-name="ce12"/>
          <table:table-cell table:content-validation-name="val2" table:style-name="ce11"/>
          <table:table-cell table:content-validation-name="val3" table:style-name="ce12"/>
          <table:table-cell office:value-type="string" table:content-validation-name="val7" table:style-name="ce11">
            <text:p>Zivilrecht &amp; Zivilprozessrecht12597</text:p>
          </table:table-cell>
          <table:table-cell office:value-type="string" table:content-validation-name="val8" table:style-name="ce12">
            <text:p>Erbrecht12788</text:p>
          </table:table-cell>
          <table:table-cell table:content-validation-name="val12" table:style-name="ce34"/>
          <table:table-cell table:content-validation-name="val11" table:style-name="ce35"/>
          <table:table-cell table:content-validation-name="val13" table:style-name="ce34"/>
          <table:table-cell table:content-validation-name="val14" table:style-name="ce35"/>
          <table:table-cell table:content-validation-name="val15" table:style-name="ce34"/>
          <table:table-cell table:content-validation-name="val16" table:style-name="ce35"/>
          <table:table-cell table:content-validation-name="val17" table:style-name="ce34"/>
          <table:table-cell table:content-validation-name="val18" table:style-name="ce35"/>
          <table:table-cell table:content-validation-name="val19" table:style-name="ce34"/>
          <table:table-cell/>
          <table:table-cell table:content-validation-name="val20" table:style-name="ce34"/>
          <table:table-cell table:content-validation-name="val21" table:style-name="ce35"/>
          <table:table-cell table:number-columns-repeated="16359"/>
        </table:table-row>
        <table:table-row table:style-name="ro2">
          <table:table-cell/>
          <table:table-cell office:value-type="string" table:style-name="ce13">
            <text:p>IWW Institut</text:p>
          </table:table-cell>
          <table:table-cell office:value-type="string" table:style-name="ce14">
            <text:p>VA – Verkehrsrecht aktuell</text:p>
          </table:table-cell>
          <table:table-cell table:content-validation-name="val1" table:style-name="ce11"/>
          <table:table-cell table:content-validation-name="val4" table:style-name="ce12"/>
          <table:table-cell table:content-validation-name="val10" table:style-name="ce11"/>
          <table:table-cell table:content-validation-name="val9" table:style-name="ce12"/>
          <table:table-cell table:content-validation-name="val5" table:style-name="ce11"/>
          <table:table-cell table:content-validation-name="val6" table:style-name="ce12"/>
          <table:table-cell table:content-validation-name="val2" table:style-name="ce11"/>
          <table:table-cell table:content-validation-name="val3" table:style-name="ce12"/>
          <table:table-cell office:value-type="string" table:content-validation-name="val7" table:style-name="ce11">
            <text:p>Zivilrecht &amp; Zivilprozessrecht12597</text:p>
          </table:table-cell>
          <table:table-cell table:content-validation-name="val8" table:style-name="ce12"/>
          <table:table-cell table:content-validation-name="val12" table:style-name="ce34"/>
          <table:table-cell table:content-validation-name="val11" table:style-name="ce35"/>
          <table:table-cell table:content-validation-name="val13" table:style-name="ce34"/>
          <table:table-cell table:content-validation-name="val14" table:style-name="ce35"/>
          <table:table-cell table:content-validation-name="val15" table:style-name="ce34"/>
          <table:table-cell table:content-validation-name="val16" table:style-name="ce35"/>
          <table:table-cell table:content-validation-name="val17" table:style-name="ce34"/>
          <table:table-cell table:content-validation-name="val18" table:style-name="ce35"/>
          <table:table-cell table:content-validation-name="val19" table:style-name="ce34"/>
          <table:table-cell/>
          <table:table-cell table:content-validation-name="val20" table:style-name="ce34"/>
          <table:table-cell table:content-validation-name="val21" table:style-name="ce35"/>
          <table:table-cell table:number-columns-repeated="16359"/>
        </table:table-row>
        <table:table-row table:style-name="ro14">
          <table:table-cell/>
          <table:table-cell office:value-type="string" table:style-name="ce13">
            <text:p>IWW Institut</text:p>
          </table:table-cell>
          <table:table-cell office:value-type="string" table:style-name="ce14">
            <text:p>AA – Arbeitsrecht aktiv</text:p>
          </table:table-cell>
          <table:table-cell office:value-type="string" table:content-validation-name="val1" table:style-name="ce11">
            <text:p>Arbeitsrecht10001</text:p>
          </table:table-cell>
          <table:table-cell office:value-type="string" table:content-validation-name="val4" table:style-name="ce12">
            <text:p>Arbeitsvertragsrecht10072, Tarifvertrags- &amp; Mitbestimmungsrecht10206, Personalwesen &amp; Antidiskriminierung10184, Arbeitszeit &amp; Arbeitsschutz10162</text:p>
          </table:table-cell>
          <table:table-cell table:content-validation-name="val10" table:style-name="ce11"/>
          <table:table-cell table:content-validation-name="val9" table:style-name="ce12"/>
          <table:table-cell table:content-validation-name="val5" table:style-name="ce11"/>
          <table:table-cell table:content-validation-name="val6" table:style-name="ce12"/>
          <table:table-cell table:content-validation-name="val2" table:style-name="ce11"/>
          <table:table-cell table:content-validation-name="val3" table:style-name="ce12"/>
          <table:table-cell table:content-validation-name="val7" table:style-name="ce11"/>
          <table:table-cell table:content-validation-name="val8" table:style-name="ce12"/>
          <table:table-cell table:content-validation-name="val12" table:style-name="ce34"/>
          <table:table-cell table:content-validation-name="val11" table:style-name="ce35"/>
          <table:table-cell table:content-validation-name="val13" table:style-name="ce34"/>
          <table:table-cell table:content-validation-name="val14" table:style-name="ce35"/>
          <table:table-cell table:content-validation-name="val15" table:style-name="ce34"/>
          <table:table-cell table:content-validation-name="val16" table:style-name="ce35"/>
          <table:table-cell table:content-validation-name="val17" table:style-name="ce34"/>
          <table:table-cell table:content-validation-name="val18" table:style-name="ce35"/>
          <table:table-cell table:content-validation-name="val19" table:style-name="ce34"/>
          <table:table-cell/>
          <table:table-cell table:content-validation-name="val20" table:style-name="ce34"/>
          <table:table-cell table:content-validation-name="val21" table:style-name="ce35"/>
          <table:table-cell table:number-columns-repeated="16359"/>
        </table:table-row>
        <table:table-row table:style-name="ro2">
          <table:table-cell/>
          <table:table-cell office:value-type="string" table:style-name="ce13">
            <text:p>IWW Institut</text:p>
          </table:table-cell>
          <table:table-cell office:value-type="string" table:style-name="ce14">
            <text:p>MK – Mietrecht kompakt</text:p>
          </table:table-cell>
          <table:table-cell table:content-validation-name="val1" table:style-name="ce11"/>
          <table:table-cell table:content-validation-name="val4" table:style-name="ce12"/>
          <table:table-cell table:content-validation-name="val10" table:style-name="ce11"/>
          <table:table-cell table:content-validation-name="val9" table:style-name="ce12"/>
          <table:table-cell table:content-validation-name="val5" table:style-name="ce11"/>
          <table:table-cell table:content-validation-name="val6" table:style-name="ce12"/>
          <table:table-cell table:content-validation-name="val2" table:style-name="ce11"/>
          <table:table-cell table:content-validation-name="val3" table:style-name="ce12"/>
          <table:table-cell office:value-type="string" table:content-validation-name="val7" table:style-name="ce11">
            <text:p>Zivilrecht &amp; Zivilprozessrecht12597</text:p>
          </table:table-cell>
          <table:table-cell office:value-type="string" table:content-validation-name="val8" table:style-name="ce12">
            <text:p>Miete, Pacht &amp; Leasing13124</text:p>
          </table:table-cell>
          <table:table-cell table:content-validation-name="val12" table:style-name="ce34"/>
          <table:table-cell table:content-validation-name="val11" table:style-name="ce35"/>
          <table:table-cell table:content-validation-name="val13" table:style-name="ce34"/>
          <table:table-cell table:content-validation-name="val14" table:style-name="ce35"/>
          <table:table-cell table:content-validation-name="val15" table:style-name="ce34"/>
          <table:table-cell table:content-validation-name="val16" table:style-name="ce35"/>
          <table:table-cell table:content-validation-name="val17" table:style-name="ce34"/>
          <table:table-cell table:content-validation-name="val18" table:style-name="ce35"/>
          <table:table-cell table:content-validation-name="val19" table:style-name="ce34"/>
          <table:table-cell/>
          <table:table-cell table:content-validation-name="val20" table:style-name="ce34"/>
          <table:table-cell table:content-validation-name="val21" table:style-name="ce35"/>
          <table:table-cell table:number-columns-repeated="16359"/>
        </table:table-row>
        <table:table-row table:style-name="ro2">
          <table:table-cell/>
          <table:table-cell office:value-type="string" table:style-name="ce13">
            <text:p>IWW Institut</text:p>
          </table:table-cell>
          <table:table-cell office:value-type="string" table:style-name="ce14">
            <text:p>FK – Familienrecht kompakt</text:p>
          </table:table-cell>
          <table:table-cell table:content-validation-name="val1" table:style-name="ce11"/>
          <table:table-cell table:content-validation-name="val4" table:style-name="ce12"/>
          <table:table-cell table:content-validation-name="val10" table:style-name="ce11"/>
          <table:table-cell table:content-validation-name="val9" table:style-name="ce12"/>
          <table:table-cell table:content-validation-name="val5" table:style-name="ce11"/>
          <table:table-cell table:content-validation-name="val6" table:style-name="ce12"/>
          <table:table-cell table:content-validation-name="val2" table:style-name="ce11"/>
          <table:table-cell table:content-validation-name="val3" table:style-name="ce12"/>
          <table:table-cell office:value-type="string" table:content-validation-name="val7" table:style-name="ce11">
            <text:p>Zivilrecht &amp; Zivilprozessrecht12597</text:p>
          </table:table-cell>
          <table:table-cell office:value-type="string" table:content-validation-name="val8" table:style-name="ce12">
            <text:p>Familienrecht12882</text:p>
          </table:table-cell>
          <table:table-cell table:content-validation-name="val12" table:style-name="ce34"/>
          <table:table-cell table:content-validation-name="val11" table:style-name="ce35"/>
          <table:table-cell table:content-validation-name="val13" table:style-name="ce34"/>
          <table:table-cell table:content-validation-name="val14" table:style-name="ce35"/>
          <table:table-cell table:content-validation-name="val15" table:style-name="ce34"/>
          <table:table-cell table:content-validation-name="val16" table:style-name="ce35"/>
          <table:table-cell table:content-validation-name="val17" table:style-name="ce34"/>
          <table:table-cell table:content-validation-name="val18" table:style-name="ce35"/>
          <table:table-cell table:content-validation-name="val19" table:style-name="ce34"/>
          <table:table-cell/>
          <table:table-cell table:content-validation-name="val20" table:style-name="ce34"/>
          <table:table-cell table:content-validation-name="val21" table:style-name="ce35"/>
          <table:table-cell table:number-columns-repeated="16359"/>
        </table:table-row>
        <table:table-row table:style-name="ro2">
          <table:table-cell/>
          <table:table-cell office:value-type="string" table:style-name="ce13">
            <text:p>IWW Institut</text:p>
          </table:table-cell>
          <table:table-cell office:value-type="string" table:style-name="ce14">
            <text:p>VK – Versicherung und Recht kompakt</text:p>
          </table:table-cell>
          <table:table-cell table:content-validation-name="val1" table:style-name="ce11"/>
          <table:table-cell table:content-validation-name="val4" table:style-name="ce12"/>
          <table:table-cell table:content-validation-name="val10" table:style-name="ce11"/>
          <table:table-cell table:content-validation-name="val9" table:style-name="ce12"/>
          <table:table-cell table:content-validation-name="val5" table:style-name="ce11"/>
          <table:table-cell table:content-validation-name="val6" table:style-name="ce12"/>
          <table:table-cell office:value-type="string" table:content-validation-name="val2" table:style-name="ce11">
            <text:p>Wirtschaftsrecht12140</text:p>
          </table:table-cell>
          <table:table-cell office:value-type="string" table:content-validation-name="val3" table:style-name="ce12">
            <text:p>Versicherungsrecht12499</text:p>
          </table:table-cell>
          <table:table-cell office:value-type="string" table:content-validation-name="val7" table:style-name="ce11">
            <text:p>Zivilrecht &amp; Zivilprozessrecht12597</text:p>
          </table:table-cell>
          <table:table-cell table:content-validation-name="val8" table:style-name="ce12"/>
          <table:table-cell table:content-validation-name="val12" table:style-name="ce34"/>
          <table:table-cell table:content-validation-name="val11" table:style-name="ce35"/>
          <table:table-cell table:content-validation-name="val13" table:style-name="ce34"/>
          <table:table-cell table:content-validation-name="val14" table:style-name="ce35"/>
          <table:table-cell table:content-validation-name="val15" table:style-name="ce34"/>
          <table:table-cell table:content-validation-name="val16" table:style-name="ce35"/>
          <table:table-cell table:content-validation-name="val17" table:style-name="ce34"/>
          <table:table-cell table:content-validation-name="val18" table:style-name="ce35"/>
          <table:table-cell table:content-validation-name="val19" table:style-name="ce34"/>
          <table:table-cell/>
          <table:table-cell table:content-validation-name="val20" table:style-name="ce34"/>
          <table:table-cell table:content-validation-name="val21" table:style-name="ce35"/>
          <table:table-cell table:number-columns-repeated="16359"/>
        </table:table-row>
        <table:table-row table:style-name="ro2">
          <table:table-cell/>
          <table:table-cell office:value-type="string" table:style-name="ce13">
            <text:p>IWW Institut</text:p>
          </table:table-cell>
          <table:table-cell office:value-type="string" table:style-name="ce14">
            <text:p>SR – Seniorenrecht aktuell</text:p>
          </table:table-cell>
          <table:table-cell table:content-validation-name="val1" table:style-name="ce11"/>
          <table:table-cell table:content-validation-name="val4" table:style-name="ce12"/>
          <table:table-cell table:content-validation-name="val10" table:style-name="ce11"/>
          <table:table-cell table:content-validation-name="val9" table:style-name="ce12"/>
          <table:table-cell table:content-validation-name="val5" table:style-name="ce11"/>
          <table:table-cell table:content-validation-name="val6" table:style-name="ce12"/>
          <table:table-cell table:content-validation-name="val2" table:style-name="ce11"/>
          <table:table-cell table:content-validation-name="val3" table:style-name="ce12"/>
          <table:table-cell office:value-type="string" table:content-validation-name="val7" table:style-name="ce11">
            <text:p>Zivilrecht &amp; Zivilprozessrecht12597</text:p>
          </table:table-cell>
          <table:table-cell table:content-validation-name="val8" table:style-name="ce12"/>
          <table:table-cell table:content-validation-name="val12" table:style-name="ce34"/>
          <table:table-cell table:content-validation-name="val11" table:style-name="ce35"/>
          <table:table-cell table:content-validation-name="val13" table:style-name="ce34"/>
          <table:table-cell table:content-validation-name="val14" table:style-name="ce35"/>
          <table:table-cell table:content-validation-name="val15" table:style-name="ce34"/>
          <table:table-cell table:content-validation-name="val16" table:style-name="ce35"/>
          <table:table-cell table:content-validation-name="val17" table:style-name="ce34"/>
          <table:table-cell table:content-validation-name="val18" table:style-name="ce35"/>
          <table:table-cell table:content-validation-name="val19" table:style-name="ce34"/>
          <table:table-cell/>
          <table:table-cell table:content-validation-name="val20" table:style-name="ce34"/>
          <table:table-cell table:content-validation-name="val21" table:style-name="ce35"/>
          <table:table-cell table:number-columns-repeated="16359"/>
        </table:table-row>
        <table:table-row table:style-name="ro2">
          <table:table-cell/>
          <table:table-cell office:value-type="string" table:style-name="ce13">
            <text:p>IWW Institut</text:p>
          </table:table-cell>
          <table:table-cell office:value-type="string" table:style-name="ce14">
            <text:p>VB – VereinsBrief</text:p>
          </table:table-cell>
          <table:table-cell table:content-validation-name="val1" table:style-name="ce11"/>
          <table:table-cell table:content-validation-name="val4" table:style-name="ce12"/>
          <table:table-cell table:content-validation-name="val10" table:style-name="ce11"/>
          <table:table-cell table:content-validation-name="val9" table:style-name="ce12"/>
          <table:table-cell table:content-validation-name="val5" table:style-name="ce11"/>
          <table:table-cell table:content-validation-name="val6" table:style-name="ce12"/>
          <table:table-cell table:content-validation-name="val2" table:style-name="ce11"/>
          <table:table-cell table:content-validation-name="val3" table:style-name="ce12"/>
          <table:table-cell office:value-type="string" table:content-validation-name="val7" table:style-name="ce11">
            <text:p>Zivilrecht &amp; Zivilprozessrecht12597</text:p>
          </table:table-cell>
          <table:table-cell table:content-validation-name="val8" table:style-name="ce12"/>
          <table:table-cell table:content-validation-name="val12" table:style-name="ce34"/>
          <table:table-cell table:content-validation-name="val11" table:style-name="ce35"/>
          <table:table-cell table:content-validation-name="val13" table:style-name="ce34"/>
          <table:table-cell table:content-validation-name="val14" table:style-name="ce35"/>
          <table:table-cell table:content-validation-name="val15" table:style-name="ce34"/>
          <table:table-cell table:content-validation-name="val16" table:style-name="ce35"/>
          <table:table-cell table:content-validation-name="val17" table:style-name="ce34"/>
          <table:table-cell table:content-validation-name="val18" table:style-name="ce35"/>
          <table:table-cell table:content-validation-name="val19" table:style-name="ce34"/>
          <table:table-cell/>
          <table:table-cell table:content-validation-name="val20" table:style-name="ce34"/>
          <table:table-cell table:content-validation-name="val21" table:style-name="ce35"/>
          <table:table-cell table:number-columns-repeated="16359"/>
        </table:table-row>
        <table:table-row table:style-name="ro2">
          <table:table-cell/>
          <table:table-cell office:value-type="string" table:style-name="ce13">
            <text:p>IWW Institut</text:p>
          </table:table-cell>
          <table:table-cell office:value-type="string" table:style-name="ce14">
            <text:p>SB – StiftungsBrief</text:p>
          </table:table-cell>
          <table:table-cell table:content-validation-name="val1" table:style-name="ce11"/>
          <table:table-cell table:content-validation-name="val4" table:style-name="ce12"/>
          <table:table-cell table:content-validation-name="val10" table:style-name="ce11"/>
          <table:table-cell table:content-validation-name="val9" table:style-name="ce12"/>
          <table:table-cell table:content-validation-name="val5" table:style-name="ce11"/>
          <table:table-cell table:content-validation-name="val6" table:style-name="ce12"/>
          <table:table-cell table:content-validation-name="val2" table:style-name="ce11"/>
          <table:table-cell table:content-validation-name="val3" table:style-name="ce12"/>
          <table:table-cell office:value-type="string" table:content-validation-name="val7" table:style-name="ce11">
            <text:p>Zivilrecht &amp; Zivilprozessrecht12597</text:p>
          </table:table-cell>
          <table:table-cell table:content-validation-name="val8" table:style-name="ce12"/>
          <table:table-cell table:content-validation-name="val12" table:style-name="ce34"/>
          <table:table-cell table:content-validation-name="val11" table:style-name="ce35"/>
          <table:table-cell table:content-validation-name="val13" table:style-name="ce34"/>
          <table:table-cell table:content-validation-name="val14" table:style-name="ce35"/>
          <table:table-cell table:content-validation-name="val15" table:style-name="ce34"/>
          <table:table-cell table:content-validation-name="val16" table:style-name="ce35"/>
          <table:table-cell table:content-validation-name="val17" table:style-name="ce34"/>
          <table:table-cell table:content-validation-name="val18" table:style-name="ce35"/>
          <table:table-cell table:content-validation-name="val19" table:style-name="ce34"/>
          <table:table-cell/>
          <table:table-cell table:content-validation-name="val20" table:style-name="ce34"/>
          <table:table-cell table:content-validation-name="val21" table:style-name="ce35"/>
          <table:table-cell table:number-columns-repeated="16359"/>
        </table:table-row>
        <table:table-row table:style-name="ro3">
          <table:table-cell/>
          <table:table-cell office:value-type="string" table:style-name="ce13">
            <text:p>Bundesanzeiger Verlag</text:p>
          </table:table-cell>
          <table:table-cell office:value-type="string" table:style-name="ce14">
            <text:p>BILANZ aktuell</text:p>
          </table:table-cell>
          <table:table-cell table:content-validation-name="val1" table:style-name="ce11"/>
          <table:table-cell table:content-validation-name="val4" table:style-name="ce12"/>
          <table:table-cell table:content-validation-name="val10" table:style-name="ce11"/>
          <table:table-cell table:content-validation-name="val9" table:style-name="ce12"/>
          <table:table-cell table:content-validation-name="val5" table:style-name="ce11"/>
          <table:table-cell table:content-validation-name="val6" table:style-name="ce12"/>
          <table:table-cell office:value-type="string" table:content-validation-name="val2" table:style-name="ce11">
            <text:p>Wirtschaftsrecht12140</text:p>
          </table:table-cell>
          <table:table-cell office:value-type="string" table:content-validation-name="val3" table:style-name="ce12">
            <text:p>Handels- &amp; Bilanzrecht12167</text:p>
          </table:table-cell>
          <table:table-cell table:content-validation-name="val7" table:style-name="ce11"/>
          <table:table-cell table:content-validation-name="val8" table:style-name="ce12"/>
          <table:table-cell table:content-validation-name="val12" table:style-name="ce34"/>
          <table:table-cell table:content-validation-name="val11" table:style-name="ce35"/>
          <table:table-cell office:value-type="string" table:content-validation-name="val13" table:style-name="ce34">
            <text:p>Betriebswirtschaft hbfm10005</text:p>
          </table:table-cell>
          <table:table-cell office:value-type="string" table:content-validation-name="val14" table:style-name="ce35">
            <text:p>Bilanzrechthbfm10006</text:p>
          </table:table-cell>
          <table:table-cell table:content-validation-name="val15" table:style-name="ce34"/>
          <table:table-cell table:content-validation-name="val16" table:style-name="ce35"/>
          <table:table-cell table:content-validation-name="val17" table:style-name="ce34"/>
          <table:table-cell table:content-validation-name="val18" table:style-name="ce35"/>
          <table:table-cell table:content-validation-name="val19" table:style-name="ce34"/>
          <table:table-cell/>
          <table:table-cell table:content-validation-name="val20" table:style-name="ce34"/>
          <table:table-cell table:content-validation-name="val21" table:style-name="ce35"/>
          <table:table-cell table:number-columns-repeated="16359"/>
        </table:table-row>
        <table:table-row table:style-name="ro3">
          <table:table-cell/>
          <table:table-cell office:value-type="string" table:style-name="ce13">
            <text:p>Bundesanzeiger Verlag</text:p>
          </table:table-cell>
          <table:table-cell office:value-type="string" table:style-name="ce14">
            <text:p>Petersen/Zwirner/Brösel, Systematischer Praxiskommentar Bilanzrecht</text:p>
          </table:table-cell>
          <table:table-cell table:content-validation-name="val1" table:style-name="ce11"/>
          <table:table-cell table:content-validation-name="val4" table:style-name="ce12"/>
          <table:table-cell table:content-validation-name="val10" table:style-name="ce11"/>
          <table:table-cell table:content-validation-name="val9" table:style-name="ce12"/>
          <table:table-cell table:content-validation-name="val5" table:style-name="ce11"/>
          <table:table-cell table:content-validation-name="val6" table:style-name="ce12"/>
          <table:table-cell office:value-type="string" table:content-validation-name="val2" table:style-name="ce11">
            <text:p>Wirtschaftsrecht12140</text:p>
          </table:table-cell>
          <table:table-cell office:value-type="string" table:content-validation-name="val3" table:style-name="ce12">
            <text:p>Handels- &amp; Bilanzrecht12167</text:p>
          </table:table-cell>
          <table:table-cell table:content-validation-name="val7" table:style-name="ce11"/>
          <table:table-cell table:content-validation-name="val8" table:style-name="ce12"/>
          <table:table-cell table:content-validation-name="val12" table:style-name="ce34"/>
          <table:table-cell table:content-validation-name="val11" table:style-name="ce35"/>
          <table:table-cell office:value-type="string" table:content-validation-name="val13" table:style-name="ce34">
            <text:p>Betriebswirtschaft hbfm10005</text:p>
          </table:table-cell>
          <table:table-cell office:value-type="string" table:content-validation-name="val14" table:style-name="ce35">
            <text:p>Bilanzrechthbfm10006</text:p>
          </table:table-cell>
          <table:table-cell table:content-validation-name="val15" table:style-name="ce34"/>
          <table:table-cell table:content-validation-name="val16" table:style-name="ce35"/>
          <table:table-cell table:content-validation-name="val17" table:style-name="ce34"/>
          <table:table-cell table:content-validation-name="val18" table:style-name="ce35"/>
          <table:table-cell table:content-validation-name="val19" table:style-name="ce34"/>
          <table:table-cell/>
          <table:table-cell table:content-validation-name="val20" table:style-name="ce34"/>
          <table:table-cell table:content-validation-name="val21" table:style-name="ce35"/>
          <table:table-cell table:number-columns-repeated="16359"/>
        </table:table-row>
        <table:table-row table:style-name="ro5">
          <table:table-cell/>
          <table:table-cell office:value-type="string" table:style-name="ce13">
            <text:p>Bundesanzeiger Verlag</text:p>
          </table:table-cell>
          <table:table-cell office:value-type="string" table:style-name="ce14">
            <text:p>Petersen/Zwirner/Brösel, Handbuch Unternehmensbewertung</text:p>
          </table:table-cell>
          <table:table-cell table:content-validation-name="val1" table:style-name="ce11"/>
          <table:table-cell table:content-validation-name="val4" table:style-name="ce12"/>
          <table:table-cell office:value-type="string" table:content-validation-name="val10" table:style-name="ce11">
            <text:p>Steuerrecht &amp; Finanzwesen10602</text:p>
          </table:table-cell>
          <table:table-cell office:value-type="string" table:content-validation-name="val9" table:style-name="ce12">
            <text:p>Erbschaft- &amp; Schenkungsteuer10718</text:p>
          </table:table-cell>
          <table:table-cell table:content-validation-name="val5" table:style-name="ce11"/>
          <table:table-cell table:content-validation-name="val6" table:style-name="ce12"/>
          <table:table-cell office:value-type="string" table:content-validation-name="val2" table:style-name="ce11">
            <text:p>Wirtschaftsrecht12140</text:p>
          </table:table-cell>
          <table:table-cell table:content-validation-name="val3" table:style-name="ce12"/>
          <table:table-cell table:content-validation-name="val7" table:style-name="ce11"/>
          <table:table-cell table:content-validation-name="val8" table:style-name="ce12"/>
          <table:table-cell table:content-validation-name="val12" table:style-name="ce34"/>
          <table:table-cell table:content-validation-name="val11" table:style-name="ce35"/>
          <table:table-cell office:value-type="string" table:content-validation-name="val13" table:style-name="ce34">
            <text:p>Betriebswirtschaft hbfm10005</text:p>
          </table:table-cell>
          <table:table-cell office:value-type="string" table:content-validation-name="val14" table:style-name="ce35">
            <text:p>Unternehmensbewertunghbfm10010</text:p>
          </table:table-cell>
          <table:table-cell table:content-validation-name="val15" table:style-name="ce34"/>
          <table:table-cell table:content-validation-name="val16" table:style-name="ce35"/>
          <table:table-cell table:content-validation-name="val17" table:style-name="ce34"/>
          <table:table-cell table:content-validation-name="val18" table:style-name="ce35"/>
          <table:table-cell table:content-validation-name="val19" table:style-name="ce34"/>
          <table:table-cell/>
          <table:table-cell table:content-validation-name="val20" table:style-name="ce34"/>
          <table:table-cell table:content-validation-name="val21" table:style-name="ce35"/>
          <table:table-cell table:number-columns-repeated="16359"/>
        </table:table-row>
        <table:table-row table:style-name="ro15">
          <table:table-cell/>
          <table:table-cell office:value-type="string" table:style-name="ce13">
            <text:p>HBFM</text:p>
          </table:table-cell>
          <table:table-cell office:value-type="string" table:style-name="ce14">
            <text:p>DER BETRIEB</text:p>
          </table:table-cell>
          <table:table-cell office:value-type="string" table:content-validation-name="val1" table:style-name="ce11">
            <text:p>Arbeitsrecht10001</text:p>
          </table:table-cell>
          <table:table-cell office:value-type="string" table:content-validation-name="val4" table:style-name="ce12">
            <text:p>Arbeitsvertragsrecht10072, Arbeitskampf &amp; Schlichtungswesen10065, Arbeitszeit &amp; Arbeitsschutz10162, Betriebliche Altersversorgung10177, Personalwesen &amp; Antidiskriminierung10184, Tarifvertrags- &amp; Mitbestimmungsrecht10206</text:p>
          </table:table-cell>
          <table:table-cell office:value-type="string" table:content-validation-name="val10" table:style-name="ce11">
            <text:p>Steuerrecht &amp; Finanzwesen10602</text:p>
          </table:table-cell>
          <table:table-cell office:value-type="string" table:content-validation-name="val9" table:style-name="ce12">
            <text:p>Behördliches Verfahren &amp; Finanzverwaltung10603, Körperschaftsteuer10764, Einkommensteuer10648, Erbschaft- &amp; Schenkungsteuer10718, Gewerbesteuer10734, Grunderwerbsteuer10744, Grundsteuer10752, Kirchensteuer10759, Umsatzsteuer10774, Umwandlungsteuer10791, Verfahren vor den Finanzgerichten10797, Weitere Steuern10859</text:p>
          </table:table-cell>
          <table:table-cell table:content-validation-name="val5" table:style-name="ce11"/>
          <table:table-cell table:content-validation-name="val6" table:style-name="ce12"/>
          <table:table-cell office:value-type="string" table:content-validation-name="val2" table:style-name="ce15">
            <text:p>Wirtschaftsrecht12140</text:p>
          </table:table-cell>
          <table:table-cell office:value-type="string" table:content-validation-name="val3" table:style-name="ce12">
            <text:p>Handels- &amp; Bilanzrecht12167, Gesellschaftsrecht12260, Insolvenzrecht12348, Bankrecht, Darlehens- &amp; Bürgschaftsrecht12141, Wettbewerbs-, Kartell- &amp; Vergaberecht12532, Urheber-, Medien- &amp; Datenschutzrecht12458</text:p>
          </table:table-cell>
          <table:table-cell table:content-validation-name="val7" table:style-name="ce11"/>
          <table:table-cell table:style-name="ce16"/>
          <table:table-cell table:content-validation-name="val12" table:style-name="ce34"/>
          <table:table-cell table:content-validation-name="val11" table:style-name="ce35"/>
          <table:table-cell office:value-type="string" table:content-validation-name="val13" table:style-name="ce34">
            <text:p>Betriebswirtschaft hbfm10005</text:p>
          </table:table-cell>
          <table:table-cell office:value-type="string" table:content-validation-name="val14" table:style-name="ce35">
            <text:p>Bilanzrechthbfm10006, M&amp;Ahbfm10009, Unternehmensbewertunghbfm10010</text:p>
          </table:table-cell>
          <table:table-cell table:content-validation-name="val15" table:style-name="ce34"/>
          <table:table-cell table:content-validation-name="val16" table:style-name="ce35"/>
          <table:table-cell office:value-type="string" table:content-validation-name="val17" table:style-name="ce34">
            <text:p>Corporate Governancehbfm10014</text:p>
          </table:table-cell>
          <table:table-cell table:content-validation-name="val18" table:style-name="ce35"/>
          <table:table-cell table:content-validation-name="val19" table:style-name="ce34"/>
          <table:table-cell table:style-name="ce35"/>
          <table:table-cell table:content-validation-name="val20" table:style-name="ce34"/>
          <table:table-cell table:content-validation-name="val21" table:style-name="ce35"/>
          <table:table-cell table:number-columns-repeated="16359"/>
        </table:table-row>
        <table:table-row table:style-name="ro16">
          <table:table-cell/>
          <table:table-cell office:value-type="string" table:style-name="ce13">
            <text:p>HBFM</text:p>
          </table:table-cell>
          <table:table-cell office:value-type="string" table:style-name="ce14">
            <text:p>DER BETRIEB Arbeitsrecht</text:p>
          </table:table-cell>
          <table:table-cell office:value-type="string" table:content-validation-name="val1" table:style-name="ce11">
            <text:p>Arbeitsrecht10001</text:p>
          </table:table-cell>
          <table:table-cell office:value-type="string" table:content-validation-name="val4" table:style-name="ce12">
            <text:p>Arbeitsgerichtsbarkeit10002, Arbeitskampf &amp; Schlichtungswesen10065, Arbeitsvertragsrecht10072, Arbeitszeit &amp; Arbeitsschutz10162, Betriebliche Altersversorgung10177, Personalwesen &amp; Antidiskriminierung10184, Tarifvertrags- &amp; Mitbestimmungsrecht10206</text:p>
          </table:table-cell>
          <table:table-cell table:content-validation-name="val10" table:style-name="ce11"/>
          <table:table-cell table:content-validation-name="val9" table:style-name="ce12"/>
          <table:table-cell table:content-validation-name="val5" table:style-name="ce11"/>
          <table:table-cell table:content-validation-name="val6" table:style-name="ce12"/>
          <table:table-cell table:content-validation-name="val2" table:style-name="ce15"/>
          <table:table-cell table:content-validation-name="val3" table:style-name="ce12"/>
          <table:table-cell table:style-name="ce15"/>
          <table:table-cell table:style-name="ce16"/>
          <table:table-cell table:content-validation-name="val12" table:style-name="ce34"/>
          <table:table-cell table:content-validation-name="val11" table:style-name="ce35"/>
          <table:table-cell table:content-validation-name="val13" table:style-name="ce34"/>
          <table:table-cell table:content-validation-name="val14" table:style-name="ce35"/>
          <table:table-cell table:content-validation-name="val15" table:style-name="ce34"/>
          <table:table-cell table:content-validation-name="val16" table:style-name="ce35"/>
          <table:table-cell table:content-validation-name="val17" table:style-name="ce34"/>
          <table:table-cell table:content-validation-name="val18" table:style-name="ce35"/>
          <table:table-cell table:content-validation-name="val19" table:style-name="ce34"/>
          <table:table-cell table:style-name="ce35"/>
          <table:table-cell table:content-validation-name="val20" table:style-name="ce34"/>
          <table:table-cell table:content-validation-name="val21" table:style-name="ce35"/>
          <table:table-cell table:number-columns-repeated="16359"/>
        </table:table-row>
        <table:table-row table:style-name="ro7">
          <table:table-cell/>
          <table:table-cell office:value-type="string" table:style-name="ce13">
            <text:p>HBFM</text:p>
          </table:table-cell>
          <table:table-cell office:value-type="string" table:style-name="ce14">
            <text:p>DER KONZERN</text:p>
          </table:table-cell>
          <table:table-cell table:content-validation-name="val1" table:style-name="ce11"/>
          <table:table-cell table:content-validation-name="val4" table:style-name="ce12"/>
          <table:table-cell office:value-type="string" table:content-validation-name="val10" table:style-name="ce11">
            <text:p>Steuerrecht &amp; Finanzwesen10602</text:p>
          </table:table-cell>
          <table:table-cell office:value-type="string" table:content-validation-name="val9" table:style-name="ce12">
            <text:p>Behördliches Verfahren &amp; Finanzverwaltung10603, Körperschaftsteuer10764, Einkommensteuer10648, Erbschaft- &amp; Schenkungsteuer10718, Gewerbesteuer10734, Grunderwerbsteuer10744, Grundsteuer10752, Kirchensteuer10759, Umsatzsteuer10774, Umwandlungsteuer10791, Verfahren vor den Finanzgerichten10797, Weitere Steuern10859</text:p>
          </table:table-cell>
          <table:table-cell table:content-validation-name="val5" table:style-name="ce11"/>
          <table:table-cell table:content-validation-name="val6" table:style-name="ce12"/>
          <table:table-cell office:value-type="string" table:content-validation-name="val2" table:style-name="ce15">
            <text:p>Wirtschaftsrecht12140</text:p>
          </table:table-cell>
          <table:table-cell office:value-type="string" table:content-validation-name="val3" table:style-name="ce12">
            <text:p>Handels- &amp; Bilanzrecht12167, Gesellschaftsrecht12260</text:p>
          </table:table-cell>
          <table:table-cell table:style-name="ce15"/>
          <table:table-cell table:style-name="ce16"/>
          <table:table-cell table:content-validation-name="val12" table:style-name="ce34"/>
          <table:table-cell table:content-validation-name="val11" table:style-name="ce35"/>
          <table:table-cell office:value-type="string" table:content-validation-name="val13" table:style-name="ce34">
            <text:p>Betriebswirtschaft hbfm10005</text:p>
          </table:table-cell>
          <table:table-cell office:value-type="string" table:content-validation-name="val14" table:style-name="ce35">
            <text:p>Bilanzrechthbfm10006</text:p>
          </table:table-cell>
          <table:table-cell table:content-validation-name="val15" table:style-name="ce34"/>
          <table:table-cell table:content-validation-name="val16" table:style-name="ce35"/>
          <table:table-cell office:value-type="string" table:content-validation-name="val17" table:style-name="ce34">
            <text:p>Corporate Governancehbfm10014</text:p>
          </table:table-cell>
          <table:table-cell table:content-validation-name="val18" table:style-name="ce35"/>
          <table:table-cell table:content-validation-name="val19" table:style-name="ce34"/>
          <table:table-cell table:style-name="ce35"/>
          <table:table-cell table:content-validation-name="val20" table:style-name="ce34"/>
          <table:table-cell table:content-validation-name="val21" table:style-name="ce35"/>
          <table:table-cell table:number-columns-repeated="16359"/>
        </table:table-row>
        <table:table-row table:style-name="ro3">
          <table:table-cell/>
          <table:table-cell office:value-type="string" table:style-name="ce13">
            <text:p>HBFM</text:p>
          </table:table-cell>
          <table:table-cell office:value-type="string" table:style-name="ce14">
            <text:p>KoR</text:p>
          </table:table-cell>
          <table:table-cell table:content-validation-name="val1" table:style-name="ce11"/>
          <table:table-cell table:content-validation-name="val4" table:style-name="ce12"/>
          <table:table-cell table:content-validation-name="val10" table:style-name="ce11"/>
          <table:table-cell table:content-validation-name="val9" table:style-name="ce12"/>
          <table:table-cell table:content-validation-name="val5" table:style-name="ce11"/>
          <table:table-cell table:content-validation-name="val6" table:style-name="ce12"/>
          <table:table-cell office:value-type="string" table:content-validation-name="val2" table:style-name="ce15">
            <text:p>Wirtschaftsrecht12140</text:p>
          </table:table-cell>
          <table:table-cell office:value-type="string" table:content-validation-name="val3" table:style-name="ce12">
            <text:p>Handels- &amp; Bilanzrecht12167</text:p>
          </table:table-cell>
          <table:table-cell table:style-name="ce15"/>
          <table:table-cell table:style-name="ce16"/>
          <table:table-cell table:content-validation-name="val12" table:style-name="ce34"/>
          <table:table-cell table:content-validation-name="val11" table:style-name="ce35"/>
          <table:table-cell office:value-type="string" table:content-validation-name="val13" table:style-name="ce34">
            <text:p>Betriebswirtschaft hbfm10005</text:p>
          </table:table-cell>
          <table:table-cell office:value-type="string" table:content-validation-name="val14" table:style-name="ce35">
            <text:p>Bilanzrechthbfm10006</text:p>
          </table:table-cell>
          <table:table-cell table:content-validation-name="val15" table:style-name="ce34"/>
          <table:table-cell table:content-validation-name="val16" table:style-name="ce35"/>
          <table:table-cell table:content-validation-name="val17" table:style-name="ce34"/>
          <table:table-cell table:content-validation-name="val18" table:style-name="ce35"/>
          <table:table-cell table:content-validation-name="val19" table:style-name="ce34"/>
          <table:table-cell table:style-name="ce35"/>
          <table:table-cell table:content-validation-name="val20" table:style-name="ce34"/>
          <table:table-cell table:content-validation-name="val21" table:style-name="ce35"/>
          <table:table-cell table:number-columns-repeated="16359"/>
        </table:table-row>
        <table:table-row table:style-name="ro5">
          <table:table-cell/>
          <table:table-cell office:value-type="string" table:style-name="ce13">
            <text:p>HBFM</text:p>
          </table:table-cell>
          <table:table-cell office:value-type="string" table:style-name="ce14">
            <text:p>CF</text:p>
          </table:table-cell>
          <table:table-cell table:content-validation-name="val1" table:style-name="ce11"/>
          <table:table-cell table:content-validation-name="val4" table:style-name="ce12"/>
          <table:table-cell table:content-validation-name="val10" table:style-name="ce11"/>
          <table:table-cell table:content-validation-name="val9" table:style-name="ce12"/>
          <table:table-cell table:content-validation-name="val5" table:style-name="ce11"/>
          <table:table-cell table:content-validation-name="val6" table:style-name="ce12"/>
          <table:table-cell office:value-type="string" table:content-validation-name="val2" table:style-name="ce15">
            <text:p>Wirtschaftsrecht12140</text:p>
          </table:table-cell>
          <table:table-cell table:content-validation-name="val3" table:style-name="ce12"/>
          <table:table-cell table:style-name="ce15"/>
          <table:table-cell table:style-name="ce16"/>
          <table:table-cell table:content-validation-name="val12" table:style-name="ce34"/>
          <table:table-cell table:content-validation-name="val11" table:style-name="ce35"/>
          <table:table-cell office:value-type="string" table:content-validation-name="val13" table:style-name="ce34">
            <text:p>Betriebswirtschaft hbfm10005</text:p>
          </table:table-cell>
          <table:table-cell office:value-type="string" table:content-validation-name="val14" table:style-name="ce35">
            <text:p>Corporate Financehbfm10007, M&amp;Ahbfm10009, Unternehmensbewertunghbfm10010</text:p>
          </table:table-cell>
          <table:table-cell table:content-validation-name="val15" table:style-name="ce34"/>
          <table:table-cell table:content-validation-name="val16" table:style-name="ce35"/>
          <table:table-cell table:content-validation-name="val17" table:style-name="ce34"/>
          <table:table-cell table:content-validation-name="val18" table:style-name="ce35"/>
          <table:table-cell table:content-validation-name="val19" table:style-name="ce34"/>
          <table:table-cell table:style-name="ce35"/>
          <table:table-cell table:content-validation-name="val20" table:style-name="ce34"/>
          <table:table-cell table:content-validation-name="val21" table:style-name="ce35"/>
          <table:table-cell table:number-columns-repeated="16359"/>
        </table:table-row>
        <table:table-row table:style-name="ro4">
          <table:table-cell/>
          <table:table-cell office:value-type="string" table:style-name="ce13">
            <text:p>HBFM</text:p>
          </table:table-cell>
          <table:table-cell office:value-type="string" table:style-name="ce14">
            <text:p>WuW</text:p>
          </table:table-cell>
          <table:table-cell table:content-validation-name="val1" table:style-name="ce11"/>
          <table:table-cell table:content-validation-name="val4" table:style-name="ce12"/>
          <table:table-cell table:content-validation-name="val10" table:style-name="ce11"/>
          <table:table-cell table:content-validation-name="val9" table:style-name="ce12"/>
          <table:table-cell table:content-validation-name="val5" table:style-name="ce11"/>
          <table:table-cell table:content-validation-name="val6" table:style-name="ce12"/>
          <table:table-cell office:value-type="string" table:content-validation-name="val2" table:style-name="ce15">
            <text:p>Wirtschaftsrecht12140</text:p>
          </table:table-cell>
          <table:table-cell office:value-type="string" table:content-validation-name="val3" table:style-name="ce12">
            <text:p>Wettbewerbs-, Kartell- &amp; Vergaberecht12532</text:p>
          </table:table-cell>
          <table:table-cell table:style-name="ce15"/>
          <table:table-cell table:style-name="ce16"/>
          <table:table-cell table:content-validation-name="val12" table:style-name="ce34"/>
          <table:table-cell table:content-validation-name="val11" table:style-name="ce35"/>
          <table:table-cell table:content-validation-name="val13" table:style-name="ce34"/>
          <table:table-cell table:content-validation-name="val14" table:style-name="ce35"/>
          <table:table-cell table:content-validation-name="val15" table:style-name="ce34"/>
          <table:table-cell table:content-validation-name="val16" table:style-name="ce35"/>
          <table:table-cell table:content-validation-name="val17" table:style-name="ce34"/>
          <table:table-cell table:content-validation-name="val18" table:style-name="ce35"/>
          <table:table-cell table:content-validation-name="val19" table:style-name="ce34"/>
          <table:table-cell table:style-name="ce35"/>
          <table:table-cell table:content-validation-name="val20" table:style-name="ce34"/>
          <table:table-cell table:content-validation-name="val21" table:style-name="ce35"/>
          <table:table-cell table:number-columns-repeated="16359"/>
        </table:table-row>
        <table:table-row table:style-name="ro5">
          <table:table-cell/>
          <table:table-cell office:value-type="string" table:style-name="ce13">
            <text:p>HBFM</text:p>
          </table:table-cell>
          <table:table-cell office:value-type="string" table:style-name="ce14">
            <text:p>Rethinking Law</text:p>
          </table:table-cell>
          <table:table-cell table:content-validation-name="val1" table:style-name="ce11"/>
          <table:table-cell table:content-validation-name="val4" table:style-name="ce12"/>
          <table:table-cell table:content-validation-name="val10" table:style-name="ce11"/>
          <table:table-cell table:content-validation-name="val9" table:style-name="ce12"/>
          <table:table-cell table:content-validation-name="val5" table:style-name="ce11"/>
          <table:table-cell table:content-validation-name="val6" table:style-name="ce12"/>
          <table:table-cell office:value-type="string" table:content-validation-name="val2" table:style-name="ce15">
            <text:p>Wirtschaftsrecht12140</text:p>
          </table:table-cell>
          <table:table-cell table:content-validation-name="val3" table:style-name="ce12"/>
          <table:table-cell table:style-name="ce15"/>
          <table:table-cell table:style-name="ce16"/>
          <table:table-cell table:content-validation-name="val12" table:style-name="ce34"/>
          <table:table-cell table:content-validation-name="val11" table:style-name="ce35"/>
          <table:table-cell table:content-validation-name="val13" table:style-name="ce34"/>
          <table:table-cell table:content-validation-name="val14" table:style-name="ce35"/>
          <table:table-cell table:content-validation-name="val15" table:style-name="ce34"/>
          <table:table-cell table:content-validation-name="val16" table:style-name="ce35"/>
          <table:table-cell table:content-validation-name="val17" table:style-name="ce34"/>
          <table:table-cell table:content-validation-name="val18" table:style-name="ce35"/>
          <table:table-cell table:content-validation-name="val19" table:style-name="ce34"/>
          <table:table-cell table:style-name="ce35"/>
          <table:table-cell table:content-validation-name="val20" table:style-name="ce34"/>
          <table:table-cell table:content-validation-name="val21" table:style-name="ce35"/>
          <table:table-cell table:number-columns-repeated="16359"/>
        </table:table-row>
        <table:table-row table:style-name="ro5">
          <table:table-cell/>
          <table:table-cell office:value-type="string" table:style-name="ce13">
            <text:p>HBFM</text:p>
          </table:table-cell>
          <table:table-cell office:value-type="string" table:style-name="ce28">
            <text:p>Rethinking Finance</text:p>
          </table:table-cell>
          <table:table-cell table:content-validation-name="val1" table:style-name="ce11"/>
          <table:table-cell table:content-validation-name="val4" table:style-name="ce12"/>
          <table:table-cell office:value-type="string" table:content-validation-name="val10" table:style-name="ce11">
            <text:p>Steuerrecht &amp; Finanzwesen10602</text:p>
          </table:table-cell>
          <table:table-cell table:content-validation-name="val9" table:style-name="ce12"/>
          <table:table-cell table:content-validation-name="val5" table:style-name="ce11"/>
          <table:table-cell table:content-validation-name="val6" table:style-name="ce12"/>
          <table:table-cell table:content-validation-name="val2" table:style-name="ce15"/>
          <table:table-cell table:content-validation-name="val3" table:style-name="ce12"/>
          <table:table-cell table:style-name="ce15"/>
          <table:table-cell table:style-name="ce16"/>
          <table:table-cell table:content-validation-name="val12" table:style-name="ce34"/>
          <table:table-cell table:content-validation-name="val11" table:style-name="ce35"/>
          <table:table-cell office:value-type="string" table:content-validation-name="val13" table:style-name="ce34">
            <text:p>Betriebswirtschaft hbfm10005</text:p>
          </table:table-cell>
          <table:table-cell table:content-validation-name="val14" table:style-name="ce35"/>
          <table:table-cell table:content-validation-name="val15" table:style-name="ce34"/>
          <table:table-cell table:content-validation-name="val16" table:style-name="ce35"/>
          <table:table-cell table:content-validation-name="val17" table:style-name="ce34"/>
          <table:table-cell table:content-validation-name="val18" table:style-name="ce35"/>
          <table:table-cell table:content-validation-name="val19" table:style-name="ce34"/>
          <table:table-cell table:style-name="ce35"/>
          <table:table-cell table:content-validation-name="val20" table:style-name="ce34"/>
          <table:table-cell table:content-validation-name="val21" table:style-name="ce35"/>
          <table:table-cell table:number-columns-repeated="16359"/>
        </table:table-row>
        <table:table-row table:style-name="ro5">
          <table:table-cell/>
          <table:table-cell office:value-type="string" table:style-name="ce13">
            <text:p>HBFM</text:p>
          </table:table-cell>
          <table:table-cell office:value-type="string" table:style-name="ce28">
            <text:p>Rethinking Tax</text:p>
          </table:table-cell>
          <table:table-cell table:content-validation-name="val1" table:style-name="ce11"/>
          <table:table-cell table:content-validation-name="val4" table:style-name="ce12"/>
          <table:table-cell office:value-type="string" table:content-validation-name="val10" table:style-name="ce11">
            <text:p>Steuerrecht &amp; Finanzwesen10602</text:p>
          </table:table-cell>
          <table:table-cell table:content-validation-name="val9" table:style-name="ce12"/>
          <table:table-cell table:content-validation-name="val5" table:style-name="ce11"/>
          <table:table-cell table:content-validation-name="val6" table:style-name="ce12"/>
          <table:table-cell table:content-validation-name="val2" table:style-name="ce15"/>
          <table:table-cell table:content-validation-name="val3" table:style-name="ce12"/>
          <table:table-cell table:style-name="ce15"/>
          <table:table-cell table:style-name="ce16"/>
          <table:table-cell table:content-validation-name="val12" table:style-name="ce34"/>
          <table:table-cell table:content-validation-name="val11" table:style-name="ce35"/>
          <table:table-cell table:content-validation-name="val13" table:style-name="ce34"/>
          <table:table-cell table:content-validation-name="val14" table:style-name="ce35"/>
          <table:table-cell table:content-validation-name="val15" table:style-name="ce34"/>
          <table:table-cell table:content-validation-name="val16" table:style-name="ce35"/>
          <table:table-cell table:content-validation-name="val17" table:style-name="ce34"/>
          <table:table-cell table:content-validation-name="val18" table:style-name="ce35"/>
          <table:table-cell table:content-validation-name="val19" table:style-name="ce34"/>
          <table:table-cell table:style-name="ce35"/>
          <table:table-cell table:content-validation-name="val20" table:style-name="ce34"/>
          <table:table-cell table:content-validation-name="val21" table:style-name="ce35"/>
          <table:table-cell table:number-columns-repeated="16359"/>
        </table:table-row>
        <table:table-row table:style-name="ro1">
          <table:table-cell/>
          <table:table-cell office:value-type="string" table:style-name="ce23">
            <text:p>Campus Verlag</text:p>
          </table:table-cell>
          <table:table-cell office:value-type="string" table:style-name="ce24">
            <text:p>Doppler/Lauterburg, Change Management</text:p>
          </table:table-cell>
          <table:table-cell table:content-validation-name="val1" table:style-name="ce11"/>
          <table:table-cell table:content-validation-name="val4" table:style-name="ce12"/>
          <table:table-cell table:content-validation-name="val10" table:style-name="ce11"/>
          <table:table-cell table:content-validation-name="val9" table:style-name="ce12"/>
          <table:table-cell table:content-validation-name="val5" table:style-name="ce11"/>
          <table:table-cell table:content-validation-name="val6" table:style-name="ce12"/>
          <table:table-cell table:content-validation-name="val2" table:style-name="ce15"/>
          <table:table-cell table:content-validation-name="val3" table:style-name="ce12"/>
          <table:table-cell table:style-name="ce15"/>
          <table:table-cell table:style-name="ce16"/>
          <table:table-cell table:content-validation-name="val12" table:style-name="ce34"/>
          <table:table-cell table:content-validation-name="val11" table:style-name="ce35"/>
          <table:table-cell table:content-validation-name="val13" table:style-name="ce34"/>
          <table:table-cell table:content-validation-name="val14" table:style-name="ce35"/>
          <table:table-cell table:content-validation-name="val15" table:style-name="ce34"/>
          <table:table-cell table:content-validation-name="val16" table:style-name="ce35"/>
          <table:table-cell table:content-validation-name="val17" table:style-name="ce34"/>
          <table:table-cell table:content-validation-name="val18" table:style-name="ce35"/>
          <table:table-cell table:content-validation-name="val19" table:style-name="ce34"/>
          <table:table-cell table:style-name="ce35"/>
          <table:table-cell office:value-type="string" table:content-validation-name="val20" table:style-name="ce34">
            <text:p>Managementhbfm10018</text:p>
          </table:table-cell>
          <table:table-cell office:value-type="string" table:content-validation-name="val21" table:style-name="ce35">
            <text:p>Change Managementhbfm10020</text:p>
          </table:table-cell>
          <table:table-cell table:number-columns-repeated="16359"/>
        </table:table-row>
        <table:table-row table:style-name="ro1">
          <table:table-cell/>
          <table:table-cell office:value-type="string" table:style-name="ce23">
            <text:p>Campus Verlag</text:p>
          </table:table-cell>
          <table:table-cell office:value-type="string" table:style-name="ce24">
            <text:p>Simon, 33 Sofortmaßnahmen gegen die Krise</text:p>
          </table:table-cell>
          <table:table-cell table:content-validation-name="val1" table:style-name="ce11"/>
          <table:table-cell table:content-validation-name="val4" table:style-name="ce12"/>
          <table:table-cell table:content-validation-name="val10" table:style-name="ce11"/>
          <table:table-cell table:content-validation-name="val9" table:style-name="ce12"/>
          <table:table-cell table:content-validation-name="val5" table:style-name="ce11"/>
          <table:table-cell table:content-validation-name="val6" table:style-name="ce12"/>
          <table:table-cell table:content-validation-name="val2" table:style-name="ce15"/>
          <table:table-cell table:content-validation-name="val3" table:style-name="ce12"/>
          <table:table-cell table:style-name="ce15"/>
          <table:table-cell table:style-name="ce16"/>
          <table:table-cell table:content-validation-name="val12" table:style-name="ce34"/>
          <table:table-cell table:content-validation-name="val11" table:style-name="ce35"/>
          <table:table-cell table:content-validation-name="val13" table:style-name="ce34"/>
          <table:table-cell table:content-validation-name="val14" table:style-name="ce35"/>
          <table:table-cell table:content-validation-name="val15" table:style-name="ce34"/>
          <table:table-cell table:content-validation-name="val16" table:style-name="ce35"/>
          <table:table-cell table:content-validation-name="val17" table:style-name="ce34"/>
          <table:table-cell table:content-validation-name="val18" table:style-name="ce35"/>
          <table:table-cell table:content-validation-name="val19" table:style-name="ce34"/>
          <table:table-cell table:style-name="ce35"/>
          <table:table-cell office:value-type="string" table:content-validation-name="val20" table:style-name="ce34">
            <text:p>Managementhbfm10018</text:p>
          </table:table-cell>
          <table:table-cell office:value-type="string" table:content-validation-name="val21" table:style-name="ce35">
            <text:p>Change Managementhbfm10020</text:p>
          </table:table-cell>
          <table:table-cell table:number-columns-repeated="16359"/>
        </table:table-row>
        <table:table-row table:style-name="ro1">
          <table:table-cell/>
          <table:table-cell office:value-type="string" table:style-name="ce23">
            <text:p>Campus Verlag</text:p>
          </table:table-cell>
          <table:table-cell office:value-type="string" table:style-name="ce24">
            <text:p>Simon, Hidden Champions - Aufbruch nach Globalia</text:p>
          </table:table-cell>
          <table:table-cell table:content-validation-name="val1" table:style-name="ce11"/>
          <table:table-cell table:content-validation-name="val4" table:style-name="ce12"/>
          <table:table-cell table:content-validation-name="val10" table:style-name="ce11"/>
          <table:table-cell table:content-validation-name="val9" table:style-name="ce12"/>
          <table:table-cell table:content-validation-name="val5" table:style-name="ce11"/>
          <table:table-cell table:content-validation-name="val6" table:style-name="ce12"/>
          <table:table-cell table:content-validation-name="val2" table:style-name="ce15"/>
          <table:table-cell table:content-validation-name="val3" table:style-name="ce12"/>
          <table:table-cell table:style-name="ce15"/>
          <table:table-cell table:style-name="ce16"/>
          <table:table-cell table:content-validation-name="val12" table:style-name="ce34"/>
          <table:table-cell table:content-validation-name="val11" table:style-name="ce35"/>
          <table:table-cell table:content-validation-name="val13" table:style-name="ce34"/>
          <table:table-cell table:content-validation-name="val14" table:style-name="ce35"/>
          <table:table-cell table:content-validation-name="val15" table:style-name="ce34"/>
          <table:table-cell table:content-validation-name="val16" table:style-name="ce35"/>
          <table:table-cell table:content-validation-name="val17" table:style-name="ce34"/>
          <table:table-cell table:content-validation-name="val18" table:style-name="ce35"/>
          <table:table-cell table:content-validation-name="val19" table:style-name="ce34"/>
          <table:table-cell table:style-name="ce35"/>
          <table:table-cell office:value-type="string" table:content-validation-name="val20" table:style-name="ce34">
            <text:p>Managementhbfm10018</text:p>
          </table:table-cell>
          <table:table-cell office:value-type="string" table:content-validation-name="val21" table:style-name="ce35">
            <text:p>Leadershiphbfm10022</text:p>
          </table:table-cell>
          <table:table-cell table:number-columns-repeated="16359"/>
        </table:table-row>
        <table:table-row table:style-name="ro1">
          <table:table-cell/>
          <table:table-cell office:value-type="string" table:style-name="ce23">
            <text:p>Campus Verlag</text:p>
          </table:table-cell>
          <table:table-cell office:value-type="string" table:style-name="ce24">
            <text:p>Groth, Führungsstark im Wandel</text:p>
          </table:table-cell>
          <table:table-cell table:content-validation-name="val1" table:style-name="ce11"/>
          <table:table-cell table:content-validation-name="val4" table:style-name="ce12"/>
          <table:table-cell table:content-validation-name="val10" table:style-name="ce11"/>
          <table:table-cell table:content-validation-name="val9" table:style-name="ce12"/>
          <table:table-cell table:content-validation-name="val5" table:style-name="ce11"/>
          <table:table-cell table:content-validation-name="val6" table:style-name="ce12"/>
          <table:table-cell table:content-validation-name="val2" table:style-name="ce15"/>
          <table:table-cell table:content-validation-name="val3" table:style-name="ce12"/>
          <table:table-cell table:style-name="ce15"/>
          <table:table-cell table:style-name="ce16"/>
          <table:table-cell table:content-validation-name="val12" table:style-name="ce34"/>
          <table:table-cell table:content-validation-name="val11" table:style-name="ce35"/>
          <table:table-cell table:content-validation-name="val13" table:style-name="ce34"/>
          <table:table-cell table:content-validation-name="val14" table:style-name="ce35"/>
          <table:table-cell table:content-validation-name="val15" table:style-name="ce34"/>
          <table:table-cell table:content-validation-name="val16" table:style-name="ce35"/>
          <table:table-cell table:content-validation-name="val17" table:style-name="ce34"/>
          <table:table-cell table:content-validation-name="val18" table:style-name="ce35"/>
          <table:table-cell table:content-validation-name="val19" table:style-name="ce34"/>
          <table:table-cell table:style-name="ce35"/>
          <table:table-cell office:value-type="string" table:content-validation-name="val20" table:style-name="ce34">
            <text:p>Managementhbfm10018</text:p>
          </table:table-cell>
          <table:table-cell office:value-type="string" table:content-validation-name="val21" table:style-name="ce35">
            <text:p>Change Managementhbfm10020, Leadershiphbfm10022</text:p>
          </table:table-cell>
          <table:table-cell table:number-columns-repeated="16359"/>
        </table:table-row>
        <table:table-row table:style-name="ro1">
          <table:table-cell/>
          <table:table-cell office:value-type="string" table:style-name="ce23">
            <text:p>Campus Verlag</text:p>
          </table:table-cell>
          <table:table-cell office:value-type="string" table:style-name="ce24">
            <text:p>Brandes/Gemmer/Koschek/Schültken, Management Y</text:p>
          </table:table-cell>
          <table:table-cell table:content-validation-name="val1" table:style-name="ce11"/>
          <table:table-cell table:content-validation-name="val4" table:style-name="ce12"/>
          <table:table-cell table:content-validation-name="val10" table:style-name="ce11"/>
          <table:table-cell table:content-validation-name="val9" table:style-name="ce12"/>
          <table:table-cell table:content-validation-name="val5" table:style-name="ce11"/>
          <table:table-cell table:content-validation-name="val6" table:style-name="ce12"/>
          <table:table-cell table:content-validation-name="val2" table:style-name="ce15"/>
          <table:table-cell table:content-validation-name="val3" table:style-name="ce12"/>
          <table:table-cell table:style-name="ce15"/>
          <table:table-cell table:style-name="ce16"/>
          <table:table-cell table:content-validation-name="val12" table:style-name="ce34"/>
          <table:table-cell table:content-validation-name="val11" table:style-name="ce35"/>
          <table:table-cell table:content-validation-name="val13" table:style-name="ce34"/>
          <table:table-cell table:content-validation-name="val14" table:style-name="ce35"/>
          <table:table-cell table:content-validation-name="val15" table:style-name="ce34"/>
          <table:table-cell table:content-validation-name="val16" table:style-name="ce35"/>
          <table:table-cell table:content-validation-name="val17" table:style-name="ce34"/>
          <table:table-cell table:content-validation-name="val18" table:style-name="ce35"/>
          <table:table-cell table:content-validation-name="val19" table:style-name="ce34"/>
          <table:table-cell table:style-name="ce35"/>
          <table:table-cell office:value-type="string" table:content-validation-name="val20" table:style-name="ce34">
            <text:p>Managementhbfm10018</text:p>
          </table:table-cell>
          <table:table-cell office:value-type="string" table:content-validation-name="val21" table:style-name="ce35">
            <text:p>Leadershiphbfm10022, Personalhbfm10023</text:p>
          </table:table-cell>
          <table:table-cell table:number-columns-repeated="16359"/>
        </table:table-row>
        <table:table-row table:style-name="ro1">
          <table:table-cell/>
          <table:table-cell office:value-type="string" table:style-name="ce25">
            <text:p>Campus Verlag</text:p>
          </table:table-cell>
          <table:table-cell office:value-type="string" table:style-name="ce26">
            <text:p>Knoblauch, Die Chef-Falle</text:p>
          </table:table-cell>
          <table:table-cell table:content-validation-name="val1" table:style-name="ce11"/>
          <table:table-cell table:content-validation-name="val4" table:style-name="ce12"/>
          <table:table-cell table:content-validation-name="val10" table:style-name="ce11"/>
          <table:table-cell table:content-validation-name="val9" table:style-name="ce12"/>
          <table:table-cell table:content-validation-name="val5" table:style-name="ce11"/>
          <table:table-cell table:content-validation-name="val6" table:style-name="ce12"/>
          <table:table-cell table:content-validation-name="val2" table:style-name="ce15"/>
          <table:table-cell table:content-validation-name="val3" table:style-name="ce12"/>
          <table:table-cell table:style-name="ce15"/>
          <table:table-cell table:style-name="ce16"/>
          <table:table-cell table:content-validation-name="val12" table:style-name="ce34"/>
          <table:table-cell table:content-validation-name="val11" table:style-name="ce35"/>
          <table:table-cell table:content-validation-name="val13" table:style-name="ce34"/>
          <table:table-cell table:content-validation-name="val14" table:style-name="ce35"/>
          <table:table-cell table:content-validation-name="val15" table:style-name="ce34"/>
          <table:table-cell table:content-validation-name="val16" table:style-name="ce35"/>
          <table:table-cell table:content-validation-name="val17" table:style-name="ce34"/>
          <table:table-cell table:content-validation-name="val18" table:style-name="ce35"/>
          <table:table-cell table:content-validation-name="val19" table:style-name="ce34"/>
          <table:table-cell table:style-name="ce35"/>
          <table:table-cell office:value-type="string" table:content-validation-name="val20" table:style-name="ce34">
            <text:p>Managementhbfm10018</text:p>
          </table:table-cell>
          <table:table-cell office:value-type="string" table:content-validation-name="val21" table:style-name="ce35">
            <text:p>Leadershiphbfm10022</text:p>
          </table:table-cell>
          <table:table-cell table:number-columns-repeated="16359"/>
        </table:table-row>
        <table:table-row table:style-name="ro1">
          <table:table-cell/>
          <table:table-cell office:value-type="string" table:style-name="ce23">
            <text:p>Campus Verlag</text:p>
          </table:table-cell>
          <table:table-cell office:value-type="string" table:style-name="ce24">
            <text:p>Malik, Führen, Leisten, Leben</text:p>
          </table:table-cell>
          <table:table-cell table:content-validation-name="val1" table:style-name="ce11"/>
          <table:table-cell table:content-validation-name="val4" table:style-name="ce12"/>
          <table:table-cell table:content-validation-name="val10" table:style-name="ce11"/>
          <table:table-cell table:content-validation-name="val9" table:style-name="ce12"/>
          <table:table-cell table:content-validation-name="val5" table:style-name="ce11"/>
          <table:table-cell table:content-validation-name="val6" table:style-name="ce12"/>
          <table:table-cell table:content-validation-name="val2" table:style-name="ce15"/>
          <table:table-cell table:content-validation-name="val3" table:style-name="ce12"/>
          <table:table-cell table:style-name="ce15"/>
          <table:table-cell table:style-name="ce16"/>
          <table:table-cell table:content-validation-name="val12" table:style-name="ce34"/>
          <table:table-cell table:content-validation-name="val11" table:style-name="ce35"/>
          <table:table-cell table:content-validation-name="val13" table:style-name="ce34"/>
          <table:table-cell table:content-validation-name="val14" table:style-name="ce35"/>
          <table:table-cell table:content-validation-name="val15" table:style-name="ce34"/>
          <table:table-cell table:content-validation-name="val16" table:style-name="ce35"/>
          <table:table-cell table:content-validation-name="val17" table:style-name="ce34"/>
          <table:table-cell table:content-validation-name="val18" table:style-name="ce35"/>
          <table:table-cell table:content-validation-name="val19" table:style-name="ce34"/>
          <table:table-cell table:style-name="ce35"/>
          <table:table-cell office:value-type="string" table:content-validation-name="val20" table:style-name="ce34">
            <text:p>Managementhbfm10018</text:p>
          </table:table-cell>
          <table:table-cell office:value-type="string" table:content-validation-name="val21" table:style-name="ce35">
            <text:p>Leadershiphbfm10022</text:p>
          </table:table-cell>
          <table:table-cell table:number-columns-repeated="16359"/>
        </table:table-row>
        <table:table-row table:style-name="ro1">
          <table:table-cell/>
          <table:table-cell office:value-type="string" table:style-name="ce23">
            <text:p>Campus Verlag</text:p>
          </table:table-cell>
          <table:table-cell office:value-type="string" table:style-name="ce24">
            <text:p>Pfläging, Führen mit flexiblen Zielen</text:p>
          </table:table-cell>
          <table:table-cell table:content-validation-name="val1" table:style-name="ce11"/>
          <table:table-cell table:content-validation-name="val4" table:style-name="ce12"/>
          <table:table-cell table:content-validation-name="val10" table:style-name="ce11"/>
          <table:table-cell table:content-validation-name="val9" table:style-name="ce12"/>
          <table:table-cell table:content-validation-name="val5" table:style-name="ce11"/>
          <table:table-cell table:content-validation-name="val6" table:style-name="ce12"/>
          <table:table-cell table:content-validation-name="val2" table:style-name="ce15"/>
          <table:table-cell table:content-validation-name="val3" table:style-name="ce12"/>
          <table:table-cell table:style-name="ce15"/>
          <table:table-cell table:style-name="ce16"/>
          <table:table-cell table:content-validation-name="val12" table:style-name="ce34"/>
          <table:table-cell table:content-validation-name="val11" table:style-name="ce35"/>
          <table:table-cell table:content-validation-name="val13" table:style-name="ce34"/>
          <table:table-cell table:content-validation-name="val14" table:style-name="ce35"/>
          <table:table-cell table:content-validation-name="val15" table:style-name="ce34"/>
          <table:table-cell table:content-validation-name="val16" table:style-name="ce35"/>
          <table:table-cell table:content-validation-name="val17" table:style-name="ce34"/>
          <table:table-cell table:content-validation-name="val18" table:style-name="ce35"/>
          <table:table-cell table:content-validation-name="val19" table:style-name="ce34"/>
          <table:table-cell table:style-name="ce35"/>
          <table:table-cell office:value-type="string" table:content-validation-name="val20" table:style-name="ce34">
            <text:p>Managementhbfm10018</text:p>
          </table:table-cell>
          <table:table-cell office:value-type="string" table:content-validation-name="val21" table:style-name="ce35">
            <text:p>Leadershiphbfm10022</text:p>
          </table:table-cell>
          <table:table-cell table:number-columns-repeated="16359"/>
        </table:table-row>
        <table:table-row table:style-name="ro1">
          <table:table-cell/>
          <table:table-cell office:value-type="string" table:style-name="ce23">
            <text:p>Campus Verlag</text:p>
          </table:table-cell>
          <table:table-cell office:value-type="string" table:style-name="ce24">
            <text:p>Groth, Führungsstark in alle Richtungen</text:p>
          </table:table-cell>
          <table:table-cell table:content-validation-name="val1" table:style-name="ce11"/>
          <table:table-cell table:content-validation-name="val4" table:style-name="ce12"/>
          <table:table-cell table:content-validation-name="val10" table:style-name="ce11"/>
          <table:table-cell table:content-validation-name="val9" table:style-name="ce12"/>
          <table:table-cell table:content-validation-name="val5" table:style-name="ce11"/>
          <table:table-cell table:content-validation-name="val6" table:style-name="ce12"/>
          <table:table-cell table:content-validation-name="val2" table:style-name="ce15"/>
          <table:table-cell table:content-validation-name="val3" table:style-name="ce12"/>
          <table:table-cell table:style-name="ce15"/>
          <table:table-cell table:style-name="ce16"/>
          <table:table-cell table:content-validation-name="val12" table:style-name="ce34"/>
          <table:table-cell table:content-validation-name="val11" table:style-name="ce35"/>
          <table:table-cell table:content-validation-name="val13" table:style-name="ce34"/>
          <table:table-cell table:content-validation-name="val14" table:style-name="ce35"/>
          <table:table-cell table:content-validation-name="val15" table:style-name="ce34"/>
          <table:table-cell table:content-validation-name="val16" table:style-name="ce35"/>
          <table:table-cell table:content-validation-name="val17" table:style-name="ce34"/>
          <table:table-cell table:content-validation-name="val18" table:style-name="ce35"/>
          <table:table-cell table:content-validation-name="val19" table:style-name="ce34"/>
          <table:table-cell table:style-name="ce35"/>
          <table:table-cell office:value-type="string" table:content-validation-name="val20" table:style-name="ce34">
            <text:p>Managementhbfm10018</text:p>
          </table:table-cell>
          <table:table-cell office:value-type="string" table:content-validation-name="val21" table:style-name="ce35">
            <text:p>Leadershiphbfm10022</text:p>
          </table:table-cell>
          <table:table-cell table:number-columns-repeated="16359"/>
        </table:table-row>
        <table:table-row table:style-name="ro1">
          <table:table-cell/>
          <table:table-cell office:value-type="string" table:style-name="ce23">
            <text:p>Campus Verlag</text:p>
          </table:table-cell>
          <table:table-cell office:value-type="string" table:style-name="ce24">
            <text:p>Lehky, Leadership 2.0</text:p>
          </table:table-cell>
          <table:table-cell table:content-validation-name="val1" table:style-name="ce11"/>
          <table:table-cell table:content-validation-name="val4" table:style-name="ce12"/>
          <table:table-cell table:content-validation-name="val10" table:style-name="ce11"/>
          <table:table-cell table:content-validation-name="val9" table:style-name="ce12"/>
          <table:table-cell table:content-validation-name="val5" table:style-name="ce11"/>
          <table:table-cell table:content-validation-name="val6" table:style-name="ce12"/>
          <table:table-cell table:content-validation-name="val2" table:style-name="ce15"/>
          <table:table-cell table:content-validation-name="val3" table:style-name="ce12"/>
          <table:table-cell table:style-name="ce15"/>
          <table:table-cell table:style-name="ce16"/>
          <table:table-cell table:content-validation-name="val12" table:style-name="ce34"/>
          <table:table-cell table:content-validation-name="val11" table:style-name="ce35"/>
          <table:table-cell table:content-validation-name="val13" table:style-name="ce34"/>
          <table:table-cell table:content-validation-name="val14" table:style-name="ce35"/>
          <table:table-cell table:content-validation-name="val15" table:style-name="ce34"/>
          <table:table-cell table:content-validation-name="val16" table:style-name="ce35"/>
          <table:table-cell table:content-validation-name="val17" table:style-name="ce34"/>
          <table:table-cell table:content-validation-name="val18" table:style-name="ce35"/>
          <table:table-cell table:content-validation-name="val19" table:style-name="ce34"/>
          <table:table-cell table:style-name="ce35"/>
          <table:table-cell office:value-type="string" table:content-validation-name="val20" table:style-name="ce34">
            <text:p>Managementhbfm10018</text:p>
          </table:table-cell>
          <table:table-cell office:value-type="string" table:content-validation-name="val21" table:style-name="ce35">
            <text:p>Leadershiphbfm10022</text:p>
          </table:table-cell>
          <table:table-cell table:number-columns-repeated="16359"/>
        </table:table-row>
        <table:table-row table:style-name="ro1">
          <table:table-cell/>
          <table:table-cell office:value-type="string" table:style-name="ce23">
            <text:p>Campus Verlag</text:p>
          </table:table-cell>
          <table:table-cell office:value-type="string" table:style-name="ce24">
            <text:p>Sprenger, Radikal führen</text:p>
          </table:table-cell>
          <table:table-cell table:content-validation-name="val1" table:style-name="ce11"/>
          <table:table-cell table:content-validation-name="val4" table:style-name="ce12"/>
          <table:table-cell table:content-validation-name="val10" table:style-name="ce11"/>
          <table:table-cell table:content-validation-name="val9" table:style-name="ce12"/>
          <table:table-cell table:content-validation-name="val5" table:style-name="ce11"/>
          <table:table-cell table:content-validation-name="val6" table:style-name="ce12"/>
          <table:table-cell table:content-validation-name="val2" table:style-name="ce15"/>
          <table:table-cell table:content-validation-name="val3" table:style-name="ce12"/>
          <table:table-cell table:style-name="ce15"/>
          <table:table-cell table:style-name="ce16"/>
          <table:table-cell table:content-validation-name="val12" table:style-name="ce34"/>
          <table:table-cell table:content-validation-name="val11" table:style-name="ce35"/>
          <table:table-cell table:content-validation-name="val13" table:style-name="ce34"/>
          <table:table-cell table:content-validation-name="val14" table:style-name="ce35"/>
          <table:table-cell table:content-validation-name="val15" table:style-name="ce34"/>
          <table:table-cell table:content-validation-name="val16" table:style-name="ce35"/>
          <table:table-cell table:content-validation-name="val17" table:style-name="ce34"/>
          <table:table-cell table:content-validation-name="val18" table:style-name="ce35"/>
          <table:table-cell table:content-validation-name="val19" table:style-name="ce34"/>
          <table:table-cell table:style-name="ce35"/>
          <table:table-cell office:value-type="string" table:content-validation-name="val20" table:style-name="ce34">
            <text:p>Managementhbfm10018</text:p>
          </table:table-cell>
          <table:table-cell office:value-type="string" table:content-validation-name="val21" table:style-name="ce35">
            <text:p>Leadershiphbfm10022</text:p>
          </table:table-cell>
          <table:table-cell table:number-columns-repeated="16359"/>
        </table:table-row>
        <table:table-row table:style-name="ro1">
          <table:table-cell/>
          <table:table-cell office:value-type="string" table:style-name="ce23">
            <text:p>Campus Verlag</text:p>
          </table:table-cell>
          <table:table-cell office:value-type="string" table:style-name="ce24">
            <text:p>Michael, Tacheles aus der Chefetage</text:p>
          </table:table-cell>
          <table:table-cell table:content-validation-name="val1" table:style-name="ce11"/>
          <table:table-cell table:content-validation-name="val4" table:style-name="ce12"/>
          <table:table-cell table:content-validation-name="val10" table:style-name="ce11"/>
          <table:table-cell table:content-validation-name="val9" table:style-name="ce12"/>
          <table:table-cell table:content-validation-name="val5" table:style-name="ce11"/>
          <table:table-cell table:content-validation-name="val6" table:style-name="ce12"/>
          <table:table-cell table:content-validation-name="val2" table:style-name="ce15"/>
          <table:table-cell table:content-validation-name="val3" table:style-name="ce12"/>
          <table:table-cell table:style-name="ce15"/>
          <table:table-cell table:style-name="ce16"/>
          <table:table-cell table:content-validation-name="val12" table:style-name="ce34"/>
          <table:table-cell table:content-validation-name="val11" table:style-name="ce35"/>
          <table:table-cell table:content-validation-name="val13" table:style-name="ce34"/>
          <table:table-cell table:content-validation-name="val14" table:style-name="ce35"/>
          <table:table-cell table:content-validation-name="val15" table:style-name="ce34"/>
          <table:table-cell table:content-validation-name="val16" table:style-name="ce35"/>
          <table:table-cell table:content-validation-name="val17" table:style-name="ce34"/>
          <table:table-cell table:content-validation-name="val18" table:style-name="ce35"/>
          <table:table-cell table:content-validation-name="val19" table:style-name="ce34"/>
          <table:table-cell table:style-name="ce35"/>
          <table:table-cell office:value-type="string" table:content-validation-name="val20" table:style-name="ce34">
            <text:p>Managementhbfm10018</text:p>
          </table:table-cell>
          <table:table-cell office:value-type="string" table:content-validation-name="val21" table:style-name="ce35">
            <text:p>Leadershiphbfm10022</text:p>
          </table:table-cell>
          <table:table-cell table:number-columns-repeated="16359"/>
        </table:table-row>
        <table:table-row table:style-name="ro1">
          <table:table-cell/>
          <table:table-cell office:value-type="string" table:style-name="ce23">
            <text:p>Campus Verlag</text:p>
          </table:table-cell>
          <table:table-cell office:value-type="string" table:style-name="ce24">
            <text:p>Malik, Navigieren in Zeiten des Umbruchs</text:p>
          </table:table-cell>
          <table:table-cell table:content-validation-name="val1" table:style-name="ce11"/>
          <table:table-cell table:content-validation-name="val4" table:style-name="ce12"/>
          <table:table-cell table:content-validation-name="val10" table:style-name="ce11"/>
          <table:table-cell table:content-validation-name="val9" table:style-name="ce12"/>
          <table:table-cell table:content-validation-name="val5" table:style-name="ce11"/>
          <table:table-cell table:content-validation-name="val6" table:style-name="ce12"/>
          <table:table-cell table:content-validation-name="val2" table:style-name="ce15"/>
          <table:table-cell table:content-validation-name="val3" table:style-name="ce12"/>
          <table:table-cell table:style-name="ce15"/>
          <table:table-cell table:style-name="ce16"/>
          <table:table-cell table:content-validation-name="val12" table:style-name="ce34"/>
          <table:table-cell table:content-validation-name="val11" table:style-name="ce35"/>
          <table:table-cell table:content-validation-name="val13" table:style-name="ce34"/>
          <table:table-cell table:content-validation-name="val14" table:style-name="ce35"/>
          <table:table-cell table:content-validation-name="val15" table:style-name="ce34"/>
          <table:table-cell table:content-validation-name="val16" table:style-name="ce35"/>
          <table:table-cell table:content-validation-name="val17" table:style-name="ce34"/>
          <table:table-cell table:content-validation-name="val18" table:style-name="ce35"/>
          <table:table-cell table:content-validation-name="val19" table:style-name="ce34"/>
          <table:table-cell table:style-name="ce35"/>
          <table:table-cell office:value-type="string" table:content-validation-name="val20" table:style-name="ce34">
            <text:p>Managementhbfm10018</text:p>
          </table:table-cell>
          <table:table-cell office:value-type="string" table:content-validation-name="val21" table:style-name="ce35">
            <text:p>Leadershiphbfm10022, Change Managementhbfm10020</text:p>
          </table:table-cell>
          <table:table-cell table:number-columns-repeated="16359"/>
        </table:table-row>
        <table:table-row table:style-name="ro1">
          <table:table-cell/>
          <table:table-cell office:value-type="string" table:style-name="ce23">
            <text:p>Campus Verlag</text:p>
          </table:table-cell>
          <table:table-cell office:value-type="string" table:style-name="ce24">
            <text:p>Knoblauch/Kurz, Die besten Mitarbeiter finden und halten</text:p>
          </table:table-cell>
          <table:table-cell table:content-validation-name="val1" table:style-name="ce11"/>
          <table:table-cell table:content-validation-name="val4" table:style-name="ce12"/>
          <table:table-cell table:content-validation-name="val10" table:style-name="ce11"/>
          <table:table-cell table:content-validation-name="val9" table:style-name="ce12"/>
          <table:table-cell table:content-validation-name="val5" table:style-name="ce11"/>
          <table:table-cell table:content-validation-name="val6" table:style-name="ce12"/>
          <table:table-cell table:content-validation-name="val2" table:style-name="ce15"/>
          <table:table-cell table:content-validation-name="val3" table:style-name="ce12"/>
          <table:table-cell table:style-name="ce15"/>
          <table:table-cell table:style-name="ce16"/>
          <table:table-cell table:content-validation-name="val12" table:style-name="ce34"/>
          <table:table-cell table:content-validation-name="val11" table:style-name="ce35"/>
          <table:table-cell table:content-validation-name="val13" table:style-name="ce34"/>
          <table:table-cell table:content-validation-name="val14" table:style-name="ce35"/>
          <table:table-cell table:content-validation-name="val15" table:style-name="ce34"/>
          <table:table-cell table:content-validation-name="val16" table:style-name="ce35"/>
          <table:table-cell table:content-validation-name="val17" table:style-name="ce34"/>
          <table:table-cell table:content-validation-name="val18" table:style-name="ce35"/>
          <table:table-cell table:content-validation-name="val19" table:style-name="ce34"/>
          <table:table-cell table:style-name="ce35"/>
          <table:table-cell office:value-type="string" table:content-validation-name="val20" table:style-name="ce34">
            <text:p>Managementhbfm10018</text:p>
          </table:table-cell>
          <table:table-cell office:value-type="string" table:content-validation-name="val21" table:style-name="ce35">
            <text:p>Personalhbfm10023</text:p>
          </table:table-cell>
          <table:table-cell table:number-columns-repeated="16359"/>
        </table:table-row>
        <table:table-row table:style-name="ro1">
          <table:table-cell/>
          <table:table-cell office:value-type="string" table:style-name="ce23">
            <text:p>Campus Verlag</text:p>
          </table:table-cell>
          <table:table-cell office:value-type="string" table:style-name="ce24">
            <text:p>Knoblauch/Kuttler, Das Geheimnis der Champions</text:p>
          </table:table-cell>
          <table:table-cell table:content-validation-name="val1" table:style-name="ce11"/>
          <table:table-cell table:content-validation-name="val4" table:style-name="ce12"/>
          <table:table-cell table:content-validation-name="val10" table:style-name="ce11"/>
          <table:table-cell table:content-validation-name="val9" table:style-name="ce12"/>
          <table:table-cell table:content-validation-name="val5" table:style-name="ce11"/>
          <table:table-cell table:content-validation-name="val6" table:style-name="ce12"/>
          <table:table-cell table:content-validation-name="val2" table:style-name="ce15"/>
          <table:table-cell table:content-validation-name="val3" table:style-name="ce12"/>
          <table:table-cell table:style-name="ce15"/>
          <table:table-cell table:style-name="ce16"/>
          <table:table-cell table:content-validation-name="val12" table:style-name="ce34"/>
          <table:table-cell table:content-validation-name="val11" table:style-name="ce35"/>
          <table:table-cell table:content-validation-name="val13" table:style-name="ce34"/>
          <table:table-cell table:content-validation-name="val14" table:style-name="ce35"/>
          <table:table-cell table:content-validation-name="val15" table:style-name="ce34"/>
          <table:table-cell table:content-validation-name="val16" table:style-name="ce35"/>
          <table:table-cell table:content-validation-name="val17" table:style-name="ce34"/>
          <table:table-cell table:content-validation-name="val18" table:style-name="ce35"/>
          <table:table-cell table:content-validation-name="val19" table:style-name="ce34"/>
          <table:table-cell table:style-name="ce35"/>
          <table:table-cell office:value-type="string" table:content-validation-name="val20" table:style-name="ce34">
            <text:p>Managementhbfm10018</text:p>
          </table:table-cell>
          <table:table-cell office:value-type="string" table:content-validation-name="val21" table:style-name="ce35">
            <text:p>Personalhbfm10023</text:p>
          </table:table-cell>
          <table:table-cell table:number-columns-repeated="16359"/>
        </table:table-row>
        <table:table-row table:style-name="ro1">
          <table:table-cell/>
          <table:table-cell office:value-type="string" table:style-name="ce23">
            <text:p>Campus Verlag</text:p>
          </table:table-cell>
          <table:table-cell office:value-type="string" table:style-name="ce24">
            <text:p>Lehky, Mitarbeitergespräche sicher und kompetent führen</text:p>
          </table:table-cell>
          <table:table-cell table:content-validation-name="val1" table:style-name="ce11"/>
          <table:table-cell table:content-validation-name="val4" table:style-name="ce12"/>
          <table:table-cell table:content-validation-name="val10" table:style-name="ce11"/>
          <table:table-cell table:content-validation-name="val9" table:style-name="ce12"/>
          <table:table-cell table:content-validation-name="val5" table:style-name="ce11"/>
          <table:table-cell table:content-validation-name="val6" table:style-name="ce12"/>
          <table:table-cell table:content-validation-name="val2" table:style-name="ce15"/>
          <table:table-cell table:content-validation-name="val3" table:style-name="ce12"/>
          <table:table-cell table:style-name="ce15"/>
          <table:table-cell table:style-name="ce16"/>
          <table:table-cell table:content-validation-name="val12" table:style-name="ce34"/>
          <table:table-cell table:content-validation-name="val11" table:style-name="ce35"/>
          <table:table-cell table:content-validation-name="val13" table:style-name="ce34"/>
          <table:table-cell table:content-validation-name="val14" table:style-name="ce35"/>
          <table:table-cell table:content-validation-name="val15" table:style-name="ce34"/>
          <table:table-cell table:content-validation-name="val16" table:style-name="ce35"/>
          <table:table-cell table:content-validation-name="val17" table:style-name="ce34"/>
          <table:table-cell table:content-validation-name="val18" table:style-name="ce35"/>
          <table:table-cell table:content-validation-name="val19" table:style-name="ce34"/>
          <table:table-cell table:style-name="ce35"/>
          <table:table-cell office:value-type="string" table:content-validation-name="val20" table:style-name="ce34">
            <text:p>Managementhbfm10018</text:p>
          </table:table-cell>
          <table:table-cell office:value-type="string" table:content-validation-name="val21" table:style-name="ce35">
            <text:p>Personalhbfm10023, Leadershiphbfm10022</text:p>
          </table:table-cell>
          <table:table-cell table:number-columns-repeated="16359"/>
        </table:table-row>
        <table:table-row table:style-name="ro1">
          <table:table-cell/>
          <table:table-cell office:value-type="string" table:style-name="ce23">
            <text:p>Campus Verlag</text:p>
          </table:table-cell>
          <table:table-cell office:value-type="string" table:style-name="ce24">
            <text:p>Sprenger, Mythos Motivation</text:p>
          </table:table-cell>
          <table:table-cell table:content-validation-name="val1" table:style-name="ce11"/>
          <table:table-cell table:content-validation-name="val4" table:style-name="ce12"/>
          <table:table-cell table:content-validation-name="val10" table:style-name="ce11"/>
          <table:table-cell table:content-validation-name="val9" table:style-name="ce12"/>
          <table:table-cell table:content-validation-name="val5" table:style-name="ce11"/>
          <table:table-cell table:content-validation-name="val6" table:style-name="ce12"/>
          <table:table-cell table:content-validation-name="val2" table:style-name="ce15"/>
          <table:table-cell table:content-validation-name="val3" table:style-name="ce12"/>
          <table:table-cell table:style-name="ce15"/>
          <table:table-cell table:style-name="ce16"/>
          <table:table-cell table:content-validation-name="val12" table:style-name="ce34"/>
          <table:table-cell table:content-validation-name="val11" table:style-name="ce35"/>
          <table:table-cell table:content-validation-name="val13" table:style-name="ce34"/>
          <table:table-cell table:content-validation-name="val14" table:style-name="ce35"/>
          <table:table-cell table:content-validation-name="val15" table:style-name="ce34"/>
          <table:table-cell table:content-validation-name="val16" table:style-name="ce35"/>
          <table:table-cell table:content-validation-name="val17" table:style-name="ce34"/>
          <table:table-cell table:content-validation-name="val18" table:style-name="ce35"/>
          <table:table-cell table:content-validation-name="val19" table:style-name="ce34"/>
          <table:table-cell table:style-name="ce35"/>
          <table:table-cell office:value-type="string" table:content-validation-name="val20" table:style-name="ce34">
            <text:p>Managementhbfm10018</text:p>
          </table:table-cell>
          <table:table-cell office:value-type="string" table:content-validation-name="val21" table:style-name="ce35">
            <text:p>Personalhbfm10023, Leadershiphbfm10022</text:p>
          </table:table-cell>
          <table:table-cell table:number-columns-repeated="16359"/>
        </table:table-row>
        <table:table-row table:style-name="ro1">
          <table:table-cell/>
          <table:table-cell office:value-type="string" table:style-name="ce23">
            <text:p>Campus Verlag</text:p>
          </table:table-cell>
          <table:table-cell office:value-type="string" table:style-name="ce24">
            <text:p>Sprenger, Das Prinzip Selbstverantwortung</text:p>
          </table:table-cell>
          <table:table-cell table:content-validation-name="val1" table:style-name="ce11"/>
          <table:table-cell table:content-validation-name="val4" table:style-name="ce12"/>
          <table:table-cell table:content-validation-name="val10" table:style-name="ce11"/>
          <table:table-cell table:content-validation-name="val9" table:style-name="ce12"/>
          <table:table-cell table:content-validation-name="val5" table:style-name="ce11"/>
          <table:table-cell table:content-validation-name="val6" table:style-name="ce12"/>
          <table:table-cell table:content-validation-name="val2" table:style-name="ce15"/>
          <table:table-cell table:content-validation-name="val3" table:style-name="ce12"/>
          <table:table-cell table:style-name="ce15"/>
          <table:table-cell table:style-name="ce16"/>
          <table:table-cell table:content-validation-name="val12" table:style-name="ce34"/>
          <table:table-cell table:content-validation-name="val11" table:style-name="ce35"/>
          <table:table-cell table:content-validation-name="val13" table:style-name="ce34"/>
          <table:table-cell table:content-validation-name="val14" table:style-name="ce35"/>
          <table:table-cell table:content-validation-name="val15" table:style-name="ce34"/>
          <table:table-cell table:content-validation-name="val16" table:style-name="ce35"/>
          <table:table-cell table:content-validation-name="val17" table:style-name="ce34"/>
          <table:table-cell table:content-validation-name="val18" table:style-name="ce35"/>
          <table:table-cell table:content-validation-name="val19" table:style-name="ce34"/>
          <table:table-cell table:style-name="ce35"/>
          <table:table-cell office:value-type="string" table:content-validation-name="val20" table:style-name="ce34">
            <text:p>Managementhbfm10018</text:p>
          </table:table-cell>
          <table:table-cell office:value-type="string" table:content-validation-name="val21" table:style-name="ce35">
            <text:p>Personalhbfm10023</text:p>
          </table:table-cell>
          <table:table-cell table:number-columns-repeated="16359"/>
        </table:table-row>
        <table:table-row table:style-name="ro1">
          <table:table-cell/>
          <table:table-cell office:value-type="string" table:style-name="ce23">
            <text:p>Campus Verlag</text:p>
          </table:table-cell>
          <table:table-cell office:value-type="string" table:style-name="ce24">
            <text:p>von Hertel, Professionelle Konfliktlösung</text:p>
          </table:table-cell>
          <table:table-cell table:content-validation-name="val1" table:style-name="ce11"/>
          <table:table-cell table:content-validation-name="val4" table:style-name="ce12"/>
          <table:table-cell table:content-validation-name="val10" table:style-name="ce11"/>
          <table:table-cell table:content-validation-name="val9" table:style-name="ce12"/>
          <table:table-cell table:content-validation-name="val5" table:style-name="ce11"/>
          <table:table-cell table:content-validation-name="val6" table:style-name="ce12"/>
          <table:table-cell table:content-validation-name="val2" table:style-name="ce15"/>
          <table:table-cell table:content-validation-name="val3" table:style-name="ce12"/>
          <table:table-cell table:style-name="ce15"/>
          <table:table-cell table:style-name="ce16"/>
          <table:table-cell table:content-validation-name="val12" table:style-name="ce34"/>
          <table:table-cell table:content-validation-name="val11" table:style-name="ce35"/>
          <table:table-cell table:content-validation-name="val13" table:style-name="ce34"/>
          <table:table-cell table:content-validation-name="val14" table:style-name="ce35"/>
          <table:table-cell table:content-validation-name="val15" table:style-name="ce34"/>
          <table:table-cell table:content-validation-name="val16" table:style-name="ce35"/>
          <table:table-cell table:content-validation-name="val17" table:style-name="ce34"/>
          <table:table-cell table:content-validation-name="val18" table:style-name="ce35"/>
          <table:table-cell table:content-validation-name="val19" table:style-name="ce34"/>
          <table:table-cell table:style-name="ce35"/>
          <table:table-cell office:value-type="string" table:content-validation-name="val20" table:style-name="ce34">
            <text:p>Managementhbfm10018</text:p>
          </table:table-cell>
          <table:table-cell office:value-type="string" table:content-validation-name="val21" table:style-name="ce35">
            <text:p>Leadershiphbfm10022, Personalhbfm10023, Softskillshbfm10025</text:p>
          </table:table-cell>
          <table:table-cell table:number-columns-repeated="16359"/>
        </table:table-row>
        <table:table-row table:style-name="ro1">
          <table:table-cell/>
          <table:table-cell office:value-type="string" table:style-name="ce23">
            <text:p>Campus Verlag</text:p>
          </table:table-cell>
          <table:table-cell office:value-type="string" table:style-name="ce24">
            <text:p>Hein, Sprechen wie der Profi</text:p>
          </table:table-cell>
          <table:table-cell table:content-validation-name="val1" table:style-name="ce11"/>
          <table:table-cell table:content-validation-name="val4" table:style-name="ce12"/>
          <table:table-cell table:content-validation-name="val10" table:style-name="ce11"/>
          <table:table-cell table:content-validation-name="val9" table:style-name="ce12"/>
          <table:table-cell table:content-validation-name="val5" table:style-name="ce11"/>
          <table:table-cell table:content-validation-name="val6" table:style-name="ce12"/>
          <table:table-cell table:content-validation-name="val2" table:style-name="ce15"/>
          <table:table-cell table:content-validation-name="val3" table:style-name="ce12"/>
          <table:table-cell table:style-name="ce15"/>
          <table:table-cell table:style-name="ce16"/>
          <table:table-cell table:content-validation-name="val12" table:style-name="ce34"/>
          <table:table-cell table:content-validation-name="val11" table:style-name="ce35"/>
          <table:table-cell table:content-validation-name="val13" table:style-name="ce34"/>
          <table:table-cell table:content-validation-name="val14" table:style-name="ce35"/>
          <table:table-cell table:content-validation-name="val15" table:style-name="ce34"/>
          <table:table-cell table:content-validation-name="val16" table:style-name="ce35"/>
          <table:table-cell table:content-validation-name="val17" table:style-name="ce34"/>
          <table:table-cell table:content-validation-name="val18" table:style-name="ce35"/>
          <table:table-cell table:content-validation-name="val19" table:style-name="ce34"/>
          <table:table-cell table:style-name="ce35"/>
          <table:table-cell office:value-type="string" table:content-validation-name="val20" table:style-name="ce34">
            <text:p>Managementhbfm10018</text:p>
          </table:table-cell>
          <table:table-cell office:value-type="string" table:content-validation-name="val21" table:style-name="ce35">
            <text:p>Softskillshbfm10025</text:p>
          </table:table-cell>
          <table:table-cell table:number-columns-repeated="16359"/>
        </table:table-row>
        <table:table-row table:style-name="ro1">
          <table:table-cell/>
          <table:table-cell office:value-type="string" table:style-name="ce23">
            <text:p>Campus Verlag</text:p>
          </table:table-cell>
          <table:table-cell office:value-type="string" table:style-name="ce24">
            <text:p>Rock, Brain at Work</text:p>
          </table:table-cell>
          <table:table-cell table:content-validation-name="val1" table:style-name="ce11"/>
          <table:table-cell table:content-validation-name="val4" table:style-name="ce12"/>
          <table:table-cell table:content-validation-name="val10" table:style-name="ce11"/>
          <table:table-cell table:content-validation-name="val9" table:style-name="ce12"/>
          <table:table-cell table:content-validation-name="val5" table:style-name="ce11"/>
          <table:table-cell table:content-validation-name="val6" table:style-name="ce12"/>
          <table:table-cell table:content-validation-name="val2" table:style-name="ce15"/>
          <table:table-cell table:content-validation-name="val3" table:style-name="ce12"/>
          <table:table-cell table:style-name="ce15"/>
          <table:table-cell table:style-name="ce16"/>
          <table:table-cell table:content-validation-name="val12" table:style-name="ce34"/>
          <table:table-cell table:content-validation-name="val11" table:style-name="ce35"/>
          <table:table-cell table:content-validation-name="val13" table:style-name="ce34"/>
          <table:table-cell table:content-validation-name="val14" table:style-name="ce35"/>
          <table:table-cell table:content-validation-name="val15" table:style-name="ce34"/>
          <table:table-cell table:content-validation-name="val16" table:style-name="ce35"/>
          <table:table-cell table:content-validation-name="val17" table:style-name="ce34"/>
          <table:table-cell table:content-validation-name="val18" table:style-name="ce35"/>
          <table:table-cell table:content-validation-name="val19" table:style-name="ce34"/>
          <table:table-cell table:style-name="ce35"/>
          <table:table-cell office:value-type="string" table:content-validation-name="val20" table:style-name="ce34">
            <text:p>Managementhbfm10018</text:p>
          </table:table-cell>
          <table:table-cell office:value-type="string" table:content-validation-name="val21" table:style-name="ce35">
            <text:p>Softskillshbfm10025</text:p>
          </table:table-cell>
          <table:table-cell table:number-columns-repeated="16359"/>
        </table:table-row>
        <table:table-row table:style-name="ro1">
          <table:table-cell/>
          <table:table-cell office:value-type="string" table:style-name="ce23">
            <text:p>Campus Verlag</text:p>
          </table:table-cell>
          <table:table-cell office:value-type="string" table:style-name="ce24">
            <text:p>Koch, Das 80/20-Prinzip</text:p>
          </table:table-cell>
          <table:table-cell table:content-validation-name="val1" table:style-name="ce11"/>
          <table:table-cell table:content-validation-name="val4" table:style-name="ce12"/>
          <table:table-cell table:content-validation-name="val10" table:style-name="ce11"/>
          <table:table-cell table:content-validation-name="val9" table:style-name="ce12"/>
          <table:table-cell table:content-validation-name="val5" table:style-name="ce11"/>
          <table:table-cell table:content-validation-name="val6" table:style-name="ce12"/>
          <table:table-cell table:content-validation-name="val2" table:style-name="ce15"/>
          <table:table-cell table:content-validation-name="val3" table:style-name="ce12"/>
          <table:table-cell table:style-name="ce15"/>
          <table:table-cell table:style-name="ce16"/>
          <table:table-cell table:content-validation-name="val12" table:style-name="ce34"/>
          <table:table-cell table:content-validation-name="val11" table:style-name="ce35"/>
          <table:table-cell table:content-validation-name="val13" table:style-name="ce34"/>
          <table:table-cell table:content-validation-name="val14" table:style-name="ce35"/>
          <table:table-cell table:content-validation-name="val15" table:style-name="ce34"/>
          <table:table-cell table:content-validation-name="val16" table:style-name="ce35"/>
          <table:table-cell table:content-validation-name="val17" table:style-name="ce34"/>
          <table:table-cell table:content-validation-name="val18" table:style-name="ce35"/>
          <table:table-cell table:content-validation-name="val19" table:style-name="ce34"/>
          <table:table-cell table:style-name="ce35"/>
          <table:table-cell office:value-type="string" table:content-validation-name="val20" table:style-name="ce34">
            <text:p>Managementhbfm10018</text:p>
          </table:table-cell>
          <table:table-cell office:value-type="string" table:content-validation-name="val21" table:style-name="ce35">
            <text:p>Softskillshbfm10025</text:p>
          </table:table-cell>
          <table:table-cell table:number-columns-repeated="16359"/>
        </table:table-row>
        <table:table-row table:style-name="ro1">
          <table:table-cell/>
          <table:table-cell office:value-type="string" table:style-name="ce23">
            <text:p>Campus Verlag</text:p>
          </table:table-cell>
          <table:table-cell office:value-type="string" table:style-name="ce24">
            <text:p>Goldfuß, Endlich Chef - was nun?</text:p>
          </table:table-cell>
          <table:table-cell table:content-validation-name="val1" table:style-name="ce11"/>
          <table:table-cell table:content-validation-name="val4" table:style-name="ce12"/>
          <table:table-cell table:content-validation-name="val10" table:style-name="ce11"/>
          <table:table-cell table:content-validation-name="val9" table:style-name="ce12"/>
          <table:table-cell table:content-validation-name="val5" table:style-name="ce11"/>
          <table:table-cell table:content-validation-name="val6" table:style-name="ce12"/>
          <table:table-cell table:content-validation-name="val2" table:style-name="ce15"/>
          <table:table-cell table:content-validation-name="val3" table:style-name="ce12"/>
          <table:table-cell table:style-name="ce15"/>
          <table:table-cell table:style-name="ce16"/>
          <table:table-cell table:content-validation-name="val12" table:style-name="ce34"/>
          <table:table-cell table:content-validation-name="val11" table:style-name="ce35"/>
          <table:table-cell table:content-validation-name="val13" table:style-name="ce34"/>
          <table:table-cell table:content-validation-name="val14" table:style-name="ce35"/>
          <table:table-cell table:content-validation-name="val15" table:style-name="ce34"/>
          <table:table-cell table:content-validation-name="val16" table:style-name="ce35"/>
          <table:table-cell table:content-validation-name="val17" table:style-name="ce34"/>
          <table:table-cell table:content-validation-name="val18" table:style-name="ce35"/>
          <table:table-cell table:content-validation-name="val19" table:style-name="ce34"/>
          <table:table-cell table:style-name="ce35"/>
          <table:table-cell office:value-type="string" table:content-validation-name="val20" table:style-name="ce34">
            <text:p>Managementhbfm10018</text:p>
          </table:table-cell>
          <table:table-cell office:value-type="string" table:content-validation-name="val21" table:style-name="ce35">
            <text:p>Softskillshbfm10025, Leadershiphbfm10022</text:p>
          </table:table-cell>
          <table:table-cell table:number-columns-repeated="16359"/>
        </table:table-row>
        <table:table-row table:style-name="ro1">
          <table:table-cell/>
          <table:table-cell office:value-type="string" table:style-name="ce23">
            <text:p>Campus Verlag</text:p>
          </table:table-cell>
          <table:table-cell office:value-type="string" table:style-name="ce24">
            <text:p>Sprenger, Die Entscheidung liegt bei dir!</text:p>
          </table:table-cell>
          <table:table-cell table:content-validation-name="val1" table:style-name="ce11"/>
          <table:table-cell table:content-validation-name="val4" table:style-name="ce12"/>
          <table:table-cell table:content-validation-name="val10" table:style-name="ce11"/>
          <table:table-cell table:content-validation-name="val9" table:style-name="ce12"/>
          <table:table-cell table:content-validation-name="val5" table:style-name="ce11"/>
          <table:table-cell table:content-validation-name="val6" table:style-name="ce12"/>
          <table:table-cell table:content-validation-name="val2" table:style-name="ce15"/>
          <table:table-cell table:content-validation-name="val3" table:style-name="ce12"/>
          <table:table-cell table:style-name="ce15"/>
          <table:table-cell table:style-name="ce16"/>
          <table:table-cell table:content-validation-name="val12" table:style-name="ce34"/>
          <table:table-cell table:content-validation-name="val11" table:style-name="ce35"/>
          <table:table-cell table:content-validation-name="val13" table:style-name="ce34"/>
          <table:table-cell table:content-validation-name="val14" table:style-name="ce35"/>
          <table:table-cell table:content-validation-name="val15" table:style-name="ce34"/>
          <table:table-cell table:content-validation-name="val16" table:style-name="ce35"/>
          <table:table-cell table:content-validation-name="val17" table:style-name="ce34"/>
          <table:table-cell table:content-validation-name="val18" table:style-name="ce35"/>
          <table:table-cell table:content-validation-name="val19" table:style-name="ce34"/>
          <table:table-cell table:style-name="ce35"/>
          <table:table-cell office:value-type="string" table:content-validation-name="val20" table:style-name="ce34">
            <text:p>Managementhbfm10018</text:p>
          </table:table-cell>
          <table:table-cell office:value-type="string" table:content-validation-name="val21" table:style-name="ce35">
            <text:p>Softskillshbfm10025, Leadershiphbfm10022</text:p>
          </table:table-cell>
          <table:table-cell table:number-columns-repeated="16359"/>
        </table:table-row>
        <table:table-row table:style-name="ro1">
          <table:table-cell/>
          <table:table-cell office:value-type="string" table:style-name="ce23">
            <text:p>Campus Verlag</text:p>
          </table:table-cell>
          <table:table-cell office:value-type="string" table:style-name="ce24">
            <text:p>Lürssen/Opresnik, Die heimlichen Spielregeln der Karriere</text:p>
          </table:table-cell>
          <table:table-cell table:content-validation-name="val1" table:style-name="ce11"/>
          <table:table-cell table:content-validation-name="val4" table:style-name="ce12"/>
          <table:table-cell table:content-validation-name="val10" table:style-name="ce11"/>
          <table:table-cell table:content-validation-name="val9" table:style-name="ce12"/>
          <table:table-cell table:content-validation-name="val5" table:style-name="ce11"/>
          <table:table-cell table:content-validation-name="val6" table:style-name="ce12"/>
          <table:table-cell table:content-validation-name="val2" table:style-name="ce15"/>
          <table:table-cell table:content-validation-name="val3" table:style-name="ce12"/>
          <table:table-cell table:style-name="ce15"/>
          <table:table-cell table:style-name="ce16"/>
          <table:table-cell table:content-validation-name="val12" table:style-name="ce34"/>
          <table:table-cell table:content-validation-name="val11" table:style-name="ce35"/>
          <table:table-cell table:content-validation-name="val13" table:style-name="ce34"/>
          <table:table-cell table:content-validation-name="val14" table:style-name="ce35"/>
          <table:table-cell table:content-validation-name="val15" table:style-name="ce34"/>
          <table:table-cell table:content-validation-name="val16" table:style-name="ce35"/>
          <table:table-cell table:content-validation-name="val17" table:style-name="ce34"/>
          <table:table-cell table:content-validation-name="val18" table:style-name="ce35"/>
          <table:table-cell table:content-validation-name="val19" table:style-name="ce34"/>
          <table:table-cell table:style-name="ce35"/>
          <table:table-cell office:value-type="string" table:content-validation-name="val20" table:style-name="ce34">
            <text:p>Managementhbfm10018</text:p>
          </table:table-cell>
          <table:table-cell office:value-type="string" table:content-validation-name="val21" table:style-name="ce35">
            <text:p>Softskillshbfm10025</text:p>
          </table:table-cell>
          <table:table-cell table:number-columns-repeated="16359"/>
        </table:table-row>
        <table:table-row table:style-name="ro1">
          <table:table-cell/>
          <table:table-cell office:value-type="string" table:style-name="ce23">
            <text:p>Campus Verlag</text:p>
          </table:table-cell>
          <table:table-cell office:value-type="string" table:style-name="ce24">
            <text:p>Weidner, Die Peperoni-Strategie</text:p>
          </table:table-cell>
          <table:table-cell table:content-validation-name="val1" table:style-name="ce11"/>
          <table:table-cell table:content-validation-name="val4" table:style-name="ce12"/>
          <table:table-cell table:content-validation-name="val10" table:style-name="ce11"/>
          <table:table-cell table:content-validation-name="val9" table:style-name="ce12"/>
          <table:table-cell table:content-validation-name="val5" table:style-name="ce11"/>
          <table:table-cell table:content-validation-name="val6" table:style-name="ce12"/>
          <table:table-cell table:content-validation-name="val2" table:style-name="ce15"/>
          <table:table-cell table:content-validation-name="val3" table:style-name="ce12"/>
          <table:table-cell table:style-name="ce15"/>
          <table:table-cell table:style-name="ce16"/>
          <table:table-cell table:content-validation-name="val12" table:style-name="ce34"/>
          <table:table-cell table:content-validation-name="val11" table:style-name="ce35"/>
          <table:table-cell table:content-validation-name="val13" table:style-name="ce34"/>
          <table:table-cell table:content-validation-name="val14" table:style-name="ce35"/>
          <table:table-cell table:content-validation-name="val15" table:style-name="ce34"/>
          <table:table-cell table:content-validation-name="val16" table:style-name="ce35"/>
          <table:table-cell table:content-validation-name="val17" table:style-name="ce34"/>
          <table:table-cell table:content-validation-name="val18" table:style-name="ce35"/>
          <table:table-cell table:content-validation-name="val19" table:style-name="ce34"/>
          <table:table-cell table:style-name="ce35"/>
          <table:table-cell office:value-type="string" table:content-validation-name="val20" table:style-name="ce34">
            <text:p>Managementhbfm10018</text:p>
          </table:table-cell>
          <table:table-cell office:value-type="string" table:content-validation-name="val21" table:style-name="ce35">
            <text:p>Softskillshbfm10025</text:p>
          </table:table-cell>
          <table:table-cell table:number-columns-repeated="16359"/>
        </table:table-row>
        <table:table-row table:style-name="ro1">
          <table:table-cell/>
          <table:table-cell office:value-type="string" table:style-name="ce23">
            <text:p>Campus Verlag</text:p>
          </table:table-cell>
          <table:table-cell office:value-type="string" table:style-name="ce24">
            <text:p>Rückert, Schluss mit dem ewigen Aufschieben</text:p>
          </table:table-cell>
          <table:table-cell table:content-validation-name="val1" table:style-name="ce11"/>
          <table:table-cell table:content-validation-name="val4" table:style-name="ce12"/>
          <table:table-cell table:content-validation-name="val10" table:style-name="ce11"/>
          <table:table-cell table:content-validation-name="val9" table:style-name="ce12"/>
          <table:table-cell table:content-validation-name="val5" table:style-name="ce11"/>
          <table:table-cell table:content-validation-name="val6" table:style-name="ce12"/>
          <table:table-cell table:content-validation-name="val2" table:style-name="ce15"/>
          <table:table-cell table:content-validation-name="val3" table:style-name="ce12"/>
          <table:table-cell table:style-name="ce15"/>
          <table:table-cell table:style-name="ce16"/>
          <table:table-cell table:content-validation-name="val12" table:style-name="ce34"/>
          <table:table-cell table:content-validation-name="val11" table:style-name="ce35"/>
          <table:table-cell table:content-validation-name="val13" table:style-name="ce34"/>
          <table:table-cell table:content-validation-name="val14" table:style-name="ce35"/>
          <table:table-cell table:content-validation-name="val15" table:style-name="ce34"/>
          <table:table-cell table:content-validation-name="val16" table:style-name="ce35"/>
          <table:table-cell table:content-validation-name="val17" table:style-name="ce34"/>
          <table:table-cell table:content-validation-name="val18" table:style-name="ce35"/>
          <table:table-cell table:content-validation-name="val19" table:style-name="ce34"/>
          <table:table-cell table:style-name="ce35"/>
          <table:table-cell office:value-type="string" table:content-validation-name="val20" table:style-name="ce34">
            <text:p>Managementhbfm10018</text:p>
          </table:table-cell>
          <table:table-cell office:value-type="string" table:content-validation-name="val21" table:style-name="ce35">
            <text:p>Softskillshbfm10025</text:p>
          </table:table-cell>
          <table:table-cell table:number-columns-repeated="16359"/>
        </table:table-row>
        <table:table-row table:style-name="ro1">
          <table:table-cell/>
          <table:table-cell office:value-type="string" table:style-name="ce23">
            <text:p>Campus Verlag</text:p>
          </table:table-cell>
          <table:table-cell office:value-type="string" table:style-name="ce24">
            <text:p>W. Küstenmacher/M. Küstenmacher, simplify your life<text:s/></text:p>
          </table:table-cell>
          <table:table-cell table:content-validation-name="val1" table:style-name="ce11"/>
          <table:table-cell table:content-validation-name="val4" table:style-name="ce12"/>
          <table:table-cell table:content-validation-name="val10" table:style-name="ce11"/>
          <table:table-cell table:style-name="ce16"/>
          <table:table-cell table:content-validation-name="val5" table:style-name="ce11"/>
          <table:table-cell table:content-validation-name="val6" table:style-name="ce12"/>
          <table:table-cell table:content-validation-name="val2" table:style-name="ce15"/>
          <table:table-cell table:content-validation-name="val3" table:style-name="ce12"/>
          <table:table-cell table:style-name="ce15"/>
          <table:table-cell table:style-name="ce16"/>
          <table:table-cell table:content-validation-name="val12" table:style-name="ce34"/>
          <table:table-cell table:content-validation-name="val11" table:style-name="ce35"/>
          <table:table-cell table:content-validation-name="val13" table:style-name="ce34"/>
          <table:table-cell table:content-validation-name="val14" table:style-name="ce35"/>
          <table:table-cell table:content-validation-name="val15" table:style-name="ce34"/>
          <table:table-cell table:content-validation-name="val16" table:style-name="ce35"/>
          <table:table-cell table:content-validation-name="val17" table:style-name="ce34"/>
          <table:table-cell table:content-validation-name="val18" table:style-name="ce35"/>
          <table:table-cell table:content-validation-name="val19" table:style-name="ce34"/>
          <table:table-cell table:style-name="ce35"/>
          <table:table-cell office:value-type="string" table:content-validation-name="val20" table:style-name="ce34">
            <text:p>Managementhbfm10018</text:p>
          </table:table-cell>
          <table:table-cell office:value-type="string" table:content-validation-name="val21" table:style-name="ce35">
            <text:p>Softskillshbfm10025</text:p>
          </table:table-cell>
          <table:table-cell table:number-columns-repeated="16359"/>
        </table:table-row>
        <table:table-row table:style-name="ro1">
          <table:table-cell/>
          <table:table-cell office:value-type="string" table:style-name="ce23">
            <text:p>Campus Verlag</text:p>
          </table:table-cell>
          <table:table-cell office:value-type="string" table:style-name="ce24">
            <text:p>Thiele, Sag es stärker!</text:p>
          </table:table-cell>
          <table:table-cell table:content-validation-name="val1" table:style-name="ce11"/>
          <table:table-cell table:content-validation-name="val4" table:style-name="ce12"/>
          <table:table-cell table:content-validation-name="val10" table:style-name="ce11"/>
          <table:table-cell table:style-name="ce16"/>
          <table:table-cell table:content-validation-name="val5" table:style-name="ce11"/>
          <table:table-cell table:content-validation-name="val6" table:style-name="ce12"/>
          <table:table-cell table:content-validation-name="val2" table:style-name="ce15"/>
          <table:table-cell table:content-validation-name="val3" table:style-name="ce12"/>
          <table:table-cell table:style-name="ce15"/>
          <table:table-cell table:style-name="ce16"/>
          <table:table-cell table:content-validation-name="val12" table:style-name="ce34"/>
          <table:table-cell table:content-validation-name="val11" table:style-name="ce35"/>
          <table:table-cell table:content-validation-name="val13" table:style-name="ce34"/>
          <table:table-cell table:content-validation-name="val14" table:style-name="ce35"/>
          <table:table-cell table:content-validation-name="val15" table:style-name="ce34"/>
          <table:table-cell table:content-validation-name="val16" table:style-name="ce35"/>
          <table:table-cell table:content-validation-name="val17" table:style-name="ce34"/>
          <table:table-cell table:content-validation-name="val18" table:style-name="ce35"/>
          <table:table-cell table:content-validation-name="val19" table:style-name="ce34"/>
          <table:table-cell table:style-name="ce35"/>
          <table:table-cell office:value-type="string" table:content-validation-name="val20" table:style-name="ce34">
            <text:p>Managementhbfm10018</text:p>
          </table:table-cell>
          <table:table-cell office:value-type="string" table:content-validation-name="val21" table:style-name="ce35">
            <text:p>Softskillshbfm10025</text:p>
          </table:table-cell>
          <table:table-cell table:number-columns-repeated="16359"/>
        </table:table-row>
        <table:table-row table:style-name="ro1">
          <table:table-cell/>
          <table:table-cell office:value-type="string" table:style-name="ce23">
            <text:p>Campus Verlag</text:p>
          </table:table-cell>
          <table:table-cell office:value-type="string" table:style-name="ce24">
            <text:p>Shapiro, Verhandeln</text:p>
          </table:table-cell>
          <table:table-cell table:content-validation-name="val1" table:style-name="ce11"/>
          <table:table-cell table:content-validation-name="val4" table:style-name="ce12"/>
          <table:table-cell table:content-validation-name="val10" table:style-name="ce11"/>
          <table:table-cell table:style-name="ce16"/>
          <table:table-cell table:content-validation-name="val5" table:style-name="ce11"/>
          <table:table-cell table:content-validation-name="val6" table:style-name="ce12"/>
          <table:table-cell table:content-validation-name="val2" table:style-name="ce15"/>
          <table:table-cell table:content-validation-name="val3" table:style-name="ce12"/>
          <table:table-cell table:style-name="ce15"/>
          <table:table-cell table:style-name="ce16"/>
          <table:table-cell table:content-validation-name="val12" table:style-name="ce34"/>
          <table:table-cell table:content-validation-name="val11" table:style-name="ce35"/>
          <table:table-cell table:content-validation-name="val13" table:style-name="ce34"/>
          <table:table-cell table:content-validation-name="val14" table:style-name="ce35"/>
          <table:table-cell table:content-validation-name="val15" table:style-name="ce34"/>
          <table:table-cell table:content-validation-name="val16" table:style-name="ce35"/>
          <table:table-cell table:content-validation-name="val17" table:style-name="ce34"/>
          <table:table-cell table:content-validation-name="val18" table:style-name="ce35"/>
          <table:table-cell table:content-validation-name="val19" table:style-name="ce34"/>
          <table:table-cell table:style-name="ce35"/>
          <table:table-cell office:value-type="string" table:content-validation-name="val20" table:style-name="ce34">
            <text:p>Managementhbfm10018</text:p>
          </table:table-cell>
          <table:table-cell office:value-type="string" table:content-validation-name="val21" table:style-name="ce35">
            <text:p>Softskillshbfm10025</text:p>
          </table:table-cell>
          <table:table-cell table:number-columns-repeated="16359"/>
        </table:table-row>
        <table:table-row table:style-name="ro1">
          <table:table-cell/>
          <table:table-cell office:value-type="string" table:style-name="ce23">
            <text:p>Campus Verlag</text:p>
          </table:table-cell>
          <table:table-cell office:value-type="string" table:style-name="ce24">
            <text:p>Beise/Schäfer, Deutschland digital</text:p>
          </table:table-cell>
          <table:table-cell table:content-validation-name="val1" table:style-name="ce11"/>
          <table:table-cell table:content-validation-name="val4" table:style-name="ce12"/>
          <table:table-cell table:content-validation-name="val10" table:style-name="ce11"/>
          <table:table-cell table:style-name="ce16"/>
          <table:table-cell table:content-validation-name="val5" table:style-name="ce11"/>
          <table:table-cell table:content-validation-name="val6" table:style-name="ce12"/>
          <table:table-cell table:content-validation-name="val2" table:style-name="ce15"/>
          <table:table-cell table:content-validation-name="val3" table:style-name="ce12"/>
          <table:table-cell table:style-name="ce15"/>
          <table:table-cell table:style-name="ce16"/>
          <table:table-cell table:content-validation-name="val12" table:style-name="ce34"/>
          <table:table-cell table:content-validation-name="val11" table:style-name="ce35"/>
          <table:table-cell table:content-validation-name="val13" table:style-name="ce34"/>
          <table:table-cell table:content-validation-name="val14" table:style-name="ce35"/>
          <table:table-cell table:content-validation-name="val15" table:style-name="ce34"/>
          <table:table-cell table:content-validation-name="val16" table:style-name="ce35"/>
          <table:table-cell table:content-validation-name="val17" table:style-name="ce34"/>
          <table:table-cell table:content-validation-name="val18" table:style-name="ce35"/>
          <table:table-cell table:content-validation-name="val19" table:style-name="ce34"/>
          <table:table-cell table:style-name="ce35"/>
          <table:table-cell office:value-type="string" table:content-validation-name="val20" table:style-name="ce34">
            <text:p>Managementhbfm10018</text:p>
          </table:table-cell>
          <table:table-cell office:value-type="string" table:content-validation-name="val21" table:style-name="ce35">
            <text:p>Change Managementhbfm10020</text:p>
          </table:table-cell>
          <table:table-cell table:number-columns-repeated="16359"/>
        </table:table-row>
        <table:table-row table:style-name="ro1">
          <table:table-cell/>
          <table:table-cell office:value-type="string" table:style-name="ce23">
            <text:p>Campus Verlag</text:p>
          </table:table-cell>
          <table:table-cell office:value-type="string" table:style-name="ce24">
            <text:p>Volkens/Anderson, Digital human</text:p>
          </table:table-cell>
          <table:table-cell table:content-validation-name="val1" table:style-name="ce11"/>
          <table:table-cell table:content-validation-name="val4" table:style-name="ce12"/>
          <table:table-cell table:content-validation-name="val10" table:style-name="ce11"/>
          <table:table-cell table:style-name="ce16"/>
          <table:table-cell table:content-validation-name="val5" table:style-name="ce11"/>
          <table:table-cell table:content-validation-name="val6" table:style-name="ce12"/>
          <table:table-cell table:content-validation-name="val2" table:style-name="ce15"/>
          <table:table-cell table:content-validation-name="val3" table:style-name="ce12"/>
          <table:table-cell table:style-name="ce15"/>
          <table:table-cell table:style-name="ce16"/>
          <table:table-cell table:content-validation-name="val12" table:style-name="ce34"/>
          <table:table-cell table:content-validation-name="val11" table:style-name="ce35"/>
          <table:table-cell table:content-validation-name="val13" table:style-name="ce34"/>
          <table:table-cell table:content-validation-name="val14" table:style-name="ce35"/>
          <table:table-cell table:content-validation-name="val15" table:style-name="ce34"/>
          <table:table-cell table:content-validation-name="val16" table:style-name="ce35"/>
          <table:table-cell table:content-validation-name="val17" table:style-name="ce34"/>
          <table:table-cell table:content-validation-name="val18" table:style-name="ce35"/>
          <table:table-cell table:content-validation-name="val19" table:style-name="ce34"/>
          <table:table-cell table:style-name="ce35"/>
          <table:table-cell office:value-type="string" table:content-validation-name="val20" table:style-name="ce34">
            <text:p>Managementhbfm10018</text:p>
          </table:table-cell>
          <table:table-cell office:value-type="string" table:content-validation-name="val21" table:style-name="ce35">
            <text:p>Change Managementhbfm10020</text:p>
          </table:table-cell>
          <table:table-cell table:number-columns-repeated="16359"/>
        </table:table-row>
        <table:table-row table:style-name="ro1">
          <table:table-cell/>
          <table:table-cell office:value-type="string" table:style-name="ce23">
            <text:p>Campus Verlag</text:p>
          </table:table-cell>
          <table:table-cell office:value-type="string" table:style-name="ce24">
            <text:p>Weissman/Wegerer, Digitaler Wandel in Familienunternehmen</text:p>
          </table:table-cell>
          <table:table-cell table:content-validation-name="val1" table:style-name="ce11"/>
          <table:table-cell table:content-validation-name="val4" table:style-name="ce12"/>
          <table:table-cell table:content-validation-name="val10" table:style-name="ce11"/>
          <table:table-cell table:style-name="ce16"/>
          <table:table-cell table:content-validation-name="val5" table:style-name="ce11"/>
          <table:table-cell table:content-validation-name="val6" table:style-name="ce12"/>
          <table:table-cell table:content-validation-name="val2" table:style-name="ce15"/>
          <table:table-cell table:content-validation-name="val3" table:style-name="ce12"/>
          <table:table-cell table:style-name="ce15"/>
          <table:table-cell table:style-name="ce16"/>
          <table:table-cell table:content-validation-name="val12" table:style-name="ce34"/>
          <table:table-cell table:content-validation-name="val11" table:style-name="ce35"/>
          <table:table-cell table:content-validation-name="val13" table:style-name="ce34"/>
          <table:table-cell table:content-validation-name="val14" table:style-name="ce35"/>
          <table:table-cell table:content-validation-name="val15" table:style-name="ce34"/>
          <table:table-cell table:content-validation-name="val16" table:style-name="ce35"/>
          <table:table-cell table:content-validation-name="val17" table:style-name="ce34"/>
          <table:table-cell table:content-validation-name="val18" table:style-name="ce35"/>
          <table:table-cell table:content-validation-name="val19" table:style-name="ce34"/>
          <table:table-cell table:style-name="ce35"/>
          <table:table-cell office:value-type="string" table:content-validation-name="val20" table:style-name="ce34">
            <text:p>Managementhbfm10018</text:p>
          </table:table-cell>
          <table:table-cell office:value-type="string" table:content-validation-name="val21" table:style-name="ce35">
            <text:p>Change Managementhbfm10020</text:p>
          </table:table-cell>
          <table:table-cell table:number-columns-repeated="16359"/>
        </table:table-row>
        <table:table-row table:style-name="ro1">
          <table:table-cell/>
          <table:table-cell office:value-type="string" table:style-name="ce23">
            <text:p>Campus Verlag</text:p>
          </table:table-cell>
          <table:table-cell office:value-type="string" table:style-name="ce24">
            <text:p>Purps-Pardigol/Kehren, Digitalisieren mit Hirn</text:p>
          </table:table-cell>
          <table:table-cell table:content-validation-name="val1" table:style-name="ce11"/>
          <table:table-cell table:content-validation-name="val4" table:style-name="ce12"/>
          <table:table-cell table:content-validation-name="val10" table:style-name="ce11"/>
          <table:table-cell table:style-name="ce16"/>
          <table:table-cell table:content-validation-name="val5" table:style-name="ce11"/>
          <table:table-cell table:content-validation-name="val6" table:style-name="ce12"/>
          <table:table-cell table:content-validation-name="val2" table:style-name="ce15"/>
          <table:table-cell table:content-validation-name="val3" table:style-name="ce12"/>
          <table:table-cell table:style-name="ce15"/>
          <table:table-cell table:style-name="ce16"/>
          <table:table-cell table:content-validation-name="val12" table:style-name="ce34"/>
          <table:table-cell table:content-validation-name="val11" table:style-name="ce35"/>
          <table:table-cell table:content-validation-name="val13" table:style-name="ce34"/>
          <table:table-cell table:content-validation-name="val14" table:style-name="ce35"/>
          <table:table-cell table:content-validation-name="val15" table:style-name="ce34"/>
          <table:table-cell table:content-validation-name="val16" table:style-name="ce35"/>
          <table:table-cell table:content-validation-name="val17" table:style-name="ce34"/>
          <table:table-cell table:content-validation-name="val18" table:style-name="ce35"/>
          <table:table-cell table:content-validation-name="val19" table:style-name="ce34"/>
          <table:table-cell table:style-name="ce35"/>
          <table:table-cell office:value-type="string" table:content-validation-name="val20" table:style-name="ce34">
            <text:p>Managementhbfm10018</text:p>
          </table:table-cell>
          <table:table-cell office:value-type="string" table:content-validation-name="val21" table:style-name="ce35">
            <text:p>Change Managementhbfm10020</text:p>
          </table:table-cell>
          <table:table-cell table:number-columns-repeated="16359"/>
        </table:table-row>
        <table:table-row table:style-name="ro1">
          <table:table-cell/>
          <table:table-cell office:value-type="string" table:style-name="ce23">
            <text:p>Campus Verlag</text:p>
          </table:table-cell>
          <table:table-cell office:value-type="string" table:style-name="ce24">
            <text:p>Welpe/Brosi/Schwarzmüller, Digital Work Design</text:p>
          </table:table-cell>
          <table:table-cell table:content-validation-name="val1" table:style-name="ce11"/>
          <table:table-cell table:content-validation-name="val4" table:style-name="ce12"/>
          <table:table-cell table:content-validation-name="val10" table:style-name="ce11"/>
          <table:table-cell table:style-name="ce16"/>
          <table:table-cell table:content-validation-name="val5" table:style-name="ce11"/>
          <table:table-cell table:content-validation-name="val6" table:style-name="ce12"/>
          <table:table-cell table:content-validation-name="val2" table:style-name="ce15"/>
          <table:table-cell table:content-validation-name="val3" table:style-name="ce12"/>
          <table:table-cell table:style-name="ce15"/>
          <table:table-cell table:style-name="ce16"/>
          <table:table-cell table:content-validation-name="val12" table:style-name="ce34"/>
          <table:table-cell table:content-validation-name="val11" table:style-name="ce35"/>
          <table:table-cell table:content-validation-name="val13" table:style-name="ce34"/>
          <table:table-cell table:content-validation-name="val14" table:style-name="ce35"/>
          <table:table-cell table:content-validation-name="val15" table:style-name="ce34"/>
          <table:table-cell table:content-validation-name="val16" table:style-name="ce35"/>
          <table:table-cell table:content-validation-name="val17" table:style-name="ce34"/>
          <table:table-cell table:content-validation-name="val18" table:style-name="ce35"/>
          <table:table-cell table:content-validation-name="val19" table:style-name="ce34"/>
          <table:table-cell table:style-name="ce35"/>
          <table:table-cell office:value-type="string" table:content-validation-name="val20" table:style-name="ce34">
            <text:p>Managementhbfm10018</text:p>
          </table:table-cell>
          <table:table-cell office:value-type="string" table:content-validation-name="val21" table:style-name="ce35">
            <text:p>Change Managementhbfm10020</text:p>
          </table:table-cell>
          <table:table-cell table:number-columns-repeated="16359"/>
        </table:table-row>
        <table:table-row table:style-name="ro1">
          <table:table-cell/>
          <table:table-cell office:value-type="string" table:style-name="ce23">
            <text:p>Campus Verlag</text:p>
          </table:table-cell>
          <table:table-cell office:value-type="string" table:style-name="ce24">
            <text:p>Brandes, Social Energy</text:p>
          </table:table-cell>
          <table:table-cell table:content-validation-name="val1" table:style-name="ce11"/>
          <table:table-cell table:content-validation-name="val4" table:style-name="ce12"/>
          <table:table-cell table:content-validation-name="val10" table:style-name="ce11"/>
          <table:table-cell table:style-name="ce16"/>
          <table:table-cell table:content-validation-name="val5" table:style-name="ce11"/>
          <table:table-cell table:content-validation-name="val6" table:style-name="ce12"/>
          <table:table-cell table:content-validation-name="val2" table:style-name="ce15"/>
          <table:table-cell table:content-validation-name="val3" table:style-name="ce12"/>
          <table:table-cell table:style-name="ce15"/>
          <table:table-cell table:style-name="ce16"/>
          <table:table-cell table:content-validation-name="val12" table:style-name="ce34"/>
          <table:table-cell table:content-validation-name="val11" table:style-name="ce35"/>
          <table:table-cell table:content-validation-name="val13" table:style-name="ce34"/>
          <table:table-cell table:content-validation-name="val14" table:style-name="ce35"/>
          <table:table-cell table:content-validation-name="val15" table:style-name="ce34"/>
          <table:table-cell table:content-validation-name="val16" table:style-name="ce35"/>
          <table:table-cell table:content-validation-name="val17" table:style-name="ce34"/>
          <table:table-cell table:content-validation-name="val18" table:style-name="ce35"/>
          <table:table-cell table:content-validation-name="val19" table:style-name="ce34"/>
          <table:table-cell table:style-name="ce35"/>
          <table:table-cell office:value-type="string" table:content-validation-name="val20" table:style-name="ce34">
            <text:p>Managementhbfm10018</text:p>
          </table:table-cell>
          <table:table-cell office:value-type="string" table:content-validation-name="val21" table:style-name="ce35">
            <text:p>Change Managementhbfm10020</text:p>
          </table:table-cell>
          <table:table-cell table:number-columns-repeated="16359"/>
        </table:table-row>
        <table:table-row table:style-name="ro1">
          <table:table-cell/>
          <table:table-cell office:value-type="string" table:style-name="ce23">
            <text:p>Campus Verlag</text:p>
          </table:table-cell>
          <table:table-cell office:value-type="string" table:style-name="ce24">
            <text:p>Wiegel/Frese, Das Konzept Eigeninitiative</text:p>
          </table:table-cell>
          <table:table-cell table:content-validation-name="val1" table:style-name="ce11"/>
          <table:table-cell table:content-validation-name="val4" table:style-name="ce12"/>
          <table:table-cell table:content-validation-name="val10" table:style-name="ce11"/>
          <table:table-cell table:style-name="ce16"/>
          <table:table-cell table:content-validation-name="val5" table:style-name="ce11"/>
          <table:table-cell table:content-validation-name="val6" table:style-name="ce12"/>
          <table:table-cell table:content-validation-name="val2" table:style-name="ce15"/>
          <table:table-cell table:content-validation-name="val3" table:style-name="ce12"/>
          <table:table-cell table:style-name="ce15"/>
          <table:table-cell table:style-name="ce16"/>
          <table:table-cell table:content-validation-name="val12" table:style-name="ce34"/>
          <table:table-cell table:content-validation-name="val11" table:style-name="ce35"/>
          <table:table-cell table:content-validation-name="val13" table:style-name="ce34"/>
          <table:table-cell table:content-validation-name="val14" table:style-name="ce35"/>
          <table:table-cell table:content-validation-name="val15" table:style-name="ce34"/>
          <table:table-cell table:content-validation-name="val16" table:style-name="ce35"/>
          <table:table-cell table:content-validation-name="val17" table:style-name="ce34"/>
          <table:table-cell table:content-validation-name="val18" table:style-name="ce35"/>
          <table:table-cell table:content-validation-name="val19" table:style-name="ce34"/>
          <table:table-cell table:style-name="ce35"/>
          <table:table-cell office:value-type="string" table:content-validation-name="val20" table:style-name="ce34">
            <text:p>Managementhbfm10018</text:p>
          </table:table-cell>
          <table:table-cell office:value-type="string" table:content-validation-name="val21" table:style-name="ce35">
            <text:p>Change Managementhbfm10020, Softskillshbfm10025</text:p>
          </table:table-cell>
          <table:table-cell table:number-columns-repeated="16359"/>
        </table:table-row>
        <table:table-row table:style-name="ro1">
          <table:table-cell/>
          <table:table-cell office:value-type="string" table:style-name="ce23">
            <text:p>Springer Gabler</text:p>
          </table:table-cell>
          <table:table-cell office:value-type="string" table:style-name="ce24">
            <text:p>Dachrodt/Koberski/Engelbert, Praxishandbuch Human Resources</text:p>
          </table:table-cell>
          <table:table-cell table:content-validation-name="val1" table:style-name="ce11"/>
          <table:table-cell table:content-validation-name="val4" table:style-name="ce12"/>
          <table:table-cell table:content-validation-name="val10" table:style-name="ce11"/>
          <table:table-cell table:style-name="ce16"/>
          <table:table-cell table:content-validation-name="val5" table:style-name="ce11"/>
          <table:table-cell table:content-validation-name="val6" table:style-name="ce12"/>
          <table:table-cell table:content-validation-name="val2" table:style-name="ce15"/>
          <table:table-cell table:content-validation-name="val3" table:style-name="ce12"/>
          <table:table-cell table:style-name="ce15"/>
          <table:table-cell table:style-name="ce16"/>
          <table:table-cell table:content-validation-name="val12" table:style-name="ce34"/>
          <table:table-cell table:content-validation-name="val11" table:style-name="ce35"/>
          <table:table-cell table:content-validation-name="val13" table:style-name="ce34"/>
          <table:table-cell table:content-validation-name="val14" table:style-name="ce35"/>
          <table:table-cell table:content-validation-name="val15" table:style-name="ce34"/>
          <table:table-cell table:content-validation-name="val16" table:style-name="ce35"/>
          <table:table-cell table:content-validation-name="val17" table:style-name="ce34"/>
          <table:table-cell table:content-validation-name="val18" table:style-name="ce35"/>
          <table:table-cell table:content-validation-name="val19" table:style-name="ce34"/>
          <table:table-cell table:style-name="ce35"/>
          <table:table-cell office:value-type="string" table:content-validation-name="val20" table:style-name="ce34">
            <text:p>Managementhbfm10018</text:p>
          </table:table-cell>
          <table:table-cell office:value-type="string" table:content-validation-name="val21" table:style-name="ce35">
            <text:p>Personalhbfm10023</text:p>
          </table:table-cell>
          <table:table-cell table:number-columns-repeated="16359"/>
        </table:table-row>
        <table:table-row table:style-name="ro1">
          <table:table-cell/>
          <table:table-cell office:value-type="string" table:style-name="ce23">
            <text:p>Springer Gabler</text:p>
          </table:table-cell>
          <table:table-cell office:value-type="string" table:style-name="ce24">
            <text:p>Dannhäuser, Praxishandbuch Social Media Recruiting</text:p>
          </table:table-cell>
          <table:table-cell table:content-validation-name="val1" table:style-name="ce11"/>
          <table:table-cell table:content-validation-name="val4" table:style-name="ce12"/>
          <table:table-cell table:content-validation-name="val10" table:style-name="ce11"/>
          <table:table-cell table:style-name="ce16"/>
          <table:table-cell table:content-validation-name="val5" table:style-name="ce11"/>
          <table:table-cell table:content-validation-name="val6" table:style-name="ce12"/>
          <table:table-cell table:content-validation-name="val2" table:style-name="ce15"/>
          <table:table-cell table:content-validation-name="val3" table:style-name="ce12"/>
          <table:table-cell table:style-name="ce15"/>
          <table:table-cell table:style-name="ce16"/>
          <table:table-cell table:content-validation-name="val12" table:style-name="ce34"/>
          <table:table-cell table:content-validation-name="val11" table:style-name="ce35"/>
          <table:table-cell table:content-validation-name="val13" table:style-name="ce34"/>
          <table:table-cell table:content-validation-name="val14" table:style-name="ce35"/>
          <table:table-cell table:content-validation-name="val15" table:style-name="ce34"/>
          <table:table-cell table:content-validation-name="val16" table:style-name="ce35"/>
          <table:table-cell table:content-validation-name="val17" table:style-name="ce34"/>
          <table:table-cell table:content-validation-name="val18" table:style-name="ce35"/>
          <table:table-cell table:content-validation-name="val19" table:style-name="ce34"/>
          <table:table-cell table:style-name="ce35"/>
          <table:table-cell office:value-type="string" table:content-validation-name="val20" table:style-name="ce34">
            <text:p>Managementhbfm10018</text:p>
          </table:table-cell>
          <table:table-cell office:value-type="string" table:content-validation-name="val21" table:style-name="ce35">
            <text:p>Personalhbfm10023</text:p>
          </table:table-cell>
          <table:table-cell table:number-columns-repeated="16359"/>
        </table:table-row>
        <table:table-row table:style-name="ro1">
          <table:table-cell/>
          <table:table-cell office:value-type="string" table:style-name="ce23">
            <text:p>Springer Gabler</text:p>
          </table:table-cell>
          <table:table-cell office:value-type="string" table:style-name="ce24">
            <text:p>Rump/Eilers, Lebensphasenorientierte Personalpolitik</text:p>
          </table:table-cell>
          <table:table-cell table:content-validation-name="val1" table:style-name="ce11"/>
          <table:table-cell table:content-validation-name="val4" table:style-name="ce12"/>
          <table:table-cell table:content-validation-name="val10" table:style-name="ce11"/>
          <table:table-cell table:style-name="ce16"/>
          <table:table-cell table:content-validation-name="val5" table:style-name="ce11"/>
          <table:table-cell table:content-validation-name="val6" table:style-name="ce12"/>
          <table:table-cell table:content-validation-name="val2" table:style-name="ce15"/>
          <table:table-cell table:content-validation-name="val3" table:style-name="ce12"/>
          <table:table-cell table:style-name="ce15"/>
          <table:table-cell table:style-name="ce16"/>
          <table:table-cell table:content-validation-name="val12" table:style-name="ce34"/>
          <table:table-cell table:content-validation-name="val11" table:style-name="ce35"/>
          <table:table-cell table:content-validation-name="val13" table:style-name="ce34"/>
          <table:table-cell table:content-validation-name="val14" table:style-name="ce35"/>
          <table:table-cell table:content-validation-name="val15" table:style-name="ce34"/>
          <table:table-cell table:content-validation-name="val16" table:style-name="ce35"/>
          <table:table-cell table:content-validation-name="val17" table:style-name="ce34"/>
          <table:table-cell table:content-validation-name="val18" table:style-name="ce35"/>
          <table:table-cell table:content-validation-name="val19" table:style-name="ce34"/>
          <table:table-cell table:style-name="ce35"/>
          <table:table-cell office:value-type="string" table:content-validation-name="val20" table:style-name="ce34">
            <text:p>Managementhbfm10018</text:p>
          </table:table-cell>
          <table:table-cell office:value-type="string" table:content-validation-name="val21" table:style-name="ce35">
            <text:p>Personalhbfm10023</text:p>
          </table:table-cell>
          <table:table-cell table:number-columns-repeated="16359"/>
        </table:table-row>
        <table:table-row table:style-name="ro1">
          <table:table-cell/>
          <table:table-cell office:value-type="string" table:style-name="ce23">
            <text:p>Springer Gabler</text:p>
          </table:table-cell>
          <table:table-cell office:value-type="string" table:style-name="ce24">
            <text:p>Künzel, Erfolgsfaktor Employer Branding</text:p>
          </table:table-cell>
          <table:table-cell table:content-validation-name="val1" table:style-name="ce11"/>
          <table:table-cell table:content-validation-name="val4" table:style-name="ce12"/>
          <table:table-cell table:content-validation-name="val10" table:style-name="ce11"/>
          <table:table-cell table:style-name="ce16"/>
          <table:table-cell table:content-validation-name="val5" table:style-name="ce11"/>
          <table:table-cell table:content-validation-name="val6" table:style-name="ce12"/>
          <table:table-cell table:content-validation-name="val2" table:style-name="ce15"/>
          <table:table-cell table:content-validation-name="val3" table:style-name="ce12"/>
          <table:table-cell table:style-name="ce15"/>
          <table:table-cell table:style-name="ce16"/>
          <table:table-cell table:content-validation-name="val12" table:style-name="ce34"/>
          <table:table-cell table:content-validation-name="val11" table:style-name="ce35"/>
          <table:table-cell table:content-validation-name="val13" table:style-name="ce34"/>
          <table:table-cell table:content-validation-name="val14" table:style-name="ce35"/>
          <table:table-cell table:content-validation-name="val15" table:style-name="ce34"/>
          <table:table-cell table:content-validation-name="val16" table:style-name="ce35"/>
          <table:table-cell table:content-validation-name="val17" table:style-name="ce34"/>
          <table:table-cell table:content-validation-name="val18" table:style-name="ce35"/>
          <table:table-cell table:content-validation-name="val19" table:style-name="ce34"/>
          <table:table-cell table:style-name="ce35"/>
          <table:table-cell office:value-type="string" table:content-validation-name="val20" table:style-name="ce34">
            <text:p>Managementhbfm10018</text:p>
          </table:table-cell>
          <table:table-cell office:value-type="string" table:content-validation-name="val21" table:style-name="ce35">
            <text:p>Personalhbfm10023</text:p>
          </table:table-cell>
          <table:table-cell table:number-columns-repeated="16359"/>
        </table:table-row>
        <table:table-row table:style-name="ro1">
          <table:table-cell/>
          <table:table-cell office:value-type="string" table:style-name="ce23">
            <text:p>Springer Gabler</text:p>
          </table:table-cell>
          <table:table-cell office:value-type="string" table:style-name="ce24">
            <text:p>Wegerich, Strategische Personalentwicklung in der Praxis</text:p>
          </table:table-cell>
          <table:table-cell table:content-validation-name="val1" table:style-name="ce11"/>
          <table:table-cell table:content-validation-name="val4" table:style-name="ce12"/>
          <table:table-cell table:content-validation-name="val10" table:style-name="ce11"/>
          <table:table-cell table:style-name="ce16"/>
          <table:table-cell table:content-validation-name="val5" table:style-name="ce11"/>
          <table:table-cell table:content-validation-name="val6" table:style-name="ce12"/>
          <table:table-cell table:content-validation-name="val2" table:style-name="ce15"/>
          <table:table-cell table:content-validation-name="val3" table:style-name="ce12"/>
          <table:table-cell table:style-name="ce15"/>
          <table:table-cell table:style-name="ce16"/>
          <table:table-cell table:content-validation-name="val12" table:style-name="ce34"/>
          <table:table-cell table:content-validation-name="val11" table:style-name="ce35"/>
          <table:table-cell table:content-validation-name="val13" table:style-name="ce34"/>
          <table:table-cell table:content-validation-name="val14" table:style-name="ce35"/>
          <table:table-cell table:content-validation-name="val15" table:style-name="ce34"/>
          <table:table-cell table:content-validation-name="val16" table:style-name="ce35"/>
          <table:table-cell table:content-validation-name="val17" table:style-name="ce34"/>
          <table:table-cell table:content-validation-name="val18" table:style-name="ce35"/>
          <table:table-cell table:content-validation-name="val19" table:style-name="ce34"/>
          <table:table-cell table:style-name="ce35"/>
          <table:table-cell office:value-type="string" table:content-validation-name="val20" table:style-name="ce34">
            <text:p>Managementhbfm10018</text:p>
          </table:table-cell>
          <table:table-cell office:value-type="string" table:content-validation-name="val21" table:style-name="ce35">
            <text:p>Personalhbfm10023</text:p>
          </table:table-cell>
          <table:table-cell table:number-columns-repeated="16359"/>
        </table:table-row>
        <table:table-row table:style-name="ro1">
          <table:table-cell/>
          <table:table-cell office:value-type="string" table:style-name="ce23">
            <text:p>Springer Gabler</text:p>
          </table:table-cell>
          <table:table-cell office:value-type="string" table:style-name="ce24">
            <text:p>Becker, Executive Health – Gesundheit als Führungsaufgabe</text:p>
          </table:table-cell>
          <table:table-cell table:content-validation-name="val1" table:style-name="ce11"/>
          <table:table-cell table:content-validation-name="val4" table:style-name="ce12"/>
          <table:table-cell table:content-validation-name="val10" table:style-name="ce11"/>
          <table:table-cell table:style-name="ce16"/>
          <table:table-cell table:content-validation-name="val5" table:style-name="ce11"/>
          <table:table-cell table:content-validation-name="val6" table:style-name="ce12"/>
          <table:table-cell table:content-validation-name="val2" table:style-name="ce15"/>
          <table:table-cell table:content-validation-name="val3" table:style-name="ce12"/>
          <table:table-cell table:style-name="ce15"/>
          <table:table-cell table:style-name="ce16"/>
          <table:table-cell table:content-validation-name="val12" table:style-name="ce34"/>
          <table:table-cell table:content-validation-name="val11" table:style-name="ce35"/>
          <table:table-cell table:content-validation-name="val13" table:style-name="ce34"/>
          <table:table-cell table:content-validation-name="val14" table:style-name="ce35"/>
          <table:table-cell table:content-validation-name="val15" table:style-name="ce34"/>
          <table:table-cell table:content-validation-name="val16" table:style-name="ce35"/>
          <table:table-cell table:content-validation-name="val17" table:style-name="ce34"/>
          <table:table-cell table:content-validation-name="val18" table:style-name="ce35"/>
          <table:table-cell table:content-validation-name="val19" table:style-name="ce34"/>
          <table:table-cell table:style-name="ce35"/>
          <table:table-cell office:value-type="string" table:content-validation-name="val20" table:style-name="ce34">
            <text:p>Managementhbfm10018</text:p>
          </table:table-cell>
          <table:table-cell office:value-type="string" table:content-validation-name="val21" table:style-name="ce35">
            <text:p>Personalhbfm10023</text:p>
          </table:table-cell>
          <table:table-cell table:number-columns-repeated="16359"/>
        </table:table-row>
        <table:table-row table:style-name="ro1">
          <table:table-cell/>
          <table:table-cell office:value-type="string" table:style-name="ce23">
            <text:p>Springer Gabler</text:p>
          </table:table-cell>
          <table:table-cell office:value-type="string" table:style-name="ce24">
            <text:p>Proksch, Konfliktmanagement im Unternehmen</text:p>
          </table:table-cell>
          <table:table-cell table:content-validation-name="val1" table:style-name="ce11"/>
          <table:table-cell table:content-validation-name="val4" table:style-name="ce12"/>
          <table:table-cell table:content-validation-name="val10" table:style-name="ce11"/>
          <table:table-cell table:style-name="ce16"/>
          <table:table-cell table:content-validation-name="val5" table:style-name="ce11"/>
          <table:table-cell table:content-validation-name="val6" table:style-name="ce12"/>
          <table:table-cell table:content-validation-name="val2" table:style-name="ce15"/>
          <table:table-cell table:content-validation-name="val3" table:style-name="ce12"/>
          <table:table-cell table:style-name="ce15"/>
          <table:table-cell table:style-name="ce16"/>
          <table:table-cell table:content-validation-name="val12" table:style-name="ce34"/>
          <table:table-cell table:content-validation-name="val11" table:style-name="ce35"/>
          <table:table-cell table:content-validation-name="val13" table:style-name="ce34"/>
          <table:table-cell table:content-validation-name="val14" table:style-name="ce35"/>
          <table:table-cell table:content-validation-name="val15" table:style-name="ce34"/>
          <table:table-cell table:content-validation-name="val16" table:style-name="ce35"/>
          <table:table-cell table:content-validation-name="val17" table:style-name="ce34"/>
          <table:table-cell table:content-validation-name="val18" table:style-name="ce35"/>
          <table:table-cell table:content-validation-name="val19" table:style-name="ce34"/>
          <table:table-cell table:style-name="ce35"/>
          <table:table-cell office:value-type="string" table:content-validation-name="val20" table:style-name="ce34">
            <text:p>Managementhbfm10018</text:p>
          </table:table-cell>
          <table:table-cell office:value-type="string" table:content-validation-name="val21" table:style-name="ce35">
            <text:p>Personalhbfm10023, Leadershiphbfm10022</text:p>
          </table:table-cell>
          <table:table-cell table:number-columns-repeated="16359"/>
        </table:table-row>
        <table:table-row table:style-name="ro1">
          <table:table-cell/>
          <table:table-cell office:value-type="string" table:style-name="ce23">
            <text:p>Springer Gabler</text:p>
          </table:table-cell>
          <table:table-cell office:value-type="string" table:style-name="ce24">
            <text:p>Papmehl/Tümmers, Die Arbeitswelt im 21. Jahrhundert</text:p>
          </table:table-cell>
          <table:table-cell table:content-validation-name="val1" table:style-name="ce11"/>
          <table:table-cell table:content-validation-name="val4" table:style-name="ce12"/>
          <table:table-cell table:content-validation-name="val10" table:style-name="ce11"/>
          <table:table-cell table:style-name="ce16"/>
          <table:table-cell table:content-validation-name="val5" table:style-name="ce11"/>
          <table:table-cell table:content-validation-name="val6" table:style-name="ce12"/>
          <table:table-cell table:content-validation-name="val2" table:style-name="ce15"/>
          <table:table-cell table:content-validation-name="val3" table:style-name="ce12"/>
          <table:table-cell table:style-name="ce15"/>
          <table:table-cell table:style-name="ce16"/>
          <table:table-cell table:content-validation-name="val12" table:style-name="ce34"/>
          <table:table-cell table:content-validation-name="val11" table:style-name="ce35"/>
          <table:table-cell table:content-validation-name="val13" table:style-name="ce34"/>
          <table:table-cell table:content-validation-name="val14" table:style-name="ce35"/>
          <table:table-cell table:content-validation-name="val15" table:style-name="ce34"/>
          <table:table-cell table:content-validation-name="val16" table:style-name="ce35"/>
          <table:table-cell table:content-validation-name="val17" table:style-name="ce34"/>
          <table:table-cell table:content-validation-name="val18" table:style-name="ce35"/>
          <table:table-cell table:content-validation-name="val19" table:style-name="ce34"/>
          <table:table-cell table:style-name="ce35"/>
          <table:table-cell office:value-type="string" table:content-validation-name="val20" table:style-name="ce34">
            <text:p>Managementhbfm10018</text:p>
          </table:table-cell>
          <table:table-cell office:value-type="string" table:content-validation-name="val21" table:style-name="ce35">
            <text:p>Change Managementhbfm10020, Personalhbfm10023</text:p>
          </table:table-cell>
          <table:table-cell table:number-columns-repeated="16359"/>
        </table:table-row>
        <table:table-row table:style-name="ro1">
          <table:table-cell/>
          <table:table-cell office:value-type="string" table:style-name="ce23">
            <text:p>Springer Gabler</text:p>
          </table:table-cell>
          <table:table-cell office:value-type="string" table:style-name="ce24">
            <text:p>Parment, Die Generation Y</text:p>
          </table:table-cell>
          <table:table-cell table:content-validation-name="val1" table:style-name="ce11"/>
          <table:table-cell table:content-validation-name="val4" table:style-name="ce12"/>
          <table:table-cell table:content-validation-name="val10" table:style-name="ce11"/>
          <table:table-cell table:style-name="ce16"/>
          <table:table-cell table:content-validation-name="val5" table:style-name="ce11"/>
          <table:table-cell table:content-validation-name="val6" table:style-name="ce12"/>
          <table:table-cell table:content-validation-name="val2" table:style-name="ce15"/>
          <table:table-cell table:content-validation-name="val3" table:style-name="ce12"/>
          <table:table-cell table:style-name="ce15"/>
          <table:table-cell table:style-name="ce16"/>
          <table:table-cell table:content-validation-name="val12" table:style-name="ce34"/>
          <table:table-cell table:content-validation-name="val11" table:style-name="ce35"/>
          <table:table-cell table:content-validation-name="val13" table:style-name="ce34"/>
          <table:table-cell table:content-validation-name="val14" table:style-name="ce35"/>
          <table:table-cell table:content-validation-name="val15" table:style-name="ce34"/>
          <table:table-cell table:content-validation-name="val16" table:style-name="ce35"/>
          <table:table-cell table:content-validation-name="val17" table:style-name="ce34"/>
          <table:table-cell table:content-validation-name="val18" table:style-name="ce35"/>
          <table:table-cell table:content-validation-name="val19" table:style-name="ce34"/>
          <table:table-cell table:style-name="ce35"/>
          <table:table-cell office:value-type="string" table:content-validation-name="val20" table:style-name="ce34">
            <text:p>Managementhbfm10018</text:p>
          </table:table-cell>
          <table:table-cell office:value-type="string" table:content-validation-name="val21" table:style-name="ce35">
            <text:p>Change Managementhbfm10020, Personalhbfm10023</text:p>
          </table:table-cell>
          <table:table-cell table:number-columns-repeated="16359"/>
        </table:table-row>
        <table:table-row table:style-name="ro1">
          <table:table-cell/>
          <table:table-cell office:value-type="string" table:style-name="ce23">
            <text:p>Springer Gabler</text:p>
          </table:table-cell>
          <table:table-cell office:value-type="string" table:style-name="ce24">
            <text:p>Nerdinger/Wilke/Stracke/Drews, Innovation und Personalarbeit im demografischen Wandel</text:p>
          </table:table-cell>
          <table:table-cell table:content-validation-name="val1" table:style-name="ce11"/>
          <table:table-cell table:content-validation-name="val4" table:style-name="ce12"/>
          <table:table-cell table:content-validation-name="val10" table:style-name="ce11"/>
          <table:table-cell table:style-name="ce16"/>
          <table:table-cell table:content-validation-name="val5" table:style-name="ce11"/>
          <table:table-cell table:content-validation-name="val6" table:style-name="ce12"/>
          <table:table-cell table:content-validation-name="val2" table:style-name="ce15"/>
          <table:table-cell table:content-validation-name="val3" table:style-name="ce12"/>
          <table:table-cell table:style-name="ce15"/>
          <table:table-cell table:style-name="ce16"/>
          <table:table-cell table:content-validation-name="val12" table:style-name="ce34"/>
          <table:table-cell table:content-validation-name="val11" table:style-name="ce35"/>
          <table:table-cell table:content-validation-name="val13" table:style-name="ce34"/>
          <table:table-cell table:content-validation-name="val14" table:style-name="ce35"/>
          <table:table-cell table:content-validation-name="val15" table:style-name="ce34"/>
          <table:table-cell table:content-validation-name="val16" table:style-name="ce35"/>
          <table:table-cell table:content-validation-name="val17" table:style-name="ce34"/>
          <table:table-cell table:content-validation-name="val18" table:style-name="ce35"/>
          <table:table-cell table:content-validation-name="val19" table:style-name="ce34"/>
          <table:table-cell table:style-name="ce35"/>
          <table:table-cell office:value-type="string" table:content-validation-name="val20" table:style-name="ce34">
            <text:p>Managementhbfm10018</text:p>
          </table:table-cell>
          <table:table-cell office:value-type="string" table:content-validation-name="val21" table:style-name="ce35">
            <text:p>Change Managementhbfm10020, Personalhbfm10023</text:p>
          </table:table-cell>
          <table:table-cell table:number-columns-repeated="16359"/>
        </table:table-row>
        <table:table-row table:style-name="ro1">
          <table:table-cell/>
          <table:table-cell office:value-type="string" table:style-name="ce23">
            <text:p>Springer Gabler</text:p>
          </table:table-cell>
          <table:table-cell office:value-type="string" table:style-name="ce24">
            <text:p>Deutinger, Kommunikation im Change</text:p>
          </table:table-cell>
          <table:table-cell table:content-validation-name="val1" table:style-name="ce11"/>
          <table:table-cell table:content-validation-name="val4" table:style-name="ce12"/>
          <table:table-cell table:content-validation-name="val10" table:style-name="ce11"/>
          <table:table-cell table:style-name="ce16"/>
          <table:table-cell table:content-validation-name="val5" table:style-name="ce11"/>
          <table:table-cell table:content-validation-name="val6" table:style-name="ce12"/>
          <table:table-cell table:content-validation-name="val2" table:style-name="ce15"/>
          <table:table-cell table:content-validation-name="val3" table:style-name="ce12"/>
          <table:table-cell table:style-name="ce15"/>
          <table:table-cell table:style-name="ce16"/>
          <table:table-cell table:content-validation-name="val12" table:style-name="ce34"/>
          <table:table-cell table:content-validation-name="val11" table:style-name="ce35"/>
          <table:table-cell table:content-validation-name="val13" table:style-name="ce34"/>
          <table:table-cell table:content-validation-name="val14" table:style-name="ce35"/>
          <table:table-cell table:content-validation-name="val15" table:style-name="ce34"/>
          <table:table-cell table:content-validation-name="val16" table:style-name="ce35"/>
          <table:table-cell table:content-validation-name="val17" table:style-name="ce34"/>
          <table:table-cell table:content-validation-name="val18" table:style-name="ce35"/>
          <table:table-cell table:content-validation-name="val19" table:style-name="ce34"/>
          <table:table-cell table:style-name="ce35"/>
          <table:table-cell office:value-type="string" table:content-validation-name="val20" table:style-name="ce34">
            <text:p>Managementhbfm10018</text:p>
          </table:table-cell>
          <table:table-cell office:value-type="string" table:content-validation-name="val21" table:style-name="ce35">
            <text:p>Change Managementhbfm10020, Personalhbfm10023</text:p>
          </table:table-cell>
          <table:table-cell table:number-columns-repeated="16359"/>
        </table:table-row>
        <table:table-row table:style-name="ro1">
          <table:table-cell/>
          <table:table-cell office:value-type="string" table:style-name="ce23">
            <text:p>Springer Gabler</text:p>
          </table:table-cell>
          <table:table-cell office:value-type="string" table:style-name="ce24">
            <text:p>Erpenbeck/Sauter, So werden wir lernen!</text:p>
          </table:table-cell>
          <table:table-cell table:content-validation-name="val1" table:style-name="ce11"/>
          <table:table-cell table:content-validation-name="val4" table:style-name="ce12"/>
          <table:table-cell table:content-validation-name="val10" table:style-name="ce11"/>
          <table:table-cell table:style-name="ce16"/>
          <table:table-cell table:content-validation-name="val5" table:style-name="ce11"/>
          <table:table-cell table:content-validation-name="val6" table:style-name="ce12"/>
          <table:table-cell table:content-validation-name="val2" table:style-name="ce15"/>
          <table:table-cell table:content-validation-name="val3" table:style-name="ce12"/>
          <table:table-cell table:style-name="ce15"/>
          <table:table-cell table:style-name="ce16"/>
          <table:table-cell table:content-validation-name="val12" table:style-name="ce34"/>
          <table:table-cell table:content-validation-name="val11" table:style-name="ce35"/>
          <table:table-cell table:content-validation-name="val13" table:style-name="ce34"/>
          <table:table-cell table:content-validation-name="val14" table:style-name="ce35"/>
          <table:table-cell table:content-validation-name="val15" table:style-name="ce34"/>
          <table:table-cell table:content-validation-name="val16" table:style-name="ce35"/>
          <table:table-cell table:content-validation-name="val17" table:style-name="ce34"/>
          <table:table-cell table:content-validation-name="val18" table:style-name="ce35"/>
          <table:table-cell table:content-validation-name="val19" table:style-name="ce34"/>
          <table:table-cell table:style-name="ce35"/>
          <table:table-cell office:value-type="string" table:content-validation-name="val20" table:style-name="ce34">
            <text:p>Managementhbfm10018</text:p>
          </table:table-cell>
          <table:table-cell office:value-type="string" table:content-validation-name="val21" table:style-name="ce35">
            <text:p>Change Managementhbfm10020, Personalhbfm10023</text:p>
          </table:table-cell>
          <table:table-cell table:number-columns-repeated="16359"/>
        </table:table-row>
        <table:table-row table:style-name="ro1">
          <table:table-cell/>
          <table:table-cell office:value-type="string" table:style-name="ce23">
            <text:p>Springer Gabler</text:p>
          </table:table-cell>
          <table:table-cell office:value-type="string" table:style-name="ce24">
            <text:p>Krüger/Bach, Excellence in Change</text:p>
          </table:table-cell>
          <table:table-cell table:content-validation-name="val1" table:style-name="ce11"/>
          <table:table-cell table:content-validation-name="val4" table:style-name="ce12"/>
          <table:table-cell table:content-validation-name="val10" table:style-name="ce11"/>
          <table:table-cell table:style-name="ce16"/>
          <table:table-cell table:content-validation-name="val5" table:style-name="ce11"/>
          <table:table-cell table:content-validation-name="val6" table:style-name="ce12"/>
          <table:table-cell table:content-validation-name="val2" table:style-name="ce15"/>
          <table:table-cell table:content-validation-name="val3" table:style-name="ce12"/>
          <table:table-cell table:style-name="ce15"/>
          <table:table-cell table:style-name="ce16"/>
          <table:table-cell table:content-validation-name="val12" table:style-name="ce34"/>
          <table:table-cell table:content-validation-name="val11" table:style-name="ce35"/>
          <table:table-cell table:content-validation-name="val13" table:style-name="ce34"/>
          <table:table-cell table:content-validation-name="val14" table:style-name="ce35"/>
          <table:table-cell table:content-validation-name="val15" table:style-name="ce34"/>
          <table:table-cell table:content-validation-name="val16" table:style-name="ce35"/>
          <table:table-cell table:content-validation-name="val17" table:style-name="ce34"/>
          <table:table-cell table:content-validation-name="val18" table:style-name="ce35"/>
          <table:table-cell table:content-validation-name="val19" table:style-name="ce34"/>
          <table:table-cell table:style-name="ce35"/>
          <table:table-cell office:value-type="string" table:content-validation-name="val20" table:style-name="ce34">
            <text:p>Managementhbfm10018</text:p>
          </table:table-cell>
          <table:table-cell office:value-type="string" table:content-validation-name="val21" table:style-name="ce35">
            <text:p>Change Managementhbfm10020</text:p>
          </table:table-cell>
          <table:table-cell table:number-columns-repeated="16359"/>
        </table:table-row>
        <table:table-row table:style-name="ro1">
          <table:table-cell/>
          <table:table-cell office:value-type="string" table:style-name="ce23">
            <text:p>Springer Gabler</text:p>
          </table:table-cell>
          <table:table-cell office:value-type="string" table:style-name="ce24">
            <text:p>Lauer, Change Management</text:p>
          </table:table-cell>
          <table:table-cell table:content-validation-name="val1" table:style-name="ce11"/>
          <table:table-cell table:content-validation-name="val4" table:style-name="ce12"/>
          <table:table-cell table:content-validation-name="val10" table:style-name="ce11"/>
          <table:table-cell table:style-name="ce16"/>
          <table:table-cell table:content-validation-name="val5" table:style-name="ce11"/>
          <table:table-cell table:content-validation-name="val6" table:style-name="ce12"/>
          <table:table-cell table:content-validation-name="val2" table:style-name="ce15"/>
          <table:table-cell table:content-validation-name="val3" table:style-name="ce12"/>
          <table:table-cell table:style-name="ce15"/>
          <table:table-cell table:style-name="ce16"/>
          <table:table-cell table:content-validation-name="val12" table:style-name="ce34"/>
          <table:table-cell table:content-validation-name="val11" table:style-name="ce35"/>
          <table:table-cell table:content-validation-name="val13" table:style-name="ce34"/>
          <table:table-cell table:content-validation-name="val14" table:style-name="ce35"/>
          <table:table-cell table:content-validation-name="val15" table:style-name="ce34"/>
          <table:table-cell table:content-validation-name="val16" table:style-name="ce35"/>
          <table:table-cell table:content-validation-name="val17" table:style-name="ce34"/>
          <table:table-cell table:content-validation-name="val18" table:style-name="ce35"/>
          <table:table-cell table:content-validation-name="val19" table:style-name="ce34"/>
          <table:table-cell table:style-name="ce35"/>
          <table:table-cell office:value-type="string" table:content-validation-name="val20" table:style-name="ce34">
            <text:p>Managementhbfm10018</text:p>
          </table:table-cell>
          <table:table-cell office:value-type="string" table:content-validation-name="val21" table:style-name="ce35">
            <text:p>Change Managementhbfm10020</text:p>
          </table:table-cell>
          <table:table-cell table:number-columns-repeated="16359"/>
        </table:table-row>
        <table:table-row table:style-name="ro1">
          <table:table-cell/>
          <table:table-cell office:value-type="string" table:style-name="ce23">
            <text:p>Springer Gabler</text:p>
          </table:table-cell>
          <table:table-cell office:value-type="string" table:style-name="ce24">
            <text:p>Noé, Change-Prozesse effizient durchführen</text:p>
          </table:table-cell>
          <table:table-cell table:content-validation-name="val1" table:style-name="ce11"/>
          <table:table-cell table:content-validation-name="val4" table:style-name="ce12"/>
          <table:table-cell table:content-validation-name="val10" table:style-name="ce11"/>
          <table:table-cell table:style-name="ce16"/>
          <table:table-cell table:content-validation-name="val5" table:style-name="ce11"/>
          <table:table-cell table:content-validation-name="val6" table:style-name="ce12"/>
          <table:table-cell table:content-validation-name="val2" table:style-name="ce15"/>
          <table:table-cell table:content-validation-name="val3" table:style-name="ce12"/>
          <table:table-cell table:style-name="ce15"/>
          <table:table-cell table:style-name="ce16"/>
          <table:table-cell table:content-validation-name="val12" table:style-name="ce34"/>
          <table:table-cell table:content-validation-name="val11" table:style-name="ce35"/>
          <table:table-cell table:content-validation-name="val13" table:style-name="ce34"/>
          <table:table-cell table:content-validation-name="val14" table:style-name="ce35"/>
          <table:table-cell table:content-validation-name="val15" table:style-name="ce34"/>
          <table:table-cell table:content-validation-name="val16" table:style-name="ce35"/>
          <table:table-cell table:content-validation-name="val17" table:style-name="ce34"/>
          <table:table-cell table:content-validation-name="val18" table:style-name="ce35"/>
          <table:table-cell table:content-validation-name="val19" table:style-name="ce34"/>
          <table:table-cell table:style-name="ce35"/>
          <table:table-cell office:value-type="string" table:content-validation-name="val20" table:style-name="ce34">
            <text:p>Managementhbfm10018</text:p>
          </table:table-cell>
          <table:table-cell office:value-type="string" table:content-validation-name="val21" table:style-name="ce35">
            <text:p>Change Managementhbfm10020</text:p>
          </table:table-cell>
          <table:table-cell table:number-columns-repeated="16359"/>
        </table:table-row>
        <table:table-row table:style-name="ro1">
          <table:table-cell/>
          <table:table-cell office:value-type="string" table:style-name="ce23">
            <text:p>HBFM</text:p>
          </table:table-cell>
          <table:table-cell office:value-type="string" table:style-name="ce27">
            <text:p>ZOE</text:p>
          </table:table-cell>
          <table:table-cell table:content-validation-name="val1" table:style-name="ce11"/>
          <table:table-cell table:content-validation-name="val4" table:style-name="ce12"/>
          <table:table-cell table:content-validation-name="val10" table:style-name="ce11"/>
          <table:table-cell table:style-name="ce16"/>
          <table:table-cell table:content-validation-name="val5" table:style-name="ce11"/>
          <table:table-cell table:content-validation-name="val6" table:style-name="ce12"/>
          <table:table-cell table:content-validation-name="val2" table:style-name="ce15"/>
          <table:table-cell table:content-validation-name="val3" table:style-name="ce12"/>
          <table:table-cell table:style-name="ce15"/>
          <table:table-cell table:style-name="ce16"/>
          <table:table-cell table:content-validation-name="val12" table:style-name="ce34"/>
          <table:table-cell table:content-validation-name="val11" table:style-name="ce35"/>
          <table:table-cell table:content-validation-name="val13" table:style-name="ce34"/>
          <table:table-cell table:content-validation-name="val14" table:style-name="ce35"/>
          <table:table-cell table:content-validation-name="val15" table:style-name="ce34"/>
          <table:table-cell table:content-validation-name="val16" table:style-name="ce35"/>
          <table:table-cell table:content-validation-name="val17" table:style-name="ce34"/>
          <table:table-cell table:content-validation-name="val18" table:style-name="ce35"/>
          <table:table-cell table:content-validation-name="val19" table:style-name="ce34"/>
          <table:table-cell table:style-name="ce35"/>
          <table:table-cell office:value-type="string" table:content-validation-name="val20" table:style-name="ce34">
            <text:p>Managementhbfm10018</text:p>
          </table:table-cell>
          <table:table-cell office:value-type="string" table:content-validation-name="val21" table:style-name="ce35">
            <text:p>Change Managementhbfm10020, Leadershiphbfm10022</text:p>
          </table:table-cell>
          <table:table-cell table:number-columns-repeated="16359"/>
        </table:table-row>
        <table:table-row table:style-name="ro1">
          <table:table-cell/>
          <table:table-cell office:value-type="string" table:style-name="ce23">
            <text:p>HBFM</text:p>
          </table:table-cell>
          <table:table-cell office:value-type="string" table:style-name="ce27">
            <text:p>Changement</text:p>
          </table:table-cell>
          <table:table-cell table:content-validation-name="val1" table:style-name="ce11"/>
          <table:table-cell table:content-validation-name="val4" table:style-name="ce12"/>
          <table:table-cell table:content-validation-name="val10" table:style-name="ce11"/>
          <table:table-cell table:style-name="ce16"/>
          <table:table-cell table:content-validation-name="val5" table:style-name="ce11"/>
          <table:table-cell table:content-validation-name="val6" table:style-name="ce12"/>
          <table:table-cell table:content-validation-name="val2" table:style-name="ce15"/>
          <table:table-cell table:content-validation-name="val3" table:style-name="ce12"/>
          <table:table-cell table:style-name="ce15"/>
          <table:table-cell table:style-name="ce16"/>
          <table:table-cell table:content-validation-name="val12" table:style-name="ce34"/>
          <table:table-cell table:content-validation-name="val11" table:style-name="ce35"/>
          <table:table-cell table:content-validation-name="val13" table:style-name="ce34"/>
          <table:table-cell table:content-validation-name="val14" table:style-name="ce35"/>
          <table:table-cell table:content-validation-name="val15" table:style-name="ce34"/>
          <table:table-cell table:content-validation-name="val16" table:style-name="ce35"/>
          <table:table-cell table:content-validation-name="val17" table:style-name="ce34"/>
          <table:table-cell table:content-validation-name="val18" table:style-name="ce35"/>
          <table:table-cell table:content-validation-name="val19" table:style-name="ce34"/>
          <table:table-cell table:style-name="ce35"/>
          <table:table-cell office:value-type="string" table:content-validation-name="val20" table:style-name="ce34">
            <text:p>Managementhbfm10018</text:p>
          </table:table-cell>
          <table:table-cell office:value-type="string" table:content-validation-name="val21" table:style-name="ce35">
            <text:p>Change Managementhbfm10020, Leadershiphbfm10022</text:p>
          </table:table-cell>
          <table:table-cell table:number-columns-repeated="16359"/>
        </table:table-row>
        <table:table-row table:style-name="ro1">
          <table:table-cell/>
          <table:table-cell office:value-type="string" table:style-name="ce23">
            <text:p>Erich Schmidt</text:p>
          </table:table-cell>
          <table:table-cell office:value-type="string" table:style-name="ce24">
            <text:p>Schläger/Thode, Handbuch Datenschutz und IT-Sicherheit</text:p>
          </table:table-cell>
          <table:table-cell table:content-validation-name="val1" table:style-name="ce11"/>
          <table:table-cell table:content-validation-name="val4" table:style-name="ce12"/>
          <table:table-cell table:content-validation-name="val10" table:style-name="ce11"/>
          <table:table-cell table:style-name="ce16"/>
          <table:table-cell table:content-validation-name="val5" table:style-name="ce11"/>
          <table:table-cell table:content-validation-name="val6" table:style-name="ce12"/>
          <table:table-cell table:content-validation-name="val2" table:style-name="ce15"/>
          <table:table-cell table:content-validation-name="val3" table:style-name="ce12"/>
          <table:table-cell table:style-name="ce15"/>
          <table:table-cell table:style-name="ce16"/>
          <table:table-cell table:content-validation-name="val12" table:style-name="ce34"/>
          <table:table-cell table:content-validation-name="val11" table:style-name="ce35"/>
          <table:table-cell table:content-validation-name="val13" table:style-name="ce34"/>
          <table:table-cell table:content-validation-name="val14" table:style-name="ce35"/>
          <table:table-cell table:content-validation-name="val15" table:style-name="ce34"/>
          <table:table-cell table:content-validation-name="val16" table:style-name="ce35"/>
          <table:table-cell table:content-validation-name="val17" table:style-name="ce34"/>
          <table:table-cell table:content-validation-name="val18" table:style-name="ce35"/>
          <table:table-cell office:value-type="string" table:content-validation-name="val19" table:style-name="ce34">
            <text:p>Datenschutzhbfm10017</text:p>
          </table:table-cell>
          <table:table-cell table:style-name="ce35"/>
          <table:table-cell table:content-validation-name="val20" table:style-name="ce34"/>
          <table:table-cell table:content-validation-name="val21" table:style-name="ce35"/>
          <table:table-cell table:number-columns-repeated="16359"/>
        </table:table-row>
        <table:table-row table:style-name="ro1">
          <table:table-cell/>
          <table:table-cell office:value-type="string" table:style-name="ce23">
            <text:p>Erich Schmidt</text:p>
          </table:table-cell>
          <table:table-cell office:value-type="string" table:style-name="ce24">
            <text:p>Schaffland/Wiltfang, DS-GVO/BDSG</text:p>
          </table:table-cell>
          <table:table-cell table:content-validation-name="val1" table:style-name="ce11"/>
          <table:table-cell table:content-validation-name="val4" table:style-name="ce12"/>
          <table:table-cell table:content-validation-name="val10" table:style-name="ce11"/>
          <table:table-cell table:style-name="ce16"/>
          <table:table-cell table:content-validation-name="val5" table:style-name="ce11"/>
          <table:table-cell table:content-validation-name="val6" table:style-name="ce12"/>
          <table:table-cell table:content-validation-name="val2" table:style-name="ce15"/>
          <table:table-cell table:content-validation-name="val3" table:style-name="ce12"/>
          <table:table-cell table:style-name="ce15"/>
          <table:table-cell table:style-name="ce16"/>
          <table:table-cell table:content-validation-name="val12" table:style-name="ce34"/>
          <table:table-cell table:content-validation-name="val11" table:style-name="ce35"/>
          <table:table-cell table:content-validation-name="val13" table:style-name="ce34"/>
          <table:table-cell table:content-validation-name="val14" table:style-name="ce35"/>
          <table:table-cell table:content-validation-name="val15" table:style-name="ce34"/>
          <table:table-cell table:content-validation-name="val16" table:style-name="ce35"/>
          <table:table-cell table:content-validation-name="val17" table:style-name="ce34"/>
          <table:table-cell table:content-validation-name="val18" table:style-name="ce35"/>
          <table:table-cell office:value-type="string" table:content-validation-name="val19" table:style-name="ce34">
            <text:p>Datenschutzhbfm10017</text:p>
          </table:table-cell>
          <table:table-cell table:style-name="ce35"/>
          <table:table-cell table:content-validation-name="val20" table:style-name="ce34"/>
          <table:table-cell table:content-validation-name="val21" table:style-name="ce35"/>
          <table:table-cell table:number-columns-repeated="16359"/>
        </table:table-row>
        <table:table-row table:style-name="ro1">
          <table:table-cell/>
          <table:table-cell office:value-type="string" table:style-name="ce23">
            <text:p>Erich Schmidt</text:p>
          </table:table-cell>
          <table:table-cell office:value-type="string" table:style-name="ce24">
            <text:p>PinG – Privacy in Germany</text:p>
          </table:table-cell>
          <table:table-cell table:content-validation-name="val1" table:style-name="ce11"/>
          <table:table-cell table:content-validation-name="val4" table:style-name="ce12"/>
          <table:table-cell table:content-validation-name="val10" table:style-name="ce11"/>
          <table:table-cell table:style-name="ce16"/>
          <table:table-cell table:content-validation-name="val5" table:style-name="ce11"/>
          <table:table-cell table:content-validation-name="val6" table:style-name="ce12"/>
          <table:table-cell table:content-validation-name="val2" table:style-name="ce15"/>
          <table:table-cell table:content-validation-name="val3" table:style-name="ce12"/>
          <table:table-cell table:style-name="ce15"/>
          <table:table-cell table:style-name="ce16"/>
          <table:table-cell table:content-validation-name="val12" table:style-name="ce34"/>
          <table:table-cell table:content-validation-name="val11" table:style-name="ce35"/>
          <table:table-cell table:content-validation-name="val13" table:style-name="ce34"/>
          <table:table-cell table:content-validation-name="val14" table:style-name="ce35"/>
          <table:table-cell table:content-validation-name="val15" table:style-name="ce34"/>
          <table:table-cell table:content-validation-name="val16" table:style-name="ce35"/>
          <table:table-cell table:content-validation-name="val17" table:style-name="ce34"/>
          <table:table-cell table:content-validation-name="val18" table:style-name="ce35"/>
          <table:table-cell office:value-type="string" table:content-validation-name="val19" table:style-name="ce34">
            <text:p>Datenschutzhbfm10017</text:p>
          </table:table-cell>
          <table:table-cell table:style-name="ce35"/>
          <table:table-cell table:content-validation-name="val20" table:style-name="ce34"/>
          <table:table-cell table:content-validation-name="val21" table:style-name="ce35"/>
          <table:table-cell table:number-columns-repeated="16359"/>
        </table:table-row>
        <table:table-row table:style-name="ro1">
          <table:table-cell/>
          <table:table-cell office:value-type="string" table:style-name="ce23">
            <text:p>Erich Schmidt</text:p>
          </table:table-cell>
          <table:table-cell office:value-type="string" table:style-name="ce24">
            <text:p>ZfC – Zeitschrift für Compliance</text:p>
          </table:table-cell>
          <table:table-cell table:content-validation-name="val1" table:style-name="ce11"/>
          <table:table-cell table:content-validation-name="val4" table:style-name="ce12"/>
          <table:table-cell table:content-validation-name="val10" table:style-name="ce11"/>
          <table:table-cell table:style-name="ce16"/>
          <table:table-cell table:content-validation-name="val5" table:style-name="ce11"/>
          <table:table-cell table:content-validation-name="val6" table:style-name="ce12"/>
          <table:table-cell table:content-validation-name="val2" table:style-name="ce15"/>
          <table:table-cell table:content-validation-name="val3" table:style-name="ce12"/>
          <table:table-cell table:style-name="ce15"/>
          <table:table-cell table:style-name="ce16"/>
          <table:table-cell table:content-validation-name="val12" table:style-name="ce34"/>
          <table:table-cell table:content-validation-name="val11" table:style-name="ce35"/>
          <table:table-cell table:content-validation-name="val13" table:style-name="ce34"/>
          <table:table-cell table:content-validation-name="val14" table:style-name="ce35"/>
          <table:table-cell office:value-type="string" table:content-validation-name="val15" table:style-name="ce34">
            <text:p>Compliancehbfm10011</text:p>
          </table:table-cell>
          <table:table-cell table:content-validation-name="val16" table:style-name="ce35"/>
          <table:table-cell table:content-validation-name="val17" table:style-name="ce34"/>
          <table:table-cell table:content-validation-name="val18" table:style-name="ce35"/>
          <table:table-cell office:value-type="string" table:content-validation-name="val19" table:style-name="ce34">
            <text:p>Datenschutzhbfm10017</text:p>
          </table:table-cell>
          <table:table-cell table:style-name="ce35"/>
          <table:table-cell table:content-validation-name="val20" table:style-name="ce34"/>
          <table:table-cell table:content-validation-name="val21" table:style-name="ce35"/>
          <table:table-cell table:number-columns-repeated="16359"/>
        </table:table-row>
        <table:table-row table:style-name="ro1">
          <table:table-cell/>
          <table:table-cell office:value-type="string" table:style-name="ce23">
            <text:p>Erich Schmidt</text:p>
          </table:table-cell>
          <table:table-cell office:value-type="string" table:style-name="ce24">
            <text:p>Freidank/Velte, Corporate Governance, Abschlussprüfung und Compliance</text:p>
          </table:table-cell>
          <table:table-cell table:content-validation-name="val1" table:style-name="ce11"/>
          <table:table-cell table:content-validation-name="val4" table:style-name="ce12"/>
          <table:table-cell table:content-validation-name="val10" table:style-name="ce11"/>
          <table:table-cell table:style-name="ce16"/>
          <table:table-cell table:content-validation-name="val5" table:style-name="ce11"/>
          <table:table-cell table:content-validation-name="val6" table:style-name="ce12"/>
          <table:table-cell table:content-validation-name="val2" table:style-name="ce15"/>
          <table:table-cell table:content-validation-name="val3" table:style-name="ce12"/>
          <table:table-cell table:style-name="ce15"/>
          <table:table-cell table:style-name="ce16"/>
          <table:table-cell table:content-validation-name="val12" table:style-name="ce34"/>
          <table:table-cell table:content-validation-name="val11" table:style-name="ce35"/>
          <table:table-cell table:content-validation-name="val13" table:style-name="ce34"/>
          <table:table-cell table:content-validation-name="val14" table:style-name="ce35"/>
          <table:table-cell office:value-type="string" table:content-validation-name="val15" table:style-name="ce34">
            <text:p>Compliancehbfm10011</text:p>
          </table:table-cell>
          <table:table-cell table:content-validation-name="val16" table:style-name="ce35"/>
          <table:table-cell office:value-type="string" table:content-validation-name="val17" table:style-name="ce34">
            <text:p>Corporate Governancehbfm10014</text:p>
          </table:table-cell>
          <table:table-cell office:value-type="string" table:content-validation-name="val18" table:style-name="ce35">
            <text:p>Aufsichtsrat/Beirathbfm10015, Compliance hbfm10016</text:p>
          </table:table-cell>
          <table:table-cell table:content-validation-name="val19" table:style-name="ce34"/>
          <table:table-cell table:style-name="ce35"/>
          <table:table-cell table:content-validation-name="val20" table:style-name="ce34"/>
          <table:table-cell table:content-validation-name="val21" table:style-name="ce35"/>
          <table:table-cell table:number-columns-repeated="16359"/>
        </table:table-row>
        <table:table-row table:style-name="ro1">
          <table:table-cell/>
          <table:table-cell office:value-type="string" table:style-name="ce23">
            <text:p>Erich Schmidt</text:p>
          </table:table-cell>
          <table:table-cell office:value-type="string" table:style-name="ce24">
            <text:p>Werner, Die Familiengesellschaft</text:p>
          </table:table-cell>
          <table:table-cell table:content-validation-name="val1" table:style-name="ce11"/>
          <table:table-cell table:content-validation-name="val4" table:style-name="ce12"/>
          <table:table-cell table:content-validation-name="val10" table:style-name="ce11"/>
          <table:table-cell table:style-name="ce16"/>
          <table:table-cell table:content-validation-name="val5" table:style-name="ce11"/>
          <table:table-cell table:content-validation-name="val6" table:style-name="ce12"/>
          <table:table-cell table:content-validation-name="val2" table:style-name="ce15"/>
          <table:table-cell table:content-validation-name="val3" table:style-name="ce12"/>
          <table:table-cell table:style-name="ce15"/>
          <table:table-cell table:style-name="ce16"/>
          <table:table-cell table:content-validation-name="val12" table:style-name="ce34"/>
          <table:table-cell table:content-validation-name="val11" table:style-name="ce35"/>
          <table:table-cell table:content-validation-name="val13" table:style-name="ce34"/>
          <table:table-cell table:content-validation-name="val14" table:style-name="ce35"/>
          <table:table-cell table:content-validation-name="val15" table:style-name="ce34"/>
          <table:table-cell table:content-validation-name="val16" table:style-name="ce35"/>
          <table:table-cell table:content-validation-name="val17" table:style-name="ce34"/>
          <table:table-cell table:content-validation-name="val18" table:style-name="ce35"/>
          <table:table-cell table:content-validation-name="val19" table:style-name="ce34"/>
          <table:table-cell table:style-name="ce35"/>
          <table:table-cell office:value-type="string" table:content-validation-name="val20" table:style-name="ce34">
            <text:p>Managementhbfm10018</text:p>
          </table:table-cell>
          <table:table-cell office:value-type="string" table:content-validation-name="val21" table:style-name="ce35">
            <text:p>Familienunternehmenhbfm10021</text:p>
          </table:table-cell>
          <table:table-cell table:number-columns-repeated="16359"/>
        </table:table-row>
        <table:table-row table:style-name="ro1">
          <table:table-cell/>
          <table:table-cell office:value-type="string" table:style-name="ce23">
            <text:p>Erich Schmidt</text:p>
          </table:table-cell>
          <table:table-cell office:value-type="string" table:style-name="ce24">
            <text:p>Raabe, Die Mitbestimmung im Aufsichtsrat</text:p>
          </table:table-cell>
          <table:table-cell table:content-validation-name="val1" table:style-name="ce11"/>
          <table:table-cell table:content-validation-name="val4" table:style-name="ce12"/>
          <table:table-cell table:content-validation-name="val10" table:style-name="ce11"/>
          <table:table-cell table:style-name="ce16"/>
          <table:table-cell table:content-validation-name="val5" table:style-name="ce11"/>
          <table:table-cell table:content-validation-name="val6" table:style-name="ce12"/>
          <table:table-cell table:content-validation-name="val2" table:style-name="ce15"/>
          <table:table-cell table:content-validation-name="val3" table:style-name="ce12"/>
          <table:table-cell table:style-name="ce15"/>
          <table:table-cell table:style-name="ce16"/>
          <table:table-cell office:value-type="string" table:content-validation-name="val12" table:style-name="ce34">
            <text:p>Aufsichtsrat/Beirathbfm10001</text:p>
          </table:table-cell>
          <table:table-cell office:value-type="string" table:content-validation-name="val11" table:style-name="ce35">
            <text:p>Mitbestimmunghbfm10003</text:p>
          </table:table-cell>
          <table:table-cell table:content-validation-name="val13" table:style-name="ce34"/>
          <table:table-cell table:content-validation-name="val14" table:style-name="ce35"/>
          <table:table-cell table:content-validation-name="val15" table:style-name="ce34"/>
          <table:table-cell table:content-validation-name="val16" table:style-name="ce35"/>
          <table:table-cell table:content-validation-name="val17" table:style-name="ce34"/>
          <table:table-cell table:content-validation-name="val18" table:style-name="ce35"/>
          <table:table-cell table:content-validation-name="val19" table:style-name="ce34"/>
          <table:table-cell table:style-name="ce35"/>
          <table:table-cell table:content-validation-name="val20" table:style-name="ce34"/>
          <table:table-cell table:content-validation-name="val21" table:style-name="ce35"/>
          <table:table-cell table:number-columns-repeated="16359"/>
        </table:table-row>
        <table:table-row table:style-name="ro1">
          <table:table-cell/>
          <table:table-cell office:value-type="string" table:style-name="ce23">
            <text:p>Erich Schmidt</text:p>
          </table:table-cell>
          <table:table-cell office:value-type="string" table:style-name="ce24">
            <text:p>Zülch/Beyhs/Hoffmann/Hirschböck, Enforcement-Guide</text:p>
          </table:table-cell>
          <table:table-cell table:content-validation-name="val1" table:style-name="ce11"/>
          <table:table-cell table:content-validation-name="val4" table:style-name="ce12"/>
          <table:table-cell table:content-validation-name="val10" table:style-name="ce11"/>
          <table:table-cell table:style-name="ce16"/>
          <table:table-cell table:content-validation-name="val5" table:style-name="ce11"/>
          <table:table-cell table:content-validation-name="val6" table:style-name="ce12"/>
          <table:table-cell table:content-validation-name="val2" table:style-name="ce15"/>
          <table:table-cell table:content-validation-name="val3" table:style-name="ce12"/>
          <table:table-cell table:style-name="ce15"/>
          <table:table-cell table:style-name="ce16"/>
          <table:table-cell table:content-validation-name="val12" table:style-name="ce34"/>
          <table:table-cell table:content-validation-name="val11" table:style-name="ce35"/>
          <table:table-cell office:value-type="string" table:content-validation-name="val13" table:style-name="ce34">
            <text:p>Betriebswirtschaft hbfm10005</text:p>
          </table:table-cell>
          <table:table-cell office:value-type="string" table:content-validation-name="val14" table:style-name="ce35">
            <text:p>Rechnungslegunghbfm10008</text:p>
          </table:table-cell>
          <table:table-cell table:content-validation-name="val15" table:style-name="ce34"/>
          <table:table-cell table:content-validation-name="val16" table:style-name="ce35"/>
          <table:table-cell table:content-validation-name="val17" table:style-name="ce34"/>
          <table:table-cell table:content-validation-name="val18" table:style-name="ce35"/>
          <table:table-cell table:content-validation-name="val19" table:style-name="ce34"/>
          <table:table-cell table:style-name="ce35"/>
          <table:table-cell table:content-validation-name="val20" table:style-name="ce34"/>
          <table:table-cell table:content-validation-name="val21" table:style-name="ce35"/>
          <table:table-cell table:number-columns-repeated="16359"/>
        </table:table-row>
        <table:table-row table:style-name="ro1">
          <table:table-cell/>
          <table:table-cell office:value-type="string" table:style-name="ce23">
            <text:p>Erich Schmidt</text:p>
          </table:table-cell>
          <table:table-cell office:value-type="string" table:style-name="ce24">
            <text:p>Koeberle-Schmid/Fahrion/Witt, Family Business Governance</text:p>
          </table:table-cell>
          <table:table-cell table:content-validation-name="val1" table:style-name="ce11"/>
          <table:table-cell table:content-validation-name="val4" table:style-name="ce12"/>
          <table:table-cell table:content-validation-name="val10" table:style-name="ce11"/>
          <table:table-cell table:style-name="ce16"/>
          <table:table-cell table:content-validation-name="val5" table:style-name="ce11"/>
          <table:table-cell table:content-validation-name="val6" table:style-name="ce12"/>
          <table:table-cell table:content-validation-name="val2" table:style-name="ce15"/>
          <table:table-cell table:content-validation-name="val3" table:style-name="ce12"/>
          <table:table-cell table:style-name="ce15"/>
          <table:table-cell table:style-name="ce16"/>
          <table:table-cell office:value-type="string" table:content-validation-name="val12" table:style-name="ce34">
            <text:p>Aufsichtsrat/Beirathbfm10001</text:p>
          </table:table-cell>
          <table:table-cell office:value-type="string" table:content-validation-name="val11" table:style-name="ce35">
            <text:p>Familienunternehmenhbfm10002</text:p>
          </table:table-cell>
          <table:table-cell table:content-validation-name="val13" table:style-name="ce34"/>
          <table:table-cell table:content-validation-name="val14" table:style-name="ce35"/>
          <table:table-cell table:content-validation-name="val15" table:style-name="ce34"/>
          <table:table-cell table:content-validation-name="val16" table:style-name="ce35"/>
          <table:table-cell table:content-validation-name="val17" table:style-name="ce34"/>
          <table:table-cell table:content-validation-name="val18" table:style-name="ce35"/>
          <table:table-cell table:content-validation-name="val19" table:style-name="ce34"/>
          <table:table-cell table:style-name="ce35"/>
          <table:table-cell table:content-validation-name="val20" table:style-name="ce34"/>
          <table:table-cell table:content-validation-name="val21" table:style-name="ce35"/>
          <table:table-cell table:number-columns-repeated="16359"/>
        </table:table-row>
        <table:table-row table:style-name="ro1">
          <table:table-cell/>
          <table:table-cell office:value-type="string" table:style-name="ce23">
            <text:p>Erich Schmidt</text:p>
          </table:table-cell>
          <table:table-cell office:value-type="string" table:style-name="ce24">
            <text:p>Peemöller/Kregel, Grundlagen der Internen Revision</text:p>
          </table:table-cell>
          <table:table-cell table:content-validation-name="val1" table:style-name="ce11"/>
          <table:table-cell table:content-validation-name="val4" table:style-name="ce12"/>
          <table:table-cell table:content-validation-name="val10" table:style-name="ce11"/>
          <table:table-cell table:style-name="ce16"/>
          <table:table-cell table:content-validation-name="val5" table:style-name="ce11"/>
          <table:table-cell table:content-validation-name="val6" table:style-name="ce12"/>
          <table:table-cell table:content-validation-name="val2" table:style-name="ce15"/>
          <table:table-cell table:content-validation-name="val3" table:style-name="ce12"/>
          <table:table-cell table:style-name="ce15"/>
          <table:table-cell table:style-name="ce16"/>
          <table:table-cell table:content-validation-name="val12" table:style-name="ce34"/>
          <table:table-cell table:content-validation-name="val11" table:style-name="ce35"/>
          <table:table-cell table:content-validation-name="val13" table:style-name="ce34"/>
          <table:table-cell table:content-validation-name="val14" table:style-name="ce35"/>
          <table:table-cell table:content-validation-name="val15" table:style-name="ce34"/>
          <table:table-cell table:content-validation-name="val16" table:style-name="ce35"/>
          <table:table-cell office:value-type="string" table:content-validation-name="val17" table:style-name="ce34">
            <text:p>Corporate Governancehbfm10014</text:p>
          </table:table-cell>
          <table:table-cell office:value-type="string" table:content-validation-name="val18" table:style-name="ce35">
            <text:p>Aufsichtsrat/Beirathbfm10015</text:p>
          </table:table-cell>
          <table:table-cell table:content-validation-name="val19" table:style-name="ce34"/>
          <table:table-cell table:style-name="ce35"/>
          <table:table-cell table:content-validation-name="val20" table:style-name="ce34"/>
          <table:table-cell table:content-validation-name="val21" table:style-name="ce35"/>
          <table:table-cell table:number-columns-repeated="16359"/>
        </table:table-row>
        <table:table-row table:style-name="ro1">
          <table:table-cell/>
          <table:table-cell office:value-type="string" table:style-name="ce23">
            <text:p>Erich Schmidt</text:p>
          </table:table-cell>
          <table:table-cell office:value-type="string" table:style-name="ce24">
            <text:p>Günther/Ruter, Grundsätze nachhaltiger Unternehmensführung</text:p>
          </table:table-cell>
          <table:table-cell table:content-validation-name="val1" table:style-name="ce11"/>
          <table:table-cell table:content-validation-name="val4" table:style-name="ce12"/>
          <table:table-cell table:content-validation-name="val10" table:style-name="ce11"/>
          <table:table-cell table:style-name="ce16"/>
          <table:table-cell table:content-validation-name="val5" table:style-name="ce11"/>
          <table:table-cell table:content-validation-name="val6" table:style-name="ce12"/>
          <table:table-cell table:content-validation-name="val2" table:style-name="ce15"/>
          <table:table-cell table:content-validation-name="val3" table:style-name="ce12"/>
          <table:table-cell table:style-name="ce15"/>
          <table:table-cell table:style-name="ce16"/>
          <table:table-cell table:content-validation-name="val12" table:style-name="ce34"/>
          <table:table-cell table:content-validation-name="val11" table:style-name="ce35"/>
          <table:table-cell table:content-validation-name="val13" table:style-name="ce34"/>
          <table:table-cell table:content-validation-name="val14" table:style-name="ce35"/>
          <table:table-cell table:content-validation-name="val15" table:style-name="ce34"/>
          <table:table-cell table:content-validation-name="val16" table:style-name="ce35"/>
          <table:table-cell table:content-validation-name="val17" table:style-name="ce34"/>
          <table:table-cell table:content-validation-name="val18" table:style-name="ce35"/>
          <table:table-cell table:content-validation-name="val19" table:style-name="ce34"/>
          <table:table-cell table:style-name="ce35"/>
          <table:table-cell office:value-type="string" table:content-validation-name="val20" table:style-name="ce34">
            <text:p>Managementhbfm10018</text:p>
          </table:table-cell>
          <table:table-cell office:value-type="string" table:content-validation-name="val21" table:style-name="ce35">
            <text:p>Aufsichtsrat/Beirathbfm10019, Unternehmensführunghbfm10026</text:p>
          </table:table-cell>
          <table:table-cell table:number-columns-repeated="16359"/>
        </table:table-row>
        <table:table-row table:style-name="ro1">
          <table:table-cell/>
          <table:table-cell office:value-type="string" table:style-name="ce23">
            <text:p>Erich Schmidt</text:p>
          </table:table-cell>
          <table:table-cell office:value-type="string" table:style-name="ce24">
            <text:p>Hölscher/Altenhain, Handbuch Aufsichts- und Verwaltungsräte in Kreditinstituten</text:p>
          </table:table-cell>
          <table:table-cell table:content-validation-name="val1" table:style-name="ce11"/>
          <table:table-cell table:content-validation-name="val4" table:style-name="ce12"/>
          <table:table-cell table:content-validation-name="val10" table:style-name="ce11"/>
          <table:table-cell table:style-name="ce16"/>
          <table:table-cell table:content-validation-name="val5" table:style-name="ce11"/>
          <table:table-cell table:content-validation-name="val6" table:style-name="ce12"/>
          <table:table-cell table:content-validation-name="val2" table:style-name="ce15"/>
          <table:table-cell table:content-validation-name="val3" table:style-name="ce12"/>
          <table:table-cell table:style-name="ce15"/>
          <table:table-cell table:style-name="ce16"/>
          <table:table-cell office:value-type="string" table:content-validation-name="val12" table:style-name="ce34">
            <text:p>Aufsichtsrat/Beirathbfm10001</text:p>
          </table:table-cell>
          <table:table-cell table:content-validation-name="val11" table:style-name="ce35"/>
          <table:table-cell table:content-validation-name="val13" table:style-name="ce34"/>
          <table:table-cell table:content-validation-name="val14" table:style-name="ce35"/>
          <table:table-cell table:content-validation-name="val15" table:style-name="ce34"/>
          <table:table-cell table:content-validation-name="val16" table:style-name="ce35"/>
          <table:table-cell table:content-validation-name="val17" table:style-name="ce34"/>
          <table:table-cell table:content-validation-name="val18" table:style-name="ce35"/>
          <table:table-cell table:content-validation-name="val19" table:style-name="ce34"/>
          <table:table-cell table:style-name="ce35"/>
          <table:table-cell table:content-validation-name="val20" table:style-name="ce34"/>
          <table:table-cell table:content-validation-name="val21" table:style-name="ce35"/>
          <table:table-cell table:number-columns-repeated="16359"/>
        </table:table-row>
        <table:table-row table:style-name="ro1">
          <table:table-cell/>
          <table:table-cell office:value-type="string" table:style-name="ce23">
            <text:p>Erich Schmidt</text:p>
          </table:table-cell>
          <table:table-cell office:value-type="string" table:style-name="ce24">
            <text:p>Passarge/Behringer, Handbuch Compliance international</text:p>
          </table:table-cell>
          <table:table-cell table:content-validation-name="val1" table:style-name="ce11"/>
          <table:table-cell table:content-validation-name="val4" table:style-name="ce12"/>
          <table:table-cell table:content-validation-name="val10" table:style-name="ce11"/>
          <table:table-cell table:style-name="ce16"/>
          <table:table-cell table:content-validation-name="val5" table:style-name="ce11"/>
          <table:table-cell table:content-validation-name="val6" table:style-name="ce12"/>
          <table:table-cell table:content-validation-name="val2" table:style-name="ce15"/>
          <table:table-cell table:content-validation-name="val3" table:style-name="ce12"/>
          <table:table-cell table:style-name="ce15"/>
          <table:table-cell table:style-name="ce16"/>
          <table:table-cell table:content-validation-name="val12" table:style-name="ce34"/>
          <table:table-cell table:content-validation-name="val11" table:style-name="ce35"/>
          <table:table-cell table:content-validation-name="val13" table:style-name="ce34"/>
          <table:table-cell table:content-validation-name="val14" table:style-name="ce35"/>
          <table:table-cell office:value-type="string" table:content-validation-name="val15" table:style-name="ce34">
            <text:p>Compliancehbfm10011</text:p>
          </table:table-cell>
          <table:table-cell office:value-type="string" table:content-validation-name="val16" table:style-name="ce35">
            <text:p>Aufsichtsrat/Beirat hbfm10012, Unternehmensführunghbfm10013</text:p>
          </table:table-cell>
          <table:table-cell table:content-validation-name="val17" table:style-name="ce34"/>
          <table:table-cell table:content-validation-name="val18" table:style-name="ce35"/>
          <table:table-cell table:content-validation-name="val19" table:style-name="ce34"/>
          <table:table-cell table:style-name="ce35"/>
          <table:table-cell table:content-validation-name="val20" table:style-name="ce34"/>
          <table:table-cell table:content-validation-name="val21" table:style-name="ce35"/>
          <table:table-cell table:number-columns-repeated="16359"/>
        </table:table-row>
        <table:table-row table:style-name="ro1">
          <table:table-cell/>
          <table:table-cell office:value-type="string" table:style-name="ce23">
            <text:p>Erich Schmidt</text:p>
          </table:table-cell>
          <table:table-cell office:value-type="string" table:style-name="ce24">
            <text:p>Wieland/Steinmeyer/Grüninger, Handbuch Compliance-Management</text:p>
          </table:table-cell>
          <table:table-cell table:content-validation-name="val1" table:style-name="ce11"/>
          <table:table-cell table:content-validation-name="val4" table:style-name="ce12"/>
          <table:table-cell table:content-validation-name="val10" table:style-name="ce11"/>
          <table:table-cell table:style-name="ce16"/>
          <table:table-cell table:content-validation-name="val5" table:style-name="ce11"/>
          <table:table-cell table:style-name="ce16"/>
          <table:table-cell table:content-validation-name="val2" table:style-name="ce15"/>
          <table:table-cell table:content-validation-name="val3" table:style-name="ce12"/>
          <table:table-cell table:style-name="ce15"/>
          <table:table-cell table:style-name="ce16"/>
          <table:table-cell table:content-validation-name="val12" table:style-name="ce34"/>
          <table:table-cell table:content-validation-name="val11" table:style-name="ce35"/>
          <table:table-cell table:content-validation-name="val13" table:style-name="ce34"/>
          <table:table-cell table:content-validation-name="val14" table:style-name="ce35"/>
          <table:table-cell office:value-type="string" table:content-validation-name="val15" table:style-name="ce34">
            <text:p>Compliancehbfm10011</text:p>
          </table:table-cell>
          <table:table-cell office:value-type="string" table:content-validation-name="val16" table:style-name="ce35">
            <text:p>Aufsichtsrat/Beirat hbfm10012, Unternehmensführunghbfm10013</text:p>
          </table:table-cell>
          <table:table-cell table:content-validation-name="val17" table:style-name="ce34"/>
          <table:table-cell table:content-validation-name="val18" table:style-name="ce35"/>
          <table:table-cell table:content-validation-name="val19" table:style-name="ce34"/>
          <table:table-cell table:style-name="ce35"/>
          <table:table-cell table:content-validation-name="val20" table:style-name="ce34"/>
          <table:table-cell table:content-validation-name="val21" table:style-name="ce35"/>
          <table:table-cell table:number-columns-repeated="16359"/>
        </table:table-row>
        <table:table-row table:style-name="ro1">
          <table:table-cell/>
          <table:table-cell office:value-type="string" table:style-name="ce23">
            <text:p>Erich Schmidt</text:p>
          </table:table-cell>
          <table:table-cell office:value-type="string" table:style-name="ce24">
            <text:p>Bolin/Dreyer/Schäfer, Handbuch handelsrechtliche Rechnungslegung</text:p>
          </table:table-cell>
          <table:table-cell table:content-validation-name="val1" table:style-name="ce11"/>
          <table:table-cell table:content-validation-name="val4" table:style-name="ce12"/>
          <table:table-cell table:content-validation-name="val10" table:style-name="ce11"/>
          <table:table-cell table:style-name="ce16"/>
          <table:table-cell table:content-validation-name="val5" table:style-name="ce11"/>
          <table:table-cell table:style-name="ce16"/>
          <table:table-cell table:content-validation-name="val2" table:style-name="ce15"/>
          <table:table-cell table:content-validation-name="val3" table:style-name="ce12"/>
          <table:table-cell table:style-name="ce15"/>
          <table:table-cell table:style-name="ce16"/>
          <table:table-cell table:content-validation-name="val12" table:style-name="ce34"/>
          <table:table-cell table:content-validation-name="val11" table:style-name="ce35"/>
          <table:table-cell office:value-type="string" table:content-validation-name="val13" table:style-name="ce34">
            <text:p>Betriebswirtschaft hbfm10005</text:p>
          </table:table-cell>
          <table:table-cell office:value-type="string" table:content-validation-name="val14" table:style-name="ce35">
            <text:p>Rechnungslegunghbfm10008</text:p>
          </table:table-cell>
          <table:table-cell table:content-validation-name="val15" table:style-name="ce34"/>
          <table:table-cell table:content-validation-name="val16" table:style-name="ce35"/>
          <table:table-cell table:content-validation-name="val17" table:style-name="ce34"/>
          <table:table-cell table:content-validation-name="val18" table:style-name="ce35"/>
          <table:table-cell table:content-validation-name="val19" table:style-name="ce34"/>
          <table:table-cell table:style-name="ce35"/>
          <table:table-cell table:content-validation-name="val20" table:style-name="ce34"/>
          <table:table-cell table:content-validation-name="val21" table:style-name="ce35"/>
          <table:table-cell table:number-columns-repeated="16359"/>
        </table:table-row>
        <table:table-row table:style-name="ro1">
          <table:table-cell/>
          <table:table-cell office:value-type="string" table:style-name="ce23">
            <text:p>Erich Schmidt</text:p>
          </table:table-cell>
          <table:table-cell office:value-type="string" table:style-name="ce24">
            <text:p>Freidank/Müller/Velte, Handbuch Integrated Reporting</text:p>
          </table:table-cell>
          <table:table-cell table:content-validation-name="val1" table:style-name="ce11"/>
          <table:table-cell table:content-validation-name="val4" table:style-name="ce12"/>
          <table:table-cell table:content-validation-name="val10" table:style-name="ce11"/>
          <table:table-cell table:style-name="ce16"/>
          <table:table-cell table:content-validation-name="val5" table:style-name="ce11"/>
          <table:table-cell table:style-name="ce16"/>
          <table:table-cell table:content-validation-name="val2" table:style-name="ce15"/>
          <table:table-cell table:content-validation-name="val3" table:style-name="ce12"/>
          <table:table-cell table:style-name="ce15"/>
          <table:table-cell table:style-name="ce16"/>
          <table:table-cell table:content-validation-name="val12" table:style-name="ce34"/>
          <table:table-cell table:content-validation-name="val11" table:style-name="ce35"/>
          <table:table-cell office:value-type="string" table:content-validation-name="val13" table:style-name="ce34">
            <text:p>Betriebswirtschaft hbfm10005</text:p>
          </table:table-cell>
          <table:table-cell office:value-type="string" table:content-validation-name="val14" table:style-name="ce35">
            <text:p>Rechnungslegunghbfm10008</text:p>
          </table:table-cell>
          <table:table-cell table:content-validation-name="val15" table:style-name="ce34"/>
          <table:table-cell table:content-validation-name="val16" table:style-name="ce35"/>
          <table:table-cell table:content-validation-name="val17" table:style-name="ce34"/>
          <table:table-cell table:content-validation-name="val18" table:style-name="ce35"/>
          <table:table-cell table:content-validation-name="val19" table:style-name="ce34"/>
          <table:table-cell table:style-name="ce35"/>
          <table:table-cell table:content-validation-name="val20" table:style-name="ce34"/>
          <table:table-cell table:content-validation-name="val21" table:style-name="ce35"/>
          <table:table-cell table:number-columns-repeated="16359"/>
        </table:table-row>
        <table:table-row table:style-name="ro1">
          <table:table-cell/>
          <table:table-cell office:value-type="string" table:style-name="ce23">
            <text:p>Erich Schmidt</text:p>
          </table:table-cell>
          <table:table-cell office:value-type="string" table:style-name="ce24">
            <text:p>Bungartz, Handbuch Interne Kontrollsysteme (IKS)</text:p>
          </table:table-cell>
          <table:table-cell table:content-validation-name="val1" table:style-name="ce11"/>
          <table:table-cell table:content-validation-name="val4" table:style-name="ce12"/>
          <table:table-cell table:content-validation-name="val10" table:style-name="ce11"/>
          <table:table-cell table:style-name="ce16"/>
          <table:table-cell table:content-validation-name="val5" table:style-name="ce11"/>
          <table:table-cell table:style-name="ce16"/>
          <table:table-cell table:content-validation-name="val2" table:style-name="ce15"/>
          <table:table-cell table:content-validation-name="val3" table:style-name="ce12"/>
          <table:table-cell table:style-name="ce15"/>
          <table:table-cell table:style-name="ce16"/>
          <table:table-cell table:content-validation-name="val12" table:style-name="ce34"/>
          <table:table-cell table:content-validation-name="val11" table:style-name="ce35"/>
          <table:table-cell table:content-validation-name="val13" table:style-name="ce34"/>
          <table:table-cell table:content-validation-name="val14" table:style-name="ce35"/>
          <table:table-cell table:content-validation-name="val15" table:style-name="ce34"/>
          <table:table-cell table:content-validation-name="val16" table:style-name="ce35"/>
          <table:table-cell office:value-type="string" table:content-validation-name="val17" table:style-name="ce34">
            <text:p>Corporate Governancehbfm10014</text:p>
          </table:table-cell>
          <table:table-cell table:content-validation-name="val18" table:style-name="ce35"/>
          <table:table-cell table:content-validation-name="val19" table:style-name="ce34"/>
          <table:table-cell table:style-name="ce35"/>
          <table:table-cell table:content-validation-name="val20" table:style-name="ce34"/>
          <table:table-cell table:content-validation-name="val21" table:style-name="ce35"/>
          <table:table-cell table:number-columns-repeated="16359"/>
        </table:table-row>
        <table:table-row table:style-name="ro1">
          <table:table-cell/>
          <table:table-cell office:value-type="string" table:style-name="ce23">
            <text:p>Erich Schmidt</text:p>
          </table:table-cell>
          <table:table-cell office:value-type="string" table:style-name="ce24">
            <text:p>Müller/Stute/Withus, Handbuch Lagebericht</text:p>
          </table:table-cell>
          <table:table-cell table:content-validation-name="val1" table:style-name="ce11"/>
          <table:table-cell table:content-validation-name="val4" table:style-name="ce12"/>
          <table:table-cell table:content-validation-name="val10" table:style-name="ce11"/>
          <table:table-cell table:style-name="ce16"/>
          <table:table-cell table:content-validation-name="val5" table:style-name="ce11"/>
          <table:table-cell table:style-name="ce16"/>
          <table:table-cell table:content-validation-name="val2" table:style-name="ce15"/>
          <table:table-cell table:content-validation-name="val3" table:style-name="ce12"/>
          <table:table-cell table:style-name="ce15"/>
          <table:table-cell table:style-name="ce16"/>
          <table:table-cell table:content-validation-name="val12" table:style-name="ce34"/>
          <table:table-cell table:content-validation-name="val11" table:style-name="ce35"/>
          <table:table-cell office:value-type="string" table:content-validation-name="val13" table:style-name="ce34">
            <text:p>Betriebswirtschaft hbfm10005</text:p>
          </table:table-cell>
          <table:table-cell office:value-type="string" table:content-validation-name="val14" table:style-name="ce35">
            <text:p>M&amp;Ahbfm10009, Rechnungslegunghbfm10008</text:p>
          </table:table-cell>
          <table:table-cell table:content-validation-name="val15" table:style-name="ce34"/>
          <table:table-cell table:content-validation-name="val16" table:style-name="ce35"/>
          <table:table-cell table:content-validation-name="val17" table:style-name="ce34"/>
          <table:table-cell table:content-validation-name="val18" table:style-name="ce35"/>
          <table:table-cell table:content-validation-name="val19" table:style-name="ce34"/>
          <table:table-cell table:style-name="ce35"/>
          <table:table-cell table:content-validation-name="val20" table:style-name="ce34"/>
          <table:table-cell table:content-validation-name="val21" table:style-name="ce35"/>
          <table:table-cell table:number-columns-repeated="16359"/>
        </table:table-row>
        <table:table-row table:style-name="ro1">
          <table:table-cell/>
          <table:table-cell office:value-type="string" table:style-name="ce23">
            <text:p>Erich Schmidt</text:p>
          </table:table-cell>
          <table:table-cell office:value-type="string" table:style-name="ce24">
            <text:p>KSI – Krisen-, Sanierungs- und Insolvenzberatung</text:p>
          </table:table-cell>
          <table:table-cell table:content-validation-name="val1" table:style-name="ce11"/>
          <table:table-cell table:content-validation-name="val4" table:style-name="ce12"/>
          <table:table-cell table:content-validation-name="val10" table:style-name="ce11"/>
          <table:table-cell table:style-name="ce16"/>
          <table:table-cell table:content-validation-name="val5" table:style-name="ce11"/>
          <table:table-cell table:style-name="ce16"/>
          <table:table-cell table:content-validation-name="val2" table:style-name="ce15"/>
          <table:table-cell table:content-validation-name="val3" table:style-name="ce12"/>
          <table:table-cell table:style-name="ce15"/>
          <table:table-cell table:style-name="ce16"/>
          <table:table-cell table:content-validation-name="val12" table:style-name="ce34"/>
          <table:table-cell table:content-validation-name="val11" table:style-name="ce35"/>
          <table:table-cell table:content-validation-name="val13" table:style-name="ce34"/>
          <table:table-cell table:content-validation-name="val14" table:style-name="ce35"/>
          <table:table-cell table:content-validation-name="val15" table:style-name="ce34"/>
          <table:table-cell table:content-validation-name="val16" table:style-name="ce35"/>
          <table:table-cell table:content-validation-name="val17" table:style-name="ce34"/>
          <table:table-cell table:content-validation-name="val18" table:style-name="ce35"/>
          <table:table-cell table:content-validation-name="val19" table:style-name="ce34"/>
          <table:table-cell table:style-name="ce35"/>
          <table:table-cell office:value-type="string" table:content-validation-name="val20" table:style-name="ce34">
            <text:p>Managementhbfm10018</text:p>
          </table:table-cell>
          <table:table-cell office:value-type="string" table:content-validation-name="val21" table:style-name="ce35">
            <text:p>Unternehmensführunghbfm10026</text:p>
          </table:table-cell>
          <table:table-cell table:number-columns-repeated="16359"/>
        </table:table-row>
        <table:table-row table:style-name="ro1">
          <table:table-cell/>
          <table:table-cell office:value-type="string" table:style-name="ce23">
            <text:p>Erich Schmidt</text:p>
          </table:table-cell>
          <table:table-cell office:value-type="string" table:style-name="ce24">
            <text:p>Gleißner/Romeike, Praxishandbuch Risikomanagement</text:p>
          </table:table-cell>
          <table:table-cell table:content-validation-name="val1" table:style-name="ce11"/>
          <table:table-cell table:content-validation-name="val4" table:style-name="ce12"/>
          <table:table-cell table:content-validation-name="val10" table:style-name="ce11"/>
          <table:table-cell table:style-name="ce16"/>
          <table:table-cell table:content-validation-name="val5" table:style-name="ce11"/>
          <table:table-cell table:style-name="ce16"/>
          <table:table-cell table:content-validation-name="val2" table:style-name="ce15"/>
          <table:table-cell table:content-validation-name="val3" table:style-name="ce12"/>
          <table:table-cell table:style-name="ce15"/>
          <table:table-cell table:style-name="ce16"/>
          <table:table-cell office:value-type="string" table:content-validation-name="val12" table:style-name="ce34">
            <text:p>Aufsichtsrat/Beirathbfm10001</text:p>
          </table:table-cell>
          <table:table-cell office:value-type="string" table:content-validation-name="val11" table:style-name="ce35">
            <text:p>Risikomanagementhbfm10004</text:p>
          </table:table-cell>
          <table:table-cell table:content-validation-name="val13" table:style-name="ce34"/>
          <table:table-cell table:content-validation-name="val14" table:style-name="ce35"/>
          <table:table-cell table:content-validation-name="val15" table:style-name="ce34"/>
          <table:table-cell table:content-validation-name="val16" table:style-name="ce35"/>
          <table:table-cell table:content-validation-name="val17" table:style-name="ce34"/>
          <table:table-cell table:content-validation-name="val18" table:style-name="ce35"/>
          <table:table-cell table:content-validation-name="val19" table:style-name="ce34"/>
          <table:table-cell table:style-name="ce35"/>
          <table:table-cell office:value-type="string" table:content-validation-name="val20" table:style-name="ce34">
            <text:p>Managementhbfm10018</text:p>
          </table:table-cell>
          <table:table-cell office:value-type="string" table:content-validation-name="val21" table:style-name="ce35">
            <text:p>Risikomanagement hbfm10024</text:p>
          </table:table-cell>
          <table:table-cell table:number-columns-repeated="16359"/>
        </table:table-row>
        <table:table-row table:style-name="ro1">
          <table:table-cell/>
          <table:table-cell office:value-type="string" table:style-name="ce23">
            <text:p>Erich Schmidt</text:p>
          </table:table-cell>
          <table:table-cell office:value-type="string" table:style-name="ce24">
            <text:p>Exler, Restrukturierungs- und Turnaround-Management</text:p>
          </table:table-cell>
          <table:table-cell table:content-validation-name="val1" table:style-name="ce11"/>
          <table:table-cell table:content-validation-name="val4" table:style-name="ce12"/>
          <table:table-cell table:content-validation-name="val10" table:style-name="ce11"/>
          <table:table-cell table:style-name="ce16"/>
          <table:table-cell table:content-validation-name="val5" table:style-name="ce11"/>
          <table:table-cell table:style-name="ce16"/>
          <table:table-cell table:content-validation-name="val2" table:style-name="ce15"/>
          <table:table-cell table:content-validation-name="val3" table:style-name="ce12"/>
          <table:table-cell table:style-name="ce15"/>
          <table:table-cell table:style-name="ce16"/>
          <table:table-cell table:content-validation-name="val12" table:style-name="ce34"/>
          <table:table-cell table:content-validation-name="val11" table:style-name="ce35"/>
          <table:table-cell table:content-validation-name="val13" table:style-name="ce34"/>
          <table:table-cell table:content-validation-name="val14" table:style-name="ce35"/>
          <table:table-cell table:content-validation-name="val15" table:style-name="ce34"/>
          <table:table-cell table:content-validation-name="val16" table:style-name="ce35"/>
          <table:table-cell table:content-validation-name="val17" table:style-name="ce34"/>
          <table:table-cell table:content-validation-name="val18" table:style-name="ce35"/>
          <table:table-cell table:content-validation-name="val19" table:style-name="ce34"/>
          <table:table-cell table:style-name="ce35"/>
          <table:table-cell office:value-type="string" table:content-validation-name="val20" table:style-name="ce34">
            <text:p>Managementhbfm10018</text:p>
          </table:table-cell>
          <table:table-cell office:value-type="string" table:content-validation-name="val21" table:style-name="ce35">
            <text:p>Unternehmensführunghbfm10026</text:p>
          </table:table-cell>
          <table:table-cell table:number-columns-repeated="16359"/>
        </table:table-row>
        <table:table-row table:style-name="ro1">
          <table:table-cell/>
          <table:table-cell office:value-type="string" table:style-name="ce23">
            <text:p>Erich Schmidt</text:p>
          </table:table-cell>
          <table:table-cell office:value-type="string" table:style-name="ce24">
            <text:p>Freidank/Velte, Unternehmenssteuerung im Umbruch</text:p>
          </table:table-cell>
          <table:table-cell table:content-validation-name="val1" table:style-name="ce11"/>
          <table:table-cell table:content-validation-name="val4" table:style-name="ce12"/>
          <table:table-cell table:content-validation-name="val10" table:style-name="ce11"/>
          <table:table-cell table:style-name="ce16"/>
          <table:table-cell table:content-validation-name="val5" table:style-name="ce11"/>
          <table:table-cell table:style-name="ce16"/>
          <table:table-cell table:content-validation-name="val2" table:style-name="ce15"/>
          <table:table-cell table:content-validation-name="val3" table:style-name="ce12"/>
          <table:table-cell table:style-name="ce15"/>
          <table:table-cell table:style-name="ce16"/>
          <table:table-cell table:content-validation-name="val12" table:style-name="ce34"/>
          <table:table-cell table:content-validation-name="val11" table:style-name="ce35"/>
          <table:table-cell table:content-validation-name="val13" table:style-name="ce34"/>
          <table:table-cell table:content-validation-name="val14" table:style-name="ce35"/>
          <table:table-cell table:content-validation-name="val15" table:style-name="ce34"/>
          <table:table-cell table:content-validation-name="val16" table:style-name="ce35"/>
          <table:table-cell table:content-validation-name="val17" table:style-name="ce34"/>
          <table:table-cell table:content-validation-name="val18" table:style-name="ce35"/>
          <table:table-cell table:content-validation-name="val19" table:style-name="ce34"/>
          <table:table-cell table:style-name="ce35"/>
          <table:table-cell office:value-type="string" table:content-validation-name="val20" table:style-name="ce34">
            <text:p>Managementhbfm10018</text:p>
          </table:table-cell>
          <table:table-cell office:value-type="string" table:content-validation-name="val21" table:style-name="ce35">
            <text:p>Unternehmensführunghbfm10026, Aufsichtsrat/Beirathbfm10019</text:p>
          </table:table-cell>
          <table:table-cell table:number-columns-repeated="16359"/>
        </table:table-row>
        <table:table-row table:style-name="ro1">
          <table:table-cell/>
          <table:table-cell office:value-type="string" table:style-name="ce23">
            <text:p>Erich Schmidt</text:p>
          </table:table-cell>
          <table:table-cell office:value-type="string" table:style-name="ce24">
            <text:p>Bruton, Unternehmensstrategie und Verantwortung</text:p>
          </table:table-cell>
          <table:table-cell table:content-validation-name="val1" table:style-name="ce11"/>
          <table:table-cell table:content-validation-name="val4" table:style-name="ce12"/>
          <table:table-cell table:content-validation-name="val10" table:style-name="ce11"/>
          <table:table-cell table:style-name="ce16"/>
          <table:table-cell table:content-validation-name="val5" table:style-name="ce11"/>
          <table:table-cell table:style-name="ce16"/>
          <table:table-cell table:content-validation-name="val2" table:style-name="ce15"/>
          <table:table-cell table:content-validation-name="val3" table:style-name="ce12"/>
          <table:table-cell table:style-name="ce15"/>
          <table:table-cell table:style-name="ce16"/>
          <table:table-cell table:content-validation-name="val12" table:style-name="ce34"/>
          <table:table-cell table:content-validation-name="val11" table:style-name="ce35"/>
          <table:table-cell table:content-validation-name="val13" table:style-name="ce34"/>
          <table:table-cell table:content-validation-name="val14" table:style-name="ce35"/>
          <table:table-cell table:content-validation-name="val15" table:style-name="ce34"/>
          <table:table-cell table:content-validation-name="val16" table:style-name="ce35"/>
          <table:table-cell table:content-validation-name="val17" table:style-name="ce34"/>
          <table:table-cell table:content-validation-name="val18" table:style-name="ce35"/>
          <table:table-cell table:content-validation-name="val19" table:style-name="ce34"/>
          <table:table-cell table:style-name="ce35"/>
          <table:table-cell office:value-type="string" table:content-validation-name="val20" table:style-name="ce34">
            <text:p>Managementhbfm10018</text:p>
          </table:table-cell>
          <table:table-cell office:value-type="string" table:content-validation-name="val21" table:style-name="ce35">
            <text:p>Unternehmensführunghbfm10026, Aufsichtsrat/Beirathbfm10019</text:p>
          </table:table-cell>
          <table:table-cell table:number-columns-repeated="16359"/>
        </table:table-row>
        <table:table-row table:style-name="ro5">
          <table:table-cell/>
          <table:table-cell office:value-type="string" table:style-name="ce23">
            <text:p>Erich Schmidt</text:p>
          </table:table-cell>
          <table:table-cell office:value-type="string" table:style-name="ce24">
            <text:p>Brandmüller/Klinger: Unternehmensverbundene Stiftungen</text:p>
          </table:table-cell>
          <table:table-cell table:content-validation-name="val1" table:style-name="ce11"/>
          <table:table-cell table:content-validation-name="val4" table:style-name="ce12"/>
          <table:table-cell office:value-type="string" table:content-validation-name="val10" table:style-name="ce11">
            <text:p>Steuerrecht &amp; Finanzwesen10602</text:p>
          </table:table-cell>
          <table:table-cell table:style-name="ce16"/>
          <table:table-cell table:content-validation-name="val5" table:style-name="ce11"/>
          <table:table-cell table:style-name="ce16"/>
          <table:table-cell office:value-type="string" table:content-validation-name="val2" table:style-name="ce15">
            <text:p>Wirtschaftsrecht12140</text:p>
          </table:table-cell>
          <table:table-cell table:content-validation-name="val3" table:style-name="ce12"/>
          <table:table-cell table:style-name="ce15"/>
          <table:table-cell table:style-name="ce16"/>
          <table:table-cell table:content-validation-name="val12" table:style-name="ce34"/>
          <table:table-cell table:content-validation-name="val11" table:style-name="ce35"/>
          <table:table-cell table:content-validation-name="val13" table:style-name="ce34"/>
          <table:table-cell table:content-validation-name="val14" table:style-name="ce35"/>
          <table:table-cell table:content-validation-name="val15" table:style-name="ce34"/>
          <table:table-cell table:content-validation-name="val16" table:style-name="ce35"/>
          <table:table-cell table:content-validation-name="val17" table:style-name="ce34"/>
          <table:table-cell table:content-validation-name="val18" table:style-name="ce35"/>
          <table:table-cell table:content-validation-name="val19" table:style-name="ce34"/>
          <table:table-cell table:style-name="ce35"/>
          <table:table-cell table:content-validation-name="val20" table:style-name="ce34"/>
          <table:table-cell table:content-validation-name="val21" table:style-name="ce35"/>
          <table:table-cell table:number-columns-repeated="16359"/>
        </table:table-row>
        <table:table-row table:style-name="ro1">
          <table:table-cell/>
          <table:table-cell office:value-type="string" table:style-name="ce23">
            <text:p>Erich Schmidt</text:p>
          </table:table-cell>
          <table:table-cell office:value-type="string" table:style-name="ce24">
            <text:p>van Kann, Vorstand der AG</text:p>
          </table:table-cell>
          <table:table-cell table:content-validation-name="val1" table:style-name="ce11"/>
          <table:table-cell table:content-validation-name="val4" table:style-name="ce12"/>
          <table:table-cell table:content-validation-name="val10" table:style-name="ce11"/>
          <table:table-cell table:style-name="ce16"/>
          <table:table-cell table:content-validation-name="val5" table:style-name="ce11"/>
          <table:table-cell table:style-name="ce16"/>
          <table:table-cell table:content-validation-name="val2" table:style-name="ce15"/>
          <table:table-cell table:content-validation-name="val3" table:style-name="ce12"/>
          <table:table-cell table:style-name="ce15"/>
          <table:table-cell table:style-name="ce16"/>
          <table:table-cell table:content-validation-name="val12" table:style-name="ce34"/>
          <table:table-cell table:content-validation-name="val11" table:style-name="ce35"/>
          <table:table-cell table:content-validation-name="val13" table:style-name="ce34"/>
          <table:table-cell table:content-validation-name="val14" table:style-name="ce35"/>
          <table:table-cell table:content-validation-name="val15" table:style-name="ce34"/>
          <table:table-cell table:content-validation-name="val16" table:style-name="ce35"/>
          <table:table-cell office:value-type="string" table:content-validation-name="val17" table:style-name="ce34">
            <text:p>Corporate Governancehbfm10014</text:p>
          </table:table-cell>
          <table:table-cell table:style-name="ce35"/>
          <table:table-cell table:content-validation-name="val19" table:style-name="ce34"/>
          <table:table-cell table:style-name="ce35"/>
          <table:table-cell table:content-validation-name="val20" table:style-name="ce34"/>
          <table:table-cell table:content-validation-name="val21" table:style-name="ce35"/>
          <table:table-cell table:number-columns-repeated="16359"/>
        </table:table-row>
        <table:table-row table:style-name="ro1">
          <table:table-cell/>
          <table:table-cell office:value-type="string" table:style-name="ce23">
            <text:p>Erich Schmidt</text:p>
          </table:table-cell>
          <table:table-cell office:value-type="string" table:style-name="ce24">
            <text:p>Peemöller/Krehl/Hofmann, Bilanzskandale</text:p>
          </table:table-cell>
          <table:table-cell table:content-validation-name="val1" table:style-name="ce11"/>
          <table:table-cell table:content-validation-name="val4" table:style-name="ce12"/>
          <table:table-cell table:content-validation-name="val10" table:style-name="ce11"/>
          <table:table-cell table:style-name="ce16"/>
          <table:table-cell table:content-validation-name="val5" table:style-name="ce11"/>
          <table:table-cell table:style-name="ce16"/>
          <table:table-cell table:content-validation-name="val2" table:style-name="ce15"/>
          <table:table-cell table:content-validation-name="val3" table:style-name="ce12"/>
          <table:table-cell table:style-name="ce15"/>
          <table:table-cell table:style-name="ce16"/>
          <table:table-cell table:content-validation-name="val12" table:style-name="ce34"/>
          <table:table-cell table:content-validation-name="val11" table:style-name="ce35"/>
          <table:table-cell office:value-type="string" table:content-validation-name="val13" table:style-name="ce34">
            <text:p>Betriebswirtschaft hbfm10005</text:p>
          </table:table-cell>
          <table:table-cell office:value-type="string" table:content-validation-name="val14" table:style-name="ce35">
            <text:p>Rechnungslegunghbfm10008</text:p>
          </table:table-cell>
          <table:table-cell table:content-validation-name="val15" table:style-name="ce34"/>
          <table:table-cell table:content-validation-name="val16" table:style-name="ce35"/>
          <table:table-cell table:content-validation-name="val17" table:style-name="ce34"/>
          <table:table-cell table:style-name="ce35"/>
          <table:table-cell table:content-validation-name="val19" table:style-name="ce34"/>
          <table:table-cell table:style-name="ce35"/>
          <table:table-cell table:content-validation-name="val20" table:style-name="ce34"/>
          <table:table-cell table:content-validation-name="val21" table:style-name="ce35"/>
          <table:table-cell table:number-columns-repeated="16359"/>
        </table:table-row>
        <table:table-row table:style-name="ro1">
          <table:table-cell/>
          <table:table-cell office:value-type="string" table:style-name="ce23">
            <text:p>Erich Schmidt</text:p>
          </table:table-cell>
          <table:table-cell office:value-type="string" table:style-name="ce24">
            <text:p>Bornemann/Reinhardt, Handbuch Wissensbilanz</text:p>
          </table:table-cell>
          <table:table-cell table:content-validation-name="val1" table:style-name="ce11"/>
          <table:table-cell table:content-validation-name="val4" table:style-name="ce12"/>
          <table:table-cell table:content-validation-name="val10" table:style-name="ce11"/>
          <table:table-cell table:style-name="ce16"/>
          <table:table-cell table:content-validation-name="val5" table:style-name="ce11"/>
          <table:table-cell table:style-name="ce16"/>
          <table:table-cell table:content-validation-name="val2" table:style-name="ce15"/>
          <table:table-cell table:content-validation-name="val3" table:style-name="ce12"/>
          <table:table-cell table:style-name="ce15"/>
          <table:table-cell table:style-name="ce16"/>
          <table:table-cell table:content-validation-name="val12" table:style-name="ce34"/>
          <table:table-cell table:content-validation-name="val11" table:style-name="ce35"/>
          <table:table-cell table:content-validation-name="val13" table:style-name="ce34"/>
          <table:table-cell table:content-validation-name="val14" table:style-name="ce35"/>
          <table:table-cell table:content-validation-name="val15" table:style-name="ce34"/>
          <table:table-cell table:content-validation-name="val16" table:style-name="ce35"/>
          <table:table-cell table:content-validation-name="val17" table:style-name="ce34"/>
          <table:table-cell table:style-name="ce35"/>
          <table:table-cell table:content-validation-name="val19" table:style-name="ce34"/>
          <table:table-cell table:style-name="ce35"/>
          <table:table-cell office:value-type="string" table:content-validation-name="val20" table:style-name="ce34">
            <text:p>Managementhbfm10018</text:p>
          </table:table-cell>
          <table:table-cell office:value-type="string" table:content-validation-name="val21" table:style-name="ce35">
            <text:p>Unternehmensführunghbfm10026</text:p>
          </table:table-cell>
          <table:table-cell table:number-columns-repeated="16359"/>
        </table:table-row>
        <table:table-row table:style-name="ro1">
          <table:table-cell/>
          <table:table-cell office:value-type="string" table:style-name="ce23">
            <text:p>Erich Schmidt</text:p>
          </table:table-cell>
          <table:table-cell office:value-type="string" table:style-name="ce24">
            <text:p>Heyd/Beyer, Corporate Governance in der Finanzwirtschaft</text:p>
          </table:table-cell>
          <table:table-cell table:content-validation-name="val1" table:style-name="ce11"/>
          <table:table-cell table:content-validation-name="val4" table:style-name="ce12"/>
          <table:table-cell table:content-validation-name="val10" table:style-name="ce11"/>
          <table:table-cell table:style-name="ce16"/>
          <table:table-cell table:content-validation-name="val5" table:style-name="ce11"/>
          <table:table-cell table:style-name="ce16"/>
          <table:table-cell table:content-validation-name="val2" table:style-name="ce15"/>
          <table:table-cell table:content-validation-name="val3" table:style-name="ce12"/>
          <table:table-cell table:style-name="ce15"/>
          <table:table-cell table:style-name="ce16"/>
          <table:table-cell office:value-type="string" table:content-validation-name="val12" table:style-name="ce34">
            <text:p>Aufsichtsrat/Beirathbfm10001</text:p>
          </table:table-cell>
          <table:table-cell table:content-validation-name="val11" table:style-name="ce35"/>
          <table:table-cell table:content-validation-name="val13" table:style-name="ce34"/>
          <table:table-cell table:content-validation-name="val14" table:style-name="ce35"/>
          <table:table-cell table:content-validation-name="val15" table:style-name="ce34"/>
          <table:table-cell table:content-validation-name="val16" table:style-name="ce35"/>
          <table:table-cell office:value-type="string" table:content-validation-name="val17" table:style-name="ce34">
            <text:p>Corporate Governancehbfm10014</text:p>
          </table:table-cell>
          <table:table-cell table:style-name="ce35"/>
          <table:table-cell table:content-validation-name="val19" table:style-name="ce34"/>
          <table:table-cell table:style-name="ce35"/>
          <table:table-cell table:content-validation-name="val20" table:style-name="ce34"/>
          <table:table-cell table:content-validation-name="val21" table:style-name="ce35"/>
          <table:table-cell table:number-columns-repeated="16359"/>
        </table:table-row>
        <table:table-row table:style-name="ro1">
          <table:table-cell/>
          <table:table-cell office:value-type="string" table:style-name="ce23">
            <text:p>Erich Schmidt</text:p>
          </table:table-cell>
          <table:table-cell office:value-type="string" table:style-name="ce24">
            <text:p>ZCG – Zeitschrift für Corporate Governance</text:p>
          </table:table-cell>
          <table:table-cell table:content-validation-name="val1" table:style-name="ce11"/>
          <table:table-cell table:content-validation-name="val4" table:style-name="ce12"/>
          <table:table-cell table:content-validation-name="val10" table:style-name="ce11"/>
          <table:table-cell table:style-name="ce16"/>
          <table:table-cell table:content-validation-name="val5" table:style-name="ce11"/>
          <table:table-cell table:style-name="ce16"/>
          <table:table-cell table:content-validation-name="val2" table:style-name="ce15"/>
          <table:table-cell table:content-validation-name="val3" table:style-name="ce12"/>
          <table:table-cell table:style-name="ce15"/>
          <table:table-cell table:style-name="ce16"/>
          <table:table-cell office:value-type="string" table:content-validation-name="val12" table:style-name="ce34">
            <text:p>Aufsichtsrat/Beirathbfm10001</text:p>
          </table:table-cell>
          <table:table-cell table:content-validation-name="val11" table:style-name="ce35"/>
          <table:table-cell table:content-validation-name="val13" table:style-name="ce34"/>
          <table:table-cell table:content-validation-name="val14" table:style-name="ce35"/>
          <table:table-cell table:content-validation-name="val15" table:style-name="ce34"/>
          <table:table-cell table:content-validation-name="val16" table:style-name="ce35"/>
          <table:table-cell office:value-type="string" table:content-validation-name="val17" table:style-name="ce34">
            <text:p>Corporate Governancehbfm10014</text:p>
          </table:table-cell>
          <table:table-cell table:style-name="ce35"/>
          <table:table-cell table:content-validation-name="val19" table:style-name="ce34"/>
          <table:table-cell table:style-name="ce35"/>
          <table:table-cell table:content-validation-name="val20" table:style-name="ce34"/>
          <table:table-cell table:content-validation-name="val21" table:style-name="ce35"/>
          <table:table-cell table:number-columns-repeated="16359"/>
        </table:table-row>
        <table:table-row table:style-name="ro1">
          <table:table-cell/>
          <table:table-cell office:value-type="string" table:style-name="ce23">
            <text:p>Erich Schmidt</text:p>
          </table:table-cell>
          <table:table-cell office:value-type="string" table:style-name="ce24">
            <text:p>ZIR – Zeitschrift Interne Revision</text:p>
          </table:table-cell>
          <table:table-cell table:content-validation-name="val1" table:style-name="ce11"/>
          <table:table-cell table:content-validation-name="val4" table:style-name="ce12"/>
          <table:table-cell table:content-validation-name="val10" table:style-name="ce11"/>
          <table:table-cell table:style-name="ce16"/>
          <table:table-cell table:content-validation-name="val5" table:style-name="ce11"/>
          <table:table-cell table:style-name="ce16"/>
          <table:table-cell table:content-validation-name="val2" table:style-name="ce15"/>
          <table:table-cell table:content-validation-name="val3" table:style-name="ce12"/>
          <table:table-cell table:style-name="ce15"/>
          <table:table-cell table:style-name="ce16"/>
          <table:table-cell office:value-type="string" table:content-validation-name="val12" table:style-name="ce34">
            <text:p>Aufsichtsrat/Beirathbfm10001</text:p>
          </table:table-cell>
          <table:table-cell table:content-validation-name="val11" table:style-name="ce35"/>
          <table:table-cell table:content-validation-name="val13" table:style-name="ce34"/>
          <table:table-cell table:content-validation-name="val14" table:style-name="ce35"/>
          <table:table-cell table:content-validation-name="val15" table:style-name="ce34"/>
          <table:table-cell table:content-validation-name="val16" table:style-name="ce35"/>
          <table:table-cell office:value-type="string" table:content-validation-name="val17" table:style-name="ce34">
            <text:p>Corporate Governancehbfm10014</text:p>
          </table:table-cell>
          <table:table-cell table:style-name="ce35"/>
          <table:table-cell table:content-validation-name="val19" table:style-name="ce34"/>
          <table:table-cell table:style-name="ce35"/>
          <table:table-cell table:content-validation-name="val20" table:style-name="ce34"/>
          <table:table-cell table:content-validation-name="val21" table:style-name="ce35"/>
          <table:table-cell table:number-columns-repeated="16359"/>
        </table:table-row>
        <table:table-row table:style-name="ro1">
          <table:table-cell/>
          <table:table-cell office:value-type="string" table:style-name="ce23">
            <text:p>Erich Schmidt</text:p>
          </table:table-cell>
          <table:table-cell office:value-type="string" table:style-name="ce24">
            <text:p>ZRFC – Risk, Fraud &amp; Compliance</text:p>
          </table:table-cell>
          <table:table-cell table:content-validation-name="val1" table:style-name="ce11"/>
          <table:table-cell table:content-validation-name="val4" table:style-name="ce12"/>
          <table:table-cell table:content-validation-name="val10" table:style-name="ce11"/>
          <table:table-cell table:style-name="ce16"/>
          <table:table-cell table:content-validation-name="val5" table:style-name="ce11"/>
          <table:table-cell table:style-name="ce16"/>
          <table:table-cell table:content-validation-name="val2" table:style-name="ce15"/>
          <table:table-cell table:content-validation-name="val3" table:style-name="ce12"/>
          <table:table-cell table:style-name="ce15"/>
          <table:table-cell table:style-name="ce16"/>
          <table:table-cell office:value-type="string" table:content-validation-name="val12" table:style-name="ce34">
            <text:p>Aufsichtsrat/Beirathbfm10001</text:p>
          </table:table-cell>
          <table:table-cell table:content-validation-name="val11" table:style-name="ce35"/>
          <table:table-cell table:content-validation-name="val13" table:style-name="ce34"/>
          <table:table-cell table:content-validation-name="val14" table:style-name="ce35"/>
          <table:table-cell office:value-type="string" table:content-validation-name="val15" table:style-name="ce34">
            <text:p>Compliancehbfm10011</text:p>
          </table:table-cell>
          <table:table-cell table:content-validation-name="val16" table:style-name="ce35"/>
          <table:table-cell table:content-validation-name="val17" table:style-name="ce34"/>
          <table:table-cell table:style-name="ce35"/>
          <table:table-cell table:content-validation-name="val19" table:style-name="ce34"/>
          <table:table-cell table:style-name="ce35"/>
          <table:table-cell table:content-validation-name="val20" table:style-name="ce34"/>
          <table:table-cell table:content-validation-name="val21" table:style-name="ce35"/>
          <table:table-cell table:number-columns-repeated="16359"/>
        </table:table-row>
        <table:table-row table:style-name="ro1">
          <table:table-cell/>
          <table:table-cell office:value-type="string" table:style-name="ce23">
            <text:p>Otto Schmidt</text:p>
          </table:table-cell>
          <table:table-cell office:value-type="string" table:style-name="ce24">
            <text:p>Moos, Datennutzungs- und Datenschutzverträge</text:p>
          </table:table-cell>
          <table:table-cell table:content-validation-name="val1" table:style-name="ce11"/>
          <table:table-cell table:content-validation-name="val4" table:style-name="ce12"/>
          <table:table-cell table:content-validation-name="val10" table:style-name="ce11"/>
          <table:table-cell table:style-name="ce16"/>
          <table:table-cell table:content-validation-name="val5" table:style-name="ce11"/>
          <table:table-cell table:style-name="ce16"/>
          <table:table-cell table:content-validation-name="val2" table:style-name="ce15"/>
          <table:table-cell table:content-validation-name="val3" table:style-name="ce12"/>
          <table:table-cell table:style-name="ce15"/>
          <table:table-cell table:style-name="ce16"/>
          <table:table-cell table:content-validation-name="val12" table:style-name="ce34"/>
          <table:table-cell table:content-validation-name="val11" table:style-name="ce35"/>
          <table:table-cell table:content-validation-name="val13" table:style-name="ce34"/>
          <table:table-cell table:content-validation-name="val14" table:style-name="ce35"/>
          <table:table-cell table:content-validation-name="val15" table:style-name="ce34"/>
          <table:table-cell table:content-validation-name="val16" table:style-name="ce35"/>
          <table:table-cell table:content-validation-name="val17" table:style-name="ce34"/>
          <table:table-cell table:style-name="ce35"/>
          <table:table-cell office:value-type="string" table:content-validation-name="val19" table:style-name="ce34">
            <text:p>Datenschutzhbfm10017</text:p>
          </table:table-cell>
          <table:table-cell table:style-name="ce35"/>
          <table:table-cell table:content-validation-name="val20" table:style-name="ce34"/>
          <table:table-cell table:content-validation-name="val21" table:style-name="ce35"/>
          <table:table-cell table:number-columns-repeated="16359"/>
        </table:table-row>
        <table:table-row table:style-name="ro1">
          <table:table-cell/>
          <table:table-cell office:value-type="string" table:style-name="ce23">
            <text:p>Otto Schmidt</text:p>
          </table:table-cell>
          <table:table-cell office:value-type="string" table:style-name="ce24">
            <text:p>Hilber, Handbuch Cloud Computing</text:p>
          </table:table-cell>
          <table:table-cell table:content-validation-name="val1" table:style-name="ce11"/>
          <table:table-cell table:content-validation-name="val4" table:style-name="ce12"/>
          <table:table-cell table:content-validation-name="val10" table:style-name="ce11"/>
          <table:table-cell table:style-name="ce16"/>
          <table:table-cell table:content-validation-name="val5" table:style-name="ce11"/>
          <table:table-cell table:style-name="ce16"/>
          <table:table-cell table:content-validation-name="val2" table:style-name="ce15"/>
          <table:table-cell table:content-validation-name="val3" table:style-name="ce12"/>
          <table:table-cell table:style-name="ce15"/>
          <table:table-cell table:style-name="ce16"/>
          <table:table-cell table:content-validation-name="val12" table:style-name="ce34"/>
          <table:table-cell table:content-validation-name="val11" table:style-name="ce35"/>
          <table:table-cell table:content-validation-name="val13" table:style-name="ce34"/>
          <table:table-cell table:content-validation-name="val14" table:style-name="ce35"/>
          <table:table-cell table:content-validation-name="val15" table:style-name="ce34"/>
          <table:table-cell table:content-validation-name="val16" table:style-name="ce35"/>
          <table:table-cell table:content-validation-name="val17" table:style-name="ce34"/>
          <table:table-cell table:style-name="ce35"/>
          <table:table-cell office:value-type="string" table:content-validation-name="val19" table:style-name="ce34">
            <text:p>Datenschutzhbfm10017</text:p>
          </table:table-cell>
          <table:table-cell table:style-name="ce35"/>
          <table:table-cell table:content-validation-name="val20" table:style-name="ce34"/>
          <table:table-cell table:content-validation-name="val21" table:style-name="ce35"/>
          <table:table-cell table:number-columns-repeated="16359"/>
        </table:table-row>
        <table:table-row table:style-name="ro1">
          <table:table-cell/>
          <table:table-cell office:value-type="string" table:style-name="ce23">
            <text:p>Otto Schmidt</text:p>
          </table:table-cell>
          <table:table-cell office:value-type="string" table:style-name="ce24">
            <text:p>Plath, BDSG/DSGVO</text:p>
          </table:table-cell>
          <table:table-cell table:content-validation-name="val1" table:style-name="ce11"/>
          <table:table-cell table:content-validation-name="val4" table:style-name="ce12"/>
          <table:table-cell table:content-validation-name="val10" table:style-name="ce11"/>
          <table:table-cell table:style-name="ce16"/>
          <table:table-cell table:content-validation-name="val5" table:style-name="ce11"/>
          <table:table-cell table:style-name="ce16"/>
          <table:table-cell table:content-validation-name="val2" table:style-name="ce15"/>
          <table:table-cell table:content-validation-name="val3" table:style-name="ce12"/>
          <table:table-cell table:style-name="ce15"/>
          <table:table-cell table:style-name="ce16"/>
          <table:table-cell table:content-validation-name="val12" table:style-name="ce34"/>
          <table:table-cell table:content-validation-name="val11" table:style-name="ce35"/>
          <table:table-cell table:content-validation-name="val13" table:style-name="ce34"/>
          <table:table-cell table:content-validation-name="val14" table:style-name="ce35"/>
          <table:table-cell table:content-validation-name="val15" table:style-name="ce34"/>
          <table:table-cell table:content-validation-name="val16" table:style-name="ce35"/>
          <table:table-cell table:content-validation-name="val17" table:style-name="ce34"/>
          <table:table-cell table:style-name="ce35"/>
          <table:table-cell office:value-type="string" table:content-validation-name="val19" table:style-name="ce34">
            <text:p>Datenschutzhbfm10017</text:p>
          </table:table-cell>
          <table:table-cell table:style-name="ce35"/>
          <table:table-cell table:content-validation-name="val20" table:style-name="ce34"/>
          <table:table-cell table:content-validation-name="val21" table:style-name="ce35"/>
          <table:table-cell table:number-columns-repeated="16359"/>
        </table:table-row>
        <table:table-row table:style-name="ro1">
          <table:table-cell/>
          <table:table-cell office:value-type="string" table:style-name="ce23">
            <text:p>Bundesanzeiger Verlag</text:p>
          </table:table-cell>
          <table:table-cell office:value-type="string" table:style-name="ce24">
            <text:p>BOARD – Zeitschrift für Aufsichtsräte</text:p>
          </table:table-cell>
          <table:table-cell table:content-validation-name="val1" table:style-name="ce11"/>
          <table:table-cell table:content-validation-name="val4" table:style-name="ce12"/>
          <table:table-cell table:content-validation-name="val10" table:style-name="ce11"/>
          <table:table-cell table:style-name="ce16"/>
          <table:table-cell table:content-validation-name="val5" table:style-name="ce11"/>
          <table:table-cell table:style-name="ce16"/>
          <table:table-cell table:content-validation-name="val2" table:style-name="ce15"/>
          <table:table-cell table:content-validation-name="val3" table:style-name="ce12"/>
          <table:table-cell table:style-name="ce15"/>
          <table:table-cell table:style-name="ce16"/>
          <table:table-cell office:value-type="string" table:content-validation-name="val12" table:style-name="ce34">
            <text:p>Aufsichtsrat/Beirathbfm10001</text:p>
          </table:table-cell>
          <table:table-cell table:content-validation-name="val11" table:style-name="ce35"/>
          <table:table-cell table:content-validation-name="val13" table:style-name="ce34"/>
          <table:table-cell table:content-validation-name="val14" table:style-name="ce35"/>
          <table:table-cell table:content-validation-name="val15" table:style-name="ce34"/>
          <table:table-cell table:content-validation-name="val16" table:style-name="ce35"/>
          <table:table-cell office:value-type="string" table:content-validation-name="val17" table:style-name="ce34">
            <text:p>Corporate Governancehbfm10014</text:p>
          </table:table-cell>
          <table:table-cell table:style-name="ce35"/>
          <table:table-cell table:content-validation-name="val19" table:style-name="ce34"/>
          <table:table-cell table:style-name="ce35"/>
          <table:table-cell table:content-validation-name="val20" table:style-name="ce34"/>
          <table:table-cell table:content-validation-name="val21" table:style-name="ce35"/>
          <table:table-cell table:number-columns-repeated="16359"/>
        </table:table-row>
        <table:table-row table:style-name="ro1">
          <table:table-cell/>
          <table:table-cell office:value-type="string" table:style-name="ce23">
            <text:p>Bundesanzeiger Verlag</text:p>
          </table:table-cell>
          <table:table-cell office:value-type="string" table:style-name="ce24">
            <text:p>comply – Fachmagazin für Compliance-Verantwortliche</text:p>
          </table:table-cell>
          <table:table-cell table:content-validation-name="val1" table:style-name="ce11"/>
          <table:table-cell table:content-validation-name="val4" table:style-name="ce12"/>
          <table:table-cell table:content-validation-name="val10" table:style-name="ce11"/>
          <table:table-cell table:style-name="ce16"/>
          <table:table-cell table:content-validation-name="val5" table:style-name="ce11"/>
          <table:table-cell table:style-name="ce16"/>
          <table:table-cell table:content-validation-name="val2" table:style-name="ce15"/>
          <table:table-cell table:content-validation-name="val3" table:style-name="ce12"/>
          <table:table-cell table:style-name="ce15"/>
          <table:table-cell table:style-name="ce16"/>
          <table:table-cell table:content-validation-name="val12" table:style-name="ce34"/>
          <table:table-cell table:content-validation-name="val11" table:style-name="ce35"/>
          <table:table-cell table:content-validation-name="val13" table:style-name="ce34"/>
          <table:table-cell table:content-validation-name="val14" table:style-name="ce35"/>
          <table:table-cell office:value-type="string" table:content-validation-name="val15" table:style-name="ce34">
            <text:p>Compliancehbfm10011</text:p>
          </table:table-cell>
          <table:table-cell table:content-validation-name="val16" table:style-name="ce35"/>
          <table:table-cell table:content-validation-name="val17" table:style-name="ce34"/>
          <table:table-cell table:style-name="ce35"/>
          <table:table-cell table:content-validation-name="val19" table:style-name="ce34"/>
          <table:table-cell table:style-name="ce35"/>
          <table:table-cell table:content-validation-name="val20" table:style-name="ce34"/>
          <table:table-cell table:content-validation-name="val21" table:style-name="ce35"/>
          <table:table-cell table:number-columns-repeated="16359"/>
        </table:table-row>
        <table:table-row table:style-name="ro1">
          <table:table-cell/>
          <table:table-cell office:value-type="string" table:style-name="ce23">
            <text:p>Bundesanzeiger Verlag</text:p>
          </table:table-cell>
          <table:table-cell office:value-type="string" table:style-name="ce24">
            <text:p>Makowitz/Wolffgang, Praxishandbuch Compliance Management</text:p>
          </table:table-cell>
          <table:table-cell table:content-validation-name="val1" table:style-name="ce11"/>
          <table:table-cell table:content-validation-name="val4" table:style-name="ce12"/>
          <table:table-cell table:content-validation-name="val10" table:style-name="ce11"/>
          <table:table-cell table:style-name="ce16"/>
          <table:table-cell table:content-validation-name="val5" table:style-name="ce11"/>
          <table:table-cell table:style-name="ce16"/>
          <table:table-cell table:content-validation-name="val2" table:style-name="ce15"/>
          <table:table-cell table:content-validation-name="val3" table:style-name="ce12"/>
          <table:table-cell table:style-name="ce15"/>
          <table:table-cell table:style-name="ce16"/>
          <table:table-cell table:content-validation-name="val12" table:style-name="ce34"/>
          <table:table-cell table:content-validation-name="val11" table:style-name="ce35"/>
          <table:table-cell table:content-validation-name="val13" table:style-name="ce34"/>
          <table:table-cell table:content-validation-name="val14" table:style-name="ce35"/>
          <table:table-cell office:value-type="string" table:content-validation-name="val15" table:style-name="ce34">
            <text:p>Compliancehbfm10011</text:p>
          </table:table-cell>
          <table:table-cell table:content-validation-name="val16" table:style-name="ce35"/>
          <table:table-cell table:content-validation-name="val17" table:style-name="ce34"/>
          <table:table-cell table:style-name="ce35"/>
          <table:table-cell table:content-validation-name="val19" table:style-name="ce34"/>
          <table:table-cell table:style-name="ce35"/>
          <table:table-cell table:content-validation-name="val20" table:style-name="ce34"/>
          <table:table-cell table:content-validation-name="val21" table:style-name="ce35"/>
          <table:table-cell table:number-columns-repeated="16359"/>
        </table:table-row>
        <table:table-row table:style-name="ro1">
          <table:table-cell/>
          <table:table-cell office:value-type="string" table:style-name="ce23">
            <text:p>Bundesanzeiger Verlag</text:p>
          </table:table-cell>
          <table:table-cell office:value-type="string" table:style-name="ce24">
            <text:p>Bosse, Checklisten-Handbuch GmbH-Geschäftsführer</text:p>
          </table:table-cell>
          <table:table-cell table:content-validation-name="val1" table:style-name="ce11"/>
          <table:table-cell table:content-validation-name="val4" table:style-name="ce12"/>
          <table:table-cell table:content-validation-name="val10" table:style-name="ce11"/>
          <table:table-cell table:style-name="ce16"/>
          <table:table-cell table:content-validation-name="val5" table:style-name="ce11"/>
          <table:table-cell table:style-name="ce16"/>
          <table:table-cell table:content-validation-name="val2" table:style-name="ce15"/>
          <table:table-cell table:content-validation-name="val3" table:style-name="ce12"/>
          <table:table-cell table:style-name="ce15"/>
          <table:table-cell table:style-name="ce16"/>
          <table:table-cell table:content-validation-name="val12" table:style-name="ce34"/>
          <table:table-cell table:content-validation-name="val11" table:style-name="ce35"/>
          <table:table-cell table:content-validation-name="val13" table:style-name="ce34"/>
          <table:table-cell table:content-validation-name="val14" table:style-name="ce35"/>
          <table:table-cell table:content-validation-name="val15" table:style-name="ce34"/>
          <table:table-cell table:content-validation-name="val16" table:style-name="ce35"/>
          <table:table-cell office:value-type="string" table:content-validation-name="val17" table:style-name="ce34">
            <text:p>Corporate Governancehbfm10014</text:p>
          </table:table-cell>
          <table:table-cell table:style-name="ce35"/>
          <table:table-cell table:content-validation-name="val19" table:style-name="ce34"/>
          <table:table-cell table:style-name="ce35"/>
          <table:table-cell office:value-type="string" table:content-validation-name="val20" table:style-name="ce34">
            <text:p>Managementhbfm10018</text:p>
          </table:table-cell>
          <table:table-cell office:value-type="string" table:content-validation-name="val21" table:style-name="ce35">
            <text:p>Unternehmensführunghbfm10026</text:p>
          </table:table-cell>
          <table:table-cell table:number-columns-repeated="16359"/>
        </table:table-row>
        <table:table-row table:style-name="ro1">
          <table:table-cell/>
          <table:table-cell office:value-type="string" table:style-name="ce23">
            <text:p>Bundesanzeiger Verlag</text:p>
          </table:table-cell>
          <table:table-cell office:value-type="string" table:style-name="ce29">
            <text:p>BSI, Checklisten-Handbuch IT-Grundschutz – Sämtliche Prüffragen des BSI</text:p>
          </table:table-cell>
          <table:table-cell table:content-validation-name="val1" table:style-name="ce11"/>
          <table:table-cell table:content-validation-name="val4" table:style-name="ce12"/>
          <table:table-cell table:content-validation-name="val10" table:style-name="ce11"/>
          <table:table-cell table:style-name="ce16"/>
          <table:table-cell table:content-validation-name="val5" table:style-name="ce11"/>
          <table:table-cell table:style-name="ce16"/>
          <table:table-cell table:content-validation-name="val2" table:style-name="ce15"/>
          <table:table-cell table:content-validation-name="val3" table:style-name="ce12"/>
          <table:table-cell table:style-name="ce15"/>
          <table:table-cell table:style-name="ce16"/>
          <table:table-cell table:content-validation-name="val12" table:style-name="ce34"/>
          <table:table-cell table:content-validation-name="val11" table:style-name="ce35"/>
          <table:table-cell table:content-validation-name="val13" table:style-name="ce34"/>
          <table:table-cell table:content-validation-name="val14" table:style-name="ce35"/>
          <table:table-cell office:value-type="string" table:content-validation-name="val15" table:style-name="ce34">
            <text:p>Compliancehbfm10011</text:p>
          </table:table-cell>
          <table:table-cell table:content-validation-name="val16" table:style-name="ce35"/>
          <table:table-cell table:content-validation-name="val17" table:style-name="ce34"/>
          <table:table-cell table:style-name="ce35"/>
          <table:table-cell office:value-type="string" table:content-validation-name="val19" table:style-name="ce34">
            <text:p>Datenschutzhbfm10017</text:p>
          </table:table-cell>
          <table:table-cell table:style-name="ce35"/>
          <table:table-cell table:content-validation-name="val20" table:style-name="ce34"/>
          <table:table-cell table:content-validation-name="val21" table:style-name="ce35"/>
          <table:table-cell table:number-columns-repeated="16359"/>
        </table:table-row>
        <table:table-row table:style-name="ro1">
          <table:table-cell/>
          <table:table-cell office:value-type="string" table:style-name="ce23">
            <text:p>Bundesanzeiger Verlag</text:p>
          </table:table-cell>
          <table:table-cell office:value-type="string" table:style-name="ce24">
            <text:p>Gierschmann, Kommentar Datenschutz-Grundverordnung</text:p>
          </table:table-cell>
          <table:table-cell table:content-validation-name="val1" table:style-name="ce11"/>
          <table:table-cell table:content-validation-name="val4" table:style-name="ce12"/>
          <table:table-cell table:style-name="ce15"/>
          <table:table-cell table:style-name="ce16"/>
          <table:table-cell table:content-validation-name="val5" table:style-name="ce11"/>
          <table:table-cell table:style-name="ce16"/>
          <table:table-cell table:content-validation-name="val2" table:style-name="ce15"/>
          <table:table-cell table:content-validation-name="val3" table:style-name="ce12"/>
          <table:table-cell table:style-name="ce15"/>
          <table:table-cell table:style-name="ce16"/>
          <table:table-cell table:content-validation-name="val12" table:style-name="ce34"/>
          <table:table-cell table:content-validation-name="val11" table:style-name="ce35"/>
          <table:table-cell table:content-validation-name="val13" table:style-name="ce34"/>
          <table:table-cell table:content-validation-name="val14" table:style-name="ce35"/>
          <table:table-cell office:value-type="string" table:content-validation-name="val15" table:style-name="ce34">
            <text:p>Compliancehbfm10011</text:p>
          </table:table-cell>
          <table:table-cell table:content-validation-name="val16" table:style-name="ce35"/>
          <table:table-cell table:content-validation-name="val17" table:style-name="ce34"/>
          <table:table-cell table:style-name="ce35"/>
          <table:table-cell office:value-type="string" table:content-validation-name="val19" table:style-name="ce34">
            <text:p>Datenschutzhbfm10017</text:p>
          </table:table-cell>
          <table:table-cell table:style-name="ce35"/>
          <table:table-cell table:content-validation-name="val20" table:style-name="ce34"/>
          <table:table-cell table:content-validation-name="val21" table:style-name="ce35"/>
          <table:table-cell table:number-columns-repeated="16359"/>
        </table:table-row>
        <table:table-row table:style-name="ro1">
          <table:table-cell/>
          <table:table-cell office:value-type="string" table:style-name="ce23">
            <text:p>Bundesanzeiger Verlag</text:p>
          </table:table-cell>
          <table:table-cell office:value-type="string" table:style-name="ce24">
            <text:p>Kranig/Sachs/Gierschmann, Datenschutz-Compliance nach der DS-GVO</text:p>
          </table:table-cell>
          <table:table-cell table:content-validation-name="val1" table:style-name="ce11"/>
          <table:table-cell table:content-validation-name="val4" table:style-name="ce12"/>
          <table:table-cell table:style-name="ce15"/>
          <table:table-cell table:style-name="ce16"/>
          <table:table-cell table:content-validation-name="val5" table:style-name="ce11"/>
          <table:table-cell table:style-name="ce16"/>
          <table:table-cell table:content-validation-name="val2" table:style-name="ce15"/>
          <table:table-cell table:content-validation-name="val3" table:style-name="ce12"/>
          <table:table-cell table:style-name="ce15"/>
          <table:table-cell table:style-name="ce16"/>
          <table:table-cell table:content-validation-name="val12" table:style-name="ce34"/>
          <table:table-cell table:content-validation-name="val11" table:style-name="ce35"/>
          <table:table-cell table:content-validation-name="val13" table:style-name="ce34"/>
          <table:table-cell table:content-validation-name="val14" table:style-name="ce35"/>
          <table:table-cell office:value-type="string" table:content-validation-name="val15" table:style-name="ce34">
            <text:p>Compliancehbfm10011</text:p>
          </table:table-cell>
          <table:table-cell table:content-validation-name="val16" table:style-name="ce35"/>
          <table:table-cell table:content-validation-name="val17" table:style-name="ce34"/>
          <table:table-cell table:style-name="ce35"/>
          <table:table-cell office:value-type="string" table:content-validation-name="val19" table:style-name="ce34">
            <text:p>Datenschutzhbfm10017</text:p>
          </table:table-cell>
          <table:table-cell table:style-name="ce35"/>
          <table:table-cell table:content-validation-name="val20" table:style-name="ce34"/>
          <table:table-cell table:content-validation-name="val21" table:style-name="ce35"/>
          <table:table-cell table:number-columns-repeated="16359"/>
        </table:table-row>
        <table:table-row table:style-name="ro1">
          <table:table-cell/>
          <table:table-cell office:value-type="string" table:style-name="ce23">
            <text:p>C.F. Müller</text:p>
          </table:table-cell>
          <table:table-cell office:value-type="string" table:style-name="ce30">
            <text:p>Inderst/Bannenberg/Poppe, Compliance</text:p>
          </table:table-cell>
          <table:table-cell table:content-validation-name="val1" table:style-name="ce11"/>
          <table:table-cell table:content-validation-name="val4" table:style-name="ce12"/>
          <table:table-cell table:style-name="ce15"/>
          <table:table-cell table:style-name="ce16"/>
          <table:table-cell table:content-validation-name="val5" table:style-name="ce11"/>
          <table:table-cell table:style-name="ce16"/>
          <table:table-cell table:content-validation-name="val2" table:style-name="ce15"/>
          <table:table-cell table:content-validation-name="val3" table:style-name="ce12"/>
          <table:table-cell table:style-name="ce15"/>
          <table:table-cell table:style-name="ce16"/>
          <table:table-cell table:content-validation-name="val12" table:style-name="ce34"/>
          <table:table-cell table:content-validation-name="val11" table:style-name="ce35"/>
          <table:table-cell table:content-validation-name="val13" table:style-name="ce34"/>
          <table:table-cell table:content-validation-name="val14" table:style-name="ce35"/>
          <table:table-cell office:value-type="string" table:content-validation-name="val15" table:style-name="ce34">
            <text:p>Compliancehbfm10011</text:p>
          </table:table-cell>
          <table:table-cell table:content-validation-name="val16" table:style-name="ce35"/>
          <table:table-cell table:content-validation-name="val17" table:style-name="ce34"/>
          <table:table-cell table:style-name="ce35"/>
          <table:table-cell table:content-validation-name="val19" table:style-name="ce34"/>
          <table:table-cell table:style-name="ce35"/>
          <table:table-cell table:content-validation-name="val20" table:style-name="ce34"/>
          <table:table-cell table:content-validation-name="val21" table:style-name="ce35"/>
          <table:table-cell table:number-columns-repeated="16359"/>
        </table:table-row>
        <table:table-row table:style-name="ro1">
          <table:table-cell/>
          <table:table-cell office:value-type="string" table:style-name="ce23">
            <text:p>C.F. Müller</text:p>
          </table:table-cell>
          <table:table-cell office:value-type="string" table:style-name="ce30">
            <text:p>Szesny/Kuthe, Kapitalmarkt Compliance</text:p>
          </table:table-cell>
          <table:table-cell table:content-validation-name="val1" table:style-name="ce11"/>
          <table:table-cell table:content-validation-name="val4" table:style-name="ce12"/>
          <table:table-cell table:style-name="ce15"/>
          <table:table-cell table:style-name="ce16"/>
          <table:table-cell table:content-validation-name="val5" table:style-name="ce11"/>
          <table:table-cell table:style-name="ce16"/>
          <table:table-cell table:content-validation-name="val2" table:style-name="ce15"/>
          <table:table-cell table:content-validation-name="val3" table:style-name="ce12"/>
          <table:table-cell table:style-name="ce15"/>
          <table:table-cell table:style-name="ce16"/>
          <table:table-cell table:content-validation-name="val12" table:style-name="ce34"/>
          <table:table-cell table:content-validation-name="val11" table:style-name="ce35"/>
          <table:table-cell table:content-validation-name="val13" table:style-name="ce34"/>
          <table:table-cell table:content-validation-name="val14" table:style-name="ce35"/>
          <table:table-cell office:value-type="string" table:content-validation-name="val15" table:style-name="ce34">
            <text:p>Compliancehbfm10011</text:p>
          </table:table-cell>
          <table:table-cell table:content-validation-name="val16" table:style-name="ce35"/>
          <table:table-cell table:content-validation-name="val17" table:style-name="ce34"/>
          <table:table-cell table:style-name="ce35"/>
          <table:table-cell table:content-validation-name="val19" table:style-name="ce34"/>
          <table:table-cell table:style-name="ce35"/>
          <table:table-cell table:content-validation-name="val20" table:style-name="ce34"/>
          <table:table-cell table:content-validation-name="val21" table:style-name="ce35"/>
          <table:table-cell table:number-columns-repeated="16359"/>
        </table:table-row>
        <table:table-row table:style-name="ro1">
          <table:table-cell/>
          <table:table-cell office:value-type="string" table:style-name="ce23">
            <text:p>C.F. Müller</text:p>
          </table:table-cell>
          <table:table-cell office:value-type="string" table:style-name="ce30">
            <text:p>Klösel/Klötzer-Assion/Mahngold, Contractor Compliance</text:p>
          </table:table-cell>
          <table:table-cell table:content-validation-name="val1" table:style-name="ce11"/>
          <table:table-cell table:content-validation-name="val4" table:style-name="ce12"/>
          <table:table-cell table:style-name="ce15"/>
          <table:table-cell table:style-name="ce16"/>
          <table:table-cell table:content-validation-name="val5" table:style-name="ce11"/>
          <table:table-cell table:style-name="ce16"/>
          <table:table-cell table:content-validation-name="val2" table:style-name="ce15"/>
          <table:table-cell table:style-name="ce16"/>
          <table:table-cell table:style-name="ce15"/>
          <table:table-cell table:style-name="ce16"/>
          <table:table-cell table:content-validation-name="val12" table:style-name="ce34"/>
          <table:table-cell table:style-name="ce35"/>
          <table:table-cell table:content-validation-name="val13" table:style-name="ce34"/>
          <table:table-cell table:content-validation-name="val14" table:style-name="ce35"/>
          <table:table-cell office:value-type="string" table:content-validation-name="val15" table:style-name="ce34">
            <text:p>Compliancehbfm10011</text:p>
          </table:table-cell>
          <table:table-cell table:content-validation-name="val16" table:style-name="ce35"/>
          <table:table-cell table:content-validation-name="val17" table:style-name="ce34"/>
          <table:table-cell table:style-name="ce35"/>
          <table:table-cell table:content-validation-name="val19" table:style-name="ce34"/>
          <table:table-cell table:style-name="ce35"/>
          <table:table-cell table:content-validation-name="val20" table:style-name="ce34"/>
          <table:table-cell table:content-validation-name="val21" table:style-name="ce35"/>
          <table:table-cell table:number-columns-repeated="16359"/>
        </table:table-row>
        <table:table-row table:style-name="ro1">
          <table:table-cell/>
          <table:table-cell office:value-type="string" table:style-name="ce23">
            <text:p>C.F. Müller</text:p>
          </table:table-cell>
          <table:table-cell office:value-type="string" table:style-name="ce30">
            <text:p>Knierim/Rübenstahl/Tsambikakis, Internal Investigations</text:p>
          </table:table-cell>
          <table:table-cell table:content-validation-name="val1" table:style-name="ce11"/>
          <table:table-cell table:content-validation-name="val4" table:style-name="ce12"/>
          <table:table-cell table:style-name="ce15"/>
          <table:table-cell table:style-name="ce16"/>
          <table:table-cell table:content-validation-name="val5" table:style-name="ce11"/>
          <table:table-cell table:style-name="ce16"/>
          <table:table-cell table:content-validation-name="val2" table:style-name="ce15"/>
          <table:table-cell table:style-name="ce16"/>
          <table:table-cell table:style-name="ce15"/>
          <table:table-cell table:style-name="ce16"/>
          <table:table-cell table:content-validation-name="val12" table:style-name="ce34"/>
          <table:table-cell table:style-name="ce35"/>
          <table:table-cell table:content-validation-name="val13" table:style-name="ce34"/>
          <table:table-cell table:content-validation-name="val14" table:style-name="ce35"/>
          <table:table-cell office:value-type="string" table:content-validation-name="val15" table:style-name="ce34">
            <text:p>Compliancehbfm10011</text:p>
          </table:table-cell>
          <table:table-cell table:content-validation-name="val16" table:style-name="ce35"/>
          <table:table-cell table:content-validation-name="val17" table:style-name="ce34"/>
          <table:table-cell table:style-name="ce35"/>
          <table:table-cell table:content-validation-name="val19" table:style-name="ce34"/>
          <table:table-cell table:style-name="ce35"/>
          <table:table-cell table:content-validation-name="val20" table:style-name="ce34"/>
          <table:table-cell table:content-validation-name="val21" table:style-name="ce35"/>
          <table:table-cell table:number-columns-repeated="16359"/>
        </table:table-row>
        <table:table-row table:style-name="ro1">
          <table:table-cell/>
          <table:table-cell office:value-type="string" table:style-name="ce23">
            <text:p>C.F. Müller</text:p>
          </table:table-cell>
          <table:table-cell office:value-type="string" table:style-name="ce30">
            <text:p>Schemmel/Ruhmannseder/Witzigmann, Hinweisgebersysteme</text:p>
          </table:table-cell>
          <table:table-cell table:content-validation-name="val1" table:style-name="ce11"/>
          <table:table-cell table:content-validation-name="val4" table:style-name="ce12"/>
          <table:table-cell table:style-name="ce15"/>
          <table:table-cell table:style-name="ce16"/>
          <table:table-cell table:content-validation-name="val5" table:style-name="ce11"/>
          <table:table-cell table:style-name="ce16"/>
          <table:table-cell table:content-validation-name="val2" table:style-name="ce15"/>
          <table:table-cell table:style-name="ce16"/>
          <table:table-cell table:style-name="ce15"/>
          <table:table-cell table:style-name="ce16"/>
          <table:table-cell table:content-validation-name="val12" table:style-name="ce34"/>
          <table:table-cell table:style-name="ce35"/>
          <table:table-cell table:style-name="ce34"/>
          <table:table-cell table:style-name="ce35"/>
          <table:table-cell office:value-type="string" table:content-validation-name="val15" table:style-name="ce34">
            <text:p>Compliancehbfm10011</text:p>
          </table:table-cell>
          <table:table-cell table:content-validation-name="val16" table:style-name="ce35"/>
          <table:table-cell table:content-validation-name="val17" table:style-name="ce34"/>
          <table:table-cell table:style-name="ce35"/>
          <table:table-cell table:content-validation-name="val19" table:style-name="ce34"/>
          <table:table-cell table:style-name="ce35"/>
          <table:table-cell table:content-validation-name="val20" table:style-name="ce34"/>
          <table:table-cell table:content-validation-name="val21" table:style-name="ce35"/>
          <table:table-cell table:number-columns-repeated="16359"/>
        </table:table-row>
        <table:table-row table:style-name="ro2">
          <table:table-cell/>
          <table:table-cell office:value-type="string" table:style-name="ce23">
            <text:p>C.F. Müller</text:p>
          </table:table-cell>
          <table:table-cell office:value-type="string" table:style-name="ce30">
            <text:p>Gercke/Kraft/Richter, Arbeitsstrafrecht</text:p>
          </table:table-cell>
          <table:table-cell office:value-type="string" table:content-validation-name="val1" table:style-name="ce11">
            <text:p>Arbeitsrecht10001</text:p>
          </table:table-cell>
          <table:table-cell table:content-validation-name="val4" table:style-name="ce12"/>
          <table:table-cell table:style-name="ce15"/>
          <table:table-cell table:style-name="ce16"/>
          <table:table-cell office:value-type="string" table:content-validation-name="val5" table:style-name="ce11">
            <text:p>Straf- &amp; Ordnungswidrigkeitenrecht10869</text:p>
          </table:table-cell>
          <table:table-cell table:style-name="ce16"/>
          <table:table-cell table:content-validation-name="val2" table:style-name="ce15"/>
          <table:table-cell table:style-name="ce16"/>
          <table:table-cell table:style-name="ce15"/>
          <table:table-cell table:style-name="ce16"/>
          <table:table-cell table:content-validation-name="val12" table:style-name="ce34"/>
          <table:table-cell table:style-name="ce35"/>
          <table:table-cell table:style-name="ce34"/>
          <table:table-cell table:style-name="ce35"/>
          <table:table-cell office:value-type="string" table:content-validation-name="val15" table:style-name="ce34">
            <text:p>Compliancehbfm10011</text:p>
          </table:table-cell>
          <table:table-cell table:content-validation-name="val16" table:style-name="ce35"/>
          <table:table-cell table:content-validation-name="val17" table:style-name="ce34"/>
          <table:table-cell table:style-name="ce35"/>
          <table:table-cell table:content-validation-name="val19" table:style-name="ce34"/>
          <table:table-cell table:style-name="ce35"/>
          <table:table-cell table:content-validation-name="val20" table:style-name="ce34"/>
          <table:table-cell table:content-validation-name="val21" table:style-name="ce35"/>
          <table:table-cell table:number-columns-repeated="16359"/>
        </table:table-row>
        <table:table-row table:style-name="ro1">
          <table:table-cell/>
          <table:table-cell office:value-type="string" table:style-name="ce23">
            <text:p>C.F. Müller</text:p>
          </table:table-cell>
          <table:table-cell office:value-type="string" table:style-name="ce30">
            <text:p>Ruhmannseder/Lehner/Beukelmann, Compliance aktuell</text:p>
          </table:table-cell>
          <table:table-cell table:content-validation-name="val1" table:style-name="ce11"/>
          <table:table-cell table:content-validation-name="val4" table:style-name="ce12"/>
          <table:table-cell table:style-name="ce15"/>
          <table:table-cell table:style-name="ce16"/>
          <table:table-cell table:content-validation-name="val5" table:style-name="ce11"/>
          <table:table-cell table:style-name="ce16"/>
          <table:table-cell table:content-validation-name="val2" table:style-name="ce15"/>
          <table:table-cell table:style-name="ce16"/>
          <table:table-cell table:style-name="ce15"/>
          <table:table-cell table:style-name="ce16"/>
          <table:table-cell table:content-validation-name="val12" table:style-name="ce34"/>
          <table:table-cell table:style-name="ce35"/>
          <table:table-cell table:style-name="ce34"/>
          <table:table-cell table:style-name="ce35"/>
          <table:table-cell office:value-type="string" table:content-validation-name="val15" table:style-name="ce34">
            <text:p>Compliancehbfm10011</text:p>
          </table:table-cell>
          <table:table-cell table:content-validation-name="val16" table:style-name="ce35"/>
          <table:table-cell table:content-validation-name="val17" table:style-name="ce34"/>
          <table:table-cell table:style-name="ce35"/>
          <table:table-cell table:content-validation-name="val19" table:style-name="ce34"/>
          <table:table-cell table:style-name="ce35"/>
          <table:table-cell table:content-validation-name="val20" table:style-name="ce34"/>
          <table:table-cell table:content-validation-name="val21" table:style-name="ce35"/>
          <table:table-cell table:number-columns-repeated="16359"/>
        </table:table-row>
        <table:table-row table:style-name="ro1">
          <table:table-cell/>
          <table:table-cell office:value-type="string" table:style-name="ce29">
            <text:p>C.F. Müller</text:p>
          </table:table-cell>
          <table:table-cell office:value-type="string" table:style-name="ce30">
            <text:p>Rübenstahl/Idler, Tax Compliance</text:p>
          </table:table-cell>
          <table:table-cell table:content-validation-name="val1" table:style-name="ce11"/>
          <table:table-cell table:content-validation-name="val4" table:style-name="ce12"/>
          <table:table-cell table:style-name="ce15"/>
          <table:table-cell table:style-name="ce16"/>
          <table:table-cell table:content-validation-name="val5" table:style-name="ce11"/>
          <table:table-cell table:style-name="ce16"/>
          <table:table-cell table:content-validation-name="val2" table:style-name="ce15"/>
          <table:table-cell table:style-name="ce16"/>
          <table:table-cell table:style-name="ce15"/>
          <table:table-cell table:style-name="ce16"/>
          <table:table-cell table:content-validation-name="val12" table:style-name="ce34"/>
          <table:table-cell table:style-name="ce35"/>
          <table:table-cell table:style-name="ce34"/>
          <table:table-cell table:style-name="ce35"/>
          <table:table-cell office:value-type="string" table:content-validation-name="val15" table:style-name="ce34">
            <text:p>Compliancehbfm10011</text:p>
          </table:table-cell>
          <table:table-cell table:content-validation-name="val16" table:style-name="ce35"/>
          <table:table-cell table:content-validation-name="val17" table:style-name="ce34"/>
          <table:table-cell table:style-name="ce35"/>
          <table:table-cell table:content-validation-name="val19" table:style-name="ce34"/>
          <table:table-cell table:style-name="ce35"/>
          <table:table-cell table:content-validation-name="val20" table:style-name="ce34"/>
          <table:table-cell table:content-validation-name="val21" table:style-name="ce35"/>
          <table:table-cell table:number-columns-repeated="16359"/>
        </table:table-row>
        <table:table-row table:style-name="ro1">
          <table:table-cell/>
          <table:table-cell office:value-type="string" table:style-name="ce29">
            <text:p>dfv Mediengruppe</text:p>
          </table:table-cell>
          <table:table-cell office:value-type="string" table:style-name="ce29">
            <text:p>Datenschutz-Berater</text:p>
          </table:table-cell>
          <table:table-cell table:content-validation-name="val1" table:style-name="ce11"/>
          <table:table-cell table:content-validation-name="val4" table:style-name="ce12"/>
          <table:table-cell table:style-name="ce15"/>
          <table:table-cell table:style-name="ce16"/>
          <table:table-cell table:content-validation-name="val5" table:style-name="ce11"/>
          <table:table-cell table:style-name="ce16"/>
          <table:table-cell table:content-validation-name="val2" table:style-name="ce15"/>
          <table:table-cell table:style-name="ce16"/>
          <table:table-cell table:style-name="ce15"/>
          <table:table-cell table:style-name="ce16"/>
          <table:table-cell table:content-validation-name="val12" table:style-name="ce34"/>
          <table:table-cell table:style-name="ce35"/>
          <table:table-cell table:style-name="ce34"/>
          <table:table-cell table:style-name="ce35"/>
          <table:table-cell table:content-validation-name="val15" table:style-name="ce34"/>
          <table:table-cell table:content-validation-name="val16" table:style-name="ce35"/>
          <table:table-cell table:content-validation-name="val17" table:style-name="ce34"/>
          <table:table-cell table:style-name="ce35"/>
          <table:table-cell office:value-type="string" table:content-validation-name="val19" table:style-name="ce34">
            <text:p>Datenschutzhbfm10017</text:p>
          </table:table-cell>
          <table:table-cell table:style-name="ce35"/>
          <table:table-cell table:content-validation-name="val20" table:style-name="ce34"/>
          <table:table-cell table:content-validation-name="val21" table:style-name="ce35"/>
          <table:table-cell table:number-columns-repeated="16359"/>
        </table:table-row>
        <table:table-row table:style-name="ro1">
          <table:table-cell/>
          <table:table-cell office:value-type="string" table:style-name="ce23">
            <text:p>HBFM</text:p>
          </table:table-cell>
          <table:table-cell office:value-type="string" table:style-name="ce31">
            <text:p>Achenbach/Gottschalck, Beirat und Aufsichtsrat</text:p>
          </table:table-cell>
          <table:table-cell table:content-validation-name="val1" table:style-name="ce11"/>
          <table:table-cell table:content-validation-name="val4" table:style-name="ce12"/>
          <table:table-cell table:style-name="ce15"/>
          <table:table-cell table:style-name="ce16"/>
          <table:table-cell table:content-validation-name="val5" table:style-name="ce11"/>
          <table:table-cell table:style-name="ce16"/>
          <table:table-cell table:content-validation-name="val2" table:style-name="ce15"/>
          <table:table-cell table:style-name="ce16"/>
          <table:table-cell table:style-name="ce15"/>
          <table:table-cell table:style-name="ce16"/>
          <table:table-cell office:value-type="string" table:content-validation-name="val12" table:style-name="ce34">
            <text:p>Aufsichtsrat/Beirathbfm10001</text:p>
          </table:table-cell>
          <table:table-cell table:style-name="ce35"/>
          <table:table-cell table:style-name="ce34"/>
          <table:table-cell table:style-name="ce35"/>
          <table:table-cell table:content-validation-name="val15" table:style-name="ce34"/>
          <table:table-cell table:content-validation-name="val16" table:style-name="ce35"/>
          <table:table-cell office:value-type="string" table:content-validation-name="val17" table:style-name="ce34">
            <text:p>Corporate Governancehbfm10014</text:p>
          </table:table-cell>
          <table:table-cell table:style-name="ce35"/>
          <table:table-cell table:content-validation-name="val19" table:style-name="ce34"/>
          <table:table-cell table:style-name="ce35"/>
          <table:table-cell table:content-validation-name="val20" table:style-name="ce34"/>
          <table:table-cell table:content-validation-name="val21" table:style-name="ce35"/>
          <table:table-cell table:number-columns-repeated="16359"/>
        </table:table-row>
        <table:table-row table:style-name="ro1">
          <table:table-cell/>
          <table:table-cell office:value-type="string" table:style-name="ce23">
            <text:p>HBFM</text:p>
          </table:table-cell>
          <table:table-cell office:value-type="string" table:style-name="ce31">
            <text:p>Ghassemi-Tabar/Pauthner/Wilsing, Corporate Compliance</text:p>
          </table:table-cell>
          <table:table-cell table:content-validation-name="val1" table:style-name="ce11"/>
          <table:table-cell table:content-validation-name="val4" table:style-name="ce12"/>
          <table:table-cell table:style-name="ce15"/>
          <table:table-cell table:style-name="ce16"/>
          <table:table-cell table:content-validation-name="val5" table:style-name="ce11"/>
          <table:table-cell table:style-name="ce16"/>
          <table:table-cell table:content-validation-name="val2" table:style-name="ce15"/>
          <table:table-cell table:style-name="ce16"/>
          <table:table-cell table:style-name="ce15"/>
          <table:table-cell table:style-name="ce16"/>
          <table:table-cell table:content-validation-name="val12" table:style-name="ce34"/>
          <table:table-cell table:style-name="ce35"/>
          <table:table-cell table:style-name="ce34"/>
          <table:table-cell table:style-name="ce35"/>
          <table:table-cell office:value-type="string" table:content-validation-name="val15" table:style-name="ce34">
            <text:p>Compliancehbfm10011</text:p>
          </table:table-cell>
          <table:table-cell office:value-type="string" table:content-validation-name="val16" table:style-name="ce35">
            <text:p>Aufsichtsrat/Beirat hbfm10012, Unternehmensführunghbfm10013</text:p>
          </table:table-cell>
          <table:table-cell table:content-validation-name="val17" table:style-name="ce34"/>
          <table:table-cell table:style-name="ce35"/>
          <table:table-cell table:content-validation-name="val19" table:style-name="ce34"/>
          <table:table-cell table:style-name="ce35"/>
          <table:table-cell table:content-validation-name="val20" table:style-name="ce34"/>
          <table:table-cell table:content-validation-name="val21" table:style-name="ce35"/>
          <table:table-cell table:number-columns-repeated="16359"/>
        </table:table-row>
        <table:table-row table:style-name="ro5">
          <table:table-cell/>
          <table:table-cell office:value-type="string" table:style-name="ce23">
            <text:p>HBFM</text:p>
          </table:table-cell>
          <table:table-cell office:value-type="string" table:style-name="ce31">
            <text:p>Pauthner/Ghassemi-Tabar, Compliance-Überwachung durch den Aufsichtsrat</text:p>
          </table:table-cell>
          <table:table-cell table:content-validation-name="val1" table:style-name="ce11"/>
          <table:table-cell table:content-validation-name="val4" table:style-name="ce12"/>
          <table:table-cell table:style-name="ce15"/>
          <table:table-cell table:style-name="ce16"/>
          <table:table-cell table:content-validation-name="val5" table:style-name="ce11"/>
          <table:table-cell table:style-name="ce16"/>
          <table:table-cell table:content-validation-name="val2" table:style-name="ce15"/>
          <table:table-cell table:style-name="ce16"/>
          <table:table-cell table:style-name="ce15"/>
          <table:table-cell table:style-name="ce16"/>
          <table:table-cell office:value-type="string" table:content-validation-name="val12" table:style-name="ce34">
            <text:p>Aufsichtsrat/Beirathbfm10001</text:p>
          </table:table-cell>
          <table:table-cell table:style-name="ce35"/>
          <table:table-cell table:style-name="ce34"/>
          <table:table-cell table:style-name="ce35"/>
          <table:table-cell office:value-type="string" table:content-validation-name="val15" table:style-name="ce34">
            <text:p>Compliancehbfm10011</text:p>
          </table:table-cell>
          <table:table-cell table:content-validation-name="val16" table:style-name="ce35"/>
          <table:table-cell office:value-type="string" table:content-validation-name="val17" table:style-name="ce34">
            <text:p>Corporate Governancehbfm10014</text:p>
          </table:table-cell>
          <table:table-cell table:style-name="ce35"/>
          <table:table-cell table:content-validation-name="val19" table:style-name="ce34"/>
          <table:table-cell table:style-name="ce35"/>
          <table:table-cell table:content-validation-name="val20" table:style-name="ce34"/>
          <table:table-cell table:content-validation-name="val21" table:style-name="ce35"/>
          <table:table-cell table:number-columns-repeated="16359"/>
        </table:table-row>
        <table:table-row table:style-name="ro1">
          <table:table-cell/>
          <table:table-cell office:value-type="string" table:style-name="ce23">
            <text:p>HBFM</text:p>
          </table:table-cell>
          <table:table-cell office:value-type="string" table:style-name="ce31">
            <text:p>Achenbach, Familienexternes Management im Mittelstand</text:p>
          </table:table-cell>
          <table:table-cell table:content-validation-name="val1" table:style-name="ce11"/>
          <table:table-cell table:content-validation-name="val4" table:style-name="ce12"/>
          <table:table-cell table:style-name="ce15"/>
          <table:table-cell table:style-name="ce16"/>
          <table:table-cell table:content-validation-name="val5" table:style-name="ce11"/>
          <table:table-cell table:style-name="ce16"/>
          <table:table-cell table:style-name="ce15"/>
          <table:table-cell table:style-name="ce16"/>
          <table:table-cell table:style-name="ce15"/>
          <table:table-cell table:style-name="ce16"/>
          <table:table-cell table:content-validation-name="val12" table:style-name="ce34"/>
          <table:table-cell table:style-name="ce35"/>
          <table:table-cell table:style-name="ce34"/>
          <table:table-cell table:style-name="ce35"/>
          <table:table-cell table:content-validation-name="val15" table:style-name="ce34"/>
          <table:table-cell table:content-validation-name="val16" table:style-name="ce35"/>
          <table:table-cell table:content-validation-name="val17" table:style-name="ce34"/>
          <table:table-cell table:style-name="ce35"/>
          <table:table-cell table:content-validation-name="val19" table:style-name="ce34"/>
          <table:table-cell table:style-name="ce35"/>
          <table:table-cell office:value-type="string" table:content-validation-name="val20" table:style-name="ce34">
            <text:p>Managementhbfm10018</text:p>
          </table:table-cell>
          <table:table-cell office:value-type="string" table:content-validation-name="val21" table:style-name="ce35">
            <text:p>Unternehmensführunghbfm10026, Unternehmensnachfolgehbfm10027, Familienunternehmenhbfm10021</text:p>
          </table:table-cell>
          <table:table-cell table:number-columns-repeated="16359"/>
        </table:table-row>
        <table:table-row table:style-name="ro1">
          <table:table-cell/>
          <table:table-cell office:value-type="string" table:style-name="ce23">
            <text:p>HBFM</text:p>
          </table:table-cell>
          <table:table-cell office:value-type="string" table:style-name="ce31">
            <text:p>Thüsing/Giebeler/Hey, Handwörterbuch für Aufsichtsräte</text:p>
          </table:table-cell>
          <table:table-cell table:content-validation-name="val1" table:style-name="ce11"/>
          <table:table-cell table:content-validation-name="val4" table:style-name="ce12"/>
          <table:table-cell table:style-name="ce15"/>
          <table:table-cell table:style-name="ce16"/>
          <table:table-cell table:content-validation-name="val5" table:style-name="ce11"/>
          <table:table-cell table:style-name="ce16"/>
          <table:table-cell table:style-name="ce15"/>
          <table:table-cell table:style-name="ce16"/>
          <table:table-cell table:style-name="ce15"/>
          <table:table-cell table:style-name="ce16"/>
          <table:table-cell office:value-type="string" table:content-validation-name="val12" table:style-name="ce34">
            <text:p>Aufsichtsrat/Beirathbfm10001</text:p>
          </table:table-cell>
          <table:table-cell table:style-name="ce35"/>
          <table:table-cell table:style-name="ce34"/>
          <table:table-cell table:style-name="ce35"/>
          <table:table-cell table:content-validation-name="val15" table:style-name="ce34"/>
          <table:table-cell table:content-validation-name="val16" table:style-name="ce35"/>
          <table:table-cell office:value-type="string" table:content-validation-name="val17" table:style-name="ce34">
            <text:p>Corporate Governancehbfm10014</text:p>
          </table:table-cell>
          <table:table-cell table:style-name="ce35"/>
          <table:table-cell table:content-validation-name="val19" table:style-name="ce34"/>
          <table:table-cell table:style-name="ce35"/>
          <table:table-cell table:content-validation-name="val20" table:style-name="ce34"/>
          <table:table-cell table:content-validation-name="val21" table:style-name="ce35"/>
          <table:table-cell table:number-columns-repeated="16359"/>
        </table:table-row>
        <table:table-row table:style-name="ro1">
          <table:table-cell/>
          <table:table-cell office:value-type="string" table:style-name="ce23">
            <text:p>HBFM</text:p>
          </table:table-cell>
          <table:table-cell office:value-type="string" table:style-name="ce27">
            <text:p>Der Aufsichtsrat</text:p>
          </table:table-cell>
          <table:table-cell table:content-validation-name="val1" table:style-name="ce11"/>
          <table:table-cell table:content-validation-name="val4" table:style-name="ce12"/>
          <table:table-cell table:style-name="ce15"/>
          <table:table-cell table:style-name="ce16"/>
          <table:table-cell table:content-validation-name="val5" table:style-name="ce11"/>
          <table:table-cell table:style-name="ce16"/>
          <table:table-cell table:style-name="ce15"/>
          <table:table-cell table:style-name="ce16"/>
          <table:table-cell table:style-name="ce15"/>
          <table:table-cell table:style-name="ce16"/>
          <table:table-cell office:value-type="string" table:content-validation-name="val12" table:style-name="ce34">
            <text:p>Aufsichtsrat/Beirathbfm10001</text:p>
          </table:table-cell>
          <table:table-cell table:style-name="ce35"/>
          <table:table-cell table:style-name="ce34"/>
          <table:table-cell table:style-name="ce35"/>
          <table:table-cell table:content-validation-name="val15" table:style-name="ce34"/>
          <table:table-cell table:content-validation-name="val16" table:style-name="ce35"/>
          <table:table-cell office:value-type="string" table:content-validation-name="val17" table:style-name="ce34">
            <text:p>Corporate Governancehbfm10014</text:p>
          </table:table-cell>
          <table:table-cell table:style-name="ce35"/>
          <table:table-cell table:content-validation-name="val19" table:style-name="ce34"/>
          <table:table-cell table:style-name="ce35"/>
          <table:table-cell table:content-validation-name="val20" table:style-name="ce34"/>
          <table:table-cell table:content-validation-name="val21" table:style-name="ce35"/>
          <table:table-cell table:number-columns-repeated="16359"/>
        </table:table-row>
        <table:table-row table:style-name="ro1">
          <table:table-cell/>
          <table:table-cell table:style-name="ce23"/>
          <table:table-cell table:style-name="ce28"/>
          <table:table-cell table:content-validation-name="val1" table:style-name="ce11"/>
          <table:table-cell table:content-validation-name="val4" table:style-name="ce12"/>
          <table:table-cell table:style-name="ce15"/>
          <table:table-cell table:style-name="ce16"/>
          <table:table-cell table:content-validation-name="val5" table:style-name="ce11"/>
          <table:table-cell table:style-name="ce16"/>
          <table:table-cell table:style-name="ce15"/>
          <table:table-cell table:style-name="ce16"/>
          <table:table-cell table:style-name="ce15"/>
          <table:table-cell table:style-name="ce16"/>
          <table:table-cell table:content-validation-name="val12" table:style-name="ce34"/>
          <table:table-cell table:style-name="ce35"/>
          <table:table-cell table:style-name="ce34"/>
          <table:table-cell table:style-name="ce35"/>
          <table:table-cell table:content-validation-name="val15" table:style-name="ce34"/>
          <table:table-cell table:content-validation-name="val16" table:style-name="ce35"/>
          <table:table-cell table:content-validation-name="val17" table:style-name="ce34"/>
          <table:table-cell table:style-name="ce35"/>
          <table:table-cell table:content-validation-name="val19" table:style-name="ce34"/>
          <table:table-cell table:style-name="ce35"/>
          <table:table-cell table:content-validation-name="val20" table:style-name="ce34"/>
          <table:table-cell table:content-validation-name="val21" table:style-name="ce35"/>
          <table:table-cell table:number-columns-repeated="16359"/>
        </table:table-row>
        <table:table-row table:style-name="ro1">
          <table:table-cell/>
          <table:table-cell table:style-name="ce13"/>
          <table:table-cell table:style-name="ce28"/>
          <table:table-cell table:content-validation-name="val1" table:style-name="ce11"/>
          <table:table-cell table:content-validation-name="val4" table:style-name="ce12"/>
          <table:table-cell table:style-name="ce15"/>
          <table:table-cell table:style-name="ce16"/>
          <table:table-cell table:content-validation-name="val5" table:style-name="ce11"/>
          <table:table-cell table:style-name="ce16"/>
          <table:table-cell table:style-name="ce15"/>
          <table:table-cell table:style-name="ce16"/>
          <table:table-cell table:style-name="ce15"/>
          <table:table-cell table:style-name="ce16"/>
          <table:table-cell table:content-validation-name="val12" table:style-name="ce34"/>
          <table:table-cell table:style-name="ce35"/>
          <table:table-cell table:style-name="ce34"/>
          <table:table-cell table:style-name="ce35"/>
          <table:table-cell table:content-validation-name="val15" table:style-name="ce34"/>
          <table:table-cell table:content-validation-name="val16" table:style-name="ce35"/>
          <table:table-cell table:content-validation-name="val17" table:style-name="ce34"/>
          <table:table-cell table:style-name="ce35"/>
          <table:table-cell table:style-name="ce34"/>
          <table:table-cell table:style-name="ce35"/>
          <table:table-cell table:content-validation-name="val20" table:style-name="ce34"/>
          <table:table-cell table:content-validation-name="val21" table:style-name="ce35"/>
          <table:table-cell table:number-columns-repeated="16359"/>
        </table:table-row>
        <table:table-row table:number-rows-repeated="2" table:style-name="ro1">
          <table:table-cell/>
          <table:table-cell table:style-name="ce13"/>
          <table:table-cell table:style-name="ce14"/>
          <table:table-cell table:content-validation-name="val1" table:style-name="ce11"/>
          <table:table-cell table:content-validation-name="val4" table:style-name="ce12"/>
          <table:table-cell table:style-name="ce15"/>
          <table:table-cell table:style-name="ce16"/>
          <table:table-cell table:content-validation-name="val5" table:style-name="ce11"/>
          <table:table-cell table:style-name="ce16"/>
          <table:table-cell table:style-name="ce15"/>
          <table:table-cell table:style-name="ce16"/>
          <table:table-cell table:style-name="ce15"/>
          <table:table-cell table:style-name="ce16"/>
          <table:table-cell table:content-validation-name="val12" table:style-name="ce34"/>
          <table:table-cell table:style-name="ce35"/>
          <table:table-cell table:style-name="ce34"/>
          <table:table-cell table:style-name="ce35"/>
          <table:table-cell table:content-validation-name="val15" table:style-name="ce34"/>
          <table:table-cell table:style-name="ce35"/>
          <table:table-cell table:content-validation-name="val17" table:style-name="ce34"/>
          <table:table-cell table:style-name="ce35"/>
          <table:table-cell table:style-name="ce34"/>
          <table:table-cell table:style-name="ce35"/>
          <table:table-cell table:style-name="ce34"/>
          <table:table-cell table:content-validation-name="val21" table:style-name="ce35"/>
          <table:table-cell table:number-columns-repeated="16359"/>
        </table:table-row>
        <table:table-row table:style-name="ro1">
          <table:table-cell/>
          <table:table-cell table:style-name="ce13"/>
          <table:table-cell table:style-name="ce28"/>
          <table:table-cell table:content-validation-name="val1" table:style-name="ce11"/>
          <table:table-cell table:content-validation-name="val4" table:style-name="ce12"/>
          <table:table-cell table:style-name="ce15"/>
          <table:table-cell table:style-name="ce16"/>
          <table:table-cell table:content-validation-name="val5" table:style-name="ce11"/>
          <table:table-cell table:style-name="ce16"/>
          <table:table-cell table:style-name="ce15"/>
          <table:table-cell table:style-name="ce16"/>
          <table:table-cell table:style-name="ce15"/>
          <table:table-cell table:style-name="ce16"/>
          <table:table-cell table:content-validation-name="val12" table:style-name="ce34"/>
          <table:table-cell table:style-name="ce35"/>
          <table:table-cell table:style-name="ce34"/>
          <table:table-cell table:style-name="ce35"/>
          <table:table-cell table:content-validation-name="val15" table:style-name="ce34"/>
          <table:table-cell table:style-name="ce35"/>
          <table:table-cell table:content-validation-name="val17" table:style-name="ce34"/>
          <table:table-cell table:style-name="ce35"/>
          <table:table-cell table:style-name="ce34"/>
          <table:table-cell table:style-name="ce35"/>
          <table:table-cell table:style-name="ce34"/>
          <table:table-cell table:content-validation-name="val21" table:style-name="ce35"/>
          <table:table-cell table:number-columns-repeated="16359"/>
        </table:table-row>
        <table:table-row table:style-name="ro1">
          <table:table-cell/>
          <table:table-cell table:style-name="ce13"/>
          <table:table-cell table:style-name="ce14"/>
          <table:table-cell table:content-validation-name="val1" table:style-name="ce11"/>
          <table:table-cell table:content-validation-name="val4" table:style-name="ce12"/>
          <table:table-cell table:style-name="ce15"/>
          <table:table-cell table:style-name="ce16"/>
          <table:table-cell table:content-validation-name="val5" table:style-name="ce11"/>
          <table:table-cell table:style-name="ce16"/>
          <table:table-cell table:style-name="ce15"/>
          <table:table-cell table:style-name="ce16"/>
          <table:table-cell table:style-name="ce15"/>
          <table:table-cell table:style-name="ce16"/>
          <table:table-cell table:content-validation-name="val12" table:style-name="ce34"/>
          <table:table-cell table:style-name="ce35"/>
          <table:table-cell table:style-name="ce34"/>
          <table:table-cell table:style-name="ce35"/>
          <table:table-cell table:content-validation-name="val15" table:style-name="ce34"/>
          <table:table-cell table:style-name="ce35"/>
          <table:table-cell table:style-name="ce34"/>
          <table:table-cell table:style-name="ce35"/>
          <table:table-cell table:style-name="ce34"/>
          <table:table-cell table:style-name="ce35"/>
          <table:table-cell table:style-name="ce34"/>
          <table:table-cell table:content-validation-name="val21" table:style-name="ce35"/>
          <table:table-cell table:number-columns-repeated="16359"/>
        </table:table-row>
        <table:table-row table:style-name="ro1">
          <table:table-cell/>
          <table:table-cell table:style-name="ce13"/>
          <table:table-cell table:style-name="ce14"/>
          <table:table-cell table:content-validation-name="val1" table:style-name="ce11"/>
          <table:table-cell table:content-validation-name="val4" table:style-name="ce12"/>
          <table:table-cell table:style-name="ce15"/>
          <table:table-cell table:style-name="ce16"/>
          <table:table-cell table:content-validation-name="val5" table:style-name="ce11"/>
          <table:table-cell table:style-name="ce16"/>
          <table:table-cell table:style-name="ce15"/>
          <table:table-cell table:style-name="ce16"/>
          <table:table-cell table:style-name="ce15"/>
          <table:table-cell table:style-name="ce16"/>
          <table:table-cell table:style-name="ce34"/>
          <table:table-cell table:style-name="ce35"/>
          <table:table-cell table:style-name="ce34"/>
          <table:table-cell table:style-name="ce35"/>
          <table:table-cell table:content-validation-name="val15" table:style-name="ce34"/>
          <table:table-cell table:style-name="ce35"/>
          <table:table-cell table:style-name="ce34"/>
          <table:table-cell table:style-name="ce35"/>
          <table:table-cell table:style-name="ce34"/>
          <table:table-cell table:style-name="ce35"/>
          <table:table-cell table:style-name="ce34"/>
          <table:table-cell table:content-validation-name="val21" table:style-name="ce35"/>
          <table:table-cell table:number-columns-repeated="16359"/>
        </table:table-row>
        <table:table-row table:number-rows-repeated="2" table:style-name="ro1">
          <table:table-cell/>
          <table:table-cell table:style-name="ce13"/>
          <table:table-cell table:style-name="ce14"/>
          <table:table-cell table:content-validation-name="val1" table:style-name="ce11"/>
          <table:table-cell table:content-validation-name="val4" table:style-name="ce12"/>
          <table:table-cell table:style-name="ce15"/>
          <table:table-cell table:style-name="ce16"/>
          <table:table-cell table:content-validation-name="val5" table:style-name="ce11"/>
          <table:table-cell table:style-name="ce16"/>
          <table:table-cell table:style-name="ce15"/>
          <table:table-cell table:style-name="ce16"/>
          <table:table-cell table:style-name="ce15"/>
          <table:table-cell table:style-name="ce16"/>
          <table:table-cell table:style-name="ce34"/>
          <table:table-cell table:style-name="ce35"/>
          <table:table-cell table:style-name="ce34"/>
          <table:table-cell table:style-name="ce35"/>
          <table:table-cell table:style-name="ce34"/>
          <table:table-cell table:style-name="ce35"/>
          <table:table-cell table:style-name="ce34"/>
          <table:table-cell table:style-name="ce35"/>
          <table:table-cell table:style-name="ce34"/>
          <table:table-cell table:style-name="ce35"/>
          <table:table-cell table:style-name="ce34"/>
          <table:table-cell table:style-name="ce35"/>
          <table:table-cell table:number-columns-repeated="16359"/>
        </table:table-row>
        <table:table-row table:number-rows-repeated="17" table:style-name="ro1">
          <table:table-cell table:number-columns-repeated="3"/>
          <table:table-cell table:content-validation-name="val1" table:style-name="ce11"/>
          <table:table-cell table:content-validation-name="val4" table:style-name="ce12"/>
          <table:table-cell table:style-name="ce15"/>
          <table:table-cell table:style-name="ce16"/>
          <table:table-cell table:content-validation-name="val5" table:style-name="ce11"/>
          <table:table-cell table:number-columns-repeated="16376"/>
        </table:table-row>
        <table:table-row table:number-rows-repeated="101" table:style-name="ro1">
          <table:table-cell table:number-columns-repeated="3"/>
          <table:table-cell table:content-validation-name="val1" table:style-name="ce11"/>
          <table:table-cell table:style-name="ce16"/>
          <table:table-cell table:style-name="ce15"/>
          <table:table-cell table:style-name="ce16"/>
          <table:table-cell table:content-validation-name="val5" table:style-name="ce11"/>
          <table:table-cell table:number-columns-repeated="16376"/>
        </table:table-row>
        <table:table-row table:number-rows-repeated="4" table:style-name="ro1">
          <table:table-cell table:number-columns-repeated="3"/>
          <table:table-cell table:content-validation-name="val1" table:style-name="ce11"/>
          <table:table-cell table:style-name="ce16"/>
          <table:table-cell table:style-name="ce15"/>
          <table:table-cell table:style-name="ce16"/>
          <table:table-cell table:style-name="ce15"/>
          <table:table-cell table:number-columns-repeated="16376"/>
        </table:table-row>
        <table:table-row table:number-rows-repeated="1047990" table:style-name="ro1">
          <table:table-cell table:number-columns-repeated="16384"/>
        </table:table-row>
      </table:table>
      <table:table table:name="Tabelle2" table:style-name="ta2"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12" table:number-columns-repeated="16381" table:default-cell-style-name="ce1"/>
        <table:table-row table:style-name="ro1">
          <table:table-cell office:value-type="string" table:style-name="ce2">
            <text:p>Key</text:p>
          </table:table-cell>
          <table:table-cell office:value-type="string" table:style-name="ce2">
            <text:p>Level 1</text:p>
          </table:table-cell>
          <table:table-cell office:value-type="string" table:style-name="ce2">
            <text:p>Level 2</text:p>
          </table:table-cell>
          <table:table-cell table:number-columns-repeated="16381"/>
        </table:table-row>
        <table:table-row table:style-name="ro1">
          <table:table-cell office:value-type="float" office:value="10001" table:style-name="ce1">
            <text:p>10001</text:p>
          </table:table-cell>
          <table:table-cell office:value-type="string" table:style-name="ce1">
            <text:p>Arbeitsrecht10001</text:p>
          </table:table-cell>
          <table:table-cell table:number-columns-repeated="16382" table:style-name="ce1"/>
        </table:table-row>
        <table:table-row table:style-name="ro1">
          <table:table-cell office:value-type="float" office:value="10002" table:style-name="ce1">
            <text:p>10002</text:p>
          </table:table-cell>
          <table:table-cell table:style-name="ce1"/>
          <table:table-cell office:value-type="string" table:style-name="ce1">
            <text:p>Arbeitsgerichtsbarkeit10002</text:p>
          </table:table-cell>
          <table:table-cell table:number-columns-repeated="16381"/>
        </table:table-row>
        <table:table-row table:style-name="ro1">
          <table:table-cell office:value-type="float" office:value="10065" table:style-name="ce1">
            <text:p>10065</text:p>
          </table:table-cell>
          <table:table-cell table:style-name="ce1"/>
          <table:table-cell office:value-type="string" table:style-name="ce1">
            <text:p>Arbeitskampf &amp; Schlichtungswesen10065</text:p>
          </table:table-cell>
          <table:table-cell table:number-columns-repeated="16381"/>
        </table:table-row>
        <table:table-row table:style-name="ro1">
          <table:table-cell office:value-type="float" office:value="10072" table:style-name="ce1">
            <text:p>10072</text:p>
          </table:table-cell>
          <table:table-cell table:style-name="ce1"/>
          <table:table-cell office:value-type="string" table:style-name="ce1">
            <text:p>Arbeitsvertragsrecht10072</text:p>
          </table:table-cell>
          <table:table-cell table:number-columns-repeated="16381"/>
        </table:table-row>
        <table:table-row table:style-name="ro1">
          <table:table-cell office:value-type="float" office:value="10162" table:style-name="ce1">
            <text:p>10162</text:p>
          </table:table-cell>
          <table:table-cell table:style-name="ce1"/>
          <table:table-cell office:value-type="string" table:style-name="ce1">
            <text:p>Arbeitszeit &amp; Arbeitsschutz10162</text:p>
          </table:table-cell>
          <table:table-cell table:number-columns-repeated="16381"/>
        </table:table-row>
        <table:table-row table:style-name="ro1">
          <table:table-cell office:value-type="float" office:value="10177" table:style-name="ce1">
            <text:p>10177</text:p>
          </table:table-cell>
          <table:table-cell table:style-name="ce1"/>
          <table:table-cell office:value-type="string" table:style-name="ce1">
            <text:p>Betriebliche Altersversorgung10177</text:p>
          </table:table-cell>
          <table:table-cell table:number-columns-repeated="16381"/>
        </table:table-row>
        <table:table-row table:style-name="ro1">
          <table:table-cell office:value-type="float" office:value="10184" table:style-name="ce1">
            <text:p>10184</text:p>
          </table:table-cell>
          <table:table-cell table:style-name="ce1"/>
          <table:table-cell office:value-type="string" table:style-name="ce1">
            <text:p>Personalwesen &amp; Antidiskriminierung10184</text:p>
          </table:table-cell>
          <table:table-cell table:number-columns-repeated="16381"/>
        </table:table-row>
        <table:table-row table:style-name="ro1">
          <table:table-cell office:value-type="float" office:value="10206" table:style-name="ce1">
            <text:p>10206</text:p>
          </table:table-cell>
          <table:table-cell table:style-name="ce1"/>
          <table:table-cell office:value-type="string" table:style-name="ce1">
            <text:p>Tarifvertrags- &amp; Mitbestimmungsrecht10206</text:p>
          </table:table-cell>
          <table:table-cell table:number-columns-repeated="16381"/>
        </table:table-row>
        <table:table-row table:style-name="ro1">
          <table:table-cell office:value-type="float" office:value="10244" table:style-name="ce1">
            <text:p>10244</text:p>
          </table:table-cell>
          <table:table-cell office:value-type="string" table:style-name="ce1">
            <text:p>Sozialrecht10244</text:p>
          </table:table-cell>
          <table:table-cell table:number-columns-repeated="16382" table:style-name="ce1"/>
        </table:table-row>
        <table:table-row table:style-name="ro1">
          <table:table-cell office:value-type="float" office:value="10245" table:style-name="ce1">
            <text:p>10245</text:p>
          </table:table-cell>
          <table:table-cell table:style-name="ce1"/>
          <table:table-cell office:value-type="string" table:style-name="ce1">
            <text:p>Allgemeine Grundsätze der Leistungsgewährung10245</text:p>
          </table:table-cell>
          <table:table-cell table:number-columns-repeated="16381"/>
        </table:table-row>
        <table:table-row table:style-name="ro1">
          <table:table-cell office:value-type="float" office:value="10254" table:style-name="ce1">
            <text:p>10254</text:p>
          </table:table-cell>
          <table:table-cell table:style-name="ce1"/>
          <table:table-cell office:value-type="string" table:style-name="ce1">
            <text:p>Alten- &amp; Krankenpflege10254</text:p>
          </table:table-cell>
          <table:table-cell table:number-columns-repeated="16381"/>
        </table:table-row>
        <table:table-row table:style-name="ro1">
          <table:table-cell office:value-type="float" office:value="10260" table:style-name="ce1">
            <text:p>10260</text:p>
          </table:table-cell>
          <table:table-cell table:style-name="ce1"/>
          <table:table-cell office:value-type="string" table:style-name="ce1">
            <text:p>Arbeits- &amp; Bildungsförderung10260</text:p>
          </table:table-cell>
          <table:table-cell table:number-columns-repeated="16381"/>
        </table:table-row>
        <table:table-row table:style-name="ro1">
          <table:table-cell office:value-type="float" office:value="10271" table:style-name="ce1">
            <text:p>10271</text:p>
          </table:table-cell>
          <table:table-cell table:style-name="ce1"/>
          <table:table-cell office:value-type="string" table:style-name="ce1">
            <text:p>Grundsicherung &amp; Sozialhilfe10271</text:p>
          </table:table-cell>
          <table:table-cell table:number-columns-repeated="16381"/>
        </table:table-row>
        <table:table-row table:style-name="ro1">
          <table:table-cell office:value-type="float" office:value="10290" table:style-name="ce1">
            <text:p>10290</text:p>
          </table:table-cell>
          <table:table-cell table:style-name="ce1"/>
          <table:table-cell office:value-type="string" table:style-name="ce1">
            <text:p>Familienförderung &amp; Mutterschutz10290</text:p>
          </table:table-cell>
          <table:table-cell table:number-columns-repeated="16381"/>
        </table:table-row>
        <table:table-row table:style-name="ro1">
          <table:table-cell office:value-type="float" office:value="10295" table:style-name="ce1">
            <text:p>10295</text:p>
          </table:table-cell>
          <table:table-cell table:style-name="ce1"/>
          <table:table-cell office:value-type="string" table:style-name="ce1">
            <text:p>Kinder- &amp; Jugendhilfe10295</text:p>
          </table:table-cell>
          <table:table-cell table:number-columns-repeated="16381"/>
        </table:table-row>
        <table:table-row table:style-name="ro1">
          <table:table-cell office:value-type="float" office:value="10306" table:style-name="ce1">
            <text:p>10306</text:p>
          </table:table-cell>
          <table:table-cell table:style-name="ce1"/>
          <table:table-cell office:value-type="string" table:style-name="ce1">
            <text:p>Rehabilitation &amp; Teilhabe behinderter Menschen10306</text:p>
          </table:table-cell>
          <table:table-cell table:number-columns-repeated="16381"/>
        </table:table-row>
        <table:table-row table:style-name="ro1">
          <table:table-cell office:value-type="float" office:value="10314" table:style-name="ce1">
            <text:p>10314</text:p>
          </table:table-cell>
          <table:table-cell table:style-name="ce1"/>
          <table:table-cell office:value-type="string" table:style-name="ce1">
            <text:p>Soziale Entschädigung10314</text:p>
          </table:table-cell>
          <table:table-cell table:number-columns-repeated="16381"/>
        </table:table-row>
        <table:table-row table:style-name="ro1">
          <table:table-cell office:value-type="float" office:value="10320" table:style-name="ce1">
            <text:p>10320</text:p>
          </table:table-cell>
          <table:table-cell table:style-name="ce1"/>
          <table:table-cell office:value-type="string" table:style-name="ce1">
            <text:p>Sozialgerichtsbarkeit10320</text:p>
          </table:table-cell>
          <table:table-cell table:number-columns-repeated="16381"/>
        </table:table-row>
        <table:table-row table:style-name="ro1">
          <table:table-cell office:value-type="float" office:value="10372" table:style-name="ce1">
            <text:p>10372</text:p>
          </table:table-cell>
          <table:table-cell table:style-name="ce1"/>
          <table:table-cell office:value-type="string" table:style-name="ce1">
            <text:p>Sozialversicherung10372</text:p>
          </table:table-cell>
          <table:table-cell table:number-columns-repeated="16381"/>
        </table:table-row>
        <table:table-row table:style-name="ro1">
          <table:table-cell office:value-type="float" office:value="10409" table:style-name="ce1">
            <text:p>10409</text:p>
          </table:table-cell>
          <table:table-cell table:style-name="ce1"/>
          <table:table-cell office:value-type="string" table:style-name="ce1">
            <text:p>Sozialverwaltungsverfahren10409</text:p>
          </table:table-cell>
          <table:table-cell table:number-columns-repeated="16381"/>
        </table:table-row>
        <table:table-row table:style-name="ro1">
          <table:table-cell office:value-type="float" office:value="10414" table:style-name="ce1">
            <text:p>10414</text:p>
          </table:table-cell>
          <table:table-cell office:value-type="string" table:style-name="ce1">
            <text:p>Staats- &amp; Verfassungsrecht10414</text:p>
          </table:table-cell>
          <table:table-cell table:number-columns-repeated="16382" table:style-name="ce1"/>
        </table:table-row>
        <table:table-row table:style-name="ro1">
          <table:table-cell office:value-type="float" office:value="10415" table:style-name="ce1">
            <text:p>10415</text:p>
          </table:table-cell>
          <table:table-cell table:style-name="ce1"/>
          <table:table-cell office:value-type="string" table:style-name="ce1">
            <text:p>Abgaben, Gebühren &amp; Zölle10415</text:p>
          </table:table-cell>
          <table:table-cell table:number-columns-repeated="16381"/>
        </table:table-row>
        <table:table-row table:style-name="ro1">
          <table:table-cell office:value-type="float" office:value="10420" table:style-name="ce1">
            <text:p>10420</text:p>
          </table:table-cell>
          <table:table-cell table:style-name="ce1"/>
          <table:table-cell office:value-type="string" table:style-name="ce1">
            <text:p>Außen- &amp; Sicherheitspolitik10420</text:p>
          </table:table-cell>
          <table:table-cell table:number-columns-repeated="16381"/>
        </table:table-row>
        <table:table-row table:style-name="ro1">
          <table:table-cell office:value-type="float" office:value="10421" table:style-name="ce1">
            <text:p>10421</text:p>
          </table:table-cell>
          <table:table-cell table:style-name="ce1"/>
          <table:table-cell office:value-type="string" table:style-name="ce1">
            <text:p>Bildungswesen &amp; Schulrecht10421</text:p>
          </table:table-cell>
          <table:table-cell table:number-columns-repeated="16381"/>
        </table:table-row>
        <table:table-row table:style-name="ro1">
          <table:table-cell office:value-type="float" office:value="10432" table:style-name="ce1">
            <text:p>10432</text:p>
          </table:table-cell>
          <table:table-cell table:style-name="ce1"/>
          <table:table-cell office:value-type="string" table:style-name="ce1">
            <text:p>Grund- &amp; Menschenrechte10432</text:p>
          </table:table-cell>
          <table:table-cell table:number-columns-repeated="16381"/>
        </table:table-row>
        <table:table-row table:style-name="ro1">
          <table:table-cell office:value-type="float" office:value="10484" table:style-name="ce1">
            <text:p>10484</text:p>
          </table:table-cell>
          <table:table-cell table:style-name="ce1"/>
          <table:table-cell office:value-type="string" table:style-name="ce1">
            <text:p>Haushaltsrecht10484</text:p>
          </table:table-cell>
          <table:table-cell table:number-columns-repeated="16381"/>
        </table:table-row>
        <table:table-row table:style-name="ro1">
          <table:table-cell office:value-type="float" office:value="10519" table:style-name="ce1">
            <text:p>10519</text:p>
          </table:table-cell>
          <table:table-cell table:style-name="ce1"/>
          <table:table-cell office:value-type="string" table:style-name="ce1">
            <text:p>Rechtsstaatsprinzip10519</text:p>
          </table:table-cell>
          <table:table-cell table:number-columns-repeated="16381"/>
        </table:table-row>
        <table:table-row table:style-name="ro1">
          <table:table-cell office:value-type="float" office:value="10530" table:style-name="ce1">
            <text:p>10530</text:p>
          </table:table-cell>
          <table:table-cell table:style-name="ce1"/>
          <table:table-cell office:value-type="string" table:style-name="ce1">
            <text:p>Staatliche Entschädigungsleistung &amp; Amtshaftung10530</text:p>
          </table:table-cell>
          <table:table-cell table:number-columns-repeated="16381"/>
        </table:table-row>
        <table:table-row table:style-name="ro1">
          <table:table-cell office:value-type="float" office:value="10539" table:style-name="ce1">
            <text:p>10539</text:p>
          </table:table-cell>
          <table:table-cell table:style-name="ce1"/>
          <table:table-cell office:value-type="string" table:style-name="ce1">
            <text:p>Staatsorganisationsrecht10539</text:p>
          </table:table-cell>
          <table:table-cell table:number-columns-repeated="16381"/>
        </table:table-row>
        <table:table-row table:style-name="ro1">
          <table:table-cell office:value-type="float" office:value="10583" table:style-name="ce1">
            <text:p>10583</text:p>
          </table:table-cell>
          <table:table-cell table:style-name="ce1"/>
          <table:table-cell office:value-type="string" table:style-name="ce1">
            <text:p>Staatsverträge &amp; Völkerrecht10583</text:p>
          </table:table-cell>
          <table:table-cell table:number-columns-repeated="16381"/>
        </table:table-row>
        <table:table-row table:style-name="ro1">
          <table:table-cell office:value-type="float" office:value="10588" table:style-name="ce1">
            <text:p>10588</text:p>
          </table:table-cell>
          <table:table-cell table:style-name="ce1"/>
          <table:table-cell office:value-type="string" table:style-name="ce1">
            <text:p>Standes- &amp; Berufsrecht der Freien Berufe10588</text:p>
          </table:table-cell>
          <table:table-cell table:number-columns-repeated="16381"/>
        </table:table-row>
        <table:table-row table:style-name="ro1">
          <table:table-cell office:value-type="float" office:value="10594" table:style-name="ce1">
            <text:p>10594</text:p>
          </table:table-cell>
          <table:table-cell table:style-name="ce1"/>
          <table:table-cell office:value-type="string" table:style-name="ce1">
            <text:p>Verfassungsprozessrecht10594</text:p>
          </table:table-cell>
          <table:table-cell table:number-columns-repeated="16381"/>
        </table:table-row>
        <table:table-row table:style-name="ro1">
          <table:table-cell office:value-type="float" office:value="10602" table:style-name="ce1">
            <text:p>10602</text:p>
          </table:table-cell>
          <table:table-cell office:value-type="string" table:style-name="ce1">
            <text:p>Steuerrecht &amp; Finanzwesen10602</text:p>
          </table:table-cell>
          <table:table-cell table:number-columns-repeated="16382" table:style-name="ce1"/>
        </table:table-row>
        <table:table-row table:style-name="ro1">
          <table:table-cell office:value-type="float" office:value="10603" table:style-name="ce1">
            <text:p>10603</text:p>
          </table:table-cell>
          <table:table-cell table:style-name="ce1"/>
          <table:table-cell office:value-type="string" table:style-name="ce1">
            <text:p>Behördliches Verfahren &amp; Finanzverwaltung10603</text:p>
          </table:table-cell>
          <table:table-cell table:number-columns-repeated="16381"/>
        </table:table-row>
        <table:table-row table:style-name="ro1">
          <table:table-cell office:value-type="float" office:value="10648" table:style-name="ce1">
            <text:p>10648</text:p>
          </table:table-cell>
          <table:table-cell table:style-name="ce1"/>
          <table:table-cell office:value-type="string" table:style-name="ce1">
            <text:p>Einkommensteuer10648</text:p>
          </table:table-cell>
          <table:table-cell table:number-columns-repeated="16381"/>
        </table:table-row>
        <table:table-row table:style-name="ro1">
          <table:table-cell office:value-type="float" office:value="10718" table:style-name="ce1">
            <text:p>10718</text:p>
          </table:table-cell>
          <table:table-cell table:style-name="ce1"/>
          <table:table-cell office:value-type="string" table:style-name="ce1">
            <text:p>Erbschaft- &amp; Schenkungsteuer10718</text:p>
          </table:table-cell>
          <table:table-cell table:number-columns-repeated="16381"/>
        </table:table-row>
        <table:table-row table:style-name="ro1">
          <table:table-cell office:value-type="float" office:value="10734" table:style-name="ce1">
            <text:p>10734</text:p>
          </table:table-cell>
          <table:table-cell table:style-name="ce1"/>
          <table:table-cell office:value-type="string" table:style-name="ce1">
            <text:p>Gewerbesteuer10734</text:p>
          </table:table-cell>
          <table:table-cell table:number-columns-repeated="16381"/>
        </table:table-row>
        <table:table-row table:style-name="ro1">
          <table:table-cell office:value-type="float" office:value="10744" table:style-name="ce1">
            <text:p>10744</text:p>
          </table:table-cell>
          <table:table-cell table:style-name="ce1"/>
          <table:table-cell office:value-type="string" table:style-name="ce1">
            <text:p>Grunderwerbsteuer10744</text:p>
          </table:table-cell>
          <table:table-cell table:number-columns-repeated="16381"/>
        </table:table-row>
        <table:table-row table:style-name="ro1">
          <table:table-cell office:value-type="float" office:value="10752" table:style-name="ce1">
            <text:p>10752</text:p>
          </table:table-cell>
          <table:table-cell table:style-name="ce1"/>
          <table:table-cell office:value-type="string" table:style-name="ce1">
            <text:p>Grundsteuer10752</text:p>
          </table:table-cell>
          <table:table-cell table:number-columns-repeated="16381"/>
        </table:table-row>
        <table:table-row table:style-name="ro1">
          <table:table-cell office:value-type="float" office:value="10759" table:style-name="ce1">
            <text:p>10759</text:p>
          </table:table-cell>
          <table:table-cell table:style-name="ce1"/>
          <table:table-cell office:value-type="string" table:style-name="ce1">
            <text:p>Kirchensteuer10759</text:p>
          </table:table-cell>
          <table:table-cell table:number-columns-repeated="16381"/>
        </table:table-row>
        <table:table-row table:style-name="ro1">
          <table:table-cell office:value-type="float" office:value="10764" table:style-name="ce1">
            <text:p>10764</text:p>
          </table:table-cell>
          <table:table-cell table:style-name="ce1"/>
          <table:table-cell office:value-type="string" table:style-name="ce1">
            <text:p>Körperschaftsteuer10764</text:p>
          </table:table-cell>
          <table:table-cell table:number-columns-repeated="16381"/>
        </table:table-row>
        <table:table-row table:style-name="ro1">
          <table:table-cell office:value-type="float" office:value="10774" table:style-name="ce1">
            <text:p>10774</text:p>
          </table:table-cell>
          <table:table-cell table:style-name="ce1"/>
          <table:table-cell office:value-type="string" table:style-name="ce1">
            <text:p>Umsatzsteuer10774</text:p>
          </table:table-cell>
          <table:table-cell table:number-columns-repeated="16381"/>
        </table:table-row>
        <table:table-row table:style-name="ro1">
          <table:table-cell office:value-type="float" office:value="10791" table:style-name="ce1">
            <text:p>10791</text:p>
          </table:table-cell>
          <table:table-cell table:style-name="ce1"/>
          <table:table-cell office:value-type="string" table:style-name="ce1">
            <text:p>Umwandlungsteuer10791</text:p>
          </table:table-cell>
          <table:table-cell table:number-columns-repeated="16381"/>
        </table:table-row>
        <table:table-row table:style-name="ro1">
          <table:table-cell office:value-type="float" office:value="10797" table:style-name="ce1">
            <text:p>10797</text:p>
          </table:table-cell>
          <table:table-cell table:style-name="ce1"/>
          <table:table-cell office:value-type="string" table:style-name="ce1">
            <text:p>Verfahren vor den Finanzgerichten10797</text:p>
          </table:table-cell>
          <table:table-cell table:number-columns-repeated="16381"/>
        </table:table-row>
        <table:table-row table:style-name="ro1">
          <table:table-cell office:value-type="float" office:value="10859" table:style-name="ce1">
            <text:p>10859</text:p>
          </table:table-cell>
          <table:table-cell table:style-name="ce1"/>
          <table:table-cell office:value-type="string" table:style-name="ce1">
            <text:p>Weitere Steuern10859</text:p>
          </table:table-cell>
          <table:table-cell table:number-columns-repeated="16381"/>
        </table:table-row>
        <table:table-row table:style-name="ro1">
          <table:table-cell office:value-type="float" office:value="10869" table:style-name="ce1">
            <text:p>10869</text:p>
          </table:table-cell>
          <table:table-cell office:value-type="string" table:style-name="ce1">
            <text:p>Straf- &amp; Ordnungswidrigkeitenrecht10869</text:p>
          </table:table-cell>
          <table:table-cell table:number-columns-repeated="16382" table:style-name="ce1"/>
        </table:table-row>
        <table:table-row table:style-name="ro1">
          <table:table-cell office:value-type="float" office:value="10870" table:style-name="ce1">
            <text:p>10870</text:p>
          </table:table-cell>
          <table:table-cell table:style-name="ce1"/>
          <table:table-cell office:value-type="string" table:style-name="ce1">
            <text:p>Betäubungsmitteldelikte10870</text:p>
          </table:table-cell>
          <table:table-cell table:number-columns-repeated="16381"/>
        </table:table-row>
        <table:table-row table:style-name="ro1">
          <table:table-cell office:value-type="float" office:value="10882" table:style-name="ce1">
            <text:p>10882</text:p>
          </table:table-cell>
          <table:table-cell table:style-name="ce1"/>
          <table:table-cell office:value-type="string" table:style-name="ce1">
            <text:p>Grundlagen der Ahndung10882</text:p>
          </table:table-cell>
          <table:table-cell table:number-columns-repeated="16381"/>
        </table:table-row>
        <table:table-row table:style-name="ro1">
          <table:table-cell office:value-type="float" office:value="10949" table:style-name="ce1">
            <text:p>10949</text:p>
          </table:table-cell>
          <table:table-cell table:style-name="ce1"/>
          <table:table-cell office:value-type="string" table:style-name="ce1">
            <text:p>Sanktionierung der Tat &amp; Strafzumessung10949</text:p>
          </table:table-cell>
          <table:table-cell table:number-columns-repeated="16381"/>
        </table:table-row>
        <table:table-row table:style-name="ro1">
          <table:table-cell office:value-type="float" office:value="11006" table:style-name="ce1">
            <text:p>11006</text:p>
          </table:table-cell>
          <table:table-cell table:style-name="ce1"/>
          <table:table-cell office:value-type="string" table:style-name="ce1">
            <text:p>Straftaten gegen Personen11006</text:p>
          </table:table-cell>
          <table:table-cell table:number-columns-repeated="16381"/>
        </table:table-row>
        <table:table-row table:style-name="ro1">
          <table:table-cell office:value-type="float" office:value="11122" table:style-name="ce1">
            <text:p>11122</text:p>
          </table:table-cell>
          <table:table-cell table:style-name="ce1"/>
          <table:table-cell office:value-type="string" table:style-name="ce1">
            <text:p>Straftaten gegen Staat &amp; Gemeinschaftswerte11122</text:p>
          </table:table-cell>
          <table:table-cell table:number-columns-repeated="16381"/>
        </table:table-row>
        <table:table-row table:style-name="ro1">
          <table:table-cell office:value-type="float" office:value="11200" table:style-name="ce1">
            <text:p>11200</text:p>
          </table:table-cell>
          <table:table-cell table:style-name="ce1"/>
          <table:table-cell office:value-type="string" table:style-name="ce1">
            <text:p>Straftaten gegen Vermögenswerte &amp; Wirtschaftsstrafrecht11200</text:p>
          </table:table-cell>
          <table:table-cell table:number-columns-repeated="16381"/>
        </table:table-row>
        <table:table-row table:style-name="ro1">
          <table:table-cell office:value-type="float" office:value="11348" table:style-name="ce1">
            <text:p>11348</text:p>
          </table:table-cell>
          <table:table-cell table:style-name="ce1"/>
          <table:table-cell office:value-type="string" table:style-name="ce1">
            <text:p>Strafverfahrensrecht11348</text:p>
          </table:table-cell>
          <table:table-cell table:number-columns-repeated="16381"/>
        </table:table-row>
        <table:table-row table:style-name="ro1">
          <table:table-cell office:value-type="float" office:value="11510" table:style-name="ce1">
            <text:p>11510</text:p>
          </table:table-cell>
          <table:table-cell table:style-name="ce1"/>
          <table:table-cell office:value-type="string" table:style-name="ce1">
            <text:p>Verfahren in OWi-Sachen11510</text:p>
          </table:table-cell>
          <table:table-cell table:number-columns-repeated="16381"/>
        </table:table-row>
        <table:table-row table:style-name="ro1">
          <table:table-cell office:value-type="float" office:value="11551" table:style-name="ce1">
            <text:p>11551</text:p>
          </table:table-cell>
          <table:table-cell table:style-name="ce1"/>
          <table:table-cell office:value-type="string" table:style-name="ce1">
            <text:p>Verkehrsdelikte11551</text:p>
          </table:table-cell>
          <table:table-cell table:number-columns-repeated="16381"/>
        </table:table-row>
        <table:table-row table:style-name="ro1">
          <table:table-cell office:value-type="float" office:value="11572" table:style-name="ce1">
            <text:p>11572</text:p>
          </table:table-cell>
          <table:table-cell table:style-name="ce1"/>
          <table:table-cell office:value-type="string" table:style-name="ce1">
            <text:p>Weitere OWi-Tatbestände11572</text:p>
          </table:table-cell>
          <table:table-cell table:number-columns-repeated="16381"/>
        </table:table-row>
        <table:table-row table:style-name="ro1">
          <table:table-cell office:value-type="float" office:value="11578" table:style-name="ce1">
            <text:p>11578</text:p>
          </table:table-cell>
          <table:table-cell office:value-type="string" table:style-name="ce1">
            <text:p>Verwaltungsrecht11578</text:p>
          </table:table-cell>
          <table:table-cell table:number-columns-repeated="16382" table:style-name="ce1"/>
        </table:table-row>
        <table:table-row table:style-name="ro1">
          <table:table-cell office:value-type="float" office:value="11579" table:style-name="ce1">
            <text:p>11579</text:p>
          </table:table-cell>
          <table:table-cell table:style-name="ce1"/>
          <table:table-cell office:value-type="string" table:style-name="ce1">
            <text:p>Ausländer- &amp; Asylrecht11579</text:p>
          </table:table-cell>
          <table:table-cell table:number-columns-repeated="16381"/>
        </table:table-row>
        <table:table-row table:style-name="ro1">
          <table:table-cell office:value-type="float" office:value="11588" table:style-name="ce1">
            <text:p>11588</text:p>
          </table:table-cell>
          <table:table-cell table:style-name="ce1"/>
          <table:table-cell office:value-type="string" table:style-name="ce1">
            <text:p>Gewerberecht11588</text:p>
          </table:table-cell>
          <table:table-cell table:number-columns-repeated="16381"/>
        </table:table-row>
        <table:table-row table:style-name="ro1">
          <table:table-cell office:value-type="float" office:value="11619" table:style-name="ce1">
            <text:p>11619</text:p>
          </table:table-cell>
          <table:table-cell table:style-name="ce1"/>
          <table:table-cell office:value-type="string" table:style-name="ce1">
            <text:p>Kommunalrecht11619</text:p>
          </table:table-cell>
          <table:table-cell table:number-columns-repeated="16381"/>
        </table:table-row>
        <table:table-row table:style-name="ro1">
          <table:table-cell office:value-type="float" office:value="11669" table:style-name="ce1">
            <text:p>11669</text:p>
          </table:table-cell>
          <table:table-cell table:style-name="ce1"/>
          <table:table-cell office:value-type="string" table:style-name="ce1">
            <text:p>Öffentliches Baurecht11669</text:p>
          </table:table-cell>
          <table:table-cell table:number-columns-repeated="16381"/>
        </table:table-row>
        <table:table-row table:style-name="ro1">
          <table:table-cell office:value-type="float" office:value="11748" table:style-name="ce1">
            <text:p>11748</text:p>
          </table:table-cell>
          <table:table-cell table:style-name="ce1"/>
          <table:table-cell office:value-type="string" table:style-name="ce1">
            <text:p>Öffentliches Dienstrecht11748</text:p>
          </table:table-cell>
          <table:table-cell table:number-columns-repeated="16381"/>
        </table:table-row>
        <table:table-row table:style-name="ro1">
          <table:table-cell office:value-type="float" office:value="11820" table:style-name="ce1">
            <text:p>11820</text:p>
          </table:table-cell>
          <table:table-cell table:style-name="ce1"/>
          <table:table-cell office:value-type="string" table:style-name="ce1">
            <text:p>Polizei- &amp; Ordnungsrecht (POR)11820</text:p>
          </table:table-cell>
          <table:table-cell table:number-columns-repeated="16381"/>
        </table:table-row>
        <table:table-row table:style-name="ro1">
          <table:table-cell office:value-type="float" office:value="11889" table:style-name="ce1">
            <text:p>11889</text:p>
          </table:table-cell>
          <table:table-cell table:style-name="ce1"/>
          <table:table-cell office:value-type="string" table:style-name="ce1">
            <text:p>Umweltrecht &amp; Gesundheitswesen11889</text:p>
          </table:table-cell>
          <table:table-cell table:number-columns-repeated="16381"/>
        </table:table-row>
        <table:table-row table:style-name="ro1">
          <table:table-cell office:value-type="float" office:value="11924" table:style-name="ce1">
            <text:p>11924</text:p>
          </table:table-cell>
          <table:table-cell table:style-name="ce1"/>
          <table:table-cell office:value-type="string" table:style-name="ce1">
            <text:p>Verkehrsplanung &amp; Verkehrswesen11924</text:p>
          </table:table-cell>
          <table:table-cell table:number-columns-repeated="16381"/>
        </table:table-row>
        <table:table-row table:style-name="ro1">
          <table:table-cell office:value-type="float" office:value="11938" table:style-name="ce1">
            <text:p>11938</text:p>
          </table:table-cell>
          <table:table-cell table:style-name="ce1"/>
          <table:table-cell office:value-type="string" table:style-name="ce1">
            <text:p>Verwaltungsgerichtsbarkeit11938</text:p>
          </table:table-cell>
          <table:table-cell table:number-columns-repeated="16381"/>
        </table:table-row>
        <table:table-row table:style-name="ro1">
          <table:table-cell office:value-type="float" office:value="12038" table:style-name="ce1">
            <text:p>12038</text:p>
          </table:table-cell>
          <table:table-cell table:style-name="ce1"/>
          <table:table-cell office:value-type="string" table:style-name="ce1">
            <text:p>Verwaltungsorganisation &amp; Verwaltungsverfahren12038</text:p>
          </table:table-cell>
          <table:table-cell table:number-columns-repeated="16381"/>
        </table:table-row>
        <table:table-row table:style-name="ro1">
          <table:table-cell office:value-type="float" office:value="12123" table:style-name="ce1">
            <text:p>12123</text:p>
          </table:table-cell>
          <table:table-cell table:style-name="ce1"/>
          <table:table-cell office:value-type="string" table:style-name="ce1">
            <text:p>Wirtschaftliche Betätigung der Öffentlichen Hand12123</text:p>
          </table:table-cell>
          <table:table-cell table:number-columns-repeated="16381"/>
        </table:table-row>
        <table:table-row table:style-name="ro1">
          <table:table-cell office:value-type="float" office:value="12140" table:style-name="ce1">
            <text:p>12140</text:p>
          </table:table-cell>
          <table:table-cell office:value-type="string" table:style-name="ce1">
            <text:p>Wirtschaftsrecht12140</text:p>
          </table:table-cell>
          <table:table-cell table:number-columns-repeated="16382" table:style-name="ce1"/>
        </table:table-row>
        <table:table-row table:style-name="ro1">
          <table:table-cell office:value-type="float" office:value="12141" table:style-name="ce1">
            <text:p>12141</text:p>
          </table:table-cell>
          <table:table-cell table:style-name="ce1"/>
          <table:table-cell office:value-type="string" table:style-name="ce1">
            <text:p>Bankrecht, Darlehens- &amp; Bürgschaftsrecht12141</text:p>
          </table:table-cell>
          <table:table-cell table:number-columns-repeated="16381"/>
        </table:table-row>
        <table:table-row table:style-name="ro1">
          <table:table-cell office:value-type="float" office:value="12167" table:style-name="ce1">
            <text:p>12167</text:p>
          </table:table-cell>
          <table:table-cell table:style-name="ce1"/>
          <table:table-cell office:value-type="string" table:style-name="ce1">
            <text:p>Handels- &amp; Bilanzrecht12167</text:p>
          </table:table-cell>
          <table:table-cell table:number-columns-repeated="16381"/>
        </table:table-row>
        <table:table-row table:style-name="ro1">
          <table:table-cell office:value-type="float" office:value="12260" table:style-name="ce1">
            <text:p>12260</text:p>
          </table:table-cell>
          <table:table-cell table:style-name="ce1"/>
          <table:table-cell office:value-type="string" table:style-name="ce1">
            <text:p>Gesellschaftsrecht12260</text:p>
          </table:table-cell>
          <table:table-cell table:number-columns-repeated="16381"/>
        </table:table-row>
        <table:table-row table:style-name="ro1">
          <table:table-cell office:value-type="float" office:value="12348" table:style-name="ce1">
            <text:p>12348</text:p>
          </table:table-cell>
          <table:table-cell table:style-name="ce1"/>
          <table:table-cell office:value-type="string" table:style-name="ce1">
            <text:p>Insolvenzrecht12348</text:p>
          </table:table-cell>
          <table:table-cell table:number-columns-repeated="16381"/>
        </table:table-row>
        <table:table-row table:style-name="ro1">
          <table:table-cell office:value-type="float" office:value="12417" table:style-name="ce1">
            <text:p>12417</text:p>
          </table:table-cell>
          <table:table-cell table:style-name="ce1"/>
          <table:table-cell office:value-type="string" table:style-name="ce1">
            <text:p>Marken- &amp; Patentrecht12417</text:p>
          </table:table-cell>
          <table:table-cell table:number-columns-repeated="16381"/>
        </table:table-row>
        <table:table-row table:style-name="ro1">
          <table:table-cell office:value-type="float" office:value="12458" table:style-name="ce1">
            <text:p>12458</text:p>
          </table:table-cell>
          <table:table-cell table:style-name="ce1"/>
          <table:table-cell office:value-type="string" table:style-name="ce1">
            <text:p>Urheber-, Medien- &amp; Datenschutzrecht12458</text:p>
          </table:table-cell>
          <table:table-cell table:number-columns-repeated="16381"/>
        </table:table-row>
        <table:table-row table:style-name="ro1">
          <table:table-cell office:value-type="float" office:value="12499" table:style-name="ce1">
            <text:p>12499</text:p>
          </table:table-cell>
          <table:table-cell table:style-name="ce1"/>
          <table:table-cell office:value-type="string" table:style-name="ce1">
            <text:p>Versicherungsrecht12499</text:p>
          </table:table-cell>
          <table:table-cell table:number-columns-repeated="16381"/>
        </table:table-row>
        <table:table-row table:style-name="ro1">
          <table:table-cell office:value-type="float" office:value="12532" table:style-name="ce1">
            <text:p>12532</text:p>
          </table:table-cell>
          <table:table-cell table:style-name="ce1"/>
          <table:table-cell office:value-type="string" table:style-name="ce1">
            <text:p>Wettbewerbs-, Kartell- &amp; Vergaberecht12532</text:p>
          </table:table-cell>
          <table:table-cell table:number-columns-repeated="16381"/>
        </table:table-row>
        <table:table-row table:style-name="ro1">
          <table:table-cell office:value-type="float" office:value="12597" table:style-name="ce1">
            <text:p>12597</text:p>
          </table:table-cell>
          <table:table-cell office:value-type="string" table:style-name="ce1">
            <text:p>Zivilrecht &amp; Zivilprozessrecht12597</text:p>
          </table:table-cell>
          <table:table-cell table:number-columns-repeated="16382" table:style-name="ce1"/>
        </table:table-row>
        <table:table-row table:style-name="ro1">
          <table:table-cell office:value-type="float" office:value="12598" table:style-name="ce1">
            <text:p>12598</text:p>
          </table:table-cell>
          <table:table-cell table:style-name="ce1"/>
          <table:table-cell office:value-type="string" table:style-name="ce1">
            <text:p>Allgemeines Zivil- &amp; Vertragsrecht12598</text:p>
          </table:table-cell>
          <table:table-cell table:number-columns-repeated="16381"/>
        </table:table-row>
        <table:table-row table:style-name="ro1">
          <table:table-cell office:value-type="float" office:value="12788" table:style-name="ce1">
            <text:p>12788</text:p>
          </table:table-cell>
          <table:table-cell table:style-name="ce1"/>
          <table:table-cell office:value-type="string" table:style-name="ce1">
            <text:p>Erbrecht12788</text:p>
          </table:table-cell>
          <table:table-cell table:number-columns-repeated="16381"/>
        </table:table-row>
        <table:table-row table:style-name="ro1">
          <table:table-cell office:value-type="float" office:value="12882" table:style-name="ce1">
            <text:p>12882</text:p>
          </table:table-cell>
          <table:table-cell table:style-name="ce1"/>
          <table:table-cell office:value-type="string" table:style-name="ce1">
            <text:p>Familienrecht12882</text:p>
          </table:table-cell>
          <table:table-cell table:number-columns-repeated="16381"/>
        </table:table-row>
        <table:table-row table:style-name="ro1">
          <table:table-cell office:value-type="float" office:value="12991" table:style-name="ce1">
            <text:p>12991</text:p>
          </table:table-cell>
          <table:table-cell table:style-name="ce1"/>
          <table:table-cell office:value-type="string" table:style-name="ce1">
            <text:p>Grundstücks-/Immobilienrecht12991</text:p>
          </table:table-cell>
          <table:table-cell table:number-columns-repeated="16381"/>
        </table:table-row>
        <table:table-row table:style-name="ro1">
          <table:table-cell office:value-type="float" office:value="13056" table:style-name="ce1">
            <text:p>13056</text:p>
          </table:table-cell>
          <table:table-cell table:style-name="ce1"/>
          <table:table-cell office:value-type="string" table:style-name="ce1">
            <text:p>Kaufrecht, Tausch &amp; Schenkung13056</text:p>
          </table:table-cell>
          <table:table-cell table:number-columns-repeated="16381"/>
        </table:table-row>
        <table:table-row table:style-name="ro1">
          <table:table-cell office:value-type="float" office:value="13124" table:style-name="ce1">
            <text:p>13124</text:p>
          </table:table-cell>
          <table:table-cell table:style-name="ce1"/>
          <table:table-cell office:value-type="string" table:style-name="ce1">
            <text:p>Miete, Pacht &amp; Leasing13124</text:p>
          </table:table-cell>
          <table:table-cell table:number-columns-repeated="16381"/>
        </table:table-row>
        <table:table-row table:style-name="ro1">
          <table:table-cell office:value-type="float" office:value="13267" table:style-name="ce1">
            <text:p>13267</text:p>
          </table:table-cell>
          <table:table-cell table:style-name="ce1"/>
          <table:table-cell office:value-type="string" table:style-name="ce1">
            <text:p>Privates Baurecht/Werkvertragsrecht13267</text:p>
          </table:table-cell>
          <table:table-cell table:number-columns-repeated="16381"/>
        </table:table-row>
        <table:table-row table:style-name="ro1">
          <table:table-cell office:value-type="float" office:value="13356" table:style-name="ce1">
            <text:p>13356</text:p>
          </table:table-cell>
          <table:table-cell table:style-name="ce1"/>
          <table:table-cell office:value-type="string" table:style-name="ce1">
            <text:p>Recht der beweglichen Sachen13356</text:p>
          </table:table-cell>
          <table:table-cell table:number-columns-repeated="16381"/>
        </table:table-row>
        <table:table-row table:style-name="ro1">
          <table:table-cell office:value-type="float" office:value="13441" table:style-name="ce1">
            <text:p>13441</text:p>
          </table:table-cell>
          <table:table-cell table:style-name="ce1"/>
          <table:table-cell office:value-type="string" table:style-name="ce1">
            <text:p>Schadens- &amp; Deliktsrecht13441</text:p>
          </table:table-cell>
          <table:table-cell table:number-columns-repeated="16381"/>
        </table:table-row>
        <table:table-row table:style-name="ro1">
          <table:table-cell office:value-type="float" office:value="13502" table:style-name="ce1">
            <text:p>13502</text:p>
          </table:table-cell>
          <table:table-cell table:style-name="ce1"/>
          <table:table-cell office:value-type="string" table:style-name="ce1">
            <text:p>Ungerechtfertigte Bereicherung13502</text:p>
          </table:table-cell>
          <table:table-cell table:number-columns-repeated="16381"/>
        </table:table-row>
        <table:table-row table:style-name="ro1">
          <table:table-cell office:value-type="float" office:value="13533" table:style-name="ce1">
            <text:p>13533</text:p>
          </table:table-cell>
          <table:table-cell table:style-name="ce1"/>
          <table:table-cell office:value-type="string" table:style-name="ce1">
            <text:p>Weitere Schuldverhältnisse13533</text:p>
          </table:table-cell>
          <table:table-cell table:number-columns-repeated="16381"/>
        </table:table-row>
        <table:table-row table:style-name="ro1">
          <table:table-cell office:value-type="float" office:value="13566" table:style-name="ce1">
            <text:p>13566</text:p>
          </table:table-cell>
          <table:table-cell table:style-name="ce1"/>
          <table:table-cell office:value-type="string" table:style-name="ce1">
            <text:p>Zivilprozessrecht13566</text:p>
          </table:table-cell>
          <table:table-cell table:number-columns-repeated="16381"/>
        </table:table-row>
        <table:table-row table:style-name="ro1">
          <table:table-cell office:value-type="string" table:style-name="ce21">
            <text:p>hbfm10001</text:p>
          </table:table-cell>
          <table:table-cell office:value-type="string" table:style-name="ce17">
            <text:p>Aufsichtsrat/Beirathbfm10001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1">
            <text:p>hbfm10002</text:p>
          </table:table-cell>
          <table:table-cell table:style-name="ce17"/>
          <table:table-cell office:value-type="string" table:style-name="ce17">
            <text:p>Familienunternehmenhbfm10002</text:p>
          </table:table-cell>
          <table:table-cell table:number-columns-repeated="16381"/>
        </table:table-row>
        <table:table-row table:style-name="ro1">
          <table:table-cell office:value-type="string" table:style-name="ce21">
            <text:p>hbfm10003</text:p>
          </table:table-cell>
          <table:table-cell table:style-name="ce17"/>
          <table:table-cell office:value-type="string" table:style-name="ce17">
            <text:p>Mitbestimmunghbfm10003</text:p>
          </table:table-cell>
          <table:table-cell table:number-columns-repeated="16381"/>
        </table:table-row>
        <table:table-row table:style-name="ro1">
          <table:table-cell office:value-type="string" table:style-name="ce21">
            <text:p>hbfm10004</text:p>
          </table:table-cell>
          <table:table-cell table:style-name="ce17"/>
          <table:table-cell office:value-type="string" table:style-name="ce17">
            <text:p>Risikomanagementhbfm10004</text:p>
          </table:table-cell>
          <table:table-cell table:number-columns-repeated="16381"/>
        </table:table-row>
        <table:table-row table:style-name="ro1">
          <table:table-cell office:value-type="string" table:style-name="ce21">
            <text:p>hbfm10005</text:p>
          </table:table-cell>
          <table:table-cell office:value-type="string" table:style-name="ce17">
            <text:p>Betriebswirtschaft hbfm10005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1">
            <text:p>hbfm10006</text:p>
          </table:table-cell>
          <table:table-cell table:style-name="ce17"/>
          <table:table-cell office:value-type="string" table:style-name="ce17">
            <text:p>Bilanzrechthbfm10006</text:p>
          </table:table-cell>
          <table:table-cell table:number-columns-repeated="16381"/>
        </table:table-row>
        <table:table-row table:style-name="ro1">
          <table:table-cell office:value-type="string" table:style-name="ce21">
            <text:p>hbfm10007</text:p>
          </table:table-cell>
          <table:table-cell table:style-name="ce17"/>
          <table:table-cell office:value-type="string" table:style-name="ce17">
            <text:p>Corporate Financehbfm10007</text:p>
          </table:table-cell>
          <table:table-cell table:number-columns-repeated="16381"/>
        </table:table-row>
        <table:table-row table:style-name="ro1">
          <table:table-cell office:value-type="string" table:style-name="ce21">
            <text:p>hbfm10008</text:p>
          </table:table-cell>
          <table:table-cell table:style-name="ce17"/>
          <table:table-cell office:value-type="string" table:style-name="ce17">
            <text:p>Rechnungslegunghbfm10008</text:p>
          </table:table-cell>
          <table:table-cell table:number-columns-repeated="16381"/>
        </table:table-row>
        <table:table-row table:style-name="ro1">
          <table:table-cell office:value-type="string" table:style-name="ce21">
            <text:p>hbfm10009</text:p>
          </table:table-cell>
          <table:table-cell table:style-name="ce17"/>
          <table:table-cell office:value-type="string" table:style-name="ce17">
            <text:p>M&amp;Ahbfm10009</text:p>
          </table:table-cell>
          <table:table-cell table:number-columns-repeated="16381"/>
        </table:table-row>
        <table:table-row table:style-name="ro1">
          <table:table-cell office:value-type="string" table:style-name="ce21">
            <text:p>hbfm10010</text:p>
          </table:table-cell>
          <table:table-cell table:style-name="ce17"/>
          <table:table-cell office:value-type="string" table:style-name="ce17">
            <text:p>Unternehmensbewertunghbfm10010</text:p>
          </table:table-cell>
          <table:table-cell table:number-columns-repeated="16381"/>
        </table:table-row>
        <table:table-row table:style-name="ro1">
          <table:table-cell office:value-type="string" table:style-name="ce22">
            <text:p>hbfm10011</text:p>
          </table:table-cell>
          <table:table-cell office:value-type="string" table:style-name="ce17">
            <text:p>Compliancehbfm10011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2">
            <text:p>hbfm10012</text:p>
          </table:table-cell>
          <table:table-cell table:style-name="ce17"/>
          <table:table-cell office:value-type="string" table:style-name="ce17">
            <text:p>Aufsichtsrat/Beirat hbfm10012</text:p>
          </table:table-cell>
          <table:table-cell table:number-columns-repeated="16381"/>
        </table:table-row>
        <table:table-row table:style-name="ro1">
          <table:table-cell office:value-type="string" table:style-name="ce22">
            <text:p>hbfm10013</text:p>
          </table:table-cell>
          <table:table-cell table:style-name="ce17"/>
          <table:table-cell office:value-type="string" table:style-name="ce17">
            <text:p>Unternehmensführunghbfm10013</text:p>
          </table:table-cell>
          <table:table-cell table:number-columns-repeated="16381"/>
        </table:table-row>
        <table:table-row table:style-name="ro1">
          <table:table-cell office:value-type="string" table:style-name="ce22">
            <text:p>hbfm10014</text:p>
          </table:table-cell>
          <table:table-cell office:value-type="string" table:style-name="ce17">
            <text:p>Corporate Governancehbfm10014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2">
            <text:p>hbfm10015</text:p>
          </table:table-cell>
          <table:table-cell table:style-name="ce17"/>
          <table:table-cell office:value-type="string" table:style-name="ce17">
            <text:p>Aufsichtsrat/Beirathbfm10015</text:p>
          </table:table-cell>
          <table:table-cell table:number-columns-repeated="16381"/>
        </table:table-row>
        <table:table-row table:style-name="ro1">
          <table:table-cell office:value-type="string" table:style-name="ce22">
            <text:p>hbfm10016</text:p>
          </table:table-cell>
          <table:table-cell table:style-name="ce17"/>
          <table:table-cell office:value-type="string" table:style-name="ce17">
            <text:p>Compliance hbfm10016</text:p>
          </table:table-cell>
          <table:table-cell table:number-columns-repeated="16381"/>
        </table:table-row>
        <table:table-row table:style-name="ro1">
          <table:table-cell office:value-type="string" table:style-name="ce22">
            <text:p>hbfm10017</text:p>
          </table:table-cell>
          <table:table-cell office:value-type="string" table:style-name="ce17">
            <text:p>Datenschutzhbfm10017</text:p>
          </table:table-cell>
          <table:table-cell table:style-name="ce17"/>
          <table:table-cell table:number-columns-repeated="16381"/>
        </table:table-row>
        <table:table-row table:style-name="ro1">
          <table:table-cell office:value-type="string" table:style-name="ce22">
            <text:p>hbfm10018</text:p>
          </table:table-cell>
          <table:table-cell office:value-type="string" table:style-name="ce17">
            <text:p>Managementhbfm10018</text:p>
          </table:table-cell>
          <table:table-cell table:style-name="ce17"/>
          <table:table-cell table:number-columns-repeated="16381"/>
        </table:table-row>
        <table:table-row table:style-name="ro1">
          <table:table-cell office:value-type="string" table:style-name="ce22">
            <text:p>hbfm10019</text:p>
          </table:table-cell>
          <table:table-cell table:style-name="ce17"/>
          <table:table-cell office:value-type="string" table:style-name="ce19">
            <text:p>Aufsichtsrat/Beirathbfm10019</text:p>
          </table:table-cell>
          <table:table-cell table:number-columns-repeated="16381"/>
        </table:table-row>
        <table:table-row table:style-name="ro1">
          <table:table-cell office:value-type="string" table:style-name="ce22">
            <text:p>hbfm10020</text:p>
          </table:table-cell>
          <table:table-cell table:style-name="ce17"/>
          <table:table-cell office:value-type="string" table:style-name="ce17">
            <text:p>Change Managementhbfm10020</text:p>
          </table:table-cell>
          <table:table-cell table:number-columns-repeated="16381"/>
        </table:table-row>
        <table:table-row table:style-name="ro1">
          <table:table-cell office:value-type="string" table:style-name="ce22">
            <text:p>hbfm10021</text:p>
          </table:table-cell>
          <table:table-cell table:style-name="ce17"/>
          <table:table-cell office:value-type="string" table:style-name="ce17">
            <text:p>Familienunternehmenhbfm10021</text:p>
          </table:table-cell>
          <table:table-cell table:number-columns-repeated="16381"/>
        </table:table-row>
        <table:table-row table:style-name="ro1">
          <table:table-cell office:value-type="string" table:style-name="ce22">
            <text:p>hbfm10022</text:p>
          </table:table-cell>
          <table:table-cell table:style-name="ce17"/>
          <table:table-cell office:value-type="string" table:style-name="ce17">
            <text:p>Leadershiphbfm10022</text:p>
          </table:table-cell>
          <table:table-cell table:number-columns-repeated="16381"/>
        </table:table-row>
        <table:table-row table:style-name="ro1">
          <table:table-cell office:value-type="string" table:style-name="ce22">
            <text:p>hbfm10023</text:p>
          </table:table-cell>
          <table:table-cell table:style-name="ce17"/>
          <table:table-cell office:value-type="string" table:style-name="ce17">
            <text:p>Personalhbfm10023</text:p>
          </table:table-cell>
          <table:table-cell table:number-columns-repeated="16381"/>
        </table:table-row>
        <table:table-row table:style-name="ro1">
          <table:table-cell office:value-type="string" table:style-name="ce22">
            <text:p>hbfm10024</text:p>
          </table:table-cell>
          <table:table-cell table:style-name="ce17"/>
          <table:table-cell office:value-type="string" table:style-name="ce17">
            <text:p>Risikomanagement hbfm10024</text:p>
          </table:table-cell>
          <table:table-cell table:number-columns-repeated="16381"/>
        </table:table-row>
        <table:table-row table:style-name="ro1">
          <table:table-cell office:value-type="string" table:style-name="ce22">
            <text:p>hbfm10025</text:p>
          </table:table-cell>
          <table:table-cell table:style-name="ce17"/>
          <table:table-cell office:value-type="string" table:style-name="ce17">
            <text:p>Softskillshbfm10025</text:p>
          </table:table-cell>
          <table:table-cell table:number-columns-repeated="16381"/>
        </table:table-row>
        <table:table-row table:style-name="ro1">
          <table:table-cell office:value-type="string" table:style-name="ce22">
            <text:p>hbfm10026</text:p>
          </table:table-cell>
          <table:table-cell table:style-name="ce17"/>
          <table:table-cell office:value-type="string" table:style-name="ce17">
            <text:p>Unternehmensführunghbfm10026</text:p>
          </table:table-cell>
          <table:table-cell table:number-columns-repeated="16381"/>
        </table:table-row>
        <table:table-row table:style-name="ro1">
          <table:table-cell office:value-type="string" table:style-name="ce22">
            <text:p>hbfm10027</text:p>
          </table:table-cell>
          <table:table-cell table:style-name="ce17"/>
          <table:table-cell office:value-type="string" table:style-name="ce17">
            <text:p>Unternehmensnachfolgehbfm10027</text:p>
          </table:table-cell>
          <table:table-cell table:number-columns-repeated="16381"/>
        </table:table-row>
        <table:table-row table:number-rows-repeated="1048458" table:style-name="ro1">
          <table:table-cell table:number-columns-repeated="16384"/>
        </table:table-row>
      </table:table>
      <table:table table:name="Tabelle3" table:style-name="ta1">
        <table:table-column table:style-name="co12" table:number-columns-repeated="16384" table:default-cell-style-name="ce1"/>
        <table:table-row table:style-name="ro1">
          <table:table-cell/>
          <table:table-cell office:value-type="string" table:style-name="ce17">
            <text:p>Aufsichtsrat/Beirat</text:p>
          </table:table-cell>
          <table:table-cell table:style-name="ce17"/>
          <table:table-cell office:value-type="string" table:style-name="ce1">
            <text:p>hbfm10001</text:p>
          </table:table-cell>
          <table:table-cell table:number-columns-repeated="2" table:style-name="ce1"/>
          <table:table-cell office:value-type="string" office:string-value="Aufsichtsrat/Beirathbfm10001" table:formula="of:=[.B1]&amp;[.D1]" table:style-name="ce1">
            <text:p>Aufsichtsrat/Beirathbfm10001</text:p>
          </table:table-cell>
          <table:table-cell table:number-columns-repeated="16377" table:style-name="ce1"/>
        </table:table-row>
        <table:table-row table:style-name="ro1">
          <table:table-cell/>
          <table:table-cell table:style-name="ce17"/>
          <table:table-cell office:value-type="string" table:style-name="ce17">
            <text:p>Familienunternehmen</text:p>
          </table:table-cell>
          <table:table-cell office:value-type="string" table:style-name="ce1">
            <text:p>hbfm10002</text:p>
          </table:table-cell>
          <table:table-cell table:number-columns-repeated="2" table:style-name="ce1"/>
          <table:table-cell office:value-type="string" office:string-value="Familienunternehmenhbfm10002" table:formula="of:=[.C2]&amp;[.D2]" table:style-name="ce1">
            <text:p>Familienunternehmenhbfm10002</text:p>
          </table:table-cell>
          <table:table-cell table:number-columns-repeated="16377" table:style-name="ce1"/>
        </table:table-row>
        <table:table-row table:style-name="ro1">
          <table:table-cell/>
          <table:table-cell table:style-name="ce17"/>
          <table:table-cell office:value-type="string" table:style-name="ce17">
            <text:p>Mitbestimmung</text:p>
          </table:table-cell>
          <table:table-cell office:value-type="string" table:style-name="ce1">
            <text:p>hbfm10003</text:p>
          </table:table-cell>
          <table:table-cell table:number-columns-repeated="2" table:style-name="ce1"/>
          <table:table-cell office:value-type="string" office:string-value="Mitbestimmunghbfm10003" table:formula="of:=[.C3]&amp;[.D3]" table:style-name="ce1">
            <text:p>Mitbestimmunghbfm10003</text:p>
          </table:table-cell>
          <table:table-cell table:number-columns-repeated="16377" table:style-name="ce1"/>
        </table:table-row>
        <table:table-row table:style-name="ro1">
          <table:table-cell/>
          <table:table-cell table:style-name="ce17"/>
          <table:table-cell office:value-type="string" table:style-name="ce17">
            <text:p>Risikomanagement</text:p>
          </table:table-cell>
          <table:table-cell office:value-type="string" table:style-name="ce1">
            <text:p>hbfm10004</text:p>
          </table:table-cell>
          <table:table-cell table:number-columns-repeated="2" table:style-name="ce1"/>
          <table:table-cell office:value-type="string" office:string-value="Risikomanagementhbfm10004" table:formula="of:=[.C4]&amp;[.D4]" table:style-name="ce1">
            <text:p>Risikomanagementhbfm10004</text:p>
          </table:table-cell>
          <table:table-cell table:number-columns-repeated="16377" table:style-name="ce1"/>
        </table:table-row>
        <table:table-row table:style-name="ro1">
          <table:table-cell/>
          <table:table-cell office:value-type="string" table:style-name="ce17">
            <text:p>Betriebswirtschaft<text:s/></text:p>
          </table:table-cell>
          <table:table-cell table:style-name="ce17"/>
          <table:table-cell office:value-type="string" table:style-name="ce1">
            <text:p>hbfm10005</text:p>
          </table:table-cell>
          <table:table-cell table:number-columns-repeated="2" table:style-name="ce1"/>
          <table:table-cell office:value-type="string" office:string-value="Betriebswirtschaft hbfm10005" table:formula="of:=[.B5]&amp;[.D5]" table:style-name="ce1">
            <text:p>Betriebswirtschaft hbfm10005</text:p>
          </table:table-cell>
          <table:table-cell table:number-columns-repeated="16377" table:style-name="ce1"/>
        </table:table-row>
        <table:table-row table:style-name="ro1">
          <table:table-cell/>
          <table:table-cell table:style-name="ce17"/>
          <table:table-cell office:value-type="string" table:style-name="ce17">
            <text:p>Bilanzsteuerrecht</text:p>
          </table:table-cell>
          <table:table-cell office:value-type="string" table:style-name="ce1">
            <text:p>hbfm10006</text:p>
          </table:table-cell>
          <table:table-cell table:number-columns-repeated="2" table:style-name="ce1"/>
          <table:table-cell office:value-type="string" office:string-value="Bilanzsteuerrechthbfm10006" table:formula="of:=[.C6]&amp;[.D6]" table:style-name="ce1">
            <text:p>Bilanzsteuerrechthbfm10006</text:p>
          </table:table-cell>
          <table:table-cell table:number-columns-repeated="16377" table:style-name="ce1"/>
        </table:table-row>
        <table:table-row table:style-name="ro1">
          <table:table-cell/>
          <table:table-cell table:style-name="ce17"/>
          <table:table-cell office:value-type="string" table:style-name="ce17">
            <text:p>Corporate Finance</text:p>
          </table:table-cell>
          <table:table-cell office:value-type="string" table:style-name="ce1">
            <text:p>hbfm10007</text:p>
          </table:table-cell>
          <table:table-cell table:number-columns-repeated="2" table:style-name="ce1"/>
          <table:table-cell office:value-type="string" office:string-value="Corporate Financehbfm10007" table:formula="of:=[.C7]&amp;[.D7]" table:style-name="ce1">
            <text:p>Corporate Financehbfm10007</text:p>
          </table:table-cell>
          <table:table-cell table:number-columns-repeated="16377" table:style-name="ce1"/>
        </table:table-row>
        <table:table-row table:style-name="ro1">
          <table:table-cell/>
          <table:table-cell table:style-name="ce17"/>
          <table:table-cell office:value-type="string" table:style-name="ce17">
            <text:p>Rechnungslegung</text:p>
          </table:table-cell>
          <table:table-cell office:value-type="string" table:style-name="ce1">
            <text:p>hbfm10008</text:p>
          </table:table-cell>
          <table:table-cell table:number-columns-repeated="2" table:style-name="ce1"/>
          <table:table-cell office:value-type="string" office:string-value="Rechnungslegunghbfm10008" table:formula="of:=[.C8]&amp;[.D8]" table:style-name="ce1">
            <text:p>Rechnungslegunghbfm10008</text:p>
          </table:table-cell>
          <table:table-cell table:number-columns-repeated="16377" table:style-name="ce1"/>
        </table:table-row>
        <table:table-row table:style-name="ro1">
          <table:table-cell/>
          <table:table-cell table:style-name="ce17"/>
          <table:table-cell office:value-type="string" table:style-name="ce17">
            <text:p>M&amp;A</text:p>
          </table:table-cell>
          <table:table-cell office:value-type="string" table:style-name="ce1">
            <text:p>hbfm10009</text:p>
          </table:table-cell>
          <table:table-cell table:number-columns-repeated="2" table:style-name="ce1"/>
          <table:table-cell office:value-type="string" office:string-value="M&amp;Ahbfm10009" table:formula="of:=[.C9]&amp;[.D9]" table:style-name="ce1">
            <text:p>M&amp;Ahbfm10009</text:p>
          </table:table-cell>
          <table:table-cell table:number-columns-repeated="16377" table:style-name="ce1"/>
        </table:table-row>
        <table:table-row table:style-name="ro1">
          <table:table-cell/>
          <table:table-cell table:style-name="ce17"/>
          <table:table-cell office:value-type="string" table:style-name="ce17">
            <text:p>Unternehmensbewertung</text:p>
          </table:table-cell>
          <table:table-cell office:value-type="string" table:style-name="ce1">
            <text:p>hbfm10010</text:p>
          </table:table-cell>
          <table:table-cell table:number-columns-repeated="2" table:style-name="ce1"/>
          <table:table-cell office:value-type="string" office:string-value="Unternehmensbewertunghbfm10010" table:formula="of:=[.C10]&amp;[.D10]" table:style-name="ce1">
            <text:p>Unternehmensbewertunghbfm10010</text:p>
          </table:table-cell>
          <table:table-cell table:style-name="ce1"/>
          <table:table-cell table:style-name="ce20"/>
          <table:table-cell table:number-columns-repeated="16375"/>
        </table:table-row>
        <table:table-row table:style-name="ro1">
          <table:table-cell/>
          <table:table-cell office:value-type="string" table:style-name="ce17">
            <text:p>Compliance</text:p>
          </table:table-cell>
          <table:table-cell table:style-name="ce17"/>
          <table:table-cell office:value-type="string" table:style-name="ce18">
            <text:p>hbfm10011</text:p>
          </table:table-cell>
          <table:table-cell table:number-columns-repeated="2" table:style-name="ce1"/>
          <table:table-cell office:value-type="string" office:string-value="Compliancehbfm10011" table:formula="of:=[.B11]&amp;[.D11]" table:style-name="ce1">
            <text:p>Compliancehbfm10011</text:p>
          </table:table-cell>
          <table:table-cell table:number-columns-repeated="16377" table:style-name="ce1"/>
        </table:table-row>
        <table:table-row table:style-name="ro1">
          <table:table-cell/>
          <table:table-cell table:style-name="ce17"/>
          <table:table-cell office:value-type="string" table:style-name="ce17">
            <text:p>Aufsichtsrat/Beirat<text:s/></text:p>
          </table:table-cell>
          <table:table-cell office:value-type="string" table:style-name="ce18">
            <text:p>hbfm10012</text:p>
          </table:table-cell>
          <table:table-cell table:number-columns-repeated="2" table:style-name="ce1"/>
          <table:table-cell office:value-type="string" office:string-value="Aufsichtsrat/Beirat hbfm10012" table:formula="of:=[.C12]&amp;[.D12]" table:style-name="ce1">
            <text:p>Aufsichtsrat/Beirat hbfm10012</text:p>
          </table:table-cell>
          <table:table-cell table:number-columns-repeated="16377" table:style-name="ce1"/>
        </table:table-row>
        <table:table-row table:style-name="ro1">
          <table:table-cell/>
          <table:table-cell table:style-name="ce17"/>
          <table:table-cell office:value-type="string" table:style-name="ce17">
            <text:p>Unternehmensführung</text:p>
          </table:table-cell>
          <table:table-cell office:value-type="string" table:style-name="ce18">
            <text:p>hbfm10013</text:p>
          </table:table-cell>
          <table:table-cell table:number-columns-repeated="2" table:style-name="ce1"/>
          <table:table-cell office:value-type="string" office:string-value="Unternehmensführunghbfm10013" table:formula="of:=[.C13]&amp;[.D13]" table:style-name="ce1">
            <text:p>Unternehmensführunghbfm10013</text:p>
          </table:table-cell>
          <table:table-cell table:number-columns-repeated="16377" table:style-name="ce1"/>
        </table:table-row>
        <table:table-row table:style-name="ro1">
          <table:table-cell/>
          <table:table-cell office:value-type="string" table:style-name="ce17">
            <text:p>Corporate Governance</text:p>
          </table:table-cell>
          <table:table-cell table:style-name="ce17"/>
          <table:table-cell office:value-type="string" table:style-name="ce18">
            <text:p>hbfm10014</text:p>
          </table:table-cell>
          <table:table-cell table:number-columns-repeated="2" table:style-name="ce1"/>
          <table:table-cell office:value-type="string" office:string-value="Corporate Governancehbfm10014" table:formula="of:=[.B14]&amp;[.D14]" table:style-name="ce1">
            <text:p>Corporate Governancehbfm10014</text:p>
          </table:table-cell>
          <table:table-cell table:number-columns-repeated="16377" table:style-name="ce1"/>
        </table:table-row>
        <table:table-row table:style-name="ro1">
          <table:table-cell/>
          <table:table-cell table:style-name="ce17"/>
          <table:table-cell office:value-type="string" table:style-name="ce17">
            <text:p>Aufsichtsrat/Beirat</text:p>
          </table:table-cell>
          <table:table-cell office:value-type="string" table:style-name="ce18">
            <text:p>hbfm10015</text:p>
          </table:table-cell>
          <table:table-cell table:number-columns-repeated="2" table:style-name="ce1"/>
          <table:table-cell office:value-type="string" office:string-value="Aufsichtsrat/Beirathbfm10015" table:formula="of:=[.C15]&amp;[.D15]" table:style-name="ce1">
            <text:p>Aufsichtsrat/Beirathbfm10015</text:p>
          </table:table-cell>
          <table:table-cell table:number-columns-repeated="16377" table:style-name="ce1"/>
        </table:table-row>
        <table:table-row table:style-name="ro1">
          <table:table-cell/>
          <table:table-cell table:style-name="ce17"/>
          <table:table-cell office:value-type="string" table:style-name="ce17">
            <text:p>Compliance<text:s/></text:p>
          </table:table-cell>
          <table:table-cell office:value-type="string" table:style-name="ce18">
            <text:p>hbfm10016</text:p>
          </table:table-cell>
          <table:table-cell table:number-columns-repeated="2" table:style-name="ce1"/>
          <table:table-cell office:value-type="string" office:string-value="Compliance hbfm10016" table:formula="of:=[.C16]&amp;[.D16]" table:style-name="ce1">
            <text:p>Compliance hbfm10016</text:p>
          </table:table-cell>
          <table:table-cell table:number-columns-repeated="16377" table:style-name="ce1"/>
        </table:table-row>
        <table:table-row table:style-name="ro1">
          <table:table-cell/>
          <table:table-cell office:value-type="string" table:style-name="ce17">
            <text:p>Datenschutz</text:p>
          </table:table-cell>
          <table:table-cell table:style-name="ce17"/>
          <table:table-cell office:value-type="string" table:style-name="ce18">
            <text:p>hbfm10017</text:p>
          </table:table-cell>
          <table:table-cell table:number-columns-repeated="2" table:style-name="ce1"/>
          <table:table-cell office:value-type="string" office:string-value="Datenschutzhbfm10017" table:formula="of:=[.B17]&amp;[.D17]" table:style-name="ce1">
            <text:p>Datenschutzhbfm10017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7">
            <text:p>Management</text:p>
          </table:table-cell>
          <table:table-cell table:style-name="ce17"/>
          <table:table-cell office:value-type="string" table:style-name="ce18">
            <text:p>hbfm10018</text:p>
          </table:table-cell>
          <table:table-cell table:number-columns-repeated="2" table:style-name="ce1"/>
          <table:table-cell office:value-type="string" office:string-value="Managementhbfm10018" table:formula="of:=[.B18]&amp;[.D18]" table:style-name="ce1">
            <text:p>Managementhbfm10018</text:p>
          </table:table-cell>
          <table:table-cell table:number-columns-repeated="16377"/>
        </table:table-row>
        <table:table-row table:style-name="ro1">
          <table:table-cell/>
          <table:table-cell table:style-name="ce17"/>
          <table:table-cell office:value-type="string" table:style-name="ce19">
            <text:p>Aufsichtsrat/Beirat</text:p>
          </table:table-cell>
          <table:table-cell office:value-type="string" table:style-name="ce18">
            <text:p>hbfm10019</text:p>
          </table:table-cell>
          <table:table-cell table:number-columns-repeated="2" table:style-name="ce1"/>
          <table:table-cell office:value-type="string" office:string-value="Aufsichtsrat/Beirathbfm10019" table:formula="of:=[.C19]&amp;[.D19]" table:style-name="ce1">
            <text:p>Aufsichtsrat/Beirathbfm10019</text:p>
          </table:table-cell>
          <table:table-cell table:number-columns-repeated="16377"/>
        </table:table-row>
        <table:table-row table:style-name="ro1">
          <table:table-cell/>
          <table:table-cell table:style-name="ce17"/>
          <table:table-cell office:value-type="string" table:style-name="ce17">
            <text:p>Change Management</text:p>
          </table:table-cell>
          <table:table-cell office:value-type="string" table:style-name="ce18">
            <text:p>hbfm10020</text:p>
          </table:table-cell>
          <table:table-cell table:number-columns-repeated="2" table:style-name="ce1"/>
          <table:table-cell office:value-type="string" office:string-value="Change Managementhbfm10020" table:formula="of:=[.C20]&amp;[.D20]" table:style-name="ce1">
            <text:p>Change Managementhbfm10020</text:p>
          </table:table-cell>
          <table:table-cell table:number-columns-repeated="16377"/>
        </table:table-row>
        <table:table-row table:style-name="ro1">
          <table:table-cell/>
          <table:table-cell table:style-name="ce17"/>
          <table:table-cell office:value-type="string" table:style-name="ce17">
            <text:p>Familienunternehmen</text:p>
          </table:table-cell>
          <table:table-cell office:value-type="string" table:style-name="ce18">
            <text:p>hbfm10021</text:p>
          </table:table-cell>
          <table:table-cell table:number-columns-repeated="2" table:style-name="ce1"/>
          <table:table-cell office:value-type="string" office:string-value="Familienunternehmenhbfm10021" table:formula="of:=[.C21]&amp;[.D21]" table:style-name="ce1">
            <text:p>Familienunternehmenhbfm10021</text:p>
          </table:table-cell>
          <table:table-cell table:number-columns-repeated="16377"/>
        </table:table-row>
        <table:table-row table:style-name="ro1">
          <table:table-cell/>
          <table:table-cell table:style-name="ce17"/>
          <table:table-cell office:value-type="string" table:style-name="ce17">
            <text:p>Leadership</text:p>
          </table:table-cell>
          <table:table-cell office:value-type="string" table:style-name="ce18">
            <text:p>hbfm10022</text:p>
          </table:table-cell>
          <table:table-cell table:number-columns-repeated="2" table:style-name="ce1"/>
          <table:table-cell office:value-type="string" office:string-value="Leadershiphbfm10022" table:formula="of:=[.C22]&amp;[.D22]" table:style-name="ce1">
            <text:p>Leadershiphbfm10022</text:p>
          </table:table-cell>
          <table:table-cell table:number-columns-repeated="16377"/>
        </table:table-row>
        <table:table-row table:style-name="ro1">
          <table:table-cell/>
          <table:table-cell table:style-name="ce17"/>
          <table:table-cell office:value-type="string" table:style-name="ce17">
            <text:p>Personal</text:p>
          </table:table-cell>
          <table:table-cell office:value-type="string" table:style-name="ce18">
            <text:p>hbfm10023</text:p>
          </table:table-cell>
          <table:table-cell table:number-columns-repeated="2" table:style-name="ce1"/>
          <table:table-cell office:value-type="string" office:string-value="Personalhbfm10023" table:formula="of:=[.C23]&amp;[.D23]" table:style-name="ce1">
            <text:p>Personalhbfm10023</text:p>
          </table:table-cell>
          <table:table-cell table:number-columns-repeated="16377"/>
        </table:table-row>
        <table:table-row table:style-name="ro1">
          <table:table-cell/>
          <table:table-cell table:style-name="ce17"/>
          <table:table-cell office:value-type="string" table:style-name="ce17">
            <text:p>Risikomanagement<text:s/></text:p>
          </table:table-cell>
          <table:table-cell office:value-type="string" table:style-name="ce18">
            <text:p>hbfm10024</text:p>
          </table:table-cell>
          <table:table-cell table:number-columns-repeated="2" table:style-name="ce1"/>
          <table:table-cell office:value-type="string" office:string-value="Risikomanagement hbfm10024" table:formula="of:=[.C24]&amp;[.D24]" table:style-name="ce1">
            <text:p>Risikomanagement hbfm10024</text:p>
          </table:table-cell>
          <table:table-cell table:number-columns-repeated="16377"/>
        </table:table-row>
        <table:table-row table:style-name="ro1">
          <table:table-cell/>
          <table:table-cell table:style-name="ce17"/>
          <table:table-cell office:value-type="string" table:style-name="ce17">
            <text:p>Softskills</text:p>
          </table:table-cell>
          <table:table-cell office:value-type="string" table:style-name="ce18">
            <text:p>hbfm10025</text:p>
          </table:table-cell>
          <table:table-cell table:number-columns-repeated="2" table:style-name="ce1"/>
          <table:table-cell office:value-type="string" office:string-value="Softskillshbfm10025" table:formula="of:=[.C25]&amp;[.D25]" table:style-name="ce1">
            <text:p>Softskillshbfm10025</text:p>
          </table:table-cell>
          <table:table-cell table:number-columns-repeated="16377"/>
        </table:table-row>
        <table:table-row table:style-name="ro1">
          <table:table-cell/>
          <table:table-cell table:style-name="ce17"/>
          <table:table-cell office:value-type="string" table:style-name="ce17">
            <text:p>Unternehmensführung</text:p>
          </table:table-cell>
          <table:table-cell office:value-type="string" table:style-name="ce18">
            <text:p>hbfm10026</text:p>
          </table:table-cell>
          <table:table-cell table:number-columns-repeated="2" table:style-name="ce1"/>
          <table:table-cell office:value-type="string" office:string-value="Unternehmensführunghbfm10026" table:formula="of:=[.C26]&amp;[.D26]" table:style-name="ce1">
            <text:p>Unternehmensführunghbfm10026</text:p>
          </table:table-cell>
          <table:table-cell table:number-columns-repeated="16377"/>
        </table:table-row>
        <table:table-row table:style-name="ro1">
          <table:table-cell/>
          <table:table-cell table:style-name="ce17"/>
          <table:table-cell office:value-type="string" table:style-name="ce17">
            <text:p>Unternehmensnachfolge</text:p>
          </table:table-cell>
          <table:table-cell office:value-type="string" table:style-name="ce18">
            <text:p>hbfm10027</text:p>
          </table:table-cell>
          <table:table-cell table:number-columns-repeated="2" table:style-name="ce1"/>
          <table:table-cell office:value-type="string" office:string-value="Unternehmensnachfolgehbfm10027" table:formula="of:=[.C27]&amp;[.D27]" table:style-name="ce1">
            <text:p>Unternehmensnachfolgehbfm10027</text:p>
          </table:table-cell>
          <table:table-cell table:number-columns-repeated="16377"/>
        </table:table-row>
        <table:table-row table:number-rows-repeated="1048549" table:style-name="ro1">
          <table:table-cell table:number-columns-repeated="16384"/>
        </table:table-row>
      </table:table>
      <table:database-ranges>
        <table:database-range table:target-range-address="Tabelle1.A2:Tabelle1.M343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Verdana" svg:font-family="Verdana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929</meta:generator>
    <dc:title/>
    <dc:description/>
    <dc:subject/>
    <meta:initial-creator>Westhues, Simon</meta:initial-creator>
    <dc:creator>Stefan Maibücher</dc:creator>
    <meta:creation-date>2018-12-20T14:19:56Z</meta:creation-date>
    <dc:date>2020-03-31T10:23:01Z</dc:date>
    <meta:editing-duration>PT0S</meta:editing-duration>
  </office:meta>
</office:document-meta>
</file>